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44.84mm"/>
    </style:style>
    <style:style style:name="co3" style:family="table-column">
      <style:table-column-properties fo:break-before="auto" style:column-width="21.41mm"/>
    </style:style>
    <style:style style:name="co4" style:family="table-column">
      <style:table-column-properties fo:break-before="auto" style:column-width="51.06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17mm"/>
    </style:style>
    <style:style style:name="co8" style:family="table-column">
      <style:table-column-properties fo:break-before="auto" style:column-width="14.18mm"/>
    </style:style>
    <style:style style:name="co9" style:family="table-column">
      <style:table-column-properties fo:break-before="auto" style:column-width="13.44mm"/>
    </style:style>
    <style:style style:name="co10" style:family="table-column">
      <style:table-column-properties fo:break-before="auto" style:column-width="12.6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19.91mm"/>
    </style:style>
    <style:style style:name="co13" style:family="table-column">
      <style:table-column-properties fo:break-before="auto" style:column-width="17.92mm"/>
    </style:style>
    <style:style style:name="co14" style:family="table-column">
      <style:table-column-properties fo:break-before="auto" style:column-width="25.15mm"/>
    </style:style>
    <style:style style:name="co15" style:family="table-column">
      <style:table-column-properties fo:break-before="auto" style:column-width="55.54mm"/>
    </style:style>
    <style:style style:name="co16" style:family="table-column">
      <style:table-column-properties fo:break-before="auto" style:column-width="22.91mm"/>
    </style:style>
    <style:style style:name="co17" style:family="table-column">
      <style:table-column-properties fo:break-before="auto" style:column-width="21.66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31.87mm"/>
    </style:style>
    <style:style style:name="co20" style:family="table-column">
      <style:table-column-properties fo:break-before="auto" style:column-width="23.16mm"/>
    </style:style>
    <style:style style:name="co21" style:family="table-column">
      <style:table-column-properties fo:break-before="auto" style:column-width="28.13mm"/>
    </style:style>
    <style:style style:name="co22" style:family="table-column">
      <style:table-column-properties fo:break-before="auto" style:column-width="17.67mm"/>
    </style:style>
    <style:style style:name="co23" style:family="table-column">
      <style:table-column-properties fo:break-before="auto" style:column-width="32.88mm"/>
    </style:style>
    <style:style style:name="co24" style:family="table-column">
      <style:table-column-properties fo:break-before="auto" style:column-width="27.15mm"/>
    </style:style>
    <style:style style:name="co25" style:family="table-column">
      <style:table-column-properties fo:break-before="auto" style:column-width="34.87mm"/>
    </style:style>
    <style:style style:name="co26" style:family="table-column">
      <style:table-column-properties fo:break-before="auto" style:column-width="38.1mm"/>
    </style:style>
    <style:style style:name="co27" style:family="table-column">
      <style:table-column-properties fo:break-before="auto" style:column-width="55.3mm"/>
    </style:style>
    <style:style style:name="co28" style:family="table-column">
      <style:table-column-properties fo:break-before="auto" style:column-width="27.64mm"/>
    </style:style>
    <style:style style:name="co29" style:family="table-column">
      <style:table-column-properties fo:break-before="auto" style:column-width="28.38mm"/>
    </style:style>
    <style:style style:name="co30" style:family="table-column">
      <style:table-column-properties fo:break-before="auto" style:column-width="70.49mm"/>
    </style:style>
    <style:style style:name="co31" style:family="table-column">
      <style:table-column-properties fo:break-before="auto" style:column-width="22.15mm"/>
    </style:style>
    <style:style style:name="co32" style:family="table-column">
      <style:table-column-properties fo:break-before="auto" style:column-width="29.63mm"/>
    </style:style>
    <style:style style:name="co33" style:family="table-column">
      <style:table-column-properties fo:break-before="auto" style:column-width="21.91mm"/>
    </style:style>
    <style:style style:name="co34" style:family="table-column">
      <style:table-column-properties fo:break-before="auto" style:column-width="53.8mm"/>
    </style:style>
    <style:style style:name="co35" style:family="table-column">
      <style:table-column-properties fo:break-before="auto" style:column-width="11.94mm"/>
    </style:style>
    <style:style style:name="co36" style:family="table-column">
      <style:table-column-properties fo:break-before="auto" style:column-width="17.73mm"/>
    </style:style>
    <style:style style:name="co37" style:family="table-column">
      <style:table-column-properties fo:break-before="auto" style:column-width="36.87mm"/>
    </style:style>
    <style:style style:name="co38" style:family="table-column">
      <style:table-column-properties fo:break-before="auto" style:column-width="87.93mm"/>
    </style:style>
    <style:style style:name="co39" style:family="table-column">
      <style:table-column-properties fo:break-before="auto" style:column-width="10.69mm"/>
    </style:style>
    <style:style style:name="co40" style:family="table-column">
      <style:table-column-properties fo:break-before="auto" style:column-width="37.36mm"/>
    </style:style>
    <style:style style:name="co41" style:family="table-column">
      <style:table-column-properties fo:break-before="auto" style:column-width="92.67mm"/>
    </style:style>
    <style:style style:name="co42" style:family="table-column">
      <style:table-column-properties fo:break-before="auto" style:column-width="22.65mm"/>
    </style:style>
    <style:style style:name="co43" style:family="table-column">
      <style:table-column-properties fo:break-before="auto" style:column-width="73.73mm"/>
    </style:style>
    <style:style style:name="co44" style:family="table-column">
      <style:table-column-properties fo:break-before="auto" style:column-width="26.14mm"/>
    </style:style>
    <style:style style:name="co45" style:family="table-column">
      <style:table-column-properties fo:break-before="auto" style:column-width="25.89mm"/>
    </style:style>
    <style:style style:name="co46" style:family="table-column">
      <style:table-column-properties fo:break-before="auto" style:column-width="33.37mm"/>
    </style:style>
    <style:style style:name="co47" style:family="table-column">
      <style:table-column-properties fo:break-before="auto" style:column-width="75.4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17.2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10.39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15.68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23.28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88mm" fo:break-before="auto" style:use-optimal-row-height="false"/>
    </style:style>
    <style:style style:name="ro12" style:family="table-row">
      <style:table-row-properties style:row-height="18.26mm" fo:break-before="auto" style:use-optimal-row-height="false"/>
    </style:style>
    <style:style style:name="ro13" style:family="table-row">
      <style:table-row-properties style:row-height="13.49mm" fo:break-before="auto" style:use-optimal-row-height="false"/>
    </style:style>
    <style:style style:name="ro14" style:family="table-row">
      <style:table-row-properties style:row-height="11.64mm" fo:break-before="auto" style:use-optimal-row-height="false"/>
    </style:style>
    <style:style style:name="ro15" style:family="table-row">
      <style:table-row-properties style:row-height="8.68mm" fo:break-before="auto" style:use-optimal-row-height="false"/>
    </style:style>
    <style:style style:name="ro16" style:family="table-row">
      <style:table-row-properties style:row-height="21.17mm" fo:break-before="auto" style:use-optimal-row-height="false"/>
    </style:style>
    <style:style style:name="ro17" style:family="table-row">
      <style:table-row-properties style:row-height="19.31mm" fo:break-before="auto" style:use-optimal-row-height="false"/>
    </style:style>
    <style:style style:name="ro18" style:family="table-row">
      <style:table-row-properties style:row-height="17.99mm" fo:break-before="auto" style:use-optimal-row-height="false"/>
    </style:style>
    <style:style style:name="ro19" style:family="table-row">
      <style:table-row-properties style:row-height="8.27mm" fo:break-before="auto" style:use-optimal-row-height="false"/>
    </style:style>
    <style:style style:name="ro20" style:family="table-row">
      <style:table-row-properties style:row-height="9.79mm" fo:break-before="auto" style:use-optimal-row-height="false"/>
    </style:style>
    <style:style style:name="ro21" style:family="table-row">
      <style:table-row-properties style:row-height="9mm" fo:break-before="auto" style:use-optimal-row-height="false"/>
    </style:style>
    <style:style style:name="ro22" style:family="table-row">
      <style:table-row-properties style:row-height="8.8mm" fo:break-before="auto" style:use-optimal-row-height="false"/>
    </style:style>
    <style:style style:name="ro23" style:family="table-row">
      <style:table-row-properties style:row-height="18.79mm" fo:break-before="auto" style:use-optimal-row-height="false"/>
    </style:style>
    <style:style style:name="ro24" style:family="table-row">
      <style:table-row-properties style:row-height="20.64mm" fo:break-before="auto" style:use-optimal-row-height="false"/>
    </style:style>
    <style:style style:name="ro25" style:family="table-row">
      <style:table-row-properties style:row-height="19.58mm" fo:break-before="auto" style:use-optimal-row-height="false"/>
    </style:style>
    <style:style style:name="ro26" style:family="table-row">
      <style:table-row-properties style:row-height="26.19mm" fo:break-before="auto" style:use-optimal-row-height="false"/>
    </style:style>
    <style:style style:name="ro27" style:family="table-row">
      <style:table-row-properties style:row-height="20.9mm" fo:break-before="auto" style:use-optimal-row-height="false"/>
    </style:style>
    <style:style style:name="ro28" style:family="table-row">
      <style:table-row-properties style:row-height="17.73mm" fo:break-before="auto" style:use-optimal-row-height="false"/>
    </style:style>
    <style:style style:name="ro29" style:family="table-row">
      <style:table-row-properties style:row-height="19.05mm" fo:break-before="auto" style:use-optimal-row-height="false"/>
    </style:style>
    <style:style style:name="ro30" style:family="table-row">
      <style:table-row-properties style:row-height="16.4mm" fo:break-before="auto" style:use-optimal-row-height="false"/>
    </style:style>
    <style:style style:name="ro31" style:family="table-row">
      <style:table-row-properties style:row-height="15.35mm" fo:break-before="auto" style:use-optimal-row-height="false"/>
    </style:style>
    <style:style style:name="ro32" style:family="table-row">
      <style:table-row-properties style:row-height="16.93mm" fo:break-before="auto" style:use-optimal-row-height="false"/>
    </style:style>
    <style:style style:name="ro33" style:family="table-row">
      <style:table-row-properties style:row-height="17.46mm" fo:break-before="auto" style:use-optimal-row-height="false"/>
    </style:style>
    <style:style style:name="ro34" style:family="table-row">
      <style:table-row-properties style:row-height="18.52mm" fo:break-before="auto" style:use-optimal-row-height="false"/>
    </style:style>
    <style:style style:name="ro35" style:family="table-row">
      <style:table-row-properties style:row-height="12.44mm" fo:break-before="auto" style:use-optimal-row-height="false"/>
    </style:style>
    <style:style style:name="ro36" style:family="table-row">
      <style:table-row-properties style:row-height="7.94mm" fo:break-before="auto" style:use-optimal-row-height="false"/>
    </style:style>
    <style:style style:name="ro37" style:family="table-row">
      <style:table-row-properties style:row-height="7.14mm" fo:break-before="auto" style:use-optimal-row-height="false"/>
    </style:style>
    <style:style style:name="ro38" style:family="table-row">
      <style:table-row-properties style:row-height="11.11mm" fo:break-before="auto" style:use-optimal-row-height="false"/>
    </style:style>
    <style:style style:name="ro39" style:family="table-row">
      <style:table-row-properties style:row-height="5.82mm" fo:break-before="auto" style:use-optimal-row-height="false"/>
    </style:style>
    <style:style style:name="ro40" style:family="table-row">
      <style:table-row-properties style:row-height="6.88mm" fo:break-before="auto" style:use-optimal-row-height="false"/>
    </style:style>
    <style:style style:name="ro41" style:family="table-row">
      <style:table-row-properties style:row-height="7.67mm" fo:break-before="auto" style:use-optimal-row-height="false"/>
    </style:style>
    <style:style style:name="ro42" style:family="table-row">
      <style:table-row-properties style:row-height="7.41mm" fo:break-before="auto" style:use-optimal-row-height="false"/>
    </style:style>
    <style:style style:name="ro43" style:family="table-row">
      <style:table-row-properties style:row-height="10.85mm" fo:break-before="auto" style:use-optimal-row-height="false"/>
    </style:style>
    <style:style style:name="ro44" style:family="table-row">
      <style:table-row-properties style:row-height="11.38mm" fo:break-before="auto" style:use-optimal-row-height="false"/>
    </style:style>
    <style:style style:name="ro45" style:family="table-row">
      <style:table-row-properties style:row-height="11.64mm" fo:break-before="auto" style:use-optimal-row-height="false"/>
    </style:style>
    <style:style style:name="ro46" style:family="table-row">
      <style:table-row-properties style:row-height="12.17mm" fo:break-before="auto" style:use-optimal-row-height="false"/>
    </style:style>
    <style:style style:name="ro47" style:family="table-row">
      <style:table-row-properties style:row-height="11.91mm" fo:break-before="auto" style:use-optimal-row-height="false"/>
    </style:style>
    <style:style style:name="ro48" style:family="table-row">
      <style:table-row-properties style:row-height="12.96mm" fo:break-before="auto" style:use-optimal-row-height="false"/>
    </style:style>
    <style:style style:name="ro49" style:family="table-row">
      <style:table-row-properties style:row-height="6.61mm" fo:break-before="auto" style:use-optimal-row-height="false"/>
    </style:style>
    <style:style style:name="ro50" style:family="table-row">
      <style:table-row-properties style:row-height="6.35mm" fo:break-before="auto" style:use-optimal-row-height="false"/>
    </style:style>
    <style:style style:name="ro51" style:family="table-row">
      <style:table-row-properties style:row-height="6.09mm" fo:break-before="auto" style:use-optimal-row-height="false"/>
    </style:style>
    <style:style style:name="ro52" style:family="table-row">
      <style:table-row-properties style:row-height="8.73mm" fo:break-before="auto" style:use-optimal-row-height="false"/>
    </style:style>
    <style:style style:name="ro53" style:family="table-row">
      <style:table-row-properties style:row-height="8.47mm" fo:break-before="auto" style:use-optimal-row-height="false"/>
    </style:style>
    <style:style style:name="ro54" style:family="table-row">
      <style:table-row-properties style:row-height="13.23mm" fo:break-before="auto" style:use-optimal-row-height="false"/>
    </style:style>
    <style:style style:name="ro55" style:family="table-row">
      <style:table-row-properties style:row-height="13.76mm" fo:break-before="auto" style:use-optimal-row-height="false"/>
    </style:style>
    <style:style style:name="ro56" style:family="table-row">
      <style:table-row-properties style:row-height="10.32mm" fo:break-before="auto" style:use-optimal-row-height="false"/>
    </style:style>
    <style:style style:name="ro57" style:family="table-row">
      <style:table-row-properties style:row-height="16.14mm" fo:break-before="auto" style:use-optimal-row-height="false"/>
    </style:style>
    <style:style style:name="ro58" style:family="table-row">
      <style:table-row-properties style:row-height="24.34mm" fo:break-before="auto" style:use-optimal-row-height="false"/>
    </style:style>
    <style:style style:name="ro59" style:family="table-row">
      <style:table-row-properties style:row-height="17.46mm" fo:break-before="auto" style:use-optimal-row-height="false"/>
    </style:style>
    <style:style style:name="ro60" style:family="table-row">
      <style:table-row-properties style:row-height="14.82mm" fo:break-before="auto" style:use-optimal-row-height="false"/>
    </style:style>
    <style:style style:name="ro61" style:family="table-row">
      <style:table-row-properties style:row-height="23.28mm" fo:break-before="auto" style:use-optimal-row-height="false"/>
    </style:style>
    <style:style style:name="ro62" style:family="table-row">
      <style:table-row-properties style:row-height="19.84mm" fo:break-before="auto" style:use-optimal-row-height="false"/>
    </style:style>
    <style:style style:name="ro63" style:family="table-row">
      <style:table-row-properties style:row-height="24.61mm" fo:break-before="auto" style:use-optimal-row-height="false"/>
    </style:style>
    <style:style style:name="ro64" style:family="table-row">
      <style:table-row-properties style:row-height="15.08mm" fo:break-before="auto" style:use-optimal-row-height="false"/>
    </style:style>
    <style:style style:name="ro65" style:family="table-row">
      <style:table-row-properties style:row-height="23.02mm" fo:break-before="auto" style:use-optimal-row-height="false"/>
    </style:style>
    <style:style style:name="ro66" style:family="table-row">
      <style:table-row-properties style:row-height="29.9mm" fo:break-before="auto" style:use-optimal-row-height="false"/>
    </style:style>
    <style:style style:name="ro67" style:family="table-row">
      <style:table-row-properties style:row-height="23.55mm" fo:break-before="auto" style:use-optimal-row-height="false"/>
    </style:style>
    <style:style style:name="ro68" style:family="table-row">
      <style:table-row-properties style:row-height="46.3mm" fo:break-before="auto" style:use-optimal-row-height="false"/>
    </style:style>
    <style:style style:name="ro69" style:family="table-row">
      <style:table-row-properties style:row-height="22.23mm" fo:break-before="auto" style:use-optimal-row-height="false"/>
    </style:style>
    <style:style style:name="ro70" style:family="table-row">
      <style:table-row-properties style:row-height="14.55mm" fo:break-before="auto" style:use-optimal-row-height="false"/>
    </style:style>
    <style:style style:name="ro71" style:family="table-row">
      <style:table-row-properties style:row-height="14.29mm" fo:break-before="auto" style:use-optimal-row-height="false"/>
    </style:style>
    <style:style style:name="ro72" style:family="table-row">
      <style:table-row-properties style:row-height="25.4mm" fo:break-before="auto" style:use-optimal-row-height="false"/>
    </style:style>
    <style:style style:name="ro73" style:family="table-row">
      <style:table-row-properties style:row-height="29.37mm" fo:break-before="auto" style:use-optimal-row-height="false"/>
    </style:style>
    <style:style style:name="ta1" style:family="table" style:master-page-name="PageStyle_5f_101--2--季報">
      <style:table-properties table:display="true" style:writing-mode="lr-tb"/>
    </style:style>
    <style:style style:name="ta2" style:family="table" style:master-page-name="PageStyle_5f_102送審計-學校設備">
      <style:table-properties table:display="true" style:writing-mode="lr-tb"/>
    </style:style>
    <style:style style:name="ta3" style:family="table" style:master-page-name="PageStyle_5f_100年度半年報_28_上_29_">
      <style:table-properties table:display="true" style:writing-mode="lr-tb"/>
    </style:style>
    <style:style style:name="ta4" style:family="table" style:master-page-name="PageStyle_5f_100年度半年報_28_下_29_">
      <style:table-properties table:display="true" style:writing-mode="lr-tb"/>
    </style:style>
    <style:style style:name="ta5" style:family="table" style:master-page-name="PageStyle_5f__203b_101.06報送">
      <style:table-properties table:display="true" style:writing-mode="lr-tb"/>
    </style:style>
    <style:style style:name="ta6" style:family="table" style:master-page-name="PageStyle_5f_101.6">
      <style:table-properties table:display="true" style:writing-mode="lr-tb"/>
    </style:style>
    <style:style style:name="ta7" style:family="table" style:master-page-name="PageStyle_5f_105-6-設備">
      <style:table-properties table:display="true" style:writing-mode="lr-tb"/>
    </style:style>
    <style:style style:name="ta8" style:family="table" style:master-page-name="PageStyle_5f_105-6-工程">
      <style:table-properties table:display="true" style:writing-mode="lr-tb"/>
    </style:style>
    <style:style style:name="ta9" style:family="table" style:master-page-name="PageStyle_5f_105.06">
      <style:table-properties table:display="true" style:writing-mode="lr-tb"/>
    </style:style>
    <style:style style:name="ta10" style:family="table" style:master-page-name="PageStyle_5f_104.6">
      <style:table-properties table:display="true" style:writing-mode="lr-tb"/>
    </style:style>
    <style:style style:name="ta11" style:family="table" style:master-page-name="PageStyle_5f_103.06">
      <style:table-properties table:display="true" style:writing-mode="lr-tb"/>
    </style:style>
    <style:style style:name="ta12" style:family="table" style:master-page-name="PageStyle_5f_102.06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一般_5f_95考核表-1">
      <style:table-cell-properties style:glyph-orientation-vertical="0" fo:background-color="#ff99cc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" style:family="table-cell" style:parent-style-name="一般_5f_95考核表-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95考核表-1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一般_5f_95考核表-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padding="0.71mm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6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68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6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69">
      <style:table-cell-properties fo:padding="0.71mm"/>
    </style:style>
    <style:style style:name="ce55" style:family="table-cell" style:parent-style-name="Default" style:data-style-name="N167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6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67">
      <style:table-cell-properties fo:padding="0.71mm"/>
    </style:style>
    <style:style style:name="ce63" style:family="table-cell" style:parent-style-name="Default" style:data-style-name="N167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6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68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7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lr-tb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lr-tb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9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0.74pt solid #00000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一般_5f_95考核表-1">
      <style:table-cell-properties style:glyph-orientation-vertical="0" fo:background-color="#ff99cc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95考核表-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95考核表-1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95考核表-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6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 style:data-style-name="N16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lr-tb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lr-tb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3366ff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96" style:family="table-cell" style:parent-style-name="Default" style:data-style-name="N1004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9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 style:data-style-name="N3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9" style:family="table-cell" style:parent-style-name="Default" style:data-style-name="N3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3">
      <style:table-cell-properties fo:padding="0.71mm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一般_5f_95考核表-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5" style:family="table-cell" style:parent-style-name="一般_5f_95考核表-1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2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4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8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6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6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9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9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4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1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4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4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41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4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4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2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6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1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1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5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2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3mm" fo:min-width="26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3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3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6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3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3mm" fo:min-width="26.6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7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7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4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1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4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2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7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9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9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9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99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5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8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8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6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5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2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2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3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3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99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6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4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5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9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8.11mm" fo:min-width="48.3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6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8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3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53mm" fo:min-width="48.3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4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49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4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3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77mm" fo:min-width="26.9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9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48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7mm" fo:min-width="26.3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8.23mm" fo:min-width="10.6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.44mm" fo:min-width="23.4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.44mm" fo:min-width="47.3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9.24mm" fo:min-width="23.4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9.24mm" fo:min-width="47.3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12mm" fo:min-width="23.4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71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5.77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9.72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9.72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8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8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4.64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4.64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4.16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4.16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5.65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75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6.24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6.24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4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3.6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3.6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2.42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2.42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4.76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4.76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0.76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0.76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9.49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4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7.66mm" fo:min-width="26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5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69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2.09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3.05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0.11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0.11mm" fo:min-width="26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1.92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4.22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4.22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8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8.95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6.25mm" fo:min-width="26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6.25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76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1.85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4.31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9.63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6.56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4.78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9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3.72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1.02mm" fo:min-width="26.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5.72mm" fo:min-width="27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38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38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5.47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9mm" fo:min-width="26.8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28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.85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1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1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9.19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8.89mm" fo:min-width="26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0.77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0.3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2.85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2.85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7.88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7.88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5.19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5.19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7.4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02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02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0.9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7.49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7.49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3.84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3.84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9.08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9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9.08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0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3.22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3.22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4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4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75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75mm" fo:min-width="26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.69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1mm" fo:min-width="26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1mm" fo:min-width="26.8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101--2--季報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4"/>
        <table:table-column table:style-name="co3" table:default-cell-style-name="ce30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45"/>
        <table:table-column table:style-name="co7" table:default-cell-style-name="ce54"/>
        <table:table-column table:style-name="co8" table:default-cell-style-name="ce62"/>
        <table:table-column table:style-name="co9" table:default-cell-style-name="ce69"/>
        <table:table-column table:style-name="co10" table:default-cell-style-name="ce69"/>
        <table:table-column table:style-name="co11" table:default-cell-style-name="ce77"/>
        <table:table-column table:style-name="co1" table:default-cell-style-name="ce24"/>
        <table:table-column table:style-name="co12" table:default-cell-style-name="ce24"/>
        <table:table-column table:style-name="co13" table:number-columns-repeated="243" table:default-cell-style-name="ce24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基隆(市)政府101年度基本設施補助經費分配及執行成效明細表</text:p>
          </table:table-cell>
          <table:covered-table-cell table:number-columns-repeated="2" table:style-name="ce15"/>
          <table:covered-table-cell table:style-name="ce31"/>
          <table:covered-table-cell table:number-columns-repeated="2" table:style-name="ce32"/>
          <table:covered-table-cell table:number-columns-repeated="2" table:style-name="ce46"/>
          <table:covered-table-cell table:style-name="ce55"/>
          <table:covered-table-cell table:number-columns-repeated="2" table:style-name="ce63"/>
          <table:table-cell table:style-name="ce72"/>
          <table:table-cell table:style-name="ce15"/>
          <table:table-cell table:style-name="ce23" table:number-columns-repeated="1011"/>
        </table:table-row>
        <table:table-row table:style-name="ro1">
          <table:table-cell table:style-name="ce2" office:value-type="string" calcext:value-type="string" table:number-columns-spanned="11" table:number-rows-spanned="1">
            <text:p>至101年6月止</text:p>
          </table:table-cell>
          <table:covered-table-cell table:number-columns-repeated="2" table:style-name="ce15"/>
          <table:covered-table-cell table:number-columns-repeated="3" table:style-name="ce32"/>
          <table:covered-table-cell table:number-columns-repeated="2" table:style-name="ce46"/>
          <table:covered-table-cell table:style-name="ce55"/>
          <table:covered-table-cell table:number-columns-repeated="2" table:style-name="ce63"/>
          <table:table-cell table:style-name="ce72"/>
          <table:table-cell table:style-name="ce15"/>
          <table:table-cell table:style-name="ce23" table:number-columns-repeated="1011"/>
        </table:table-row>
        <table:table-row table:style-name="ro1">
          <table:table-cell table:style-name="ce3" office:value-type="string" calcext:value-type="string">
            <text:p>表3</text:p>
          </table:table-cell>
          <table:table-cell table:style-name="ce16" office:value-type="string" calcext:value-type="string" table:number-columns-spanned="10" table:number-rows-spanned="1">
            <text:p>(本表為季報表)</text:p>
          </table:table-cell>
          <table:covered-table-cell table:style-name="ce26"/>
          <table:covered-table-cell table:number-columns-repeated="2" table:style-name="ce33"/>
          <table:covered-table-cell table:style-name="ce15"/>
          <table:covered-table-cell table:number-columns-repeated="2" table:style-name="ce46"/>
          <table:covered-table-cell table:style-name="ce55"/>
          <table:covered-table-cell table:number-columns-repeated="2" table:style-name="ce63"/>
          <table:table-cell table:style-name="ce72"/>
          <table:table-cell table:style-name="ce78" office:value-type="string" calcext:value-type="string">
            <text:p>單位：千元</text:p>
          </table:table-cell>
          <table:table-cell table:style-name="ce23"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4">
            <text:p>計畫編號</text:p>
          </table:table-cell>
          <table:table-cell table:style-name="ce17" office:value-type="string" calcext:value-type="string" table:number-columns-spanned="1" table:number-rows-spanned="4">
            <text:p>計畫名稱</text:p>
          </table:table-cell>
          <table:table-cell table:style-name="ce27" office:value-type="string" calcext:value-type="string" table:number-columns-spanned="1" table:number-rows-spanned="4">
            <text:p>辦理機關</text:p>
          </table:table-cell>
          <table:table-cell table:style-name="ce17" office:value-type="string" calcext:value-type="string" table:number-columns-spanned="1" table:number-rows-spanned="4">
            <text:p>辦理內容</text:p>
          </table:table-cell>
          <table:table-cell table:style-name="ce17" office:value-type="string" calcext:value-type="string" table:number-columns-spanned="1" table:number-rows-spanned="4">
            <text:p>實施地點(註明鄉鎮市別)</text:p>
          </table:table-cell>
          <table:table-cell table:style-name="ce17" office:value-type="string" calcext:value-type="string" table:number-columns-spanned="3" table:number-rows-spanned="1">
            <text:p>核定經費數（１）</text:p>
          </table:table-cell>
          <table:covered-table-cell table:style-name="ce47"/>
          <table:covered-table-cell table:style-name="ce49"/>
          <table:table-cell table:style-name="ce56" office:value-type="string" calcext:value-type="string" table:number-columns-spanned="3" table:number-rows-spanned="1">
            <text:p>進度</text:p>
          </table:table-cell>
          <table:covered-table-cell table:style-name="ce64"/>
          <table:covered-table-cell table:style-name="ce71"/>
          <table:table-cell table:style-name="ce17" office:value-type="string" calcext:value-type="string" table:number-columns-spanned="2" table:number-rows-spanned="1">
            <text:p>經費</text:p>
          </table:table-cell>
          <table:covered-table-cell table:style-name="ce49"/>
          <table:table-cell table:style-name="ce82" table:number-columns-repeated="1011"/>
        </table:table-row>
        <table:table-row table:style-name="ro1">
          <table:covered-table-cell table:style-name="ce5"/>
          <table:covered-table-cell table:style-name="ce18"/>
          <table:covered-table-cell table:style-name="ce28"/>
          <table:covered-table-cell table:number-columns-repeated="2" table:style-name="ce18"/>
          <table:table-cell table:style-name="ce40" office:value-type="string" calcext:value-type="string" table:number-columns-spanned="1" table:number-rows-spanned="3">
            <text:p>合計</text:p>
          </table:table-cell>
          <table:table-cell table:style-name="ce40" office:value-type="string" calcext:value-type="string" table:number-columns-spanned="1" table:number-rows-spanned="3">
            <text:p>中央補助部分</text:p>
          </table:table-cell>
          <table:table-cell table:style-name="ce40" office:value-type="string" calcext:value-type="string" table:number-columns-spanned="1" table:number-rows-spanned="3">
            <text:p>縣市自籌部分</text:p>
          </table:table-cell>
          <table:table-cell table:style-name="ce57" office:value-type="string" calcext:value-type="string" table:number-columns-spanned="1" table:number-rows-spanned="3">
            <text:p>預定進度%</text:p>
          </table:table-cell>
          <table:table-cell table:style-name="ce65" office:value-type="string" calcext:value-type="string" table:number-columns-spanned="1" table:number-rows-spanned="3">
            <text:p>實際進度%</text:p>
          </table:table-cell>
          <table:table-cell table:style-name="ce65" office:value-type="string" calcext:value-type="string" table:number-columns-spanned="1" table:number-rows-spanned="3">
            <text:p>進度比較%</text:p>
          </table:table-cell>
          <table:table-cell table:style-name="ce73" office:value-type="string" calcext:value-type="string" table:number-columns-spanned="1" table:number-rows-spanned="3">
            <text:p>累計實際支用數(2)</text:p>
          </table:table-cell>
          <table:table-cell table:style-name="ce79" office:value-type="string" calcext:value-type="string" table:number-columns-spanned="1" table:number-rows-spanned="3">
            <text:p>累計實際支</text:p>
            <text:p>用比%</text:p>
            <text:p>(3)=(2)/(1)</text:p>
          </table:table-cell>
          <table:table-cell table:style-name="ce82" table:number-columns-repeated="1011"/>
        </table:table-row>
        <table:table-row table:style-name="ro1">
          <table:covered-table-cell table:style-name="ce5"/>
          <table:covered-table-cell table:style-name="ce18"/>
          <table:covered-table-cell table:style-name="ce28"/>
          <table:covered-table-cell table:number-columns-repeated="2" table:style-name="ce18"/>
          <table:covered-table-cell table:number-columns-repeated="2" table:style-name="ce41"/>
          <table:covered-table-cell table:style-name="ce50"/>
          <table:covered-table-cell table:style-name="ce58"/>
          <table:covered-table-cell table:number-columns-repeated="2" table:style-name="ce66"/>
          <table:covered-table-cell table:style-name="ce74"/>
          <table:covered-table-cell table:style-name="ce80"/>
          <table:table-cell table:style-name="ce82" table:number-columns-repeated="1011"/>
        </table:table-row>
        <table:table-row table:style-name="ro1">
          <table:covered-table-cell table:style-name="ce6"/>
          <table:covered-table-cell table:style-name="ce19"/>
          <table:covered-table-cell table:style-name="ce29"/>
          <table:covered-table-cell table:number-columns-repeated="2" table:style-name="ce19"/>
          <table:covered-table-cell table:number-columns-repeated="2" table:style-name="ce42"/>
          <table:covered-table-cell table:style-name="ce51"/>
          <table:covered-table-cell table:style-name="ce59"/>
          <table:covered-table-cell table:number-columns-repeated="2" table:style-name="ce67"/>
          <table:covered-table-cell table:style-name="ce75"/>
          <table:covered-table-cell table:style-name="ce81"/>
          <table:table-cell table:style-name="ce82" table:number-columns-repeated="1011"/>
        </table:table-row>
        <table:table-row table:style-name="ro2">
          <table:table-cell table:style-name="ce7" office:value-type="string" calcext:value-type="string">
            <text:p>c0010-1-3</text:p>
          </table:table-cell>
          <table:table-cell table:style-name="ce20" office:value-type="string" calcext:value-type="string">
            <text:p>本市各區公共設施零星工程暨設備更新</text:p>
          </table:table-cell>
          <table:table-cell table:style-name="ce27" office:value-type="string" calcext:value-type="string">
            <text:p>民政處 <text:s text:c="4"/>自治事業科</text:p>
          </table:table-cell>
          <table:table-cell table:style-name="ce34" office:value-type="string" calcext:value-type="string">
            <text:p>辦理本市各區公共設施維護改善、環境綠美化等各項里鄰零星工程</text:p>
          </table:table-cell>
          <table:table-cell table:style-name="ce37" office:value-type="string" calcext:value-type="string">
            <text:p>全市</text:p>
          </table:table-cell>
          <table:table-cell table:number-columns-repeated="2" table:style-name="ce43" office:value-type="float" office:value="144000" calcext:value-type="float">
            <text:p>144,000 </text:p>
          </table:table-cell>
          <table:table-cell table:style-name="ce52" office:value-type="float" office:value="0" calcext:value-type="float">
            <text:p>0 </text:p>
          </table:table-cell>
          <table:table-cell table:style-name="ce60" office:value-type="string" calcext:value-type="string">
            <text:p>20％</text:p>
          </table:table-cell>
          <table:table-cell table:style-name="ce68" office:value-type="string" calcext:value-type="string">
            <text:p>7.06</text:p>
          </table:table-cell>
          <table:table-cell table:style-name="ce68" office:value-type="string" calcext:value-type="string">
            <text:p>-12.94</text:p>
          </table:table-cell>
          <table:table-cell table:style-name="ce76" office:value-type="float" office:value="10163" calcext:value-type="float">
            <text:p>10,163 </text:p>
          </table:table-cell>
          <table:table-cell table:style-name="ce68" office:value-type="string" calcext:value-type="string">
            <text:p>7.06</text:p>
          </table:table-cell>
          <table:table-cell table:style-name="ce83" table:number-columns-repeated="1011"/>
        </table:table-row>
        <table:table-row table:style-name="ro3">
          <table:table-cell table:style-name="ce7" office:value-type="string" calcext:value-type="string">
            <text:p>c0010-1-4</text:p>
          </table:table-cell>
          <table:table-cell table:style-name="ce21" office:value-type="string" calcext:value-type="string">
            <text:p>辦理本市各公共設施改善維護等相關區里小型工程</text:p>
          </table:table-cell>
          <table:table-cell table:style-name="ce27" office:value-type="string" calcext:value-type="string">
            <text:p>民政處 <text:s text:c="4"/>自治事業科</text:p>
          </table:table-cell>
          <table:table-cell table:style-name="ce21" office:value-type="string" calcext:value-type="string">
            <text:p>辦理本市各公共設施改善維護等相關區里小型工程</text:p>
          </table:table-cell>
          <table:table-cell table:style-name="ce38" office:value-type="string" calcext:value-type="string">
            <text:p>全市</text:p>
          </table:table-cell>
          <table:table-cell table:number-columns-repeated="2" table:style-name="ce44" office:value-type="float" office:value="38200" calcext:value-type="float">
            <text:p>38,200 </text:p>
          </table:table-cell>
          <table:table-cell table:style-name="ce53" office:value-type="float" office:value="0" calcext:value-type="float">
            <text:p>0 </text:p>
          </table:table-cell>
          <table:table-cell table:style-name="ce61" office:value-type="string" calcext:value-type="string">
            <text:p>20％</text:p>
          </table:table-cell>
          <table:table-cell table:style-name="ce68" office:value-type="string" calcext:value-type="string">
            <text:p>24.62</text:p>
          </table:table-cell>
          <table:table-cell table:style-name="ce68" office:value-type="string" calcext:value-type="string">
            <text:p>4.62</text:p>
          </table:table-cell>
          <table:table-cell table:style-name="ce76" office:value-type="float" office:value="9404" calcext:value-type="float">
            <text:p>9,404 </text:p>
          </table:table-cell>
          <table:table-cell table:style-name="ce68" office:value-type="string" calcext:value-type="string">
            <text:p>24.62</text:p>
          </table:table-cell>
          <table:table-cell table:style-name="ce83" table:number-columns-repeated="1011"/>
        </table:table-row>
        <table:table-row table:style-name="ro4">
          <table:table-cell table:style-name="ce7" office:value-type="string" calcext:value-type="string">
            <text:p>c0010-1-5</text:p>
          </table:table-cell>
          <table:table-cell table:style-name="ce20" office:value-type="string" calcext:value-type="string">
            <text:p>辦理本市各機關、學校零星雜項設備工程</text:p>
          </table:table-cell>
          <table:table-cell table:style-name="ce27" office:value-type="string" calcext:value-type="string">
            <text:p>民政處 <text:s text:c="4"/>自治事業科</text:p>
          </table:table-cell>
          <table:table-cell table:style-name="ce20" office:value-type="string" calcext:value-type="string">
            <text:p>辦理本市各機關、學校零星雜項設備工程</text:p>
          </table:table-cell>
          <table:table-cell table:style-name="ce27" office:value-type="string" calcext:value-type="string">
            <text:p>全市</text:p>
          </table:table-cell>
          <table:table-cell table:number-columns-repeated="2" table:style-name="ce44" office:value-type="float" office:value="27625" calcext:value-type="float">
            <text:p>27,625 </text:p>
          </table:table-cell>
          <table:table-cell table:style-name="ce53" office:value-type="float" office:value="0" calcext:value-type="float">
            <text:p>0 </text:p>
          </table:table-cell>
          <table:table-cell table:style-name="ce61" office:value-type="string" calcext:value-type="string">
            <text:p>20％</text:p>
          </table:table-cell>
          <table:table-cell table:style-name="ce68" office:value-type="string" calcext:value-type="string">
            <text:p>11.06</text:p>
          </table:table-cell>
          <table:table-cell table:style-name="ce68" office:value-type="string" calcext:value-type="string">
            <text:p>-8.94</text:p>
          </table:table-cell>
          <table:table-cell table:style-name="ce76" office:value-type="float" office:value="3056" calcext:value-type="float">
            <text:p>3,056 </text:p>
          </table:table-cell>
          <table:table-cell table:style-name="ce68" office:value-type="string" calcext:value-type="string">
            <text:p>11.06</text:p>
          </table:table-cell>
          <table:table-cell table:style-name="ce83"/>
          <table:table-cell table:style-name="ce84" table:number-columns-repeated="1010"/>
        </table:table-row>
        <table:table-row table:style-name="ro3">
          <table:table-cell table:style-name="ce7" office:value-type="string" calcext:value-type="string">
            <text:p>c0010-1-6</text:p>
          </table:table-cell>
          <table:table-cell table:style-name="ce20" office:value-type="string" calcext:value-type="string">
            <text:p>辦理本市各機關、學校里鄰工程新建及維護雜項設備</text:p>
          </table:table-cell>
          <table:table-cell table:style-name="ce27" office:value-type="string" calcext:value-type="string">
            <text:p>民政處 <text:s text:c="4"/>自治事業科</text:p>
          </table:table-cell>
          <table:table-cell table:style-name="ce20" office:value-type="string" calcext:value-type="string">
            <text:p>辦理本市各機關、學校里鄰工程新建及維護雜項設備</text:p>
          </table:table-cell>
          <table:table-cell table:style-name="ce27" office:value-type="string" calcext:value-type="string">
            <text:p>全市</text:p>
          </table:table-cell>
          <table:table-cell table:number-columns-repeated="2" table:style-name="ce44" office:value-type="float" office:value="5875" calcext:value-type="float">
            <text:p>5,875 </text:p>
          </table:table-cell>
          <table:table-cell table:style-name="ce53" office:value-type="float" office:value="0" calcext:value-type="float">
            <text:p>0 </text:p>
          </table:table-cell>
          <table:table-cell table:style-name="ce61" office:value-type="string" calcext:value-type="string">
            <text:p>20％</text:p>
          </table:table-cell>
          <table:table-cell table:style-name="ce68" office:value-type="string" calcext:value-type="string">
            <text:p>17.80</text:p>
          </table:table-cell>
          <table:table-cell table:style-name="ce68" office:value-type="string" calcext:value-type="string">
            <text:p>-2.20</text:p>
          </table:table-cell>
          <table:table-cell table:style-name="ce76" office:value-type="float" office:value="1046" calcext:value-type="float">
            <text:p>1,046 </text:p>
          </table:table-cell>
          <table:table-cell table:style-name="ce68" office:value-type="string" calcext:value-type="string">
            <text:p>17.80</text:p>
          </table:table-cell>
          <table:table-cell table:style-name="ce83"/>
          <table:table-cell table:style-name="ce84" table:number-columns-repeated="1010"/>
        </table:table-row>
        <table:table-row table:style-name="ro1">
          <table:table-cell table:style-name="ce8" office:value-type="string" calcext:value-type="string" table:number-columns-spanned="5" table:number-rows-spanned="1">
            <text:p>合 計</text:p>
          </table:table-cell>
          <table:covered-table-cell table:number-columns-repeated="3" table:style-name="ce22"/>
          <table:covered-table-cell table:style-name="ce39"/>
          <table:table-cell table:style-name="ce44" table:formula="of:=SUM([.F8:.F11])" office:value-type="float" office:value="215700" calcext:value-type="float">
            <text:p>215,700 </text:p>
          </table:table-cell>
          <table:table-cell table:style-name="ce44" table:formula="of:=SUM([.G8:.G11])" office:value-type="float" office:value="215700" calcext:value-type="float">
            <text:p>215,700 </text:p>
          </table:table-cell>
          <table:table-cell table:style-name="ce44" table:formula="of:=SUM([.H8:.H11])" office:value-type="float" office:value="0" calcext:value-type="float">
            <text:p>0 </text:p>
          </table:table-cell>
          <table:table-cell table:style-name="ce57"/>
          <table:table-cell table:style-name="ce65" table:number-columns-repeated="2"/>
          <table:table-cell table:style-name="ce44" table:formula="of:=SUM([.L8:.L11])" office:value-type="float" office:value="23669" calcext:value-type="float">
            <text:p>23,669 </text:p>
          </table:table-cell>
          <table:table-cell table:style-name="ce57" table:formula="of:=[.L12]/[.F12]*100" office:value-type="float" office:value="10.9731108020399" calcext:value-type="float">
            <text:p>10.97 </text:p>
          </table:table-cell>
          <table:table-cell table:style-name="ce84" table:number-columns-repeated="1011"/>
        </table:table-row>
        <table:table-row table:style-name="ro1">
          <table:table-cell table:style-name="ce3" office:value-type="string" calcext:value-type="string">
            <text:p>註：1.本表主辦機關為行政院主計處及行政院研究發展考核委員會。</text:p>
          </table:table-cell>
          <table:table-cell table:style-name="ce23" table:number-columns-repeated="2"/>
          <table:table-cell table:style-name="ce35"/>
          <table:table-cell table:style-name="ce23" table:number-columns-repeated="4"/>
          <table:table-cell table:style-name="ce35" table:number-columns-repeated="3"/>
          <table:table-cell table:style-name="ce23" table:number-columns-repeated="2"/>
          <table:table-cell table:style-name="ce84" table:number-columns-repeated="1011"/>
        </table:table-row>
        <table:table-row table:style-name="ro1">
          <table:table-cell table:style-name="ce3" office:value-type="string" calcext:value-type="string">
            <text:p>　　2.本表第一次查填及送達期限為3月1日前(改制之直轄市為4月20日前)，請完成年度經費分配情形。</text:p>
          </table:table-cell>
          <table:table-cell table:style-name="ce23" table:number-columns-repeated="2"/>
          <table:table-cell table:style-name="ce36"/>
          <table:table-cell table:style-name="ce23" table:number-columns-repeated="2"/>
          <table:table-cell table:style-name="ce48"/>
          <table:table-cell table:style-name="ce23" table:number-columns-repeated="6"/>
          <table:table-cell table:style-name="ce84" table:number-columns-repeated="1011"/>
        </table:table-row>
        <table:table-row table:style-name="ro1" table:number-rows-repeated="2">
          <table:table-cell table:number-columns-repeated="13"/>
          <table:table-cell table:style-name="ce84" table:number-columns-repeated="1011"/>
        </table:table-row>
        <table:table-row table:style-name="ro1">
          <table:table-cell table:style-name="ce10" office:value-type="string" calcext:value-type="string" table:number-columns-spanned="9" table:number-rows-spanned="2">
            <text:p>備註：1、第一季請於4月14日前送達，第二季請於7月14日前送達，第三季請於10月14日前送達，第四季請於101年1月10日前送達。本府各單位請送主計處會審科，機關學校請送主計處歲計科。</text:p>
          </table:table-cell>
          <table:covered-table-cell table:number-columns-repeated="8" table:style-name="ce11"/>
          <table:table-cell table:style-name="ce70"/>
          <table:table-cell table:style-name="ce23" table:number-columns-repeated="3"/>
          <table:table-cell table:style-name="ce84" table:number-columns-repeated="1011"/>
        </table:table-row>
        <table:table-row table:style-name="ro1">
          <table:covered-table-cell table:number-columns-repeated="9" table:style-name="ce11"/>
          <table:table-cell table:style-name="ce23" table:number-columns-repeated="4"/>
          <table:table-cell table:style-name="ce84" table:number-columns-repeated="1011"/>
        </table:table-row>
        <table:table-row table:style-name="ro1">
          <table:table-cell table:style-name="ce12" office:value-type="string" calcext:value-type="string">
            <text:p>承辦單位：</text:p>
          </table:table-cell>
          <table:table-cell table:style-name="ce25"/>
          <table:table-cell table:style-name="ce12" office:value-type="string" calcext:value-type="string">
            <text:p>主辦會計：</text:p>
          </table:table-cell>
          <table:table-cell table:style-name="ce25" table:number-columns-repeated="2"/>
          <table:table-cell table:style-name="ce12" office:value-type="string" calcext:value-type="string">
            <text:p>機關長官：</text:p>
          </table:table-cell>
          <table:table-cell table:style-name="ce25" table:number-columns-repeated="7"/>
          <table:table-cell table:style-name="ce84" table:number-columns-repeated="1011"/>
        </table:table-row>
        <table:table-row table:style-name="ro1">
          <table:table-cell table:number-columns-repeated="13"/>
          <table:table-cell table:style-name="ce84" table:number-columns-repeated="1011"/>
        </table:table-row>
        <table:table-row table:style-name="ro1">
          <table:table-cell table:style-name="ce13" table:number-columns-spanned="9" table:number-rows-spanned="2"/>
          <table:covered-table-cell table:number-columns-repeated="8" table:style-name="ce14"/>
          <table:table-cell table:number-columns-repeated="4"/>
          <table:table-cell table:style-name="ce84" table:number-columns-repeated="1011"/>
        </table:table-row>
        <table:table-row table:style-name="ro1">
          <table:covered-table-cell table:number-columns-repeated="9" table:style-name="ce14"/>
          <table:table-cell table:number-columns-repeated="4"/>
          <table:table-cell table:style-name="ce84" table:number-columns-repeated="1011"/>
        </table:table-row>
        <table:table-row table:style-name="ro1" table:number-rows-repeated="14">
          <table:table-cell table:number-columns-repeated="13"/>
          <table:table-cell table:style-name="ce84" table:number-columns-repeated="1011"/>
        </table:table-row>
        <table:table-row table:style-name="ro1" table:number-rows-repeated="3">
          <table:table-cell table:number-columns-repeated="13"/>
          <table:table-cell table:style-name="ce83" table:number-columns-repeated="1011"/>
        </table:table-row>
        <table:table-row table:style-name="ro1" table:number-rows-repeated="20">
          <table:table-cell table:number-columns-repeated="13"/>
          <table:table-cell table:style-name="ce84" table:number-columns-repeated="1011"/>
        </table:table-row>
        <table:table-row table:style-name="ro1" table:number-rows-repeated="5">
          <table:table-cell table:number-columns-repeated="13"/>
          <table:table-cell table:style-name="ce83" table:number-columns-repeated="1011"/>
        </table:table-row>
        <table:table-row table:style-name="ro1" table:number-rows-repeated="16">
          <table:table-cell table:number-columns-repeated="13"/>
          <table:table-cell table:style-name="ce84" table:number-columns-repeated="1011"/>
        </table:table-row>
        <table:table-row table:style-name="ro1" table:number-rows-repeated="24">
          <table:table-cell table:number-columns-repeated="13"/>
          <table:table-cell table:style-name="ce83" table:number-columns-repeated="1011"/>
        </table:table-row>
        <table:table-row table:style-name="ro1">
          <table:table-cell table:number-columns-repeated="13"/>
          <table:table-cell table:style-name="ce84" table:number-columns-repeated="1011"/>
        </table:table-row>
        <table:table-row table:style-name="ro1" table:number-rows-repeated="13">
          <table:table-cell table:number-columns-repeated="13"/>
          <table:table-cell table:style-name="ce83" table:number-columns-repeated="1011"/>
        </table:table-row>
        <table:table-row table:style-name="ro1">
          <table:table-cell table:number-columns-repeated="13"/>
          <table:table-cell table:style-name="ce84" table:number-columns-repeated="1011"/>
        </table:table-row>
        <table:table-row table:style-name="ro1" table:number-rows-repeated="26">
          <table:table-cell table:number-columns-repeated="13"/>
          <table:table-cell table:style-name="ce83" table:number-columns-repeated="1011"/>
        </table:table-row>
        <table:table-row table:style-name="ro1" table:number-rows-repeated="3">
          <table:table-cell table:number-columns-repeated="13"/>
          <table:table-cell table:style-name="ce84" table:number-columns-repeated="1011"/>
        </table:table-row>
        <table:table-row table:style-name="ro1" table:number-rows-repeated="4">
          <table:table-cell table:number-columns-repeated="13"/>
          <table:table-cell table:style-name="ce83" table:number-columns-repeated="1011"/>
        </table:table-row>
        <table:table-row table:style-name="ro1">
          <table:table-cell table:number-columns-repeated="13"/>
          <table:table-cell table:style-name="ce84" table:number-columns-repeated="1011"/>
        </table:table-row>
        <table:table-row table:style-name="ro1" table:number-rows-repeated="15">
          <table:table-cell table:number-columns-repeated="13"/>
          <table:table-cell table:style-name="ce83" table:number-columns-repeated="1011"/>
        </table:table-row>
        <table:table-row table:style-name="ro1" table:number-rows-repeated="2">
          <table:table-cell table:number-columns-repeated="13"/>
          <table:table-cell table:style-name="ce84" table:number-columns-repeated="1011"/>
        </table:table-row>
        <table:table-row table:style-name="ro1" table:number-rows-repeated="32">
          <table:table-cell table:number-columns-repeated="13"/>
          <table:table-cell table:style-name="ce83" table:number-columns-repeated="1011"/>
        </table:table-row>
        <table:table-row table:style-name="ro1">
          <table:table-cell table:number-columns-repeated="13"/>
          <table:table-cell table:style-name="ce85" table:number-columns-repeated="1011"/>
        </table:table-row>
        <table:table-row table:style-name="ro1" table:number-rows-repeated="142">
          <table:table-cell table:number-columns-repeated="13"/>
          <table:table-cell table:style-name="ce83" table:number-columns-repeated="1011"/>
        </table:table-row>
        <table:table-row table:style-name="ro1" table:number-rows-repeated="3">
          <table:table-cell table:number-columns-repeated="13"/>
          <table:table-cell table:style-name="ce84"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23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23" table:number-columns-repeated="1011"/>
        </table:table-row>
        <table:table-row table:style-name="ro1">
          <table:table-cell table:number-columns-repeated="13"/>
          <table:table-cell table:style-name="ce25" table:number-columns-repeated="1011"/>
        </table:table-row>
        <table:table-row table:style-name="ro1" table:number-rows-repeated="10482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送審計-學校設備" table:style-name="ta2"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20" table:default-cell-style-name="ce91"/>
        <table:table-column table:style-name="co14" table:default-cell-style-name="ce91"/>
        <table:table-column table:style-name="co21" table:default-cell-style-name="ce91"/>
        <table:table-column table:style-name="co22" table:number-columns-repeated="248" table:default-cell-style-name="ce91"/>
        <table:table-column table:style-name="co22" table:number-columns-repeated="767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基隆(市)政府100年度議員建議學校設備事項處理明細表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5"/>
        </table:table-row>
        <table:table-row table:style-name="ro6">
          <table:table-cell table:style-name="ce86" office:value-type="string" calcext:value-type="string" table:number-columns-spanned="1" table:number-rows-spanned="2">
            <text:p>議員姓名</text:p>
          </table:table-cell>
          <table:table-cell table:style-name="ce86" office:value-type="string" calcext:value-type="string" table:number-columns-spanned="1" table:number-rows-spanned="2">
            <text:p>建議項目及內容</text:p>
          </table:table-cell>
          <table:table-cell table:style-name="ce86" office:value-type="string" calcext:value-type="string" table:number-columns-spanned="1" table:number-rows-spanned="2">
            <text:p>建議地點</text:p>
          </table:table-cell>
          <table:table-cell table:style-name="ce86" office:value-type="string" calcext:value-type="string" table:number-columns-spanned="1" table:number-rows-spanned="2">
            <text:p>建議金額</text:p>
          </table:table-cell>
          <table:table-cell table:style-name="ce86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09"/>
          <table:covered-table-cell table:style-name="ce111"/>
          <table:table-cell table:number-columns-repeated="1015"/>
        </table:table-row>
        <table:table-row table:style-name="ro7">
          <table:covered-table-cell table:number-columns-repeated="4" table:style-name="ce87"/>
          <table:table-cell table:style-name="ce106" office:value-type="string" calcext:value-type="string">
            <text:p>核定金額</text:p>
          </table:table-cell>
          <table:table-cell table:style-name="ce106" office:value-type="string" calcext:value-type="string">
            <text:p>經費支用科目</text:p>
          </table:table-cell>
          <table:table-cell table:style-name="ce106" office:value-type="string" calcext:value-type="string">
            <text:p>主辦機關</text:p>
          </table:table-cell>
          <table:table-cell table:style-name="ce106" office:value-type="string" calcext:value-type="string">
            <text:p>招標方式</text:p>
          </table:table-cell>
          <table:table-cell table:style-name="ce106" office:value-type="string" calcext:value-type="string">
            <text:p>得標廠商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藍敏煌" calcext:value-type="string">
            <text:p><text:s/>藍敏煌 </text:p>
          </table:table-cell>
          <table:table-cell table:style-name="ce98" office:value-type="string" office:string-value="基隆市和平國小「節能照明設備」" calcext:value-type="string">
            <text:p><text:s/>基隆市和平國小「節能照明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float" office:value="100" calcext:value-type="float">
            <office:annotation draw:style-name="gr1" draw:text-style-name="P2" svg:width="31.89mm" svg:height="20.98mm" svg:x="171.58mm" svg:y="16.22mm" draw:caption-point-x="-24.01mm" draw:caption-point-y="20.5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  <text:p><text:s/>10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安紀行國際貿易有限公司" calcext:value-type="string">
            <text:p><text:s/>安紀行國際貿易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沈義傳" calcext:value-type="string">
            <text:p><text:s/>沈義傳 </text:p>
          </table:table-cell>
          <table:table-cell table:style-name="ce98" office:value-type="string" office:string-value="市立體育場「飲水機設備」" calcext:value-type="string">
            <text:p><text:s/>市立體育場「飲水機設備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121" calcext:value-type="float">
            <office:annotation draw:style-name="gr2" draw:text-style-name="P2" svg:width="31.65mm" svg:height="20.96mm" svg:x="144.44mm" svg:y="30.53mm" draw:caption-point-x="-19.27mm" draw:caption-point-y="18.9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121 </text:p>
          </table:table-cell>
          <table:table-cell table:style-name="ce88" office:value-type="float" office:value="121" calcext:value-type="float">
            <office:annotation draw:style-name="gr3" draw:text-style-name="P2" svg:width="31.89mm" svg:height="20.96mm" svg:x="171.58mm" svg:y="30.53mm" draw:caption-point-x="-24.01mm" draw:caption-point-y="18.9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121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共同供應契約" calcext:value-type="string">
            <text:p><text:s/>共同供應契約 </text:p>
          </table:table-cell>
          <table:table-cell table:style-name="ce88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詹春陽" calcext:value-type="string">
            <text:p><text:s/>詹春陽 </text:p>
          </table:table-cell>
          <table:table-cell table:style-name="ce98" office:value-type="string" office:string-value="八斗國中「殺菌冰暖熱三用飲水機」" calcext:value-type="string">
            <text:p><text:s/>八斗國中「殺菌冰暖熱三用飲水機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57" calcext:value-type="float">
            <office:annotation draw:style-name="gr4" draw:text-style-name="P2" svg:width="31.65mm" svg:height="20.88mm" svg:x="144.44mm" svg:y="55.46mm" draw:caption-point-x="-19.27mm" draw:caption-point-y="6.6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7285</text:span><text:span text:style-name="T2">元</text:span></text:p>
            </office:annotation>
            <text:p><text:s/>157 </text:p>
          </table:table-cell>
          <table:table-cell table:style-name="ce107" office:value-type="float" office:value="157" calcext:value-type="float">
            <office:annotation draw:style-name="gr5" draw:text-style-name="P2" svg:width="31.89mm" svg:height="20.88mm" svg:x="171.58mm" svg:y="55.46mm" draw:caption-point-x="-24.01mm" draw:caption-point-y="6.6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7285</text:span><text:span text:style-name="T2">元</text:span></text:p>
            </office:annotation>
            <text:p><text:s/>15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07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東財" calcext:value-type="string">
            <text:p><text:s/>陳東財 </text:p>
          </table:table-cell>
          <table:table-cell table:style-name="ce99" office:value-type="string" office:string-value="信義國小「音樂及自然教室購置投影機教學設備」" calcext:value-type="string">
            <text:p><text:s/>信義國小「音樂及自然教室購置投影機教學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05" calcext:value-type="float">
            <office:annotation draw:style-name="gr6" draw:text-style-name="P2" svg:width="31.65mm" svg:height="20.89mm" svg:x="144.44mm" svg:y="52.28mm" draw:caption-point-x="-19.27mm" draw:caption-point-y="22.5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020</text:span><text:span text:style-name="T2">元</text:span></text:p>
            </office:annotation>
            <text:p><text:s/>105 </text:p>
          </table:table-cell>
          <table:table-cell table:style-name="ce89" office:value-type="float" office:value="105" calcext:value-type="float">
            <office:annotation draw:style-name="gr7" draw:text-style-name="P2" svg:width="31.89mm" svg:height="20.89mm" svg:x="171.58mm" svg:y="52.28mm" draw:caption-point-x="-24.01mm" draw:caption-point-y="22.5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020</text:span><text:span text:style-name="T2">元</text:span></text:p>
            </office:annotation>
            <text:p><text:s/>10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立一資訊科技有限公司" calcext:value-type="string">
            <text:p><text:s/>立一資訊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銘傳國中「圖書館書櫥採購」" calcext:value-type="string">
            <text:p><text:s/>銘傳國中「圖書館書櫥採購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8" draw:text-style-name="P2" svg:width="31.65mm" svg:height="20.39mm" svg:x="144.44mm" svg:y="108.88mm" draw:caption-point-x="-19.27mm" draw:caption-point-y="-21.3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800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9" draw:text-style-name="P2" svg:width="31.89mm" svg:height="20.39mm" svg:x="171.58mm" svg:y="108.88mm" draw:caption-point-x="-24.01mm" draw:caption-point-y="-21.3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施世明、游祥耀" calcext:value-type="string">
            <text:p><text:s/>施世明、游祥耀 </text:p>
          </table:table-cell>
          <table:table-cell table:style-name="ce99" office:value-type="string" office:string-value="教育處「中和國小購置飲水機」" calcext:value-type="string">
            <text:p><text:s/>教育處「中和國小購置飲水機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486" calcext:value-type="float">
            <office:annotation draw:style-name="gr7" draw:text-style-name="P2" svg:width="31.89mm" svg:height="20.89mm" svg:x="129.01mm" svg:y="97.5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86855</text:span><text:span text:style-name="T2">元</text:span></text:p>
            </office:annotation>
            <text:p><text:s/>486 </text:p>
          </table:table-cell>
          <table:table-cell table:style-name="ce89" office:value-type="float" office:value="486" calcext:value-type="float">
            <office:annotation draw:style-name="gr7" draw:text-style-name="P2" svg:width="31.89mm" svg:height="20.89mm" svg:x="151.41mm" svg:y="97.5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86855</text:span><text:span text:style-name="T2">元</text:span></text:p>
            </office:annotation>
            <text:p><text:s/>48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中和國小" calcext:value-type="string">
            <text:p><text:s/>教育處-中和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沈義傳" calcext:value-type="string">
            <text:p><text:s/>沈義傳 </text:p>
          </table:table-cell>
          <table:table-cell table:style-name="ce99" office:value-type="string" office:string-value="德和國小「飲水機購置更新」" calcext:value-type="string">
            <text:p><text:s/>德和國小「飲水機購置更新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94" calcext:value-type="float">
            <office:annotation draw:style-name="gr10" draw:text-style-name="P2" svg:width="31.64mm" svg:height="20.89mm" svg:x="129.01mm" svg:y="110.2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94742</text:span><text:span text:style-name="T2">元</text:span></text:p>
            </office:annotation>
            <text:p><text:s/>194 </text:p>
          </table:table-cell>
          <table:table-cell table:style-name="ce89" office:value-type="float" office:value="180" calcext:value-type="float">
            <office:annotation draw:style-name="gr11" draw:text-style-name="P2" svg:width="31.89mm" svg:height="20.64mm" svg:x="151.41mm" svg:y="110.2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80000</text:span><text:span text:style-name="T2">元</text:span></text:p>
            </office:annotation>
            <text:p><text:s/>1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中和國小" calcext:value-type="string">
            <text:p><text:s/>教育處-中和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洪森永" calcext:value-type="string">
            <text:p><text:s/>洪森永 </text:p>
          </table:table-cell>
          <table:table-cell table:style-name="ce99" office:value-type="string" office:string-value="銘傳國中「飲水機購置更新」" calcext:value-type="string">
            <text:p><text:s/>銘傳國中「飲水機購置更新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324" calcext:value-type="float">
            <office:annotation draw:style-name="gr12" draw:text-style-name="P2" svg:width="31.89mm" svg:height="20.61mm" svg:x="129.01mm" svg:y="122.9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24570</text:span><text:span text:style-name="T2">元</text:span></text:p>
            </office:annotation>
            <text:p><text:s/>324 </text:p>
          </table:table-cell>
          <table:table-cell table:style-name="ce89" office:value-type="float" office:value="298" calcext:value-type="float">
            <office:annotation draw:style-name="gr12" draw:text-style-name="P2" svg:width="31.89mm" svg:height="20.61mm" svg:x="151.41mm" svg:y="122.9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8000</text:span></text:p>
            </office:annotation>
            <text:p><text:s/>2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9">
          <table:table-cell table:style-name="ce89" office:value-type="string" office:string-value="鄭怡信、張芳麗、鄭林清良" calcext:value-type="string">
            <text:p><text:s/>鄭怡信、張芳麗、鄭林清良 </text:p>
          </table:table-cell>
          <table:table-cell table:style-name="ce99" office:value-type="string" office:string-value="七堵國小「充實體育教學設備」" calcext:value-type="string">
            <text:p><text:s/>七堵國小「充實體育教學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1350" calcext:value-type="float">
            <office:annotation draw:style-name="gr11" draw:text-style-name="P2" svg:width="31.89mm" svg:height="20.64mm" svg:x="129.01mm" svg:y="135.62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50000</text:span></text:p>
            </office:annotation>
            <text:p><text:s/>1,350 </text:p>
          </table:table-cell>
          <table:table-cell table:style-name="ce89" office:value-type="float" office:value="1350" calcext:value-type="float">
            <text:p><text:s/>1,35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七堵國小" calcext:value-type="string">
            <text:p><text:s/>教育處-七堵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台體實業有限公司" calcext:value-type="string">
            <text:p><text:s/>台體實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詹春陽" calcext:value-type="string">
            <text:p><text:s/>詹春陽 </text:p>
          </table:table-cell>
          <table:table-cell table:style-name="ce99" office:value-type="string" office:string-value="暖暖國小「飲水機購置更新」" calcext:value-type="string">
            <text:p><text:s/>暖暖國小「飲水機購置更新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320" calcext:value-type="float">
            <office:annotation draw:style-name="gr7" draw:text-style-name="P2" svg:width="31.89mm" svg:height="20.89mm" svg:x="129.01mm" svg:y="158.9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2</text:span><text:span text:style-name="T2">萬</text:span></text:p>
            </office:annotation>
            <text:p><text:s/>320 </text:p>
          </table:table-cell>
          <table:table-cell table:style-name="ce89" office:value-type="float" office:value="298" calcext:value-type="float">
            <office:annotation draw:style-name="gr7" draw:text-style-name="P2" svg:width="31.89mm" svg:height="20.89mm" svg:x="151.41mm" svg:y="158.9mm" draw:caption-point-x="-3.84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8000</text:span></text:p>
            </office:annotation>
            <text:p><text:s/>2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暖暖國小" calcext:value-type="string">
            <text:p><text:s/>教育處-暖暖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銘傳國中「圖書館移動式書櫥設備」" calcext:value-type="string">
            <text:p><text:s/>銘傳國中「圖書館移動式書櫥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5" draw:text-style-name="P2" svg:width="31.89mm" svg:height="20.88mm" svg:x="129.01mm" svg:y="171.6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000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11" draw:text-style-name="P2" svg:width="31.89mm" svg:height="20.64mm" svg:x="151.41mm" svg:y="171.6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呂美玲、張漢土、游祥耀" calcext:value-type="string">
            <text:p><text:s/>呂美玲、張漢土、游祥耀 </text:p>
          </table:table-cell>
          <table:table-cell table:style-name="ce99" office:value-type="string" office:string-value="信義國中建置數位筆學習歷程系統" calcext:value-type="string">
            <text:p><text:s/>信義國中建置數位筆學習歷程系統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746" calcext:value-type="float">
            <office:annotation draw:style-name="gr11" draw:text-style-name="P2" svg:width="31.89mm" svg:height="20.64mm" svg:x="129.01mm" svg:y="184.3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6772</text:span><text:span text:style-name="T2">元</text:span></text:p>
            </office:annotation>
            <text:p><text:s/>746 </text:p>
          </table:table-cell>
          <table:table-cell table:style-name="ce89" office:value-type="float" office:value="746" calcext:value-type="float">
            <office:annotation draw:style-name="gr13" draw:text-style-name="P2" svg:width="31.39mm" svg:height="20.34mm" svg:x="151.41mm" svg:y="184.3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6772</text:span><text:span text:style-name="T2">元</text:span></text:p>
            </office:annotation>
            <text:p><text:s/>74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信義國中" calcext:value-type="string">
            <text:p><text:s/>教育處-信義國中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學言系統科技有限公司" calcext:value-type="string">
            <text:p><text:s/>學言系統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適應" calcext:value-type="string">
            <text:p><text:s/>蔡適應 </text:p>
          </table:table-cell>
          <table:table-cell table:style-name="ce99" office:value-type="string" office:string-value="深澳國小「購置飲水機設備」" calcext:value-type="string">
            <text:p><text:s/>深澳國小「購置飲水機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19" calcext:value-type="float">
            <office:annotation draw:style-name="gr11" draw:text-style-name="P2" svg:width="31.89mm" svg:height="20.64mm" svg:x="129.01mm" svg:y="197.0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19600</text:span><text:span text:style-name="T2">元</text:span></text:p>
            </office:annotation>
            <text:p><text:s/>119 </text:p>
          </table:table-cell>
          <table:table-cell table:style-name="ce89" office:value-type="float" office:value="119" calcext:value-type="float">
            <office:annotation draw:style-name="gr13" draw:text-style-name="P2" svg:width="31.39mm" svg:height="20.34mm" svg:x="151.41mm" svg:y="197.0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19600</text:span><text:span text:style-name="T2">元</text:span></text:p>
            </office:annotation>
            <text:p><text:s/>11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深澳國小" calcext:value-type="string">
            <text:p><text:s/>教育處-深澳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旺璉" calcext:value-type="string">
            <text:p><text:s/>蔡旺璉 </text:p>
          </table:table-cell>
          <table:table-cell table:style-name="ce99" office:value-type="string" office:string-value="銘傳國中「改善球場教學環境及設備」" calcext:value-type="string">
            <text:p><text:s/>銘傳國中「改善球場教學環境及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800" calcext:value-type="float">
            <office:annotation draw:style-name="gr11" draw:text-style-name="P2" svg:width="31.89mm" svg:height="20.64mm" svg:x="129.01mm" svg:y="209.7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0</text:span><text:span text:style-name="T2">萬</text:span></text:p>
            </office:annotation>
            <text:p><text:s/>800 </text:p>
          </table:table-cell>
          <table:table-cell table:style-name="ce89" office:value-type="float" office:value="800" calcext:value-type="float">
            <office:annotation draw:style-name="gr14" draw:text-style-name="P2" svg:width="31.39mm" svg:height="20.88mm" svg:x="151.41mm" svg:y="209.7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0</text:span><text:span text:style-name="T2">萬</text:span></text:p>
            </office:annotation>
            <text:p><text:s/>8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台體實業有限公司" calcext:value-type="string">
            <text:p><text:s/>台體實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張芳麗" calcext:value-type="string">
            <text:p><text:s/>張芳麗 </text:p>
          </table:table-cell>
          <table:table-cell table:style-name="ce99" office:value-type="string" office:string-value="碇內國小「综合教學設備改善」" calcext:value-type="string">
            <text:p><text:s/>碇內國小「综合教學設備改善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9" calcext:value-type="float">
            <office:annotation draw:style-name="gr11" draw:text-style-name="P2" svg:width="31.89mm" svg:height="20.64mm" svg:x="129.01mm" svg:y="222.4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000</text:span><text:span text:style-name="T2">元</text:span></text:p>
            </office:annotation>
            <text:p><text:s/>99 </text:p>
          </table:table-cell>
          <table:table-cell table:style-name="ce89" office:value-type="float" office:value="89" calcext:value-type="float">
            <office:annotation draw:style-name="gr5" draw:text-style-name="P2" svg:width="31.89mm" svg:height="20.88mm" svg:x="151.41mm" svg:y="222.4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9115</text:span><text:span text:style-name="T2">元</text:span></text:p>
            </office:annotation>
            <text:p><text:s/>8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碇內國小" calcext:value-type="string">
            <text:p><text:s/>教育處-碇內國小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四維企業社" calcext:value-type="string">
            <text:p><text:s/>四維企業社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安樂高中「飲水及廣播設備改善」" calcext:value-type="string">
            <text:p><text:s/>安樂高中「飲水及廣播設備改善」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200" calcext:value-type="float">
            <office:annotation draw:style-name="gr5" draw:text-style-name="P2" svg:width="31.89mm" svg:height="20.88mm" svg:x="129.01mm" svg:y="235.1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</text:span><text:span text:style-name="T2">萬元</text:span></text:p>
            </office:annotation>
            <text:p><text:s/>200 </text:p>
          </table:table-cell>
          <table:table-cell table:style-name="ce89" office:value-type="float" office:value="200" calcext:value-type="float">
            <office:annotation draw:style-name="gr14" draw:text-style-name="P2" svg:width="31.39mm" svg:height="20.88mm" svg:x="151.41mm" svg:y="235.1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</text:span><text:span text:style-name="T2">萬元</text:span></text:p>
            </office:annotation>
            <text:p><text:s/>2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安樂高中" calcext:value-type="string">
            <text:p><text:s/>教育處-安樂高中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康保企業有限公司" calcext:value-type="string">
            <text:p><text:s/>康保企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銘傳國中「活動式書櫥2座」" calcext:value-type="string">
            <text:p><text:s/>銘傳國中「活動式書櫥2座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5" draw:text-style-name="P2" svg:width="31.89mm" svg:height="20.88mm" svg:x="129.01mm" svg:y="247.8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600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5" draw:text-style-name="P2" svg:width="31.89mm" svg:height="20.88mm" svg:x="151.41mm" svg:y="247.8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高中" calcext:value-type="string">
            <text:p><text:s/>教育處-銘傳高中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適應、朱瑞祥" calcext:value-type="string">
            <text:p><text:s/>蔡適應、朱瑞祥 </text:p>
          </table:table-cell>
          <table:table-cell table:style-name="ce99" office:value-type="string" office:string-value="信義國中「100年度飲水機採購案」" calcext:value-type="string">
            <text:p><text:s/>信義國中「100年度飲水機採購案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299" calcext:value-type="float">
            <office:annotation draw:style-name="gr15" draw:text-style-name="P2" svg:width="31.89mm" svg:height="20.34mm" svg:x="129.01mm" svg:y="260.5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9000</text:span></text:p>
            </office:annotation>
            <text:p><text:s/>299 </text:p>
          </table:table-cell>
          <table:table-cell table:style-name="ce89" office:value-type="float" office:value="299" calcext:value-type="float">
            <office:annotation draw:style-name="gr13" draw:text-style-name="P2" svg:width="31.39mm" svg:height="20.34mm" svg:x="151.41mm" svg:y="260.51mm" draw:caption-point-x="-3.8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9000</text:span></text:p>
            </office:annotation>
            <text:p><text:s/>2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信義國中" calcext:value-type="string">
            <text:p><text:s/>教育處-信義國中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90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0"/>
          <table:table-cell table:style-name="ce89" table:formula="of:=SUM([.D4:.D21])" office:value-type="float" office:value="5717" calcext:value-type="float">
            <office:annotation draw:style-name="gr16" draw:text-style-name="P2" svg:width="31.9mm" svg:height="20.89mm" svg:x="144.44mm" svg:y="471.06mm" draw:caption-point-x="-19.27mm" draw:caption-point-y="-195.1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232061</text:span><text:span text:style-name="T2">元</text:span></text:p>
            </office:annotation>
            <text:p><text:s/>5,717 </text:p>
          </table:table-cell>
          <table:table-cell table:style-name="ce89" table:formula="of:=SUM([.E4:.E21])" office:value-type="float" office:value="5642" calcext:value-type="float">
            <text:p><text:s/>5,642 </text:p>
          </table:table-cell>
          <table:table-cell table:style-name="ce89" table:number-columns-repeated="4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1">
          <table:table-cell table:style-name="ce12"/>
          <table:table-cell table:style-name="ce25"/>
          <table:table-cell table:style-name="ce12"/>
          <table:table-cell table:style-name="ce25" table:number-columns-repeated="2"/>
          <table:table-cell table:style-name="ce12"/>
          <table:table-cell table:style-name="ce25" table:number-columns-repeated="1018"/>
        </table:table-row>
        <table:table-row table:style-name="ro10" table:number-rows-repeated="13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基隆(市)政府101年度議員建議學校設備事項處理明細表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5"/>
        </table:table-row>
        <table:table-row table:style-name="ro6">
          <table:table-cell table:style-name="ce86" office:value-type="string" calcext:value-type="string" table:number-columns-spanned="1" table:number-rows-spanned="2">
            <text:p>議員姓名</text:p>
          </table:table-cell>
          <table:table-cell table:style-name="ce86" office:value-type="string" calcext:value-type="string" table:number-columns-spanned="1" table:number-rows-spanned="2">
            <text:p>建議項目及內容</text:p>
          </table:table-cell>
          <table:table-cell table:style-name="ce86" office:value-type="string" calcext:value-type="string" table:number-columns-spanned="1" table:number-rows-spanned="2">
            <text:p>建議地點</text:p>
          </table:table-cell>
          <table:table-cell table:style-name="ce86" office:value-type="string" calcext:value-type="string" table:number-columns-spanned="1" table:number-rows-spanned="2">
            <text:p>建議金額</text:p>
          </table:table-cell>
          <table:table-cell table:style-name="ce86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09"/>
          <table:covered-table-cell table:style-name="ce111"/>
          <table:table-cell table:number-columns-repeated="1015"/>
        </table:table-row>
        <table:table-row table:style-name="ro7">
          <table:covered-table-cell table:number-columns-repeated="4" table:style-name="ce87"/>
          <table:table-cell table:style-name="ce106" office:value-type="string" calcext:value-type="string">
            <text:p>核定金額</text:p>
          </table:table-cell>
          <table:table-cell table:style-name="ce106" office:value-type="string" calcext:value-type="string">
            <text:p>經費支用科目</text:p>
          </table:table-cell>
          <table:table-cell table:style-name="ce106" office:value-type="string" calcext:value-type="string">
            <text:p>主辦機關</text:p>
          </table:table-cell>
          <table:table-cell table:style-name="ce106" office:value-type="string" calcext:value-type="string">
            <text:p>招標方式</text:p>
          </table:table-cell>
          <table:table-cell table:style-name="ce106" office:value-type="string" calcext:value-type="string">
            <text:p>得標廠商</text:p>
          </table:table-cell>
          <table:table-cell table:number-columns-repeated="1015"/>
        </table:table-row>
        <table:table-row table:style-name="ro7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仁愛國小「改善教學環境設備」" calcext:value-type="string">
            <text:p><text:s/>仁愛國小「改善教學環境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 office:value-type="float" office:value="99" calcext:value-type="float">
            <text:p>99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3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style-name="ce116" office:value-type="string" calcext:value-type="string">
            <text:p>李丕賢</text:p>
          </table:table-cell>
          <table:table-cell table:style-name="ce116" office:value-type="string" calcext:value-type="string">
            <text:p>國教科1/12</text:p>
          </table:table-cell>
          <table:table-cell table:style-name="ce116" office:value-type="string" calcext:value-type="string">
            <text:p>3.30請款</text:p>
          </table:table-cell>
          <table:table-cell table:style-name="ce116" table:number-columns-repeated="1012"/>
        </table:table-row>
        <table:table-row table:style-name="ro8">
          <table:table-cell table:style-name="ce93" office:value-type="string" office:string-value="高辜惠珍" calcext:value-type="string">
            <text:p><text:s/>高辜惠珍 </text:p>
          </table:table-cell>
          <table:table-cell table:style-name="ce101" office:value-type="string" office:string-value="華興國小「101年度教學用資訊設備」" calcext:value-type="string">
            <text:p><text:s/>華興國小「101年度教學用資訊設備」 </text:p>
          </table:table-cell>
          <table:table-cell table:style-name="ce93" office:value-type="string" office:string-value="七堵區" calcext:value-type="string">
            <text:p><text:s/>七堵區 </text:p>
          </table:table-cell>
          <table:table-cell table:number-columns-repeated="2" table:style-name="ce93" office:value-type="float" office:value="110" calcext:value-type="float">
            <text:p><text:s/>110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3/1</text:p>
          </table:table-cell>
          <table:table-cell table:style-name="ce116" office:value-type="string" calcext:value-type="string">
            <text:p>A31-1</text:p>
          </table:table-cell>
          <table:table-cell table:style-name="ce116" office:value-type="string" calcext:value-type="string">
            <text:p>波4/17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陳東財" calcext:value-type="string">
            <text:p><text:s/>陳東財 </text:p>
          </table:table-cell>
          <table:table-cell table:style-name="ce100" office:value-type="string" office:string-value="信義國小「101年度購置頭影機設備」" calcext:value-type="string">
            <text:p><text:s/>信義國小「101年度購置頭影機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200" calcext:value-type="float">
            <text:p><text:s/>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style-name="ce116" office:value-type="string" calcext:value-type="string">
            <text:p>A9-1-2</text:p>
          </table:table-cell>
          <table:table-cell table:style-name="ce116" office:value-type="string" calcext:value-type="string">
            <text:p>志傑</text:p>
          </table:table-cell>
          <table:table-cell table:style-name="ce116" office:value-type="string" calcext:value-type="string">
            <text:p>3.30請款</text:p>
          </table:table-cell>
          <table:table-cell table:style-name="ce116" table:number-columns-repeated="1012"/>
        </table:table-row>
        <table:table-row table:style-name="ro8">
          <table:table-cell table:style-name="ce93" office:value-type="string" office:string-value="高辜惠珍" calcext:value-type="string">
            <text:p><text:s/>高辜惠珍 </text:p>
          </table:table-cell>
          <table:table-cell table:style-name="ce101" office:value-type="string" office:string-value="復興國小「101年改善資訊教學設備」" calcext:value-type="string">
            <text:p><text:s/>復興國小「101年改善資訊教學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3" office:value-type="float" office:value="110" calcext:value-type="float">
            <text:p><text:s/>110 </text:p>
          </table:table-cell>
          <table:table-cell table:style-name="ce92" office:value-type="float" office:value="110" calcext:value-type="float">
            <text:p><text:s/>11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3/5</text:p>
          </table:table-cell>
          <table:table-cell table:style-name="ce116"/>
          <table:table-cell table:style-name="ce116" office:value-type="string" calcext:value-type="string">
            <text:p>4/13請示單</text:p>
          </table:table-cell>
          <table:table-cell table:style-name="ce116" table:number-columns-repeated="1011"/>
        </table:table-row>
        <table:table-row table:style-name="ro8">
          <table:table-cell table:style-name="ce93" office:value-type="string" office:string-value="高辜惠珍" calcext:value-type="string">
            <text:p><text:s/>高辜惠珍 </text:p>
          </table:table-cell>
          <table:table-cell table:style-name="ce101" office:value-type="string" office:string-value="尚仁國小「101年改善教學設備」" calcext:value-type="string">
            <text:p><text:s/>尚仁國小「101年改善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3" office:value-type="float" office:value="194" calcext:value-type="float">
            <text:p><text:s/>194 </text:p>
          </table:table-cell>
          <table:table-cell table:style-name="ce92" office:value-type="float" office:value="194" calcext:value-type="float">
            <text:p><text:s/>1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3/5</text:p>
          </table:table-cell>
          <table:table-cell table:style-name="ce116"/>
          <table:table-cell table:style-name="ce116" office:value-type="string" calcext:value-type="string">
            <text:p>4/6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朱瑞祥" calcext:value-type="string">
            <text:p><text:s/>朱瑞祥 </text:p>
          </table:table-cell>
          <table:table-cell table:style-name="ce100" office:value-type="string" office:string-value="華興國小「101年度改善資訊教學設備」" calcext:value-type="string">
            <text:p><text:s/>華興國小「101年度改善資訊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85" calcext:value-type="float">
            <text:p><text:s/>985 </text:p>
          </table:table-cell>
          <table:table-cell table:style-name="ce92" office:value-type="float" office:value="980" calcext:value-type="float">
            <text:p><text:s/>9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學言系統科技有限公司" calcext:value-type="string">
            <text:p><text:s/>學言系統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3/22</text:p>
          </table:table-cell>
          <table:table-cell table:style-name="ce116" office:value-type="string" calcext:value-type="string">
            <text:p>鍊3/26簽</text:p>
          </table:table-cell>
          <table:table-cell table:style-name="ce116" office:value-type="string" calcext:value-type="string">
            <text:p>6/4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揚石城" calcext:value-type="string">
            <text:p><text:s/>揚石城 </text:p>
          </table:table-cell>
          <table:table-cell table:style-name="ce100" office:value-type="string" office:string-value="德和國小「飲水機購置更新」" calcext:value-type="string">
            <text:p><text:s/>德和國小「飲水機購置更新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180" calcext:value-type="float">
            <text:p><text:s/>1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賀眾企業股份有限公司" calcext:value-type="string">
            <text:p><text:s/>賀眾企業股份有限公司 </text:p>
          </table:table-cell>
          <table:table-cell table:style-name="ce116" office:value-type="string" calcext:value-type="string">
            <text:p>王信琪</text:p>
          </table:table-cell>
          <table:table-cell table:style-name="ce116" office:value-type="string" calcext:value-type="string">
            <text:p>體健科3/27</text:p>
          </table:table-cell>
          <table:table-cell table:style-name="ce116"/>
          <table:table-cell table:style-name="ce116" office:value-type="string" calcext:value-type="string">
            <text:p>6/1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陳江山、黃景泰" calcext:value-type="string">
            <text:p><text:s/>陳江山、黃景泰 </text:p>
          </table:table-cell>
          <table:table-cell table:style-name="ce100" office:value-type="string" office:string-value="碇內國小擴充遊戲器材設備" calcext:value-type="string">
            <text:p><text:s/>碇內國小擴充遊戲器材設備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92" office:value-type="float" office:value="1066" calcext:value-type="float">
            <text:p><text:s/>1,0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隆發遊具有無" calcext:value-type="string">
            <text:p><text:s/>隆發遊具有無 </text:p>
          </table:table-cell>
          <table:table-cell table:style-name="ce116" office:value-type="string" calcext:value-type="string">
            <text:p>李丕賢</text:p>
          </table:table-cell>
          <table:table-cell table:style-name="ce116" office:value-type="string" calcext:value-type="string">
            <text:p>國教科3/1</text:p>
          </table:table-cell>
          <table:table-cell table:style-name="ce116" office:value-type="string" calcext:value-type="string">
            <text:p>A26-1</text:p>
          </table:table-cell>
          <table:table-cell table:style-name="ce116"/>
          <table:table-cell table:style-name="ce116" office:value-type="string" calcext:value-type="string">
            <text:p>7.19付款</text:p>
          </table:table-cell>
          <table:table-cell table:style-name="ce116" table:number-columns-repeated="1010"/>
        </table:table-row>
        <table:table-row table:style-name="ro8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國小「資訊教學環境改善設備」" calcext:value-type="string">
            <text:p><text:s/>中正國小「資訊教學環境改善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494" calcext:value-type="float">
            <text:p><text:s/>4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國眾電腦股份有限公司" calcext:value-type="string">
            <text:p><text:s/>國眾電腦股份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3/9</text:p>
          </table:table-cell>
          <table:table-cell table:style-name="ce116" office:value-type="string" calcext:value-type="string">
            <text:p>A5-2</text:p>
          </table:table-cell>
          <table:table-cell table:style-name="ce116" table:number-columns-repeated="1012"/>
        </table:table-row>
        <table:table-row table:style-name="ro8">
          <table:table-cell table:style-name="ce92" office:value-type="string" office:string-value="陳東財、陳江山" calcext:value-type="string">
            <text:p><text:s/>陳東財、陳江山 </text:p>
          </table:table-cell>
          <table:table-cell table:style-name="ce100" office:value-type="string" office:string-value="銘傳國中「籃球架板附灌籃籃球框」" calcext:value-type="string">
            <text:p><text:s/>銘傳國中「籃球架板附灌籃籃球框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279" calcext:value-type="float">
            <text:p><text:s/>1,27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台體實業有限公司" calcext:value-type="string">
            <text:p><text:s/>台體實業有限公司 </text:p>
          </table:table-cell>
          <table:table-cell table:style-name="ce116" office:value-type="string" calcext:value-type="string">
            <text:p>陳盈全03.19</text:p>
          </table:table-cell>
          <table:table-cell table:style-name="ce116" table:number-columns-repeated="1014"/>
        </table:table-row>
        <table:table-row table:style-name="ro12"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月眉國小「101年改善資訊教學設備」" calcext:value-type="string">
            <text:p><text:s/>月眉國小「101年改善資訊教學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1144" calcext:value-type="float">
            <text:p><text:s/>1,14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3/30</text:p>
          </table:table-cell>
          <table:table-cell table:style-name="ce116" office:value-type="string" calcext:value-type="string">
            <text:p>國教科5/21--傑</text:p>
          </table:table-cell>
          <table:table-cell table:style-name="ce116" office:value-type="string" calcext:value-type="string">
            <text:p>8/30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仁愛國小「充實校園安全維護系統」" calcext:value-type="string">
            <text:p><text:s/>仁愛國小「充實校園安全維護系統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200" calcext:value-type="float">
            <text:p><text:s/>1,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table:style-name="ce116" office:value-type="string" calcext:value-type="string">
            <text:p>李蕙君</text:p>
          </table:table-cell>
          <table:table-cell table:style-name="ce116" office:value-type="string" calcext:value-type="string">
            <text:p>國教科4/2</text:p>
          </table:table-cell>
          <table:table-cell table:style-name="ce116"/>
          <table:table-cell table:style-name="ce116" office:value-type="string" calcext:value-type="string">
            <text:p>10/1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沈義傳、洪森永" calcext:value-type="string">
            <text:p><text:s/>沈義傳、洪森永 </text:p>
          </table:table-cell>
          <table:table-cell table:style-name="ce100" office:value-type="string" office:string-value="西定國小「建置多媒體數位教學平台」" calcext:value-type="string">
            <text:p><text:s/>西定國小「建置多媒體數位教學平台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602" calcext:value-type="float">
            <text:p><text:s/>1,602 </text:p>
          </table:table-cell>
          <table:table-cell table:style-name="ce92" office:value-type="float" office:value="1589" calcext:value-type="float">
            <text:p><text:s/>1,5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table:style-name="ce116" office:value-type="string" calcext:value-type="string">
            <text:p>李蕙君</text:p>
          </table:table-cell>
          <table:table-cell table:style-name="ce116" office:value-type="string" calcext:value-type="string">
            <text:p>國教科4/3</text:p>
          </table:table-cell>
          <table:table-cell table:style-name="ce116"/>
          <table:table-cell table:style-name="ce116" office:value-type="string" calcext:value-type="string">
            <text:p>10/1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成功國小「校園安全維護系統」" calcext:value-type="string">
            <text:p><text:s/>成功國小「校園安全維護系統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637" calcext:value-type="float">
            <text:p><text:s/>63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教昱科技有限公司" calcext:value-type="string">
            <text:p><text:s/>教昱科技有限公司 </text:p>
          </table:table-cell>
          <table:table-cell table:style-name="ce116" office:value-type="string" calcext:value-type="string">
            <text:p>李蕙君</text:p>
          </table:table-cell>
          <table:table-cell table:style-name="ce116" office:value-type="string" calcext:value-type="string">
            <text:p>國教科4/6</text:p>
          </table:table-cell>
          <table:table-cell table:style-name="ce116" office:value-type="string" calcext:value-type="string">
            <text:p>春4/13簽</text:p>
          </table:table-cell>
          <table:table-cell table:style-name="ce116" office:value-type="string" calcext:value-type="string">
            <text:p>鍊8/14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詹春陽、蔡適應" calcext:value-type="string">
            <text:p><text:s/>詹春陽、蔡適應 </text:p>
          </table:table-cell>
          <table:table-cell table:style-name="ce100" office:value-type="string" office:string-value="成功國小「數位公務宣導隨選模組」" calcext:value-type="string">
            <text:p><text:s/>成功國小「數位公務宣導隨選模組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539" calcext:value-type="float">
            <text:p><text:s/>1,53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table:style-name="ce116" office:value-type="string" calcext:value-type="string">
            <text:p>李蕙君</text:p>
          </table:table-cell>
          <table:table-cell table:style-name="ce116" office:value-type="string" calcext:value-type="string">
            <text:p>國教科4/6</text:p>
          </table:table-cell>
          <table:table-cell table:style-name="ce116" office:value-type="string" calcext:value-type="string">
            <text:p>鍊4/13簽</text:p>
          </table:table-cell>
          <table:table-cell table:style-name="ce116" office:value-type="string" calcext:value-type="string">
            <text:p>鍊、春9/25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宋瑋莉、施世明" calcext:value-type="string">
            <text:p><text:s/>宋瑋莉、施世明 </text:p>
          </table:table-cell>
          <table:table-cell table:style-name="ce100" office:value-type="string" office:string-value="中華國小「英語學習網站架設及相關設備採購」" calcext:value-type="string">
            <text:p><text:s/>中華國小「英語學習網站架設及相關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660" calcext:value-type="float">
            <text:p><text:s/>1,660 </text:p>
          </table:table-cell>
          <table:table-cell table:style-name="ce92" office:value-type="float" office:value="1639" calcext:value-type="float">
            <text:p><text:s/>1,63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台灣恩益禧股份有限公司" calcext:value-type="string">
            <text:p><text:s/>台灣恩益禧股份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4/9</text:p>
          </table:table-cell>
          <table:table-cell table:style-name="ce116" office:value-type="string" calcext:value-type="string">
            <text:p>傑4/16簽6.11再簽</text:p>
          </table:table-cell>
          <table:table-cell table:style-name="ce116" office:value-type="string" calcext:value-type="string">
            <text:p>8/30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楊石城、張錦煌" calcext:value-type="string">
            <text:p><text:s/>楊石城、張錦煌 </text:p>
          </table:table-cell>
          <table:table-cell table:style-name="ce100" office:value-type="string" office:string-value="德和國小「數位公務宣導隨選模組」" calcext:value-type="string">
            <text:p><text:s/>德和國小「數位公務宣導隨選模組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1600" calcext:value-type="float">
            <text:p><text:s/>1,6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4/9</text:p>
          </table:table-cell>
          <table:table-cell table:style-name="ce116" office:value-type="string" calcext:value-type="string">
            <text:p>傑4/16簽</text:p>
          </table:table-cell>
          <table:table-cell table:style-name="ce116" table:number-columns-repeated="1012"/>
        </table:table-row>
        <table:table-row table:style-name="ro8">
          <table:table-cell table:style-name="ce92" office:value-type="string" office:string-value="施世明" calcext:value-type="string">
            <text:p><text:s/>施世明 </text:p>
          </table:table-cell>
          <table:table-cell table:style-name="ce100" office:value-type="string" office:string-value="仙洞國小「101年度增購桌球運動器材」" calcext:value-type="string">
            <text:p><text:s/>仙洞國小「101年度增購桌球運動器材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87" calcext:value-type="float">
            <text:p><text:s/>8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基隆體育用品社" calcext:value-type="string">
            <text:p><text:s/>基隆體育用品社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4/13</text:p>
          </table:table-cell>
          <table:table-cell table:style-name="ce116" office:value-type="string" calcext:value-type="string">
            <text:p>傑4/17簽</text:p>
          </table:table-cell>
          <table:table-cell table:style-name="ce116" office:value-type="string" calcext:value-type="string">
            <text:p>7/9請示單</text:p>
          </table:table-cell>
          <table:table-cell table:style-name="ce116" table:number-columns-repeated="1011"/>
        </table:table-row>
        <table:table-row table:style-name="ro7">
          <table:table-cell table:style-name="ce94" office:value-type="string" calcext:value-type="string">
            <text:p>鄭怡信</text:p>
          </table:table-cell>
          <table:table-cell table:style-name="ce100" office:value-type="string" office:string-value="中正國小「充實籃球場籃板籃框設備」" calcext:value-type="string">
            <text:p><text:s/>中正國小「充實籃球場籃板籃框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04" office:value-type="float" office:value="500" calcext:value-type="float">
            <text:p>5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台體實業有限公司" calcext:value-type="string">
            <text:p><text:s/>台體實業有限公司 </text:p>
          </table:table-cell>
          <table:table-cell table:style-name="ce116" office:value-type="string" calcext:value-type="string">
            <text:p>陳盈全</text:p>
          </table:table-cell>
          <table:table-cell table:style-name="ce116" office:value-type="string" calcext:value-type="string">
            <text:p>體健科4/9</text:p>
          </table:table-cell>
          <table:table-cell table:style-name="ce116" office:value-type="string" calcext:value-type="string">
            <text:p>波4/24簽</text:p>
          </table:table-cell>
          <table:table-cell table:style-name="ce116" office:value-type="string" calcext:value-type="string">
            <text:p>9/21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百福國中「101年度購置國樂團樂器設備」" calcext:value-type="string">
            <text:p><text:s/>百福國中「101年度購置國樂團樂器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800" calcext:value-type="float">
            <text:p><text:s/>8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偉仕育樂用品有限公司" calcext:value-type="string">
            <text:p><text:s/>偉仕育樂用品有限公司 </text:p>
          </table:table-cell>
          <table:table-cell table:style-name="ce116" office:value-type="string" calcext:value-type="string">
            <text:p>劉靜如</text:p>
          </table:table-cell>
          <table:table-cell table:style-name="ce116" office:value-type="string" calcext:value-type="string">
            <text:p>社會教育科5/1</text:p>
          </table:table-cell>
          <table:table-cell table:style-name="ce116" office:value-type="string" calcext:value-type="string">
            <text:p>波5/2簽</text:p>
          </table:table-cell>
          <table:table-cell table:style-name="ce116" office:value-type="string" calcext:value-type="string">
            <text:p>8/8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張耿輝、鄭林清良" calcext:value-type="string">
            <text:p><text:s/>張耿輝、鄭林清良 </text:p>
          </table:table-cell>
          <table:table-cell table:style-name="ce100" office:value-type="string" office:string-value="中華國小101年改善教學環境及設備" calcext:value-type="string">
            <text:p><text:s/>中華國小101年改善教學環境及設備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4600" calcext:value-type="float">
            <text:p><text:s/>4,600 </text:p>
          </table:table-cell>
          <table:table-cell table:style-name="ce92" office:value-type="float" office:value="3985" calcext:value-type="float">
            <text:p><text:s/>3,9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維京營造有限公司" calcext:value-type="string">
            <text:p><text:s/>維京營造有限公司 </text:p>
          </table:table-cell>
          <table:table-cell table:style-name="ce116" office:value-type="string" calcext:value-type="string">
            <text:p>李蕙君</text:p>
          </table:table-cell>
          <table:table-cell table:style-name="ce116" office:value-type="string" calcext:value-type="string">
            <text:p>國教科5/4</text:p>
          </table:table-cell>
          <table:table-cell table:style-name="ce116" office:value-type="string" calcext:value-type="string">
            <text:p>波、春5/8簽</text:p>
          </table:table-cell>
          <table:table-cell table:style-name="ce116" table:number-columns-repeated="1012"/>
        </table:table-row>
        <table:table-row table:style-name="ro8">
          <table:table-cell table:style-name="ce92" office:value-type="string" office:string-value="蘇仁和、張錦煌" calcext:value-type="string">
            <text:p><text:s/>蘇仁和、張錦煌 </text:p>
          </table:table-cell>
          <table:table-cell table:style-name="ce100" office:value-type="string" office:string-value="尚仁國小「101年改善教學環境設備」" calcext:value-type="string">
            <text:p><text:s/>尚仁國小「101年改善教學環境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95" calcext:value-type="float">
            <text:p><text:s/>9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5/30</text:p>
          </table:table-cell>
          <table:table-cell table:style-name="ce116" office:value-type="string" calcext:value-type="string">
            <text:p>波6/6簽</text:p>
          </table:table-cell>
          <table:table-cell table:style-name="ce116" office:value-type="string" calcext:value-type="string">
            <text:p>8/3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張耿輝、蘇財發" calcext:value-type="string">
            <text:p><text:s/>張耿輝、蘇財發 </text:p>
          </table:table-cell>
          <table:table-cell table:style-name="ce100" office:value-type="string" office:string-value="七堵國小「改善運動教學設備」" calcext:value-type="string">
            <text:p><text:s/>七堵國小「改善運動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99" calcext:value-type="float">
            <text:p><text:s/>9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3" office:value-type="string" office:string-value="台體實業有限公司" calcext:value-type="string">
            <text:p><text:s/>台體實業有限公司 </text:p>
          </table:table-cell>
          <table:table-cell table:style-name="ce116" office:value-type="string" calcext:value-type="string">
            <text:p>陳盈全</text:p>
          </table:table-cell>
          <table:table-cell table:style-name="ce116" office:value-type="string" calcext:value-type="string">
            <text:p>體育保健5/24</text:p>
          </table:table-cell>
          <table:table-cell table:style-name="ce116" office:value-type="string" calcext:value-type="string">
            <text:p>波5/30簽</text:p>
          </table:table-cell>
          <table:table-cell table:style-name="ce116" office:value-type="string" calcext:value-type="string">
            <text:p>9/19請示單</text:p>
          </table:table-cell>
          <table:table-cell table:style-name="ce116" table:number-columns-repeated="1011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東信國小「飲水機購買」" calcext:value-type="string">
            <text:p><text:s/>東信國小「飲水機購買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80" calcext:value-type="float">
            <text:p><text:s/>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豪康水器材料有限公司" calcext:value-type="string">
            <text:p><text:s/>豪康水器材料有限公司 </text:p>
          </table:table-cell>
          <table:table-cell table:style-name="ce116" office:value-type="string" calcext:value-type="string">
            <text:p>王信琪</text:p>
          </table:table-cell>
          <table:table-cell table:style-name="ce116" office:value-type="string" calcext:value-type="string">
            <text:p>體育保健6/12</text:p>
          </table:table-cell>
          <table:table-cell table:style-name="ce116" office:value-type="string" calcext:value-type="string">
            <text:p>傑6/14簽</text:p>
          </table:table-cell>
          <table:table-cell table:style-name="ce116" office:value-type="string" calcext:value-type="string">
            <text:p>8/20請示單</text:p>
          </table:table-cell>
          <table:table-cell table:style-name="ce116" table:number-columns-repeated="1011"/>
        </table:table-row>
        <table:table-row table:style-name="ro13">
          <table:table-cell table:style-name="ce95" office:value-type="string" office:string-value="陳志成、施世明、鄭林清良、莊錦田、洪森永" calcext:value-type="string">
            <text:p><text:s/>陳志成、施世明、鄭林清良、莊錦田、洪森永 </text:p>
          </table:table-cell>
          <table:table-cell table:style-name="ce100" office:value-type="string" office:string-value="安樂國小「英語學習網站架設及相關設備採購」" calcext:value-type="string">
            <text:p><text:s/>安樂國小「英語學習網站架設及相關設備採購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2466" calcext:value-type="float">
            <text:p><text:s/>2,4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天創資訊科技有限公司" calcext:value-type="string">
            <text:p><text:s/>天創資訊科技有限公司 </text:p>
          </table:table-cell>
          <table:table-cell table:style-name="ce116" office:value-type="string" calcext:value-type="string">
            <text:p>李蕙君</text:p>
          </table:table-cell>
          <table:table-cell table:style-name="ce116" office:value-type="string" calcext:value-type="string">
            <text:p>國教科6/22</text:p>
          </table:table-cell>
          <table:table-cell table:style-name="ce116" office:value-type="string" calcext:value-type="string">
            <text:p>春6/27簽</text:p>
          </table:table-cell>
          <table:table-cell table:style-name="ce116" table:number-columns-repeated="1012"/>
        </table:table-row>
        <table:table-row table:style-name="ro8"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深澳國小「101年增設資訊教學設備」" calcext:value-type="string">
            <text:p><text:s/>深澳國小「101年增設資訊教學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500" calcext:value-type="float">
            <text:p><text:s/>500 </text:p>
          </table:table-cell>
          <table:table-cell table:style-name="ce92" office:value-type="float" office:value="499" calcext:value-type="float">
            <text:p><text:s/>4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4" office:value-type="string" calcext:value-type="string">
            <text:p>國眾電腦股份有限公司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6/26</text:p>
          </table:table-cell>
          <table:table-cell table:style-name="ce116" office:value-type="string" calcext:value-type="string">
            <text:p>鍊6/29簽</text:p>
          </table:table-cell>
          <table:table-cell table:style-name="ce116" table:number-columns-repeated="1012"/>
        </table:table-row>
        <table:table-row table:style-name="ro12"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華興國小「101年度改善教學環境需求」" calcext:value-type="string">
            <text:p><text:s/>華興國小「101年度改善教學環境需求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305" calcext:value-type="float">
            <text:p><text:s/>30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8/15</text:p>
          </table:table-cell>
          <table:table-cell table:style-name="ce116" office:value-type="string" calcext:value-type="string">
            <text:p>波8/6簽</text:p>
          </table:table-cell>
          <table:table-cell table:style-name="ce116" office:value-type="string" calcext:value-type="string">
            <text:p>波10/11請示單</text:p>
          </table:table-cell>
          <table:table-cell table:style-name="ce116" table:number-columns-repeated="1011"/>
        </table:table-row>
        <table:table-row table:style-name="ro14">
          <table:table-cell table:style-name="ce94" office:value-type="string" calcext:value-type="string">
            <text:p>何淑萍</text:p>
          </table:table-cell>
          <table:table-cell table:style-name="ce100" office:value-type="string" office:string-value="銘傳國中「充實體育班環境設備」" calcext:value-type="string">
            <text:p><text:s/>銘傳國中「充實體育班環境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05" office:value-type="float" office:value="800" calcext:value-type="float">
            <text:p>8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台體實業有限公司</text:p>
          </table:table-cell>
          <table:table-cell table:style-name="ce116" office:value-type="string" calcext:value-type="string">
            <text:p>陳盈全</text:p>
          </table:table-cell>
          <table:table-cell table:style-name="ce116" office:value-type="string" calcext:value-type="string">
            <text:p>體育保健8/29</text:p>
          </table:table-cell>
          <table:table-cell table:style-name="ce116"/>
          <table:table-cell table:style-name="ce116" office:value-type="string" calcext:value-type="string">
            <text:p>11/8請示單</text:p>
          </table:table-cell>
          <table:table-cell table:style-name="ce116" table:number-columns-repeated="1011"/>
        </table:table-row>
        <table:table-row table:style-name="ro7">
          <table:table-cell table:style-name="ce94" office:value-type="string" calcext:value-type="string">
            <text:p>鄭怡信</text:p>
          </table:table-cell>
          <table:table-cell table:style-name="ce100" office:value-type="string" office:string-value="中華國小「101年充實校園數位學習系統設備採購」" calcext:value-type="string">
            <text:p><text:s/>中華國小「101年充實校園數位學習系統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104" office:value-type="float" office:value="500" calcext:value-type="float">
            <text:p>500</text:p>
          </table:table-cell>
          <table:table-cell table:style-name="ce104" office:value-type="float" office:value="499" calcext:value-type="float">
            <text:p>4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table:style-name="ce116" office:value-type="string" calcext:value-type="string">
            <text:p>謝秀芬</text:p>
          </table:table-cell>
          <table:table-cell table:style-name="ce116" office:value-type="string" calcext:value-type="string">
            <text:p>國教科7/21</text:p>
          </table:table-cell>
          <table:table-cell table:style-name="ce116" office:value-type="string" calcext:value-type="string">
            <text:p>波7/31簽</text:p>
          </table:table-cell>
          <table:table-cell table:style-name="ce116" office:value-type="string" calcext:value-type="string">
            <text:p>11/12請示單</text:p>
          </table:table-cell>
          <table:table-cell table:style-name="ce116" table:number-columns-repeated="1011"/>
        </table:table-row>
        <table:table-row table:style-name="ro8"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D41:.D69])" office:value-type="float" office:value="26732" calcext:value-type="float">
            <text:p><text:s/>26,732 </text:p>
          </table:table-cell>
          <table:table-cell table:style-name="ce92" table:formula="of:=SUM([.E41:.E69])" office:value-type="float" office:value="26075" calcext:value-type="float">
            <text:p><text:s/>26,075 </text:p>
          </table:table-cell>
          <table:table-cell table:style-name="ce92" table:number-columns-repeated="3"/>
          <table:table-cell table:style-name="ce112"/>
          <table:table-cell table:style-name="ce116" table:number-columns-repeated="1015"/>
        </table:table-row>
        <table:table-row table:style-name="ro10" table:number-rows-repeated="104850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0年度半年報(上)" table:style-name="ta3">
        <table:table-column table:style-name="co14" table:default-cell-style-name="ce91"/>
        <table:table-column table:style-name="co15" table:default-cell-style-name="ce91"/>
        <table:table-column table:style-name="co23" table:default-cell-style-name="ce91"/>
        <table:table-column table:style-name="co24" table:number-columns-repeated="2" table:default-cell-style-name="ce91"/>
        <table:table-column table:style-name="co25" table:default-cell-style-name="ce91"/>
        <table:table-column table:style-name="co14" table:number-columns-repeated="2" table:default-cell-style-name="ce91"/>
        <table:table-column table:style-name="co21" table:default-cell-style-name="ce91"/>
        <table:table-column table:style-name="co22" table:number-columns-repeated="248" table:default-cell-style-name="ce91"/>
        <table:table-column table:style-name="co22" table:number-columns-repeated="767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基隆(市)政府100年度對議員所提地方建設建議事項處理明細表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5"/>
        </table:table-row>
        <table:table-row table:style-name="ro15">
          <table:table-cell table:style-name="ce2" office:value-type="string" calcext:value-type="string" table:number-columns-spanned="9" table:number-rows-spanned="1">
            <text:p>至100年6月止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5"/>
        </table:table-row>
        <table:table-row table:style-name="ro15">
          <table:table-cell table:style-name="ce117" office:value-type="string" calcext:value-type="string">
            <text:p>表4</text:p>
          </table:table-cell>
          <table:table-cell table:style-name="ce16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18"/>
          <table:table-cell table:style-name="ce121" office:value-type="string" calcext:value-type="string">
            <text:p>單位：千元</text:p>
          </table:table-cell>
          <table:table-cell table:number-columns-repeated="1015"/>
        </table:table-row>
        <table:table-row table:style-name="ro6">
          <table:table-cell table:style-name="ce86" office:value-type="string" calcext:value-type="string" table:number-columns-spanned="1" table:number-rows-spanned="2">
            <text:p>議員姓名</text:p>
          </table:table-cell>
          <table:table-cell table:style-name="ce86" office:value-type="string" calcext:value-type="string" table:number-columns-spanned="1" table:number-rows-spanned="2">
            <text:p>建議項目及內容</text:p>
          </table:table-cell>
          <table:table-cell table:style-name="ce86" office:value-type="string" calcext:value-type="string" table:number-columns-spanned="1" table:number-rows-spanned="2">
            <text:p>建議地點</text:p>
          </table:table-cell>
          <table:table-cell table:style-name="ce86" office:value-type="string" calcext:value-type="string" table:number-columns-spanned="1" table:number-rows-spanned="2">
            <text:p>建議金額</text:p>
          </table:table-cell>
          <table:table-cell table:style-name="ce86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09"/>
          <table:covered-table-cell table:style-name="ce111"/>
          <table:table-cell table:number-columns-repeated="1015"/>
        </table:table-row>
        <table:table-row table:style-name="ro7">
          <table:covered-table-cell table:number-columns-repeated="4" table:style-name="ce87"/>
          <table:table-cell table:style-name="ce106" office:value-type="string" calcext:value-type="string">
            <text:p>核定金額</text:p>
          </table:table-cell>
          <table:table-cell table:style-name="ce106" office:value-type="string" calcext:value-type="string">
            <text:p>經費支用科目</text:p>
          </table:table-cell>
          <table:table-cell table:style-name="ce106" office:value-type="string" calcext:value-type="string">
            <text:p>主辦機關</text:p>
          </table:table-cell>
          <table:table-cell table:style-name="ce106" office:value-type="string" calcext:value-type="string">
            <text:p>招標方式</text:p>
          </table:table-cell>
          <table:table-cell table:style-name="ce106" office:value-type="string" calcext:value-type="string">
            <text:p>得標廠商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陳志成" calcext:value-type="string">
            <text:p><text:s/>陳志成 </text:p>
          </table:table-cell>
          <table:table-cell table:style-name="ce98" office:value-type="string" office:string-value="北寧路254之5號旁護欄、路面整修工程" calcext:value-type="string">
            <text:p><text:s/>北寧路254之5號旁護欄、路面整修工程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float" office:value="97" calcext:value-type="float">
            <office:annotation draw:style-name="gr17" draw:text-style-name="P2" svg:width="31.88mm" svg:height="21.01mm" svg:x="171.62mm" svg:y="51.01mm" draw:caption-point-x="-3.86mm" draw:caption-point-y="3.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319</text:span><text:span text:style-name="T2">元</text:span></text:p>
            </office:annotation>
            <text:p><text:s/>9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富泉工程行" calcext:value-type="string">
            <text:p><text:s/>富泉工程行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呂美玲" calcext:value-type="string">
            <text:p><text:s/>呂美玲 </text:p>
          </table:table-cell>
          <table:table-cell table:style-name="ce98" office:value-type="string" office:string-value="基隆市消防局購置仁愛分隊監視系統設備" calcext:value-type="string">
            <text:p><text:s/>基隆市消防局購置仁愛分隊監視系統設備 </text:p>
          </table:table-cell>
          <table:table-cell table:style-name="ce88" office:value-type="string" office:string-value="仁愛區" calcext:value-type="string">
            <text:p><text:s/>仁愛區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 office:value-type="float" office:value="98" calcext:value-type="float">
            <office:annotation draw:style-name="gr18" draw:text-style-name="P2" svg:width="31.88mm" svg:height="20.94mm" svg:x="171.62mm" svg:y="63.7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銓通通信有限公司" calcext:value-type="string">
            <text:p><text:s/>銓通通信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蔡適應" calcext:value-type="string">
            <text:p><text:s/>蔡適應 </text:p>
          </table:table-cell>
          <table:table-cell table:style-name="ce98" office:value-type="string" office:string-value="深澳國民小學雨庇及給水回收等雜項工程" calcext:value-type="string">
            <text:p><text:s/>深澳國民小學雨庇及給水回收等雜項工程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1098" calcext:value-type="float">
            <office:annotation draw:style-name="gr19" draw:text-style-name="P2" svg:width="31.65mm" svg:height="20.94mm" svg:x="144.46mm" svg:y="76.48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98891</text:span></text:p>
            </office:annotation>
            <text:p><text:s/>1,098 </text:p>
          </table:table-cell>
          <table:table-cell table:style-name="ce88" office:value-type="float" office:value="789" calcext:value-type="float">
            <office:annotation draw:style-name="gr18" draw:text-style-name="P2" svg:width="31.88mm" svg:height="20.94mm" svg:x="171.62mm" svg:y="76.4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89000</text:span><text:span text:style-name="T2">元</text:span></text:p>
            </office:annotation>
            <text:p><text:s/>789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永福土木包工業" calcext:value-type="string">
            <text:p><text:s/>永福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張耿輝" calcext:value-type="string">
            <text:p><text:s/>張耿輝 </text:p>
          </table:table-cell>
          <table:table-cell table:style-name="ce98" office:value-type="string" office:string-value="基隆市警察局購置攝錄音筆設備" calcext:value-type="string">
            <text:p><text:s/>基隆市警察局購置攝錄音筆設備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1000" calcext:value-type="float">
            <text:p><text:s/>1,000 </text:p>
          </table:table-cell>
          <table:table-cell table:style-name="ce88" office:value-type="float" office:value="795" calcext:value-type="float">
            <office:annotation draw:style-name="gr18" draw:text-style-name="P2" svg:width="31.88mm" svg:height="20.94mm" svg:x="171.62mm" svg:y="89.1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5600</text:span><text:span text:style-name="T2">元</text:span></text:p>
            </office:annotation>
            <text:p><text:s/>795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警察局" calcext:value-type="string">
            <text:p><text:s/>基隆市警察局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嘉通國際有限公司" calcext:value-type="string">
            <text:p><text:s/>嘉通國際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楊石城" calcext:value-type="string">
            <text:p><text:s/>楊石城 </text:p>
          </table:table-cell>
          <table:table-cell table:style-name="ce98" office:value-type="string" office:string-value="民治等三里內零星工程" calcext:value-type="string">
            <text:p><text:s/>民治等三里內零星工程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678" calcext:value-type="float">
            <office:annotation draw:style-name="gr19" draw:text-style-name="P2" svg:width="31.65mm" svg:height="20.94mm" svg:x="144.46mm" svg:y="101.88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78968</text:span><text:span text:style-name="T2">元</text:span></text:p>
            </office:annotation>
            <text:p><text:s/>678 </text:p>
          </table:table-cell>
          <table:table-cell table:style-name="ce88" office:value-type="float" office:value="444" calcext:value-type="float">
            <office:annotation draw:style-name="gr18" draw:text-style-name="P2" svg:width="31.88mm" svg:height="20.94mm" svg:x="171.62mm" svg:y="101.8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44000</text:span><text:span text:style-name="T2">元</text:span></text:p>
            </office:annotation>
            <text:p><text:s/>444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建業土木包工業" calcext:value-type="string">
            <text:p><text:s/>建業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高辜惠珍" calcext:value-type="string">
            <text:p><text:s/>高辜惠珍 </text:p>
          </table:table-cell>
          <table:table-cell table:style-name="ce98" office:value-type="string" office:string-value="基隆市消防局七堵分隊購置床組設備" calcext:value-type="string">
            <text:p><text:s/>基隆市消防局七堵分隊購置床組設備 </text:p>
          </table:table-cell>
          <table:table-cell table:style-name="ce88" office:value-type="string" office:string-value="七堵區" calcext:value-type="string">
            <text:p><text:s/>七堵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88" office:value-type="float" office:value="97" calcext:value-type="float">
            <office:annotation draw:style-name="gr18" draw:text-style-name="P2" svg:width="31.88mm" svg:height="20.94mm" svg:x="171.62mm" svg:y="114.5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950</text:span><text:span text:style-name="T2">元</text:span></text:p>
            </office:annotation>
            <text:p><text:s/>9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朱瑞祥" calcext:value-type="string">
            <text:p><text:s/>朱瑞祥 </text:p>
          </table:table-cell>
          <table:table-cell table:style-name="ce98" office:value-type="string" office:string-value="基隆市立體育場門面整修工程" calcext:value-type="string">
            <text:p><text:s/>基隆市立體育場門面整修工程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88" office:value-type="float" office:value="97" calcext:value-type="float">
            <office:annotation draw:style-name="gr18" draw:text-style-name="P2" svg:width="31.88mm" svg:height="20.94mm" svg:x="171.62mm" svg:y="127.2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440</text:span><text:span text:style-name="T2">元</text:span></text:p>
            </office:annotation>
            <text:p><text:s/>9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巨緯土木包工業" calcext:value-type="string">
            <text:p><text:s/>巨緯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藍敏煌" calcext:value-type="string">
            <text:p><text:s/>藍敏煌 </text:p>
          </table:table-cell>
          <table:table-cell table:style-name="ce98" office:value-type="string" office:string-value="基隆市和平國小「節能照明設備」" calcext:value-type="string">
            <text:p><text:s/>基隆市和平國小「節能照明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float" office:value="100" calcext:value-type="float">
            <office:annotation draw:style-name="gr18" draw:text-style-name="P2" svg:width="31.88mm" svg:height="20.94mm" svg:x="171.62mm" svg:y="139.9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  <text:p><text:s/>10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安紀行國際貿易有限公司" calcext:value-type="string">
            <text:p><text:s/>安紀行國際貿易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施世明" calcext:value-type="string">
            <text:p><text:s/>施世明 </text:p>
          </table:table-cell>
          <table:table-cell table:style-name="ce98" office:value-type="string" office:string-value="德安里內零星工程" calcext:value-type="string">
            <text:p><text:s/>德安里內零星工程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1358" calcext:value-type="float">
            <text:p><text:s/>1,358 </text:p>
          </table:table-cell>
          <table:table-cell table:style-name="ce88" office:value-type="float" office:value="1080" calcext:value-type="float">
            <office:annotation draw:style-name="gr20" draw:text-style-name="P2" svg:width="31.88mm" svg:height="20.92mm" svg:x="171.62mm" svg:y="152.6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80000</text:span><text:span text:style-name="T2">元</text:span></text:p>
            </office:annotation>
            <text:p><text:s/>1,08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大城土木包工業" calcext:value-type="string">
            <text:p><text:s/>大城土木包工業 </text:p>
          </table:table-cell>
          <table:table-cell table:number-columns-repeated="1015"/>
        </table:table-row>
        <table:table-row table:style-name="ro16">
          <table:table-cell table:style-name="ce89" office:value-type="string" office:string-value="陳東財" calcext:value-type="string">
            <text:p><text:s/>陳東財 </text:p>
          </table:table-cell>
          <table:table-cell table:style-name="ce99" office:value-type="string" office:string-value="基隆市立體育場「田徑場附設網球場球柱及水溝地面改善工程」" calcext:value-type="string">
            <text:p><text:s/>基隆市立體育場「田徑場附設網球場球柱及水溝地面改善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9" calcext:value-type="float">
            <office:annotation draw:style-name="gr2" draw:text-style-name="P2" svg:width="31.65mm" svg:height="20.96mm" svg:x="144.46mm" svg:y="165.38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542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21" draw:text-style-name="P2" svg:width="31.88mm" svg:height="20.96mm" svg:x="171.62mm" svg:y="165.38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531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城土木包工業" calcext:value-type="string">
            <text:p><text:s/>大城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莊榮欽、                                           張芳麗" calcext:value-type="string">
            <text:p><text:s/>莊榮欽、 <text:s text:c="42"/>張芳麗 </text:p>
          </table:table-cell>
          <table:table-cell table:style-name="ce98" office:value-type="string" office:string-value="100年朝棟里內零星工程" calcext:value-type="string">
            <text:p><text:s/>100年朝棟里內零星工程 </text:p>
          </table:table-cell>
          <table:table-cell table:style-name="ce88" office:value-type="string" office:string-value="仁愛區" calcext:value-type="string">
            <text:p><text:s/>仁愛區 </text:p>
          </table:table-cell>
          <table:table-cell table:style-name="ce88" office:value-type="float" office:value="807" calcext:value-type="float">
            <text:p><text:s/>807 </text:p>
          </table:table-cell>
          <table:table-cell table:style-name="ce88" office:value-type="float" office:value="524" calcext:value-type="float">
            <office:annotation draw:style-name="gr22" draw:text-style-name="P2" svg:width="31.88mm" svg:height="20.91mm" svg:x="171.62mm" svg:y="186.58mm" draw:caption-point-x="-3.86mm" draw:caption-point-y="2.9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24000</text:span><text:span text:style-name="T2">元</text:span></text:p>
            </office:annotation>
            <text:p><text:s/>524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建業土木包工業" calcext:value-type="string">
            <text:p><text:s/>建業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藍敏煌" calcext:value-type="string">
            <text:p><text:s/>藍敏煌 </text:p>
          </table:table-cell>
          <table:table-cell table:style-name="ce98" office:value-type="string" office:string-value="基隆市消防局「購置冰溫熱三用飲水機」設備" calcext:value-type="string">
            <text:p><text:s/>基隆市消防局「購置冰溫熱三用飲水機」設備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186" calcext:value-type="float">
            <text:p><text:s/>186 </text:p>
          </table:table-cell>
          <table:table-cell table:style-name="ce88" office:value-type="float" office:value="186" calcext:value-type="float">
            <office:annotation draw:style-name="gr18" draw:text-style-name="P2" svg:width="31.88mm" svg:height="20.94mm" svg:x="171.62mm" svg:y="199.25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豪康水器材料有限公司</text:span><text:span text:style-name="T2">186435</text:span><text:span text:style-name="T2">元</text:span></text:p>
            </office:annotation>
            <text:p><text:s/>186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共同供應契約" calcext:value-type="string">
            <text:p><text:s/>共同供應契約 </text:p>
          </table:table-cell>
          <table:table-cell table:style-name="ce88" office:value-type="string" office:string-value="豪康水器材料有限公司" calcext:value-type="string">
            <text:p><text:s/>豪康水器材料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呂美玲" calcext:value-type="string">
            <text:p><text:s/>呂美玲 </text:p>
          </table:table-cell>
          <table:table-cell table:style-name="ce98" office:value-type="string" office:string-value="基隆市消防局「中正分隊購置辦公及家電」設備" calcext:value-type="string">
            <text:p><text:s/>基隆市消防局「中正分隊購置辦公及家電」設備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45" calcext:value-type="float">
            <office:annotation draw:style-name="gr19" draw:text-style-name="P2" svg:width="31.65mm" svg:height="20.94mm" svg:x="144.46mm" svg:y="211.95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5590</text:span><text:span text:style-name="T2">元</text:span></text:p>
            </office:annotation>
            <text:p><text:s/>45 </text:p>
          </table:table-cell>
          <table:table-cell table:style-name="ce88" office:value-type="float" office:value="45" calcext:value-type="float">
            <office:annotation draw:style-name="gr18" draw:text-style-name="P2" svg:width="31.88mm" svg:height="20.94mm" svg:x="171.62mm" svg:y="211.95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5590</text:span><text:span text:style-name="T2">元</text:span></text:p>
            </office:annotation>
            <text:p><text:s/>45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昇宏電器行" calcext:value-type="string">
            <text:p><text:s/>昇宏電器行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蘇財發" calcext:value-type="string">
            <text:p><text:s/>蘇財發 </text:p>
          </table:table-cell>
          <table:table-cell table:style-name="ce98" office:value-type="string" office:string-value="基隆市消防局「七堵分隊購置辦公設備」" calcext:value-type="string">
            <text:p><text:s/>基隆市消防局「七堵分隊購置辦公設備」 </text:p>
          </table:table-cell>
          <table:table-cell table:style-name="ce88" office:value-type="string" office:string-value="七堵區" calcext:value-type="string">
            <text:p><text:s/>七堵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float" office:value="94" calcext:value-type="float">
            <office:annotation draw:style-name="gr18" draw:text-style-name="P2" svg:width="31.88mm" svg:height="20.94mm" svg:x="171.62mm" svg:y="224.65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4059</text:span><text:span text:style-name="T2">元</text:span></text:p>
            </office:annotation>
            <text:p><text:s/>94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坦克通訊器材行" calcext:value-type="string">
            <text:p><text:s/>坦克通訊器材行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詹春陽" calcext:value-type="string">
            <text:p><text:s/>詹春陽 </text:p>
          </table:table-cell>
          <table:table-cell table:style-name="ce98" office:value-type="string" office:string-value="暖暖運動公園休憩區座椅改善工程" calcext:value-type="string">
            <text:p><text:s/>暖暖運動公園休憩區座椅改善工程 </text:p>
          </table:table-cell>
          <table:table-cell table:style-name="ce88" office:value-type="string" office:string-value="暖暖區" calcext:value-type="string">
            <text:p><text:s/>暖暖區 </text:p>
          </table:table-cell>
          <table:table-cell table:style-name="ce88" office:value-type="float" office:value="1356" calcext:value-type="float">
            <office:annotation draw:style-name="gr19" draw:text-style-name="P2" svg:width="31.65mm" svg:height="20.94mm" svg:x="144.46mm" svg:y="237.35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/></text:p>
            </office:annotation>
            <text:p><text:s/>1,356 </text:p>
          </table:table-cell>
          <table:table-cell table:style-name="ce88" office:value-type="float" office:value="799" calcext:value-type="float">
            <office:annotation draw:style-name="gr18" draw:text-style-name="P2" svg:width="31.88mm" svg:height="20.94mm" svg:x="171.62mm" svg:y="237.35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9000</text:span><text:span text:style-name="T2">元</text:span></text:p>
            </office:annotation>
            <text:p><text:s/>799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立體育場" calcext:value-type="string">
            <text:p><text:s/>基隆市立體育場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永福土木包工業" calcext:value-type="string">
            <text:p><text:s/>永福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曾水源、                                 莊榮欽" calcext:value-type="string">
            <text:p><text:s/>曾水源、 <text:s text:c="32"/>莊榮欽 </text:p>
          </table:table-cell>
          <table:table-cell table:style-name="ce98" office:value-type="string" office:string-value="100年虹橋、德厚等二里零星工程" calcext:value-type="string">
            <text:p><text:s/>100年虹橋、德厚等二里零星工程 </text:p>
          </table:table-cell>
          <table:table-cell table:style-name="ce88" office:value-type="string" office:string-value="仁愛區" calcext:value-type="string">
            <text:p><text:s/>仁愛區 </text:p>
          </table:table-cell>
          <table:table-cell table:style-name="ce88" office:value-type="float" office:value="848" calcext:value-type="float">
            <office:annotation draw:style-name="gr23" draw:text-style-name="P2" svg:width="31.65mm" svg:height="20.91mm" svg:x="144.46mm" svg:y="250.05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48542</text:span><text:span text:style-name="T2">元</text:span></text:p>
            </office:annotation>
            <text:p><text:s/>848 </text:p>
          </table:table-cell>
          <table:table-cell table:style-name="ce88" office:value-type="float" office:value="554" calcext:value-type="float">
            <office:annotation draw:style-name="gr22" draw:text-style-name="P2" svg:width="31.88mm" svg:height="20.91mm" svg:x="171.62mm" svg:y="250.05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54299</text:span><text:span text:style-name="T2">元</text:span></text:p>
            </office:annotation>
            <text:p><text:s/>554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皇駒土木包工業" calcext:value-type="string">
            <text:p><text:s/>皇駒土木包工業 </text:p>
          </table:table-cell>
          <table:table-cell table:number-columns-repeated="1015"/>
        </table:table-row>
        <table:table-row table:style-name="ro17">
          <table:table-cell table:style-name="ce88" office:value-type="string" office:string-value="謝守男                        、張芳麗、何淑萍" calcext:value-type="string">
            <text:p><text:s/>謝守男 <text:s text:c="23"/>、張芳麗、何淑萍 </text:p>
          </table:table-cell>
          <table:table-cell table:style-name="ce98" office:value-type="string" office:string-value="八斗國中「提昇多功能教學情境及活化校園空間設施工程」" calcext:value-type="string">
            <text:p><text:s/>八斗國中「提昇多功能教學情境及活化校園空間設施工程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4900" calcext:value-type="float">
            <office:annotation draw:style-name="gr4" draw:text-style-name="P2" svg:width="31.65mm" svg:height="20.88mm" svg:x="144.46mm" svg:y="262.75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90</text:span><text:span text:style-name="T2">萬</text:span></text:p>
            </office:annotation>
            <text:p><text:s/>4,900 </text:p>
          </table:table-cell>
          <table:table-cell table:style-name="ce88" office:value-type="float" office:value="3742" calcext:value-type="float">
            <office:annotation draw:style-name="gr24" draw:text-style-name="P2" svg:width="31.88mm" svg:height="20.88mm" svg:x="171.62mm" svg:y="262.75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742000</text:span><text:span text:style-name="T2">元</text:span></text:p>
            </office:annotation>
            <text:p><text:s/>3,742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東南土木包工業" calcext:value-type="string">
            <text:p><text:s/>東南土木包工業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張錦煌" calcext:value-type="string">
            <text:p><text:s/>張錦煌 </text:p>
          </table:table-cell>
          <table:table-cell table:style-name="ce98" office:value-type="string" office:string-value="仙洞里民會堂旁籃球場設施改善等工程" calcext:value-type="string">
            <text:p><text:s/>仙洞里民會堂旁籃球場設施改善等工程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1056" calcext:value-type="float">
            <text:p><text:s/>1,056 </text:p>
          </table:table-cell>
          <table:table-cell table:style-name="ce88" office:value-type="float" office:value="800" calcext:value-type="float">
            <office:annotation draw:style-name="gr25" draw:text-style-name="P2" svg:width="31.88mm" svg:height="20.65mm" svg:x="171.62mm" svg:y="282.35mm" draw:caption-point-x="-3.86mm" draw:caption-point-y="2.7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0</text:span><text:span text:style-name="T2">萬</text:span></text:p>
            </office:annotation>
            <text:p><text:s/>80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幼聯企業有限公司" calcext:value-type="string">
            <text:p><text:s/>幼聯企業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沈義傳" calcext:value-type="string">
            <text:p><text:s/>沈義傳 </text:p>
          </table:table-cell>
          <table:table-cell table:style-name="ce98" office:value-type="string" office:string-value="市立體育場「飲水機設備」" calcext:value-type="string">
            <text:p><text:s/>市立體育場「飲水機設備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121" calcext:value-type="float">
            <office:annotation draw:style-name="gr19" draw:text-style-name="P2" svg:width="31.65mm" svg:height="20.94mm" svg:x="144.46mm" svg:y="294.76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121 </text:p>
          </table:table-cell>
          <table:table-cell table:style-name="ce88" office:value-type="float" office:value="121" calcext:value-type="float">
            <office:annotation draw:style-name="gr18" draw:text-style-name="P2" svg:width="31.88mm" svg:height="20.94mm" svg:x="171.62mm" svg:y="294.76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121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office:value-type="string" office:string-value="共同供應契約" calcext:value-type="string">
            <text:p><text:s/>共同供應契約 </text:p>
          </table:table-cell>
          <table:table-cell table:style-name="ce88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8" office:value-type="string" office:string-value="詹春陽" calcext:value-type="string">
            <text:p><text:s/>詹春陽 </text:p>
          </table:table-cell>
          <table:table-cell table:style-name="ce98" office:value-type="string" office:string-value="八斗國中「殺菌冰暖熱三用飲水機」" calcext:value-type="string">
            <text:p><text:s/>八斗國中「殺菌冰暖熱三用飲水機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57" calcext:value-type="float">
            <office:annotation draw:style-name="gr19" draw:text-style-name="P2" svg:width="31.65mm" svg:height="20.94mm" svg:x="144.46mm" svg:y="307.46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7285</text:span><text:span text:style-name="T2">元</text:span></text:p>
            </office:annotation>
            <text:p><text:s/>157 </text:p>
          </table:table-cell>
          <table:table-cell table:style-name="ce107" office:value-type="float" office:value="157" calcext:value-type="float">
            <office:annotation draw:style-name="gr18" draw:text-style-name="P2" svg:width="31.88mm" svg:height="20.94mm" svg:x="171.62mm" svg:y="307.46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7285</text:span><text:span text:style-name="T2">元</text:span></text:p>
            </office:annotation>
            <text:p><text:s/>15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07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韓良圻" calcext:value-type="string">
            <text:p><text:s/>韓良圻 </text:p>
          </table:table-cell>
          <table:table-cell table:style-name="ce99" office:value-type="string" office:string-value="信義國中「100年度司令台無障礙空間改善工程」" calcext:value-type="string">
            <text:p><text:s/>信義國中「100年度司令台無障礙空間改善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119" office:value-type="float" office:value="98" calcext:value-type="float">
            <office:annotation draw:style-name="gr19" draw:text-style-name="P2" svg:width="31.65mm" svg:height="20.94mm" svg:x="144.46mm" svg:y="320.16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700</text:span><text:span text:style-name="T2">元</text:span></text:p>
            </office:annotation>
            <text:p><text:s/>98 </text:p>
          </table:table-cell>
          <table:table-cell table:style-name="ce120" table:number-columns-repeated="2"/>
          <table:table-cell table:style-name="ce89" office:value-type="string" office:string-value="教育處" calcext:value-type="string">
            <text:p><text:s/>教育處 </text:p>
          </table:table-cell>
          <table:table-cell table:style-name="ce120" table:number-columns-repeated="2"/>
          <table:table-cell table:number-columns-repeated="1015"/>
        </table:table-row>
        <table:table-row table:style-name="ro8">
          <table:table-cell table:style-name="ce89" office:value-type="string" office:string-value="藍敏煌" calcext:value-type="string">
            <text:p><text:s/>藍敏煌 </text:p>
          </table:table-cell>
          <table:table-cell table:style-name="ce99" office:value-type="string" office:string-value="基隆市警察局「信六路派出所設置儲物櫃工程」" calcext:value-type="string">
            <text:p><text:s/>基隆市警察局「信六路派出所設置儲物櫃工程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95" calcext:value-type="float">
            <office:annotation draw:style-name="gr26" draw:text-style-name="P2" svg:width="31.65mm" svg:height="20.9mm" svg:x="144.46mm" svg:y="332.86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025</text:span><text:span text:style-name="T2">元</text:span></text:p>
            </office:annotation>
            <text:p><text:s/>95 </text:p>
          </table:table-cell>
          <table:table-cell table:style-name="ce89" office:value-type="float" office:value="95" calcext:value-type="float">
            <office:annotation draw:style-name="gr27" draw:text-style-name="P2" svg:width="31.88mm" svg:height="20.9mm" svg:x="171.62mm" svg:y="332.86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000</text:span><text:span text:style-name="T2">元</text:span></text:p>
            </office:annotation>
            <text:p><text:s/>9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亞士玉市內設計總工程行" calcext:value-type="string">
            <text:p><text:s/>亞士玉市內設計總工程行 </text:p>
          </table:table-cell>
          <table:table-cell table:number-columns-repeated="1015"/>
        </table:table-row>
        <table:table-row table:style-name="ro18">
          <table:table-cell table:style-name="ce89" office:value-type="string" office:string-value="呂美玲" calcext:value-type="string">
            <text:p><text:s/>呂美玲 </text:p>
          </table:table-cell>
          <table:table-cell table:style-name="ce99" office:value-type="string" office:string-value="基隆市警察局「八斗子派出所購置體能設備」" calcext:value-type="string">
            <text:p><text:s/>基隆市警察局「八斗子派出所購置體能設備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37" calcext:value-type="float">
            <office:annotation draw:style-name="gr28" draw:text-style-name="P2" svg:width="31.65mm" svg:height="20.92mm" svg:x="144.46mm" svg:y="345.56mm" draw:caption-point-x="-3.84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7000</text:span><text:span text:style-name="T2">元</text:span></text:p>
            </office:annotation>
            <text:p><text:s/>37 </text:p>
          </table:table-cell>
          <table:table-cell table:style-name="ce89" office:value-type="float" office:value="35" calcext:value-type="float">
            <office:annotation draw:style-name="gr20" draw:text-style-name="P2" svg:width="31.88mm" svg:height="20.92mm" svg:x="171.62mm" svg:y="345.56mm" draw:caption-point-x="-3.86mm" draw:caption-point-y="3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5000</text:span><text:span text:style-name="T2">元</text:span></text:p>
            </office:annotation>
            <text:p><text:s/>3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強生運動科技股份有限公司" calcext:value-type="string">
            <text:p><text:s/>強生運動科技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詹春陽" calcext:value-type="string">
            <text:p><text:s/>詹春陽 </text:p>
          </table:table-cell>
          <table:table-cell table:style-name="ce99" office:value-type="string" office:string-value="八斗國中「水溝整修及植栽等工程」" calcext:value-type="string">
            <text:p><text:s/>八斗國中「水溝整修及植栽等工程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99" calcext:value-type="float">
            <office:annotation draw:style-name="gr28" draw:text-style-name="P2" svg:width="31.65mm" svg:height="20.92mm" svg:x="144.46mm" svg:y="358.26mm" draw:caption-point-x="-3.84mm" draw:caption-point-y="8.3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200</text:span><text:span text:style-name="T2">元</text:span></text:p>
            </office:annotation>
            <text:p><text:s/>99 </text:p>
          </table:table-cell>
          <table:table-cell table:style-name="ce89" office:value-type="float" office:value="97" calcext:value-type="float">
            <office:annotation draw:style-name="gr29" draw:text-style-name="P2" svg:width="31.88mm" svg:height="20.89mm" svg:x="171.62mm" svg:y="363.6mm" draw:caption-point-x="-3.86mm" draw:caption-point-y="2.9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467</text:span><text:span text:style-name="T2">元</text:span></text:p>
            </office:annotation>
            <text:p><text:s/>9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城土木包工業" calcext:value-type="string">
            <text:p><text:s/>大城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東財" calcext:value-type="string">
            <text:p><text:s/>陳東財 </text:p>
          </table:table-cell>
          <table:table-cell table:style-name="ce99" office:value-type="string" office:string-value="義和里內零星工程" calcext:value-type="string">
            <text:p><text:s/>義和里內零星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459" calcext:value-type="float">
            <office:annotation draw:style-name="gr30" draw:text-style-name="P2" svg:width="31.65mm" svg:height="20.93mm" svg:x="144.46mm" svg:y="376.2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459630</text:span><text:span text:style-name="T2">元</text:span></text:p>
            </office:annotation>
            <text:p><text:s/>1,459 </text:p>
          </table:table-cell>
          <table:table-cell table:style-name="ce89" office:value-type="float" office:value="1037" calcext:value-type="float">
            <office:annotation draw:style-name="gr31" draw:text-style-name="P2" svg:width="31.88mm" svg:height="20.93mm" svg:x="171.62mm" svg:y="376.2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37000</text:span><text:span text:style-name="T2">元</text:span></text:p>
            </office:annotation>
            <text:p><text:s/>1,03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四季開發營造有限公司" calcext:value-type="string">
            <text:p><text:s/>四季開發營造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莊榮欽" calcext:value-type="string">
            <text:p><text:s/>莊榮欽 </text:p>
          </table:table-cell>
          <table:table-cell table:style-name="ce99" office:value-type="string" office:string-value="100年忠勇里內零星工程" calcext:value-type="string">
            <text:p><text:s/>100年忠勇里內零星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76" calcext:value-type="float">
            <office:annotation draw:style-name="gr30" draw:text-style-name="P2" svg:width="31.65mm" svg:height="20.93mm" svg:x="144.46mm" svg:y="388.9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6497</text:span><text:span text:style-name="T2">元</text:span></text:p>
            </office:annotation>
            <text:p><text:s/>976 </text:p>
          </table:table-cell>
          <table:table-cell table:style-name="ce89" office:value-type="float" office:value="830" calcext:value-type="float">
            <office:annotation draw:style-name="gr31" draw:text-style-name="P2" svg:width="31.88mm" svg:height="20.93mm" svg:x="171.62mm" svg:y="388.9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30000</text:span><text:span text:style-name="T2">元</text:span></text:p>
            </office:annotation>
            <text:p><text:s/>83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凌飛土木包工業" calcext:value-type="string">
            <text:p><text:s/>凌飛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莊榮欽" calcext:value-type="string">
            <text:p><text:s/>莊榮欽 </text:p>
          </table:table-cell>
          <table:table-cell table:style-name="ce99" office:value-type="string" office:string-value="100年福仁里內零星工程" calcext:value-type="string">
            <text:p><text:s/>100年福仁里內零星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740" calcext:value-type="float">
            <office:annotation draw:style-name="gr30" draw:text-style-name="P2" svg:width="31.65mm" svg:height="20.93mm" svg:x="144.46mm" svg:y="401.6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0394</text:span><text:span text:style-name="T2">元</text:span></text:p>
            </office:annotation>
            <text:p><text:s/>740 </text:p>
          </table:table-cell>
          <table:table-cell table:style-name="ce89" office:value-type="float" office:value="525" calcext:value-type="float">
            <office:annotation draw:style-name="gr31" draw:text-style-name="P2" svg:width="31.88mm" svg:height="20.93mm" svg:x="171.62mm" svg:y="401.6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25000</text:span><text:span text:style-name="T2">元</text:span></text:p>
            </office:annotation>
            <text:p><text:s/>52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順陽土木包工業" calcext:value-type="string">
            <text:p><text:s/>順陽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莊榮欽" calcext:value-type="string">
            <text:p><text:s/>莊榮欽 </text:p>
          </table:table-cell>
          <table:table-cell table:style-name="ce99" office:value-type="string" office:string-value="100年英仁、誠仁等二里零星工程" calcext:value-type="string">
            <text:p><text:s/>100年英仁、誠仁等二里零星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738" calcext:value-type="float">
            <office:annotation draw:style-name="gr30" draw:text-style-name="P2" svg:width="31.65mm" svg:height="20.93mm" svg:x="144.46mm" svg:y="414.3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38770</text:span><text:span text:style-name="T2">元</text:span></text:p>
            </office:annotation>
            <text:p><text:s/>738 </text:p>
          </table:table-cell>
          <table:table-cell table:style-name="ce89" office:value-type="float" office:value="580" calcext:value-type="float">
            <office:annotation draw:style-name="gr31" draw:text-style-name="P2" svg:width="31.88mm" svg:height="20.93mm" svg:x="171.62mm" svg:y="414.3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8</text:span><text:span text:style-name="T2">萬</text:span></text:p>
            </office:annotation>
            <text:p><text:s/>5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順陽土木包工業" calcext:value-type="string">
            <text:p><text:s/>順陽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宋瑋莉" calcext:value-type="string">
            <text:p><text:s/>宋瑋莉 </text:p>
          </table:table-cell>
          <table:table-cell table:style-name="ce99" office:value-type="string" office:string-value="和慶西華里內零星工程" calcext:value-type="string">
            <text:p><text:s/>和慶西華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504" calcext:value-type="float">
            <office:annotation draw:style-name="gr30" draw:text-style-name="P2" svg:width="31.65mm" svg:height="20.93mm" svg:x="144.46mm" svg:y="427.0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04236</text:span><text:span text:style-name="T2">元</text:span></text:p>
            </office:annotation>
            <text:p><text:s/>1,504 </text:p>
          </table:table-cell>
          <table:table-cell table:style-name="ce89" office:value-type="float" office:value="1037" calcext:value-type="float">
            <office:annotation draw:style-name="gr31" draw:text-style-name="P2" svg:width="31.88mm" svg:height="20.93mm" svg:x="171.62mm" svg:y="427.0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37000</text:span><text:span text:style-name="T2">元</text:span></text:p>
            </office:annotation>
            <text:p><text:s/>1,03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朝成土木包工業" calcext:value-type="string">
            <text:p><text:s/>朝成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呂美玲" calcext:value-type="string">
            <text:p><text:s/>呂美玲 </text:p>
          </table:table-cell>
          <table:table-cell table:style-name="ce99" office:value-type="string" office:string-value="基隆市警察局「保安隊購置家電、傢俱設備」" calcext:value-type="string">
            <text:p><text:s/>基隆市警察局「保安隊購置家電、傢俱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1" calcext:value-type="float">
            <office:annotation draw:style-name="gr30" draw:text-style-name="P2" svg:width="31.65mm" svg:height="20.93mm" svg:x="144.46mm" svg:y="439.7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1694</text:span><text:span text:style-name="T2">元</text:span></text:p>
            </office:annotation>
            <text:p><text:s/>91 </text:p>
          </table:table-cell>
          <table:table-cell table:style-name="ce89" office:value-type="float" office:value="91" calcext:value-type="float">
            <office:annotation draw:style-name="gr31" draw:text-style-name="P2" svg:width="31.88mm" svg:height="20.93mm" svg:x="171.62mm" svg:y="439.7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1694</text:span><text:span text:style-name="T2">元</text:span></text:p>
            </office:annotation>
            <text:p><text:s/>91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明音電器行" calcext:value-type="string">
            <text:p><text:s/>明音電器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宋瑋莉" calcext:value-type="string">
            <text:p><text:s/>宋瑋莉 </text:p>
          </table:table-cell>
          <table:table-cell table:style-name="ce99" office:value-type="string" office:string-value="居仁里內零星工程" calcext:value-type="string">
            <text:p><text:s/>居仁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811" calcext:value-type="float">
            <office:annotation draw:style-name="gr30" draw:text-style-name="P2" svg:width="31.65mm" svg:height="20.93mm" svg:x="144.46mm" svg:y="452.4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11300</text:span><text:span text:style-name="T2">元</text:span></text:p>
            </office:annotation>
            <text:p><text:s/>811 </text:p>
          </table:table-cell>
          <table:table-cell table:style-name="ce89" office:value-type="float" office:value="572" calcext:value-type="float">
            <office:annotation draw:style-name="gr31" draw:text-style-name="P2" svg:width="31.88mm" svg:height="20.93mm" svg:x="171.62mm" svg:y="452.4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71800</text:span><text:span text:style-name="T2">元</text:span></text:p>
            </office:annotation>
            <text:p><text:s/>57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龍辰土木包工業" calcext:value-type="string">
            <text:p><text:s/>龍辰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暖暖里購置數位式多功能複合機設備" calcext:value-type="string">
            <text:p><text:s/>暖暖里購置數位式多功能複合機設備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9" calcext:value-type="float">
            <office:annotation draw:style-name="gr30" draw:text-style-name="P2" svg:width="31.65mm" svg:height="20.93mm" svg:x="144.46mm" svg:y="465.1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492</text:span><text:span text:style-name="T2">元</text:span></text:p>
            </office:annotation>
            <text:p><text:s/>99 </text:p>
          </table:table-cell>
          <table:table-cell table:style-name="ce89" office:value-type="float" office:value="99" calcext:value-type="float">
            <office:annotation draw:style-name="gr31" draw:text-style-name="P2" svg:width="31.88mm" svg:height="20.93mm" svg:x="171.62mm" svg:y="465.1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492</text:span><text:span text:style-name="T2">元</text:span></text:p>
            </office:annotation>
            <text:p><text:s/>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震旦行股份有限公司" calcext:value-type="string">
            <text:p><text:s/>震旦行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張芳麗" calcext:value-type="string">
            <text:p><text:s/>張芳麗 </text:p>
          </table:table-cell>
          <table:table-cell table:style-name="ce99" office:value-type="string" office:string-value="100年水錦里美化工程" calcext:value-type="string">
            <text:p><text:s/>100年水錦里美化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672" calcext:value-type="float">
            <office:annotation draw:style-name="gr30" draw:text-style-name="P2" svg:width="31.65mm" svg:height="20.93mm" svg:x="144.46mm" svg:y="477.8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72260</text:span><text:span text:style-name="T2">元</text:span></text:p>
            </office:annotation>
            <text:p><text:s/>672 </text:p>
          </table:table-cell>
          <table:table-cell table:style-name="ce89" office:value-type="float" office:value="615" calcext:value-type="float">
            <office:annotation draw:style-name="gr31" draw:text-style-name="P2" svg:width="31.88mm" svg:height="20.93mm" svg:x="171.62mm" svg:y="477.8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15000</text:span><text:span text:style-name="T2">元</text:span></text:p>
            </office:annotation>
            <text:p><text:s/>61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順陽土木包工業" calcext:value-type="string">
            <text:p><text:s/>順陽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100年博愛、吉仁、和明等三里零星工程" calcext:value-type="string">
            <text:p><text:s/>100年博愛、吉仁、和明等三里零星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1035" calcext:value-type="float">
            <office:annotation draw:style-name="gr30" draw:text-style-name="P2" svg:width="31.65mm" svg:height="20.93mm" svg:x="144.46mm" svg:y="490.5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35354</text:span><text:span text:style-name="T2">元</text:span></text:p>
            </office:annotation>
            <text:p><text:s/>1,035 </text:p>
          </table:table-cell>
          <table:table-cell table:style-name="ce89" office:value-type="float" office:value="820" calcext:value-type="float">
            <office:annotation draw:style-name="gr31" draw:text-style-name="P2" svg:width="31.88mm" svg:height="20.93mm" svg:x="171.62mm" svg:y="490.5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2</text:span><text:span text:style-name="T2">萬</text:span></text:p>
            </office:annotation>
            <text:p><text:s/>82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坦克土木包工業" calcext:value-type="string">
            <text:p><text:s/>坦克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東財" calcext:value-type="string">
            <text:p><text:s/>陳東財 </text:p>
          </table:table-cell>
          <table:table-cell table:style-name="ce99" office:value-type="string" office:string-value="信義國小「音樂及自然教室購置投影機教學設備」" calcext:value-type="string">
            <text:p><text:s/>信義國小「音樂及自然教室購置投影機教學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05" calcext:value-type="float">
            <office:annotation draw:style-name="gr6" draw:text-style-name="P2" svg:width="31.65mm" svg:height="20.89mm" svg:x="144.46mm" svg:y="503.2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020</text:span><text:span text:style-name="T2">元</text:span></text:p>
            </office:annotation>
            <text:p><text:s/>105 </text:p>
          </table:table-cell>
          <table:table-cell table:style-name="ce89" office:value-type="float" office:value="105" calcext:value-type="float">
            <office:annotation draw:style-name="gr29" draw:text-style-name="P2" svg:width="31.88mm" svg:height="20.89mm" svg:x="171.62mm" svg:y="503.2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020</text:span><text:span text:style-name="T2">元</text:span></text:p>
            </office:annotation>
            <text:p><text:s/>10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立一資訊科技有限公司" calcext:value-type="string">
            <text:p><text:s/>立一資訊科技有限公司 </text:p>
          </table:table-cell>
          <table:table-cell table:number-columns-repeated="1015"/>
        </table:table-row>
        <table:table-row table:style-name="ro18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基隆市警察局「第三分局暖暖派出所購置個人電腦等設備」" calcext:value-type="string">
            <text:p><text:s/>基隆市警察局「第三分局暖暖派出所購置個人電腦等設備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9" calcext:value-type="float">
            <office:annotation draw:style-name="gr23" draw:text-style-name="P2" svg:width="31.65mm" svg:height="20.91mm" svg:x="144.46mm" svg:y="515.96mm" draw:caption-point-x="-3.8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44</text:span><text:span text:style-name="T2">元</text:span></text:p>
            </office:annotation>
            <text:p><text:s/>99 </text:p>
          </table:table-cell>
          <table:table-cell table:style-name="ce89" office:value-type="float" office:value="99" calcext:value-type="float">
            <office:annotation draw:style-name="gr22" draw:text-style-name="P2" svg:width="31.88mm" svg:height="20.91mm" svg:x="171.62mm" svg:y="515.96mm" draw:caption-point-x="-3.86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44</text:span><text:span text:style-name="T2">元</text:span></text:p>
            </office:annotation>
            <text:p><text:s/>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立一資訊科技有限公司" calcext:value-type="string">
            <text:p><text:s/>立一資訊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東財、                    韓良圻" calcext:value-type="string">
            <text:p><text:s/>陳東財、 <text:s text:c="19"/>韓良圻 </text:p>
          </table:table-cell>
          <table:table-cell table:style-name="ce99" office:value-type="string" office:string-value="孝岡義和里內零星工程" calcext:value-type="string">
            <text:p><text:s/>孝岡義和里內零星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72" calcext:value-type="float">
            <office:annotation draw:style-name="gr28" draw:text-style-name="P2" svg:width="31.65mm" svg:height="20.92mm" svg:x="144.46mm" svg:y="528.65mm" draw:caption-point-x="-3.84mm" draw:caption-point-y="8.3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2350</text:span><text:span text:style-name="T2">元</text:span></text:p>
            </office:annotation>
            <text:p><text:s/>972 </text:p>
          </table:table-cell>
          <table:table-cell table:style-name="ce89" office:value-type="float" office:value="632" calcext:value-type="float">
            <office:annotation draw:style-name="gr20" draw:text-style-name="P2" svg:width="31.88mm" svg:height="20.92mm" svg:x="171.62mm" svg:y="528.65mm" draw:caption-point-x="-3.86mm" draw:caption-point-y="8.3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32666</text:span><text:span text:style-name="T2">元</text:span></text:p>
            </office:annotation>
            <text:p><text:s/>63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勝鴻土木包工業" calcext:value-type="string">
            <text:p><text:s/>勝鴻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韓良圻" calcext:value-type="string">
            <text:p><text:s/>韓良圻 </text:p>
          </table:table-cell>
          <table:table-cell table:style-name="ce99" office:value-type="string" office:string-value="智慧里民活動中心整修等工程" calcext:value-type="string">
            <text:p><text:s/>智慧里民活動中心整修等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598" calcext:value-type="float">
            <office:annotation draw:style-name="gr4" draw:text-style-name="P2" svg:width="31.65mm" svg:height="20.88mm" svg:x="144.46mm" svg:y="541.3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98001</text:span><text:span text:style-name="T2">元</text:span></text:p>
            </office:annotation>
            <text:p><text:s/>598 </text:p>
          </table:table-cell>
          <table:table-cell table:style-name="ce89" office:value-type="float" office:value="416" calcext:value-type="float">
            <office:annotation draw:style-name="gr24" draw:text-style-name="P2" svg:width="31.88mm" svg:height="20.88mm" svg:x="171.62mm" svg:y="541.39mm" draw:caption-point-x="-3.86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15840</text:span><text:span text:style-name="T2">元</text:span></text:p>
            </office:annotation>
            <text:p><text:s/>41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鴻賓開發實業有限公司" calcext:value-type="string">
            <text:p><text:s/>鴻賓開發實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志成" calcext:value-type="string">
            <text:p><text:s/>陳志成 </text:p>
          </table:table-cell>
          <table:table-cell table:style-name="ce99" office:value-type="string" office:string-value="基隆市警察局「第四分局購置電視機及飲水機設備」" calcext:value-type="string">
            <text:p><text:s/>基隆市警察局「第四分局購置電視機及飲水機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32" calcext:value-type="float">
            <office:annotation draw:style-name="gr4" draw:text-style-name="P2" svg:width="31.65mm" svg:height="20.88mm" svg:x="144.46mm" svg:y="554.0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2579</text:span><text:span text:style-name="T2">元</text:span></text:p>
            </office:annotation>
            <text:p><text:s/>132 </text:p>
          </table:table-cell>
          <table:table-cell table:style-name="ce89" office:value-type="float" office:value="132" calcext:value-type="float">
            <office:annotation draw:style-name="gr24" draw:text-style-name="P2" svg:width="31.88mm" svg:height="20.88mm" svg:x="171.62mm" svg:y="554.09mm" draw:caption-point-x="-3.86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2579</text:span><text:span text:style-name="T2">元</text:span></text:p>
            </office:annotation>
            <text:p><text:s/>13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學學系統科技有限公司" calcext:value-type="string">
            <text:p><text:s/>學學系統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揚石城" calcext:value-type="string">
            <text:p><text:s/>揚石城 </text:p>
          </table:table-cell>
          <table:table-cell table:style-name="ce99" office:value-type="string" office:string-value="中山仙洞健民太白等里內零星工程" calcext:value-type="string">
            <text:p><text:s/>中山仙洞健民太白等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933" calcext:value-type="float">
            <office:annotation draw:style-name="gr4" draw:text-style-name="P2" svg:width="31.65mm" svg:height="20.88mm" svg:x="144.46mm" svg:y="566.7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33477</text:span><text:span text:style-name="T2">元</text:span></text:p>
            </office:annotation>
            <text:p><text:s/>933 </text:p>
          </table:table-cell>
          <table:table-cell table:style-name="ce89" office:value-type="float" office:value="798" calcext:value-type="float">
            <office:annotation draw:style-name="gr24" draw:text-style-name="P2" svg:width="31.88mm" svg:height="20.88mm" svg:x="171.62mm" svg:y="567.0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8000</text:span><text:span text:style-name="T2">元</text:span></text:p>
            </office:annotation>
            <text:p><text:s/>7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朝成土木包工業" calcext:value-type="string">
            <text:p><text:s/>朝成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銘傳國中「圖書館書櫥採購」" calcext:value-type="string">
            <text:p><text:s/>銘傳國中「圖書館書櫥採購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4" draw:text-style-name="P2" svg:width="31.65mm" svg:height="20.88mm" svg:x="144.46mm" svg:y="579.4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800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24" draw:text-style-name="P2" svg:width="31.88mm" svg:height="20.88mm" svg:x="171.62mm" svg:y="579.7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志成" calcext:value-type="string">
            <text:p><text:s/>陳志成 </text:p>
          </table:table-cell>
          <table:table-cell table:style-name="ce99" office:value-type="string" office:string-value="基隆市警察局「第四分局購置沙發及茶几設備」" calcext:value-type="string">
            <text:p><text:s/>基隆市警察局「第四分局購置沙發及茶几設備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28" calcext:value-type="float">
            <office:annotation draw:style-name="gr4" draw:text-style-name="P2" svg:width="31.65mm" svg:height="20.88mm" svg:x="144.46mm" svg:y="592.1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8500</text:span><text:span text:style-name="T2">元</text:span></text:p>
            </office:annotation>
            <text:p><text:s/>28 </text:p>
          </table:table-cell>
          <table:table-cell table:style-name="ce89" office:value-type="float" office:value="28" calcext:value-type="float">
            <office:annotation draw:style-name="gr32" draw:text-style-name="P2" svg:width="31.39mm" svg:height="20.63mm" svg:x="171.62mm" svg:y="592.4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8500</text:span><text:span text:style-name="T2">元</text:span></text:p>
            </office:annotation>
            <text:p><text:s/>2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蘇仁和" calcext:value-type="string">
            <text:p><text:s/>蘇仁和 </text:p>
          </table:table-cell>
          <table:table-cell table:style-name="ce99" office:value-type="string" office:string-value="華興國小「多功能遊樂設施工程」" calcext:value-type="string">
            <text:p><text:s/>華興國小「多功能遊樂設施工程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1093" calcext:value-type="float">
            <office:annotation draw:style-name="gr4" draw:text-style-name="P2" svg:width="31.65mm" svg:height="20.88mm" svg:x="144.46mm" svg:y="604.8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93361</text:span><text:span text:style-name="T2">元</text:span></text:p>
            </office:annotation>
            <text:p><text:s/>1,093 </text:p>
          </table:table-cell>
          <table:table-cell table:style-name="ce89" office:value-type="float" office:value="970" calcext:value-type="float">
            <office:annotation draw:style-name="gr24" draw:text-style-name="P2" svg:width="31.88mm" svg:height="20.88mm" svg:x="171.62mm" svg:y="605.1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0000</text:span><text:span text:style-name="T2">元</text:span></text:p>
            </office:annotation>
            <text:p><text:s/>97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中鼎體育工程有限公司" calcext:value-type="string">
            <text:p><text:s/>中鼎體育工程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黃景泰" calcext:value-type="string">
            <text:p><text:s/>黃景泰 </text:p>
          </table:table-cell>
          <table:table-cell table:style-name="ce99" office:value-type="string" office:string-value="暖東過港等里零星工程" calcext:value-type="string">
            <text:p><text:s/>暖東過港等里零星工程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1048" calcext:value-type="float">
            <office:annotation draw:style-name="gr4" draw:text-style-name="P2" svg:width="31.65mm" svg:height="20.88mm" svg:x="144.46mm" svg:y="617.5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,048,078</text:span><text:span text:style-name="T2">元</text:span></text:p>
            </office:annotation>
            <text:p><text:s/>1,048 </text:p>
          </table:table-cell>
          <table:table-cell table:style-name="ce89" office:value-type="float" office:value="740" calcext:value-type="float">
            <office:annotation draw:style-name="gr24" draw:text-style-name="P2" svg:width="31.88mm" svg:height="20.88mm" svg:x="171.62mm" svg:y="617.8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0000</text:span><text:span text:style-name="T2">元</text:span></text:p>
            </office:annotation>
            <text:p><text:s/>74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大立土木包工業" calcext:value-type="string">
            <text:p><text:s/>大立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碇和里民會堂設置LED跑馬燈設備" calcext:value-type="string">
            <text:p><text:s/>碇和里民會堂設置LED跑馬燈設備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 office:value-type="float" office:value="93" calcext:value-type="float">
            <office:annotation draw:style-name="gr24" draw:text-style-name="P2" svg:width="31.88mm" svg:height="20.88mm" svg:x="171.62mm" svg:y="630.5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3000</text:span><text:span text:style-name="T2">元</text:span></text:p>
            </office:annotation>
            <text:p><text:s/>93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亞京工程有限公司" calcext:value-type="string">
            <text:p><text:s/>亞京工程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黃景泰" calcext:value-type="string">
            <text:p><text:s/>黃景泰 </text:p>
          </table:table-cell>
          <table:table-cell table:style-name="ce99" office:value-type="string" office:string-value="正榮國宅（東勢街26巷71弄）社區化糞池修繕" calcext:value-type="string">
            <text:p><text:s/>正榮國宅（東勢街26巷71弄）社區化糞池修繕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6" calcext:value-type="float">
            <office:annotation draw:style-name="gr4" draw:text-style-name="P2" svg:width="31.65mm" svg:height="20.88mm" svg:x="144.46mm" svg:y="642.9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621</text:span><text:span text:style-name="T2">元</text:span></text:p>
            </office:annotation>
            <text:p><text:s/>96 </text:p>
          </table:table-cell>
          <table:table-cell table:style-name="ce89" office:value-type="float" office:value="96" calcext:value-type="float">
            <office:annotation draw:style-name="gr24" draw:text-style-name="P2" svg:width="31.88mm" svg:height="20.88mm" svg:x="171.62mm" svg:y="643.2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621</text:span><text:span text:style-name="T2">元</text:span></text:p>
            </office:annotation>
            <text:p><text:s/>9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都市發展處" calcext:value-type="string">
            <text:p><text:s/>都市發展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健昇土木包工業" calcext:value-type="string">
            <text:p><text:s/>健昇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水源早起會遮陽鐵皮屋修繕工程" calcext:value-type="string">
            <text:p><text:s/>水源早起會遮陽鐵皮屋修繕工程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8" calcext:value-type="float">
            <office:annotation draw:style-name="gr4" draw:text-style-name="P2" svg:width="31.65mm" svg:height="20.88mm" svg:x="144.46mm" svg:y="655.6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942</text:span><text:span text:style-name="T2">元</text:span></text:p>
            </office:annotation>
            <text:p><text:s/>98 </text:p>
          </table:table-cell>
          <table:table-cell table:style-name="ce89" office:value-type="float" office:value="98" calcext:value-type="float">
            <office:annotation draw:style-name="gr32" draw:text-style-name="P2" svg:width="31.39mm" svg:height="20.63mm" svg:x="171.62mm" svg:y="655.9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942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暖暖區公所" calcext:value-type="string">
            <text:p><text:s/>暖暖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太元工程行" calcext:value-type="string">
            <text:p><text:s/>太元工程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蘇財發" calcext:value-type="string">
            <text:p><text:s/>蘇財發 </text:p>
          </table:table-cell>
          <table:table-cell table:style-name="ce99" office:value-type="string" office:string-value="七堵區實踐等3里零星工程" calcext:value-type="string">
            <text:p><text:s/>七堵區實踐等3里零星工程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1056" calcext:value-type="float">
            <office:annotation draw:style-name="gr4" draw:text-style-name="P2" svg:width="31.65mm" svg:height="20.88mm" svg:x="144.46mm" svg:y="668.39mm" draw:caption-point-x="-3.84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6190</text:span><text:span text:style-name="T2">元</text:span></text:p>
            </office:annotation>
            <text:p><text:s/>1,056 </text:p>
          </table:table-cell>
          <table:table-cell table:style-name="ce89" office:value-type="float" office:value="849" calcext:value-type="float">
            <office:annotation draw:style-name="gr24" draw:text-style-name="P2" svg:width="31.88mm" svg:height="20.88mm" svg:x="171.62mm" svg:y="668.64mm" draw:caption-point-x="-3.86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49700</text:span><text:span text:style-name="T2">元</text:span></text:p>
            </office:annotation>
            <text:p><text:s/>84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七堵區公所" calcext:value-type="string">
            <text:p><text:s/>七堵區公所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瑞昌土木包工業" calcext:value-type="string">
            <text:p><text:s/>瑞昌土木包工業 </text:p>
          </table:table-cell>
          <table:table-cell table:number-columns-repeated="1015"/>
        </table:table-row>
        <table:table-row table:style-name="ro8">
          <table:table-cell table:style-name="ce90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0"/>
          <table:table-cell table:style-name="ce89" table:formula="of:=SUM([.D6:.D53])" office:value-type="float" office:value="29216" calcext:value-type="float">
            <office:annotation draw:style-name="gr33" draw:text-style-name="P2" svg:width="31.92mm" svg:height="20.89mm" svg:x="144.46mm" svg:y="681.34mm" draw:caption-point-x="-3.84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232061</text:span><text:span text:style-name="T2">元</text:span></text:p>
            </office:annotation>
            <text:p><text:s/>29,216 </text:p>
          </table:table-cell>
          <table:table-cell table:style-name="ce89" table:formula="of:=SUM([.E6:.E53])" office:value-type="float" office:value="22304" calcext:value-type="float">
            <text:p><text:s/>22,304 </text:p>
          </table:table-cell>
          <table:table-cell table:style-name="ce89" table:number-columns-repeated="4"/>
          <table:table-cell table:number-columns-repeated="1015"/>
        </table:table-row>
        <table:table-row table:style-name="ro19">
          <table:table-cell table:style-name="ce3" office:value-type="string" calcext:value-type="string">
            <text:p>註：1.本表主辦機關為行政院主計處。</text:p>
          </table:table-cell>
          <table:table-cell table:number-columns-repeated="1023"/>
        </table:table-row>
        <table:table-row table:style-name="ro19">
          <table:table-cell table:style-name="ce3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0">
          <table:table-cell table:style-name="ce10" office:value-type="string" calcext:value-type="string" table:number-columns-spanned="9" table:number-rows-spanned="2">
            <text:p>備註：1、第二季請於7月14日前送達，第四季請於101年1月10日前送達。本府各單位請送主計處會審科，機關學校請送主計處歲計科。</text:p>
          </table:table-cell>
          <table:covered-table-cell table:number-columns-repeated="8" table:style-name="ce11"/>
          <table:table-cell table:style-name="ce23" table:number-columns-repeated="1015"/>
        </table:table-row>
        <table:table-row table:style-name="ro21">
          <table:covered-table-cell table:number-columns-repeated="9" table:style-name="ce11"/>
          <table:table-cell table:style-name="ce23" table:number-columns-repeated="1015"/>
        </table:table-row>
        <table:table-row table:style-name="ro11">
          <table:table-cell table:style-name="ce12" office:value-type="string" calcext:value-type="string">
            <text:p>承辦單位：</text:p>
          </table:table-cell>
          <table:table-cell table:style-name="ce25"/>
          <table:table-cell table:style-name="ce12" office:value-type="string" calcext:value-type="string">
            <text:p>主辦會計：</text:p>
          </table:table-cell>
          <table:table-cell table:style-name="ce25" table:number-columns-repeated="2"/>
          <table:table-cell table:style-name="ce12" office:value-type="string" calcext:value-type="string">
            <text:p>機關長官：</text:p>
          </table:table-cell>
          <table:table-cell table:style-name="ce25" table:number-columns-repeated="1018"/>
        </table:table-row>
        <table:table-row table:style-name="ro10" table:number-rows-repeated="104851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0年度半年報(下)" table:style-name="ta4">
        <table:table-column table:style-name="co26" table:default-cell-style-name="ce91"/>
        <table:table-column table:style-name="co27" table:default-cell-style-name="ce91"/>
        <table:table-column table:style-name="co14" table:default-cell-style-name="ce91"/>
        <table:table-column table:style-name="co24" table:number-columns-repeated="2" table:default-cell-style-name="ce91"/>
        <table:table-column table:style-name="co21" table:default-cell-style-name="ce91"/>
        <table:table-column table:style-name="co28" table:default-cell-style-name="ce91"/>
        <table:table-column table:style-name="co29" table:default-cell-style-name="ce91"/>
        <table:table-column table:style-name="co21" table:default-cell-style-name="ce91"/>
        <table:table-column table:style-name="co22" table:number-columns-repeated="248" table:default-cell-style-name="ce91"/>
        <table:table-column table:style-name="co22" table:number-columns-repeated="767" table:default-cell-style-name="Default"/>
        <table:table-row table:style-name="ro22">
          <table:table-cell table:style-name="ce2" office:value-type="string" calcext:value-type="string" table:number-columns-spanned="9" table:number-rows-spanned="1">
            <text:p>基隆(市)政府100年度對議員所提地方建設建議事項處理明細表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5"/>
        </table:table-row>
        <table:table-row table:style-name="ro22">
          <table:table-cell table:style-name="ce2" office:value-type="string" calcext:value-type="string" table:number-columns-spanned="9" table:number-rows-spanned="1">
            <text:p>至100年12月止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5"/>
        </table:table-row>
        <table:table-row table:style-name="ro22">
          <table:table-cell table:style-name="ce117" office:value-type="string" calcext:value-type="string">
            <text:p>表4</text:p>
          </table:table-cell>
          <table:table-cell table:style-name="ce16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18"/>
          <table:table-cell table:style-name="ce121" office:value-type="string" calcext:value-type="string">
            <text:p>單位：千元</text:p>
          </table:table-cell>
          <table:table-cell table:number-columns-repeated="1015"/>
        </table:table-row>
        <table:table-row table:style-name="ro8">
          <table:table-cell table:style-name="ce86" office:value-type="string" calcext:value-type="string" table:number-columns-spanned="1" table:number-rows-spanned="2">
            <text:p>議員姓名</text:p>
          </table:table-cell>
          <table:table-cell table:style-name="ce86" office:value-type="string" calcext:value-type="string" table:number-columns-spanned="1" table:number-rows-spanned="2">
            <text:p>建議項目及內容</text:p>
          </table:table-cell>
          <table:table-cell table:style-name="ce86" office:value-type="string" calcext:value-type="string" table:number-columns-spanned="1" table:number-rows-spanned="2">
            <text:p>建議地點</text:p>
          </table:table-cell>
          <table:table-cell table:style-name="ce86" office:value-type="string" calcext:value-type="string" table:number-columns-spanned="1" table:number-rows-spanned="2">
            <text:p>建議金額</text:p>
          </table:table-cell>
          <table:table-cell table:style-name="ce86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09"/>
          <table:covered-table-cell table:style-name="ce111"/>
          <table:table-cell table:number-columns-repeated="1015"/>
        </table:table-row>
        <table:table-row table:style-name="ro8">
          <table:covered-table-cell table:number-columns-repeated="4" table:style-name="ce87"/>
          <table:table-cell table:style-name="ce106" office:value-type="string" calcext:value-type="string">
            <text:p>核定金額</text:p>
          </table:table-cell>
          <table:table-cell table:style-name="ce106" office:value-type="string" calcext:value-type="string">
            <text:p>經費支用科目</text:p>
          </table:table-cell>
          <table:table-cell table:style-name="ce106" office:value-type="string" calcext:value-type="string">
            <text:p>主辦機關</text:p>
          </table:table-cell>
          <table:table-cell table:style-name="ce106" office:value-type="string" calcext:value-type="string">
            <text:p>招標方式</text:p>
          </table:table-cell>
          <table:table-cell table:style-name="ce106" office:value-type="string" calcext:value-type="string">
            <text:p>得標廠商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施世明、游祥耀" calcext:value-type="string">
            <text:p><text:s/>施世明、游祥耀 </text:p>
          </table:table-cell>
          <table:table-cell table:style-name="ce99" office:value-type="string" office:string-value="教育處「中和國小購置飲水機」" calcext:value-type="string">
            <text:p><text:s/>教育處「中和國小購置飲水機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486" calcext:value-type="float">
            <office:annotation draw:style-name="gr34" draw:text-style-name="P2" svg:width="31.91mm" svg:height="20.88mm" svg:x="148.93mm" svg:y="50.22mm" draw:caption-point-x="-3.34mm" draw:caption-point-y="1.6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86855</text:span><text:span text:style-name="T2">元</text:span></text:p>
            </office:annotation>
            <text:p><text:s/>486 </text:p>
          </table:table-cell>
          <table:table-cell table:style-name="ce89" office:value-type="float" office:value="486" calcext:value-type="float">
            <office:annotation draw:style-name="gr24" draw:text-style-name="P2" svg:width="31.88mm" svg:height="20.88mm" svg:x="176.09mm" svg:y="50.22mm" draw:caption-point-x="-3.35mm" draw:caption-point-y="1.6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86855</text:span><text:span text:style-name="T2">元</text:span></text:p>
            </office:annotation>
            <text:p><text:s/>48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中和國小" calcext:value-type="string">
            <text:p><text:s/>教育處-中和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沈義傳" calcext:value-type="string">
            <text:p><text:s/>沈義傳 </text:p>
          </table:table-cell>
          <table:table-cell table:style-name="ce99" office:value-type="string" office:string-value="德和國小「飲水機購置更新」" calcext:value-type="string">
            <text:p><text:s/>德和國小「飲水機購置更新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94" calcext:value-type="float">
            <office:annotation draw:style-name="gr35" draw:text-style-name="P2" svg:width="31.66mm" svg:height="20.89mm" svg:x="144.45mm" svg:y="62.67mm" draw:caption-point-x="1.14mm" draw:caption-point-y="1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94742</text:span><text:span text:style-name="T2">元</text:span></text:p>
            </office:annotation>
            <text:p><text:s/>194 </text:p>
          </table:table-cell>
          <table:table-cell table:style-name="ce89" office:value-type="float" office:value="180" calcext:value-type="float">
            <office:annotation draw:style-name="gr36" draw:text-style-name="P2" svg:width="31.88mm" svg:height="20.63mm" svg:x="176.09mm" svg:y="63.17mm" draw:caption-point-x="-3.35mm" draw:caption-point-y="1.4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80000</text:span><text:span text:style-name="T2">元</text:span></text:p>
            </office:annotation>
            <text:p><text:s/>1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中和國小" calcext:value-type="string">
            <text:p><text:s/>教育處-中和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施世明、楊石城" calcext:value-type="string">
            <text:p><text:s/>施世明、楊石城 </text:p>
          </table:table-cell>
          <table:table-cell table:style-name="ce99" office:value-type="string" office:string-value="德安等五里內零星工程" calcext:value-type="string">
            <text:p><text:s/>德安等五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039" calcext:value-type="float">
            <office:annotation draw:style-name="gr37" draw:text-style-name="P2" svg:width="31.66mm" svg:height="20.63mm" svg:x="144.45mm" svg:y="75.37mm" draw:caption-point-x="1.14mm" draw:caption-point-y="1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39697</text:span><text:span text:style-name="T2">元</text:span></text:p>
            </office:annotation>
            <text:p><text:s/>1,039 </text:p>
          </table:table-cell>
          <table:table-cell table:style-name="ce89" office:value-type="float" office:value="759" calcext:value-type="float">
            <office:annotation draw:style-name="gr38" draw:text-style-name="P2" svg:width="31.88mm" svg:height="20.67mm" svg:x="176.09mm" svg:y="75.62mm" draw:caption-point-x="-3.35mm" draw:caption-point-y="1.6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59500</text:span><text:span text:style-name="T2">元</text:span></text:p>
            </office:annotation>
            <text:p><text:s/>75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坦克土木包工業" calcext:value-type="string">
            <text:p><text:s/>坦克土木包工業 </text:p>
          </table:table-cell>
          <table:table-cell table:number-columns-repeated="1015"/>
        </table:table-row>
        <table:table-row table:style-name="ro23">
          <table:table-cell table:style-name="ce89" office:value-type="string" office:string-value="張漢土、詹春陽、朱瑞祥" calcext:value-type="string">
            <text:p><text:s/>張漢土、詹春陽、朱瑞祥 </text:p>
          </table:table-cell>
          <table:table-cell table:style-name="ce99" office:value-type="string" office:string-value="東信國小「校園中庭廣場環境整修工程」" calcext:value-type="string">
            <text:p><text:s/>東信國小「校園中庭廣場環境整修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8320" calcext:value-type="float">
            <office:annotation draw:style-name="gr37" draw:text-style-name="P2" svg:width="31.66mm" svg:height="20.63mm" svg:x="144.45mm" svg:y="87.77mm" draw:caption-point-x="1.14mm" draw:caption-point-y="2.2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320787</text:span><text:span text:style-name="T2">元</text:span></text:p>
            </office:annotation>
            <text:p><text:s/>8,320 </text:p>
          </table:table-cell>
          <table:table-cell table:style-name="ce89" office:value-type="float" office:value="5388" calcext:value-type="float">
            <office:annotation draw:style-name="gr39" draw:text-style-name="P2" svg:width="31.88mm" svg:height="20.87mm" svg:x="176.09mm" svg:y="88.07mm" draw:caption-point-x="-3.35mm" draw:caption-point-y="1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388000</text:span><text:span text:style-name="T2">元</text:span></text:p>
            </office:annotation>
            <text:p><text:s/>5,38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東信國小" calcext:value-type="string">
            <text:p><text:s/>教育處-東信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遠城營造有限公司" calcext:value-type="string">
            <text:p><text:s/>遠城營造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基隆市消防局「暖暖分隊增設2台冷氣機」" calcext:value-type="string">
            <text:p><text:s/>基隆市消防局「暖暖分隊增設2台冷氣機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7" calcext:value-type="float">
            <office:annotation draw:style-name="gr40" draw:text-style-name="P2" svg:width="31.91mm" svg:height="20.64mm" svg:x="148.93mm" svg:y="108.94mm" draw:caption-point-x="-3.34mm" draw:caption-point-y="-0.1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990</text:span><text:span text:style-name="T2">元</text:span></text:p>
            </office:annotation>
            <text:p><text:s/>97 </text:p>
          </table:table-cell>
          <table:table-cell table:style-name="ce89" office:value-type="float" office:value="96" calcext:value-type="float">
            <office:annotation draw:style-name="gr36" draw:text-style-name="P2" svg:width="31.88mm" svg:height="20.63mm" svg:x="176.09mm" svg:y="109.24mm" draw:caption-point-x="-3.35mm" draw:caption-point-y="-0.4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990</text:span></text:p>
            </office:annotation>
            <text:p><text:s/>9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消防局" calcext:value-type="string">
            <text:p><text:s/>基隆市消防局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皇儒貴有限公司" calcext:value-type="string">
            <text:p><text:s/>皇儒貴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洪森永" calcext:value-type="string">
            <text:p><text:s/>洪森永 </text:p>
          </table:table-cell>
          <table:table-cell table:style-name="ce99" office:value-type="string" office:string-value="銘傳國中「飲水機購置更新」" calcext:value-type="string">
            <text:p><text:s/>銘傳國中「飲水機購置更新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324" calcext:value-type="float">
            <office:annotation draw:style-name="gr41" draw:text-style-name="P2" svg:width="31.91mm" svg:height="20.61mm" svg:x="148.93mm" svg:y="121.39mm" draw:caption-point-x="-3.34mm" draw:caption-point-y="0.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24570</text:span><text:span text:style-name="T2">元</text:span></text:p>
            </office:annotation>
            <text:p><text:s/>324 </text:p>
          </table:table-cell>
          <table:table-cell table:style-name="ce89" office:value-type="float" office:value="298" calcext:value-type="float">
            <office:annotation draw:style-name="gr42" draw:text-style-name="P2" svg:width="31.88mm" svg:height="20.64mm" svg:x="176.09mm" svg:y="121.64mm" draw:caption-point-x="-3.35mm" draw:caption-point-y="-0.1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8000</text:span></text:p>
            </office:annotation>
            <text:p><text:s/>2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9">
          <table:table-cell table:style-name="ce89" office:value-type="string" office:string-value="鄭怡信、張芳麗、鄭林清良" calcext:value-type="string">
            <text:p><text:s/>鄭怡信、張芳麗、鄭林清良 </text:p>
          </table:table-cell>
          <table:table-cell table:style-name="ce99" office:value-type="string" office:string-value="七堵國小「充實體育教學設備」" calcext:value-type="string">
            <text:p><text:s/>七堵國小「充實體育教學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1350" calcext:value-type="float">
            <office:annotation draw:style-name="gr43" draw:text-style-name="P2" svg:width="31.91mm" svg:height="20.62mm" svg:x="148.93mm" svg:y="133.84mm" draw:caption-point-x="-3.34mm" draw:caption-point-y="0.3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50000</text:span></text:p>
            </office:annotation>
            <text:p><text:s/>1,350 </text:p>
          </table:table-cell>
          <table:table-cell table:style-name="ce89" office:value-type="float" office:value="1350" calcext:value-type="float">
            <text:p><text:s/>1,35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七堵國小" calcext:value-type="string">
            <text:p><text:s/>教育處-七堵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台體實業有限公司" calcext:value-type="string">
            <text:p><text:s/>台體實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詹春陽" calcext:value-type="string">
            <text:p><text:s/>詹春陽 </text:p>
          </table:table-cell>
          <table:table-cell table:style-name="ce99" office:value-type="string" office:string-value="暖暖國小「飲水機購置更新」" calcext:value-type="string">
            <text:p><text:s/>暖暖國小「飲水機購置更新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320" calcext:value-type="float">
            <office:annotation draw:style-name="gr44" draw:text-style-name="P2" svg:width="31.91mm" svg:height="20.87mm" svg:x="148.93mm" svg:y="146.28mm" draw:caption-point-x="-3.34mm" draw:caption-point-y="11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2</text:span><text:span text:style-name="T2">萬</text:span></text:p>
            </office:annotation>
            <text:p><text:s/>320 </text:p>
          </table:table-cell>
          <table:table-cell table:style-name="ce89" office:value-type="float" office:value="298" calcext:value-type="float">
            <office:annotation draw:style-name="gr29" draw:text-style-name="P2" svg:width="31.88mm" svg:height="20.89mm" svg:x="176.09mm" svg:y="146.55mm" draw:caption-point-x="-3.35mm" draw:caption-point-y="10.9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8000</text:span></text:p>
            </office:annotation>
            <text:p><text:s/>2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暖暖國小" calcext:value-type="string">
            <text:p><text:s/>教育處-暖暖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張漢土" calcext:value-type="string">
            <text:p><text:s/>張漢土 </text:p>
          </table:table-cell>
          <table:table-cell table:style-name="ce99" office:value-type="string" office:string-value="月眉國小「100年度教學環境改善工程」" calcext:value-type="string">
            <text:p><text:s/>月眉國小「100年度教學環境改善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763" calcext:value-type="float">
            <office:annotation draw:style-name="gr45" draw:text-style-name="P2" svg:width="31.91mm" svg:height="20.89mm" svg:x="148.93mm" svg:y="158.71mm" draw:caption-point-x="-3.34mm" draw:caption-point-y="11.4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63502</text:span><text:span text:style-name="T2">元</text:span></text:p>
            </office:annotation>
            <text:p><text:s/>763 </text:p>
          </table:table-cell>
          <table:table-cell table:style-name="ce89" office:value-type="float" office:value="570" calcext:value-type="float">
            <office:annotation draw:style-name="gr42" draw:text-style-name="P2" svg:width="31.88mm" svg:height="20.64mm" svg:x="176.09mm" svg:y="159.21mm" draw:caption-point-x="-3.35mm" draw:caption-point-y="10.9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70000</text:span><text:span text:style-name="T2">元</text:span></text:p>
            </office:annotation>
            <text:p><text:s/>57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月眉國小" calcext:value-type="string">
            <text:p><text:s/>教育處-月眉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永福土木包工業" calcext:value-type="string">
            <text:p><text:s/>永福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東財" calcext:value-type="string">
            <text:p><text:s/>陳東財 </text:p>
          </table:table-cell>
          <table:table-cell table:style-name="ce99" office:value-type="string" office:string-value="基隆市立田徑場附設網球場地面及水溝蓋修繕" calcext:value-type="string">
            <text:p><text:s/>基隆市立田徑場附設網球場地面及水溝蓋修繕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9" calcext:value-type="float">
            <office:annotation draw:style-name="gr46" draw:text-style-name="P2" svg:width="31.91mm" svg:height="20.39mm" svg:x="148.93mm" svg:y="171.66mm" draw:caption-point-x="-3.34mm" draw:caption-point-y="11.2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542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47" draw:text-style-name="P2" svg:width="31.88mm" svg:height="20.39mm" svg:x="176.09mm" svg:y="171.91mm" draw:caption-point-x="-3.35mm" draw:caption-point-y="10.9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531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基隆市立田徑場" calcext:value-type="string">
            <text:p><text:s/>教育處-基隆市立田徑場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25" office:value-type="string" office:string-value="大城土木包工業" calcext:value-type="string">
            <text:p><text:s/>大城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游祥耀" calcext:value-type="string">
            <text:p><text:s/>游祥耀 </text:p>
          </table:table-cell>
          <table:table-cell table:style-name="ce99" office:value-type="string" office:string-value="基隆市立體育場走廊天花板補強工程" calcext:value-type="string">
            <text:p><text:s/>基隆市立體育場走廊天花板補強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8" calcext:value-type="float">
            <office:annotation draw:style-name="gr44" draw:text-style-name="P2" svg:width="31.91mm" svg:height="20.87mm" svg:x="148.93mm" svg:y="192.3mm" draw:caption-point-x="-3.34mm" draw:caption-point-y="3.2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674</text:span><text:span text:style-name="T2">元</text:span></text:p>
            </office:annotation>
            <text:p><text:s/>98 </text:p>
          </table:table-cell>
          <table:table-cell table:style-name="ce125" office:value-type="float" office:value="88" calcext:value-type="float">
            <office:annotation draw:style-name="gr25" draw:text-style-name="P2" svg:width="31.88mm" svg:height="20.65mm" svg:x="176.09mm" svg:y="192.84mm" draw:caption-point-x="-3.35mm" draw:caption-point-y="2.7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8657</text:span><text:span text:style-name="T2">元</text:span></text:p>
            </office:annotation>
            <text:p><text:s/>88 </text:p>
          </table:table-cell>
          <table:table-cell table:style-name="ce126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基隆市立田徑場" calcext:value-type="string">
            <text:p><text:s/>教育處-基隆市立田徑場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城土木包工業" calcext:value-type="string">
            <text:p><text:s/>大城土木包工業 </text:p>
          </table:table-cell>
          <table:table-cell table:style-name="ce127"/>
          <table:table-cell table:number-columns-repeated="1014"/>
        </table:table-row>
        <table:table-row table:style-name="ro24">
          <table:table-cell table:style-name="ce89" office:value-type="string" office:string-value="高辜惠珍" calcext:value-type="string">
            <text:p><text:s/>高辜惠珍 </text:p>
          </table:table-cell>
          <table:table-cell table:style-name="ce122" office:value-type="string" office:string-value=" 基隆市警察局「第三分局七堵派出所購置個人電腦等設備」" calcext:value-type="string">
            <text:p><text:s text:c="2"/>基隆市警察局「第三分局七堵派出所購置個人電腦等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9" calcext:value-type="float">
            <office:annotation draw:style-name="gr48" draw:text-style-name="P2" svg:width="31.91mm" svg:height="20.69mm" svg:x="148.93mm" svg:y="212.12mm" draw:caption-point-x="-3.34mm" draw:caption-point-y="-3.8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779</text:span><text:span text:style-name="T2">元</text:span></text:p>
            </office:annotation>
            <text:p><text:s/>99 </text:p>
          </table:table-cell>
          <table:table-cell table:style-name="ce89" office:value-type="float" office:value="99" calcext:value-type="float">
            <office:annotation draw:style-name="gr49" draw:text-style-name="P2" svg:width="31.88mm" svg:height="20.59mm" svg:x="176.09mm" svg:y="212.45mm" draw:caption-point-x="-3.35mm" draw:caption-point-y="-4.1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404</text:span><text:span text:style-name="T2">元</text:span></text:p>
            </office:annotation>
            <text:p><text:s/>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8" office:value-type="string" office:string-value="立一資訊科技有限公司" calcext:value-type="string">
            <text:p><text:s/>立一資訊科技有限公司 </text:p>
          </table:table-cell>
          <table:table-cell table:number-columns-repeated="1015"/>
        </table:table-row>
        <table:table-row table:style-name="ro17">
          <table:table-cell table:style-name="ce89" office:value-type="string" office:string-value="沈義傳" calcext:value-type="string">
            <text:p><text:s/>沈義傳 </text:p>
          </table:table-cell>
          <table:table-cell table:style-name="ce99" office:value-type="string" office:string-value="基隆市警察局「第四分局安定派出所購置電視機、除濕機及辦公椅等設備」" calcext:value-type="string">
            <text:p><text:s/>基隆市警察局「第四分局安定派出所購置電視機、除濕機及辦公椅等設備」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59" calcext:value-type="float">
            <office:annotation draw:style-name="gr50" draw:text-style-name="P2" svg:width="31.91mm" svg:height="20.85mm" svg:x="148.93mm" svg:y="224.86mm" draw:caption-point-x="-3.34mm" draw:caption-point-y="4.0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/4</text:span><text:span text:style-name="T2">來函估計</text:span><text:span text:style-name="T2">59276</text:span><text:span text:style-name="T2">元</text:span></text:p>
            </office:annotation>
            <text:p><text:s/>59 </text:p>
          </table:table-cell>
          <table:table-cell table:style-name="ce89" office:value-type="float" office:value="52" calcext:value-type="float">
            <office:annotation draw:style-name="gr51" draw:text-style-name="P2" svg:width="31.88mm" svg:height="20.38mm" svg:x="176.09mm" svg:y="232.51mm" draw:caption-point-x="-3.35mm" draw:caption-point-y="-3.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2317</text:span><text:span text:style-name="T2">元</text:span></text:p>
            </office:annotation>
            <text:p><text:s/>5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皇儒貴有限公司" calcext:value-type="string">
            <text:p><text:s/>皇儒貴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旺璉" calcext:value-type="string">
            <text:p><text:s/>蔡旺璉 </text:p>
          </table:table-cell>
          <table:table-cell table:style-name="ce99" office:value-type="string" office:string-value="友二里購置電視機與冷氣機設備" calcext:value-type="string">
            <text:p><text:s/>友二里購置電視機與冷氣機設備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8" calcext:value-type="float">
            <office:annotation draw:style-name="gr40" draw:text-style-name="P2" svg:width="31.91mm" svg:height="20.64mm" svg:x="148.93mm" svg:y="252.89mm" draw:caption-point-x="-3.34mm" draw:caption-point-y="-4.6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705</text:span><text:span text:style-name="T2">元</text:span></text:p>
            </office:annotation>
            <text:p><text:s/>98 </text:p>
          </table:table-cell>
          <table:table-cell table:style-name="ce89" office:value-type="float" office:value="98" calcext:value-type="float">
            <office:annotation draw:style-name="gr42" draw:text-style-name="P2" svg:width="31.88mm" svg:height="20.64mm" svg:x="176.09mm" svg:y="252.89mm" draw:caption-point-x="-3.35mm" draw:caption-point-y="-4.6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705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七堵區公所" calcext:value-type="string">
            <text:p><text:s/>七堵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雪驊企業有限公司" calcext:value-type="string">
            <text:p><text:s/>雪驊企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呂美玲" calcext:value-type="string">
            <text:p><text:s/>呂美玲 </text:p>
          </table:table-cell>
          <table:table-cell table:style-name="ce99" office:value-type="string" office:string-value="中正國小「左側校門改善工程」" calcext:value-type="string">
            <text:p><text:s/>中正國小「左側校門改善工程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1093" calcext:value-type="float">
            <office:annotation draw:style-name="gr52" draw:text-style-name="P2" svg:width="31.91mm" svg:height="20.38mm" svg:x="148.93mm" svg:y="258.2mm" draw:caption-point-x="-3.3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93528</text:span><text:span text:style-name="T2">元</text:span></text:p>
            </office:annotation>
            <text:p><text:s/>1,093 </text:p>
          </table:table-cell>
          <table:table-cell table:style-name="ce89" office:value-type="float" office:value="817" calcext:value-type="float">
            <office:annotation draw:style-name="gr53" draw:text-style-name="P2" svg:width="31.88mm" svg:height="20.66mm" svg:x="176.09mm" svg:y="265.84mm" draw:caption-point-x="-3.35mm" draw:caption-point-y="-4.9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17942</text:span><text:span text:style-name="T2">元</text:span></text:p>
            </office:annotation>
            <text:p><text:s/>81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中正國小" calcext:value-type="string">
            <text:p><text:s/>教育處-中正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慶泰土木包工業" calcext:value-type="string">
            <text:p><text:s/>慶泰土木包工業 </text:p>
          </table:table-cell>
          <table:table-cell table:number-columns-repeated="1015"/>
        </table:table-row>
        <table:table-row table:style-name="ro17">
          <table:table-cell table:style-name="ce89" office:value-type="string" office:string-value="宋瑋莉、張錦煌" calcext:value-type="string">
            <text:p><text:s/>宋瑋莉、張錦煌 </text:p>
          </table:table-cell>
          <table:table-cell table:style-name="ce99" office:value-type="string" office:string-value="中興太白文化等里內零星工程" calcext:value-type="string">
            <text:p><text:s/>中興太白文化等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048" calcext:value-type="float">
            <office:annotation draw:style-name="gr54" draw:text-style-name="P2" svg:width="31.91mm" svg:height="20.35mm" svg:x="148.93mm" svg:y="270.6mm" draw:caption-point-x="-3.34mm" draw:caption-point-y="3.0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48248</text:span><text:span text:style-name="T2">元</text:span></text:p>
            </office:annotation>
            <text:p><text:s/>1,048 </text:p>
          </table:table-cell>
          <table:table-cell table:style-name="ce89" office:value-type="float" office:value="731" calcext:value-type="float">
            <office:annotation draw:style-name="gr53" draw:text-style-name="P2" svg:width="31.88mm" svg:height="20.66mm" svg:x="176.09mm" svg:y="278.28mm" draw:caption-point-x="-3.35mm" draw:caption-point-y="-4.6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31200</text:span><text:span text:style-name="T2">元</text:span></text:p>
            </office:annotation>
            <text:p><text:s/>731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勝鴻土木包工業" calcext:value-type="string">
            <text:p><text:s/>勝鴻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銘傳國中「圖書館移動式書櫥設備」" calcext:value-type="string">
            <text:p><text:s/>銘傳國中「圖書館移動式書櫥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55" draw:text-style-name="P2" svg:width="31.91mm" svg:height="20.92mm" svg:x="148.93mm" svg:y="283.03mm" draw:caption-point-x="-3.34mm" draw:caption-point-y="9.9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000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56" draw:text-style-name="P2" svg:width="31.88mm" svg:height="20.62mm" svg:x="176.09mm" svg:y="290.73mm" draw:caption-point-x="-3.35mm" draw:caption-point-y="2.2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25">
          <table:table-cell table:style-name="ce89" office:value-type="string" office:string-value="呂美玲" calcext:value-type="string">
            <text:p><text:s/>呂美玲 </text:p>
          </table:table-cell>
          <table:table-cell table:style-name="ce99" office:value-type="string" office:string-value="基隆市警察局「第二分局正濱派出所整修抽水馬達及後院遮雨棚」" calcext:value-type="string">
            <text:p><text:s/>基隆市警察局「第二分局正濱派出所整修抽水馬達及後院遮雨棚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98" calcext:value-type="float">
            <office:annotation draw:style-name="gr57" draw:text-style-name="P2" svg:width="31.91mm" svg:height="20.63mm" svg:x="148.93mm" svg:y="295.77mm" draw:caption-point-x="-3.34mm" draw:caption-point-y="9.8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175</text:span><text:span text:style-name="T2">元</text:span></text:p>
            </office:annotation>
            <text:p><text:s/>98 </text:p>
          </table:table-cell>
          <table:table-cell table:style-name="ce89" office:value-type="float" office:value="98" calcext:value-type="float">
            <office:annotation draw:style-name="gr29" draw:text-style-name="P2" svg:width="31.88mm" svg:height="20.89mm" svg:x="176.09mm" svg:y="303.16mm" draw:caption-point-x="-3.35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175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日祥科技工程行" calcext:value-type="string">
            <text:p><text:s/>日祥科技工程行 </text:p>
          </table:table-cell>
          <table:table-cell table:number-columns-repeated="1015"/>
        </table:table-row>
        <table:table-row table:style-name="ro26">
          <table:table-cell table:style-name="ce89" office:value-type="string" office:string-value="鄭林清良、蘇財發、陳江山、鄭怡信" calcext:value-type="string">
            <text:p><text:s/>鄭林清良、蘇財發、陳江山、鄭怡信 </text:p>
          </table:table-cell>
          <table:table-cell table:style-name="ce99" office:value-type="string" office:string-value="銘傳國中「改善教學環境及設施工程」" calcext:value-type="string">
            <text:p><text:s/>銘傳國中「改善教學環境及設施工程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4650" calcext:value-type="float">
            <office:annotation draw:style-name="gr58" draw:text-style-name="P2" svg:width="31.91mm" svg:height="20.33mm" svg:x="148.93mm" svg:y="315.33mm" draw:caption-point-x="-3.34mm" draw:caption-point-y="9.8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650000</text:span><text:span text:style-name="T2">元</text:span></text:p>
            </office:annotation>
            <text:p><text:s/>4,650 </text:p>
          </table:table-cell>
          <table:table-cell table:style-name="ce89" office:value-type="float" office:value="3780" calcext:value-type="float">
            <office:annotation draw:style-name="gr53" draw:text-style-name="P2" svg:width="31.88mm" svg:height="20.66mm" svg:x="176.09mm" svg:y="322.98mm" draw:caption-point-x="-3.35mm" draw:caption-point-y="2.2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780000</text:span><text:span text:style-name="T2">元</text:span></text:p>
            </office:annotation>
            <text:p><text:s/>3,7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威宇營造工程有限公司" calcext:value-type="string">
            <text:p><text:s/>威宇營造工程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張錦煌、游祥耀、蔡適應" calcext:value-type="string">
            <text:p><text:s/>張錦煌、游祥耀、蔡適應 </text:p>
          </table:table-cell>
          <table:table-cell table:style-name="ce99" office:value-type="string" office:string-value="德和國小「會議室及川堂入口整修工程」" calcext:value-type="string">
            <text:p><text:s/>德和國小「會議室及川堂入口整修工程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029" calcext:value-type="float">
            <office:annotation draw:style-name="gr59" draw:text-style-name="P2" svg:width="31.91mm" svg:height="20.59mm" svg:x="148.93mm" svg:y="334.94mm" draw:caption-point-x="-3.34mm" draw:caption-point-y="16.4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29724</text:span><text:span text:style-name="T2">元</text:span></text:p>
            </office:annotation>
            <text:p><text:s/>1,029 </text:p>
          </table:table-cell>
          <table:table-cell table:style-name="ce89" office:value-type="float" office:value="698" calcext:value-type="float">
            <office:annotation draw:style-name="gr22" draw:text-style-name="P2" svg:width="31.88mm" svg:height="20.91mm" svg:x="176.09mm" svg:y="342.31mm" draw:caption-point-x="-3.35mm" draw:caption-point-y="9.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98700</text:span></text:p>
            </office:annotation>
            <text:p><text:s/>6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德和國小" calcext:value-type="string">
            <text:p><text:s/>教育處-德和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遠東開發室內裝修股份有限公司" calcext:value-type="string">
            <text:p><text:s/>遠東開發室內裝修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呂美玲、張漢土、楊石城" calcext:value-type="string">
            <text:p><text:s/>呂美玲、張漢土、楊石城 </text:p>
          </table:table-cell>
          <table:table-cell table:style-name="ce99" office:value-type="string" office:string-value="月眉國小「100年度學校入口右前庭改善工程」" calcext:value-type="string">
            <text:p><text:s/>月眉國小「100年度學校入口右前庭改善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83" calcext:value-type="float">
            <office:annotation draw:style-name="gr60" draw:text-style-name="P2" svg:width="31.91mm" svg:height="20.66mm" svg:x="148.93mm" svg:y="347.32mm" draw:caption-point-x="-3.34mm" draw:caption-point-y="16.7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3802</text:span><text:span text:style-name="T2">元</text:span></text:p>
            </office:annotation>
            <text:p><text:s/>983 </text:p>
          </table:table-cell>
          <table:table-cell table:style-name="ce89" office:value-type="float" office:value="752" calcext:value-type="float">
            <office:annotation draw:style-name="gr31" draw:text-style-name="P2" svg:width="31.88mm" svg:height="20.93mm" svg:x="176.09mm" svg:y="354.74mm" draw:caption-point-x="-3.35mm" draw:caption-point-y="9.3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52000</text:span><text:span text:style-name="T2">元</text:span></text:p>
            </office:annotation>
            <text:p><text:s/>75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月眉國小" calcext:value-type="string">
            <text:p><text:s/>教育處-月眉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永鑫土木包工業" calcext:value-type="string">
            <text:p><text:s/>永鑫土木包工業 </text:p>
          </table:table-cell>
          <table:table-cell table:number-columns-repeated="1015"/>
        </table:table-row>
        <table:table-row table:style-name="ro27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 基隆市警察局「第三分局購置雙人及三人沙發等設備」" calcext:value-type="string">
            <text:p><text:s text:c="2"/>基隆市警察局「第三分局購置雙人及三人沙發等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34" calcext:value-type="float">
            <office:annotation draw:style-name="gr61" draw:text-style-name="P2" svg:width="31.91mm" svg:height="20.34mm" svg:x="148.93mm" svg:y="360.05mm" draw:caption-point-x="-3.34mm" draw:caption-point-y="16.7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4000</text:span></text:p>
            </office:annotation>
            <text:p><text:s/>34 </text:p>
          </table:table-cell>
          <table:table-cell table:style-name="ce89" office:value-type="float" office:value="33" calcext:value-type="float">
            <office:annotation draw:style-name="gr56" draw:text-style-name="P2" svg:width="31.88mm" svg:height="20.62mm" svg:x="176.09mm" svg:y="367.44mm" draw:caption-point-x="-3.35mm" draw:caption-point-y="9.3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3000</text:span><text:span text:style-name="T2">元</text:span></text:p>
            </office:annotation>
            <text:p><text:s/>33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何淑萍、陳東財、楊石城" calcext:value-type="string">
            <text:p><text:s/>何淑萍、陳東財、楊石城 </text:p>
          </table:table-cell>
          <table:table-cell table:style-name="ce99" office:value-type="string" office:string-value="深澳國小「活化校園暨充實教學環境設施工程」" calcext:value-type="string">
            <text:p><text:s/>深澳國小「活化校園暨充實教學環境設施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4200" calcext:value-type="float">
            <office:annotation draw:style-name="gr52" draw:text-style-name="P2" svg:width="31.91mm" svg:height="20.38mm" svg:x="148.93mm" svg:y="372.75mm" draw:caption-point-x="-3.34mm" draw:caption-point-y="24.9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20</text:span><text:span text:style-name="T2">萬</text:span></text:p>
            </office:annotation>
            <text:p><text:s/>4,200 </text:p>
          </table:table-cell>
          <table:table-cell table:style-name="ce89" office:value-type="float" office:value="3432" calcext:value-type="float">
            <office:annotation draw:style-name="gr31" draw:text-style-name="P2" svg:width="31.88mm" svg:height="20.93mm" svg:x="176.09mm" svg:y="387mm" draw:caption-point-x="-3.35mm" draw:caption-point-y="10.7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432807</text:span><text:span text:style-name="T2">元</text:span></text:p>
            </office:annotation>
            <text:p><text:s/>3,43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深澳國小" calcext:value-type="string">
            <text:p><text:s/>教育處-深澳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金久普營造事業有限公司" calcext:value-type="string">
            <text:p><text:s/>金久普營造事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張錦煌" calcext:value-type="string">
            <text:p><text:s/>張錦煌 </text:p>
          </table:table-cell>
          <table:table-cell table:style-name="ce99" office:value-type="string" office:string-value="仙洞國小「校園中庭環境整修工程」" calcext:value-type="string">
            <text:p><text:s/>仙洞國小「校園中庭環境整修工程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2201" calcext:value-type="float">
            <office:annotation draw:style-name="gr62" draw:text-style-name="P2" svg:width="31.91mm" svg:height="20.65mm" svg:x="148.93mm" svg:y="394.43mm" draw:caption-point-x="-3.34mm" draw:caption-point-y="15.9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201427</text:span></text:p>
            </office:annotation>
            <text:p><text:s/>2,201 </text:p>
          </table:table-cell>
          <table:table-cell table:style-name="ce89" office:value-type="float" office:value="1588" calcext:value-type="float">
            <office:annotation draw:style-name="gr18" draw:text-style-name="P2" svg:width="31.88mm" svg:height="20.94mm" svg:x="176.09mm" svg:y="401.83mm" draw:caption-point-x="-3.35mm" draw:caption-point-y="8.5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88000</text:span><text:span text:style-name="T2">元</text:span></text:p>
            </office:annotation>
            <text:p><text:s/>1,58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仙洞國小" calcext:value-type="string">
            <text:p><text:s/>教育處-仙洞國小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慶泰土木包工業" calcext:value-type="string">
            <text:p><text:s/>慶泰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呂美玲、張漢土、游祥耀" calcext:value-type="string">
            <text:p><text:s/>呂美玲、張漢土、游祥耀 </text:p>
          </table:table-cell>
          <table:table-cell table:style-name="ce99" office:value-type="string" office:string-value="信義國中建置數位筆學習歷程系統" calcext:value-type="string">
            <text:p><text:s/>信義國中建置數位筆學習歷程系統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746" calcext:value-type="float">
            <office:annotation draw:style-name="gr40" draw:text-style-name="P2" svg:width="31.91mm" svg:height="20.64mm" svg:x="148.93mm" svg:y="406.89mm" draw:caption-point-x="-3.34mm" draw:caption-point-y="16.2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6772</text:span><text:span text:style-name="T2">元</text:span></text:p>
            </office:annotation>
            <text:p><text:s/>746 </text:p>
          </table:table-cell>
          <table:table-cell table:style-name="ce89" office:value-type="float" office:value="746" calcext:value-type="float">
            <office:annotation draw:style-name="gr13" draw:text-style-name="P2" svg:width="31.39mm" svg:height="20.34mm" svg:x="176.09mm" svg:y="414.83mm" draw:caption-point-x="-3.35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6772</text:span><text:span text:style-name="T2">元</text:span></text:p>
            </office:annotation>
            <text:p><text:s/>74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信義國中" calcext:value-type="string">
            <text:p><text:s/>教育處-信義國中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學言系統科技有限公司" calcext:value-type="string">
            <text:p><text:s/>學言系統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江山" calcext:value-type="string">
            <text:p><text:s/>陳江山 </text:p>
          </table:table-cell>
          <table:table-cell table:style-name="ce99" office:value-type="string" office:string-value="東勢街223之3號附近階梯改善工程" calcext:value-type="string">
            <text:p><text:s/>東勢街223之3號附近階梯改善工程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9" calcext:value-type="float">
            <office:annotation draw:style-name="gr61" draw:text-style-name="P2" svg:width="31.91mm" svg:height="20.34mm" svg:x="148.93mm" svg:y="419.59mm" draw:caption-point-x="-3.34mm" draw:caption-point-y="16.2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873</text:span></text:p>
            </office:annotation>
            <text:p><text:s/>99 </text:p>
          </table:table-cell>
          <table:table-cell table:style-name="ce89" office:value-type="float" office:value="99" calcext:value-type="float">
            <office:annotation draw:style-name="gr63" draw:text-style-name="P2" svg:width="31.39mm" svg:height="20.39mm" svg:x="176.09mm" svg:y="427.23mm" draw:caption-point-x="-3.35mm" draw:caption-point-y="8.5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873</text:span></text:p>
            </office:annotation>
            <text:p><text:s/>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暖暖區公所" calcext:value-type="string">
            <text:p><text:s/>暖暖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菩耕園營造有限公司" calcext:value-type="string">
            <text:p><text:s/>菩耕園營造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適應" calcext:value-type="string">
            <text:p><text:s/>蔡適應 </text:p>
          </table:table-cell>
          <table:table-cell table:style-name="ce99" office:value-type="string" office:string-value="深澳國小「購置飲水機設備」" calcext:value-type="string">
            <text:p><text:s/>深澳國小「購置飲水機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19" calcext:value-type="float">
            <office:annotation draw:style-name="gr40" draw:text-style-name="P2" svg:width="31.91mm" svg:height="20.64mm" svg:x="148.93mm" svg:y="432.29mm" draw:caption-point-x="-3.34mm" draw:caption-point-y="16.2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19600</text:span><text:span text:style-name="T2">元</text:span></text:p>
            </office:annotation>
            <text:p><text:s/>119 </text:p>
          </table:table-cell>
          <table:table-cell table:style-name="ce89" office:value-type="float" office:value="119" calcext:value-type="float">
            <office:annotation draw:style-name="gr63" draw:text-style-name="P2" svg:width="31.39mm" svg:height="20.39mm" svg:x="176.09mm" svg:y="439.68mm" draw:caption-point-x="-3.35mm" draw:caption-point-y="8.8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19600</text:span><text:span text:style-name="T2">元</text:span></text:p>
            </office:annotation>
            <text:p><text:s/>11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深澳國小" calcext:value-type="string">
            <text:p><text:s/>教育處-深澳國小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旺璉" calcext:value-type="string">
            <text:p><text:s/>蔡旺璉 </text:p>
          </table:table-cell>
          <table:table-cell table:style-name="ce99" office:value-type="string" office:string-value="銘傳國中「改善球場教學環境及設備」" calcext:value-type="string">
            <text:p><text:s/>銘傳國中「改善球場教學環境及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800" calcext:value-type="float">
            <office:annotation draw:style-name="gr57" draw:text-style-name="P2" svg:width="31.91mm" svg:height="20.63mm" svg:x="148.93mm" svg:y="444.7mm" draw:caption-point-x="-3.34mm" draw:caption-point-y="16.5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0</text:span><text:span text:style-name="T2">萬</text:span></text:p>
            </office:annotation>
            <text:p><text:s/>800 </text:p>
          </table:table-cell>
          <table:table-cell table:style-name="ce89" office:value-type="float" office:value="800" calcext:value-type="float">
            <office:annotation draw:style-name="gr14" draw:text-style-name="P2" svg:width="31.39mm" svg:height="20.88mm" svg:x="176.09mm" svg:y="452.14mm" draw:caption-point-x="-3.35mm" draw:caption-point-y="9.0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0</text:span><text:span text:style-name="T2">萬</text:span></text:p>
            </office:annotation>
            <text:p><text:s/>8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國中" calcext:value-type="string">
            <text:p><text:s/>教育處-銘傳國中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台體實業有限公司" calcext:value-type="string">
            <text:p><text:s/>台體實業有限公司 </text:p>
          </table:table-cell>
          <table:table-cell table:number-columns-repeated="1015"/>
        </table:table-row>
        <table:table-row table:style-name="ro12">
          <table:table-cell table:style-name="ce89" office:value-type="string" office:string-value="蘇仁和" calcext:value-type="string">
            <text:p><text:s/>蘇仁和 </text:p>
          </table:table-cell>
          <table:table-cell table:style-name="ce99" office:value-type="string" office:string-value="基隆市警察局「第三分局百福派出所購置飲水機、電視等設備」" calcext:value-type="string">
            <office:annotation draw:style-name="gr64" draw:text-style-name="P2" svg:width="53.33mm" svg:height="30.71mm" svg:x="94.65mm" svg:y="457.15mm" draw:caption-point-x="-1.36mm" draw:caption-point-y="16.7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飲水機</text:span><text:span text:style-name="T2">38175</text:span></text:p>
              <text:p text:style-name="P1"><text:span text:style-name="T2">42</text:span><text:span text:style-name="T2">吋電視</text:span><text:span text:style-name="T2">23800</text:span></text:p>
              <text:p text:style-name="P1"><text:span text:style-name="T2">電腦桌</text:span><text:span text:style-name="T2">6500*2=13000</text:span></text:p>
              <text:p text:style-name="P1"><text:span text:style-name="T2">主機架</text:span><text:span text:style-name="T2">500*4=2000</text:span></text:p>
              <text:p text:style-name="P1"><text:span text:style-name="T2">數位相機</text:span><text:span text:style-name="T2">5000*4=20000</text:span><text:span text:style-name="T2">元</text:span></text:p>
              <text:p text:style-name="P1"><text:span text:style-name="T2">總計</text:span><text:span text:style-name="T2">96975</text:span><text:span text:style-name="T2">元</text:span></text:p>
            </office:annotation>
            <text:p><text:s/>基隆市警察局「第三分局百福派出所購置飲水機、電視等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6" calcext:value-type="float">
            <office:annotation draw:style-name="gr60" draw:text-style-name="P2" svg:width="31.91mm" svg:height="20.66mm" svg:x="148.93mm" svg:y="457.15mm" draw:caption-point-x="-3.34mm" draw:caption-point-y="16.7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975</text:span><text:span text:style-name="T2">元</text:span></text:p>
            </office:annotation>
            <text:p><text:s/>96 </text:p>
          </table:table-cell>
          <table:table-cell table:style-name="ce89" office:value-type="float" office:value="93" calcext:value-type="float">
            <office:annotation draw:style-name="gr65" draw:text-style-name="P2" svg:width="31.88mm" svg:height="20.6mm" svg:x="176.09mm" svg:y="464.84mm" draw:caption-point-x="-3.35mm" draw:caption-point-y="9.0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3877</text:span><text:span text:style-name="T2">元</text:span></text:p>
            </office:annotation>
            <text:p><text:s/>93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立群家電行" calcext:value-type="string">
            <text:p><text:s/>立群家電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志成" calcext:value-type="string">
            <text:p><text:s/>陳志成 </text:p>
          </table:table-cell>
          <table:table-cell table:style-name="ce99" office:value-type="string" office:string-value="基隆市消防局「購置仁愛分隊辦公設備」" calcext:value-type="string">
            <text:p><text:s/>基隆市消防局「購置仁愛分隊辦公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78" calcext:value-type="float">
            <office:annotation draw:style-name="gr66" draw:text-style-name="P2" svg:width="31.91mm" svg:height="20.36mm" svg:x="148.93mm" svg:y="477.02mm" draw:caption-point-x="-3.34mm" draw:caption-point-y="15.1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8960</text:span><text:span text:style-name="T2">元</text:span></text:p>
            </office:annotation>
            <text:p><text:s/>78 </text:p>
          </table:table-cell>
          <table:table-cell table:style-name="ce89" office:value-type="float" office:value="78" calcext:value-type="float">
            <office:annotation draw:style-name="gr67" draw:text-style-name="P2" svg:width="31.39mm" svg:height="20.4mm" svg:x="176.09mm" svg:y="484.37mm" draw:caption-point-x="-3.35mm" draw:caption-point-y="7.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8960</text:span><text:span text:style-name="T2">元</text:span></text:p>
            </office:annotation>
            <text:p><text:s/>7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消防局" calcext:value-type="string">
            <text:p><text:s/>基隆市消防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璟瀚科技有限公司" calcext:value-type="string">
            <text:p><text:s/>璟瀚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楊石城" calcext:value-type="string">
            <text:p><text:s/>楊石城 </text:p>
          </table:table-cell>
          <table:table-cell table:style-name="ce99" office:value-type="string" office:string-value="安平西康仙洞里內零星工程" calcext:value-type="string">
            <text:p><text:s/>安平西康仙洞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630" calcext:value-type="float">
            <office:annotation draw:style-name="gr62" draw:text-style-name="P2" svg:width="31.91mm" svg:height="20.65mm" svg:x="148.93mm" svg:y="489.43mm" draw:caption-point-x="-3.34mm" draw:caption-point-y="15.4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30591</text:span><text:span text:style-name="T2">元</text:span></text:p>
            </office:annotation>
            <text:p><text:s/>630 </text:p>
          </table:table-cell>
          <table:table-cell table:style-name="ce89" office:value-type="float" office:value="430" calcext:value-type="float">
            <office:annotation draw:style-name="gr47" draw:text-style-name="P2" svg:width="31.88mm" svg:height="20.39mm" svg:x="176.09mm" svg:y="497.08mm" draw:caption-point-x="-3.35mm" draw:caption-point-y="7.7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30000</text:span><text:span text:style-name="T2">元</text:span></text:p>
            </office:annotation>
            <text:p><text:s/>43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大立土木包工業" calcext:value-type="string">
            <text:p><text:s/>大立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秦鉦" calcext:value-type="string">
            <text:p><text:s/>秦鉦 </text:p>
          </table:table-cell>
          <table:table-cell table:style-name="ce99" office:value-type="string" office:string-value="安樂區四維里荷花池旁棚架工程" calcext:value-type="string">
            <text:p><text:s/>安樂區四維里荷花池旁棚架工程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3326" calcext:value-type="float">
            <office:annotation draw:style-name="gr68" draw:text-style-name="P2" svg:width="31.91mm" svg:height="20.93mm" svg:x="148.93mm" svg:y="501.85mm" draw:caption-point-x="-3.34mm" draw:caption-point-y="15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326000</text:span></text:p>
            </office:annotation>
            <text:p><text:s/>3,326 </text:p>
          </table:table-cell>
          <table:table-cell table:style-name="ce89" office:value-type="float" office:value="2846" calcext:value-type="float">
            <office:annotation draw:style-name="gr42" draw:text-style-name="P2" svg:width="31.88mm" svg:height="20.64mm" svg:x="176.09mm" svg:y="509.53mm" draw:caption-point-x="-3.35mm" draw:caption-point-y="8.0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746000</text:span><text:span text:style-name="T2">元</text:span></text:p>
            </office:annotation>
            <text:p><text:s/>2,84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萬勁營造有限公司" calcext:value-type="string">
            <text:p><text:s/>萬勁營造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何淑萍" calcext:value-type="string">
            <text:p><text:s/>何淑萍 </text:p>
          </table:table-cell>
          <table:table-cell table:style-name="ce99" office:value-type="string" office:string-value="信義國中「100年度教學環境改善工程」" calcext:value-type="string">
            <text:p><text:s/>信義國中「100年度教學環境改善工程」 </text:p>
          </table:table-cell>
          <table:table-cell table:style-name="ce89" office:value-type="string" office:string-value="係義區" calcext:value-type="string">
            <text:p><text:s/>係義區 </text:p>
          </table:table-cell>
          <table:table-cell table:style-name="ce89" office:value-type="float" office:value="540" calcext:value-type="float">
            <office:annotation draw:style-name="gr34" draw:text-style-name="P2" svg:width="31.91mm" svg:height="20.88mm" svg:x="148.93mm" svg:y="514.3mm" draw:caption-point-x="-3.34mm" draw:caption-point-y="15.9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40000</text:span><text:span text:style-name="T2">元</text:span></text:p>
            </office:annotation>
            <text:p><text:s/>540 </text:p>
          </table:table-cell>
          <table:table-cell table:style-name="ce89" office:value-type="float" office:value="400" calcext:value-type="float">
            <office:annotation draw:style-name="gr36" draw:text-style-name="P2" svg:width="31.88mm" svg:height="20.63mm" svg:x="176.09mm" svg:y="521.99mm" draw:caption-point-x="-3.35mm" draw:caption-point-y="8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00000</text:span><text:span text:style-name="T2">元</text:span></text:p>
            </office:annotation>
            <text:p><text:s/>4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信義國中" calcext:value-type="string">
            <text:p><text:s/>教育處-信義國中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瑞昱土木包工業" calcext:value-type="string">
            <text:p><text:s/>瑞昱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張芳麗" calcext:value-type="string">
            <text:p><text:s/>張芳麗 </text:p>
          </table:table-cell>
          <table:table-cell table:style-name="ce99" office:value-type="string" office:string-value="碇內國小「综合教學設備改善」" calcext:value-type="string">
            <text:p><text:s/>碇內國小「综合教學設備改善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99" calcext:value-type="float">
            <office:annotation draw:style-name="gr57" draw:text-style-name="P2" svg:width="31.91mm" svg:height="20.63mm" svg:x="148.93mm" svg:y="527mm" draw:caption-point-x="-3.34mm" draw:caption-point-y="15.9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000</text:span><text:span text:style-name="T2">元</text:span></text:p>
            </office:annotation>
            <text:p><text:s/>99 </text:p>
          </table:table-cell>
          <table:table-cell table:style-name="ce89" office:value-type="float" office:value="89" calcext:value-type="float">
            <office:annotation draw:style-name="gr31" draw:text-style-name="P2" svg:width="31.88mm" svg:height="20.93mm" svg:x="176.09mm" svg:y="534.39mm" draw:caption-point-x="-3.35mm" draw:caption-point-y="8.5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9115</text:span><text:span text:style-name="T2">元</text:span></text:p>
            </office:annotation>
            <text:p><text:s/>8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碇內國小" calcext:value-type="string">
            <text:p><text:s/>教育處-碇內國小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四維企業社" calcext:value-type="string">
            <text:p><text:s/>四維企業社 </text:p>
          </table:table-cell>
          <table:table-cell table:number-columns-repeated="1015"/>
        </table:table-row>
        <table:table-row table:style-name="ro28">
          <table:table-cell table:style-name="ce89" office:value-type="string" office:string-value="高辜惠珍" calcext:value-type="string">
            <text:p><text:s/>高辜惠珍 </text:p>
          </table:table-cell>
          <table:table-cell table:style-name="ce99" office:value-type="string" office:string-value="基隆市警察局「第三分局購置雙人及三人沙發等設備」" calcext:value-type="string">
            <text:p><text:s/>基隆市警察局「第三分局購置雙人及三人沙發等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9" calcext:value-type="float">
            <office:annotation draw:style-name="gr43" draw:text-style-name="P2" svg:width="31.91mm" svg:height="20.62mm" svg:x="148.93mm" svg:y="539.45mm" draw:caption-point-x="-3.34mm" draw:caption-point-y="16.2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64</text:span><text:span text:style-name="T2">元</text:span></text:p>
            </office:annotation>
            <text:p><text:s/>99 </text:p>
          </table:table-cell>
          <table:table-cell table:style-name="ce89" office:value-type="float" office:value="99" calcext:value-type="float">
            <office:annotation draw:style-name="gr38" draw:text-style-name="P2" svg:width="31.88mm" svg:height="20.67mm" svg:x="176.09mm" svg:y="547.09mm" draw:caption-point-x="-3.35mm" draw:caption-point-y="8.5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64</text:span><text:span text:style-name="T2">元</text:span></text:p>
            </office:annotation>
            <text:p><text:s/>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游祥耀" calcext:value-type="string">
            <text:p><text:s/>游祥耀 </text:p>
          </table:table-cell>
          <table:table-cell table:style-name="ce99" office:value-type="string" office:string-value="基隆市消防局「仁愛分隊購置辦公桌設備」" calcext:value-type="string">
            <text:p><text:s/>基隆市消防局「仁愛分隊購置辦公桌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23" calcext:value-type="float">
            <office:annotation draw:style-name="gr46" draw:text-style-name="P2" svg:width="31.91mm" svg:height="20.39mm" svg:x="148.93mm" svg:y="552.15mm" draw:caption-point-x="-3.34mm" draw:caption-point-y="21.2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3220</text:span><text:span text:style-name="T2">元</text:span></text:p>
            </office:annotation>
            <text:p><text:s/>23 </text:p>
          </table:table-cell>
          <table:table-cell table:style-name="ce89" office:value-type="float" office:value="20" calcext:value-type="float">
            <office:annotation draw:style-name="gr38" draw:text-style-name="P2" svg:width="31.88mm" svg:height="20.67mm" svg:x="176.09mm" svg:y="559.52mm" draw:caption-point-x="-3.35mm" draw:caption-point-y="13.8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220</text:span><text:span text:style-name="T2">元</text:span></text:p>
            </office:annotation>
            <text:p><text:s/>2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消防局" calcext:value-type="string">
            <text:p><text:s/>基隆市消防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璟瀚科技有限公司" calcext:value-type="string">
            <text:p><text:s/>璟瀚科技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蘇仁和" calcext:value-type="string">
            <text:p><text:s/>蘇仁和 </text:p>
          </table:table-cell>
          <table:table-cell table:style-name="ce99" office:value-type="string" office:string-value="基隆市警察局「第三分局購置電視沙發等設備」" calcext:value-type="string">
            <office:annotation draw:style-name="gr69" draw:text-style-name="P2" svg:width="53.33mm" svg:height="30.13mm" svg:x="94.65mm" svg:y="564.85mm" draw:caption-point-x="-1.36mm" draw:caption-point-y="21.2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沙發</text:span><text:span text:style-name="T2">22600+</text:span><text:span text:style-name="T2">茶几</text:span><text:span text:style-name="T2">12000+37</text:span><text:span text:style-name="T2">吋電視</text:span><text:span text:style-name="T2">19900*2+42</text:span><text:span text:style-name="T2">吋電視</text:span><text:span text:style-name="T2">23800=98200</text:span><text:span text:style-name="T2">元</text:span></text:p>
            </office:annotation>
            <text:p><text:s/>基隆市警察局「第三分局購置電視沙發等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8" calcext:value-type="float">
            <office:annotation draw:style-name="gr66" draw:text-style-name="P2" svg:width="31.91mm" svg:height="20.36mm" svg:x="148.93mm" svg:y="564.85mm" draw:caption-point-x="-3.34mm" draw:caption-point-y="21.2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200</text:span><text:span text:style-name="T2">元</text:span></text:p>
            </office:annotation>
            <text:p><text:s/>98 </text:p>
          </table:table-cell>
          <table:table-cell table:style-name="ce89" office:value-type="float" office:value="95" calcext:value-type="float">
            <office:annotation draw:style-name="gr70" draw:text-style-name="P2" svg:width="31.88mm" svg:height="20.34mm" svg:x="176.09mm" svg:y="572.26mm" draw:caption-point-x="-3.35mm" draw:caption-point-y="13.8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020</text:span><text:span text:style-name="T2">元</text:span></text:p>
            </office:annotation>
            <text:p><text:s/>9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立群家電行" calcext:value-type="string">
            <text:p><text:s/>立群家電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莊錦田" calcext:value-type="string">
            <text:p><text:s/>莊錦田 </text:p>
          </table:table-cell>
          <table:table-cell table:style-name="ce99" office:value-type="string" office:string-value="基隆市消防局「購置辦公設備」" calcext:value-type="string">
            <text:p><text:s/>基隆市消防局「購置辦公設備」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100" calcext:value-type="float">
            <office:annotation draw:style-name="gr40" draw:text-style-name="P2" svg:width="31.91mm" svg:height="20.64mm" svg:x="148.93mm" svg:y="583.62mm" draw:caption-point-x="-3.34mm" draw:caption-point-y="15.1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0000</text:span><text:span text:style-name="T2">元</text:span></text:p>
            </office:annotation>
            <text:p><text:s/>100 </text:p>
          </table:table-cell>
          <table:table-cell table:style-name="ce89" office:value-type="float" office:value="96" calcext:value-type="float">
            <office:annotation draw:style-name="gr71" draw:text-style-name="P2" svg:width="31.88mm" svg:height="20.09mm" svg:x="176.09mm" svg:y="591.31mm" draw:caption-point-x="-3.35mm" draw:caption-point-y="7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915</text:span><text:span text:style-name="T2">元</text:span></text:p>
            </office:annotation>
            <text:p><text:s/>9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消防局" calcext:value-type="string">
            <text:p><text:s/>基隆市消防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廣興電器行" calcext:value-type="string">
            <text:p><text:s/>廣興電器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安樂高中「飲水及廣播設備改善」" calcext:value-type="string">
            <text:p><text:s/>安樂高中「飲水及廣播設備改善」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200" calcext:value-type="float">
            <office:annotation draw:style-name="gr72" draw:text-style-name="P2" svg:width="31.91mm" svg:height="20.94mm" svg:x="148.93mm" svg:y="602.12mm" draw:caption-point-x="-3.34mm" draw:caption-point-y="9.3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</text:span><text:span text:style-name="T2">萬元</text:span></text:p>
            </office:annotation>
            <text:p><text:s/>200 </text:p>
          </table:table-cell>
          <table:table-cell table:style-name="ce89" office:value-type="float" office:value="200" calcext:value-type="float">
            <office:annotation draw:style-name="gr73" draw:text-style-name="P2" svg:width="31.39mm" svg:height="20.93mm" svg:x="176.09mm" svg:y="610.06mm" draw:caption-point-x="-3.35mm" draw:caption-point-y="1.4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</text:span><text:span text:style-name="T2">萬元</text:span></text:p>
            </office:annotation>
            <text:p><text:s/>2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安樂高中" calcext:value-type="string">
            <text:p><text:s/>教育處-安樂高中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康保企業有限公司" calcext:value-type="string">
            <text:p><text:s/>康保企業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銘傳國中「活動式書櫥2座」" calcext:value-type="string">
            <text:p><text:s/>銘傳國中「活動式書櫥2座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45" draw:text-style-name="P2" svg:width="31.91mm" svg:height="20.89mm" svg:x="148.93mm" svg:y="622.26mm" draw:caption-point-x="-3.34mm" draw:caption-point-y="1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600</text:span><text:span text:style-name="T2">元</text:span></text:p>
            </office:annotation>
            <text:p><text:s/>99 </text:p>
          </table:table-cell>
          <table:table-cell table:style-name="ce89" office:value-type="float" office:value="98" calcext:value-type="float">
            <office:annotation draw:style-name="gr29" draw:text-style-name="P2" svg:width="31.88mm" svg:height="20.89mm" svg:x="176.09mm" svg:y="622.26mm" draw:caption-point-x="-3.35mm" draw:caption-point-y="1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銘傳高中" calcext:value-type="string">
            <text:p><text:s/>教育處-銘傳高中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高辜惠珍" calcext:value-type="string">
            <text:p><text:s/>高辜惠珍 </text:p>
          </table:table-cell>
          <table:table-cell table:style-name="ce99" office:value-type="string" office:string-value="基隆市警察局「第三分局購置沙發設備」" calcext:value-type="string">
            <text:p><text:s/>基隆市警察局「第三分局購置沙發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9" calcext:value-type="float">
            <office:annotation draw:style-name="gr40" draw:text-style-name="P2" svg:width="31.91mm" svg:height="20.64mm" svg:x="148.93mm" svg:y="627.27mm" draw:caption-point-x="-3.34mm" draw:caption-point-y="9.6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500</text:span><text:span text:style-name="T2">元</text:span></text:p>
            </office:annotation>
            <text:p><text:s/>99 </text:p>
          </table:table-cell>
          <table:table-cell table:style-name="ce89" office:value-type="float" office:value="95" calcext:value-type="float">
            <office:annotation draw:style-name="gr31" draw:text-style-name="P2" svg:width="31.88mm" svg:height="20.93mm" svg:x="176.09mm" svg:y="634.67mm" draw:caption-point-x="-3.35mm" draw:caption-point-y="2.2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000</text:span><text:span text:style-name="T2">元</text:span></text:p>
            </office:annotation>
            <text:p><text:s/>9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立群家電行" calcext:value-type="string">
            <text:p><text:s/>立群家電行 </text:p>
          </table:table-cell>
          <table:table-cell table:number-columns-repeated="1015"/>
        </table:table-row>
        <table:table-row table:style-name="ro29">
          <table:table-cell table:style-name="ce89" office:value-type="string" office:string-value="蔡適應、謝守男" calcext:value-type="string">
            <text:p><text:s/>蔡適應、謝守男 </text:p>
          </table:table-cell>
          <table:table-cell table:style-name="ce99" office:value-type="string" office:string-value="基隆市立體育場「暖暖運動公園景觀休息區新建工程」" calcext:value-type="string">
            <text:p><text:s/>基隆市立體育場「暖暖運動公園景觀休息區新建工程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9" office:value-type="float" office:value="607" calcext:value-type="float">
            <office:annotation draw:style-name="gr57" draw:text-style-name="P2" svg:width="31.91mm" svg:height="20.63mm" svg:x="148.93mm" svg:y="639.73mm" draw:caption-point-x="-3.34mm" draw:caption-point-y="9.8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07936</text:span><text:span text:style-name="T2">元</text:span></text:p>
            </office:annotation>
            <text:p><text:s/>607 </text:p>
          </table:table-cell>
          <table:table-cell table:style-name="ce89" office:value-type="float" office:value="515" calcext:value-type="float">
            <office:annotation draw:style-name="gr49" draw:text-style-name="P2" svg:width="31.88mm" svg:height="20.59mm" svg:x="176.09mm" svg:y="654.56mm" draw:caption-point-x="-3.35mm" draw:caption-point-y="-4.9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15733</text:span><text:span text:style-name="T2">元</text:span></text:p>
            </office:annotation>
            <text:p><text:s/>51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基隆市立體育場" calcext:value-type="string">
            <text:p><text:s/>教育處-基隆市立體育場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大城土木包工業" calcext:value-type="string">
            <text:p><text:s/>大城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韓良圻" calcext:value-type="string">
            <text:p><text:s/>韓良圻 </text:p>
          </table:table-cell>
          <table:table-cell table:style-name="ce99" office:value-type="string" office:string-value="仁義、東光里內零星工程" calcext:value-type="string">
            <text:p><text:s/>仁義、東光里內零星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2070" calcext:value-type="float">
            <office:annotation draw:style-name="gr74" draw:text-style-name="P2" svg:width="31.91mm" svg:height="20.37mm" svg:x="148.93mm" svg:y="656.12mm" draw:caption-point-x="-3.34mm" draw:caption-point-y="12.5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70349</text:span><text:span text:style-name="T2">元</text:span></text:p>
            </office:annotation>
            <text:p><text:s/>2,070 </text:p>
          </table:table-cell>
          <table:table-cell table:style-name="ce89" office:value-type="float" office:value="1750" calcext:value-type="float">
            <office:annotation draw:style-name="gr75" draw:text-style-name="P2" svg:width="31.88mm" svg:height="20.69mm" svg:x="176.09mm" svg:y="663.49mm" draw:caption-point-x="-3.35mm" draw:caption-point-y="5.1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750000</text:span><text:span text:style-name="T2">元</text:span></text:p>
            </office:annotation>
            <text:p><text:s/>1,75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中鼎體育工程有限公司" calcext:value-type="string">
            <text:p><text:s/>中鼎體育工程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曾水源" calcext:value-type="string">
            <text:p><text:s/>曾水源 </text:p>
          </table:table-cell>
          <table:table-cell table:style-name="ce99" office:value-type="string" office:string-value="信義國小(創新樓右側貳樓)廁所整修" calcext:value-type="string">
            <text:p><text:s/>信義國小(創新樓右側貳樓)廁所整修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99" calcext:value-type="float">
            <office:annotation draw:style-name="gr46" draw:text-style-name="P2" svg:width="31.91mm" svg:height="20.39mm" svg:x="148.93mm" svg:y="671.97mm" draw:caption-point-x="-3.34mm" draw:caption-point-y="9.3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973</text:span><text:span text:style-name="T2">元</text:span></text:p>
            </office:annotation>
            <text:p><text:s/>999 </text:p>
          </table:table-cell>
          <table:table-cell table:style-name="ce89" office:value-type="float" office:value="648" calcext:value-type="float">
            <office:annotation draw:style-name="gr70" draw:text-style-name="P2" svg:width="31.88mm" svg:height="20.34mm" svg:x="176.09mm" svg:y="686.56mm" draw:caption-point-x="-3.35mm" draw:caption-point-y="-5.2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48000</text:span><text:span text:style-name="T2">元</text:span></text:p>
            </office:annotation>
            <text:p><text:s/>64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乾泰豐營造有限公司" calcext:value-type="string">
            <text:p><text:s/>乾泰豐營造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蔡適應、朱瑞祥" calcext:value-type="string">
            <text:p><text:s/>蔡適應、朱瑞祥 </text:p>
          </table:table-cell>
          <table:table-cell table:style-name="ce99" office:value-type="string" office:string-value="信義國中「100年度飲水機採購案」" calcext:value-type="string">
            <text:p><text:s/>信義國中「100年度飲水機採購案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299" calcext:value-type="float">
            <office:annotation draw:style-name="gr46" draw:text-style-name="P2" svg:width="31.91mm" svg:height="20.39mm" svg:x="148.93mm" svg:y="687.85mm" draw:caption-point-x="-3.34mm" draw:caption-point-y="6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9000</text:span></text:p>
            </office:annotation>
            <text:p><text:s/>299 </text:p>
          </table:table-cell>
          <table:table-cell table:style-name="ce89" office:value-type="float" office:value="299" calcext:value-type="float">
            <office:annotation draw:style-name="gr63" draw:text-style-name="P2" svg:width="31.39mm" svg:height="20.39mm" svg:x="176.09mm" svg:y="702.13mm" draw:caption-point-x="-3.35mm" draw:caption-point-y="-8.0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9000</text:span></text:p>
            </office:annotation>
            <text:p><text:s/>2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-信義國中" calcext:value-type="string">
            <text:p><text:s/>教育處-信義國中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陳志成、秦鉦" calcext:value-type="string">
            <text:p><text:s/>陳志成、秦鉦 </text:p>
          </table:table-cell>
          <table:table-cell table:style-name="ce99" office:value-type="string" office:string-value="崇德路82巷43之1號旁等處巷道工程" calcext:value-type="string">
            <text:p><text:s/>崇德路82巷43之1號旁等處巷道工程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793" calcext:value-type="float">
            <office:annotation draw:style-name="gr61" draw:text-style-name="P2" svg:width="31.91mm" svg:height="20.34mm" svg:x="148.93mm" svg:y="704.02mm" draw:caption-point-x="-3.34mm" draw:caption-point-y="2.7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3034</text:span><text:span text:style-name="T2">元</text:span></text:p>
            </office:annotation>
            <text:p><text:s/>793 </text:p>
          </table:table-cell>
          <table:table-cell table:style-name="ce89" office:value-type="float" office:value="510" calcext:value-type="float">
            <office:annotation draw:style-name="gr42" draw:text-style-name="P2" svg:width="31.88mm" svg:height="20.64mm" svg:x="176.09mm" svg:y="711.16mm" draw:caption-point-x="-3.35mm" draw:caption-point-y="-4.4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10000</text:span><text:span text:style-name="T2">元</text:span></text:p>
            </office:annotation>
            <text:p><text:s/>51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大立土木包工業" calcext:value-type="string">
            <text:p><text:s/>大立土木包工業 </text:p>
          </table:table-cell>
          <table:table-cell table:number-columns-repeated="1015"/>
        </table:table-row>
        <table:table-row table:style-name="ro8">
          <table:table-cell table:style-name="ce89" office:value-type="string" office:string-value="洪森永" calcext:value-type="string">
            <text:p><text:s/>洪森永 </text:p>
          </table:table-cell>
          <table:table-cell table:style-name="ce99" office:value-type="string" office:string-value="安樂區「武聖街121號後廣場零星工程」" calcext:value-type="string">
            <text:p><text:s/>安樂區「武聖街121號後廣場零星工程」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671" calcext:value-type="float">
            <office:annotation draw:style-name="gr62" draw:text-style-name="P2" svg:width="31.91mm" svg:height="20.65mm" svg:x="148.93mm" svg:y="719.89mm" draw:caption-point-x="-3.34mm" draw:caption-point-y="-0.4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71946</text:span><text:span text:style-name="T2">元</text:span></text:p>
            </office:annotation>
            <text:p><text:s/>671 </text:p>
          </table:table-cell>
          <table:table-cell table:style-name="ce89" office:value-type="float" office:value="580" calcext:value-type="float">
            <office:annotation draw:style-name="gr42" draw:text-style-name="P2" svg:width="31.88mm" svg:height="20.64mm" svg:x="176.09mm" svg:y="734.19mm" draw:caption-point-x="-3.35mm" draw:caption-point-y="-14.7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80000</text:span><text:span text:style-name="T2">元</text:span></text:p>
            </office:annotation>
            <text:p><text:s/>5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鴻泰體育工程有限公司" calcext:value-type="string">
            <text:p><text:s/>鴻泰體育工程有限公司 </text:p>
          </table:table-cell>
          <table:table-cell table:number-columns-repeated="1015"/>
        </table:table-row>
        <table:table-row table:style-name="ro25">
          <table:table-cell table:style-name="ce89" office:value-type="string" office:string-value="莊榮欽" calcext:value-type="string">
            <text:p><text:s/>莊榮欽 </text:p>
          </table:table-cell>
          <table:table-cell table:style-name="ce99" office:value-type="string" office:string-value="基隆市警察局第一分局購置白鐵固定椅及手銬白鐵管等設備" calcext:value-type="string">
            <text:p><text:s/>基隆市警察局第一分局購置白鐵固定椅及手銬白鐵管等設備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40" calcext:value-type="float">
            <office:annotation draw:style-name="gr46" draw:text-style-name="P2" svg:width="31.91mm" svg:height="20.39mm" svg:x="148.93mm" svg:y="735.72mm" draw:caption-point-x="-3.34mm" draw:caption-point-y="-3.5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0000</text:span><text:span text:style-name="T2">元</text:span></text:p>
            </office:annotation>
            <text:p><text:s/>40 </text:p>
          </table:table-cell>
          <table:table-cell table:style-name="ce89" office:value-type="float" office:value="40" calcext:value-type="float">
            <office:annotation draw:style-name="gr76" draw:text-style-name="P2" svg:width="31.39mm" svg:height="20.08mm" svg:x="176.09mm" svg:y="750.33mm" draw:caption-point-x="-3.35mm" draw:caption-point-y="-18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0000</text:span><text:span text:style-name="T2">元</text:span></text:p>
            </office:annotation>
            <text:p><text:s/>4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欣達工程行" calcext:value-type="string">
            <text:p><text:s/>欣達工程行 </text:p>
          </table:table-cell>
          <table:table-cell table:number-columns-repeated="1015"/>
        </table:table-row>
        <table:table-row table:style-name="ro30">
          <table:table-cell table:style-name="ce89" office:value-type="string" office:string-value="蘇仁和" calcext:value-type="string">
            <text:p><text:s/>蘇仁和 </text:p>
          </table:table-cell>
          <table:table-cell table:style-name="ce99" office:value-type="string" office:string-value="基隆市警察局「第三分局轄區增設監視錄影鏡頭」" calcext:value-type="string">
            <text:p><text:s/>基隆市警察局「第三分局轄區增設監視錄影鏡頭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88" calcext:value-type="float">
            <office:annotation draw:style-name="gr74" draw:text-style-name="P2" svg:width="31.91mm" svg:height="20.37mm" svg:x="148.93mm" svg:y="751.63mm" draw:caption-point-x="-3.34mm" draw:caption-point-y="0.0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8935</text:span></text:p>
            </office:annotation>
            <text:p><text:s/>88 </text:p>
          </table:table-cell>
          <table:table-cell table:style-name="ce89" office:value-type="float" office:value="88" calcext:value-type="float">
            <office:annotation draw:style-name="gr77" draw:text-style-name="P2" svg:width="31.39mm" svg:height="19.87mm" svg:x="176.09mm" svg:y="766.17mm" draw:caption-point-x="-3.35mm" draw:caption-point-y="-14.4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8935</text:span></text:p>
            </office:annotation>
            <text:p><text:s/>8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永晴股份有限公司" calcext:value-type="string">
            <text:p><text:s/>永晴股份有限公司 </text:p>
          </table:table-cell>
          <table:table-cell table:number-columns-repeated="1015"/>
        </table:table-row>
        <table:table-row table:style-name="ro8">
          <table:table-cell table:style-name="ce90" office:value-type="string" calcext:value-type="string" table:number-columns-spanned="3" table:number-rows-spanned="1">
            <text:p>合 <text:s text:c="9"/>計</text:p>
          </table:table-cell>
          <table:covered-table-cell table:style-name="ce123"/>
          <table:covered-table-cell table:style-name="ce124"/>
          <table:table-cell table:style-name="ce88" table:formula="of:=SUM([.D6:.D54])" office:value-type="float" office:value="41599" calcext:value-type="float">
            <text:p><text:s/>41,599 </text:p>
          </table:table-cell>
          <table:table-cell table:style-name="ce88" table:formula="of:=SUM([.E6:.E54])" office:value-type="float" office:value="32720" calcext:value-type="float">
            <text:p><text:s/>32,720 </text:p>
          </table:table-cell>
          <table:table-cell table:style-name="ce88" table:number-columns-repeated="4"/>
          <table:table-cell table:number-columns-repeated="1015"/>
        </table:table-row>
        <table:table-row table:style-name="ro8">
          <table:table-cell table:style-name="ce3" office:value-type="string" calcext:value-type="string">
            <text:p>註：1.本表主辦機關為行政院主計處。</text:p>
          </table:table-cell>
          <table:table-cell table:number-columns-repeated="1023"/>
        </table:table-row>
        <table:table-row table:style-name="ro8">
          <table:table-cell table:style-name="ce3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0" office:value-type="string" calcext:value-type="string" table:number-columns-spanned="9" table:number-rows-spanned="2">
            <text:p>備註：1、第二季請於7月14日前送達，第四季請於101年1月10日前送達。本府各單位請送主計處會審科，機關學校請送主計處歲計科。</text:p>
          </table:table-cell>
          <table:covered-table-cell table:number-columns-repeated="8" table:style-name="ce11"/>
          <table:table-cell table:style-name="ce23" table:number-columns-repeated="1015"/>
        </table:table-row>
        <table:table-row table:style-name="ro8">
          <table:covered-table-cell table:number-columns-repeated="9" table:style-name="ce11"/>
          <table:table-cell table:style-name="ce23" table:number-columns-repeated="1015"/>
        </table:table-row>
        <table:table-row table:style-name="ro8">
          <table:table-cell table:style-name="ce12" office:value-type="string" calcext:value-type="string">
            <text:p>承辦單位：</text:p>
          </table:table-cell>
          <table:table-cell table:style-name="ce25"/>
          <table:table-cell table:style-name="ce12" office:value-type="string" calcext:value-type="string">
            <text:p>主辦會計：</text:p>
          </table:table-cell>
          <table:table-cell table:style-name="ce25" table:number-columns-repeated="2"/>
          <table:table-cell table:style-name="ce12" office:value-type="string" calcext:value-type="string">
            <text:p>機關長官：</text:p>
          </table:table-cell>
          <table:table-cell table:style-name="ce25" table:number-columns-repeated="1018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※101.06報送" table:style-name="ta5" table:print-ranges="'※101.06報送'.A84:'※101.06報送'.I206">
        <table:table-column table:style-name="co20" table:default-cell-style-name="ce116"/>
        <table:table-column table:style-name="co30" table:default-cell-style-name="ce116"/>
        <table:table-column table:style-name="co22" table:default-cell-style-name="ce116"/>
        <table:table-column table:style-name="co31" table:default-cell-style-name="ce116"/>
        <table:table-column table:style-name="co3" table:default-cell-style-name="ce116"/>
        <table:table-column table:style-name="co32" table:default-cell-style-name="ce116"/>
        <table:table-column table:style-name="co20" table:default-cell-style-name="ce116"/>
        <table:table-column table:style-name="co33" table:default-cell-style-name="ce116"/>
        <table:table-column table:style-name="co21" table:default-cell-style-name="ce116"/>
        <table:table-column table:style-name="co22" table:number-columns-repeated="248" table:default-cell-style-name="ce116"/>
        <table:table-column table:style-name="co22" table:number-columns-repeated="767" table:default-cell-style-name="Default"/>
        <table:table-row table:style-name="ro5">
          <table:table-cell table:style-name="ce128" office:value-type="string" calcext:value-type="string" table:number-columns-spanned="9" table:number-rows-spanned="1">
            <text:p>基隆(市)政府101年度對議員所提地方建設建議事項處理明細表</text:p>
          </table:table-cell>
          <table:covered-table-cell table:style-name="ce148"/>
          <table:covered-table-cell table:number-columns-repeated="4" table:style-name="ce156"/>
          <table:covered-table-cell table:number-columns-repeated="2" table:style-name="ce166"/>
          <table:covered-table-cell table:style-name="ce148"/>
          <table:table-cell table:number-columns-repeated="1015"/>
        </table:table-row>
        <table:table-row table:style-name="ro15">
          <table:table-cell table:style-name="ce128" office:value-type="string" calcext:value-type="string" table:number-columns-spanned="9" table:number-rows-spanned="1">
            <text:p>至101年6月止</text:p>
          </table:table-cell>
          <table:covered-table-cell table:style-name="ce148"/>
          <table:covered-table-cell table:number-columns-repeated="4" table:style-name="ce156"/>
          <table:covered-table-cell table:number-columns-repeated="2" table:style-name="ce166"/>
          <table:covered-table-cell table:style-name="ce148"/>
          <table:table-cell table:number-columns-repeated="1015"/>
        </table:table-row>
        <table:table-row table:style-name="ro15">
          <table:table-cell table:style-name="ce129" office:value-type="string" calcext:value-type="string">
            <text:p>表4</text:p>
          </table:table-cell>
          <table:table-cell table:style-name="ce149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7"/>
          <table:table-cell table:style-name="ce169" office:value-type="string" calcext:value-type="string">
            <text:p>單位：千元</text:p>
          </table:table-cell>
          <table:table-cell table:number-columns-repeated="1015"/>
        </table:table-row>
        <table:table-row table:style-name="ro6">
          <table:table-cell table:style-name="ce130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<text:s/>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65"/>
          <table:covered-table-cell table:style-name="ce170"/>
          <table:table-cell table:number-columns-repeated="1015"/>
        </table:table-row>
        <table:table-row table:style-name="ro7">
          <table:covered-table-cell table:number-columns-repeated="4" table:style-name="ce131"/>
          <table:table-cell table:style-name="ce162" office:value-type="string" calcext:value-type="string">
            <text:p>核定金額</text:p>
          </table:table-cell>
          <table:table-cell table:style-name="ce162" office:value-type="string" calcext:value-type="string">
            <text:p>經費支用科目</text:p>
          </table:table-cell>
          <table:table-cell table:style-name="ce162" office:value-type="string" calcext:value-type="string">
            <text:p>主辦機關</text:p>
          </table:table-cell>
          <table:table-cell table:style-name="ce162" office:value-type="string" calcext:value-type="string">
            <text:p>招標方式</text:p>
          </table:table-cell>
          <table:table-cell table:style-name="ce162" office:value-type="string" calcext:value-type="string">
            <text:p>得標廠商</text:p>
          </table:table-cell>
          <table:table-cell table:number-columns-repeated="1015"/>
        </table:table-row>
        <table:table-row table:style-name="ro7">
          <table:table-cell table:style-name="ce92" office:value-type="string" office:string-value="曾水源" calcext:value-type="string">
            <text:p><text:s/>曾水源 </text:p>
          </table:table-cell>
          <table:table-cell table:style-name="ce150" office:value-type="string" calcext:value-type="string">
            <text:p>和明里民活動中心設置電腦字幕機設備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3" office:value-type="string" office:string-value="共同供應契約" calcext:value-type="string">
            <text:p><text:s/>共同供應契約 </text:p>
          </table:table-cell>
          <table:table-cell table:style-name="ce171" office:value-type="string" calcext:value-type="string">
            <text:p>竹安科技股份有限公司</text:p>
          </table:table-cell>
          <table:table-cell office:value-type="string" calcext:value-type="string">
            <text:p>B11-1</text:p>
          </table:table-cell>
          <table:table-cell office:value-type="string" calcext:value-type="string">
            <text:p>3.15請款</text:p>
          </table:table-cell>
          <table:table-cell table:number-columns-repeated="1013"/>
        </table:table-row>
        <table:table-row table:style-name="ro7">
          <table:table-cell table:style-name="ce132" office:value-type="string" calcext:value-type="string">
            <text:p>秦鉦</text:p>
          </table:table-cell>
          <table:table-cell table:style-name="ce100" office:value-type="string" office:string-value="基隆市警察局「第四分局辦公設備」" calcext:value-type="string">
            <text:p><text:s/>基隆市警察局「第四分局辦公設備」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 office:value-type="float" office:value="100" calcext:value-type="float">
            <text:p>100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基隆市警察局" calcext:value-type="string">
            <text:p><text:s/>基隆市警察局 </text:p>
          </table:table-cell>
          <table:table-cell table:style-name="ce93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style-name="ce176" office:value-type="string" calcext:value-type="string">
            <text:p>101.02.17--1010016128</text:p>
          </table:table-cell>
          <table:table-cell table:style-name="ce176" office:value-type="string" calcext:value-type="string">
            <text:p>101.2.17基警後1010002551</text:p>
          </table:table-cell>
          <table:table-cell office:value-type="string" calcext:value-type="string">
            <text:p>春2/20簽</text:p>
          </table:table-cell>
          <table:table-cell office:value-type="string" calcext:value-type="string">
            <text:p>4.11付款</text:p>
          </table:table-cell>
          <table:table-cell table:number-columns-repeated="1011"/>
        </table:table-row>
        <table:table-row table:style-name="ro7">
          <table:table-cell table:style-name="ce132" office:value-type="string" calcext:value-type="string">
            <text:p>黃景泰</text:p>
          </table:table-cell>
          <table:table-cell table:style-name="ce101" office:value-type="string" office:string-value="中山區「通仁街20之3號旁涼亭桌椅整修等工程」" calcext:value-type="string">
            <text:p><text:s/>中山區「通仁街20之3號旁涼亭桌椅整修等工程」 </text:p>
          </table:table-cell>
          <table:table-cell table:style-name="ce93" office:value-type="string" office:string-value="中山區" calcext:value-type="string">
            <text:p><text:s/>中山區 </text:p>
          </table:table-cell>
          <table:table-cell table:style-name="ce103" office:value-type="float" office:value="96" calcext:value-type="float">
            <text:p>96</text:p>
          </table:table-cell>
          <table:table-cell table:style-name="ce108" office:value-type="float" office:value="95" calcext:value-type="float">
            <text:p>95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民政處" calcext:value-type="string">
            <text:p><text:s/>民政處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172" office:value-type="string" office:string-value="源崇水泥製品股份有限公司" calcext:value-type="string">
            <text:p><text:s/>源崇水泥製品股份有限公司 </text:p>
          </table:table-cell>
          <table:table-cell table:style-name="ce176" table:number-columns-repeated="2"/>
          <table:table-cell/>
          <table:table-cell office:value-type="string" calcext:value-type="string">
            <text:p>傑5.2驗收</text:p>
          </table:table-cell>
          <table:table-cell office:value-type="string" calcext:value-type="string">
            <text:p>5.7付款</text:p>
          </table:table-cell>
          <table:table-cell table:number-columns-repeated="1010"/>
        </table:table-row>
        <table:table-row table:style-name="ro7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仁愛國小「改善教學環境設備」" calcext:value-type="string">
            <text:p><text:s/>仁愛國小「改善教學環境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 office:value-type="float" office:value="99" calcext:value-type="float">
            <text:p>99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3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李丕賢</text:p>
          </table:table-cell>
          <table:table-cell office:value-type="string" calcext:value-type="string">
            <text:p>國教科1/12</text:p>
          </table:table-cell>
          <table:table-cell office:value-type="string" calcext:value-type="string">
            <text:p>3.30請款</text:p>
          </table:table-cell>
          <table:table-cell table:number-columns-repeated="1012"/>
        </table:table-row>
        <table:table-row table:style-name="ro7">
          <table:table-cell table:style-name="ce92" office:value-type="string" office:string-value="陳東財" calcext:value-type="string">
            <text:p><text:s/>陳東財 </text:p>
          </table:table-cell>
          <table:table-cell table:style-name="ce101" office:value-type="string" office:string-value="基隆市警察局「第二分局信義派出所辦公桌玻璃及冰箱等設備」" calcext:value-type="string">
            <text:p><text:s/>基隆市警察局「第二分局信義派出所辦公桌玻璃及冰箱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3" office:value-type="float" office:value="61" calcext:value-type="float">
            <text:p>61</text:p>
          </table:table-cell>
          <table:table-cell table:style-name="ce108" office:value-type="float" office:value="61" calcext:value-type="float">
            <text:p>61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基隆市警察局" calcext:value-type="string">
            <text:p><text:s/>基隆市警察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嘉豐電器行" calcext:value-type="string">
            <text:p><text:s/>嘉豐電器行 </text:p>
          </table:table-cell>
          <table:table-cell table:number-columns-repeated="1015"/>
        </table:table-row>
        <table:table-row table:style-name="ro8">
          <table:table-cell table:style-name="ce132" office:value-type="string" calcext:value-type="string">
            <text:p>沈義傳</text:p>
          </table:table-cell>
          <table:table-cell table:style-name="ce101" office:value-type="string" office:string-value="中山區中山二路107巷45之1號前零星工程" calcext:value-type="string">
            <text:p><text:s/>中山區中山二路107巷45之1號前零星工程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3" office:value-type="float" office:value="1485" calcext:value-type="float">
            <text:p><text:s/>1,485 </text:p>
          </table:table-cell>
          <table:table-cell table:style-name="ce93" office:value-type="float" office:value="965" calcext:value-type="float">
            <text:p><text:s/>965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民政處" calcext:value-type="string">
            <text:p><text:s/>民政處 </text:p>
          </table:table-cell>
          <table:table-cell table:style-name="ce93" office:value-type="string" office:string-value="公開招標" calcext:value-type="string">
            <text:p><text:s/>公開招標 </text:p>
          </table:table-cell>
          <table:table-cell table:style-name="ce93" office:value-type="string" office:string-value="龍辰土木包工業" calcext:value-type="string">
            <text:p><text:s/>龍辰土木包工業 </text:p>
          </table:table-cell>
          <table:table-cell office:value-type="string" calcext:value-type="string">
            <text:p>傑3.2預算簽</text:p>
          </table:table-cell>
          <table:table-cell/>
          <table:table-cell office:value-type="string" calcext:value-type="string">
            <text:p>5.30請款</text:p>
          </table:table-cell>
          <table:table-cell/>
          <table:table-cell office:value-type="string" calcext:value-type="string">
            <text:p>6.4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鄭林清良" calcext:value-type="string">
            <text:p><text:s/>鄭林清良 </text:p>
          </table:table-cell>
          <table:table-cell table:style-name="ce101" office:value-type="string" office:string-value="六合里購置卡拉OK設備" calcext:value-type="string">
            <text:p><text:s/>六合里購置卡拉OK設備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3" office:value-type="float" office:value="96" calcext:value-type="float">
            <text:p><text:s/>96 </text:p>
          </table:table-cell>
          <table:table-cell table:style-name="ce93" office:value-type="float" office:value="95" calcext:value-type="float">
            <text:p><text:s/>95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睿羿企業社" calcext:value-type="string">
            <text:p><text:s/>睿羿企業社 </text:p>
          </table:table-cell>
          <table:table-cell office:value-type="string" calcext:value-type="string">
            <text:p>0217憑證</text:p>
          </table:table-cell>
          <table:table-cell table:number-columns-repeated="1014"/>
        </table:table-row>
        <table:table-row table:style-name="ro8">
          <table:table-cell table:style-name="ce93" office:value-type="string" office:string-value="高辜惠珍" calcext:value-type="string">
            <text:p><text:s/>高辜惠珍 </text:p>
          </table:table-cell>
          <table:table-cell table:style-name="ce101" office:value-type="string" office:string-value="華興國小「101年度教學用資訊設備」" calcext:value-type="string">
            <text:p><text:s/>華興國小「101年度教學用資訊設備」 </text:p>
          </table:table-cell>
          <table:table-cell table:style-name="ce93" office:value-type="string" office:string-value="七堵區" calcext:value-type="string">
            <text:p><text:s/>七堵區 </text:p>
          </table:table-cell>
          <table:table-cell table:number-columns-repeated="2" table:style-name="ce93" office:value-type="float" office:value="110" calcext:value-type="float">
            <text:p><text:s/>110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1</text:p>
          </table:table-cell>
          <table:table-cell office:value-type="string" calcext:value-type="string">
            <text:p>A31-1</text:p>
          </table:table-cell>
          <table:table-cell office:value-type="string" calcext:value-type="string">
            <text:p>波4/17請示單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朱瑞祥" calcext:value-type="string">
            <text:p><text:s/>朱瑞祥 </text:p>
          </table:table-cell>
          <table:table-cell table:style-name="ce101" office:value-type="string" office:string-value="正濱國宅社區公園整修環境整理工程" calcext:value-type="string">
            <text:p><text:s/>正濱國宅社區公園整修環境整理工程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style-name="ce93" office:value-type="float" office:value="99" calcext:value-type="float">
            <text:p><text:s/>99 </text:p>
          </table:table-cell>
          <table:table-cell table:style-name="ce93" office:value-type="float" office:value="94" calcext:value-type="float">
            <text:p><text:s/>94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民政處" calcext:value-type="string">
            <text:p><text:s/>民政處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安傣工程行" calcext:value-type="string">
            <text:p><text:s/>安傣工程行 </text:p>
          </table:table-cell>
          <table:table-cell office:value-type="string" calcext:value-type="string">
            <text:p>鍊3.15派驗</text:p>
          </table:table-cell>
          <table:table-cell office:value-type="string" calcext:value-type="string">
            <text:p>03.21憑證黏貼單</text:p>
          </table:table-cell>
          <table:table-cell table:number-columns-repeated="1013"/>
        </table:table-row>
        <table:table-row table:style-name="ro8">
          <table:table-cell table:style-name="ce93" office:value-type="string" office:string-value="施世明" calcext:value-type="string">
            <text:p><text:s/>施世明 </text:p>
          </table:table-cell>
          <table:table-cell table:style-name="ce101" office:value-type="string" office:string-value="中山里內零星工程" calcext:value-type="string">
            <text:p><text:s/>中山里內零星工程 </text:p>
          </table:table-cell>
          <table:table-cell table:style-name="ce93" office:value-type="string" office:string-value="中山區" calcext:value-type="string">
            <text:p><text:s/>中山區 </text:p>
          </table:table-cell>
          <table:table-cell table:style-name="ce93" office:value-type="float" office:value="2381" calcext:value-type="float">
            <text:p><text:s/>2,381 </text:p>
          </table:table-cell>
          <table:table-cell table:style-name="ce93" office:value-type="float" office:value="2108" calcext:value-type="float">
            <text:p><text:s/>2,108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民政處" calcext:value-type="string">
            <text:p><text:s/>民政處 </text:p>
          </table:table-cell>
          <table:table-cell table:style-name="ce93" office:value-type="string" office:string-value="公開招標" calcext:value-type="string">
            <text:p><text:s/>公開招標 </text:p>
          </table:table-cell>
          <table:table-cell table:style-name="ce93" office:value-type="string" office:string-value="大城土木包工業" calcext:value-type="string">
            <text:p><text:s/>大城土木包工業 </text:p>
          </table:table-cell>
          <table:table-cell office:value-type="string" calcext:value-type="string">
            <text:p>傑2.17預算簽</text:p>
          </table:table-cell>
          <table:table-cell office:value-type="string" calcext:value-type="string">
            <text:p>A16-1</text:p>
          </table:table-cell>
          <table:table-cell office:value-type="string" calcext:value-type="string">
            <text:p>3.16訂約</text:p>
          </table:table-cell>
          <table:table-cell office:value-type="string" calcext:value-type="string">
            <text:p>5/11請示單</text:p>
          </table:table-cell>
          <table:table-cell office:value-type="string" calcext:value-type="string">
            <text:p>5.25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謝守男" calcext:value-type="string">
            <text:p><text:s/>謝守男 </text:p>
          </table:table-cell>
          <table:table-cell table:style-name="ce101" office:value-type="string" office:string-value="和憲里辦公處購置音響設備" calcext:value-type="string">
            <text:p><text:s/>和憲里辦公處購置音響設備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style-name="ce93" office:value-type="float" office:value="98" calcext:value-type="float">
            <text:p><text:s/>98 </text:p>
          </table:table-cell>
          <table:table-cell table:style-name="ce93" office:value-type="float" office:value="97" calcext:value-type="float">
            <text:p><text:s/>97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永晴股份有限公司" calcext:value-type="string">
            <text:p><text:s/>永晴股份有限公司 </text:p>
          </table:table-cell>
          <table:table-cell table:number-columns-repeated="1015"/>
        </table:table-row>
        <table:table-row table:style-name="ro8">
          <table:table-cell table:style-name="ce93" office:value-type="string" office:string-value="藍敏煌" calcext:value-type="string">
            <text:p><text:s/>藍敏煌 </text:p>
          </table:table-cell>
          <table:table-cell table:style-name="ce100" office:value-type="string" office:string-value="第二分局「辦公室公文櫃設備」（木製公文櫃）" calcext:value-type="string">
            <text:p><text:s/>第二分局「辦公室公文櫃設備」（木製公文櫃）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number-columns-repeated="2" table:style-name="ce93" office:value-type="float" office:value="97" calcext:value-type="float">
            <text:p><text:s/>97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亞士玉市內設計總工程行" calcext:value-type="string">
            <text:p><text:s/>亞士玉市內設計總工程行 </text:p>
          </table:table-cell>
          <table:table-cell table:style-name="ce176" office:value-type="string" calcext:value-type="string">
            <text:p>101.02.29--1010019255</text:p>
          </table:table-cell>
          <table:table-cell table:style-name="ce176" office:value-type="string" calcext:value-type="string">
            <text:p>101.2.24基警後1010002810</text:p>
          </table:table-cell>
          <table:table-cell office:value-type="string" calcext:value-type="string">
            <text:p>鍊3/3簽</text:p>
          </table:table-cell>
          <table:table-cell office:value-type="string" calcext:value-type="string">
            <text:p>鍊3/13請示單</text:p>
          </table:table-cell>
          <table:table-cell office:value-type="string" calcext:value-type="string">
            <text:p>5.18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呂美玲" calcext:value-type="string">
            <text:p><text:s/>呂美玲 </text:p>
          </table:table-cell>
          <table:table-cell table:style-name="ce101" office:value-type="string" office:string-value="基隆市警察局「第二分局正濱派出所設置視聽設備」" calcext:value-type="string">
            <text:p><text:s/>基隆市警察局「第二分局正濱派出所設置視聽設備」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number-columns-repeated="2" table:style-name="ce93" office:value-type="float" office:value="24" calcext:value-type="float">
            <text:p><text:s/>24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基隆市消防局" calcext:value-type="string">
            <text:p><text:s/>基隆市消防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昇宏電器行" calcext:value-type="string">
            <text:p><text:s/>昇宏電器行 </text:p>
          </table:table-cell>
          <table:table-cell table:style-name="ce176" office:value-type="string" calcext:value-type="string">
            <text:p>101.02.15--1010015010</text:p>
          </table:table-cell>
          <table:table-cell table:style-name="ce176" office:value-type="string" calcext:value-type="string">
            <text:p>101.2.14基警後1010061475</text:p>
          </table:table-cell>
          <table:table-cell office:value-type="string" calcext:value-type="string">
            <text:p>鍊2/17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兆連里民活動中心卡拉OK及音響設備購置" calcext:value-type="string">
            <text:p><text:s/>兆連里民活動中心卡拉OK及音響設備購置 </text:p>
          </table:table-cell>
          <table:table-cell table:style-name="ce93" office:value-type="string" office:string-value="仁愛區" calcext:value-type="string">
            <text:p><text:s/>仁愛區 </text:p>
          </table:table-cell>
          <table:table-cell table:style-name="ce93" office:value-type="float" office:value="100" calcext:value-type="float">
            <text:p><text:s/>100 </text:p>
          </table:table-cell>
          <table:table-cell table:style-name="ce93" office:value-type="float" office:value="98" calcext:value-type="float">
            <text:p><text:s/>98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3" office:value-type="string" office:string-value="音樂大師音響專賣店" calcext:value-type="string">
            <text:p><text:s/>音樂大師音響專賣店 </text:p>
          </table:table-cell>
          <table:table-cell table:style-name="ce176" table:number-columns-repeated="2"/>
          <table:table-cell office:value-type="string" calcext:value-type="string">
            <text:p>彥2/4簽</text:p>
          </table:table-cell>
          <table:table-cell office:value-type="string" calcext:value-type="string">
            <text:p>4.25付款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沈義傳" calcext:value-type="string">
            <text:p><text:s/>沈義傳 </text:p>
          </table:table-cell>
          <table:table-cell table:style-name="ce101" office:value-type="string" office:string-value="基隆市警察局「第二分局偵察隊辦公室等設備」" calcext:value-type="string">
            <text:p><text:s/>基隆市警察局「第二分局偵察隊辦公室等設備」 </text:p>
          </table:table-cell>
          <table:table-cell table:style-name="ce93" office:value-type="string" office:string-value="信義區" calcext:value-type="string">
            <text:p><text:s/>信義區 </text:p>
          </table:table-cell>
          <table:table-cell table:style-name="ce93" office:value-type="float" office:value="100" calcext:value-type="float">
            <text:p><text:s/>100 </text:p>
          </table:table-cell>
          <table:table-cell table:style-name="ce93" office:value-type="float" office:value="97" calcext:value-type="float">
            <text:p><text:s/>97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3" office:value-type="string" office:string-value="龍辰土木包工業" calcext:value-type="string">
            <text:p><text:s/>龍辰土木包工業 </text:p>
          </table:table-cell>
          <table:table-cell table:style-name="ce176" office:value-type="string" calcext:value-type="string">
            <text:p>101.02.23--1010017962</text:p>
          </table:table-cell>
          <table:table-cell table:style-name="ce176" office:value-type="string" calcext:value-type="string">
            <text:p>101.2.22基警後1010002734</text:p>
          </table:table-cell>
          <table:table-cell office:value-type="string" calcext:value-type="string">
            <text:p>鍊2/簽</text:p>
          </table:table-cell>
          <table:table-cell/>
          <table:table-cell office:value-type="string" calcext:value-type="string">
            <text:p>5.23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砂里民活動中心設置綠美化花架工程" calcext:value-type="string">
            <text:p><text:s/>中砂里民活動中心設置綠美化花架工程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style-name="ce93" office:value-type="float" office:value="98" calcext:value-type="float">
            <text:p><text:s/>98 </text:p>
          </table:table-cell>
          <table:table-cell table:style-name="ce163" office:value-type="float" office:value="98" calcext:value-type="float">
            <text:p><text:s/>98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63" office:value-type="string" office:string-value="屹興實業有限公司" calcext:value-type="string">
            <text:p><text:s/>屹興實業有限公司 </text:p>
          </table:table-cell>
          <table:table-cell office:value-type="string" calcext:value-type="string">
            <text:p>101.02.22--1010017487</text:p>
          </table:table-cell>
          <table:table-cell office:value-type="string" calcext:value-type="string">
            <text:p>101.2.21基中民1010001623</text:p>
          </table:table-cell>
          <table:table-cell office:value-type="string" calcext:value-type="string">
            <text:p>鍊3/1簽</text:p>
          </table:table-cell>
          <table:table-cell table:style-name="ce176" office:value-type="string" calcext:value-type="string">
            <text:p>3/3文to區公所1010148083</text:p>
          </table:table-cell>
          <table:table-cell table:number-columns-repeated="1011"/>
        </table:table-row>
        <table:table-row table:style-name="ro31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第二分局偵察隊、警備隊及信義派出所「購置電視等設備」" calcext:value-type="string">
            <text:p><text:s/>第二分局偵察隊、警備隊及信義派出所「購置電視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0" office:value-type="float" office:value="99" calcext:value-type="float">
            <text:p><text:s/>99 </text:p>
          </table:table-cell>
          <table:table-cell table:style-name="ce163" office:value-type="float" office:value="99" calcext:value-type="float">
            <text:p><text:s/>99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長餘國際有限公司" calcext:value-type="string">
            <text:p><text:s/>長餘國際有限公司 </text:p>
          </table:table-cell>
          <table:table-cell table:style-name="ce176" office:value-type="string" calcext:value-type="string">
            <text:p>101.02.07--1010011786</text:p>
          </table:table-cell>
          <table:table-cell table:style-name="ce176" office:value-type="string" calcext:value-type="string">
            <text:p>101.2.6基警後1010002114</text:p>
          </table:table-cell>
          <table:table-cell/>
          <table:table-cell office:value-type="string" calcext:value-type="string">
            <text:p>4.25付款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砂灣里民活動中心「購置辦公桌椅等設備」" calcext:value-type="string">
            <text:p><text:s/>砂灣里民活動中心「購置辦公桌椅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亞士玉市內設計總工程行" calcext:value-type="string">
            <text:p><text:s/>亞士玉市內設計總工程行 </text:p>
          </table:table-cell>
          <table:table-cell office:value-type="string" calcext:value-type="string">
            <text:p>101.02.14--1010014564</text:p>
          </table:table-cell>
          <table:table-cell office:value-type="string" calcext:value-type="string">
            <text:p>101.2.10基中民1010001315</text:p>
          </table:table-cell>
          <table:table-cell office:value-type="string" calcext:value-type="string">
            <text:p>鍊2/17簽</text:p>
          </table:table-cell>
          <table:table-cell office:value-type="string" calcext:value-type="string">
            <text:p>鍊2/24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正船里辦公處購置行動音響設備" calcext:value-type="string">
            <text:p><text:s/>正船里辦公處購置行動音響設備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101.02.15--1010015006</text:p>
          </table:table-cell>
          <table:table-cell office:value-type="string" calcext:value-type="string">
            <text:p>101.2.14基中民1010001399</text:p>
          </table:table-cell>
          <table:table-cell office:value-type="string" calcext:value-type="string">
            <text:p>鍊2/22簽</text:p>
          </table:table-cell>
          <table:table-cell office:value-type="string" calcext:value-type="string">
            <text:p>鍊3/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第二分局勤務指揮中心隔間等工程」" calcext:value-type="string">
            <text:p><text:s/>基隆市警察局「第二分局勤務指揮中心隔間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101.02.04--1010011030</text:p>
          </table:table-cell>
          <table:table-cell office:value-type="string" calcext:value-type="string">
            <text:p>101.2.3基警後1010001590</text:p>
          </table:table-cell>
          <table:table-cell office:value-type="string" calcext:value-type="string">
            <text:p>鍊2/16簽</text:p>
          </table:table-cell>
          <table:table-cell office:value-type="string" calcext:value-type="string">
            <text:p>鍊4/16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七堵區公所辦公室購置沙發等設備" calcext:value-type="string">
            <text:p><text:s/>七堵區公所辦公室購置沙發等設備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0329付款</text:p>
          </table:table-cell>
          <table:table-cell table:number-columns-repeated="1014"/>
        </table:table-row>
        <table:table-row table:style-name="ro32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公關室辦公等設備」" calcext:value-type="string">
            <text:p><text:s/>基隆市警察局「公關室辦公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、立一資訊科技有限公司" calcext:value-type="string">
            <text:p><text:s/>明音電器行、立一資訊科技有限公司 </text:p>
          </table:table-cell>
          <table:table-cell office:value-type="string" calcext:value-type="string">
            <text:p>101.02.07--1010011785</text:p>
          </table:table-cell>
          <table:table-cell office:value-type="string" calcext:value-type="string">
            <text:p>101.2.6基警後1010061210</text:p>
          </table:table-cell>
          <table:table-cell office:value-type="string" calcext:value-type="string">
            <text:p>鍊2/16簽</text:p>
          </table:table-cell>
          <table:table-cell office:value-type="string" calcext:value-type="string">
            <text:p>鍊2/24請示單</text:p>
          </table:table-cell>
          <table:table-cell office:value-type="string" calcext:value-type="string">
            <text:p>5.10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第二分局信義派出所飲水機設備" calcext:value-type="string">
            <text:p><text:s/>第二分局信義派出所飲水機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30" calcext:value-type="float">
            <text:p><text:s/>3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樂泉興業有限公司" calcext:value-type="string">
            <text:p><text:s/>樂泉興業有限公司 </text:p>
          </table:table-cell>
          <table:table-cell office:value-type="string" calcext:value-type="string">
            <text:p>101.02.08--1010012436</text:p>
          </table:table-cell>
          <table:table-cell office:value-type="string" calcext:value-type="string">
            <text:p>101.2.7基警後1010002231</text:p>
          </table:table-cell>
          <table:table-cell office:value-type="string" calcext:value-type="string">
            <text:p>傑2/17請示單</text:p>
          </table:table-cell>
          <table:table-cell/>
          <table:table-cell office:value-type="string" calcext:value-type="string">
            <text:p>7.25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仁愛區公所購置座椅設備" calcext:value-type="string">
            <text:p><text:s/>仁愛區公所購置座椅設備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名揚傢俱沙發行" calcext:value-type="string">
            <text:p><text:s/>名揚傢俱沙發行 </text:p>
          </table:table-cell>
          <table:table-cell office:value-type="string" calcext:value-type="string">
            <text:p>101.2.6--1010011460</text:p>
          </table:table-cell>
          <table:table-cell office:value-type="string" calcext:value-type="string">
            <text:p>101.2.6基仁民1010001044</text:p>
          </table:table-cell>
          <table:table-cell office:value-type="string" calcext:value-type="string">
            <text:p>B11-6</text:p>
          </table:table-cell>
          <table:table-cell office:value-type="string" calcext:value-type="string">
            <text:p>3.15請款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陳東財" calcext:value-type="string">
            <text:p><text:s/>陳東財 </text:p>
          </table:table-cell>
          <table:table-cell table:style-name="ce100" office:value-type="string" office:string-value="信義國小「101年度購置頭影機設備」" calcext:value-type="string">
            <text:p><text:s/>信義國小「101年度購置頭影機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200" calcext:value-type="float">
            <text:p><text:s/>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A9-1-2</text:p>
          </table:table-cell>
          <table:table-cell office:value-type="string" calcext:value-type="string">
            <text:p>志傑</text:p>
          </table:table-cell>
          <table:table-cell office:value-type="string" calcext:value-type="string">
            <text:p>3.30請款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吉仁里民活動中心設置廣播系統" calcext:value-type="string">
            <text:p><text:s/>吉仁里民活動中心設置廣播系統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年代音響通信社" calcext:value-type="string">
            <text:p><text:s/>年代音響通信社 </text:p>
          </table:table-cell>
          <table:table-cell office:value-type="string" calcext:value-type="string">
            <text:p>彥</text:p>
          </table:table-cell>
          <table:table-cell table:number-columns-repeated="1014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書院里民活動中心購置資料櫃及折合會議桌設備" calcext:value-type="string">
            <text:p><text:s/>書院里民活動中心購置資料櫃及折合會議桌設備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B11-3</text:p>
          </table:table-cell>
          <table:table-cell office:value-type="string" calcext:value-type="string">
            <text:p>3.15請款</text:p>
          </table:table-cell>
          <table:table-cell table:number-columns-repeated="1013"/>
        </table:table-row>
        <table:table-row table:style-name="ro1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祥豐街200巷口旁燈飾整修美化工程" calcext:value-type="string">
            <text:p><text:s/>祥豐街200巷口旁燈飾整修美化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3.2派驗</text:p>
          </table:table-cell>
          <table:table-cell table:number-columns-repeated="1014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東信路320號前水溝蓋改善工程" calcext:value-type="string">
            <text:p><text:s/>東信路320號前水溝蓋改善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隆圻工程有限公司" calcext:value-type="string">
            <text:p><text:s/>隆圻工程有限公司 </text:p>
          </table:table-cell>
          <table:table-cell office:value-type="string" calcext:value-type="string">
            <text:p>傑2/24簽</text:p>
          </table:table-cell>
          <table:table-cell office:value-type="string" calcext:value-type="string">
            <text:p>3/1請示單</text:p>
          </table:table-cell>
          <table:table-cell office:value-type="string" calcext:value-type="string">
            <text:p>0403驗收</text:p>
          </table:table-cell>
          <table:table-cell office:value-type="string" calcext:value-type="string">
            <text:p>0406付款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揚石城" calcext:value-type="string">
            <text:p><text:s/>揚石城 </text:p>
          </table:table-cell>
          <table:table-cell table:style-name="ce100" office:value-type="string" office:string-value="中山區通明、協和、居仁等三里內零星工程" calcext:value-type="string">
            <text:p><text:s/>中山區通明、協和、居仁等三里內零星工程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739" calcext:value-type="float">
            <text:p><text:s/>739 </text:p>
          </table:table-cell>
          <table:table-cell table:style-name="ce92" office:value-type="float" office:value="571" calcext:value-type="float">
            <text:p><text:s/>57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龍辰土木包工業" calcext:value-type="string">
            <text:p><text:s/>龍辰土木包工業 </text:p>
          </table:table-cell>
          <table:table-cell office:value-type="string" calcext:value-type="string">
            <text:p>傑2/21預算簽</text:p>
          </table:table-cell>
          <table:table-cell office:value-type="string" calcext:value-type="string">
            <text:p>0522請示單</text:p>
          </table:table-cell>
          <table:table-cell/>
          <table:table-cell office:value-type="string" calcext:value-type="string">
            <text:p>0530付款</text:p>
          </table:table-cell>
          <table:table-cell table:number-columns-repeated="1011"/>
        </table:table-row>
        <table:table-row table:style-name="ro17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中正區公所「正濱里海濱里聯合里民活動中心購置會議桌椅設備」" calcext:value-type="string">
            <text:p><text:s/>中正區公所「正濱里海濱里聯合里民活動中心購置會議桌椅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101.02.02--1010009906</text:p>
          </table:table-cell>
          <table:table-cell office:value-type="string" calcext:value-type="string">
            <text:p>101.1.30基中民1010000819</text:p>
          </table:table-cell>
          <table:table-cell office:value-type="string" calcext:value-type="string">
            <text:p>鍊2/16請示單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信義區公所「辦公桌椅及會議桌椅等設備」" calcext:value-type="string">
            <text:p><text:s/>信義區公所「辦公桌椅及會議桌椅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101.02.04--1010011029</text:p>
          </table:table-cell>
          <table:table-cell office:value-type="string" calcext:value-type="string">
            <text:p>101.2.2基信民1010000889</text:p>
          </table:table-cell>
          <table:table-cell table:number-columns-repeated="2"/>
          <table:table-cell office:value-type="string" calcext:value-type="string">
            <text:p>4.12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第二分局信義、東光派出所購置辦公室設備（液晶電視）" calcext:value-type="string">
            <text:p><text:s/>第二分局信義、東光派出所購置辦公室設備（液晶電視）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72" calcext:value-type="float">
            <text:p><text:s/>72 </text:p>
          </table:table-cell>
          <table:table-cell table:style-name="ce92" office:value-type="float" office:value="71" calcext:value-type="float">
            <text:p><text:s/>7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長餘國際有限公司" calcext:value-type="string">
            <text:p><text:s/>長餘國際有限公司 </text:p>
          </table:table-cell>
          <table:table-cell office:value-type="string" calcext:value-type="string">
            <text:p>101.03.02--1010020273</text:p>
          </table:table-cell>
          <table:table-cell office:value-type="string" calcext:value-type="string">
            <text:p>101.3.1基警後1010000668</text:p>
          </table:table-cell>
          <table:table-cell office:value-type="string" calcext:value-type="string">
            <text:p>傑3/3簽</text:p>
          </table:table-cell>
          <table:table-cell office:value-type="string" calcext:value-type="string">
            <text:p>3/00請示單</text:p>
          </table:table-cell>
          <table:table-cell office:value-type="string" calcext:value-type="string">
            <text:p>6.5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張芳麗" calcext:value-type="string">
            <text:p><text:s/>張芳麗 </text:p>
          </table:table-cell>
          <table:table-cell table:style-name="ce100" office:value-type="string" office:string-value="仁德里民活動中心行動式卡拉OK設備" calcext:value-type="string">
            <text:p><text:s/>仁德里民活動中心行動式卡拉OK設備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01--1010020039</text:p>
          </table:table-cell>
          <table:table-cell office:value-type="string" calcext:value-type="string">
            <text:p>101.3.1基仁民1010001745</text:p>
          </table:table-cell>
          <table:table-cell office:value-type="string" calcext:value-type="string">
            <text:p>彥3/3簽</text:p>
          </table:table-cell>
          <table:table-cell office:value-type="string" calcext:value-type="string">
            <text:p>彥3/7請示單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高辜惠珍" calcext:value-type="string">
            <text:p><text:s/>高辜惠珍 </text:p>
          </table:table-cell>
          <table:table-cell table:style-name="ce101" office:value-type="string" office:string-value="復興國小「101年改善資訊教學設備」" calcext:value-type="string">
            <text:p><text:s/>復興國小「101年改善資訊教學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3" office:value-type="float" office:value="110" calcext:value-type="float">
            <text:p><text:s/>110 </text:p>
          </table:table-cell>
          <table:table-cell table:style-name="ce92" office:value-type="float" office:value="110" calcext:value-type="float">
            <text:p><text:s/>11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5</text:p>
          </table:table-cell>
          <table:table-cell/>
          <table:table-cell office:value-type="string" calcext:value-type="string">
            <text:p>4/13請示單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高辜惠珍" calcext:value-type="string">
            <text:p><text:s/>高辜惠珍 </text:p>
          </table:table-cell>
          <table:table-cell table:style-name="ce101" office:value-type="string" office:string-value="尚仁國小「101年改善教學設備」" calcext:value-type="string">
            <text:p><text:s/>尚仁國小「101年改善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3" office:value-type="float" office:value="194" calcext:value-type="float">
            <text:p><text:s/>194 </text:p>
          </table:table-cell>
          <table:table-cell table:style-name="ce92" office:value-type="float" office:value="194" calcext:value-type="float">
            <text:p><text:s/>1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5</text:p>
          </table:table-cell>
          <table:table-cell/>
          <table:table-cell office:value-type="string" calcext:value-type="string">
            <text:p>4/6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1" office:value-type="string" office:string-value="中正區公所「德義里里民活動中心購置冷氣機設備」" calcext:value-type="string">
            <text:p><text:s/>中正區公所「德義里里民活動中心購置冷氣機設備」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style-name="ce93" office:value-type="float" office:value="150" calcext:value-type="float">
            <text:p><text:s/>150 </text:p>
          </table:table-cell>
          <table:table-cell table:style-name="ce92" office:value-type="float" office:value="149" calcext:value-type="float">
            <text:p><text:s/>14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05--1010021652</text:p>
          </table:table-cell>
          <table:table-cell office:value-type="string" calcext:value-type="string">
            <text:p>101.3.3基中民1010002044</text:p>
          </table:table-cell>
          <table:table-cell office:value-type="string" calcext:value-type="string">
            <text:p>鍊3/9簽</text:p>
          </table:table-cell>
          <table:table-cell office:value-type="string" calcext:value-type="string">
            <text:p>鍊3/22請示單</text:p>
          </table:table-cell>
          <table:table-cell table:number-columns-repeated="1011"/>
        </table:table-row>
        <table:table-row table:style-name="ro33">
          <table:table-cell table:style-name="ce93" office:value-type="string" office:string-value="鄭林清良、楊石城" calcext:value-type="string">
            <text:p><text:s/>鄭林清良、楊石城 </text:p>
          </table:table-cell>
          <table:table-cell table:style-name="ce101" office:value-type="string" office:string-value="基隆市警察局「第四分局及中華路派出所購置辦公室等設備」" calcext:value-type="string">
            <text:p><text:s/>基隆市警察局「第四分局及中華路派出所購置辦公室等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3" office:value-type="float" office:value="105" calcext:value-type="float">
            <text:p><text:s/>105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06--1010021986</text:p>
          </table:table-cell>
          <table:table-cell office:value-type="string" calcext:value-type="string">
            <text:p>101.3.3基警後1010000671</text:p>
          </table:table-cell>
          <table:table-cell office:value-type="string" calcext:value-type="string">
            <text:p>傑3/7簽</text:p>
          </table:table-cell>
          <table:table-cell office:value-type="string" calcext:value-type="string">
            <text:p>3.13請示單</text:p>
          </table:table-cell>
          <table:table-cell office:value-type="string" calcext:value-type="string">
            <text:p><text:s text:c="251"/>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陳東財" calcext:value-type="string">
            <text:p><text:s/>陳東財 </text:p>
          </table:table-cell>
          <table:table-cell table:style-name="ce101" office:value-type="string" office:string-value="東信里電子字幕機設備" calcext:value-type="string">
            <text:p><text:s/>東信里電子字幕機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3" office:value-type="float" office:value="91" calcext:value-type="float">
            <text:p><text:s/>91 </text:p>
          </table:table-cell>
          <table:table-cell table:style-name="ce92" office:value-type="float" office:value="84" calcext:value-type="float">
            <text:p><text:s/>8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聚興股份有限公司" calcext:value-type="string">
            <text:p><text:s/>聚興股份有限公司 </text:p>
          </table:table-cell>
          <table:table-cell office:value-type="string" calcext:value-type="string">
            <text:p>101.3.6--1010022305</text:p>
          </table:table-cell>
          <table:table-cell office:value-type="string" calcext:value-type="string">
            <text:p>101.3.1基信民1010001808</text:p>
          </table:table-cell>
          <table:table-cell office:value-type="string" calcext:value-type="string">
            <text:p>傑3/7簽</text:p>
          </table:table-cell>
          <table:table-cell office:value-type="string" calcext:value-type="string">
            <text:p>3/1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1" office:value-type="string" office:string-value="消防局購置數位相機" calcext:value-type="string">
            <text:p><text:s/>消防局購置數位相機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3" office:value-type="float" office:value="17" calcext:value-type="float">
            <text:p><text:s/>17 </text:p>
          </table:table-cell>
          <table:table-cell table:style-name="ce92" office:value-type="float" office:value="17" calcext:value-type="float">
            <text:p><text:s/>17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基隆市消防局" calcext:value-type="string">
            <text:p><text:s/>基隆市消防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2" office:value-type="string" office:string-value="萬虹通訊有限公司" calcext:value-type="string">
            <text:p><text:s/>萬虹通訊有限公司 </text:p>
          </table:table-cell>
          <table:table-cell office:value-type="string" calcext:value-type="string">
            <text:p>101.3.6--1010021987</text:p>
          </table:table-cell>
          <table:table-cell office:value-type="string" calcext:value-type="string">
            <text:p>101.3.5基消行壹1010001976</text:p>
          </table:table-cell>
          <table:table-cell office:value-type="string" calcext:value-type="string">
            <text:p>傑3/7簽</text:p>
          </table:table-cell>
          <table:table-cell office:value-type="string" calcext:value-type="string">
            <text:p>3/1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勞友活動中心A棟電源箱短路燒燬修繕工程" calcext:value-type="string">
            <text:p><text:s/>勞友活動中心A棟電源箱短路燒燬修繕工程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69" calcext:value-type="float">
            <text:p><text:s/>69 </text:p>
          </table:table-cell>
          <table:table-cell table:style-name="ce92" office:value-type="float" office:value="68" calcext:value-type="float">
            <text:p><text:s/>6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2" office:value-type="string" office:string-value="啟展工程有限公司" calcext:value-type="string">
            <text:p><text:s/>啟展工程有限公司 </text:p>
          </table:table-cell>
          <table:table-cell office:value-type="string" calcext:value-type="string">
            <text:p>志傑3.9</text:p>
          </table:table-cell>
          <table:table-cell table:style-name="ce176" office:value-type="string" calcext:value-type="string">
            <text:p>勞工行政周國賢3/6簽</text:p>
          </table:table-cell>
          <table:table-cell office:value-type="string" calcext:value-type="string">
            <text:p>3/30請示單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安樂區公所「三民里購置字幕機設備」" calcext:value-type="string">
            <text:p><text:s/>安樂區公所「三民里購置字幕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聚興股份有限公司" calcext:value-type="string">
            <text:p><text:s/>聚興股份有限公司 </text:p>
          </table:table-cell>
          <table:table-cell/>
          <table:table-cell table:style-name="ce176"/>
          <table:table-cell office:value-type="string" calcext:value-type="string">
            <text:p>春3/14簽</text:p>
          </table:table-cell>
          <table:table-cell office:value-type="string" calcext:value-type="string">
            <text:p>3/17請示單</text:p>
          </table:table-cell>
          <table:table-cell office:value-type="string" calcext:value-type="string">
            <text:p>5.1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1" office:value-type="string" office:string-value="中正區公所「建國里里民活動中心購置行動式卡拉OK設備」" calcext:value-type="string">
            <text:p><text:s/>中正區公所「建國里里民活動中心購置行動式卡拉OK設備」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style-name="ce93" office:value-type="float" office:value="99" calcext:value-type="float">
            <text:p><text:s/>99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16--1010026562</text:p>
          </table:table-cell>
          <table:table-cell office:value-type="string" calcext:value-type="string">
            <text:p>101.3.14基中民1010002520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鍊4/2請示單</text:p>
          </table:table-cell>
          <table:table-cell table:number-columns-repeated="1011"/>
        </table:table-row>
        <table:table-row table:style-name="ro18">
          <table:table-cell table:style-name="ce92" office:value-type="string" office:string-value="張芳麗" calcext:value-type="string">
            <text:p><text:s/>張芳麗 </text:p>
          </table:table-cell>
          <table:table-cell table:style-name="ce101" office:value-type="string" office:string-value="仁愛區公所「德厚里里民活動中心購置冷氣機、卡拉OK視聽設備」" calcext:value-type="string">
            <text:p><text:s/>仁愛區公所「德厚里里民活動中心購置冷氣機、卡拉OK視聽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3" office:value-type="float" office:value="200" calcext:value-type="float">
            <text:p><text:s/>200 </text:p>
          </table:table-cell>
          <table:table-cell table:style-name="ce92" office:value-type="float" office:value="198" calcext:value-type="float">
            <text:p><text:s/>1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19--1010027275</text:p>
          </table:table-cell>
          <table:table-cell office:value-type="string" calcext:value-type="string">
            <text:p>101.3.19基仁民1010002414</text:p>
          </table:table-cell>
          <table:table-cell office:value-type="string" calcext:value-type="string">
            <text:p>彥3/21簽</text:p>
          </table:table-cell>
          <table:table-cell office:value-type="string" calcext:value-type="string">
            <text:p>彥3/請示單</text:p>
          </table:table-cell>
          <table:table-cell office:value-type="string" calcext:value-type="string">
            <text:p>5.11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朱瑞祥" calcext:value-type="string">
            <text:p><text:s/>朱瑞祥 </text:p>
          </table:table-cell>
          <table:table-cell table:style-name="ce100" office:value-type="string" office:string-value="華興國小「101年度改善資訊教學設備」" calcext:value-type="string">
            <text:p><text:s/>華興國小「101年度改善資訊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85" calcext:value-type="float">
            <text:p><text:s/>985 </text:p>
          </table:table-cell>
          <table:table-cell table:style-name="ce92" office:value-type="float" office:value="980" calcext:value-type="float">
            <text:p><text:s/>9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22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6/4請示單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鄭林清良" calcext:value-type="string">
            <text:p><text:s/>鄭林清良 </text:p>
          </table:table-cell>
          <table:table-cell table:style-name="ce101" office:value-type="string" office:string-value="安樂區公所「六合里購置擴音器及塑木椅設備」" calcext:value-type="string">
            <text:p><text:s/>安樂區公所「六合里購置擴音器及塑木椅設備」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2" office:value-type="string" office:string-value="璟瀚科技有限公司" calcext:value-type="string">
            <text:p><text:s/>璟瀚科技有限公司 </text:p>
          </table:table-cell>
          <table:table-cell office:value-type="string" calcext:value-type="string">
            <text:p>101.03.15--1010026031</text:p>
          </table:table-cell>
          <table:table-cell office:value-type="string" calcext:value-type="string">
            <text:p>101.3.16基安民1010003080</text:p>
          </table:table-cell>
          <table:table-cell office:value-type="string" calcext:value-type="string">
            <text:p>春3/19簽</text:p>
          </table:table-cell>
          <table:table-cell office:value-type="string" calcext:value-type="string">
            <text:p>春3/23請示單</text:p>
          </table:table-cell>
          <table:table-cell office:value-type="string" calcext:value-type="string">
            <text:p>6.4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莊榮欽" calcext:value-type="string">
            <text:p><text:s/>莊榮欽 </text:p>
          </table:table-cell>
          <table:table-cell table:style-name="ce101" office:value-type="string" office:string-value="消防局救災指揮科購置冷氣機" calcext:value-type="string">
            <text:p><text:s/>消防局救災指揮科購置冷氣機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3" office:value-type="float" office:value="100" calcext:value-type="float">
            <text:p><text:s/>100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3.6--1010021987</text:p>
          </table:table-cell>
          <table:table-cell office:value-type="string" calcext:value-type="string">
            <text:p>101.3.5基消行壹1010001976</text:p>
          </table:table-cell>
          <table:table-cell office:value-type="string" calcext:value-type="string">
            <text:p>彥3/28簽</text:p>
          </table:table-cell>
          <table:table-cell office:value-type="string" calcext:value-type="string">
            <text:p>4/2請示單</text:p>
          </table:table-cell>
          <table:table-cell office:value-type="string" calcext:value-type="string">
            <text:p>5.17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揚石城" calcext:value-type="string">
            <text:p><text:s/>揚石城 </text:p>
          </table:table-cell>
          <table:table-cell table:style-name="ce100" office:value-type="string" office:string-value="德和國小「飲水機購置更新」" calcext:value-type="string">
            <text:p><text:s/>德和國小「飲水機購置更新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180" calcext:value-type="float">
            <text:p><text:s/>1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賀眾企業股份有限公司" calcext:value-type="string">
            <text:p><text:s/>賀眾企業股份有限公司 </text:p>
          </table:table-cell>
          <table:table-cell office:value-type="string" calcext:value-type="string">
            <text:p>王信琪</text:p>
          </table:table-cell>
          <table:table-cell office:value-type="string" calcext:value-type="string">
            <text:p>體健科3/27</text:p>
          </table:table-cell>
          <table:table-cell/>
          <table:table-cell office:value-type="string" calcext:value-type="string">
            <text:p>6/1請示單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藍敏煌" calcext:value-type="string">
            <text:p><text:s/>藍敏煌 </text:p>
          </table:table-cell>
          <table:table-cell table:style-name="ce101" office:value-type="string" office:string-value="中正區公所「正砂里里民活動中心購置飲水機設備」" calcext:value-type="string">
            <text:p><text:s/>中正區公所「正砂里里民活動中心購置飲水機設備」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style-name="ce93" office:value-type="float" office:value="35" calcext:value-type="float">
            <text:p><text:s/>35 </text:p>
          </table:table-cell>
          <table:table-cell table:style-name="ce93" office:value-type="float" office:value="34" calcext:value-type="float">
            <text:p><text:s/>34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101.03.26--1010030043</text:p>
          </table:table-cell>
          <table:table-cell office:value-type="string" calcext:value-type="string">
            <text:p>101.3.23基中民1010002871</text:p>
          </table:table-cell>
          <table:table-cell office:value-type="string" calcext:value-type="string">
            <text:p>鍊3/27簽</text:p>
          </table:table-cell>
          <table:table-cell office:value-type="string" calcext:value-type="string">
            <text:p>鍊4/2請示單</text:p>
          </table:table-cell>
          <table:table-cell table:number-columns-repeated="1011"/>
        </table:table-row>
        <table:table-row table:style-name="ro8">
          <table:table-cell table:style-name="ce93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第二分局信六路派出所廳舍整修工程」" calcext:value-type="string">
            <text:p><text:s/>基隆市警察局「第二分局信六路派出所廳舍整修工程」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number-columns-repeated="2" table:style-name="ce93" office:value-type="float" office:value="100" calcext:value-type="float">
            <text:p><text:s/>100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3" office:value-type="string" office:string-value="小額採購" calcext:value-type="string">
            <text:p><text:s/>小額採購 </text:p>
          </table:table-cell>
          <table:table-cell table:style-name="ce93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101.03.28--1010031306</text:p>
          </table:table-cell>
          <table:table-cell office:value-type="string" calcext:value-type="string">
            <text:p>101.3.27基警後1010003718</text:p>
          </table:table-cell>
          <table:table-cell office:value-type="string" calcext:value-type="string">
            <text:p>鍊4/3簽</text:p>
          </table:table-cell>
          <table:table-cell office:value-type="string" calcext:value-type="string">
            <text:p>鍊4/請示單</text:p>
          </table:table-cell>
          <table:table-cell office:value-type="string" calcext:value-type="string">
            <text:p>6.7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何淑萍" calcext:value-type="string">
            <text:p><text:s/>何淑萍 </text:p>
          </table:table-cell>
          <table:table-cell table:style-name="ce101" office:value-type="string" office:string-value="信義區禮儀里內零星工程" calcext:value-type="string">
            <text:p><text:s/>信義區禮儀里內零星工程 </text:p>
          </table:table-cell>
          <table:table-cell table:style-name="ce93" office:value-type="string" office:string-value="信義區" calcext:value-type="string">
            <text:p><text:s/>信義區 </text:p>
          </table:table-cell>
          <table:table-cell table:style-name="ce93" office:value-type="float" office:value="2120" calcext:value-type="float">
            <text:p><text:s/>2,120 </text:p>
          </table:table-cell>
          <table:table-cell table:style-name="ce164" office:value-type="float" office:value="1800" calcext:value-type="float">
            <text:p><text:s/>1,8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3" office:value-type="string" office:string-value="鴻泰體育工程有限公司" calcext:value-type="string">
            <text:p><text:s/>鴻泰體育工程有限公司 </text:p>
          </table:table-cell>
          <table:table-cell office:value-type="string" calcext:value-type="string">
            <text:p>傑4/9簽</text:p>
          </table:table-cell>
          <table:table-cell table:number-columns-repeated="2"/>
          <table:table-cell office:value-type="string" calcext:value-type="string">
            <text:p>6/14請示單</text:p>
          </table:table-cell>
          <table:table-cell office:value-type="string" calcext:value-type="string">
            <text:p>6.18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藍敏煌" calcext:value-type="string">
            <text:p><text:s/>藍敏煌 </text:p>
          </table:table-cell>
          <table:table-cell table:style-name="ce101" office:value-type="string" office:string-value="基隆市警察局「第二分局安瀾橋派出所購置飲水機設備」" calcext:value-type="string">
            <text:p><text:s/>基隆市警察局「第二分局安瀾橋派出所購置飲水機設備」 </text:p>
          </table:table-cell>
          <table:table-cell table:style-name="ce93" office:value-type="string" office:string-value="中正區" calcext:value-type="string">
            <text:p><text:s/>中正區 </text:p>
          </table:table-cell>
          <table:table-cell table:number-columns-repeated="2" table:style-name="ce93" office:value-type="float" office:value="35" calcext:value-type="float">
            <text:p><text:s/>35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3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101.04.10--1010035811</text:p>
          </table:table-cell>
          <table:table-cell office:value-type="string" calcext:value-type="string">
            <text:p>101.4.9基警後1010003884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鍊4/請示單</text:p>
          </table:table-cell>
          <table:table-cell office:value-type="string" calcext:value-type="string">
            <text:p>6.20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鄭林清良" calcext:value-type="string">
            <text:p><text:s/>鄭林清良 </text:p>
          </table:table-cell>
          <table:table-cell table:style-name="ce101" office:value-type="string" office:string-value="安樂區公所「四維里購置電腦等設備」" calcext:value-type="string">
            <text:p><text:s/>安樂區公所「四維里購置電腦等設備」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72" calcext:value-type="float">
            <text:p><text:s/>7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陽金資訊股份有限公司" calcext:value-type="string">
            <text:p><text:s/>陽金資訊股份有限公司 </text:p>
          </table:table-cell>
          <table:table-cell table:number-columns-repeated="4"/>
          <table:table-cell office:value-type="string" calcext:value-type="string">
            <text:p>5.18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謝守男 " calcext:value-type="string">
            <text:p><text:s/>謝守男 <text:s/></text:p>
          </table:table-cell>
          <table:table-cell table:style-name="ce101" office:value-type="string" office:string-value="中山區西康里內零星工程" calcext:value-type="string">
            <text:p><text:s/>中山區西康里內零星工程 </text:p>
          </table:table-cell>
          <table:table-cell table:style-name="ce93" office:value-type="string" office:string-value="中山區" calcext:value-type="string">
            <text:p><text:s/>中山區 </text:p>
          </table:table-cell>
          <table:table-cell table:style-name="ce93" office:value-type="float" office:value="2113" calcext:value-type="float">
            <text:p><text:s/>2,113 </text:p>
          </table:table-cell>
          <table:table-cell table:style-name="ce164" office:value-type="float" office:value="1830" calcext:value-type="float">
            <text:p><text:s/>1,83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3" office:value-type="string" office:string-value="中鼎體育工程有限公司" calcext:value-type="string">
            <text:p><text:s/>中鼎體育工程有限公司 </text:p>
          </table:table-cell>
          <table:table-cell office:value-type="string" calcext:value-type="string">
            <text:p>傑4/17簽</text:p>
          </table:table-cell>
          <table:table-cell office:value-type="string" calcext:value-type="string">
            <text:p>06.01訂約</text:p>
          </table:table-cell>
          <table:table-cell table:number-columns-repeated="2"/>
          <table:table-cell office:value-type="string" calcext:value-type="string">
            <text:p>7.12付款</text:p>
          </table:table-cell>
          <table:table-cell table:number-columns-repeated="1010"/>
        </table:table-row>
        <table:table-row table:style-name="ro7">
          <table:table-cell table:style-name="ce132" office:value-type="string" calcext:value-type="string">
            <text:p>陳志成</text:p>
          </table:table-cell>
          <table:table-cell table:style-name="ce100" office:value-type="string" office:string-value="基隆市警察局「第四分局購置桌上型電腦、顯示器、冷風扇等設備」" calcext:value-type="string">
            <text:p><text:s/>基隆市警察局「第四分局購置桌上型電腦、顯示器、冷風扇等設備」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float" office:value="77" calcext:value-type="float">
            <text:p><text:s/>7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1.04.25--1010042103</text:p>
          </table:table-cell>
          <table:table-cell office:value-type="string" calcext:value-type="string">
            <text:p>101.4.24基警後1010004295</text:p>
          </table:table-cell>
          <table:table-cell office:value-type="string" calcext:value-type="string">
            <text:p>春4/25簽</text:p>
          </table:table-cell>
          <table:table-cell office:value-type="string" calcext:value-type="string">
            <text:p>春3/00請示單</text:p>
          </table:table-cell>
          <table:table-cell office:value-type="string" calcext:value-type="string">
            <text:p>6.22付款</text:p>
          </table:table-cell>
          <table:table-cell table:number-columns-repeated="1010"/>
        </table:table-row>
        <table:table-row table:style-name="ro8">
          <table:table-cell table:style-name="ce93" office:value-type="string" office:string-value="陳志成" calcext:value-type="string">
            <text:p><text:s/>陳志成 </text:p>
          </table:table-cell>
          <table:table-cell table:style-name="ce101" office:value-type="string" office:string-value="樂一里購置移動式無線擴音機、點歌機等設備" calcext:value-type="string">
            <text:p><text:s/>樂一里購置移動式無線擴音機、點歌機等設備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3" office:value-type="float" office:value="99" calcext:value-type="float">
            <text:p><text:s/>99 </text:p>
          </table:table-cell>
          <table:table-cell table:style-name="ce93" office:value-type="float" office:value="89" calcext:value-type="float">
            <text:p><text:s/>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3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3" office:value-type="string" office:string-value="瀚儒企業行" calcext:value-type="string">
            <text:p><text:s/>瀚儒企業行 </text:p>
          </table:table-cell>
          <table:table-cell table:number-columns-repeated="2"/>
          <table:table-cell office:value-type="string" calcext:value-type="string">
            <text:p>春5/8簽</text:p>
          </table:table-cell>
          <table:table-cell office:value-type="string" calcext:value-type="string">
            <text:p>5/11請示單</text:p>
          </table:table-cell>
          <table:table-cell office:value-type="string" calcext:value-type="string">
            <text:p>6.26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鄭怡信" calcext:value-type="string">
            <text:p><text:s/>鄭怡信 </text:p>
          </table:table-cell>
          <table:table-cell table:style-name="ce101" office:value-type="string" office:string-value="暖暖街246巷簡易公園榕樹移植作業工程" calcext:value-type="string">
            <text:p><text:s/>暖暖街246巷簡易公園榕樹移植作業工程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93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3" office:value-type="string" office:string-value="暖暖區公所" calcext:value-type="string">
            <text:p><text:s/>暖暖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3" office:value-type="string" office:string-value="展藝工程行" calcext:value-type="string">
            <text:p><text:s/>展藝工程行 </text:p>
          </table:table-cell>
          <table:table-cell table:number-columns-repeated="2"/>
          <table:table-cell office:value-type="string" calcext:value-type="string">
            <text:p>波5/9簽</text:p>
          </table:table-cell>
          <table:table-cell office:value-type="string" calcext:value-type="string">
            <text:p>6/2請示單</text:p>
          </table:table-cell>
          <table:table-cell office:value-type="string" calcext:value-type="string">
            <text:p>6.付款</text:p>
          </table:table-cell>
          <table:table-cell table:number-columns-repeated="1010"/>
        </table:table-row>
        <table:table-row table:style-name="ro8"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D6:.D62])" office:value-type="float" office:value="14826" calcext:value-type="float">
            <text:p><text:s/>14,826 </text:p>
          </table:table-cell>
          <table:table-cell table:style-name="ce92" table:formula="of:=SUM([.E6:.E62])" office:value-type="float" office:value="13151" calcext:value-type="float">
            <text:p><text:s/>13,151 </text:p>
          </table:table-cell>
          <table:table-cell table:style-name="ce92" table:number-columns-repeated="4"/>
          <table:table-cell table:number-columns-repeated="1015"/>
        </table:table-row>
        <table:table-row table:style-name="ro19">
          <table:table-cell table:style-name="ce133" office:value-type="string" calcext:value-type="string">
            <text:p>註：1.本表主辦機關為行政院主計處。</text:p>
          </table:table-cell>
          <table:table-cell table:number-columns-repeated="1023"/>
        </table:table-row>
        <table:table-row table:style-name="ro19">
          <table:table-cell table:style-name="ce133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0">
          <table:table-cell table:style-name="ce134" office:value-type="string" calcext:value-type="string" table:number-columns-spanned="9" table:number-rows-spanned="2">
            <text:p>備註：1、第二季請於7月13日前送達，第四季請於102年1月20日前送達。本府各單位請送主計處會審科，機關學校請送主計處歲計科。</text:p>
          </table:table-cell>
          <table:covered-table-cell table:number-columns-repeated="8" table:style-name="ce135"/>
          <table:table-cell table:style-name="ce177" table:number-columns-repeated="1015"/>
        </table:table-row>
        <table:table-row table:style-name="ro21">
          <table:covered-table-cell table:number-columns-repeated="9" table:style-name="ce135"/>
          <table:table-cell table:style-name="ce177" table:number-columns-repeated="1015"/>
        </table:table-row>
        <table:table-row table:style-name="ro11">
          <table:table-cell table:style-name="ce136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 table:number-columns-repeated="2"/>
          <table:table-cell table:style-name="ce136" office:value-type="string" calcext:value-type="string">
            <text:p>機關長官：</text:p>
          </table:table-cell>
          <table:table-cell table:style-name="ce151" table:number-columns-repeated="1018"/>
        </table:table-row>
        <table:table-row table:style-name="ro11" table:number-rows-repeated="7">
          <table:table-cell table:style-name="ce136"/>
          <table:table-cell table:style-name="ce151"/>
          <table:table-cell table:style-name="ce136"/>
          <table:table-cell table:style-name="ce151" table:number-columns-repeated="2"/>
          <table:table-cell table:style-name="ce136"/>
          <table:table-cell table:style-name="ce151" table:number-columns-repeated="1018"/>
        </table:table-row>
        <table:table-row table:style-name="ro10" table:number-rows-repeated="7">
          <table:table-cell table:number-columns-repeated="1024"/>
        </table:table-row>
        <table:table-row table:style-name="ro5">
          <table:table-cell table:style-name="ce137" office:value-type="string" calcext:value-type="string" table:number-columns-spanned="9" table:number-rows-spanned="1">
            <text:p>基隆(市)政府101年度對議員所提地方建設建議事項處理明細表</text:p>
          </table:table-cell>
          <table:covered-table-cell table:style-name="ce152"/>
          <table:covered-table-cell table:number-columns-repeated="4" table:style-name="ce158"/>
          <table:covered-table-cell table:number-columns-repeated="2" table:style-name="ce167"/>
          <table:covered-table-cell table:style-name="ce173"/>
          <table:table-cell table:number-columns-repeated="1015"/>
        </table:table-row>
        <table:table-row table:style-name="ro15">
          <table:table-cell table:style-name="ce138" office:value-type="string" calcext:value-type="string" table:number-columns-spanned="9" table:number-rows-spanned="1">
            <text:p>至101年12月止</text:p>
          </table:table-cell>
          <table:covered-table-cell table:style-name="ce153"/>
          <table:covered-table-cell table:number-columns-repeated="4" table:style-name="ce159"/>
          <table:covered-table-cell table:number-columns-repeated="2" table:style-name="ce168"/>
          <table:covered-table-cell table:style-name="ce174"/>
          <table:table-cell table:number-columns-repeated="1015"/>
        </table:table-row>
        <table:table-row table:style-name="ro15">
          <table:table-cell table:style-name="ce139" office:value-type="string" calcext:value-type="string">
            <text:p>表4</text:p>
          </table:table-cell>
          <table:table-cell table:style-name="ce154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4"/>
          <table:table-cell table:style-name="ce175" office:value-type="string" calcext:value-type="string">
            <text:p>單位：千元</text:p>
          </table:table-cell>
          <table:table-cell table:number-columns-repeated="1015"/>
        </table:table-row>
        <table:table-row table:style-name="ro6">
          <table:table-cell table:style-name="ce140" office:value-type="string" calcext:value-type="string" table:number-columns-spanned="1" table:number-rows-spanned="2">
            <text:p>議員姓名</text:p>
          </table:table-cell>
          <table:table-cell table:style-name="ce140" office:value-type="string" calcext:value-type="string" table:number-columns-spanned="1" table:number-rows-spanned="2">
            <text:p>建議項目</text:p>
          </table:table-cell>
          <table:table-cell table:style-name="ce140" office:value-type="string" calcext:value-type="string" table:number-columns-spanned="1" table:number-rows-spanned="2">
            <text:p>建議地點</text:p>
          </table:table-cell>
          <table:table-cell table:style-name="ce140" office:value-type="string" calcext:value-type="string" table:number-columns-spanned="1" table:number-rows-spanned="2">
            <text:p>建議金額</text:p>
          </table:table-cell>
          <table:table-cell table:style-name="ce140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140"/>
          <table:table-cell table:number-columns-repeated="1015"/>
        </table:table-row>
        <table:table-row table:style-name="ro7">
          <table:covered-table-cell table:number-columns-repeated="4" table:style-name="ce141"/>
          <table:table-cell table:style-name="ce141" office:value-type="string" calcext:value-type="string">
            <text:p>核定金額</text:p>
          </table:table-cell>
          <table:table-cell table:style-name="ce141" office:value-type="string" calcext:value-type="string">
            <text:p>經費支用科目</text:p>
          </table:table-cell>
          <table:table-cell table:style-name="ce141" office:value-type="string" calcext:value-type="string">
            <text:p>主辦機關</text:p>
          </table:table-cell>
          <table:table-cell table:style-name="ce141" office:value-type="string" calcext:value-type="string">
            <text:p>招標方式</text:p>
          </table:table-cell>
          <table:table-cell table:style-name="ce141" office:value-type="string" calcext:value-type="string">
            <text:p>得標廠商</text:p>
          </table:table-cell>
          <table:table-cell table:number-columns-repeated="1015"/>
        </table:table-row>
        <table:table-row table:style-name="ro7"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七堵國小「101年度活動中心3-4樓廁所漏水修繕工程」" calcext:value-type="string">
            <text:p><text:s/>七堵國小「101年度活動中心3-4樓廁所漏水修繕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4" office:value-type="float" office:value="97" calcext:value-type="float">
            <text:p>97</text:p>
          </table:table-cell>
          <table:table-cell table:style-name="ce104" office:value-type="float" office:value="92" calcext:value-type="float">
            <text:p>92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景揚消防水電工程行" calcext:value-type="string">
            <text:p><text:s/>景揚消防水電工程行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4/17</text:p>
          </table:table-cell>
          <table:table-cell office:value-type="string" calcext:value-type="string">
            <text:p>波4/19簽</text:p>
          </table:table-cell>
          <table:table-cell office:value-type="string" calcext:value-type="string">
            <text:p>7.3付款</text:p>
          </table:table-cell>
          <table:table-cell table:number-columns-repeated="1011"/>
        </table:table-row>
        <table:table-row table:style-name="ro7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船路90巷29號後方雜草砍除綠美化工程" calcext:value-type="string">
            <text:p><text:s/>中船路90巷29號後方雜草砍除綠美化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98" calcext:value-type="float">
            <office:annotation draw:style-name="gr78" draw:text-style-name="P2" svg:width="15.69mm" svg:height="30.83mm" svg:x="139.2mm" svg:y="1041.26mm" draw:caption-point-x="-5.83mm" draw:caption-point-y="2.79mm">
              <dc:date>2017-03-14T00:00:00</dc:date>
              <text:p text:style-name="P1"><text:span text:style-name="T1">YSM:</text:span></text:p>
              <text:p text:style-name="P1"><text:span text:style-name="T2">97787</text:span></text:p>
            </office:annotation>
            <text:p>98</text:p>
          </table:table-cell>
          <table:table-cell table:style-name="ce104" office:value-type="float" office:value="98" calcext:value-type="float">
            <text:p>9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日祥科技工程行 </text:p>
          </table:table-cell>
          <table:table-cell office:value-type="string" calcext:value-type="string">
            <text:p>101.02.20--10100166374</text:p>
          </table:table-cell>
          <table:table-cell office:value-type="string" calcext:value-type="string">
            <text:p>101.2.17基中民1010001564</text:p>
          </table:table-cell>
          <table:table-cell office:value-type="string" calcext:value-type="string">
            <text:p>鍊2/24簽</text:p>
          </table:table-cell>
          <table:table-cell table:number-columns-repeated="1012"/>
        </table:table-row>
        <table:table-row table:style-name="ro8">
          <table:table-cell table:style-name="ce94" office:value-type="string" calcext:value-type="string">
            <text:p>秦鉦</text:p>
          </table:table-cell>
          <table:table-cell table:style-name="ce100" office:value-type="string" office:string-value="四維里購置音響設備" calcext:value-type="string">
            <text:p><text:s/>四維里購置音響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雪驊企業有限公司" calcext:value-type="string">
            <text:p><text:s/>雪驊企業有限公司 </text:p>
          </table:table-cell>
          <table:table-cell office:value-type="string" calcext:value-type="string">
            <text:p>春3/1請示單</text:p>
          </table:table-cell>
          <table:table-cell table:number-columns-repeated="1014"/>
        </table:table-row>
        <table:table-row table:style-name="ro8">
          <table:table-cell table:style-name="ce92" office:value-type="string" office:string-value="詹春陽" calcext:value-type="string">
            <text:p><text:s/>詹春陽 </text:p>
          </table:table-cell>
          <table:table-cell table:style-name="ce100" office:value-type="string" office:string-value="第二分局信義派出所購置冷氣機設備（分離式冷氣機）" calcext:value-type="string">
            <text:p><text:s/>第二分局信義派出所購置冷氣機設備（分離式冷氣機）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office:annotation draw:style-name="gr79" draw:text-style-name="P2" svg:width="28.41mm" svg:height="14.04mm" svg:x="121.77mm" svg:y="1217.83mm" draw:caption-point-x="11.6mm" draw:caption-point-y="-145.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/></text:p>
            </office:annotation>
            <text:p><text:s/>99 </text:p>
          </table:table-cell>
          <table:table-cell table:style-name="ce92" office:value-type="float" office:value="99" calcext:value-type="float">
            <office:annotation draw:style-name="gr80" draw:text-style-name="P2" svg:width="52.33mm" svg:height="14.04mm" svg:x="143.93mm" svg:y="1217.83mm" draw:caption-point-x="10.85mm" draw:caption-point-y="-145.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9000</text:span><text:span text:style-name="T2">元</text:span></text:p>
            </office:annotation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table:style-name="ce176" office:value-type="string" calcext:value-type="string">
            <text:p>101.03.01--1010020011</text:p>
          </table:table-cell>
          <table:table-cell table:style-name="ce176" office:value-type="string" calcext:value-type="string">
            <text:p>101.2.29基警後1010002866</text:p>
          </table:table-cell>
          <table:table-cell office:value-type="string" calcext:value-type="string">
            <text:p>鍊3/12簽</text:p>
          </table:table-cell>
          <table:table-cell office:value-type="string" calcext:value-type="string">
            <text:p>鍊3/19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詹春陽" calcext:value-type="string">
            <text:p><text:s/>詹春陽 </text:p>
          </table:table-cell>
          <table:table-cell table:style-name="ce100" office:value-type="string" office:string-value="基隆市警察局「第二分局偵察隊三樓辦公室隔間工程」" calcext:value-type="string">
            <text:p><text:s/>基隆市警察局「第二分局偵察隊三樓辦公室隔間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7" calcext:value-type="float">
            <office:annotation draw:style-name="gr81" draw:text-style-name="P2" svg:width="28.41mm" svg:height="51.84mm" svg:x="121.77mm" svg:y="1231.07mm" draw:caption-point-x="11.6mm" draw:caption-point-y="-145.9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550</text:span><text:span text:style-name="T2">元</text:span></text:p>
            </office:annotation>
            <text:p><text:s/>97 </text:p>
          </table:table-cell>
          <table:table-cell table:style-name="ce92" office:value-type="float" office:value="97" calcext:value-type="float">
            <office:annotation draw:style-name="gr82" draw:text-style-name="P2" svg:width="52.33mm" svg:height="51.84mm" svg:x="143.93mm" svg:y="1231.07mm" draw:caption-point-x="10.85mm" draw:caption-point-y="-145.9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日祥科技工程行" calcext:value-type="string">
            <text:p><text:s/>日祥科技工程行 </text:p>
          </table:table-cell>
          <table:table-cell table:style-name="ce176" office:value-type="string" calcext:value-type="string">
            <text:p>101.02.23--1010017964</text:p>
          </table:table-cell>
          <table:table-cell table:style-name="ce176" office:value-type="string" calcext:value-type="string">
            <text:p>101.2.22基警後1010000566</text:p>
          </table:table-cell>
          <table:table-cell office:value-type="string" calcext:value-type="string">
            <text:p>鍊3/3簽</text:p>
          </table:table-cell>
          <table:table-cell office:value-type="string" calcext:value-type="string">
            <text:p>鍊8/8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濱里里民活動中心購置音響設備" calcext:value-type="string">
            <text:p><text:s/>中濱里里民活動中心購置音響設備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日祥科技工程行</text:p>
          </table:table-cell>
          <table:table-cell table:number-columns-repeated="2"/>
          <table:table-cell office:value-type="string" calcext:value-type="string">
            <text:p>鍊2/16簽</text:p>
          </table:table-cell>
          <table:table-cell office:value-type="string" calcext:value-type="string">
            <text:p>鍊2/24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中砂里辦公處購置音響設備" calcext:value-type="string">
            <text:p><text:s/>中砂里辦公處購置音響設備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永安通信股份有限公司" calcext:value-type="string">
            <text:p><text:s/>永安通信股份有限公司 </text:p>
          </table:table-cell>
          <table:table-cell office:value-type="string" calcext:value-type="string">
            <text:p>101.02.15--1010015007</text:p>
          </table:table-cell>
          <table:table-cell office:value-type="string" calcext:value-type="string">
            <text:p>101.2.14基中民1010001402</text:p>
          </table:table-cell>
          <table:table-cell office:value-type="string" calcext:value-type="string">
            <text:p>鍊2/22簽</text:p>
          </table:table-cell>
          <table:table-cell office:value-type="string" calcext:value-type="string">
            <text:p>鍊3/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曾水源" calcext:value-type="string">
            <text:p><text:s/>曾水源 </text:p>
          </table:table-cell>
          <table:table-cell table:style-name="ce100" office:value-type="string" office:string-value="北寧路290-1號旁除草環境整理工程" calcext:value-type="string">
            <text:p><text:s/>北寧路290-1號旁除草環境整理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8" calcext:value-type="float">
            <office:annotation draw:style-name="gr83" draw:text-style-name="P2" svg:width="28.41mm" svg:height="3.72mm" svg:x="121.77mm" svg:y="1255.68mm" draw:caption-point-x="11.6mm" draw:caption-point-y="-132.45mm">
              <dc:date>2017-03-14T00:00:00</dc:date>
              <text:p text:style-name="P1"><text:span text:style-name="T1">YSM:</text:span></text:p>
              <text:p text:style-name="P1"><text:span text:style-name="T2">24633341--302</text:span><text:span text:style-name="T2">林慧芝</text:span></text:p>
            </office:annotation>
            <text:p><text:s/>98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101.02.06--1010011442</text:p>
          </table:table-cell>
          <table:table-cell office:value-type="string" calcext:value-type="string">
            <text:p>101.2.4基中民1010001057</text:p>
          </table:table-cell>
          <table:table-cell office:value-type="string" calcext:value-type="string">
            <text:p>鍊2/16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陳東財" calcext:value-type="string">
            <text:p><text:s/>陳東財 </text:p>
          </table:table-cell>
          <table:table-cell table:style-name="ce100" office:value-type="string" office:string-value="第二分局信義派出所辦公桌玻璃及公用冰箱等設備" calcext:value-type="string">
            <text:p><text:s/>第二分局信義派出所辦公桌玻璃及公用冰箱等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61" calcext:value-type="float">
            <text:p><text:s/>6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天佑玻璃行、嘉豐電器行" calcext:value-type="string">
            <text:p><text:s/>天佑玻璃行、嘉豐電器行 </text:p>
          </table:table-cell>
          <table:table-cell office:value-type="string" calcext:value-type="string">
            <text:p>101.02.08--1010012438</text:p>
          </table:table-cell>
          <table:table-cell office:value-type="string" calcext:value-type="string">
            <text:p>101.2.7基警後1010016198</text:p>
          </table:table-cell>
          <table:table-cell table:number-columns-repeated="1013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勞友活動中心A棟室外水管破裂漏水修繕工程" calcext:value-type="string">
            <text:p><text:s/>勞友活動中心A棟室外水管破裂漏水修繕工程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順興水電工程行" calcext:value-type="string">
            <text:p><text:s/>順興水電工程行 </text:p>
          </table:table-cell>
          <table:table-cell office:value-type="string" calcext:value-type="string">
            <text:p>志傑</text:p>
          </table:table-cell>
          <table:table-cell table:style-name="ce176" office:value-type="string" calcext:value-type="string">
            <text:p>勞工行政周國賢2/29簽</text:p>
          </table:table-cell>
          <table:table-cell table:number-columns-repeated="1013"/>
        </table:table-row>
        <table:table-row table:style-name="ro8"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慈仁里購置移動式卡拉OK設備設備" calcext:value-type="string">
            <text:p><text:s/>慈仁里購置移動式卡拉OK設備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瀚儒企業行" calcext:value-type="string">
            <text:p><text:s/>瀚儒企業行 </text:p>
          </table:table-cell>
          <table:table-cell table:number-columns-repeated="1015"/>
        </table:table-row>
        <table:table-row table:style-name="ro8">
          <table:table-cell table:style-name="ce92" office:value-type="string" office:string-value="陳江山、黃景泰" calcext:value-type="string">
            <text:p><text:s/>陳江山、黃景泰 </text:p>
          </table:table-cell>
          <table:table-cell table:style-name="ce100" office:value-type="string" office:string-value="碇內國小擴充遊戲器材設備" calcext:value-type="string">
            <text:p><text:s/>碇內國小擴充遊戲器材設備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92" office:value-type="float" office:value="1066" calcext:value-type="float">
            <text:p><text:s/>1,0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隆發遊具有無" calcext:value-type="string">
            <text:p><text:s/>隆發遊具有無 </text:p>
          </table:table-cell>
          <table:table-cell office:value-type="string" calcext:value-type="string">
            <text:p>李丕賢</text:p>
          </table:table-cell>
          <table:table-cell office:value-type="string" calcext:value-type="string">
            <text:p>國教科3/1</text:p>
          </table:table-cell>
          <table:table-cell office:value-type="string" calcext:value-type="string">
            <text:p>A26-1</text:p>
          </table:table-cell>
          <table:table-cell/>
          <table:table-cell office:value-type="string" calcext:value-type="string">
            <text:p>7.19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鄭怡信" calcext:value-type="string">
            <text:p><text:s/>鄭怡信 </text:p>
          </table:table-cell>
          <table:table-cell table:style-name="ce100" office:value-type="string" office:string-value="八西里設置LED字幕機設備" calcext:value-type="string">
            <text:p><text:s/>八西里設置LED字幕機設備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4" calcext:value-type="float">
            <text:p><text:s/>8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暖暖區公所" calcext:value-type="string">
            <text:p><text:s/>暖暖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聚興股份有限公司" calcext:value-type="string">
            <text:p><text:s/>聚興股份有限公司 </text:p>
          </table:table-cell>
          <table:table-cell office:value-type="string" calcext:value-type="string">
            <text:p>101.2.9--1010012716</text:p>
          </table:table-cell>
          <table:table-cell office:value-type="string" calcext:value-type="string">
            <text:p>101.02.06基暖民1010001051</text:p>
          </table:table-cell>
          <table:table-cell office:value-type="string" calcext:value-type="string">
            <text:p>波3/1請示單</text:p>
          </table:table-cell>
          <table:table-cell table:number-columns-repeated="1012"/>
        </table:table-row>
        <table:table-row table:style-name="ro23"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第三分局瑪陵派出所購置辦公室設備（液晶電視、飲水機、碎紙機及電話交換機）" calcext:value-type="string">
            <text:p><text:s/>第三分局瑪陵派出所購置辦公室設備（液晶電視、飲水機、碎紙機及電話交換機）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1.03.02--1010020272</text:p>
          </table:table-cell>
          <table:table-cell office:value-type="string" calcext:value-type="string">
            <text:p>101.3.1基警後10100028775</text:p>
          </table:table-cell>
          <table:table-cell office:value-type="string" calcext:value-type="string">
            <text:p>波3/3簽</text:p>
          </table:table-cell>
          <table:table-cell office:value-type="string" calcext:value-type="string">
            <text:p>波3/00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沈義傳" calcext:value-type="string">
            <text:p><text:s/>沈義傳 </text:p>
          </table:table-cell>
          <table:table-cell table:style-name="ce100" office:value-type="string" office:string-value="基隆市警察局「第二分局偵查隊辦公室等設備」" calcext:value-type="string">
            <text:p><text:s/>基隆市警察局「第二分局偵查隊辦公室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龍辰土木包工業" calcext:value-type="string">
            <text:p><text:s/>龍辰土木包工業 </text:p>
          </table:table-cell>
          <table:table-cell office:value-type="string" calcext:value-type="string">
            <text:p>101.02.23--1010017968</text:p>
          </table:table-cell>
          <table:table-cell office:value-type="string" calcext:value-type="string">
            <text:p>101.2.22基警後1010002734</text:p>
          </table:table-cell>
          <table:table-cell office:value-type="string" calcext:value-type="string">
            <text:p>鍊3/5簽</text:p>
          </table:table-cell>
          <table:table-cell office:value-type="string" calcext:value-type="string">
            <text:p>鍊3/1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國小「資訊教學環境改善設備」" calcext:value-type="string">
            <text:p><text:s/>中正國小「資訊教學環境改善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494" calcext:value-type="float">
            <text:p><text:s/>4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國眾電腦股份有限公司" calcext:value-type="string">
            <text:p><text:s/>國眾電腦股份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9</text:p>
          </table:table-cell>
          <table:table-cell office:value-type="string" calcext:value-type="string">
            <text:p>A5-2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東光里飲水機設備" calcext:value-type="string">
            <text:p><text:s/>東光里飲水機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80" calcext:value-type="float">
            <text:p><text:s/>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樂泉興業有限公司" calcext:value-type="string">
            <text:p><text:s/>樂泉興業有限公司 </text:p>
          </table:table-cell>
          <table:table-cell office:value-type="string" calcext:value-type="string">
            <text:p>101.3.13--1010024976</text:p>
          </table:table-cell>
          <table:table-cell office:value-type="string" calcext:value-type="string">
            <text:p>101.3.12基信民1010002268</text:p>
          </table:table-cell>
          <table:table-cell office:value-type="string" calcext:value-type="string">
            <text:p>傑3/簽</text:p>
          </table:table-cell>
          <table:table-cell office:value-type="string" calcext:value-type="string">
            <text:p>3/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陳東財、陳江山" calcext:value-type="string">
            <text:p><text:s/>陳東財、陳江山 </text:p>
          </table:table-cell>
          <table:table-cell table:style-name="ce100" office:value-type="string" office:string-value="銘傳國中「籃球架板附灌籃籃球框」" calcext:value-type="string">
            <text:p><text:s/>銘傳國中「籃球架板附灌籃籃球框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279" calcext:value-type="float">
            <text:p><text:s/>1,27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台體實業有限公司" calcext:value-type="string">
            <text:p><text:s/>台體實業有限公司 </text:p>
          </table:table-cell>
          <table:table-cell office:value-type="string" calcext:value-type="string">
            <text:p>陳盈全03.19</text:p>
          </table:table-cell>
          <table:table-cell table:number-columns-repeated="1014"/>
        </table:table-row>
        <table:table-row table:style-name="ro29"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基隆市警察局「第三分局購置辦公室設備（三人座沙發等）」" calcext:value-type="string">
            <text:p><text:s/>基隆市警察局「第三分局購置辦公室設備（三人座沙發等）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101.03.20--1010028003</text:p>
          </table:table-cell>
          <table:table-cell office:value-type="string" calcext:value-type="string">
            <text:p>101.3.16基警後1010003409</text:p>
          </table:table-cell>
          <table:table-cell office:value-type="string" calcext:value-type="string">
            <text:p>波3/23簽</text:p>
          </table:table-cell>
          <table:table-cell office:value-type="string" calcext:value-type="string">
            <text:p>波3/00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砂子里里民活動中心購置視聽設備」" calcext:value-type="string">
            <text:p><text:s/>中正區公所「砂子里里民活動中心購置視聽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進成音響有限公司" calcext:value-type="string">
            <text:p><text:s/>進成音響有限公司 </text:p>
          </table:table-cell>
          <table:table-cell office:value-type="string" calcext:value-type="string">
            <text:p>101.03.20--1010028005</text:p>
          </table:table-cell>
          <table:table-cell office:value-type="string" calcext:value-type="string">
            <text:p>101.3.19基中民1010002635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鍊4/2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西定國小「活動中心照明改善工程」" calcext:value-type="string">
            <text:p><text:s/>西定國小「活動中心照明改善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 office:value-type="float" office:value="80" calcext:value-type="float">
            <text:p><text:s/>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淞詠企業有限公司" calcext:value-type="string">
            <text:p><text:s/>淞詠企業有限公司 </text:p>
          </table:table-cell>
          <table:table-cell office:value-type="string" calcext:value-type="string">
            <text:p>沈連勝3.21</text:p>
          </table:table-cell>
          <table:table-cell table:number-columns-repeated="1014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信義區公所「孝忠里里民活動中心購置卡拉OK音響設備" calcext:value-type="string">
            <text:p><text:s/>信義區公所「孝忠里里民活動中心購置卡拉OK音響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萬虹通訊有限公司" calcext:value-type="string">
            <text:p><text:s/>萬虹通訊有限公司 </text:p>
          </table:table-cell>
          <table:table-cell office:value-type="string" calcext:value-type="string">
            <text:p>101.3.22--1010028665</text:p>
          </table:table-cell>
          <table:table-cell office:value-type="string" calcext:value-type="string">
            <text:p>101.3.20基信民1010002639</text:p>
          </table:table-cell>
          <table:table-cell office:value-type="string" calcext:value-type="string">
            <text:p>傑3/23簽</text:p>
          </table:table-cell>
          <table:table-cell office:value-type="string" calcext:value-type="string">
            <text:p>3/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泰安里購置電視等設備」" calcext:value-type="string">
            <text:p><text:s/>七堵區公所「泰安里購置電視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陽金資訊股份有限公司" calcext:value-type="string">
            <text:p><text:s/>陽金資訊股份有限公司 </text:p>
          </table:table-cell>
          <table:table-cell office:value-type="string" calcext:value-type="string">
            <text:p>101.03.15--1010026081</text:p>
          </table:table-cell>
          <table:table-cell office:value-type="string" calcext:value-type="string">
            <text:p>101.3.15基七民1010002931</text:p>
          </table:table-cell>
          <table:table-cell office:value-type="string" calcext:value-type="string">
            <text:p>波3/23簽</text:p>
          </table:table-cell>
          <table:table-cell office:value-type="string" calcext:value-type="string">
            <text:p>波3/00請示單</text:p>
          </table:table-cell>
          <table:table-cell table:number-columns-repeated="1011"/>
        </table:table-row>
        <table:table-row table:style-name="ro23"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基隆市警察局「第四分局購置辦公室設備」（GPRS衛星追蹤器及沙發椅等）" calcext:value-type="string">
            <text:p><text:s/>基隆市警察局「第四分局購置辦公室設備」（GPRS衛星追蹤器及沙發椅等）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1" calcext:value-type="float">
            <text:p><text:s/>91 </text:p>
          </table:table-cell>
          <table:table-cell table:style-name="ce92" office:value-type="float" office:value="89" calcext:value-type="float">
            <text:p><text:s/>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璟瀚科技有限公司" calcext:value-type="string">
            <text:p><text:s/>璟瀚科技有限公司 </text:p>
          </table:table-cell>
          <table:table-cell office:value-type="string" calcext:value-type="string">
            <text:p>101.03.23--1010029085</text:p>
          </table:table-cell>
          <table:table-cell office:value-type="string" calcext:value-type="string">
            <text:p>101.3.21基安民1010003583</text:p>
          </table:table-cell>
          <table:table-cell office:value-type="string" calcext:value-type="string">
            <text:p>春3/26簽</text:p>
          </table:table-cell>
          <table:table-cell office:value-type="string" calcext:value-type="string">
            <text:p>春3/23請示單</text:p>
          </table:table-cell>
          <table:table-cell office:value-type="string" calcext:value-type="string">
            <text:p>7.16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張錦煌" calcext:value-type="string">
            <text:p><text:s/>張錦煌 </text:p>
          </table:table-cell>
          <table:table-cell table:style-name="ce100" office:value-type="string" office:string-value="東信國小「101年育英樓兩側樓梯間整修工程」" calcext:value-type="string">
            <text:p><text:s/>東信國小「101年育英樓兩側樓梯間整修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慶泰土木包工業" calcext:value-type="string">
            <text:p><text:s/>慶泰土木包工業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27</text:p>
          </table:table-cell>
          <table:table-cell office:value-type="string" calcext:value-type="string">
            <text:p>傑3/27簽</text:p>
          </table:table-cell>
          <table:table-cell office:value-type="string" calcext:value-type="string">
            <text:p>7/11請示單</text:p>
          </table:table-cell>
          <table:table-cell table:number-columns-repeated="1011"/>
        </table:table-row>
        <table:table-row table:style-name="ro12"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基隆市警察局「第三分局購置辦公室設備」（電腦等）" calcext:value-type="string">
            <text:p><text:s/>基隆市警察局「第三分局購置辦公室設備」（電腦等）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45" calcext:value-type="float">
            <text:p><text:s/>145 </text:p>
          </table:table-cell>
          <table:table-cell table:style-name="ce92" office:value-type="float" office:value="144" calcext:value-type="float">
            <text:p><text:s/>14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101.03.28--1010031304</text:p>
          </table:table-cell>
          <table:table-cell office:value-type="string" calcext:value-type="string">
            <text:p>101.3.27基警後1010003692</text:p>
          </table:table-cell>
          <table:table-cell office:value-type="string" calcext:value-type="string">
            <text:p>波3/29簽</text:p>
          </table:table-cell>
          <table:table-cell office:value-type="string" calcext:value-type="string">
            <text:p>波4/6請示單</text:p>
          </table:table-cell>
          <table:table-cell table:style-name="ce179" office:value-type="string" calcext:value-type="string">
            <text:p>2012/12/13付款</text:p>
          </table:table-cell>
          <table:table-cell table:number-columns-repeated="1010"/>
        </table:table-row>
        <table:table-row table:style-name="ro12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仙洞國小「快樂樓鋼架屋頂整修工程」" calcext:value-type="string">
            <text:p><text:s/>仙洞國小「快樂樓鋼架屋頂整修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300" calcext:value-type="float">
            <text:p><text:s/>300 </text:p>
          </table:table-cell>
          <table:table-cell table:style-name="ce92" office:value-type="float" office:value="200" calcext:value-type="float">
            <text:p><text:s/>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欣明營造工程有限公司" calcext:value-type="string">
            <text:p><text:s/>欣明營造工程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30</text:p>
          </table:table-cell>
          <table:table-cell/>
          <table:table-cell office:value-type="string" calcext:value-type="string">
            <text:p>鍊4/23預算書--簽</text:p>
          </table:table-cell>
          <table:table-cell office:value-type="string" calcext:value-type="string">
            <text:p>11/2請示單</text:p>
          </table:table-cell>
          <table:table-cell table:number-columns-repeated="1010"/>
        </table:table-row>
        <table:table-row table:style-name="ro12"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月眉國小「101年改善資訊教學設備」" calcext:value-type="string">
            <text:p><text:s/>月眉國小「101年改善資訊教學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1144" calcext:value-type="float">
            <text:p><text:s/>1,14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30</text:p>
          </table:table-cell>
          <table:table-cell office:value-type="string" calcext:value-type="string">
            <text:p>國教科5/21--傑</text:p>
          </table:table-cell>
          <table:table-cell office:value-type="string" calcext:value-type="string">
            <text:p>8/30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仁愛國小「充實校園安全維護系統」" calcext:value-type="string">
            <text:p><text:s/>仁愛國小「充實校園安全維護系統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200" calcext:value-type="float">
            <text:p><text:s/>1,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2</text:p>
          </table:table-cell>
          <table:table-cell/>
          <table:table-cell office:value-type="string" calcext:value-type="string">
            <text:p>10/1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中船里辦公處購置字幕機設備」" calcext:value-type="string">
            <text:p><text:s/>中正區公所「中船里辦公處購置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威采有限公司" calcext:value-type="string">
            <text:p><text:s/>威采有限公司 </text:p>
          </table:table-cell>
          <table:table-cell office:value-type="string" calcext:value-type="string">
            <text:p>101.03.30--1010032184</text:p>
          </table:table-cell>
          <table:table-cell office:value-type="string" calcext:value-type="string">
            <text:p>101.3.30基中民1010003168</text:p>
          </table:table-cell>
          <table:table-cell office:value-type="string" calcext:value-type="string">
            <text:p>鍊4/3簽</text:p>
          </table:table-cell>
          <table:table-cell office:value-type="string" calcext:value-type="string">
            <text:p>鍊4/11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沈義傳、洪森永" calcext:value-type="string">
            <text:p><text:s/>沈義傳、洪森永 </text:p>
          </table:table-cell>
          <table:table-cell table:style-name="ce100" office:value-type="string" office:string-value="西定國小「建置多媒體數位教學平台」" calcext:value-type="string">
            <text:p><text:s/>西定國小「建置多媒體數位教學平台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602" calcext:value-type="float">
            <text:p><text:s/>1,602 </text:p>
          </table:table-cell>
          <table:table-cell table:style-name="ce92" office:value-type="float" office:value="1589" calcext:value-type="float">
            <text:p><text:s/>1,5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3</text:p>
          </table:table-cell>
          <table:table-cell/>
          <table:table-cell office:value-type="string" calcext:value-type="string">
            <text:p>10/1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平寮里辦公處購置桌上型電腦設備」" calcext:value-type="string">
            <text:p><text:s/>中正區公所「平寮里辦公處購置桌上型電腦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9" calcext:value-type="float">
            <text:p><text:s/>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睿羿企業行" calcext:value-type="string">
            <text:p><text:s/>睿羿企業行 </text:p>
          </table:table-cell>
          <table:table-cell office:value-type="string" calcext:value-type="string">
            <text:p>101.04.03--1010033133</text:p>
          </table:table-cell>
          <table:table-cell office:value-type="string" calcext:value-type="string">
            <text:p>101.4.2基中民1010003213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鍊4/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社寮里辦公處購置飲水機設備」" calcext:value-type="string">
            <text:p><text:s/>中正區公所「社寮里辦公處購置飲水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35" calcext:value-type="float">
            <text:p><text:s/>3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豪康水器材料有限公司" calcext:value-type="string">
            <text:p><text:s/>豪康水器材料有限公司 </text:p>
          </table:table-cell>
          <table:table-cell/>
          <table:table-cell office:value-type="string" calcext:value-type="string">
            <text:p>101.4.5基中民1010003327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鍊4/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成功國小「校園安全維護系統」" calcext:value-type="string">
            <text:p><text:s/>成功國小「校園安全維護系統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637" calcext:value-type="float">
            <text:p><text:s/>63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教昱科技有限公司" calcext:value-type="string">
            <text:p><text:s/>教昱科技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6</text:p>
          </table:table-cell>
          <table:table-cell office:value-type="string" calcext:value-type="string">
            <text:p>春4/13簽</text:p>
          </table:table-cell>
          <table:table-cell office:value-type="string" calcext:value-type="string">
            <text:p>鍊8/14請示單</text:p>
          </table:table-cell>
          <table:table-cell table:number-columns-repeated="1011"/>
        </table:table-row>
        <table:table-row table:style-name="ro34"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仁愛區公所「德厚里里民活動中心購置會議桌及飲水機設備」" calcext:value-type="string">
            <text:p><text:s/>仁愛區公所「德厚里里民活動中心購置會議桌及飲水機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亞傢俱裝璜行" calcext:value-type="string">
            <text:p><text:s/>明亞傢俱裝璜行 </text:p>
          </table:table-cell>
          <table:table-cell office:value-type="string" calcext:value-type="string">
            <text:p>101.04.13--1010037375</text:p>
          </table:table-cell>
          <table:table-cell office:value-type="string" calcext:value-type="string">
            <text:p>101.4.12基仁民1010003422</text:p>
          </table:table-cell>
          <table:table-cell office:value-type="string" calcext:value-type="string">
            <text:p>彥4/13簽</text:p>
          </table:table-cell>
          <table:table-cell office:value-type="string" calcext:value-type="string">
            <text:p>彥4/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信義里辦公處購置字幕機設備」" calcext:value-type="string">
            <text:p><text:s/>中正區公所「信義里辦公處購置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威采有限公司" calcext:value-type="string">
            <text:p><text:s/>威采有限公司 </text:p>
          </table:table-cell>
          <table:table-cell office:value-type="string" calcext:value-type="string">
            <text:p>101.04.11--1010036082</text:p>
          </table:table-cell>
          <table:table-cell office:value-type="string" calcext:value-type="string">
            <text:p>101.4.10基中民1010003542</text:p>
          </table:table-cell>
          <table:table-cell office:value-type="string" calcext:value-type="string">
            <text:p>鍊4/13簽</text:p>
          </table:table-cell>
          <table:table-cell office:value-type="string" calcext:value-type="string">
            <text:p>鍊4/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詹春陽、蔡適應" calcext:value-type="string">
            <text:p><text:s/>詹春陽、蔡適應 </text:p>
          </table:table-cell>
          <table:table-cell table:style-name="ce100" office:value-type="string" office:string-value="成功國小「數位公務宣導隨選模組」" calcext:value-type="string">
            <text:p><text:s/>成功國小「數位公務宣導隨選模組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539" calcext:value-type="float">
            <text:p><text:s/>1,53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6</text:p>
          </table:table-cell>
          <table:table-cell office:value-type="string" calcext:value-type="string">
            <text:p>鍊4/13簽</text:p>
          </table:table-cell>
          <table:table-cell office:value-type="string" calcext:value-type="string">
            <text:p>鍊、春9/25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宋瑋莉、施世明" calcext:value-type="string">
            <text:p><text:s/>宋瑋莉、施世明 </text:p>
          </table:table-cell>
          <table:table-cell table:style-name="ce100" office:value-type="string" office:string-value="中華國小「英語學習網站架設及相關設備採購」" calcext:value-type="string">
            <text:p><text:s/>中華國小「英語學習網站架設及相關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660" calcext:value-type="float">
            <text:p><text:s/>1,660 </text:p>
          </table:table-cell>
          <table:table-cell table:style-name="ce92" office:value-type="float" office:value="1639" calcext:value-type="float">
            <text:p><text:s/>1,63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台灣恩益禧股份有限公司" calcext:value-type="string">
            <text:p><text:s/>台灣恩益禧股份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4/9</text:p>
          </table:table-cell>
          <table:table-cell office:value-type="string" calcext:value-type="string">
            <text:p>傑4/16簽6.11再簽</text:p>
          </table:table-cell>
          <table:table-cell office:value-type="string" calcext:value-type="string">
            <text:p>8/30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楊石城、張錦煌" calcext:value-type="string">
            <text:p><text:s/>楊石城、張錦煌 </text:p>
          </table:table-cell>
          <table:table-cell table:style-name="ce100" office:value-type="string" office:string-value="德和國小「數位公務宣導隨選模組」" calcext:value-type="string">
            <text:p><text:s/>德和國小「數位公務宣導隨選模組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1600" calcext:value-type="float">
            <text:p><text:s/>1,6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教昱科技有限公司" calcext:value-type="string">
            <text:p><text:s/>教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4/9</text:p>
          </table:table-cell>
          <table:table-cell office:value-type="string" calcext:value-type="string">
            <text:p>傑4/16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西定國小活動中心室內粉刷油漆工程" calcext:value-type="string">
            <text:p><text:s/>西定國小活動中心室內粉刷油漆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城土木包工業" calcext:value-type="string">
            <text:p><text:s/>大城土木包工業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11</text:p>
          </table:table-cell>
          <table:table-cell office:value-type="string" calcext:value-type="string">
            <text:p>春4/16簽</text:p>
          </table:table-cell>
          <table:table-cell office:value-type="string" calcext:value-type="string">
            <text:p>7/23請示單</text:p>
          </table:table-cell>
          <table:table-cell office:value-type="string" calcext:value-type="string">
            <text:p>7.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西定國小「機車棚改善工程」" calcext:value-type="string">
            <text:p><text:s/>西定國小「機車棚改善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城土木包工業" calcext:value-type="string">
            <text:p><text:s/>大城土木包工業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13</text:p>
          </table:table-cell>
          <table:table-cell office:value-type="string" calcext:value-type="string">
            <text:p>傑4/17簽</text:p>
          </table:table-cell>
          <table:table-cell/>
          <table:table-cell office:value-type="string" calcext:value-type="string">
            <text:p>7.25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施世明" calcext:value-type="string">
            <text:p><text:s/>施世明 </text:p>
          </table:table-cell>
          <table:table-cell table:style-name="ce100" office:value-type="string" office:string-value="仙洞國小「101年度增購桌球運動器材」" calcext:value-type="string">
            <text:p><text:s/>仙洞國小「101年度增購桌球運動器材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87" calcext:value-type="float">
            <text:p><text:s/>8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基隆體育用品社" calcext:value-type="string">
            <text:p><text:s/>基隆體育用品社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4/13</text:p>
          </table:table-cell>
          <table:table-cell office:value-type="string" calcext:value-type="string">
            <text:p>傑4/17簽</text:p>
          </table:table-cell>
          <table:table-cell office:value-type="string" calcext:value-type="string">
            <text:p>7/9請示單</text:p>
          </table:table-cell>
          <table:table-cell table:number-columns-repeated="1011"/>
        </table:table-row>
        <table:table-row table:style-name="ro7">
          <table:table-cell table:style-name="ce94" office:value-type="string" calcext:value-type="string">
            <text:p>秦鉦</text:p>
          </table:table-cell>
          <table:table-cell table:style-name="ce100" office:value-type="string" office:string-value="建德國中「游泳池冷改溫工程」" calcext:value-type="string">
            <text:p><text:s/>建德國中「游泳池冷改溫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4" office:value-type="float" office:value="1000" calcext:value-type="float">
            <text:p>10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百輝營造有限公司" calcext:value-type="string">
            <text:p><text:s/>百輝營造有限公司 </text:p>
          </table:table-cell>
          <table:table-cell table:style-name="ce178" office:value-type="string" calcext:value-type="string">
            <text:p>謝少正</text:p>
          </table:table-cell>
          <table:table-cell table:style-name="ce178" office:value-type="string" calcext:value-type="string">
            <text:p>體健科4/9</text:p>
          </table:table-cell>
          <table:table-cell table:style-name="ce178" office:value-type="string" calcext:value-type="string">
            <text:p>春4/18簽</text:p>
          </table:table-cell>
          <table:table-cell table:style-name="ce178" office:value-type="string" calcext:value-type="string">
            <text:p>4.11付款</text:p>
          </table:table-cell>
          <table:table-cell table:style-name="ce178" table:number-columns-repeated="1011"/>
        </table:table-row>
        <table:table-row table:style-name="ro7">
          <table:table-cell table:style-name="ce94" office:value-type="string" calcext:value-type="string">
            <text:p>鄭怡信</text:p>
          </table:table-cell>
          <table:table-cell table:style-name="ce100" office:value-type="string" office:string-value="中正國小「充實籃球場籃板籃框設備」" calcext:value-type="string">
            <text:p><text:s/>中正國小「充實籃球場籃板籃框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04" office:value-type="float" office:value="500" calcext:value-type="float">
            <text:p>5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台體實業有限公司" calcext:value-type="string">
            <text:p><text:s/>台體實業有限公司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4/9</text:p>
          </table:table-cell>
          <table:table-cell office:value-type="string" calcext:value-type="string">
            <text:p>波4/24簽</text:p>
          </table:table-cell>
          <table:table-cell office:value-type="string" calcext:value-type="string">
            <text:p>9/21請示單</text:p>
          </table:table-cell>
          <table:table-cell table:number-columns-repeated="1011"/>
        </table:table-row>
        <table:table-row table:style-name="ro7">
          <table:table-cell table:style-name="ce94" office:value-type="string" calcext:value-type="string">
            <text:p>蔡旺璉</text:p>
          </table:table-cell>
          <table:table-cell table:style-name="ce100" office:value-type="string" office:string-value="七堵區公所「正光里購置辦公設備」" calcext:value-type="string">
            <text:p><text:s/>七堵區公所「正光里購置辦公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陽金資訊股份有限公司" calcext:value-type="string">
            <text:p><text:s/>陽金資訊股份有限公司 </text:p>
          </table:table-cell>
          <table:table-cell office:value-type="string" calcext:value-type="string">
            <text:p>101.04.26--1010042176</text:p>
          </table:table-cell>
          <table:table-cell office:value-type="string" calcext:value-type="string">
            <text:p>101.4.25基七民1010004760</text:p>
          </table:table-cell>
          <table:table-cell office:value-type="string" calcext:value-type="string">
            <text:p>波4/26簽</text:p>
          </table:table-cell>
          <table:table-cell office:value-type="string" calcext:value-type="string">
            <text:p>波4/請示單</text:p>
          </table:table-cell>
          <table:table-cell table:number-columns-repeated="1011"/>
        </table:table-row>
        <table:table-row table:style-name="ro7">
          <table:table-cell table:style-name="ce94" office:value-type="string" calcext:value-type="string">
            <text:p>莊錦田</text:p>
          </table:table-cell>
          <table:table-cell table:style-name="ce100" office:value-type="string" office:string-value="定邦里購置會議桌、塑膠椅、白板等設備設備" calcext:value-type="string">
            <text:p><text:s/>定邦里購置會議桌、塑膠椅、白板等設備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65" calcext:value-type="float">
            <text:p><text:s/>65 </text:p>
          </table:table-cell>
          <table:table-cell table:style-name="ce92" office:value-type="float" office:value="61" calcext:value-type="float">
            <text:p><text:s/>6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璟瀚科技有限公司" calcext:value-type="string">
            <text:p><text:s/>璟瀚科技有限公司 </text:p>
          </table:table-cell>
          <table:table-cell office:value-type="string" calcext:value-type="string">
            <text:p>101.04.24--1010041265</text:p>
          </table:table-cell>
          <table:table-cell office:value-type="string" calcext:value-type="string">
            <text:p>101.4.24基安民1010005014</text:p>
          </table:table-cell>
          <table:table-cell office:value-type="string" calcext:value-type="string">
            <text:p>春4/25簽</text:p>
          </table:table-cell>
          <table:table-cell office:value-type="string" calcext:value-type="string">
            <text:p>春4/30請示單</text:p>
          </table:table-cell>
          <table:table-cell table:number-columns-repeated="1011"/>
        </table:table-row>
        <table:table-row table:style-name="ro7">
          <table:table-cell table:style-name="ce94" office:value-type="string" calcext:value-type="string">
            <text:p>莊錦田</text:p>
          </table:table-cell>
          <table:table-cell table:style-name="ce100" office:value-type="string" office:string-value="基隆市消防局「購置冷氣機、電腦及印表機滾筒組等設備」" calcext:value-type="string">
            <text:p><text:s/>基隆市消防局「購置冷氣機、電腦及印表機滾筒組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299" calcext:value-type="float">
            <text:p><text:s/>299 </text:p>
          </table:table-cell>
          <table:table-cell table:style-name="ce92" office:value-type="float" office:value="296" calcext:value-type="float">
            <text:p><text:s/>2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陽金資訊股份有限公司" calcext:value-type="string">
            <text:p><text:s/>陽金資訊股份有限公司 </text:p>
          </table:table-cell>
          <table:table-cell office:value-type="string" calcext:value-type="string">
            <text:p>101.04.30--1010043469</text:p>
          </table:table-cell>
          <table:table-cell office:value-type="string" calcext:value-type="string">
            <text:p>101.4.27基消行壹1010003891</text:p>
          </table:table-cell>
          <table:table-cell office:value-type="string" calcext:value-type="string">
            <text:p>春5/2簽</text:p>
          </table:table-cell>
          <table:table-cell office:value-type="string" calcext:value-type="string">
            <text:p>春6/12請示單</text:p>
          </table:table-cell>
          <table:table-cell office:value-type="string" calcext:value-type="string">
            <text:p>8.9付款</text:p>
          </table:table-cell>
          <table:table-cell table:number-columns-repeated="1010"/>
        </table:table-row>
        <table:table-row table:style-name="ro29">
          <table:table-cell table:style-name="ce92" office:value-type="string" office:string-value="陳東財、何淑萍、張芳麗、蔡旺璉" calcext:value-type="string">
            <text:p><text:s/>陳東財、何淑萍、張芳麗、蔡旺璉 </text:p>
          </table:table-cell>
          <table:table-cell table:style-name="ce100" office:value-type="string" office:string-value="中正國小「改善多元化教學環境設施工程」" calcext:value-type="string">
            <text:p><text:s/>中正國小「改善多元化教學環境設施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4500" calcext:value-type="float">
            <text:p><text:s/>4,500 </text:p>
          </table:table-cell>
          <table:table-cell table:style-name="ce92" office:value-type="float" office:value="4077" calcext:value-type="float">
            <text:p><text:s/>4,07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峻鴻營造有限公司" calcext:value-type="string">
            <text:p><text:s/>峻鴻營造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學務管理4/25</text:p>
          </table:table-cell>
          <table:table-cell office:value-type="string" calcext:value-type="string">
            <text:p>傑、波、彥5/2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刑事警察大隊購置辦公室等設備」" calcext:value-type="string">
            <text:p><text:s/>基隆市警察局「刑事警察大隊購置辦公室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40" calcext:value-type="float">
            <text:p><text:s/>40 </text:p>
          </table:table-cell>
          <table:table-cell table:style-name="ce92" office:value-type="float" office:value="24" calcext:value-type="float">
            <text:p><text:s/>2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1.04.25--1010042102</text:p>
          </table:table-cell>
          <table:table-cell office:value-type="string" calcext:value-type="string">
            <text:p>101.4.24基警後1010063773</text:p>
          </table:table-cell>
          <table:table-cell office:value-type="string" calcext:value-type="string">
            <text:p>鍊5/2簽</text:p>
          </table:table-cell>
          <table:table-cell office:value-type="string" calcext:value-type="string">
            <text:p>鍊5/17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百福國中「101年度購置國樂團樂器設備」" calcext:value-type="string">
            <text:p><text:s/>百福國中「101年度購置國樂團樂器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800" calcext:value-type="float">
            <text:p><text:s/>8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偉仕育樂用品有限公司" calcext:value-type="string">
            <text:p><text:s/>偉仕育樂用品有限公司 </text:p>
          </table:table-cell>
          <table:table-cell office:value-type="string" calcext:value-type="string">
            <text:p>劉靜如</text:p>
          </table:table-cell>
          <table:table-cell office:value-type="string" calcext:value-type="string">
            <text:p>社會教育科5/1</text:p>
          </table:table-cell>
          <table:table-cell office:value-type="string" calcext:value-type="string">
            <text:p>波5/2簽</text:p>
          </table:table-cell>
          <table:table-cell office:value-type="string" calcext:value-type="string">
            <text:p>8/8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鄭怡信、陳江山" calcext:value-type="string">
            <text:p><text:s/>鄭怡信、陳江山 </text:p>
          </table:table-cell>
          <table:table-cell table:style-name="ce100" office:value-type="string" office:string-value="砂子里內零星景觀等   " calcext:value-type="string">
            <text:p><text:s/>砂子里內零星景觀等 <text:s text:c="3"/>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3795" calcext:value-type="float">
            <text:p><text:s/>3,795 </text:p>
          </table:table-cell>
          <table:table-cell table:style-name="ce92" office:value-type="float" office:value="3281" calcext:value-type="float">
            <text:p><text:s/>3,28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豐展營造有限公司" calcext:value-type="string">
            <text:p><text:s/>豐展營造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5/4</text:p>
          </table:table-cell>
          <table:table-cell office:value-type="string" calcext:value-type="string">
            <text:p>波5/8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張耿輝、鄭林清良" calcext:value-type="string">
            <text:p><text:s/>張耿輝、鄭林清良 </text:p>
          </table:table-cell>
          <table:table-cell table:style-name="ce100" office:value-type="string" office:string-value="中華國小101年改善教學環境及設備" calcext:value-type="string">
            <text:p><text:s/>中華國小101年改善教學環境及設備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4600" calcext:value-type="float">
            <text:p><text:s/>4,600 </text:p>
          </table:table-cell>
          <table:table-cell table:style-name="ce92" office:value-type="float" office:value="3985" calcext:value-type="float">
            <text:p><text:s/>3,9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維京營造有限公司" calcext:value-type="string">
            <text:p><text:s/>維京營造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5/4</text:p>
          </table:table-cell>
          <table:table-cell office:value-type="string" calcext:value-type="string">
            <text:p>波、春5/8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蘇仁和、張錦煌" calcext:value-type="string">
            <text:p><text:s/>蘇仁和、張錦煌 </text:p>
          </table:table-cell>
          <table:table-cell table:style-name="ce100" office:value-type="string" office:string-value="尚仁國小「101年改善教學環境設備」" calcext:value-type="string">
            <text:p><text:s/>尚仁國小「101年改善教學環境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95" calcext:value-type="float">
            <text:p><text:s/>9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5/30</text:p>
          </table:table-cell>
          <table:table-cell office:value-type="string" calcext:value-type="string">
            <text:p>波6/6簽</text:p>
          </table:table-cell>
          <table:table-cell office:value-type="string" calcext:value-type="string">
            <text:p>8/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信義區義和、孝忠等二里內零星工程" calcext:value-type="string">
            <text:p><text:s/>信義區義和、孝忠等二里內零星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919" calcext:value-type="float">
            <text:p><text:s/>1,919 </text:p>
          </table:table-cell>
          <table:table-cell table:style-name="ce92" office:value-type="float" office:value="1649" calcext:value-type="float">
            <text:p><text:s/>1,64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建春營造有限公司" calcext:value-type="string">
            <text:p><text:s/>建春營造有限公司 </text:p>
          </table:table-cell>
          <table:table-cell office:value-type="string" calcext:value-type="string">
            <text:p>傑5/11監造設計簽</text:p>
          </table:table-cell>
          <table:table-cell office:value-type="string" calcext:value-type="string">
            <text:p>傑7/2簽</text:p>
          </table:table-cell>
          <table:table-cell/>
          <table:table-cell office:value-type="string" calcext:value-type="string">
            <text:p>11/8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陳江山" calcext:value-type="string">
            <text:p><text:s/>陳江山 </text:p>
          </table:table-cell>
          <table:table-cell table:style-name="ce100" office:value-type="string" office:string-value="暖江國小「校門口榕樹修剪」" calcext:value-type="string">
            <text:p><text:s/>暖江國小「校門口榕樹修剪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菩耕園營造有限公司" calcext:value-type="string">
            <text:p><text:s/>菩耕園營造有限公司 </text:p>
          </table:table-cell>
          <table:table-cell office:value-type="string" calcext:value-type="string">
            <text:p>王信琪</text:p>
          </table:table-cell>
          <table:table-cell office:value-type="string" calcext:value-type="string">
            <text:p>體育保健5/10</text:p>
          </table:table-cell>
          <table:table-cell office:value-type="string" calcext:value-type="string">
            <text:p>波5/15簽</text:p>
          </table:table-cell>
          <table:table-cell office:value-type="string" calcext:value-type="string">
            <text:p>8/6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安樂區崇德路82巷53至115號周邊巷道圍牆改善等工程" calcext:value-type="string">
            <text:p><text:s/>安樂區崇德路82巷53至115號周邊巷道圍牆改善等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887" calcext:value-type="float">
            <text:p><text:s/>887 </text:p>
          </table:table-cell>
          <table:table-cell table:style-name="ce92" office:value-type="float" office:value="607" calcext:value-type="float">
            <text:p><text:s/>60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順陽土木包工業" calcext:value-type="string">
            <text:p><text:s/>順陽土木包工業 </text:p>
          </table:table-cell>
          <table:table-cell office:value-type="string" calcext:value-type="string">
            <text:p>春5/15簽</text:p>
          </table:table-cell>
          <table:table-cell office:value-type="string" calcext:value-type="string">
            <text:p>春5/請示單</text:p>
          </table:table-cell>
          <table:table-cell table:number-columns-repeated="1013"/>
        </table:table-row>
        <table:table-row table:style-name="ro8">
          <table:table-cell table:style-name="ce92" office:value-type="string" office:string-value="張錦煌" calcext:value-type="string">
            <text:p><text:s/>張錦煌 </text:p>
          </table:table-cell>
          <table:table-cell table:style-name="ce100" office:value-type="string" office:string-value="基隆市警察局「第四分局購置數位錄影等等設備」" calcext:value-type="string">
            <text:p><text:s/>基隆市警察局「第四分局購置數位錄影等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86" calcext:value-type="float">
            <text:p><text:s/>86 </text:p>
          </table:table-cell>
          <table:table-cell table:style-name="ce92" office:value-type="float" office:value="81" calcext:value-type="float">
            <text:p><text:s/>8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璟瀚科技有限公司" calcext:value-type="string">
            <text:p><text:s/>璟瀚科技有限公司 </text:p>
          </table:table-cell>
          <table:table-cell office:value-type="string" calcext:value-type="string">
            <text:p>101.05.17--1010050168</text:p>
          </table:table-cell>
          <table:table-cell office:value-type="string" calcext:value-type="string">
            <text:p>101.5.16基警後1010005426</text:p>
          </table:table-cell>
          <table:table-cell office:value-type="string" calcext:value-type="string">
            <text:p>傑5/18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區「中興、太白、協和等三里內零星工程」" calcext:value-type="string">
            <text:p><text:s/>中山區「中興、太白、協和等三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769" calcext:value-type="float">
            <text:p><text:s/>769 </text:p>
          </table:table-cell>
          <table:table-cell table:style-name="ce92" office:value-type="float" office:value="603" calcext:value-type="float">
            <text:p><text:s/>60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碇玖營造有限公司" calcext:value-type="string">
            <text:p><text:s/>碇玖營造有限公司 </text:p>
          </table:table-cell>
          <table:table-cell table:number-columns-repeated="2"/>
          <table:table-cell office:value-type="string" calcext:value-type="string">
            <text:p>傑5/22簽</text:p>
          </table:table-cell>
          <table:table-cell office:value-type="string" calcext:value-type="string">
            <text:p>10/2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陳江山" calcext:value-type="string">
            <text:p><text:s/>陳江山 </text:p>
          </table:table-cell>
          <table:table-cell table:style-name="ce100" office:value-type="string" office:string-value="八斗國小101年改善教學環境設施整修環境設施整修" calcext:value-type="string">
            <text:p><text:s/>八斗國小101年改善教學環境設施整修環境設施整修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2354" calcext:value-type="float">
            <text:p><text:s/>2,354 </text:p>
          </table:table-cell>
          <table:table-cell table:style-name="ce92" office:value-type="float" office:value="1967" calcext:value-type="float">
            <text:p><text:s/>1,96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振煜實業有限公司" calcext:value-type="string">
            <text:p><text:s/>振煜實業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5/22</text:p>
          </table:table-cell>
          <table:table-cell office:value-type="string" calcext:value-type="string">
            <text:p>波5/24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宋瑋莉" calcext:value-type="string">
            <text:p><text:s/>宋瑋莉 </text:p>
          </table:table-cell>
          <table:table-cell table:style-name="ce100" office:value-type="string" office:string-value="中山區「和慶里內零星工程」" calcext:value-type="string">
            <text:p><text:s/>中山區「和慶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56" calcext:value-type="float">
            <text:p><text:s/>1,056 </text:p>
          </table:table-cell>
          <table:table-cell table:style-name="ce92" office:value-type="float" office:value="709" calcext:value-type="float">
            <text:p><text:s/>70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碇玖營造有限公司" calcext:value-type="string">
            <text:p><text:s/>碇玖營造有限公司 </text:p>
          </table:table-cell>
          <table:table-cell office:value-type="string" calcext:value-type="string">
            <text:p>傑5/25簽</text:p>
          </table:table-cell>
          <table:table-cell table:number-columns-repeated="2"/>
          <table:table-cell office:value-type="string" calcext:value-type="string">
            <text:p>8/28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張耿輝、蘇財發" calcext:value-type="string">
            <text:p><text:s/>張耿輝、蘇財發 </text:p>
          </table:table-cell>
          <table:table-cell table:style-name="ce100" office:value-type="string" office:string-value="七堵國小「改善運動教學設備」" calcext:value-type="string">
            <text:p><text:s/>七堵國小「改善運動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99" calcext:value-type="float">
            <text:p><text:s/>9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3" office:value-type="string" office:string-value="台體實業有限公司" calcext:value-type="string">
            <text:p><text:s/>台體實業有限公司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育保健5/24</text:p>
          </table:table-cell>
          <table:table-cell office:value-type="string" calcext:value-type="string">
            <text:p>波5/30簽</text:p>
          </table:table-cell>
          <table:table-cell office:value-type="string" calcext:value-type="string">
            <text:p>9/19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基隆市警察局「第四分局大武崙派出所購置活動字幕機」" calcext:value-type="string">
            <text:p><text:s/>基隆市警察局「第四分局大武崙派出所購置活動字幕機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3" office:value-type="string" office:string-value="睿羿企業行" calcext:value-type="string">
            <text:p><text:s/>睿羿企業行 </text:p>
          </table:table-cell>
          <table:table-cell table:number-columns-repeated="2"/>
          <table:table-cell office:value-type="string" calcext:value-type="string">
            <text:p>波5/31簽</text:p>
          </table:table-cell>
          <table:table-cell/>
          <table:table-cell office:value-type="string" calcext:value-type="string">
            <text:p>7.19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中正里中正路640巷增設LED字幕機等設備" calcext:value-type="string">
            <text:p><text:s/>中正里中正路640巷增設LED字幕機等設備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騰瑩科技有限公司" calcext:value-type="string">
            <text:p><text:s/>騰瑩科技有限公司 </text:p>
          </table:table-cell>
          <table:table-cell table:number-columns-repeated="2"/>
          <table:table-cell office:value-type="string" calcext:value-type="string">
            <text:p>鍊5/28簽</text:p>
          </table:table-cell>
          <table:table-cell office:value-type="string" calcext:value-type="string">
            <text:p>5/31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陳東財" calcext:value-type="string">
            <text:p><text:s/>陳東財 </text:p>
          </table:table-cell>
          <table:table-cell table:style-name="ce100" office:value-type="string" office:string-value="仁愛國小「遊樂場場地安全維護」" calcext:value-type="string">
            <text:p><text:s/>仁愛國小「遊樂場場地安全維護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幼聯企業有限公司" calcext:value-type="string">
            <text:p><text:s/>幼聯企業有限公司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育保健5/29</text:p>
          </table:table-cell>
          <table:table-cell office:value-type="string" calcext:value-type="string">
            <text:p>傑6/1簽</text:p>
          </table:table-cell>
          <table:table-cell office:value-type="string" calcext:value-type="string">
            <text:p>9/21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黃景泰" calcext:value-type="string">
            <text:p><text:s/>黃景泰 </text:p>
          </table:table-cell>
          <table:table-cell table:style-name="ce100" office:value-type="string" office:string-value="六堵里防汛道路自工建西路起至六堵抽水站設置廁所" calcext:value-type="string">
            <text:p><text:s/>六堵里防汛道路自工建西路起至六堵抽水站設置廁所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太山工程行" calcext:value-type="string">
            <text:p><text:s/>太山工程行 </text:p>
          </table:table-cell>
          <table:table-cell table:number-columns-repeated="3"/>
          <table:table-cell office:value-type="string" calcext:value-type="string">
            <text:p>7/25請示單</text:p>
          </table:table-cell>
          <table:table-cell office:value-type="string" calcext:value-type="string">
            <text:p>7.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東信國小「飲水機購買」" calcext:value-type="string">
            <text:p><text:s/>東信國小「飲水機購買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80" calcext:value-type="float">
            <text:p><text:s/>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王信琪</text:p>
          </table:table-cell>
          <table:table-cell office:value-type="string" calcext:value-type="string">
            <text:p>體育保健6/12</text:p>
          </table:table-cell>
          <table:table-cell office:value-type="string" calcext:value-type="string">
            <text:p>傑6/14簽</text:p>
          </table:table-cell>
          <table:table-cell office:value-type="string" calcext:value-type="string">
            <text:p>8/20請示單</text:p>
          </table:table-cell>
          <table:table-cell table:number-columns-repeated="1011"/>
        </table:table-row>
        <table:table-row table:style-name="ro13">
          <table:table-cell table:style-name="ce95" office:value-type="string" office:string-value="陳志成、施世明、鄭林清良、莊錦田、洪森永" calcext:value-type="string">
            <text:p><text:s/>陳志成、施世明、鄭林清良、莊錦田、洪森永 </text:p>
          </table:table-cell>
          <table:table-cell table:style-name="ce100" office:value-type="string" office:string-value="安樂國小「英語學習網站架設及相關設備採購」" calcext:value-type="string">
            <text:p><text:s/>安樂國小「英語學習網站架設及相關設備採購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2466" calcext:value-type="float">
            <text:p><text:s/>2,4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天創資訊科技有限公司" calcext:value-type="string">
            <text:p><text:s/>天創資訊科技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6/22</text:p>
          </table:table-cell>
          <table:table-cell office:value-type="string" calcext:value-type="string">
            <text:p>春6/27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深澳國小「101年增設資訊教學設備」" calcext:value-type="string">
            <text:p><text:s/>深澳國小「101年增設資訊教學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500" calcext:value-type="float">
            <text:p><text:s/>500 </text:p>
          </table:table-cell>
          <table:table-cell table:style-name="ce92" office:value-type="float" office:value="499" calcext:value-type="float">
            <text:p><text:s/>4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4" office:value-type="string" calcext:value-type="string">
            <text:p>國眾電腦股份有限公司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6/26</text:p>
          </table:table-cell>
          <table:table-cell office:value-type="string" calcext:value-type="string">
            <text:p>鍊6/29簽</text:p>
          </table:table-cell>
          <table:table-cell table:number-columns-repeated="1012"/>
        </table:table-row>
        <table:table-row table:style-name="ro8"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成功國小「101年活動中心舞臺整修工程」" calcext:value-type="string">
            <text:p><text:s/>成功國小「101年活動中心舞臺整修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800" calcext:value-type="float">
            <text:p><text:s/>1,800 </text:p>
          </table:table-cell>
          <table:table-cell table:style-name="ce92" office:value-type="float" office:value="1472" calcext:value-type="float">
            <text:p><text:s/>1,47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璿宇室內裝修企業有限公司" calcext:value-type="string">
            <text:p><text:s/>璿宇室內裝修企業有限公司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6/28</text:p>
          </table:table-cell>
          <table:table-cell office:value-type="string" calcext:value-type="string">
            <text:p>彥7/2簽</text:p>
          </table:table-cell>
          <table:table-cell table:number-columns-repeated="1012"/>
        </table:table-row>
        <table:table-row table:style-name="ro14"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基隆市警察局「第三分局瑪陵派出所購置擴大機等視聽設備」" calcext:value-type="string">
            <text:p><text:s/>基隆市警察局「第三分局瑪陵派出所購置擴大機等視聽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5" office:value-type="float" office:value="98" calcext:value-type="float">
            <text:p>98</text:p>
          </table:table-cell>
          <table:table-cell table:style-name="ce105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波7/10簽</text:p>
          </table:table-cell>
          <table:table-cell table:number-columns-repeated="2"/>
          <table:table-cell office:value-type="string" calcext:value-type="string">
            <text:p>7/12請示單</text:p>
          </table:table-cell>
          <table:table-cell table:number-columns-repeated="1011"/>
        </table:table-row>
        <table:table-row table:style-name="ro14">
          <table:table-cell table:style-name="ce92" office:value-type="string" office:string-value="呂美玲" calcext:value-type="string">
            <text:p><text:s/>呂美玲 </text:p>
          </table:table-cell>
          <table:table-cell table:style-name="ce105" office:value-type="string" calcext:value-type="string">
            <text:p>仙洞國小「101年度長廊周邊新設水溝蓋工程」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105" office:value-type="float" office:value="99" calcext:value-type="float">
            <text:p>99</text:p>
          </table:table-cell>
          <table:table-cell table:style-name="ce105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鴻賓營造有限公司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7/6</text:p>
          </table:table-cell>
          <table:table-cell office:value-type="string" calcext:value-type="string">
            <text:p>鍊7/10簽</text:p>
          </table:table-cell>
          <table:table-cell office:value-type="string" calcext:value-type="string">
            <text:p>9/20請示單</text:p>
          </table:table-cell>
          <table:table-cell table:number-columns-repeated="1011"/>
        </table:table-row>
        <table:table-row table:style-name="ro14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中正區公所「真砂里購置廣播系統設備」" calcext:value-type="string">
            <text:p><text:s/>中正區公所「真砂里購置廣播系統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廣鑫網路科技有限公司</text:p>
          </table:table-cell>
          <table:table-cell table:number-columns-repeated="2"/>
          <table:table-cell office:value-type="string" calcext:value-type="string">
            <text:p>鍊7/10簽</text:p>
          </table:table-cell>
          <table:table-cell office:value-type="string" calcext:value-type="string">
            <text:p>7/13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陳東財</text:p>
          </table:table-cell>
          <table:table-cell table:style-name="ce105" office:value-type="string" calcext:value-type="string">
            <text:p>中正公園籃球場塗裝施作工程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99" calcext:value-type="float">
            <text:p>99</text:p>
          </table:table-cell>
          <table:table-cell table:style-name="ce105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工務處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亞浦拉工程有限公司</text:p>
          </table:table-cell>
          <table:table-cell office:value-type="string" calcext:value-type="string">
            <text:p>陳信助</text:p>
          </table:table-cell>
          <table:table-cell office:value-type="string" calcext:value-type="string">
            <text:p>7/1請示單</text:p>
          </table:table-cell>
          <table:table-cell office:value-type="string" calcext:value-type="string">
            <text:p>鍊7/13</text:p>
          </table:table-cell>
          <table:table-cell table:number-columns-repeated="1012"/>
        </table:table-row>
        <table:table-row table:style-name="ro14"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第二分局八斗子分駐所及正濱派出所設備損壞修繕工程」" calcext:value-type="string">
            <text:p><text:s/>基隆市警察局「第二分局八斗子分駐所及正濱派出所設備損壞修繕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72" calcext:value-type="float">
            <text:p>72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啟展工程有限公司</text:p>
          </table:table-cell>
          <table:table-cell table:number-columns-repeated="2"/>
          <table:table-cell office:value-type="string" calcext:value-type="string">
            <text:p>鍊7/26簽</text:p>
          </table:table-cell>
          <table:table-cell table:number-columns-repeated="1012"/>
        </table:table-row>
        <table:table-row table:style-name="ro14">
          <table:table-cell table:style-name="ce94" office:value-type="string" calcext:value-type="string">
            <text:p>陳江山</text:p>
          </table:table-cell>
          <table:table-cell table:style-name="ce105" office:value-type="string" calcext:value-type="string">
            <text:p>暖暖早起會遮雨設施工程</text:p>
          </table:table-cell>
          <table:table-cell table:style-name="ce94" office:value-type="string" calcext:value-type="string">
            <text:p>暖暖區</text:p>
          </table:table-cell>
          <table:table-cell table:number-columns-repeated="2" table:style-name="ce105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暖暖區公所" calcext:value-type="string">
            <text:p><text:s/>暖暖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太元工程行" calcext:value-type="string">
            <text:p><text:s/>太元工程行 </text:p>
          </table:table-cell>
          <table:table-cell table:number-columns-repeated="3"/>
          <table:table-cell office:value-type="string" calcext:value-type="string">
            <text:p>7/26請示單</text:p>
          </table:table-cell>
          <table:table-cell office:value-type="string" calcext:value-type="string">
            <text:p>7.26付款</text:p>
          </table:table-cell>
          <table:table-cell table:number-columns-repeated="1010"/>
        </table:table-row>
        <table:table-row table:style-name="ro14">
          <table:table-cell table:style-name="ce94" office:value-type="string" calcext:value-type="string">
            <text:p>秦鉦</text:p>
          </table:table-cell>
          <table:table-cell table:style-name="ce105" office:value-type="string" calcext:value-type="string">
            <text:p>安樂區公所「七賢里購置廣播喇叭、桌上型麥克風設備」</text:p>
          </table:table-cell>
          <table:table-cell table:style-name="ce94" office:value-type="string" calcext:value-type="string">
            <text:p>安樂區</text:p>
          </table:table-cell>
          <table:table-cell table:number-columns-repeated="2" table:style-name="ce105" office:value-type="float" office:value="10" calcext:value-type="float">
            <text:p>1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廣鑫網路科技有限公司</text:p>
          </table:table-cell>
          <table:table-cell table:number-columns-repeated="3"/>
          <table:table-cell office:value-type="string" calcext:value-type="string">
            <text:p>8/1請示單</text:p>
          </table:table-cell>
          <table:table-cell office:value-type="string" calcext:value-type="string">
            <text:p>9.11付款</text:p>
          </table:table-cell>
          <table:table-cell table:number-columns-repeated="1010"/>
        </table:table-row>
        <table:table-row table:style-name="ro14">
          <table:table-cell table:style-name="ce94" office:value-type="string" calcext:value-type="string">
            <text:p>張錦煌</text:p>
          </table:table-cell>
          <table:table-cell table:style-name="ce105" office:value-type="string" calcext:value-type="string">
            <text:p>西定國小活動中心屋頂防漏工程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105" office:value-type="float" office:value="799" calcext:value-type="float">
            <text:p>799</text:p>
          </table:table-cell>
          <table:table-cell table:style-name="ce105" office:value-type="float" office:value="759" calcext:value-type="float">
            <text:p>75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志誠營造股份有限公司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8/15</text:p>
          </table:table-cell>
          <table:table-cell office:value-type="string" calcext:value-type="string">
            <text:p>傑8/20簽</text:p>
          </table:table-cell>
          <table:table-cell table:number-columns-repeated="1012"/>
        </table:table-row>
        <table:table-row table:style-name="ro14">
          <table:table-cell table:style-name="ce92" office:value-type="string" office:string-value="宋瑋莉" calcext:value-type="string">
            <text:p><text:s/>宋瑋莉 </text:p>
          </table:table-cell>
          <table:table-cell table:style-name="ce100" office:value-type="string" office:string-value="中山區「德和、西康、居仁、西華等四里內零星工程」" calcext:value-type="string">
            <text:p><text:s/>中山區「德和、西康、居仁、西華等四里內零星工程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161" office:value-type="float" office:value="1042" calcext:value-type="float">
            <text:p><text:s/>1,042 </text:p>
          </table:table-cell>
          <table:table-cell table:style-name="ce161" office:value-type="float" office:value="935" calcext:value-type="float">
            <text:p><text:s/>93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龍辰土木包工業" calcext:value-type="string">
            <text:p><text:s/>龍辰土木包工業 </text:p>
          </table:table-cell>
          <table:table-cell office:value-type="string" calcext:value-type="string">
            <text:p>傑6/6簽</text:p>
          </table:table-cell>
          <table:table-cell table:number-columns-repeated="2"/>
          <table:table-cell office:value-type="string" calcext:value-type="string">
            <text:p>8/21請示單</text:p>
          </table:table-cell>
          <table:table-cell table:number-columns-repeated="1011"/>
        </table:table-row>
        <table:table-row table:style-name="ro7">
          <table:table-cell table:style-name="ce94" office:value-type="string" calcext:value-type="string">
            <text:p>秦鉦</text:p>
          </table:table-cell>
          <table:table-cell table:style-name="ce100" office:value-type="string" office:string-value="基隆市警察局「第四分局購置冷氣機、傳真機、防潮箱及血壓計等設備」" calcext:value-type="string">
            <text:p><text:s/>基隆市警察局「第四分局購置冷氣機、傳真機、防潮箱及血壓計等設備」 </text:p>
          </table:table-cell>
          <table:table-cell table:style-name="ce113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4.25--1010042103</text:p>
          </table:table-cell>
          <table:table-cell office:value-type="string" calcext:value-type="string">
            <text:p>101.4.24基警後1010004295</text:p>
          </table:table-cell>
          <table:table-cell office:value-type="string" calcext:value-type="string">
            <text:p>春4/25簽</text:p>
          </table:table-cell>
          <table:table-cell office:value-type="string" calcext:value-type="string">
            <text:p>春3/00請示單</text:p>
          </table:table-cell>
          <table:table-cell office:value-type="string" calcext:value-type="string">
            <text:p>6.22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新船里民活動中心購置冷氣機設備」" calcext:value-type="string">
            <text:p><text:s/>中正區公所「新船里民活動中心購置冷氣機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30" calcext:value-type="float">
            <text:p><text:s/>3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8.15--1010084699</text:p>
          </table:table-cell>
          <table:table-cell office:value-type="string" calcext:value-type="string">
            <text:p>101.8.14基中民1010008390</text:p>
          </table:table-cell>
          <table:table-cell office:value-type="string" calcext:value-type="string">
            <text:p>鍊8/17簽</text:p>
          </table:table-cell>
          <table:table-cell office:value-type="string" calcext:value-type="string">
            <text:p>鍊8/28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洪森永" calcext:value-type="string">
            <text:p><text:s/>洪森永 </text:p>
          </table:table-cell>
          <table:table-cell table:style-name="ce105" office:value-type="string" calcext:value-type="string">
            <text:p>中山區和平里內零星工程</text:p>
          </table:table-cell>
          <table:table-cell table:style-name="ce94" office:value-type="string" calcext:value-type="string">
            <text:p>中山區</text:p>
          </table:table-cell>
          <table:table-cell table:style-name="ce161" office:value-type="float" office:value="1716" calcext:value-type="float">
            <text:p><text:s/>1,716 </text:p>
          </table:table-cell>
          <table:table-cell table:style-name="ce161" office:value-type="float" office:value="1563" calcext:value-type="float">
            <text:p><text:s/>1,56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勝鴻土木包工業" calcext:value-type="string">
            <text:p><text:s/>勝鴻土木包工業 </text:p>
          </table:table-cell>
          <table:table-cell office:value-type="string" calcext:value-type="string">
            <text:p>傑9/3簽</text:p>
          </table:table-cell>
          <table:table-cell table:number-columns-repeated="2"/>
          <table:table-cell office:value-type="string" calcext:value-type="string">
            <text:p>11/8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宋緯莉" calcext:value-type="string">
            <text:p><text:s/>宋緯莉 </text:p>
          </table:table-cell>
          <table:table-cell table:style-name="ce105" office:value-type="string" calcext:value-type="string">
            <text:p>中山區太白里內零星工程</text:p>
          </table:table-cell>
          <table:table-cell table:style-name="ce94" office:value-type="string" calcext:value-type="string">
            <text:p>中山區</text:p>
          </table:table-cell>
          <table:table-cell table:style-name="ce161" office:value-type="float" office:value="933" calcext:value-type="float">
            <text:p><text:s/>933 </text:p>
          </table:table-cell>
          <table:table-cell table:style-name="ce161" office:value-type="float" office:value="791" calcext:value-type="float">
            <text:p><text:s/>7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勝鴻土木包工業" calcext:value-type="string">
            <text:p><text:s/>勝鴻土木包工業 </text:p>
          </table:table-cell>
          <table:table-cell office:value-type="string" calcext:value-type="string">
            <text:p>傑9/10簽</text:p>
          </table:table-cell>
          <table:table-cell table:number-columns-repeated="2"/>
          <table:table-cell office:value-type="string" calcext:value-type="string">
            <text:p>11/8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張芳麗</text:p>
          </table:table-cell>
          <table:table-cell table:style-name="ce100" office:value-type="string" office:string-value="中山區港西國小「101年後棟舊教室搬遷至前棟新教室電線電路相關工程」" calcext:value-type="string">
            <text:p><text:s/>中山區港西國小「101年後棟舊教室搬遷至前棟新教室電線電路相關工程」 </text:p>
          </table:table-cell>
          <table:table-cell table:style-name="ce94" office:value-type="string" calcext:value-type="string">
            <text:p>中山區</text:p>
          </table:table-cell>
          <table:table-cell table:style-name="ce105" office:value-type="float" office:value="98" calcext:value-type="float">
            <text:p>98</text:p>
          </table:table-cell>
          <table:table-cell table:style-name="ce105" office:value-type="float" office:value="95" calcext:value-type="float">
            <text:p>9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啟展工程有限公司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9/6</text:p>
          </table:table-cell>
          <table:table-cell office:value-type="string" calcext:value-type="string">
            <text:p>彥9/10簽</text:p>
          </table:table-cell>
          <table:table-cell office:value-type="string" calcext:value-type="string">
            <text:p>10/31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張芳麗</text:p>
          </table:table-cell>
          <table:table-cell table:style-name="ce105" office:value-type="string" calcext:value-type="string">
            <text:p>信義區公所「培德路12巷52-11號及52-8號旁路面邊坡等工程」</text:p>
          </table:table-cell>
          <table:table-cell table:style-name="ce94" office:value-type="string" calcext:value-type="string">
            <text:p>信義區</text:p>
          </table:table-cell>
          <table:table-cell table:style-name="ce105" office:value-type="float" office:value="790" calcext:value-type="float">
            <text:p>790</text:p>
          </table:table-cell>
          <table:table-cell table:style-name="ce105" office:value-type="float" office:value="603" calcext:value-type="float">
            <text:p>603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信義區公所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大立土木包工業</text:p>
          </table:table-cell>
          <table:table-cell table:number-columns-repeated="2"/>
          <table:table-cell office:value-type="string" calcext:value-type="string">
            <text:p>傑9/21簽</text:p>
          </table:table-cell>
          <table:table-cell table:number-columns-repeated="1012"/>
        </table:table-row>
        <table:table-row table:style-name="ro14">
          <table:table-cell table:style-name="ce94" office:value-type="string" calcext:value-type="string">
            <text:p>洪森永</text:p>
          </table:table-cell>
          <table:table-cell table:style-name="ce105" office:value-type="string" calcext:value-type="string">
            <text:p>安樂區內寮里民活動中心周邊設施改善工程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13" office:value-type="float" office:value="1052" calcext:value-type="float">
            <text:p><text:s/>1,052 </text:p>
          </table:table-cell>
          <table:table-cell table:style-name="ce105" office:value-type="float" office:value="896" calcext:value-type="float">
            <text:p>8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中鼎體育工程有限公司</text:p>
          </table:table-cell>
          <table:table-cell table:number-columns-repeated="3"/>
          <table:table-cell office:value-type="string" calcext:value-type="string">
            <text:p>春9/26請示單</text:p>
          </table:table-cell>
          <table:table-cell office:value-type="string" calcext:value-type="string">
            <text:p>10.5付款</text:p>
          </table:table-cell>
          <table:table-cell table:number-columns-repeated="1010"/>
        </table:table-row>
        <table:table-row table:style-name="ro14">
          <table:table-cell table:style-name="ce94" office:value-type="string" calcext:value-type="string">
            <text:p>沈義傳</text:p>
          </table:table-cell>
          <table:table-cell table:style-name="ce105" office:value-type="string" calcext:value-type="string">
            <text:p>中山區仁正里內零星工程</text:p>
          </table:table-cell>
          <table:table-cell table:style-name="ce94" office:value-type="string" calcext:value-type="string">
            <text:p>中山區</text:p>
          </table:table-cell>
          <table:table-cell table:style-name="ce113" office:value-type="float" office:value="2395" calcext:value-type="float">
            <text:p><text:s/>2,395 </text:p>
          </table:table-cell>
          <table:table-cell table:style-name="ce161" office:value-type="float" office:value="2148" calcext:value-type="float">
            <text:p><text:s/>2,14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鴻泰體育工程有限公司</text:p>
          </table:table-cell>
          <table:table-cell office:value-type="string" calcext:value-type="string">
            <text:p>傑8/7簽</text:p>
          </table:table-cell>
          <table:table-cell table:number-columns-repeated="2"/>
          <table:table-cell office:value-type="string" calcext:value-type="string">
            <text:p>傑10/3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陳江山</text:p>
          </table:table-cell>
          <table:table-cell table:style-name="ce105" office:value-type="string" calcext:value-type="string">
            <text:p>暖暖區公所「暖碇路181號旁景觀規劃費」</text:p>
          </table:table-cell>
          <table:table-cell table:style-name="ce94" office:value-type="string" calcext:value-type="string">
            <text:p>暖暖區</text:p>
          </table:table-cell>
          <table:table-cell table:style-name="ce105" office:value-type="float" office:value="84" calcext:value-type="float">
            <text:p>84</text:p>
          </table:table-cell>
          <table:table-cell table:style-name="ce105" office:value-type="float" office:value="47" calcext:value-type="float">
            <text:p>4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暖暖區公所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禾豐景觀工程有限公司</text:p>
          </table:table-cell>
          <table:table-cell table:number-columns-repeated="2"/>
          <table:table-cell office:value-type="string" calcext:value-type="string">
            <text:p>波7/24簽</text:p>
          </table:table-cell>
          <table:table-cell office:value-type="string" calcext:value-type="string">
            <text:p>波10/4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區「安平、民治、仙洞等三里內零星工程」" calcext:value-type="string">
            <text:p><text:s/>中山區「安平、民治、仙洞等三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728" calcext:value-type="float">
            <text:p><text:s/>728 </text:p>
          </table:table-cell>
          <table:table-cell table:style-name="ce92" office:value-type="float" office:value="658" calcext:value-type="float">
            <text:p><text:s/>65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龍辰土木包工業" calcext:value-type="string">
            <text:p><text:s/>龍辰土木包工業 </text:p>
          </table:table-cell>
          <table:table-cell table:number-columns-repeated="2"/>
          <table:table-cell office:value-type="string" calcext:value-type="string">
            <text:p>傑12/3簽</text:p>
          </table:table-cell>
          <table:table-cell office:value-type="string" calcext:value-type="string">
            <text:p>1/10請示單</text:p>
          </table:table-cell>
          <table:table-cell table:number-columns-repeated="1011"/>
        </table:table-row>
        <table:table-row table:style-name="ro12"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華興國小「101年度改善教學環境需求」" calcext:value-type="string">
            <text:p><text:s/>華興國小「101年度改善教學環境需求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305" calcext:value-type="float">
            <text:p><text:s/>30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8/15</text:p>
          </table:table-cell>
          <table:table-cell office:value-type="string" calcext:value-type="string">
            <text:p>波8/6簽</text:p>
          </table:table-cell>
          <table:table-cell office:value-type="string" calcext:value-type="string">
            <text:p>波10/11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施世明</text:p>
          </table:table-cell>
          <table:table-cell table:style-name="ce105" office:value-type="string" calcext:value-type="string">
            <text:p>中山區「西康、德安仁正等三里內零星工程」</text:p>
          </table:table-cell>
          <table:table-cell table:style-name="ce94" office:value-type="string" calcext:value-type="string">
            <text:p>中山區</text:p>
          </table:table-cell>
          <table:table-cell table:style-name="ce113" office:value-type="float" office:value="1050" calcext:value-type="float">
            <text:p><text:s/>1,050 </text:p>
          </table:table-cell>
          <table:table-cell table:style-name="ce113" office:value-type="float" office:value="839" calcext:value-type="float">
            <text:p><text:s/>83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皇駒土木包工業</text:p>
          </table:table-cell>
          <table:table-cell office:value-type="string" calcext:value-type="string">
            <text:p>傑110/22簽</text:p>
          </table:table-cell>
          <table:table-cell table:number-columns-repeated="2"/>
          <table:table-cell office:value-type="string" calcext:value-type="string">
            <text:p>傑10/3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信義區孝深里內零星工程" calcext:value-type="string">
            <text:p><text:s/>信義區孝深里內零星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3710" calcext:value-type="float">
            <text:p><text:s/>3,710 </text:p>
          </table:table-cell>
          <table:table-cell table:style-name="ce92" office:value-type="float" office:value="3190" calcext:value-type="float">
            <text:p><text:s/>3,1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中鼎體育工程有限公司</text:p>
          </table:table-cell>
          <table:table-cell table:number-columns-repeated="2"/>
          <table:table-cell office:value-type="string" calcext:value-type="string">
            <text:p>傑8/21簽</text:p>
          </table:table-cell>
          <table:table-cell office:value-type="string" calcext:value-type="string">
            <text:p>傑10/31請示單</text:p>
          </table:table-cell>
          <table:table-cell office:value-type="string" calcext:value-type="string">
            <text:p>11付款</text:p>
          </table:table-cell>
          <table:table-cell table:number-columns-repeated="1010"/>
        </table:table-row>
        <table:table-row table:style-name="ro14">
          <table:table-cell table:style-name="ce92" office:value-type="string" office:string-value="韓良圻、宋瑋莉" calcext:value-type="string">
            <text:p><text:s/>韓良圻、宋瑋莉 </text:p>
          </table:table-cell>
          <table:table-cell table:style-name="ce105" office:value-type="string" calcext:value-type="string">
            <text:p>信義區「仁義、東光等二里內零星工程」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2185" calcext:value-type="float">
            <text:p>2185</text:p>
          </table:table-cell>
          <table:table-cell table:style-name="ce105" office:value-type="float" office:value="1947" calcext:value-type="float">
            <text:p>194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基準國際有限公司</text:p>
          </table:table-cell>
          <table:table-cell table:number-columns-repeated="2"/>
          <table:table-cell office:value-type="string" calcext:value-type="string">
            <text:p>傑11/8簽</text:p>
          </table:table-cell>
          <table:table-cell table:number-columns-repeated="1012"/>
        </table:table-row>
        <table:table-row table:style-name="ro14">
          <table:table-cell table:style-name="ce94" office:value-type="string" calcext:value-type="string">
            <text:p>何淑萍</text:p>
          </table:table-cell>
          <table:table-cell table:style-name="ce100" office:value-type="string" office:string-value="銘傳國中「充實體育班環境設備」" calcext:value-type="string">
            <text:p><text:s/>銘傳國中「充實體育班環境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05" office:value-type="float" office:value="800" calcext:value-type="float">
            <text:p>8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台體實業有限公司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育保健8/29</text:p>
          </table:table-cell>
          <table:table-cell/>
          <table:table-cell office:value-type="string" calcext:value-type="string">
            <text:p>11/8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張芳麗</text:p>
          </table:table-cell>
          <table:table-cell table:style-name="ce100" office:value-type="string" office:string-value="中山區港西國小「舞蹈教室工程」" calcext:value-type="string">
            <text:p><text:s/>中山區港西國小「舞蹈教室工程」 </text:p>
          </table:table-cell>
          <table:table-cell table:style-name="ce94" office:value-type="string" calcext:value-type="string">
            <text:p>中山區</text:p>
          </table:table-cell>
          <table:table-cell table:style-name="ce105" office:value-type="float" office:value="99" calcext:value-type="float">
            <text:p>99</text:p>
          </table:table-cell>
          <table:table-cell table:style-name="ce105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南漢土木包工業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11/6</text:p>
          </table:table-cell>
          <table:table-cell office:value-type="string" calcext:value-type="string">
            <text:p>彥11/8簽</text:p>
          </table:table-cell>
          <table:table-cell office:value-type="string" calcext:value-type="string">
            <text:p>/請示單</text:p>
          </table:table-cell>
          <table:table-cell table:number-columns-repeated="1011"/>
        </table:table-row>
        <table:table-row table:style-name="ro7">
          <table:table-cell table:style-name="ce94" office:value-type="string" calcext:value-type="string">
            <text:p>鄭怡信</text:p>
          </table:table-cell>
          <table:table-cell table:style-name="ce100" office:value-type="string" office:string-value="中華國小「101年充實校園數位學習系統設備採購」" calcext:value-type="string">
            <text:p><text:s/>中華國小「101年充實校園數位學習系統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104" office:value-type="float" office:value="500" calcext:value-type="float">
            <text:p>500</text:p>
          </table:table-cell>
          <table:table-cell table:style-name="ce104" office:value-type="float" office:value="499" calcext:value-type="float">
            <text:p>4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7/21</text:p>
          </table:table-cell>
          <table:table-cell office:value-type="string" calcext:value-type="string">
            <text:p>波7/31簽</text:p>
          </table:table-cell>
          <table:table-cell office:value-type="string" calcext:value-type="string">
            <text:p>11/12請示單</text:p>
          </table:table-cell>
          <table:table-cell table:number-columns-repeated="1011"/>
        </table:table-row>
        <table:table-row table:style-name="ro14">
          <table:table-cell table:style-name="ce142" office:value-type="string" office:string-value="鄭林清良、秦鉦、陳志成" calcext:value-type="string">
            <text:p><text:s/>鄭林清良、秦鉦、陳志成 </text:p>
          </table:table-cell>
          <table:table-cell table:style-name="ce105" office:value-type="string" calcext:value-type="string">
            <text:p>安樂區「三民、四維、五福、六合等里零星工程」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5" office:value-type="float" office:value="844" calcext:value-type="float">
            <text:p>844</text:p>
          </table:table-cell>
          <table:table-cell table:style-name="ce105" office:value-type="float" office:value="629" calcext:value-type="float">
            <text:p>62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旺達土木包工業</text:p>
          </table:table-cell>
          <table:table-cell office:value-type="string" calcext:value-type="string">
            <text:p>春11/12簽</text:p>
          </table:table-cell>
          <table:table-cell table:number-columns-repeated="1014"/>
        </table:table-row>
        <table:table-row table:style-name="ro14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信義區「深澳國小北棟教室增設儲物櫃工程」" calcext:value-type="string">
            <text:p><text:s/>信義區「深澳國小北棟教室增設儲物櫃工程」 </text:p>
          </table:table-cell>
          <table:table-cell table:style-name="ce94" office:value-type="string" calcext:value-type="string">
            <text:p>信義區</text:p>
          </table:table-cell>
          <table:table-cell table:style-name="ce105" office:value-type="float" office:value="1084" calcext:value-type="float">
            <text:p>1084</text:p>
          </table:table-cell>
          <table:table-cell table:style-name="ce105" office:value-type="float" office:value="704" calcext:value-type="float">
            <text:p>70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百翊設計整合行銷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11/7</text:p>
          </table:table-cell>
          <table:table-cell office:value-type="string" calcext:value-type="string">
            <text:p>春11/12簽</text:p>
          </table:table-cell>
          <table:table-cell table:number-columns-repeated="1012"/>
        </table:table-row>
        <table:table-row table:style-name="ro14">
          <table:table-cell table:style-name="ce94" office:value-type="string" calcext:value-type="string">
            <text:p>莊榮欽</text:p>
          </table:table-cell>
          <table:table-cell table:style-name="ce105" office:value-type="string" calcext:value-type="string">
            <text:p>警察局資訊室購置實木板椅組及書櫃等辦公室設備</text:p>
          </table:table-cell>
          <table:table-cell table:style-name="ce94" office:value-type="string" calcext:value-type="string">
            <text:p>信義區</text:p>
          </table:table-cell>
          <table:table-cell table:number-columns-repeated="2" table:style-name="ce105" office:value-type="float" office:value="30" calcext:value-type="float">
            <text:p>3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順吉商行</text:p>
          </table:table-cell>
          <table:table-cell table:number-columns-repeated="2"/>
          <table:table-cell office:value-type="string" calcext:value-type="string">
            <text:p>彥11/7簽</text:p>
          </table:table-cell>
          <table:table-cell office:value-type="string" calcext:value-type="string">
            <text:p>11/12請示單</text:p>
          </table:table-cell>
          <table:table-cell office:value-type="string" calcext:value-type="string">
            <text:p>12.10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黃景泰" calcext:value-type="string">
            <text:p><text:s/>黃景泰 </text:p>
          </table:table-cell>
          <table:table-cell table:style-name="ce100" office:value-type="string" office:string-value="仁愛區「成功一路133巷路邊排水溝改善工程」" calcext:value-type="string">
            <text:p><text:s/>仁愛區「成功一路133巷路邊排水溝改善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45" calcext:value-type="float">
            <text:p><text:s/>4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工務處" calcext:value-type="string">
            <text:p><text:s/>工務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健昇土木包工業" calcext:value-type="string">
            <text:p><text:s/>健昇土木包工業 </text:p>
          </table:table-cell>
          <table:table-cell office:value-type="string" calcext:value-type="string">
            <text:p>陳清華</text:p>
          </table:table-cell>
          <table:table-cell office:value-type="string" calcext:value-type="string">
            <text:p>河川水利科11/15</text:p>
          </table:table-cell>
          <table:table-cell/>
          <table:table-cell office:value-type="string" calcext:value-type="string">
            <text:p>11/15請示單</text:p>
          </table:table-cell>
          <table:table-cell office:value-type="string" calcext:value-type="string">
            <text:p>7.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「泰安、六堵等里零星工程」" calcext:value-type="string">
            <text:p><text:s/>七堵區「泰安、六堵等里零星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82" calcext:value-type="float">
            <text:p><text:s/>982 </text:p>
          </table:table-cell>
          <table:table-cell table:style-name="ce92" office:value-type="float" office:value="798" calcext:value-type="float">
            <text:p><text:s/>7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亞維土木包工業" calcext:value-type="string">
            <text:p><text:s/>亞維土木包工業 </text:p>
          </table:table-cell>
          <table:table-cell table:number-columns-repeated="2"/>
          <table:table-cell office:value-type="string" calcext:value-type="string">
            <text:p>波2/1簽</text:p>
          </table:table-cell>
          <table:table-cell office:value-type="string" calcext:value-type="string">
            <text:p>波11/6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警察局少年警察隊購置電視機等辦公室設備" calcext:value-type="string">
            <text:p><text:s/>警察局少年警察隊購置電視機等辦公室設備 </text:p>
          </table:table-cell>
          <table:table-cell table:style-name="ce94" office:value-type="string" calcext:value-type="string">
            <text:p>信義區</text:p>
          </table:table-cell>
          <table:table-cell table:number-columns-repeated="2" table:style-name="ce92" office:value-type="float" office:value="74" calcext:value-type="float">
            <text:p><text:s/>7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1.11.19--1010121588</text:p>
          </table:table-cell>
          <table:table-cell office:value-type="string" calcext:value-type="string">
            <text:p>101.11.16基警後1010070903</text:p>
          </table:table-cell>
          <table:table-cell office:value-type="string" calcext:value-type="string">
            <text:p>彥11/20簽</text:p>
          </table:table-cell>
          <table:table-cell office:value-type="string" calcext:value-type="string">
            <text:p>11/23請示單</text:p>
          </table:table-cell>
          <table:table-cell office:value-type="string" calcext:value-type="string">
            <text:p>12.28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宋瑋莉" calcext:value-type="string">
            <text:p><text:s/>宋瑋莉 </text:p>
          </table:table-cell>
          <table:table-cell table:style-name="ce100" office:value-type="string" office:string-value="中山區「西榮、西定、文化等三里內零星工程」" calcext:value-type="string">
            <text:p><text:s/>中山區「西榮、西定、文化等三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61" calcext:value-type="float">
            <text:p><text:s/>1,061 </text:p>
          </table:table-cell>
          <table:table-cell table:style-name="ce92" office:value-type="float" office:value="775" calcext:value-type="float">
            <text:p><text:s/>77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建春營造有限公司" calcext:value-type="string">
            <text:p><text:s/>建春營造有限公司 </text:p>
          </table:table-cell>
          <table:table-cell office:value-type="string" calcext:value-type="string">
            <text:p>傑7/16簽</text:p>
          </table:table-cell>
          <table:table-cell table:number-columns-repeated="2"/>
          <table:table-cell office:value-type="string" calcext:value-type="string">
            <text:p>12/7請示單</text:p>
          </table:table-cell>
          <table:table-cell office:value-type="string" calcext:value-type="string">
            <text:p>11.20付款</text:p>
          </table:table-cell>
          <table:table-cell table:number-columns-repeated="1010"/>
        </table:table-row>
        <table:table-row table:style-name="ro14">
          <table:table-cell table:style-name="ce94" office:value-type="string" calcext:value-type="string">
            <text:p>洪森永</text:p>
          </table:table-cell>
          <table:table-cell table:style-name="ce100" office:value-type="string" office:string-value="中山區「和平里內零星工程」" calcext:value-type="string">
            <text:p><text:s/>中山區「和平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716" calcext:value-type="float">
            <text:p><text:s/>1,716 </text:p>
          </table:table-cell>
          <table:table-cell table:style-name="ce92" office:value-type="float" office:value="1567" calcext:value-type="float">
            <text:p><text:s/>1,56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勝鴻土木包工業" calcext:value-type="string">
            <text:p><text:s/>勝鴻土木包工業 </text:p>
          </table:table-cell>
          <table:table-cell office:value-type="string" calcext:value-type="string">
            <text:p>傑5/25簽</text:p>
          </table:table-cell>
          <table:table-cell table:number-columns-repeated="2"/>
          <table:table-cell office:value-type="string" calcext:value-type="string">
            <text:p>11/8請示單</text:p>
          </table:table-cell>
          <table:table-cell office:value-type="string" calcext:value-type="string">
            <text:p>11.20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慈仁里公園周邊零星工程" calcext:value-type="string">
            <text:p><text:s/>慈仁里公園周邊零星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896" calcext:value-type="float">
            <text:p><text:s/>896 </text:p>
          </table:table-cell>
          <table:table-cell table:style-name="ce92" office:value-type="float" office:value="703" calcext:value-type="float">
            <text:p><text:s/>70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朝宗土木包工業" calcext:value-type="string">
            <text:p><text:s/>朝宗土木包工業 </text:p>
          </table:table-cell>
          <table:table-cell table:number-columns-repeated="2"/>
          <table:table-cell office:value-type="string" calcext:value-type="string">
            <text:p>春7/16簽</text:p>
          </table:table-cell>
          <table:table-cell office:value-type="string" calcext:value-type="string">
            <text:p>11/21請示單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區「健民里內零星工程」" calcext:value-type="string">
            <text:p><text:s/>中山區「健民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58" calcext:value-type="float">
            <text:p><text:s/>1,058 </text:p>
          </table:table-cell>
          <table:table-cell table:style-name="ce92" office:value-type="float" office:value="772" calcext:value-type="float">
            <text:p><text:s/>77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坦克土木包工業" calcext:value-type="string">
            <text:p><text:s/>坦克土木包工業 </text:p>
          </table:table-cell>
          <table:table-cell table:number-columns-repeated="2"/>
          <table:table-cell office:value-type="string" calcext:value-type="string">
            <text:p>傑12/3簽</text:p>
          </table:table-cell>
          <table:table-cell office:value-type="string" calcext:value-type="string">
            <text:p>10/2請示單</text:p>
          </table:table-cell>
          <table:table-cell table:number-columns-repeated="1011"/>
        </table:table-row>
        <table:table-row table:style-name="ro14">
          <table:table-cell table:style-name="ce94" office:value-type="string" calcext:value-type="string">
            <text:p>洪森永</text:p>
          </table:table-cell>
          <table:table-cell table:style-name="ce100" office:value-type="string" office:string-value="基隆市警察局「第四分局增設不銹鋼棚架等工程」" calcext:value-type="string">
            <text:p><text:s/>基隆市警察局「第四分局增設不銹鋼棚架等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5" office:value-type="float" office:value="98" calcext:value-type="float">
            <text:p>9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萬昌工程行</text:p>
          </table:table-cell>
          <table:table-cell table:number-columns-repeated="2"/>
          <table:table-cell office:value-type="string" calcext:value-type="string">
            <text:p>春10/18簽</text:p>
          </table:table-cell>
          <table:table-cell office:value-type="string" calcext:value-type="string">
            <text:p>12/4請示單</text:p>
          </table:table-cell>
          <table:table-cell table:number-columns-repeated="1011"/>
        </table:table-row>
        <table:table-row table:style-name="ro35"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七堵區公所「堵南里民活動中心購置投影機等設備」" calcext:value-type="string">
            <text:p><text:s/>七堵區公所「堵南里民活動中心購置投影機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104" office:value-type="float" office:value="141" calcext:value-type="float">
            <text:p>141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table:style-name="ce176" office:value-type="string" calcext:value-type="string">
            <text:p>101.11.30-1010126423</text:p>
          </table:table-cell>
          <table:table-cell table:style-name="ce176" office:value-type="string" calcext:value-type="string">
            <text:p>101.11.30基七民1010014243</text:p>
          </table:table-cell>
          <table:table-cell office:value-type="string" calcext:value-type="string">
            <text:p>波12/4簽</text:p>
          </table:table-cell>
          <table:table-cell office:value-type="string" calcext:value-type="string">
            <text:p>波12/請示單</text:p>
          </table:table-cell>
          <table:table-cell office:value-type="string" calcext:value-type="string">
            <text:p>01.04付款</text:p>
          </table:table-cell>
          <table:table-cell table:number-columns-repeated="1010"/>
        </table:table-row>
        <table:table-row table:style-name="ro8">
          <table:table-cell table:style-name="ce92" office:value-type="string" office:string-value="揚石城" calcext:value-type="string">
            <text:p><text:s/>揚石城 </text:p>
          </table:table-cell>
          <table:table-cell table:style-name="ce100" office:value-type="string" office:string-value="中山區通明里內零星工程" calcext:value-type="string">
            <text:p><text:s/>中山區通明里內零星工程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61" calcext:value-type="float">
            <text:p><text:s/>1,061 </text:p>
          </table:table-cell>
          <table:table-cell table:style-name="ce92" office:value-type="float" office:value="823" calcext:value-type="float">
            <text:p><text:s/>82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大城土木包工業" calcext:value-type="string">
            <text:p><text:s/>大城土木包工業 </text:p>
          </table:table-cell>
          <table:table-cell office:value-type="string" calcext:value-type="string">
            <text:p>傑8/22預算簽</text:p>
          </table:table-cell>
          <table:table-cell office:value-type="string" calcext:value-type="string">
            <text:p>1210請示單</text:p>
          </table:table-cell>
          <table:table-cell/>
          <table:table-cell office:value-type="string" calcext:value-type="string">
            <text:p>1230付款</text:p>
          </table:table-cell>
          <table:table-cell table:number-columns-repeated="1011"/>
        </table:table-row>
        <table:table-row table:style-name="ro8"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七堵區長興里暖暖區八南里零星工程" calcext:value-type="string">
            <text:p><text:s/>七堵區長興里暖暖區八南里零星工程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2850" calcext:value-type="float">
            <text:p><text:s/>2,850 </text:p>
          </table:table-cell>
          <table:table-cell table:style-name="ce92" office:value-type="float" office:value="2736" calcext:value-type="float">
            <text:p><text:s/>2,73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龍泉土木包工業" calcext:value-type="string">
            <text:p><text:s/>龍泉土木包工業 </text:p>
          </table:table-cell>
          <table:table-cell table:number-columns-repeated="1015"/>
        </table:table-row>
        <table:table-row table:style-name="ro8"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高中「101年電氣用電配線工程」" calcext:value-type="string">
            <text:p><text:s/>中山高中「101年電氣用電配線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金隆水電工程行" calcext:value-type="string">
            <text:p><text:s/>金隆水電工程行 </text:p>
          </table:table-cell>
          <table:table-cell table:number-columns-repeated="2"/>
          <table:table-cell office:value-type="string" calcext:value-type="string">
            <text:p>傑12/3簽</text:p>
          </table:table-cell>
          <table:table-cell office:value-type="string" calcext:value-type="string">
            <text:p>12/26請示單</text:p>
          </table:table-cell>
          <table:table-cell table:number-columns-repeated="1011"/>
        </table:table-row>
        <table:table-row table:style-name="ro8"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D89:.D198])" office:value-type="float" office:value="76701" calcext:value-type="float">
            <text:p><text:s/>76,701 </text:p>
          </table:table-cell>
          <table:table-cell table:style-name="ce92" table:formula="of:=SUM([.E89:.E198])" office:value-type="float" office:value="68848" calcext:value-type="float">
            <text:p><text:s/>68,848 </text:p>
          </table:table-cell>
          <table:table-cell table:style-name="ce92" table:number-columns-repeated="3"/>
          <table:table-cell table:style-name="ce112"/>
          <table:table-cell table:number-columns-repeated="1015"/>
        </table:table-row>
        <table:table-row table:style-name="ro19">
          <table:table-cell table:style-name="ce143" office:value-type="string" calcext:value-type="string">
            <text:p>註：1.本表主辦機關為行政院主計處。</text:p>
          </table:table-cell>
          <table:table-cell table:style-name="ce144" table:number-columns-repeated="8"/>
          <table:table-cell table:number-columns-repeated="1015"/>
        </table:table-row>
        <table:table-row table:style-name="ro19">
          <table:table-cell table:style-name="ce143" office:value-type="string" calcext:value-type="string">
            <text:p>　　2.本表第二次查填及送達期限為102年1月20日前。</text:p>
          </table:table-cell>
          <table:table-cell table:style-name="ce144" table:number-columns-repeated="8"/>
          <table:table-cell table:number-columns-repeated="1015"/>
        </table:table-row>
        <table:table-row table:style-name="ro10">
          <table:table-cell table:style-name="ce144" table:number-columns-repeated="9"/>
          <table:table-cell table:number-columns-repeated="1015"/>
        </table:table-row>
        <table:table-row table:style-name="ro20">
          <table:table-cell table:style-name="ce145" office:value-type="string" calcext:value-type="string" table:number-columns-spanned="9" table:number-rows-spanned="2">
            <text:p>備註：1、第二季請於7月13日前送達，第四季請於102年1月20日前送達。本府各單位請送主計處會審科，機關學校請送主計處歲計科。</text:p>
          </table:table-cell>
          <table:covered-table-cell table:number-columns-repeated="8" table:style-name="ce146"/>
          <table:table-cell table:style-name="ce177" table:number-columns-repeated="1015"/>
        </table:table-row>
        <table:table-row table:style-name="ro21">
          <table:covered-table-cell table:number-columns-repeated="9" table:style-name="ce146"/>
          <table:table-cell table:style-name="ce177" table:number-columns-repeated="1015"/>
        </table:table-row>
        <table:table-row table:style-name="ro11">
          <table:table-cell table:style-name="ce147" office:value-type="string" calcext:value-type="string">
            <text:p>承辦單位：</text:p>
          </table:table-cell>
          <table:table-cell table:style-name="ce155"/>
          <table:table-cell table:style-name="ce147" office:value-type="string" calcext:value-type="string">
            <text:p>主辦會計：</text:p>
          </table:table-cell>
          <table:table-cell table:style-name="ce155" table:number-columns-repeated="2"/>
          <table:table-cell table:style-name="ce147" office:value-type="string" calcext:value-type="string">
            <text:p>機關長官：</text:p>
          </table:table-cell>
          <table:table-cell table:style-name="ce155" table:number-columns-repeated="3"/>
          <table:table-cell table:style-name="ce151" table:number-columns-repeated="1015"/>
        </table:table-row>
        <table:table-row table:style-name="ro10">
          <table:table-cell table:style-name="ce144" table:number-columns-repeated="9"/>
          <table:table-cell table:number-columns-repeated="1015"/>
        </table:table-row>
        <table:table-row table:style-name="ro10" table:number-rows-repeated="10483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1--2--季報'.$A$1" table:cell-range-address="$'※101.06報送'.$A$84:.$I$206" table:range-usable-as="print-range"/>
        </table:named-expressions>
      </table:table>
      <table:table table:name="101.6" table:style-name="ta6">
        <table:table-column table:style-name="co13" table:default-cell-style-name="ce91"/>
        <table:table-column table:style-name="co20" table:default-cell-style-name="ce91"/>
        <table:table-column table:style-name="co34" table:default-cell-style-name="ce91"/>
        <table:table-column table:style-name="co20" table:default-cell-style-name="ce91"/>
        <table:table-column table:style-name="co31" table:default-cell-style-name="ce91"/>
        <table:table-column table:style-name="co3" table:default-cell-style-name="ce91"/>
        <table:table-column table:style-name="co32" table:default-cell-style-name="ce91"/>
        <table:table-column table:style-name="co20" table:default-cell-style-name="ce91"/>
        <table:table-column table:style-name="co33" table:default-cell-style-name="ce91"/>
        <table:table-column table:style-name="co21" table:default-cell-style-name="ce91"/>
        <table:table-column table:style-name="co22" table:number-columns-repeated="247" table:default-cell-style-name="ce91"/>
        <table:table-column table:style-name="co22" table:number-columns-repeated="767" table:default-cell-style-name="Default"/>
        <table:table-row table:style-name="ro5">
          <table:table-cell/>
          <table:table-cell table:style-name="ce2" office:value-type="string" calcext:value-type="string" table:number-columns-spanned="9" table:number-rows-spanned="1">
            <text:p>基隆(市)政府101年度對議員所提地方建設建議事項處理明細表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4"/>
        </table:table-row>
        <table:table-row table:style-name="ro15">
          <table:table-cell/>
          <table:table-cell table:style-name="ce2" office:value-type="string" calcext:value-type="string" table:number-columns-spanned="9" table:number-rows-spanned="1">
            <text:p>至101年6月止</text:p>
          </table:table-cell>
          <table:covered-table-cell table:style-name="ce97"/>
          <table:covered-table-cell table:number-columns-repeated="4" table:style-name="ce102"/>
          <table:covered-table-cell table:number-columns-repeated="2" table:style-name="ce110"/>
          <table:covered-table-cell table:style-name="ce97"/>
          <table:table-cell table:number-columns-repeated="1014"/>
        </table:table-row>
        <table:table-row table:style-name="ro15">
          <table:table-cell/>
          <table:table-cell table:style-name="ce117" office:value-type="string" calcext:value-type="string">
            <text:p>表4</text:p>
          </table:table-cell>
          <table:table-cell table:style-name="ce16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18"/>
          <table:table-cell table:style-name="ce121" office:value-type="string" calcext:value-type="string">
            <text:p>單位：千元</text:p>
          </table:table-cell>
          <table:table-cell table:number-columns-repeated="1014"/>
        </table:table-row>
        <table:table-row table:style-name="ro6">
          <table:table-cell/>
          <table:table-cell table:style-name="ce86" office:value-type="string" calcext:value-type="string" table:number-columns-spanned="1" table:number-rows-spanned="2">
            <text:p>議員姓名</text:p>
          </table:table-cell>
          <table:table-cell table:style-name="ce86" office:value-type="string" calcext:value-type="string" table:number-columns-spanned="1" table:number-rows-spanned="2">
            <text:p><text:s/></text:p>
          </table:table-cell>
          <table:table-cell table:style-name="ce86" office:value-type="string" calcext:value-type="string" table:number-columns-spanned="1" table:number-rows-spanned="2">
            <text:p>建議地點</text:p>
          </table:table-cell>
          <table:table-cell table:style-name="ce86" office:value-type="string" calcext:value-type="string" table:number-columns-spanned="1" table:number-rows-spanned="2">
            <text:p>建議金額</text:p>
          </table:table-cell>
          <table:table-cell table:style-name="ce86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09"/>
          <table:covered-table-cell table:style-name="ce111"/>
          <table:table-cell table:number-columns-repeated="1014"/>
        </table:table-row>
        <table:table-row table:style-name="ro7">
          <table:table-cell/>
          <table:covered-table-cell table:number-columns-repeated="4" table:style-name="ce87"/>
          <table:table-cell table:style-name="ce106" office:value-type="string" calcext:value-type="string">
            <text:p>核定金額</text:p>
          </table:table-cell>
          <table:table-cell table:style-name="ce106" office:value-type="string" calcext:value-type="string">
            <text:p>經費支用科目</text:p>
          </table:table-cell>
          <table:table-cell table:style-name="ce106" office:value-type="string" calcext:value-type="string">
            <text:p>主辦機關</text:p>
          </table:table-cell>
          <table:table-cell table:style-name="ce106" office:value-type="string" calcext:value-type="string">
            <text:p>招標方式</text:p>
          </table:table-cell>
          <table:table-cell table:style-name="ce106" office:value-type="string" calcext:value-type="string">
            <text:p>得標廠商</text:p>
          </table:table-cell>
          <table:table-cell table:number-columns-repeated="1014"/>
        </table:table-row>
        <table:table-row table:style-name="ro7">
          <table:table-cell/>
          <table:table-cell table:style-name="ce181" office:value-type="string" office:string-value="曾水源" calcext:value-type="string">
            <text:p><text:s/>曾水源 </text:p>
          </table:table-cell>
          <table:table-cell table:style-name="ce184" office:value-type="string" calcext:value-type="string">
            <text:p>和明里民活動中心設置電腦字幕機設備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float" office:value="99" calcext:value-type="float">
            <office:annotation draw:style-name="gr84" draw:text-style-name="P2" svg:width="31.9mm" svg:height="21.31mm" svg:x="189.5mm" svg:y="51.32mm" draw:caption-point-x="-28mm" draw:caption-point-y="2.79mm">
              <dc:date>2017-03-14T00:00:00</dc:date>
              <text:p text:style-name="P1"><text:span text:style-name="T1">YSM:</text:span></text:p>
              <text:p text:style-name="P1"><text:span text:style-name="T2">98500</text:span></text:p>
            </office:annotation>
            <text:p>99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188" office:value-type="string" office:string-value="共同供應契約" calcext:value-type="string">
            <text:p><text:s/>共同供應契約 </text:p>
          </table:table-cell>
          <table:table-cell table:style-name="ce190" office:value-type="string" calcext:value-type="string">
            <text:p>竹安科技股份有限公司</text:p>
          </table:table-cell>
          <table:table-cell office:value-type="string" calcext:value-type="string">
            <text:p>B11-1</text:p>
          </table:table-cell>
          <table:table-cell office:value-type="string" calcext:value-type="string">
            <text:p>3.15請款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A21-1</text:p>
          </table:table-cell>
          <table:table-cell table:style-name="ce182" office:value-type="string" calcext:value-type="string">
            <text:p>秦鉦</text:p>
          </table:table-cell>
          <table:table-cell table:style-name="ce185" office:value-type="string" office:string-value="基隆市警察局「第四分局辦公設備」" calcext:value-type="string">
            <text:p><text:s/>基隆市警察局「第四分局辦公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float" office:value="100" calcext:value-type="float">
            <office:annotation draw:style-name="gr84" draw:text-style-name="P2" svg:width="31.9mm" svg:height="21.31mm" svg:x="189.5mm" svg:y="67mm" draw:caption-point-x="-28mm" draw:caption-point-y="2.79mm">
              <dc:date>2017-03-14T00:00:00</dc:date>
              <text:p text:style-name="P1"><text:span text:style-name="T1">YSM:</text:span></text:p>
              <text:p text:style-name="P1"><text:span text:style-name="T2">99960</text:span></text:p>
            </office:annotation>
            <text:p>100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警察局" calcext:value-type="string">
            <text:p><text:s/>基隆市警察局 </text:p>
          </table:table-cell>
          <table:table-cell table:style-name="ce188" office:value-type="string" office:string-value="共同供應契約" calcext:value-type="string">
            <text:p><text:s/>共同供應契約 </text:p>
          </table:table-cell>
          <table:table-cell table:style-name="ce189" office:value-type="string" office:string-value="立一資訊科技有限公司" calcext:value-type="string">
            <text:p><text:s/>立一資訊科技有限公司 </text:p>
          </table:table-cell>
          <table:table-cell table:style-name="ce193" office:value-type="string" calcext:value-type="string">
            <text:p>101.02.17--1010016128</text:p>
          </table:table-cell>
          <table:table-cell table:style-name="ce193" office:value-type="string" calcext:value-type="string">
            <text:p>101.2.17基警後1010002551</text:p>
          </table:table-cell>
          <table:table-cell office:value-type="string" calcext:value-type="string">
            <text:p>春2/20簽</text:p>
          </table:table-cell>
          <table:table-cell office:value-type="string" calcext:value-type="string">
            <text:p>4.11付款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B26-3</text:p>
          </table:table-cell>
          <table:table-cell table:style-name="ce182" office:value-type="string" calcext:value-type="string">
            <text:p>黃景泰</text:p>
          </table:table-cell>
          <table:table-cell table:style-name="ce186" office:value-type="string" office:string-value="中山區「通仁街20之3號旁涼亭桌椅整修等工程」" calcext:value-type="string">
            <text:p><text:s/>中山區「通仁街20之3號旁涼亭桌椅整修等工程」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7" office:value-type="float" office:value="96" calcext:value-type="float">
            <text:p>96</text:p>
          </table:table-cell>
          <table:table-cell table:style-name="ce106" office:value-type="float" office:value="95" calcext:value-type="float">
            <text:p>95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188" office:value-type="string" office:string-value="小額採購" calcext:value-type="string">
            <text:p><text:s/>小額採購 </text:p>
          </table:table-cell>
          <table:table-cell table:style-name="ce191" office:value-type="string" office:string-value="源崇水泥製品股份有限公司" calcext:value-type="string">
            <text:p><text:s/>源崇水泥製品股份有限公司 </text:p>
          </table:table-cell>
          <table:table-cell table:style-name="ce193" table:number-columns-repeated="2"/>
          <table:table-cell/>
          <table:table-cell office:value-type="string" calcext:value-type="string">
            <text:p>傑5.2驗收</text:p>
          </table:table-cell>
          <table:table-cell office:value-type="string" calcext:value-type="string">
            <text:p>5.7付款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B5-1</text:p>
          </table:table-cell>
          <table:table-cell table:style-name="ce164" office:value-type="string" office:string-value="呂美玲" calcext:value-type="string">
            <text:p><text:s/>呂美玲 </text:p>
          </table:table-cell>
          <table:table-cell table:style-name="ce186" office:value-type="string" office:string-value="中船路90巷29號後方雜草砍除綠美化工程" calcext:value-type="string">
            <text:p><text:s/>中船路90巷29號後方雜草砍除綠美化工程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7" office:value-type="float" office:value="97" calcext:value-type="float">
            <office:annotation draw:style-name="gr85" draw:text-style-name="P2" svg:width="31.92mm" svg:height="18.37mm" svg:x="171.56mm" svg:y="98.36mm" draw:caption-point-x="-31.47mm" draw:caption-point-y="2.79mm">
              <dc:date>2017-03-14T00:00:00</dc:date>
              <text:p text:style-name="P1"><text:span text:style-name="T1">YSM:</text:span></text:p>
              <text:p text:style-name="P1"><text:span text:style-name="T2">97787</text:span></text:p>
            </office:annotation>
            <text:p>97</text:p>
          </table:table-cell>
          <table:table-cell table:style-name="ce106" office:value-type="float" office:value="97" calcext:value-type="float">
            <text:p>97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106" table:number-columns-repeated="2"/>
          <table:table-cell office:value-type="string" calcext:value-type="string">
            <text:p>101.02.20--10100166374</text:p>
          </table:table-cell>
          <table:table-cell office:value-type="string" calcext:value-type="string">
            <text:p>101.2.17基中民1010001564</text:p>
          </table:table-cell>
          <table:table-cell office:value-type="string" calcext:value-type="string">
            <text:p>鍊2/24簽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B11-1</text:p>
          </table:table-cell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仁愛國小「改善教學環境設備」" calcext:value-type="string">
            <text:p><text:s/>仁愛國小「改善教學環境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float" office:value="99" calcext:value-type="float">
            <text:p>99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188" office:value-type="string" office:string-value="共同供應契約" calcext:value-type="string">
            <text:p><text:s/>共同供應契約 </text:p>
          </table:table-cell>
          <table:table-cell table:style-name="ce189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李丕賢</text:p>
          </table:table-cell>
          <table:table-cell office:value-type="string" calcext:value-type="string">
            <text:p>國教科1/12</text:p>
          </table:table-cell>
          <table:table-cell office:value-type="string" calcext:value-type="string">
            <text:p>3.30請款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B9-1</text:p>
          </table:table-cell>
          <table:table-cell table:style-name="ce181" office:value-type="string" office:string-value="陳東財" calcext:value-type="string">
            <text:p><text:s/>陳東財 </text:p>
          </table:table-cell>
          <table:table-cell table:style-name="ce186" office:value-type="string" office:string-value="基隆市警察局「第二分局信義派出所辦公桌玻璃及冰箱等設備」" calcext:value-type="string">
            <text:p><text:s/>基隆市警察局「第二分局信義派出所辦公桌玻璃及冰箱等設備」 </text:p>
          </table:table-cell>
          <table:table-cell table:style-name="ce181" office:value-type="string" office:string-value="信義區" calcext:value-type="string">
            <text:p><text:s/>信義區 </text:p>
          </table:table-cell>
          <table:table-cell table:style-name="ce87" office:value-type="float" office:value="61" calcext:value-type="float">
            <text:p>61</text:p>
          </table:table-cell>
          <table:table-cell table:style-name="ce106" office:value-type="float" office:value="61" calcext:value-type="float">
            <text:p>61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警察局" calcext:value-type="string">
            <text:p><text:s/>基隆市警察局 </text:p>
          </table:table-cell>
          <table:table-cell table:style-name="ce188" office:value-type="string" office:string-value="小額採購" calcext:value-type="string">
            <text:p><text:s/>小額採購 </text:p>
          </table:table-cell>
          <table:table-cell table:style-name="ce164" office:value-type="string" office:string-value="嘉豐電器行" calcext:value-type="string">
            <text:p><text:s/>嘉豐電器行 </text:p>
          </table:table-cell>
          <table:table-cell table:number-columns-repeated="1014"/>
        </table:table-row>
        <table:table-row table:style-name="ro8">
          <table:table-cell/>
          <table:table-cell table:style-name="ce182" office:value-type="string" calcext:value-type="string">
            <text:p>秦鉦</text:p>
          </table:table-cell>
          <table:table-cell table:style-name="ce185" office:value-type="string" office:string-value="四維里購置音響設備" calcext:value-type="string">
            <text:p><text:s/>四維里購置音響設備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7" calcext:value-type="float">
            <text:p><text:s/>97 </text:p>
          </table:table-cell>
          <table:table-cell table:style-name="ce88"/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88" table:number-columns-repeated="2"/>
          <table:table-cell office:value-type="string" calcext:value-type="string">
            <text:p>春3/1請示單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A20-1</text:p>
          </table:table-cell>
          <table:table-cell table:style-name="ce182" office:value-type="string" calcext:value-type="string">
            <text:p>沈義傳</text:p>
          </table:table-cell>
          <table:table-cell table:style-name="ce186" office:value-type="string" office:string-value="中山區中山二路107巷45之1號前零星工程" calcext:value-type="string">
            <text:p><text:s/>中山區中山二路107巷45之1號前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8" office:value-type="float" office:value="1485" calcext:value-type="float">
            <text:p><text:s/>1,485 </text:p>
          </table:table-cell>
          <table:table-cell table:style-name="ce88" office:value-type="float" office:value="963" calcext:value-type="float">
            <text:p><text:s/>963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88" office:value-type="string" office:string-value="龍辰土木包工業" calcext:value-type="string">
            <text:p><text:s/>龍辰土木包工業 </text:p>
          </table:table-cell>
          <table:table-cell office:value-type="string" calcext:value-type="string">
            <text:p>傑3.2預算簽</text:p>
          </table:table-cell>
          <table:table-cell/>
          <table:table-cell office:value-type="string" calcext:value-type="string">
            <text:p>5.30請款</text:p>
          </table:table-cell>
          <table:table-cell/>
          <table:table-cell office:value-type="string" calcext:value-type="string">
            <text:p>6.4付款</text:p>
          </table:table-cell>
          <table:table-cell table:number-columns-repeated="1009"/>
        </table:table-row>
        <table:table-row table:style-name="ro8">
          <table:table-cell/>
          <table:table-cell table:style-name="ce164" office:value-type="string" office:string-value="鄭林清良" calcext:value-type="string">
            <text:p><text:s/>鄭林清良 </text:p>
          </table:table-cell>
          <table:table-cell table:style-name="ce186" office:value-type="string" office:string-value="六合里購置卡拉OK設備" calcext:value-type="string">
            <text:p><text:s/>六合里購置卡拉OK設備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6" calcext:value-type="float">
            <text:p><text:s/>96 </text:p>
          </table:table-cell>
          <table:table-cell table:style-name="ce88" office:value-type="float" office:value="95" calcext:value-type="float">
            <text:p><text:s/>95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164" office:value-type="string" office:string-value="睿羿企業社" calcext:value-type="string">
            <text:p><text:s/>睿羿企業社 </text:p>
          </table:table-cell>
          <table:table-cell office:value-type="string" calcext:value-type="string">
            <text:p>0217憑證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A31-1</text:p>
          </table:table-cell>
          <table:table-cell table:style-name="ce164" office:value-type="string" office:string-value="高辜惠珍" calcext:value-type="string">
            <text:p><text:s/>高辜惠珍 </text:p>
          </table:table-cell>
          <table:table-cell table:style-name="ce186" office:value-type="string" office:string-value="華興國小「101年度教學用資訊設備」" calcext:value-type="string">
            <text:p><text:s/>華興國小「101年度教學用資訊設備」 </text:p>
          </table:table-cell>
          <table:table-cell table:style-name="ce164" office:value-type="string" office:string-value="七堵區" calcext:value-type="string">
            <text:p><text:s/>七堵區 </text:p>
          </table:table-cell>
          <table:table-cell table:style-name="ce88" office:value-type="float" office:value="110" calcext:value-type="float">
            <office:annotation draw:style-name="gr86" draw:text-style-name="P2" svg:width="32.14mm" svg:height="20.88mm" svg:x="162.36mm" svg:y="171.91mm" draw:caption-point-x="-22.27mm" draw:caption-point-y="14.38mm">
              <dc:date>2017-03-14T00:00:00</dc:date>
              <text:p text:style-name="P1"><text:span text:style-name="T1">YSM:</text:span></text:p>
              <text:p text:style-name="P1"><text:span text:style-name="T2">110,136</text:span></text:p>
            </office:annotation>
            <text:p><text:s/>110 </text:p>
          </table:table-cell>
          <table:table-cell table:style-name="ce88" office:value-type="float" office:value="110" calcext:value-type="float">
            <text:p><text:s/>11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1</text:p>
          </table:table-cell>
          <table:table-cell office:value-type="string" calcext:value-type="string">
            <text:p>A31-1</text:p>
          </table:table-cell>
          <table:table-cell office:value-type="string" calcext:value-type="string">
            <text:p>波4/17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6-1</text:p>
          </table:table-cell>
          <table:table-cell table:style-name="ce164" office:value-type="string" office:string-value="朱瑞祥" calcext:value-type="string">
            <text:p><text:s/>朱瑞祥 </text:p>
          </table:table-cell>
          <table:table-cell table:style-name="ce186" office:value-type="string" office:string-value="正濱國宅社區公園整修環境整理工程" calcext:value-type="string">
            <text:p><text:s/>正濱國宅社區公園整修環境整理工程 </text:p>
          </table:table-cell>
          <table:table-cell table:style-name="ce164" office:value-type="string" office:string-value="中正區" calcext:value-type="string">
            <text:p><text:s/>中正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88" office:value-type="float" office:value="94" calcext:value-type="float">
            <office:annotation draw:style-name="gr87" draw:text-style-name="P2" svg:width="31.87mm" svg:height="21.14mm" svg:x="206.44mm" svg:y="178.8mm" draw:caption-point-x="-44.94mm" draw:caption-point-y="20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3939</text:span><text:span text:style-name="T2">元</text:span></text:p>
            </office:annotation>
            <text:p><text:s/>94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188" office:value-type="string" office:string-value="小額採購" calcext:value-type="string">
            <text:p><text:s/>小額採購 </text:p>
          </table:table-cell>
          <table:table-cell table:style-name="ce188" office:value-type="string" office:string-value="安傣工程行" calcext:value-type="string">
            <text:p><text:s/>安傣工程行 </text:p>
          </table:table-cell>
          <table:table-cell office:value-type="string" calcext:value-type="string">
            <text:p>鍊3.15派驗</text:p>
          </table:table-cell>
          <table:table-cell office:value-type="string" calcext:value-type="string">
            <text:p>03.21憑證黏貼單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A16-1</text:p>
          </table:table-cell>
          <table:table-cell table:style-name="ce164" office:value-type="string" office:string-value="施世明" calcext:value-type="string">
            <text:p><text:s/>施世明 </text:p>
          </table:table-cell>
          <table:table-cell table:style-name="ce186" office:value-type="string" office:string-value="中山里內零星工程" calcext:value-type="string">
            <text:p><text:s/>中山里內零星工程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2381" calcext:value-type="float">
            <office:annotation draw:style-name="gr88" draw:text-style-name="P2" svg:width="31.92mm" svg:height="42.32mm" svg:x="171.56mm" svg:y="191.5mm" draw:caption-point-x="-31.47mm" draw:caption-point-y="20.19mm">
              <dc:date>2017-03-14T00:00:00</dc:date>
              <text:p text:style-name="P1"><text:span text:style-name="T1">YSM:</text:span></text:p>
              <text:p text:style-name="P1"><text:span text:style-name="T2">2381445</text:span><text:span text:style-name="T2">元</text:span></text:p>
            </office:annotation>
            <text:p><text:s/>2,381 </text:p>
          </table:table-cell>
          <table:table-cell table:style-name="ce88" office:value-type="float" office:value="2010" calcext:value-type="float">
            <office:annotation draw:style-name="gr89" draw:text-style-name="P2" svg:width="31.87mm" svg:height="42.32mm" svg:x="206.44mm" svg:y="191.5mm" draw:caption-point-x="-44.94mm" draw:caption-point-y="20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000000</text:span><text:span text:style-name="T2">元</text:span><text:span text:style-name="T2">+</text:span></text:p>
            </office:annotation>
            <text:p><text:s/>2,01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民政處" calcext:value-type="string">
            <text:p><text:s/>民政處 </text:p>
          </table:table-cell>
          <table:table-cell table:style-name="ce88" office:value-type="string" office:string-value="公開招標" calcext:value-type="string">
            <text:p><text:s/>公開招標 </text:p>
          </table:table-cell>
          <table:table-cell table:style-name="ce164" office:value-type="string" office:string-value="大城土木包工業" calcext:value-type="string">
            <text:p><text:s/>大城土木包工業 </text:p>
          </table:table-cell>
          <table:table-cell office:value-type="string" calcext:value-type="string">
            <text:p>傑2.17預算簽</text:p>
          </table:table-cell>
          <table:table-cell office:value-type="string" calcext:value-type="string">
            <text:p>A16-1</text:p>
          </table:table-cell>
          <table:table-cell office:value-type="string" calcext:value-type="string">
            <text:p>3.16訂約</text:p>
          </table:table-cell>
          <table:table-cell office:value-type="string" calcext:value-type="string">
            <text:p>5/11請示單</text:p>
          </table:table-cell>
          <table:table-cell office:value-type="string" calcext:value-type="string">
            <text:p>5.25付款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2-1</text:p>
          </table:table-cell>
          <table:table-cell table:style-name="ce164" office:value-type="string" office:string-value="謝守男" calcext:value-type="string">
            <text:p><text:s/>謝守男 </text:p>
          </table:table-cell>
          <table:table-cell table:style-name="ce186" office:value-type="string" office:string-value="和憲里辦公處購置音響設備" calcext:value-type="string">
            <text:p><text:s/>和憲里辦公處購置音響設備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 office:value-type="float" office:value="96" calcext:value-type="float">
            <text:p><text:s/>96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164" office:value-type="string" office:string-value="永晴股份有限公司" calcext:value-type="string">
            <text:p><text:s/>永晴股份有限公司 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B4-2</text:p>
          </table:table-cell>
          <table:table-cell table:style-name="ce164" office:value-type="string" office:string-value="藍敏煌" calcext:value-type="string">
            <text:p><text:s/>藍敏煌 </text:p>
          </table:table-cell>
          <table:table-cell table:style-name="ce185" office:value-type="string" office:string-value="第二分局「辦公室公文櫃設備」（木製公文櫃）" calcext:value-type="string">
            <text:p><text:s/>第二分局「辦公室公文櫃設備」（木製公文櫃）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164" office:value-type="string" office:string-value="亞士玉市內設計總工程行" calcext:value-type="string">
            <text:p><text:s/>亞士玉市內設計總工程行 </text:p>
          </table:table-cell>
          <table:table-cell table:style-name="ce193" office:value-type="string" calcext:value-type="string">
            <text:p>101.02.29--1010019255</text:p>
          </table:table-cell>
          <table:table-cell table:style-name="ce193" office:value-type="string" calcext:value-type="string">
            <text:p>101.2.24基警後1010002810</text:p>
          </table:table-cell>
          <table:table-cell office:value-type="string" calcext:value-type="string">
            <text:p>鍊3/3簽</text:p>
          </table:table-cell>
          <table:table-cell office:value-type="string" calcext:value-type="string">
            <text:p>鍊3/13請示單</text:p>
          </table:table-cell>
          <table:table-cell office:value-type="string" calcext:value-type="string">
            <text:p>5.18付款</text:p>
          </table:table-cell>
          <table:table-cell table:number-columns-repeated="1009"/>
        </table:table-row>
        <table:table-row table:style-name="ro8">
          <table:table-cell/>
          <table:table-cell table:style-name="ce164" office:value-type="string" office:string-value="呂美玲" calcext:value-type="string">
            <text:p><text:s/>呂美玲 </text:p>
          </table:table-cell>
          <table:table-cell table:style-name="ce186" office:value-type="string" office:string-value="基隆市警察局「第二分局正濱派出所設置視聽設備」" calcext:value-type="string">
            <text:p><text:s/>基隆市警察局「第二分局正濱派出所設置視聽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23" calcext:value-type="float">
            <office:annotation draw:style-name="gr90" draw:text-style-name="P2" svg:width="31.92mm" svg:height="21.18mm" svg:x="171.56mm" svg:y="238.04mm" draw:caption-point-x="-31.47mm" draw:caption-point-y="11.7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3700</text:span><text:span text:style-name="T2">元</text:span></text:p>
            </office:annotation>
            <text:p><text:s/>23 </text:p>
          </table:table-cell>
          <table:table-cell table:style-name="ce88" office:value-type="float" office:value="45" calcext:value-type="float">
            <office:annotation draw:style-name="gr91" draw:text-style-name="P2" svg:width="31.87mm" svg:height="21.18mm" svg:x="206.44mm" svg:y="238.04mm" draw:caption-point-x="-44.94mm" draw:caption-point-y="11.7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5590</text:span><text:span text:style-name="T2">元</text:span></text:p>
            </office:annotation>
            <text:p><text:s/>45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昇宏電器行" calcext:value-type="string">
            <text:p><text:s/>昇宏電器行 </text:p>
          </table:table-cell>
          <table:table-cell table:style-name="ce193" office:value-type="string" calcext:value-type="string">
            <text:p>101.02.15--1010015010</text:p>
          </table:table-cell>
          <table:table-cell table:style-name="ce193" office:value-type="string" calcext:value-type="string">
            <text:p>101.2.14基警後1010061475</text:p>
          </table:table-cell>
          <table:table-cell office:value-type="string" calcext:value-type="string">
            <text:p>鍊2/17簽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A1-1</text:p>
          </table:table-cell>
          <table:table-cell table:style-name="ce164" office:value-type="string" office:string-value="詹春陽" calcext:value-type="string">
            <text:p><text:s/>詹春陽 </text:p>
          </table:table-cell>
          <table:table-cell table:style-name="ce185" office:value-type="string" office:string-value="第二分局信義派出所購置冷氣機設備（分離式冷氣機）" calcext:value-type="string">
            <text:p><text:s/>第二分局信義派出所購置冷氣機設備（分離式冷氣機）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8" office:value-type="float" office:value="99" calcext:value-type="float">
            <office:annotation draw:style-name="gr90" draw:text-style-name="P2" svg:width="31.92mm" svg:height="21.18mm" svg:x="171.56mm" svg:y="250.74mm" draw:caption-point-x="-31.47mm" draw:caption-point-y="11.7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/></text:p>
            </office:annotation>
            <text:p><text:s/>99 </text:p>
          </table:table-cell>
          <table:table-cell table:style-name="ce88" office:value-type="float" office:value="99" calcext:value-type="float">
            <office:annotation draw:style-name="gr91" draw:text-style-name="P2" svg:width="31.87mm" svg:height="21.18mm" svg:x="206.44mm" svg:y="250.74mm" draw:caption-point-x="-44.94mm" draw:caption-point-y="11.75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9000</text:span><text:span text:style-name="T2">元</text:span></text:p>
            </office:annotation>
            <text:p><text:s/>99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8" office:value-type="string" office:string-value="共同供應契約" calcext:value-type="string">
            <text:p><text:s/>共同供應契約 </text:p>
          </table:table-cell>
          <table:table-cell table:style-name="ce88"/>
          <table:table-cell table:style-name="ce193" office:value-type="string" calcext:value-type="string">
            <text:p>101.03.01--1010020011</text:p>
          </table:table-cell>
          <table:table-cell table:style-name="ce193" office:value-type="string" calcext:value-type="string">
            <text:p>101.2.29基警後1010002866</text:p>
          </table:table-cell>
          <table:table-cell office:value-type="string" calcext:value-type="string">
            <text:p>鍊3/12簽</text:p>
          </table:table-cell>
          <table:table-cell office:value-type="string" calcext:value-type="string">
            <text:p>鍊3/19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11-8</text:p>
          </table:table-cell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兆連里民活動中心卡拉OK及音響設備購置" calcext:value-type="string">
            <text:p><text:s/>兆連里民活動中心卡拉OK及音響設備購置 </text:p>
          </table:table-cell>
          <table:table-cell table:style-name="ce88" office:value-type="string" office:string-value="仁愛區" calcext:value-type="string">
            <text:p><text:s/>仁愛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64" office:value-type="string" office:string-value="音樂大師音響專賣店" calcext:value-type="string">
            <text:p><text:s/>音樂大師音響專賣店 </text:p>
          </table:table-cell>
          <table:table-cell table:style-name="ce193" table:number-columns-repeated="2"/>
          <table:table-cell office:value-type="string" calcext:value-type="string">
            <text:p>彥2/4簽</text:p>
          </table:table-cell>
          <table:table-cell office:value-type="string" calcext:value-type="string">
            <text:p>4.25付款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詹春陽" calcext:value-type="string">
            <text:p><text:s/>詹春陽 </text:p>
          </table:table-cell>
          <table:table-cell table:style-name="ce186" office:value-type="string" office:string-value="基隆市警察局「第二分局偵察隊三樓辦公室隔間工程」" calcext:value-type="string">
            <text:p><text:s/>基隆市警察局「第二分局偵察隊三樓辦公室隔間工程」 </text:p>
          </table:table-cell>
          <table:table-cell table:style-name="ce164" office:value-type="string" office:string-value="信義區" calcext:value-type="string">
            <text:p><text:s/>信義區 </text:p>
          </table:table-cell>
          <table:table-cell table:style-name="ce88" office:value-type="float" office:value="97" calcext:value-type="float">
            <office:annotation draw:style-name="gr92" draw:text-style-name="P2" svg:width="31.92mm" svg:height="67.24mm" svg:x="171.56mm" svg:y="285.66mm" draw:caption-point-x="-31.47mm" draw:caption-point-y="2.2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550</text:span><text:span text:style-name="T2">元</text:span></text:p>
            </office:annotation>
            <text:p><text:s/>97 </text:p>
          </table:table-cell>
          <table:table-cell table:style-name="ce88" office:value-type="float" office:value="97" calcext:value-type="float">
            <office:annotation draw:style-name="gr93" draw:text-style-name="P2" svg:width="31.87mm" svg:height="67.24mm" svg:x="206.44mm" svg:y="285.66mm" draw:caption-point-x="-44.94mm" draw:caption-point-y="2.2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9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8" table:number-columns-repeated="2"/>
          <table:table-cell table:style-name="ce193" office:value-type="string" calcext:value-type="string">
            <text:p>101.02.23--1010017964</text:p>
          </table:table-cell>
          <table:table-cell table:style-name="ce193" office:value-type="string" calcext:value-type="string">
            <text:p>101.2.22基警後1010000566</text:p>
          </table:table-cell>
          <table:table-cell office:value-type="string" calcext:value-type="string">
            <text:p>鍊3/3簽</text:p>
          </table:table-cell>
          <table:table-cell table:number-columns-repeated="1011"/>
        </table:table-row>
        <table:table-row table:style-name="ro8">
          <table:table-cell/>
          <table:table-cell table:style-name="ce164" office:value-type="string" office:string-value="沈義傳" calcext:value-type="string">
            <text:p><text:s/>沈義傳 </text:p>
          </table:table-cell>
          <table:table-cell table:style-name="ce186" office:value-type="string" office:string-value="基隆市警察局「第二分局偵察隊辦公室等設備」" calcext:value-type="string">
            <text:p><text:s/>基隆市警察局「第二分局偵察隊辦公室等設備」 </text:p>
          </table:table-cell>
          <table:table-cell table:style-name="ce164" office:value-type="string" office:string-value="信義區" calcext:value-type="string">
            <text:p><text:s/>信義區 </text:p>
          </table:table-cell>
          <table:table-cell table:style-name="ce88" office:value-type="float" office:value="100" calcext:value-type="float">
            <office:annotation draw:style-name="gr94" draw:text-style-name="P2" svg:width="31.92mm" svg:height="36.76mm" svg:x="171.56mm" svg:y="295.49mm" draw:caption-point-x="-31.47mm" draw:caption-point-y="5.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21828</text:span><text:span text:style-name="T2">元</text:span></text:p>
            </office:annotation>
            <text:p><text:s/>100 </text:p>
          </table:table-cell>
          <table:table-cell table:style-name="ce88" office:value-type="float" office:value="97" calcext:value-type="float">
            <office:annotation draw:style-name="gr95" draw:text-style-name="P2" svg:width="31.87mm" svg:height="36.76mm" svg:x="206.44mm" svg:y="295.49mm" draw:caption-point-x="-44.94mm" draw:caption-point-y="5.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790</text:span><text:span text:style-name="T2">元</text:span></text:p>
            </office:annotation>
            <text:p><text:s/>97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8" office:value-type="string" office:string-value="龍辰土木包工業" calcext:value-type="string">
            <text:p><text:s/>龍辰土木包工業 </text:p>
          </table:table-cell>
          <table:table-cell table:style-name="ce193" office:value-type="string" calcext:value-type="string">
            <text:p>101.02.23--1010017962</text:p>
          </table:table-cell>
          <table:table-cell table:style-name="ce193" office:value-type="string" calcext:value-type="string">
            <text:p>101.2.22基警後1010002734</text:p>
          </table:table-cell>
          <table:table-cell office:value-type="string" calcext:value-type="string">
            <text:p>鍊2/簽</text:p>
          </table:table-cell>
          <table:table-cell/>
          <table:table-cell office:value-type="string" calcext:value-type="string">
            <text:p>5.23付款</text:p>
          </table:table-cell>
          <table:table-cell table:number-columns-repeated="1009"/>
        </table:table-row>
        <table:table-row table:style-name="ro8">
          <table:table-cell/>
          <table:table-cell table:style-name="ce181" office:value-type="string" office:string-value="藍敏煌" calcext:value-type="string">
            <text:p><text:s/>藍敏煌 </text:p>
          </table:table-cell>
          <table:table-cell table:style-name="ce185" office:value-type="string" office:string-value="中砂里民活動中心設置綠美化花架工程" calcext:value-type="string">
            <text:p><text:s/>中砂里民活動中心設置綠美化花架工程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107" office:value-type="float" office:value="98" calcext:value-type="float">
            <text:p><text:s/>98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181" office:value-type="string" office:string-value="小額採購" calcext:value-type="string">
            <text:p><text:s/>小額採購 </text:p>
          </table:table-cell>
          <table:table-cell table:style-name="ce192" office:value-type="string" office:string-value="屹興實業有限公司" calcext:value-type="string">
            <text:p><text:s/>屹興實業有限公司 </text:p>
          </table:table-cell>
          <table:table-cell office:value-type="string" calcext:value-type="string">
            <text:p>101.02.22--1010017487</text:p>
          </table:table-cell>
          <table:table-cell office:value-type="string" calcext:value-type="string">
            <text:p>101.2.21基中民1010001623</text:p>
          </table:table-cell>
          <table:table-cell office:value-type="string" calcext:value-type="string">
            <text:p>鍊3/1簽</text:p>
          </table:table-cell>
          <table:table-cell table:style-name="ce193" office:value-type="string" calcext:value-type="string">
            <text:p>3/3文to區公所1010148083</text:p>
          </table:table-cell>
          <table:table-cell table:number-columns-repeated="1010"/>
        </table:table-row>
        <table:table-row table:style-name="ro31">
          <table:table-cell office:value-type="string" calcext:value-type="string">
            <text:p>A7-1</text:p>
          </table:table-cell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第二分局偵察隊、警備隊及信義派出所「購置電視等設備」" calcext:value-type="string">
            <text:p><text:s/>第二分局偵察隊、警備隊及信義派出所「購置電視等設備」 </text:p>
          </table:table-cell>
          <table:table-cell table:style-name="ce181" office:value-type="string" office:string-value="信義區" calcext:value-type="string">
            <text:p><text:s/>信義區 </text:p>
          </table:table-cell>
          <table:table-cell table:style-name="ce187" office:value-type="float" office:value="99" calcext:value-type="float">
            <office:annotation draw:style-name="gr96" draw:text-style-name="P2" svg:width="31.92mm" svg:height="18.25mm" svg:x="171.56mm" svg:y="320.89mm" draw:caption-point-x="-31.47mm" draw:caption-point-y="5.1mm">
              <dc:date>2017-03-14T00:00:00</dc:date>
              <text:p text:style-name="P1"><text:span text:style-name="T1">24246940</text:span><text:span text:style-name="T1">周克剛</text:span><text:span text:style-name="T1">:</text:span></text:p>
              <text:p text:style-name="P1"><text:span text:style-name="T2">99053</text:span><text:span text:style-name="T2">元</text:span></text:p>
            </office:annotation>
            <text:p><text:s/>99 </text:p>
          </table:table-cell>
          <table:table-cell table:style-name="ce107" office:value-type="float" office:value="99" calcext:value-type="float">
            <office:annotation draw:style-name="gr97" draw:text-style-name="P2" svg:width="31.9mm" svg:height="15.35mm" svg:x="189.5mm" svg:y="329.61mm" draw:caption-point-x="-28mm" draw:caption-point-y="-3.62mm">
              <dc:date>2017-03-14T00:00:00</dc:date>
              <text:p text:style-name="P1"><text:span text:style-name="T1">YSM:</text:span></text:p>
              <text:p text:style-name="P1"><text:span text:style-name="T2">98553</text:span></text:p>
            </office:annotation>
            <text:p><text:s/>99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長餘國際有限公司" calcext:value-type="string">
            <text:p><text:s/>長餘國際有限公司 </text:p>
          </table:table-cell>
          <table:table-cell table:style-name="ce193" office:value-type="string" calcext:value-type="string">
            <text:p>101.02.07--1010011786</text:p>
          </table:table-cell>
          <table:table-cell table:style-name="ce193" office:value-type="string" calcext:value-type="string">
            <text:p>101.2.6基警後1010002114</text:p>
          </table:table-cell>
          <table:table-cell/>
          <table:table-cell office:value-type="string" calcext:value-type="string">
            <text:p>4.25付款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藍敏煌" calcext:value-type="string">
            <text:p><text:s/>藍敏煌 </text:p>
          </table:table-cell>
          <table:table-cell table:style-name="ce185" office:value-type="string" office:string-value="砂灣里民活動中心「購置辦公桌椅等設備」" calcext:value-type="string">
            <text:p><text:s/>砂灣里民活動中心「購置辦公桌椅等設備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100" calcext:value-type="float">
            <office:annotation draw:style-name="gr98" draw:text-style-name="P2" svg:width="31.92mm" svg:height="28.84mm" svg:x="171.56mm" svg:y="336.21mm" draw:caption-point-x="-31.47mm" draw:caption-point-y="5.1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025</text:span><text:span text:style-name="T2">元</text:span></text:p>
            </office:annotation>
            <text:p><text:s/>100 </text:p>
          </table:table-cell>
          <table:table-cell table:style-name="ce89" office:value-type="float" office:value="95" calcext:value-type="float">
            <office:annotation draw:style-name="gr99" draw:text-style-name="P2" svg:width="31.87mm" svg:height="28.84mm" svg:x="206.44mm" svg:y="336.21mm" draw:caption-point-x="-44.94mm" draw:caption-point-y="5.1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000</text:span><text:span text:style-name="T2">元</text:span></text:p>
            </office:annotation>
            <text:p><text:s/>9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亞士玉市內設計總工程行" calcext:value-type="string">
            <text:p><text:s/>亞士玉市內設計總工程行 </text:p>
          </table:table-cell>
          <table:table-cell office:value-type="string" calcext:value-type="string">
            <text:p>101.02.14--1010014564</text:p>
          </table:table-cell>
          <table:table-cell office:value-type="string" calcext:value-type="string">
            <text:p>101.2.10基中民1010001315</text:p>
          </table:table-cell>
          <table:table-cell office:value-type="string" calcext:value-type="string">
            <text:p>鍊2/17簽</text:p>
          </table:table-cell>
          <table:table-cell office:value-type="string" calcext:value-type="string">
            <text:p>鍊2/24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呂美玲" calcext:value-type="string">
            <text:p><text:s/>呂美玲 </text:p>
          </table:table-cell>
          <table:table-cell table:style-name="ce185" office:value-type="string" office:string-value="中濱里里民活動中心購置音響設備" calcext:value-type="string">
            <text:p><text:s/>中濱里里民活動中心購置音響設備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9"/>
          <table:table-cell table:number-columns-repeated="3"/>
          <table:table-cell office:value-type="string" calcext:value-type="string">
            <text:p>鍊2/16簽</text:p>
          </table:table-cell>
          <table:table-cell office:value-type="string" calcext:value-type="string">
            <text:p>鍊2/24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2-2</text:p>
          </table:table-cell>
          <table:table-cell table:style-name="ce181" office:value-type="string" office:string-value="謝守男" calcext:value-type="string">
            <text:p><text:s/>謝守男 </text:p>
          </table:table-cell>
          <table:table-cell table:style-name="ce185" office:value-type="string" office:string-value="正船里辦公處購置行動音響設備" calcext:value-type="string">
            <text:p><text:s/>正船里辦公處購置行動音響設備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 office:value-type="float" office:value="97" calcext:value-type="float">
            <office:annotation draw:style-name="gr100" draw:text-style-name="P2" svg:width="31.9mm" svg:height="20.94mm" svg:x="189.5mm" svg:y="352.6mm" draw:caption-point-x="-28mm" draw:caption-point-y="14.14mm">
              <dc:date>2017-03-14T00:00:00</dc:date>
              <text:p text:style-name="P1"><text:span text:style-name="T1">YSM:</text:span></text:p>
              <text:p text:style-name="P1"><text:span text:style-name="T2">96600</text:span></text:p>
            </office:annotation>
            <text:p><text:s/>9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189" office:value-type="string" office:string-value="小額採購" calcext:value-type="string">
            <text:p><text:s/>小額採購 </text:p>
          </table:table-cell>
          <table:table-cell table:style-name="ce189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101.02.15--1010015006</text:p>
          </table:table-cell>
          <table:table-cell office:value-type="string" calcext:value-type="string">
            <text:p>101.2.14基中民1010001399</text:p>
          </table:table-cell>
          <table:table-cell office:value-type="string" calcext:value-type="string">
            <text:p>鍊2/22簽</text:p>
          </table:table-cell>
          <table:table-cell office:value-type="string" calcext:value-type="string">
            <text:p>鍊3/3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謝守男" calcext:value-type="string">
            <text:p><text:s/>謝守男 </text:p>
          </table:table-cell>
          <table:table-cell table:style-name="ce185" office:value-type="string" office:string-value="中砂里辦公處購置音響設備" calcext:value-type="string">
            <text:p><text:s/>中砂里辦公處購置音響設備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9" table:number-columns-repeated="2"/>
          <table:table-cell office:value-type="string" calcext:value-type="string">
            <text:p>101.02.15--1010015007</text:p>
          </table:table-cell>
          <table:table-cell office:value-type="string" calcext:value-type="string">
            <text:p>101.2.14基中民1010001402</text:p>
          </table:table-cell>
          <table:table-cell office:value-type="string" calcext:value-type="string">
            <text:p>鍊2/22簽</text:p>
          </table:table-cell>
          <table:table-cell office:value-type="string" calcext:value-type="string">
            <text:p>鍊3/3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北寧路290-1號旁除草環境整理工程" calcext:value-type="string">
            <text:p><text:s/>北寧路290-1號旁除草環境整理工程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9" office:value-type="float" office:value="10" calcext:value-type="float">
            <office:annotation draw:style-name="gr33" draw:text-style-name="P2" svg:width="31.92mm" svg:height="20.89mm" svg:x="171.56mm" svg:y="389.66mm" draw:caption-point-x="-31.47mm" draw:caption-point-y="2.48mm">
              <dc:date>2017-03-14T00:00:00</dc:date>
              <text:p text:style-name="P1"><text:span text:style-name="T1">YSM:</text:span></text:p>
              <text:p text:style-name="P1"><text:span text:style-name="T2">24633341--302</text:span><text:span text:style-name="T2">林慧芝</text:span></text:p>
            </office:annotation>
            <text:p><text:s/>1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9" table:number-columns-repeated="2"/>
          <table:table-cell office:value-type="string" calcext:value-type="string">
            <text:p>101.02.06--1010011442</text:p>
          </table:table-cell>
          <table:table-cell office:value-type="string" calcext:value-type="string">
            <text:p>101.2.4基中民1010001057</text:p>
          </table:table-cell>
          <table:table-cell office:value-type="string" calcext:value-type="string">
            <text:p>鍊2/16簽</text:p>
          </table:table-cell>
          <table:table-cell table:number-columns-repeated="1011"/>
        </table:table-row>
        <table:table-row table:style-name="ro8">
          <table:table-cell/>
          <table:table-cell table:style-name="ce181" office:value-type="string" office:string-value="呂美玲" calcext:value-type="string">
            <text:p><text:s/>呂美玲 </text:p>
          </table:table-cell>
          <table:table-cell table:style-name="ce185" office:value-type="string" office:string-value="基隆市警察局「第二分局勤務指揮中心隔間等工程」" calcext:value-type="string">
            <text:p><text:s/>基隆市警察局「第二分局勤務指揮中心隔間等工程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8" calcext:value-type="float">
            <office:annotation draw:style-name="gr33" draw:text-style-name="P2" svg:width="31.92mm" svg:height="20.89mm" svg:x="171.56mm" svg:y="402.36mm" draw:caption-point-x="-31.47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908</text:span><text:span text:style-name="T2">元</text:span><text:span text:style-name="T2">24246940</text:span><text:span text:style-name="T2">劉智誠</text:span></text:p>
            </office:annotation>
            <text:p><text:s/>98 </text:p>
          </table:table-cell>
          <table:table-cell table:style-name="ce89" office:value-type="float" office:value="98" calcext:value-type="float">
            <text:p><text:s/>9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101.02.04--1010011030</text:p>
          </table:table-cell>
          <table:table-cell office:value-type="string" calcext:value-type="string">
            <text:p>101.2.3基警後1010001590</text:p>
          </table:table-cell>
          <table:table-cell office:value-type="string" calcext:value-type="string">
            <text:p>鍊2/16簽</text:p>
          </table:table-cell>
          <table:table-cell office:value-type="string" calcext:value-type="string">
            <text:p>鍊4/16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11-2</text:p>
          </table:table-cell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七堵區公所辦公室購置沙發等設備" calcext:value-type="string">
            <text:p><text:s/>七堵區公所辦公室購置沙發等設備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4" calcext:value-type="float">
            <text:p><text:s/>94 </text:p>
          </table:table-cell>
          <table:table-cell table:style-name="ce89" office:value-type="float" office:value="92" calcext:value-type="float">
            <text:p><text:s/>9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七堵區公所" calcext:value-type="string">
            <text:p><text:s/>七堵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0329付款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A5-1</text:p>
          </table:table-cell>
          <table:table-cell table:style-name="ce181" office:value-type="string" office:string-value="呂美玲" calcext:value-type="string">
            <text:p><text:s/>呂美玲 </text:p>
          </table:table-cell>
          <table:table-cell table:style-name="ce185" office:value-type="string" office:string-value="基隆市警察局「公關室辦公等設備」" calcext:value-type="string">
            <text:p><text:s/>基隆市警察局「公關室辦公等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00" calcext:value-type="float">
            <office:annotation draw:style-name="gr33" draw:text-style-name="P2" svg:width="31.92mm" svg:height="20.89mm" svg:x="171.56mm" svg:y="427.76mm" draw:caption-point-x="-31.47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602</text:span><text:span text:style-name="T2">元</text:span></text:p>
            </office:annotation>
            <text:p><text:s/>100 </text:p>
          </table:table-cell>
          <table:table-cell table:style-name="ce89" office:value-type="float" office:value="100" calcext:value-type="float">
            <office:annotation draw:style-name="gr101" draw:text-style-name="P2" svg:width="31.87mm" svg:height="20.89mm" svg:x="206.44mm" svg:y="427.76mm" draw:caption-point-x="-44.94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1694</text:span><text:span text:style-name="T2">元</text:span><text:span text:style-name="T2">99602</text:span></text:p>
            </office:annotation>
            <text:p><text:s/>1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明音電器行、立一資訊科技有限公司" calcext:value-type="string">
            <text:p><text:s/>明音電器行、立一資訊科技有限公司 </text:p>
          </table:table-cell>
          <table:table-cell office:value-type="string" calcext:value-type="string">
            <text:p>101.02.07--1010011785</text:p>
          </table:table-cell>
          <table:table-cell office:value-type="string" calcext:value-type="string">
            <text:p>101.2.6基警後1010061210</text:p>
          </table:table-cell>
          <table:table-cell office:value-type="string" calcext:value-type="string">
            <text:p>鍊2/16簽</text:p>
          </table:table-cell>
          <table:table-cell office:value-type="string" calcext:value-type="string">
            <text:p>鍊2/24請示單</text:p>
          </table:table-cell>
          <table:table-cell office:value-type="string" calcext:value-type="string">
            <text:p>5.10付款</text:p>
          </table:table-cell>
          <table:table-cell table:number-columns-repeated="1009"/>
        </table:table-row>
        <table:table-row table:style-name="ro8">
          <table:table-cell/>
          <table:table-cell table:style-name="ce181" office:value-type="string" office:string-value="張芳麗" calcext:value-type="string">
            <text:p><text:s/>張芳麗 </text:p>
          </table:table-cell>
          <table:table-cell table:style-name="ce185" office:value-type="string" office:string-value="第二分局信義派出所飲水機設備" calcext:value-type="string">
            <text:p><text:s/>第二分局信義派出所飲水機設備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30" calcext:value-type="float">
            <office:annotation draw:style-name="gr33" draw:text-style-name="P2" svg:width="31.92mm" svg:height="20.89mm" svg:x="171.56mm" svg:y="440.46mm" draw:caption-point-x="-31.47mm" draw:caption-point-y="2.48mm">
              <dc:date>2017-03-14T00:00:00</dc:date>
              <text:p text:style-name="P1"><text:span text:style-name="T1">24246940</text:span><text:span text:style-name="T1">周克剛</text:span><text:span text:style-name="T1">:</text:span></text:p>
              <text:p text:style-name="P1"><text:span text:style-name="T2">30000</text:span><text:span text:style-name="T2">元</text:span></text:p>
            </office:annotation>
            <text:p><text:s/>30 </text:p>
          </table:table-cell>
          <table:table-cell table:style-name="ce89" office:value-type="float" office:value="615" calcext:value-type="float">
            <office:annotation draw:style-name="gr101" draw:text-style-name="P2" svg:width="31.87mm" svg:height="20.89mm" svg:x="206.44mm" svg:y="440.46mm" draw:caption-point-x="-44.94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15000</text:span><text:span text:style-name="T2">元</text:span></text:p>
            </office:annotation>
            <text:p><text:s/>61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9" office:value-type="string" office:string-value="順陽土木包工業" calcext:value-type="string">
            <text:p><text:s/>順陽土木包工業 </text:p>
          </table:table-cell>
          <table:table-cell office:value-type="string" calcext:value-type="string">
            <text:p>101.02.08--1010012436</text:p>
          </table:table-cell>
          <table:table-cell office:value-type="string" calcext:value-type="string">
            <text:p>101.2.7基警後1010002231</text:p>
          </table:table-cell>
          <table:table-cell office:value-type="string" calcext:value-type="string">
            <text:p>傑2/17請示單</text:p>
          </table:table-cell>
          <table:table-cell table:number-columns-repeated="1011"/>
        </table:table-row>
        <table:table-row table:style-name="ro8">
          <table:table-cell/>
          <table:table-cell table:style-name="ce181" office:value-type="string" office:string-value="陳東財" calcext:value-type="string">
            <text:p><text:s/>陳東財 </text:p>
          </table:table-cell>
          <table:table-cell table:style-name="ce185" office:value-type="string" office:string-value="第二分局信義派出所辦公桌玻璃及公用冰箱等設備" calcext:value-type="string">
            <text:p><text:s/>第二分局信義派出所辦公桌玻璃及公用冰箱等設備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61" calcext:value-type="float">
            <office:annotation draw:style-name="gr33" draw:text-style-name="P2" svg:width="31.92mm" svg:height="20.89mm" svg:x="171.56mm" svg:y="453.16mm" draw:caption-point-x="-31.47mm" draw:caption-point-y="2.48mm">
              <dc:date>2017-03-14T00:00:00</dc:date>
              <text:p text:style-name="P1"><text:span text:style-name="T1">24246940</text:span><text:span text:style-name="T1">周克剛</text:span><text:span text:style-name="T1">:</text:span></text:p>
              <text:p text:style-name="P1"><text:span text:style-name="T2">61300</text:span><text:span text:style-name="T2">元</text:span></text:p>
            </office:annotation>
            <text:p><text:s/>61 </text:p>
          </table:table-cell>
          <table:table-cell table:style-name="ce89" office:value-type="float" office:value="615" calcext:value-type="float">
            <office:annotation draw:style-name="gr101" draw:text-style-name="P2" svg:width="31.87mm" svg:height="20.89mm" svg:x="206.44mm" svg:y="453.16mm" draw:caption-point-x="-44.94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15000</text:span><text:span text:style-name="T2">元</text:span></text:p>
            </office:annotation>
            <text:p><text:s/>61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table:number-columns-repeated="2"/>
          <table:table-cell office:value-type="string" calcext:value-type="string">
            <text:p>101.02.08--1010012438</text:p>
          </table:table-cell>
          <table:table-cell office:value-type="string" calcext:value-type="string">
            <text:p>101.2.7基警後1010016198</text:p>
          </table:table-cell>
          <table:table-cell table:number-columns-repeated="1012"/>
        </table:table-row>
        <table:table-row table:style-name="ro8">
          <table:table-cell/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仁愛區公所購置座椅設備" calcext:value-type="string">
            <text:p><text:s/>仁愛區公所購置座椅設備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office:annotation draw:style-name="gr33" draw:text-style-name="P2" svg:width="31.92mm" svg:height="20.89mm" svg:x="171.56mm" svg:y="465.86mm" draw:caption-point-x="-31.47mm" draw:caption-point-y="2.48mm">
              <dc:date>2017-03-14T00:00:00</dc:date>
              <text:p text:style-name="P1"><text:span text:style-name="T1">24301122-304</text:span><text:span text:style-name="T1">林陳儒</text:span><text:span text:style-name="T1">:</text:span></text:p>
              <text:p text:style-name="P1"><text:span text:style-name="T2">99000</text:span><text:span text:style-name="T2">元</text:span></text:p>
            </office:annotation>
            <text:p><text:s/>99 </text:p>
          </table:table-cell>
          <table:table-cell table:style-name="ce89" office:value-type="float" office:value="95" calcext:value-type="float">
            <office:annotation draw:style-name="gr101" draw:text-style-name="P2" svg:width="31.87mm" svg:height="20.89mm" svg:x="206.44mm" svg:y="465.86mm" draw:caption-point-x="-44.94mm" draw:caption-point-y="2.4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5.2</text:span><text:span text:style-name="T2">萬</text:span></text:p>
            </office:annotation>
            <text:p><text:s/>9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名揚傢俱沙發行" calcext:value-type="string">
            <text:p><text:s/>名揚傢俱沙發行 </text:p>
          </table:table-cell>
          <table:table-cell office:value-type="string" calcext:value-type="string">
            <text:p>101.2.6--1010011460</text:p>
          </table:table-cell>
          <table:table-cell office:value-type="string" calcext:value-type="string">
            <text:p>101.2.6基仁民1010001044</text:p>
          </table:table-cell>
          <table:table-cell office:value-type="string" calcext:value-type="string">
            <text:p>B11-6</text:p>
          </table:table-cell>
          <table:table-cell office:value-type="string" calcext:value-type="string">
            <text:p>3.15請款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9-1</text:p>
          </table:table-cell>
          <table:table-cell table:style-name="ce181" office:value-type="string" office:string-value="陳東財" calcext:value-type="string">
            <text:p><text:s/>陳東財 </text:p>
          </table:table-cell>
          <table:table-cell table:style-name="ce185" office:value-type="string" office:string-value="信義國小「101年度購置頭影機設備」" calcext:value-type="string">
            <text:p><text:s/>信義國小「101年度購置頭影機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200" calcext:value-type="float">
            <office:annotation draw:style-name="gr102" draw:text-style-name="P2" svg:width="31.92mm" svg:height="26.2mm" svg:x="171.56mm" svg:y="473.25mm" draw:caption-point-x="-31.47mm" draw:caption-point-y="7.7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020</text:span><text:span text:style-name="T2">元</text:span></text:p>
            </office:annotation>
            <text:p><text:s/>200 </text:p>
          </table:table-cell>
          <table:table-cell table:style-name="ce89" office:value-type="float" office:value="200" calcext:value-type="float">
            <office:annotation draw:style-name="gr103" draw:text-style-name="P2" svg:width="31.87mm" svg:height="26.2mm" svg:x="206.44mm" svg:y="473.25mm" draw:caption-point-x="-44.94mm" draw:caption-point-y="7.79mm">
              <dc:date>2017-03-14T00:00:00</dc:date>
              <text:p text:style-name="P1"><text:span text:style-name="T1">國教科謝秀芬</text:span><text:span text:style-name="T1">:</text:span></text:p>
              <text:p text:style-name="P1"><text:span text:style-name="T2">199,997</text:span><text:span text:style-name="T2">元</text:span></text:p>
            </office:annotation>
            <text:p><text:s/>20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A9-1-2</text:p>
          </table:table-cell>
          <table:table-cell office:value-type="string" calcext:value-type="string">
            <text:p>志傑</text:p>
          </table:table-cell>
          <table:table-cell office:value-type="string" calcext:value-type="string">
            <text:p>3.30請款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11-4</text:p>
          </table:table-cell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吉仁里民活動中心設置廣播系統" calcext:value-type="string">
            <text:p><text:s/>吉仁里民活動中心設置廣播系統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9" calcext:value-type="float">
            <text:p><text:s/>99 </text:p>
          </table:table-cell>
          <table:table-cell table:style-name="ce89" office:value-type="float" office:value="94" calcext:value-type="float">
            <text:p><text:s/>94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年代音響通信社" calcext:value-type="string">
            <text:p><text:s/>年代音響通信社 </text:p>
          </table:table-cell>
          <table:table-cell office:value-type="string" calcext:value-type="string">
            <text:p>彥</text:p>
          </table:table-cell>
          <table:table-cell table:number-columns-repeated="1013"/>
        </table:table-row>
        <table:table-row table:style-name="ro8">
          <table:table-cell/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勞友活動中心A棟室外水管破裂漏水修繕工程" calcext:value-type="string">
            <text:p><text:s/>勞友活動中心A棟室外水管破裂漏水修繕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社會處" calcext:value-type="string">
            <text:p><text:s/>社會處 </text:p>
          </table:table-cell>
          <table:table-cell table:style-name="ce89"/>
          <table:table-cell table:style-name="ce181"/>
          <table:table-cell office:value-type="string" calcext:value-type="string">
            <text:p>志傑</text:p>
          </table:table-cell>
          <table:table-cell table:style-name="ce193" office:value-type="string" calcext:value-type="string">
            <text:p>勞工行政周國賢2/29簽</text:p>
          </table:table-cell>
          <table:table-cell table:number-columns-repeated="1012"/>
        </table:table-row>
        <table:table-row table:style-name="ro8">
          <table:table-cell/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書院里民活動中心購置資料櫃及折合會議桌設備" calcext:value-type="string">
            <text:p><text:s/>書院里民活動中心購置資料櫃及折合會議桌設備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96" calcext:value-type="float">
            <office:annotation draw:style-name="gr104" draw:text-style-name="P2" svg:width="31.92mm" svg:height="45.02mm" svg:x="171.56mm" svg:y="501.83mm" draw:caption-point-x="-31.47mm" draw:caption-point-y="17.31mm">
              <dc:date>2017-03-14T00:00:00</dc:date>
              <text:p text:style-name="P1"><text:span text:style-name="T1">24301122-304</text:span><text:span text:style-name="T1">林陳儒</text:span><text:span text:style-name="T1">:</text:span></text:p>
              <text:p text:style-name="P1"><text:span text:style-name="T2">96200</text:span><text:span text:style-name="T2">元</text:span></text:p>
            </office:annotation>
            <text:p><text:s/>96 </text:p>
          </table:table-cell>
          <table:table-cell table:style-name="ce89" office:value-type="float" office:value="92" calcext:value-type="float">
            <office:annotation draw:style-name="gr105" draw:text-style-name="P2" svg:width="31.87mm" svg:height="45.02mm" svg:x="206.44mm" svg:y="501.83mm" draw:caption-point-x="-44.94mm" draw:caption-point-y="17.31mm">
              <dc:date>2017-03-14T00:00:00</dc:date>
              <text:p text:style-name="P1"><text:span text:style-name="T1">YSM:</text:span></text:p>
              <text:p text:style-name="P1"><text:span text:style-name="T2">91500</text:span></text:p>
            </office:annotation>
            <text:p><text:s/>92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B11-3</text:p>
          </table:table-cell>
          <table:table-cell office:value-type="string" calcext:value-type="string">
            <text:p>3.15請款</text:p>
          </table:table-cell>
          <table:table-cell table:number-columns-repeated="1012"/>
        </table:table-row>
        <table:table-row table:style-name="ro18">
          <table:table-cell/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祥豐街200巷口旁燈飾整修美化工程" calcext:value-type="string">
            <text:p><text:s/>祥豐街200巷口旁燈飾整修美化工程 </text:p>
          </table:table-cell>
          <table:table-cell table:style-name="ce181" office:value-type="string" office:string-value="中正區" calcext:value-type="string">
            <text:p><text:s/>中正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 office:value-type="float" office:value="97" calcext:value-type="float">
            <text:p><text:s/>9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3.2派驗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B7-4</text:p>
          </table:table-cell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東信路320號前水溝蓋改善工程" calcext:value-type="string">
            <text:p><text:s/>東信路320號前水溝蓋改善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00" calcext:value-type="float">
            <office:annotation draw:style-name="gr106" draw:text-style-name="P2" svg:width="31.92mm" svg:height="97.36mm" svg:x="171.56mm" svg:y="546.85mm" draw:caption-point-x="-31.47mm" draw:caption-point-y="2.9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98001</text:span><text:span text:style-name="T2">元</text:span></text:p>
            </office:annotation>
            <text:p><text:s/>100 </text:p>
          </table:table-cell>
          <table:table-cell table:style-name="ce89" office:value-type="float" office:value="97" calcext:value-type="float">
            <office:annotation draw:style-name="gr107" draw:text-style-name="P2" svg:width="31.87mm" svg:height="97.36mm" svg:x="206.44mm" svg:y="546.85mm" draw:caption-point-x="-44.94mm" draw:caption-point-y="2.9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15840</text:span><text:span text:style-name="T2">元</text:span></text:p>
            </office:annotation>
            <text:p><text:s/>9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隆圻工程有限公司" calcext:value-type="string">
            <text:p><text:s/>隆圻工程有限公司 </text:p>
          </table:table-cell>
          <table:table-cell office:value-type="string" calcext:value-type="string">
            <text:p>傑2/24簽</text:p>
          </table:table-cell>
          <table:table-cell office:value-type="string" calcext:value-type="string">
            <text:p>3/1請示單</text:p>
          </table:table-cell>
          <table:table-cell office:value-type="string" calcext:value-type="string">
            <text:p>0403驗收</text:p>
          </table:table-cell>
          <table:table-cell office:value-type="string" calcext:value-type="string">
            <text:p>0406付款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陳志成" calcext:value-type="string">
            <text:p><text:s/>陳志成 </text:p>
          </table:table-cell>
          <table:table-cell table:style-name="ce185" office:value-type="string" office:string-value="慈仁里購置移動式卡拉OK設備設備" calcext:value-type="string">
            <text:p><text:s/>慈仁里購置移動式卡拉OK設備設備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98" calcext:value-type="float">
            <office:annotation draw:style-name="gr108" draw:text-style-name="P2" svg:width="31.92mm" svg:height="50.76mm" svg:x="171.56mm" svg:y="553.45mm" draw:caption-point-x="-31.47mm" draw:caption-point-y="9.0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2579</text:span><text:span text:style-name="T2">元</text:span></text:p>
            </office:annotation>
            <text:p><text:s/>98 </text:p>
          </table:table-cell>
          <table:table-cell table:style-name="ce89">
            <office:annotation draw:style-name="gr109" draw:text-style-name="P2" svg:width="31.87mm" svg:height="50.76mm" svg:x="206.44mm" svg:y="553.45mm" draw:caption-point-x="-44.94mm" draw:caption-point-y="9.0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2579</text:span><text:span text:style-name="T2">元</text:span></text:p>
            </office:annotation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89"/>
          <table:table-cell table:style-name="ce89" office:value-type="string" office:string-value=" " calcext:value-type="string">
            <text:p><text:s text:c="3"/>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A17-1</text:p>
          </table:table-cell>
          <table:table-cell table:style-name="ce181" office:value-type="string" office:string-value="揚石城" calcext:value-type="string">
            <text:p><text:s/>揚石城 </text:p>
          </table:table-cell>
          <table:table-cell table:style-name="ce185" office:value-type="string" office:string-value="中山區通明、協和、居仁等三里內零星工程" calcext:value-type="string">
            <text:p><text:s/>中山區通明、協和、居仁等三里內零星工程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739" calcext:value-type="float">
            <office:annotation draw:style-name="gr110" draw:text-style-name="P2" svg:width="31.92mm" svg:height="43.36mm" svg:x="171.56mm" svg:y="560.85mm" draw:caption-point-x="-31.47mm" draw:caption-point-y="14.3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39484</text:span><text:span text:style-name="T2">元</text:span></text:p>
            </office:annotation>
            <text:p><text:s/>739 </text:p>
          </table:table-cell>
          <table:table-cell table:style-name="ce89" office:value-type="float" office:value="575" calcext:value-type="float">
            <office:annotation draw:style-name="gr111" draw:text-style-name="P2" svg:width="31.87mm" svg:height="43.36mm" svg:x="206.44mm" svg:y="560.85mm" draw:caption-point-x="-44.94mm" draw:caption-point-y="14.3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75327</text:span><text:span text:style-name="T2">元</text:span></text:p>
            </office:annotation>
            <text:p><text:s/>575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181" office:value-type="string" office:string-value="龍辰土木包工業" calcext:value-type="string">
            <text:p><text:s/>龍辰土木包工業 </text:p>
          </table:table-cell>
          <table:table-cell office:value-type="string" calcext:value-type="string">
            <text:p>傑2/21預算簽</text:p>
          </table:table-cell>
          <table:table-cell office:value-type="string" calcext:value-type="string">
            <text:p>0522請示單</text:p>
          </table:table-cell>
          <table:table-cell/>
          <table:table-cell office:value-type="string" calcext:value-type="string">
            <text:p>0530付款</text:p>
          </table:table-cell>
          <table:table-cell table:number-columns-repeated="1010"/>
        </table:table-row>
        <table:table-row table:style-name="ro17">
          <table:table-cell/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中正區公所「正濱里海濱里聯合里民活動中心購置會議桌椅設備」" calcext:value-type="string">
            <text:p><text:s/>中正區公所「正濱里海濱里聯合里民活動中心購置會議桌椅設備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9" office:value-type="float" office:value="98" calcext:value-type="float">
            <office:annotation draw:style-name="gr112" draw:text-style-name="P2" svg:width="31.92mm" svg:height="42.09mm" svg:x="171.56mm" svg:y="565.06mm" draw:caption-point-x="-31.47mm" draw:caption-point-y="22.87mm">
              <dc:date>2017-03-14T00:00:00</dc:date>
              <text:p text:style-name="P1"><text:span text:style-name="T2">24633341--302</text:span><text:span text:style-name="T2">林慧芝</text:span></text:p>
              <text:p text:style-name="P1"><text:span text:style-name="T2">98000</text:span><text:span text:style-name="T2">元</text:span></text:p>
            </office:annotation>
            <text:p><text:s/>98 </text:p>
          </table:table-cell>
          <table:table-cell table:style-name="ce89" office:value-type="float" office:value="96" calcext:value-type="float">
            <text:p><text:s/>96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181" office:value-type="string" office:string-value="小額採購" calcext:value-type="string">
            <text:p><text:s/>小額採購 </text:p>
          </table:table-cell>
          <table:table-cell table:style-name="ce181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101.02.02--1010009906</text:p>
          </table:table-cell>
          <table:table-cell office:value-type="string" calcext:value-type="string">
            <text:p>101.1.30基中民1010000819</text:p>
          </table:table-cell>
          <table:table-cell office:value-type="string" calcext:value-type="string">
            <text:p>鍊2/16請示單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11-5</text:p>
          </table:table-cell>
          <table:table-cell table:style-name="ce181" office:value-type="string" office:string-value="曾水源" calcext:value-type="string">
            <text:p><text:s/>曾水源 </text:p>
          </table:table-cell>
          <table:table-cell table:style-name="ce185" office:value-type="string" office:string-value="信義區公所「辦公桌椅及會議桌椅等設備」" calcext:value-type="string">
            <text:p><text:s/>信義區公所「辦公桌椅及會議桌椅等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98" calcext:value-type="float">
            <text:p><text:s/>98 </text:p>
          </table:table-cell>
          <table:table-cell table:style-name="ce89" office:value-type="float" office:value="94" calcext:value-type="float">
            <text:p><text:s/>94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信義區公所" calcext:value-type="string">
            <text:p><text:s/>信義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1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101.02.04--1010011029</text:p>
          </table:table-cell>
          <table:table-cell office:value-type="string" calcext:value-type="string">
            <text:p>101.2.2基信民1010000889</text:p>
          </table:table-cell>
          <table:table-cell table:number-columns-repeated="2"/>
          <table:table-cell office:value-type="string" calcext:value-type="string">
            <text:p>4.12付款</text:p>
          </table:table-cell>
          <table:table-cell table:number-columns-repeated="1009"/>
        </table:table-row>
        <table:table-row table:style-name="ro8">
          <table:table-cell/>
          <table:table-cell table:style-name="ce181" office:value-type="string" office:string-value="陳江山、黃景泰" calcext:value-type="string">
            <text:p><text:s/>陳江山、黃景泰 </text:p>
          </table:table-cell>
          <table:table-cell table:style-name="ce185" office:value-type="string" office:string-value="碇內國小擴充遊戲器材設備" calcext:value-type="string">
            <text:p><text:s/>碇內國小擴充遊戲器材設備 </text:p>
          </table:table-cell>
          <table:table-cell table:style-name="ce181" office:value-type="string" office:string-value="暖暖區" calcext:value-type="string">
            <text:p><text:s/>暖暖區 </text:p>
          </table:table-cell>
          <table:table-cell table:style-name="ce181" office:value-type="float" office:value="1065" calcext:value-type="float">
            <office:annotation draw:style-name="gr113" draw:text-style-name="P2" svg:width="32.14mm" svg:height="20.64mm" svg:x="162.36mm" svg:y="623.57mm" draw:caption-point-x="-22.27mm" draw:caption-point-y="-3.63mm">
              <dc:date>2017-03-14T00:00:00</dc:date>
              <text:p text:style-name="P1"><text:span text:style-name="T1">YSM:</text:span></text:p>
              <text:p text:style-name="P1"><text:span text:style-name="T2">江</text:span><text:span text:style-name="T2">265,600</text:span></text:p>
              <text:p text:style-name="P1"><text:span text:style-name="T2">泰</text:span><text:span text:style-name="T2">800,000</text:span></text:p>
            </office:annotation>
            <text:p><text:s/>1,065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table:number-columns-repeated="2"/>
          <table:table-cell office:value-type="string" calcext:value-type="string">
            <text:p>李丕賢</text:p>
          </table:table-cell>
          <table:table-cell office:value-type="string" calcext:value-type="string">
            <text:p>國教科3/1</text:p>
          </table:table-cell>
          <table:table-cell office:value-type="string" calcext:value-type="string">
            <text:p>A26-1</text:p>
          </table:table-cell>
          <table:table-cell table:number-columns-repeated="1011"/>
        </table:table-row>
        <table:table-row table:style-name="ro8">
          <table:table-cell/>
          <table:table-cell table:style-name="ce181" office:value-type="string" office:string-value="鄭怡信" calcext:value-type="string">
            <text:p><text:s/>鄭怡信 </text:p>
          </table:table-cell>
          <table:table-cell table:style-name="ce185" office:value-type="string" office:string-value="八西里設置LED字幕機設備" calcext:value-type="string">
            <text:p><text:s/>八西里設置LED字幕機設備 </text:p>
          </table:table-cell>
          <table:table-cell table:style-name="ce181" office:value-type="string" office:string-value="暖暖區" calcext:value-type="string">
            <text:p><text:s/>暖暖區 </text:p>
          </table:table-cell>
          <table:table-cell table:style-name="ce181" office:value-type="float" office:value="100" calcext:value-type="float">
            <text:p><text:s/>100 </text:p>
          </table:table-cell>
          <table:table-cell table:style-name="ce181"/>
          <table:table-cell table:style-name="ce181" office:value-type="string" office:string-value="零星工程" calcext:value-type="string">
            <text:p><text:s/>零星工程 </text:p>
          </table:table-cell>
          <table:table-cell table:style-name="ce181" office:value-type="string" office:string-value="暖暖區公所" calcext:value-type="string">
            <text:p><text:s/>暖暖區公所 </text:p>
          </table:table-cell>
          <table:table-cell table:style-name="ce181"/>
          <table:table-cell table:style-name="ce89"/>
          <table:table-cell office:value-type="string" calcext:value-type="string">
            <text:p>101.2.9--1010012716</text:p>
          </table:table-cell>
          <table:table-cell office:value-type="string" calcext:value-type="string">
            <text:p>101.02.06基暖民1010001051</text:p>
          </table:table-cell>
          <table:table-cell office:value-type="string" calcext:value-type="string">
            <text:p>波3/1請示單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A7-2</text:p>
          </table:table-cell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第二分局信義、東光派出所購置辦公室設備（液晶電視）" calcext:value-type="string">
            <text:p><text:s/>第二分局信義、東光派出所購置辦公室設備（液晶電視）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number-columns-repeated="2" table:style-name="ce181" office:value-type="float" office:value="72" calcext:value-type="float">
            <text:p><text:s/>72 </text:p>
          </table:table-cell>
          <table:table-cell table:style-name="ce181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長餘國際有限公司" calcext:value-type="string">
            <text:p><text:s/>長餘國際有限公司 </text:p>
          </table:table-cell>
          <table:table-cell office:value-type="string" calcext:value-type="string">
            <text:p>101.03.02--1010020273</text:p>
          </table:table-cell>
          <table:table-cell office:value-type="string" calcext:value-type="string">
            <text:p>101.3.1基警後1010000668</text:p>
          </table:table-cell>
          <table:table-cell office:value-type="string" calcext:value-type="string">
            <text:p>傑3/3簽</text:p>
          </table:table-cell>
          <table:table-cell office:value-type="string" calcext:value-type="string">
            <text:p>3/00請示單</text:p>
          </table:table-cell>
          <table:table-cell office:value-type="string" calcext:value-type="string">
            <text:p>6.5付款</text:p>
          </table:table-cell>
          <table:table-cell table:number-columns-repeated="1009"/>
        </table:table-row>
        <table:table-row table:style-name="ro23">
          <table:table-cell/>
          <table:table-cell table:style-name="ce164" office:value-type="string" office:string-value="高辜惠珍" calcext:value-type="string">
            <text:p><text:s/>高辜惠珍 </text:p>
          </table:table-cell>
          <table:table-cell table:style-name="ce185" office:value-type="string" office:string-value="第三分局瑪陵派出所購置辦公室設備（液晶電視、飲水機、碎紙機及電話交換機）" calcext:value-type="string">
            <text:p><text:s/>第三分局瑪陵派出所購置辦公室設備（液晶電視、飲水機、碎紙機及電話交換機）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181" office:value-type="float" office:value="100" calcext:value-type="float">
            <text:p><text:s/>100 </text:p>
          </table:table-cell>
          <table:table-cell table:style-name="ce181"/>
          <table:table-cell table:style-name="ce181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1"/>
          <table:table-cell table:style-name="ce89"/>
          <table:table-cell office:value-type="string" calcext:value-type="string">
            <text:p>101.03.02--1010020272</text:p>
          </table:table-cell>
          <table:table-cell office:value-type="string" calcext:value-type="string">
            <text:p>101.3.1基警後10100028775</text:p>
          </table:table-cell>
          <table:table-cell office:value-type="string" calcext:value-type="string">
            <text:p>波3/3簽</text:p>
          </table:table-cell>
          <table:table-cell office:value-type="string" calcext:value-type="string">
            <text:p>波3/00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14-1</text:p>
          </table:table-cell>
          <table:table-cell table:style-name="ce164" office:value-type="string" office:string-value="張芳麗" calcext:value-type="string">
            <text:p><text:s/>張芳麗 </text:p>
          </table:table-cell>
          <table:table-cell table:style-name="ce185" office:value-type="string" office:string-value="仁德里民活動中心行動式卡拉OK設備" calcext:value-type="string">
            <text:p><text:s/>仁德里民活動中心行動式卡拉OK設備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number-columns-repeated="2" table:style-name="ce181" office:value-type="float" office:value="98" calcext:value-type="float">
            <text:p><text:s/>98 </text:p>
          </table:table-cell>
          <table:table-cell table:style-name="ce181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181" office:value-type="string" office:string-value="小額採購" calcext:value-type="string">
            <text:p><text:s/>小額採購 </text:p>
          </table:table-cell>
          <table:table-cell table:style-name="ce181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01--1010020039</text:p>
          </table:table-cell>
          <table:table-cell office:value-type="string" calcext:value-type="string">
            <text:p>101.3.1基仁民1010001745</text:p>
          </table:table-cell>
          <table:table-cell office:value-type="string" calcext:value-type="string">
            <text:p>彥3/3簽</text:p>
          </table:table-cell>
          <table:table-cell office:value-type="string" calcext:value-type="string">
            <text:p>彥3/7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沈義傳" calcext:value-type="string">
            <text:p><text:s/>沈義傳 </text:p>
          </table:table-cell>
          <table:table-cell table:style-name="ce186" office:value-type="string" office:string-value="基隆市警察局「第二分局偵查隊辦公室等設備」" calcext:value-type="string">
            <text:p><text:s/>基隆市警察局「第二分局偵查隊辦公室等設備」 </text:p>
          </table:table-cell>
          <table:table-cell table:style-name="ce164" office:value-type="string" office:string-value="信義區" calcext:value-type="string">
            <text:p><text:s/>信義區 </text:p>
          </table:table-cell>
          <table:table-cell table:style-name="ce88" office:value-type="float" office:value="100" calcext:value-type="float">
            <office:annotation draw:style-name="gr114" draw:text-style-name="P2" svg:width="31.64mm" svg:height="50.26mm" svg:x="162.36mm" svg:y="676.73mm" draw:caption-point-x="-22.27mm" draw:caption-point-y="12.8mm">
              <dc:date>2017-03-14T00:00:00</dc:date>
              <text:p text:style-name="P1"><text:span text:style-name="T1">資訊室</text:span><text:span text:style-name="T1">:97756</text:span><text:span text:style-name="T2">元</text:span></text:p>
            </office:annotation>
            <text:p><text:s/>100 </text:p>
          </table:table-cell>
          <table:table-cell table:style-name="ce181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1"/>
          <table:table-cell table:style-name="ce89"/>
          <table:table-cell office:value-type="string" calcext:value-type="string">
            <text:p>101.02.23--1010017968</text:p>
          </table:table-cell>
          <table:table-cell office:value-type="string" calcext:value-type="string">
            <text:p>101.2.22基警後1010002734</text:p>
          </table:table-cell>
          <table:table-cell office:value-type="string" calcext:value-type="string">
            <text:p>鍊3/5簽</text:p>
          </table:table-cell>
          <table:table-cell office:value-type="string" calcext:value-type="string">
            <text:p>鍊3/13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31-2</text:p>
          </table:table-cell>
          <table:table-cell table:style-name="ce164" office:value-type="string" office:string-value="高辜惠珍" calcext:value-type="string">
            <text:p><text:s/>高辜惠珍 </text:p>
          </table:table-cell>
          <table:table-cell table:style-name="ce186" office:value-type="string" office:string-value="復興國小「101年改善資訊教學設備」" calcext:value-type="string">
            <text:p><text:s/>復興國小「101年改善資訊教學設備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8" office:value-type="float" office:value="110" calcext:value-type="float">
            <office:annotation draw:style-name="gr115" draw:text-style-name="P2" svg:width="32.14mm" svg:height="51.1mm" svg:x="162.36mm" svg:y="679.36mm" draw:caption-point-x="-22.27mm" draw:caption-point-y="22.87mm">
              <dc:date>2017-03-14T00:00:00</dc:date>
              <text:p text:style-name="P1"><text:span text:style-name="T1">YSM:</text:span></text:p>
              <text:p text:style-name="P1"><text:span text:style-name="T2">110,126</text:span></text:p>
            </office:annotation>
            <text:p><text:s/>110 </text:p>
          </table:table-cell>
          <table:table-cell table:style-name="ce181" office:value-type="float" office:value="110" calcext:value-type="float">
            <text:p><text:s/>11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5</text:p>
          </table:table-cell>
          <table:table-cell table:style-name="ce178"/>
          <table:table-cell office:value-type="string" calcext:value-type="string">
            <text:p>4/13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31-3</text:p>
          </table:table-cell>
          <table:table-cell table:style-name="ce164" office:value-type="string" office:string-value="高辜惠珍" calcext:value-type="string">
            <text:p><text:s/>高辜惠珍 </text:p>
          </table:table-cell>
          <table:table-cell table:style-name="ce186" office:value-type="string" office:string-value="尚仁國小「101年改善教學設備」" calcext:value-type="string">
            <text:p><text:s/>尚仁國小「101年改善教學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8" office:value-type="float" office:value="194" calcext:value-type="float">
            <office:annotation draw:style-name="gr113" draw:text-style-name="P2" svg:width="32.14mm" svg:height="20.64mm" svg:x="162.36mm" svg:y="692.06mm" draw:caption-point-x="-22.27mm" draw:caption-point-y="22.87mm">
              <dc:date>2017-03-14T00:00:00</dc:date>
              <text:p text:style-name="P1"><text:span text:style-name="T1">YSM:</text:span></text:p>
              <text:p text:style-name="P1"><text:span text:style-name="T2">194,340</text:span></text:p>
            </office:annotation>
            <text:p><text:s/>194 </text:p>
          </table:table-cell>
          <table:table-cell table:style-name="ce181" office:value-type="float" office:value="194" calcext:value-type="float">
            <text:p><text:s/>194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5</text:p>
          </table:table-cell>
          <table:table-cell table:style-name="ce178"/>
          <table:table-cell office:value-type="string" calcext:value-type="string">
            <text:p>4/6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德義里里民活動中心購置冷氣機設備」" calcext:value-type="string">
            <text:p><text:s/>中正區公所「德義里里民活動中心購置冷氣機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50" calcext:value-type="float">
            <office:annotation draw:style-name="gr113" draw:text-style-name="P2" svg:width="32.14mm" svg:height="20.64mm" svg:x="162.36mm" svg:y="704.76mm" draw:caption-point-x="-22.27mm" draw:caption-point-y="22.87mm">
              <dc:date>2017-03-14T00:00:00</dc:date>
              <text:p text:style-name="P1"><text:span text:style-name="T1">YSM:</text:span></text:p>
              <text:p text:style-name="P1"><text:span text:style-name="T2">148828</text:span></text:p>
            </office:annotation>
            <text:p><text:s/>150 </text:p>
          </table:table-cell>
          <table:table-cell table:style-name="ce181" office:value-type="float" office:value="149" calcext:value-type="float">
            <text:p><text:s/>14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05--1010021652</text:p>
          </table:table-cell>
          <table:table-cell office:value-type="string" calcext:value-type="string">
            <text:p>101.3.3基中民1010002044</text:p>
          </table:table-cell>
          <table:table-cell office:value-type="string" calcext:value-type="string">
            <text:p>鍊3/9簽</text:p>
          </table:table-cell>
          <table:table-cell office:value-type="string" calcext:value-type="string">
            <text:p>鍊3/22請示單</text:p>
          </table:table-cell>
          <table:table-cell table:number-columns-repeated="1010"/>
        </table:table-row>
        <table:table-row table:style-name="ro33">
          <table:table-cell office:value-type="string" calcext:value-type="string">
            <text:p>A17-1</text:p>
          </table:table-cell>
          <table:table-cell table:style-name="ce164" office:value-type="string" office:string-value="鄭林清良、楊石城" calcext:value-type="string">
            <text:p><text:s/>鄭林清良、楊石城 </text:p>
          </table:table-cell>
          <table:table-cell table:style-name="ce186" office:value-type="string" office:string-value="基隆市警察局「第四分局及中華路派出所購置辦公室等設備」" calcext:value-type="string">
            <text:p><text:s/>基隆市警察局「第四分局及中華路派出所購置辦公室等設備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8" office:value-type="float" office:value="105" calcext:value-type="float">
            <text:p><text:s/>105 </text:p>
          </table:table-cell>
          <table:table-cell table:style-name="ce181" office:value-type="float" office:value="99" calcext:value-type="float">
            <text:p><text:s/>9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06--1010021986</text:p>
          </table:table-cell>
          <table:table-cell office:value-type="string" calcext:value-type="string">
            <text:p>101.3.3基警後1010000671</text:p>
          </table:table-cell>
          <table:table-cell office:value-type="string" calcext:value-type="string">
            <text:p>傑3/7簽</text:p>
          </table:table-cell>
          <table:table-cell office:value-type="string" calcext:value-type="string">
            <text:p>3.13請示單</text:p>
          </table:table-cell>
          <table:table-cell office:value-type="string" calcext:value-type="string">
            <text:p><text:s text:c="251"/></text:p>
          </table:table-cell>
          <table:table-cell table:number-columns-repeated="1009"/>
        </table:table-row>
        <table:table-row table:style-name="ro8">
          <table:table-cell/>
          <table:table-cell table:style-name="ce181" office:value-type="string" office:string-value="陳東財" calcext:value-type="string">
            <text:p><text:s/>陳東財 </text:p>
          </table:table-cell>
          <table:table-cell table:style-name="ce186" office:value-type="string" office:string-value="東信里電子字幕機設備" calcext:value-type="string">
            <text:p><text:s/>東信里電子字幕機設備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181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信義區公所" calcext:value-type="string">
            <text:p><text:s/>信義區公所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聚興股份有限公司" calcext:value-type="string">
            <text:p><text:s/>聚興股份有限公司 </text:p>
          </table:table-cell>
          <table:table-cell office:value-type="string" calcext:value-type="string">
            <text:p>101.3.6--1010022305</text:p>
          </table:table-cell>
          <table:table-cell office:value-type="string" calcext:value-type="string">
            <text:p>101.3.1基信民1010001808</text:p>
          </table:table-cell>
          <table:table-cell office:value-type="string" calcext:value-type="string">
            <text:p>傑3/7簽</text:p>
          </table:table-cell>
          <table:table-cell office:value-type="string" calcext:value-type="string">
            <text:p>3/13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韓良圻" calcext:value-type="string">
            <text:p><text:s/>韓良圻 </text:p>
          </table:table-cell>
          <table:table-cell table:style-name="ce186" office:value-type="string" office:string-value="消防局購置數位相機" calcext:value-type="string">
            <text:p><text:s/>消防局購置數位相機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17" calcext:value-type="float">
            <office:annotation draw:style-name="gr116" draw:text-style-name="P2" svg:width="32.14mm" svg:height="19.29mm" svg:x="162.36mm" svg:y="757.7mm" draw:caption-point-x="-22.27mm" draw:caption-point-y="12.79mm">
              <dc:date>2017-03-14T00:00:00</dc:date>
              <text:p text:style-name="P1"><text:span text:style-name="T1">YSM:</text:span></text:p>
              <text:p text:style-name="P1"><text:span text:style-name="T2">17325</text:span></text:p>
            </office:annotation>
            <text:p><text:s/>17 </text:p>
          </table:table-cell>
          <table:table-cell table:style-name="ce181"/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181" office:value-type="string" office:string-value="萬虹通訊有限公司" calcext:value-type="string">
            <text:p><text:s/>萬虹通訊有限公司 </text:p>
          </table:table-cell>
          <table:table-cell office:value-type="string" calcext:value-type="string">
            <text:p>101.3.6--1010021987</text:p>
          </table:table-cell>
          <table:table-cell office:value-type="string" calcext:value-type="string">
            <text:p>101.3.5基消行壹1010001976</text:p>
          </table:table-cell>
          <table:table-cell office:value-type="string" calcext:value-type="string">
            <text:p>傑3/7簽</text:p>
          </table:table-cell>
          <table:table-cell office:value-type="string" calcext:value-type="string">
            <text:p>3/13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呂美玲" calcext:value-type="string">
            <text:p><text:s/>呂美玲 </text:p>
          </table:table-cell>
          <table:table-cell table:style-name="ce186" office:value-type="string" office:string-value="中正國小「資訊教學環境改善設備」" calcext:value-type="string">
            <text:p><text:s/>中正國小「資訊教學環境改善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494" calcext:value-type="float">
            <office:annotation draw:style-name="gr117" draw:text-style-name="P2" svg:width="32.14mm" svg:height="44.69mm" svg:x="162.36mm" svg:y="757.7mm" draw:caption-point-x="-22.27mm" draw:caption-point-y="25.49mm">
              <dc:date>2017-03-14T00:00:00</dc:date>
              <text:p text:style-name="P1"><text:span text:style-name="T1">YSM:</text:span></text:p>
              <text:p text:style-name="P1"><text:span text:style-name="T2">494020</text:span></text:p>
            </office:annotation>
            <text:p><text:s/>494 </text:p>
          </table:table-cell>
          <table:table-cell table:style-name="ce181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9" office:value-type="string" office:string-value="共同供應契約" calcext:value-type="string">
            <text:p><text:s/>共同供應契約 </text:p>
          </table:table-cell>
          <table:table-cell table:style-name="ce181"/>
          <table:table-cell office:value-type="string" calcext:value-type="string">
            <text:p>謝秀芬</text:p>
          </table:table-cell>
          <table:table-cell office:value-type="string" calcext:value-type="string">
            <text:p>國教科3/9</text:p>
          </table:table-cell>
          <table:table-cell table:style-name="ce178" office:value-type="string" calcext:value-type="string">
            <text:p>A5-2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7-2</text:p>
          </table:table-cell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勞友活動中心A棟電源箱短路燒燬修繕工程" calcext:value-type="string">
            <text:p><text:s/>勞友活動中心A棟電源箱短路燒燬修繕工程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9" office:value-type="float" office:value="69" calcext:value-type="float">
            <office:annotation draw:style-name="gr118" draw:text-style-name="P2" svg:width="32.14mm" svg:height="25.65mm" svg:x="162.36mm" svg:y="768.01mm" draw:caption-point-x="-22.27mm" draw:caption-point-y="27.88mm">
              <dc:date>2017-03-14T00:00:00</dc:date>
              <text:p text:style-name="P1"><text:span text:style-name="T1">YSM:</text:span></text:p>
              <text:p text:style-name="P1"><text:span text:style-name="T2">68775</text:span></text:p>
            </office:annotation>
            <text:p><text:s/>69 </text:p>
          </table:table-cell>
          <table:table-cell table:style-name="ce89" office:value-type="float" office:value="68" calcext:value-type="float">
            <text:p><text:s/>6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社會處" calcext:value-type="string">
            <text:p><text:s/>社會處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181" office:value-type="string" office:string-value="啟展工程有限公司" calcext:value-type="string">
            <text:p><text:s/>啟展工程有限公司 </text:p>
          </table:table-cell>
          <table:table-cell office:value-type="string" calcext:value-type="string">
            <text:p>志傑3.9</text:p>
          </table:table-cell>
          <table:table-cell table:style-name="ce193" office:value-type="string" calcext:value-type="string">
            <text:p>勞工行政周國賢3/6簽</text:p>
          </table:table-cell>
          <table:table-cell office:value-type="string" calcext:value-type="string">
            <text:p>3/30請示單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A22-1</text:p>
          </table:table-cell>
          <table:table-cell table:style-name="ce181" office:value-type="string" office:string-value="陳志成" calcext:value-type="string">
            <text:p><text:s/>陳志成 </text:p>
          </table:table-cell>
          <table:table-cell table:style-name="ce185" office:value-type="string" office:string-value="安樂區公所「三民里購置字幕機設備」" calcext:value-type="string">
            <text:p><text:s/>安樂區公所「三民里購置字幕機設備」 </text:p>
          </table:table-cell>
          <table:table-cell table:style-name="ce89" office:value-type="string" office:string-value="安樂區" calcext:value-type="string">
            <text:p><text:s/>安樂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 office:value-type="float" office:value="91" calcext:value-type="float">
            <text:p><text:s/>91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聚興股份有限公司" calcext:value-type="string">
            <text:p><text:s/>聚興股份有限公司 </text:p>
          </table:table-cell>
          <table:table-cell/>
          <table:table-cell table:style-name="ce193"/>
          <table:table-cell office:value-type="string" calcext:value-type="string">
            <text:p>春3/14簽</text:p>
          </table:table-cell>
          <table:table-cell office:value-type="string" calcext:value-type="string">
            <text:p>3/17請示單</text:p>
          </table:table-cell>
          <table:table-cell office:value-type="string" calcext:value-type="string">
            <text:p>5.1付款</text:p>
          </table:table-cell>
          <table:table-cell table:number-columns-repeated="1009"/>
        </table:table-row>
        <table:table-row table:style-name="ro8">
          <table:table-cell/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東光里飲水機設備" calcext:value-type="string">
            <text:p><text:s/>東光里飲水機設備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80" calcext:value-type="float">
            <text:p><text:s/>8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信義區公所" calcext:value-type="string">
            <text:p><text:s/>信義區公所 </text:p>
          </table:table-cell>
          <table:table-cell table:style-name="ce89"/>
          <table:table-cell table:style-name="ce181"/>
          <table:table-cell office:value-type="string" calcext:value-type="string">
            <text:p>101.3.13--1010024976</text:p>
          </table:table-cell>
          <table:table-cell office:value-type="string" calcext:value-type="string">
            <text:p>101.3.12基信民1010002268</text:p>
          </table:table-cell>
          <table:table-cell office:value-type="string" calcext:value-type="string">
            <text:p>傑3/簽</text:p>
          </table:table-cell>
          <table:table-cell office:value-type="string" calcext:value-type="string">
            <text:p>3/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建國里里民活動中心購置行動式卡拉OK設備」" calcext:value-type="string">
            <text:p><text:s/>中正區公所「建國里里民活動中心購置行動式卡拉OK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office:annotation draw:style-name="gr119" draw:text-style-name="P2" svg:width="32.14mm" svg:height="21.14mm" svg:x="162.36mm" svg:y="809.04mm" draw:caption-point-x="-22.27mm" draw:caption-point-y="24.95mm">
              <dc:date>2017-03-14T00:00:00</dc:date>
              <text:p text:style-name="P1"><text:span text:style-name="T1">YSM:</text:span></text:p>
              <text:p text:style-name="P1"><text:span text:style-name="T2">148828</text:span></text:p>
            </office:annotation>
            <text:p><text:s/>100 </text:p>
          </table:table-cell>
          <table:table-cell table:style-name="ce181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16--1010026562</text:p>
          </table:table-cell>
          <table:table-cell office:value-type="string" calcext:value-type="string">
            <text:p>101.3.14基中民1010002520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鍊4/2請示單</text:p>
          </table:table-cell>
          <table:table-cell table:number-columns-repeated="1010"/>
        </table:table-row>
        <table:table-row table:style-name="ro8">
          <table:table-cell/>
          <table:table-cell table:style-name="ce181" office:value-type="string" office:string-value="陳東財、陳江山" calcext:value-type="string">
            <text:p><text:s/>陳東財、陳江山 </text:p>
          </table:table-cell>
          <table:table-cell table:style-name="ce186" office:value-type="string" office:string-value="銘傳國中「籃球架板附灌籃籃球框」" calcext:value-type="string">
            <text:p><text:s/>銘傳國中「籃球架板附灌籃籃球框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128" calcext:value-type="float">
            <office:annotation draw:style-name="gr119" draw:text-style-name="P2" svg:width="32.14mm" svg:height="21.14mm" svg:x="162.36mm" svg:y="821.74mm" draw:caption-point-x="-22.27mm" draw:caption-point-y="24.95mm">
              <dc:date>2017-03-14T00:00:00</dc:date>
              <text:p text:style-name="P1"><text:span text:style-name="T1">YSM:</text:span></text:p>
              <text:p text:style-name="P1"><text:span text:style-name="T2">1279194</text:span></text:p>
            </office:annotation>
            <text:p><text:s/>128 </text:p>
          </table:table-cell>
          <table:table-cell table:style-name="ce181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陳盈全03.19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A14-2</text:p>
          </table:table-cell>
          <table:table-cell table:style-name="ce181" office:value-type="string" office:string-value="張芳麗" calcext:value-type="string">
            <text:p><text:s/>張芳麗 </text:p>
          </table:table-cell>
          <table:table-cell table:style-name="ce186" office:value-type="string" office:string-value="仁愛區公所「德厚里里民活動中心購置冷氣機、卡拉OK視聽設備」" calcext:value-type="string">
            <text:p><text:s/>仁愛區公所「德厚里里民活動中心購置冷氣機、卡拉OK視聽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200" calcext:value-type="float">
            <text:p><text:s/>200 </text:p>
          </table:table-cell>
          <table:table-cell table:style-name="ce181" office:value-type="float" office:value="198" calcext:value-type="float">
            <text:p><text:s/>198 </text:p>
          </table:table-cell>
          <table:table-cell table:style-name="ce181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03.19--1010027275</text:p>
          </table:table-cell>
          <table:table-cell office:value-type="string" calcext:value-type="string">
            <text:p>101.3.19基仁民1010002414</text:p>
          </table:table-cell>
          <table:table-cell office:value-type="string" calcext:value-type="string">
            <text:p>彥3/21簽</text:p>
          </table:table-cell>
          <table:table-cell office:value-type="string" calcext:value-type="string">
            <text:p>彥3/請示單</text:p>
          </table:table-cell>
          <table:table-cell office:value-type="string" calcext:value-type="string">
            <text:p>5.11付款</text:p>
          </table:table-cell>
          <table:table-cell table:number-columns-repeated="1009"/>
        </table:table-row>
        <table:table-row table:style-name="ro24">
          <table:table-cell/>
          <table:table-cell table:style-name="ce181" office:value-type="string" office:string-value="陳志成" calcext:value-type="string">
            <text:p><text:s/>陳志成 </text:p>
          </table:table-cell>
          <table:table-cell table:style-name="ce185" office:value-type="string" office:string-value="基隆市警察局「第四分局購置辦公室設備」（桌上型電腦、顯示器、外接硬碟及傳真機等）" calcext:value-type="string">
            <text:p><text:s/>基隆市警察局「第四分局購置辦公室設備」（桌上型電腦、顯示器、外接硬碟及傳真機等）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94" calcext:value-type="float">
            <office:annotation draw:style-name="gr120" draw:text-style-name="P2" svg:width="31.92mm" svg:height="102.71mm" svg:x="171.56mm" svg:y="904.77mm" draw:caption-point-x="-31.47mm" draw:caption-point-y="-27.3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4206</text:span><text:span text:style-name="T2">元</text:span></text:p>
            </office:annotation>
            <text:p><text:s/>94 </text:p>
          </table:table-cell>
          <table:table-cell table:style-name="ce89" office:value-type="float" office:value="28" calcext:value-type="float">
            <office:annotation draw:style-name="gr121" draw:text-style-name="P2" svg:width="31.38mm" svg:height="102.71mm" svg:x="206.44mm" svg:y="904.77mm" draw:caption-point-x="-44.94mm" draw:caption-point-y="-27.3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8500</text:span><text:span text:style-name="T2">元</text:span></text:p>
            </office:annotation>
            <text:p><text:s/>28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9" office:value-type="string" office:string-value="大方傢俱行" calcext:value-type="string">
            <text:p><text:s/>大方傢俱行 </text:p>
          </table:table-cell>
          <table:table-cell office:value-type="string" calcext:value-type="string">
            <text:p>101.03.20--1010028004</text:p>
          </table:table-cell>
          <table:table-cell office:value-type="string" calcext:value-type="string">
            <text:p>101.3.16基警後1010003410</text:p>
          </table:table-cell>
          <table:table-cell office:value-type="string" calcext:value-type="string">
            <text:p>春3/21簽</text:p>
          </table:table-cell>
          <table:table-cell office:value-type="string" calcext:value-type="string">
            <text:p>春3/00請示單</text:p>
          </table:table-cell>
          <table:table-cell table:number-columns-repeated="1010"/>
        </table:table-row>
        <table:table-row table:style-name="ro29">
          <table:table-cell/>
          <table:table-cell table:style-name="ce164" office:value-type="string" office:string-value="高辜惠珍" calcext:value-type="string">
            <text:p><text:s/>高辜惠珍 </text:p>
          </table:table-cell>
          <table:table-cell table:style-name="ce185" office:value-type="string" office:string-value="基隆市警察局「第三分局購置辦公室設備（三人座沙發等）」" calcext:value-type="string">
            <text:p><text:s/>基隆市警察局「第三分局購置辦公室設備（三人座沙發等）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181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92" table:number-columns-repeated="2"/>
          <table:table-cell office:value-type="string" calcext:value-type="string">
            <text:p>101.03.20--1010028003</text:p>
          </table:table-cell>
          <table:table-cell office:value-type="string" calcext:value-type="string">
            <text:p>101.3.16基警後1010003409</text:p>
          </table:table-cell>
          <table:table-cell office:value-type="string" calcext:value-type="string">
            <text:p>波3/23簽</text:p>
          </table:table-cell>
          <table:table-cell office:value-type="string" calcext:value-type="string">
            <text:p>波3/00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砂子里里民活動中心購置視聽設備」" calcext:value-type="string">
            <text:p><text:s/>中正區公所「砂子里里民活動中心購置視聽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>
            <office:annotation draw:style-name="gr122" draw:text-style-name="P2" svg:width="31.9mm" svg:height="1.64mm" svg:x="189.5mm" svg:y="909.01mm" draw:caption-point-x="-28mm" draw:caption-point-y="8.0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/>
          <table:table-cell office:value-type="string" calcext:value-type="string">
            <text:p>101.03.20--1010028005</text:p>
          </table:table-cell>
          <table:table-cell office:value-type="string" calcext:value-type="string">
            <text:p>101.3.19基中民1010002635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鍊4/2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鄭林清良" calcext:value-type="string">
            <text:p><text:s/>鄭林清良 </text:p>
          </table:table-cell>
          <table:table-cell table:style-name="ce186" office:value-type="string" office:string-value="西定國小「活動中心照明改善工程」" calcext:value-type="string">
            <text:p><text:s/>西定國小「活動中心照明改善工程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3" calcext:value-type="float">
            <text:p><text:s/>93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沈連勝3.21</text:p>
          </table:table-cell>
          <table:table-cell table:number-columns-repeated="1013"/>
        </table:table-row>
        <table:table-row table:style-name="ro8">
          <table:table-cell/>
          <table:table-cell table:style-name="ce181" office:value-type="string" office:string-value="韓良圻" calcext:value-type="string">
            <text:p><text:s/>韓良圻 </text:p>
          </table:table-cell>
          <table:table-cell table:style-name="ce186" office:value-type="string" office:string-value="信義區公所「孝忠里里民活動中心購置卡拉OK音響設備" calcext:value-type="string">
            <text:p><text:s/>信義區公所「孝忠里里民活動中心購置卡拉OK音響設備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8" office:value-type="float" office:value="100" calcext:value-type="float">
            <office:annotation draw:style-name="gr123" draw:text-style-name="P2" svg:width="32.14mm" svg:height="54.52mm" svg:x="162.36mm" svg:y="916.98mm" draw:caption-point-x="-22.27mm" draw:caption-point-y="25.49mm">
              <dc:date>2017-03-14T00:00:00</dc:date>
              <text:p text:style-name="P1"><text:span text:style-name="T1">YSM:</text:span></text:p>
              <text:p text:style-name="P1"><text:span text:style-name="T2">99900</text:span></text:p>
            </office:annotation>
            <text:p><text:s/>100 </text:p>
          </table:table-cell>
          <table:table-cell table:style-name="ce181"/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信義區公所" calcext:value-type="string">
            <text:p><text:s/>信義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181"/>
          <table:table-cell office:value-type="string" calcext:value-type="string">
            <text:p>101.3.22--1010028665</text:p>
          </table:table-cell>
          <table:table-cell office:value-type="string" calcext:value-type="string">
            <text:p>101.3.20基信民1010002639</text:p>
          </table:table-cell>
          <table:table-cell office:value-type="string" calcext:value-type="string">
            <text:p>傑3/23簽</text:p>
          </table:table-cell>
          <table:table-cell office:value-type="string" calcext:value-type="string">
            <text:p>3/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6-1</text:p>
          </table:table-cell>
          <table:table-cell table:style-name="ce181" office:value-type="string" office:string-value="朱瑞祥" calcext:value-type="string">
            <text:p><text:s/>朱瑞祥 </text:p>
          </table:table-cell>
          <table:table-cell table:style-name="ce185" office:value-type="string" office:string-value="華興國小「101年度改善資訊教學設備」" calcext:value-type="string">
            <text:p><text:s/>華興國小「101年度改善資訊教學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985" calcext:value-type="float">
            <office:annotation draw:style-name="gr124" draw:text-style-name="P2" svg:width="31.92mm" svg:height="96.82mm" svg:x="171.56mm" svg:y="916.98mm" draw:caption-point-x="-31.47mm" draw:caption-point-y="38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4530</text:span><text:span text:style-name="T2">元</text:span></text:p>
            </office:annotation>
            <text:p><text:s/>985 </text:p>
          </table:table-cell>
          <table:table-cell table:style-name="ce89" office:value-type="float" office:value="980" calcext:value-type="float">
            <office:annotation draw:style-name="gr125" draw:text-style-name="P2" svg:width="31.87mm" svg:height="96.82mm" svg:x="206.44mm" svg:y="916.98mm" draw:caption-point-x="-44.94mm" draw:caption-point-y="38.1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0000</text:span><text:span text:style-name="T2">元</text:span></text:p>
            </office:annotation>
            <text:p><text:s/>9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教育處" calcext:value-type="string">
            <text:p><text:s/>教育處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89" office:value-type="string" office:string-value="學言系統科技有限公司" calcext:value-type="string">
            <text:p><text:s/>學言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22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6/4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蘇財發" calcext:value-type="string">
            <text:p><text:s/>蘇財發 </text:p>
          </table:table-cell>
          <table:table-cell table:style-name="ce185" office:value-type="string" office:string-value="七堵區公所「泰安里購置電視等設備」" calcext:value-type="string">
            <text:p><text:s/>七堵區公所「泰安里購置電視等設備」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100" calcext:value-type="float">
            <text:p><text:s/>10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七堵區公所" calcext:value-type="string">
            <text:p><text:s/>七堵區公所 </text:p>
          </table:table-cell>
          <table:table-cell table:style-name="ce89" table:number-columns-repeated="2"/>
          <table:table-cell office:value-type="string" calcext:value-type="string">
            <text:p>101.03.15--1010026081</text:p>
          </table:table-cell>
          <table:table-cell office:value-type="string" calcext:value-type="string">
            <text:p>101.3.15基七民1010002931</text:p>
          </table:table-cell>
          <table:table-cell office:value-type="string" calcext:value-type="string">
            <text:p>波3/23簽</text:p>
          </table:table-cell>
          <table:table-cell office:value-type="string" calcext:value-type="string">
            <text:p>波3/00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19-4</text:p>
          </table:table-cell>
          <table:table-cell table:style-name="ce164" office:value-type="string" office:string-value="鄭林清良" calcext:value-type="string">
            <text:p><text:s/>鄭林清良 </text:p>
          </table:table-cell>
          <table:table-cell table:style-name="ce186" office:value-type="string" office:string-value="安樂區公所「六合里購置擴音器及塑木椅設備」" calcext:value-type="string">
            <text:p><text:s/>安樂區公所「六合里購置擴音器及塑木椅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95" calcext:value-type="float">
            <office:annotation draw:style-name="gr86" draw:text-style-name="P2" svg:width="32.14mm" svg:height="20.88mm" svg:x="162.36mm" svg:y="936.03mm" draw:caption-point-x="-22.27mm" draw:caption-point-y="44.54mm">
              <dc:date>2017-03-14T00:00:00</dc:date>
              <text:p text:style-name="P1"><text:span text:style-name="T1">YSM:</text:span></text:p>
              <text:p text:style-name="P1"><text:span text:style-name="T2">95400</text:span></text:p>
            </office:annotation>
            <text:p><text:s/>95 </text:p>
          </table:table-cell>
          <table:table-cell table:style-name="ce89" office:value-type="float" office:value="94" calcext:value-type="float">
            <text:p><text:s/>94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9" office:value-type="string" office:string-value="璟瀚科技有限公司" calcext:value-type="string">
            <text:p><text:s/>璟瀚科技有限公司 </text:p>
          </table:table-cell>
          <table:table-cell office:value-type="string" calcext:value-type="string">
            <text:p>101.03.15--1010026031</text:p>
          </table:table-cell>
          <table:table-cell office:value-type="string" calcext:value-type="string">
            <text:p>101.3.16基安民1010003080</text:p>
          </table:table-cell>
          <table:table-cell office:value-type="string" calcext:value-type="string">
            <text:p>春3/19簽</text:p>
          </table:table-cell>
          <table:table-cell office:value-type="string" calcext:value-type="string">
            <text:p>春3/23請示單</text:p>
          </table:table-cell>
          <table:table-cell office:value-type="string" calcext:value-type="string">
            <text:p>6.4付款</text:p>
          </table:table-cell>
          <table:table-cell table:number-columns-repeated="1009"/>
        </table:table-row>
        <table:table-row table:style-name="ro23">
          <table:table-cell/>
          <table:table-cell table:style-name="ce164" office:value-type="string" office:string-value="鄭林清良" calcext:value-type="string">
            <text:p><text:s/>鄭林清良 </text:p>
          </table:table-cell>
          <table:table-cell table:style-name="ce185" office:value-type="string" office:string-value="基隆市警察局「第四分局購置辦公室設備」（GPRS衛星追蹤器及沙發椅等）" calcext:value-type="string">
            <text:p><text:s/>基隆市警察局「第四分局購置辦公室設備」（GPRS衛星追蹤器及沙發椅等）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91" calcext:value-type="float">
            <text:p><text:s/>91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 table:number-columns-repeated="2"/>
          <table:table-cell office:value-type="string" calcext:value-type="string">
            <text:p>101.03.23--1010029085</text:p>
          </table:table-cell>
          <table:table-cell office:value-type="string" calcext:value-type="string">
            <text:p>101.3.21基安民1010003583</text:p>
          </table:table-cell>
          <table:table-cell office:value-type="string" calcext:value-type="string">
            <text:p>春3/26簽</text:p>
          </table:table-cell>
          <table:table-cell office:value-type="string" calcext:value-type="string">
            <text:p>春3/23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13-4</text:p>
          </table:table-cell>
          <table:table-cell table:style-name="ce181" office:value-type="string" office:string-value="莊榮欽" calcext:value-type="string">
            <text:p><text:s/>莊榮欽 </text:p>
          </table:table-cell>
          <table:table-cell table:style-name="ce186" office:value-type="string" office:string-value="消防局救災指揮科購置冷氣機" calcext:value-type="string">
            <text:p><text:s/>消防局救災指揮科購置冷氣機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100" calcext:value-type="float">
            <office:annotation draw:style-name="gr126" draw:text-style-name="P2" svg:width="32.14mm" svg:height="21.18mm" svg:x="143.94mm" svg:y="1011.96mm" draw:caption-point-x="-3.85mm" draw:caption-point-y="0.1mm">
              <dc:date>2017-03-14T00:00:00</dc:date>
              <text:p text:style-name="P1"><text:span text:style-name="T1">YSM:</text:span></text:p>
              <text:p text:style-name="P1"><text:span text:style-name="T2">17325</text:span></text:p>
            </office:annotation>
            <text:p><text:s/>100 </text:p>
          </table:table-cell>
          <table:table-cell table:style-name="ce181" office:value-type="float" office:value="100" calcext:value-type="float">
            <text:p><text:s/>10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消防局" calcext:value-type="string">
            <text:p><text:s/>基隆市消防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1.3.6--1010021987</text:p>
          </table:table-cell>
          <table:table-cell office:value-type="string" calcext:value-type="string">
            <text:p>101.3.5基消行壹1010001976</text:p>
          </table:table-cell>
          <table:table-cell office:value-type="string" calcext:value-type="string">
            <text:p>彥3/28簽</text:p>
          </table:table-cell>
          <table:table-cell office:value-type="string" calcext:value-type="string">
            <text:p>4/2請示單</text:p>
          </table:table-cell>
          <table:table-cell office:value-type="string" calcext:value-type="string">
            <text:p>5.17付款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15-4</text:p>
          </table:table-cell>
          <table:table-cell table:style-name="ce164" office:value-type="string" office:string-value="張錦煌" calcext:value-type="string">
            <text:p><text:s/>張錦煌 </text:p>
          </table:table-cell>
          <table:table-cell table:style-name="ce185" office:value-type="string" office:string-value="東信國小「101年育英樓兩側樓梯間整修工程」" calcext:value-type="string">
            <text:p><text:s/>東信國小「101年育英樓兩側樓梯間整修工程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9" office:value-type="float" office:value="99" calcext:value-type="float">
            <office:annotation draw:style-name="gr127" draw:text-style-name="P2" svg:width="32.14mm" svg:height="41.55mm" svg:x="162.36mm" svg:y="974.13mm" draw:caption-point-x="-22.27mm" draw:caption-point-y="50.63mm">
              <dc:date>2017-03-14T00:00:00</dc:date>
              <text:p text:style-name="P1"><text:span text:style-name="T1">YSM:</text:span></text:p>
              <text:p text:style-name="P1"><text:span text:style-name="T2">98700</text:span></text:p>
            </office:annotation>
            <text:p><text:s/>99 </text:p>
          </table:table-cell>
          <table:table-cell table:style-name="ce89"/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table:number-columns-repeated="2"/>
          <table:table-cell office:value-type="string" calcext:value-type="string">
            <text:p>謝秀芬</text:p>
          </table:table-cell>
          <table:table-cell office:value-type="string" calcext:value-type="string">
            <text:p>國教科3/27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A17-2</text:p>
          </table:table-cell>
          <table:table-cell table:style-name="ce181" office:value-type="string" office:string-value="揚石城" calcext:value-type="string">
            <text:p><text:s/>揚石城 </text:p>
          </table:table-cell>
          <table:table-cell table:style-name="ce185" office:value-type="string" office:string-value="德和國小「飲水機購置更新」" calcext:value-type="string">
            <text:p><text:s/>德和國小「飲水機購置更新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180" calcext:value-type="float">
            <office:annotation draw:style-name="gr128" draw:text-style-name="P2" svg:width="31.64mm" svg:height="28.85mm" svg:x="162.36mm" svg:y="986.83mm" draw:caption-point-x="-22.27mm" draw:caption-point-y="50.6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80,000</text:span><text:span text:style-name="T2">元</text:span></text:p>
            </office:annotation>
            <text:p><text:s/>180 </text:p>
          </table:table-cell>
          <table:table-cell table:style-name="ce89" office:value-type="float" office:value="180" calcext:value-type="float">
            <office:annotation draw:style-name="gr129" draw:text-style-name="P2" svg:width="31.9mm" svg:height="28.85mm" svg:x="189.5mm" svg:y="986.83mm" draw:caption-point-x="-28mm" draw:caption-point-y="50.6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75327</text:span><text:span text:style-name="T2">元</text:span></text:p>
            </office:annotation>
            <text:p><text:s/>18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賀眾企業股份有限公司" calcext:value-type="string">
            <text:p><text:s/>賀眾企業股份有限公司 </text:p>
          </table:table-cell>
          <table:table-cell office:value-type="string" calcext:value-type="string">
            <text:p>王信琪</text:p>
          </table:table-cell>
          <table:table-cell office:value-type="string" calcext:value-type="string">
            <text:p>體健科3/27</text:p>
          </table:table-cell>
          <table:table-cell/>
          <table:table-cell office:value-type="string" calcext:value-type="string">
            <text:p>6/1請示單</text:p>
          </table:table-cell>
          <table:table-cell table:number-columns-repeated="1010"/>
        </table:table-row>
        <table:table-row table:style-name="ro12">
          <table:table-cell/>
          <table:table-cell table:style-name="ce181" office:value-type="string" office:string-value="蘇仁和" calcext:value-type="string">
            <text:p><text:s/>蘇仁和 </text:p>
          </table:table-cell>
          <table:table-cell table:style-name="ce185" office:value-type="string" office:string-value="基隆市警察局「第三分局購置辦公室設備」（電腦等）" calcext:value-type="string">
            <text:p><text:s/>基隆市警察局「第三分局購置辦公室設備」（電腦等） </text:p>
          </table:table-cell>
          <table:table-cell table:style-name="ce89" office:value-type="string" office:string-value="七堵區" calcext:value-type="string">
            <text:p><text:s/>七堵區 </text:p>
          </table:table-cell>
          <table:table-cell table:style-name="ce89" office:value-type="float" office:value="145" calcext:value-type="float">
            <office:annotation draw:style-name="gr130" draw:text-style-name="P2" svg:width="32.14mm" svg:height="38.36mm" svg:x="162.36mm" svg:y="1036.02mm" draw:caption-point-x="-22.27mm" draw:caption-point-y="14.14mm">
              <dc:date>2017-03-14T00:00:00</dc:date>
              <text:p text:style-name="P1"><text:span text:style-name="T1">C220823942:</text:span></text:p>
              <text:p text:style-name="P1"><text:span text:style-name="T2">144562</text:span></text:p>
            </office:annotation>
            <text:p><text:s/>145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/>
          <table:table-cell table:style-name="ce181"/>
          <table:table-cell office:value-type="string" calcext:value-type="string">
            <text:p>101.03.28--1010031304</text:p>
          </table:table-cell>
          <table:table-cell office:value-type="string" calcext:value-type="string">
            <text:p>101.3.27基警後1010003692</text:p>
          </table:table-cell>
          <table:table-cell office:value-type="string" calcext:value-type="string">
            <text:p>波3/29簽</text:p>
          </table:table-cell>
          <table:table-cell office:value-type="string" calcext:value-type="string">
            <text:p>波4/6請示單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A5-1</text:p>
          </table:table-cell>
          <table:table-cell table:style-name="ce164" office:value-type="string" office:string-value="呂美玲" calcext:value-type="string">
            <text:p><text:s/>呂美玲 </text:p>
          </table:table-cell>
          <table:table-cell table:style-name="ce185" office:value-type="string" office:string-value="仙洞國小「快樂樓鋼架屋頂整修工程」" calcext:value-type="string">
            <text:p><text:s/>仙洞國小「快樂樓鋼架屋頂整修工程」 </text:p>
          </table:table-cell>
          <table:table-cell table:style-name="ce89" office:value-type="string" office:string-value="中山區" calcext:value-type="string">
            <text:p><text:s/>中山區 </text:p>
          </table:table-cell>
          <table:table-cell table:style-name="ce89" office:value-type="float" office:value="300" calcext:value-type="float">
            <text:p><text:s/>300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181"/>
          <table:table-cell office:value-type="string" calcext:value-type="string">
            <text:p>謝秀芬</text:p>
          </table:table-cell>
          <table:table-cell office:value-type="string" calcext:value-type="string">
            <text:p>國教科3/30</text:p>
          </table:table-cell>
          <table:table-cell/>
          <table:table-cell office:value-type="string" calcext:value-type="string">
            <text:p>鍊4/23預算書--簽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A8-2</text:p>
          </table:table-cell>
          <table:table-cell table:style-name="ce164" office:value-type="string" office:string-value="張漢土" calcext:value-type="string">
            <text:p><text:s/>張漢土 </text:p>
          </table:table-cell>
          <table:table-cell table:style-name="ce185" office:value-type="string" office:string-value="月眉國小「101年改善資訊教學設備」" calcext:value-type="string">
            <text:p><text:s/>月眉國小「101年改善資訊教學設備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9" office:value-type="float" office:value="1144" calcext:value-type="float">
            <text:p><text:s/>1,144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181"/>
          <table:table-cell office:value-type="string" calcext:value-type="string">
            <text:p>謝秀芬</text:p>
          </table:table-cell>
          <table:table-cell office:value-type="string" calcext:value-type="string">
            <text:p>國教科3/30</text:p>
          </table:table-cell>
          <table:table-cell office:value-type="string" calcext:value-type="string">
            <text:p>國教科5/21--傑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4-3</text:p>
          </table:table-cell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正砂里里民活動中心購置飲水機設備」" calcext:value-type="string">
            <text:p><text:s/>中正區公所「正砂里里民活動中心購置飲水機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35" calcext:value-type="float">
            <text:p><text:s/>35 </text:p>
          </table:table-cell>
          <table:table-cell table:style-name="ce88" office:value-type="float" office:value="34" calcext:value-type="float">
            <office:annotation draw:style-name="gr131" draw:text-style-name="P2" svg:width="31.9mm" svg:height="44.45mm" svg:x="189.5mm" svg:y="1104.83mm" draw:caption-point-x="-28mm" draw:caption-point-y="0.0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  <text:p><text:s/>34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164" office:value-type="string" office:string-value="小額採購" calcext:value-type="string">
            <text:p><text:s/>小額採購 </text:p>
          </table:table-cell>
          <table:table-cell table:style-name="ce164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101.03.26--1010030043</text:p>
          </table:table-cell>
          <table:table-cell office:value-type="string" calcext:value-type="string">
            <text:p>101.3.23基中民1010002871</text:p>
          </table:table-cell>
          <table:table-cell office:value-type="string" calcext:value-type="string">
            <text:p>鍊3/27簽</text:p>
          </table:table-cell>
          <table:table-cell office:value-type="string" calcext:value-type="string">
            <text:p>鍊4/2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12-1</text:p>
          </table:table-cell>
          <table:table-cell table:style-name="ce164" office:value-type="string" office:string-value="游祥耀" calcext:value-type="string">
            <text:p><text:s/>游祥耀 </text:p>
          </table:table-cell>
          <table:table-cell table:style-name="ce186" office:value-type="string" office:string-value="仁愛國小「充實校園安全維護系統」" calcext:value-type="string">
            <text:p><text:s/>仁愛國小「充實校園安全維護系統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1200" calcext:value-type="float">
            <text:p><text:s/>1,2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4/2</text:p>
          </table:table-cell>
          <table:table-cell table:number-columns-repeated="1012"/>
        </table:table-row>
        <table:table-row table:style-name="ro8">
          <table:table-cell/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中船里辦公處購置字幕機設備」" calcext:value-type="string">
            <text:p><text:s/>中正區公所「中船里辦公處購置字幕機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>
            <office:annotation draw:style-name="gr132" draw:text-style-name="P2" svg:width="31.9mm" svg:height="16.91mm" svg:x="189.5mm" svg:y="1119.12mm" draw:caption-point-x="-28mm" draw:caption-point-y="11.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/>
          <table:table-cell office:value-type="string" calcext:value-type="string">
            <text:p>101.03.30--1010032184</text:p>
          </table:table-cell>
          <table:table-cell office:value-type="string" calcext:value-type="string">
            <text:p>101.3.30基中民1010003168</text:p>
          </table:table-cell>
          <table:table-cell office:value-type="string" calcext:value-type="string">
            <text:p>鍊4/3簽</text:p>
          </table:table-cell>
          <table:table-cell office:value-type="string" calcext:value-type="string">
            <text:p>鍊4/11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5-2</text:p>
          </table:table-cell>
          <table:table-cell table:style-name="ce164" office:value-type="string" office:string-value="呂美玲" calcext:value-type="string">
            <text:p><text:s/>呂美玲 </text:p>
          </table:table-cell>
          <table:table-cell table:style-name="ce185" office:value-type="string" office:string-value="基隆市警察局「第二分局信六路派出所廳舍整修工程」" calcext:value-type="string">
            <text:p><text:s/>基隆市警察局「第二分局信六路派出所廳舍整修工程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office:annotation draw:style-name="gr126" draw:text-style-name="P2" svg:width="32.14mm" svg:height="21.18mm" svg:x="162.36mm" svg:y="1131.82mm" draw:caption-point-x="-22.27mm" draw:caption-point-y="11.2mm">
              <dc:date>2017-03-14T00:00:00</dc:date>
              <text:p text:style-name="P1"><text:span text:style-name="T1">C220823942:</text:span></text:p>
              <text:p text:style-name="P1"><text:span text:style-name="T2">99653</text:span></text:p>
            </office:annotation>
            <text:p><text:s/>100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 office:value-type="string" office:string-value="乾泰豐營造有限公司" calcext:value-type="string">
            <text:p><text:s/>乾泰豐營造有限公司 </text:p>
          </table:table-cell>
          <table:table-cell office:value-type="string" calcext:value-type="string">
            <text:p>101.03.28--1010031306</text:p>
          </table:table-cell>
          <table:table-cell office:value-type="string" calcext:value-type="string">
            <text:p>101.3.27基警後1010003718</text:p>
          </table:table-cell>
          <table:table-cell office:value-type="string" calcext:value-type="string">
            <text:p>鍊4/3簽</text:p>
          </table:table-cell>
          <table:table-cell office:value-type="string" calcext:value-type="string">
            <text:p>鍊4/請示單</text:p>
          </table:table-cell>
          <table:table-cell office:value-type="string" calcext:value-type="string">
            <text:p>6.7付款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20-1</text:p>
          </table:table-cell>
          <table:table-cell table:style-name="ce164" office:value-type="string" office:string-value="沈義傳、洪森永" calcext:value-type="string">
            <text:p><text:s/>沈義傳、洪森永 </text:p>
          </table:table-cell>
          <table:table-cell table:style-name="ce185" office:value-type="string" office:string-value="西定國小「建置多媒體數位教學平台」" calcext:value-type="string">
            <text:p><text:s/>西定國小「建置多媒體數位教學平台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1602" calcext:value-type="float">
            <text:p><text:s/>1,602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李蕙君</text:p>
          </table:table-cell>
          <table:table-cell office:value-type="string" calcext:value-type="string">
            <text:p>國教科7/5</text:p>
          </table:table-cell>
          <table:table-cell office:value-type="string" calcext:value-type="string">
            <text:p>春7/6簽</text:p>
          </table:table-cell>
          <table:table-cell table:number-columns-repeated="1011"/>
        </table:table-row>
        <table:table-row table:style-name="ro8">
          <table:table-cell/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平寮里辦公處購置桌上型電腦設備」" calcext:value-type="string">
            <text:p><text:s/>中正區公所「平寮里辦公處購置桌上型電腦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>
            <office:annotation draw:style-name="gr133" draw:text-style-name="P2" svg:width="31.9mm" svg:height="22.23mm" svg:x="189.5mm" svg:y="1160.39mm" draw:caption-point-x="-28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8" office:value-type="string" office:string-value="小額採購" calcext:value-type="string">
            <text:p><text:s/>小額採購 </text:p>
          </table:table-cell>
          <table:table-cell table:style-name="ce88"/>
          <table:table-cell office:value-type="string" calcext:value-type="string">
            <text:p>101.04.03--1010033133</text:p>
          </table:table-cell>
          <table:table-cell office:value-type="string" calcext:value-type="string">
            <text:p>101.4.2基中民1010003213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鍊4/請示單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NO16</text:p>
          </table:table-cell>
          <table:table-cell table:style-name="ce164" office:value-type="string" office:string-value="何淑萍" calcext:value-type="string">
            <text:p><text:s/>何淑萍 </text:p>
          </table:table-cell>
          <table:table-cell table:style-name="ce186" office:value-type="string" office:string-value="信義區禮儀里內零星工程" calcext:value-type="string">
            <text:p><text:s/>信義區禮儀里內零星工程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2120" calcext:value-type="float">
            <office:annotation draw:style-name="gr113" draw:text-style-name="P2" svg:width="32.14mm" svg:height="20.64mm" svg:x="162.36mm" svg:y="1173.09mm" draw:caption-point-x="-22.27mm" draw:caption-point-y="8.03mm">
              <dc:date>2017-03-14T00:00:00</dc:date>
              <text:p text:style-name="P1"><text:span text:style-name="T1">C220823942:</text:span></text:p>
              <text:p text:style-name="P1"><text:span text:style-name="T2">2119713</text:span></text:p>
            </office:annotation>
            <text:p><text:s/>2,120 </text:p>
          </table:table-cell>
          <table:table-cell table:style-name="ce88" office:value-type="float" office:value="1920" calcext:value-type="float">
            <text:p><text:s/>1,92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 office:value-type="string" office:string-value="鴻泰體育工程有限公司" calcext:value-type="string">
            <text:p><text:s/>鴻泰體育工程有限公司 </text:p>
          </table:table-cell>
          <table:table-cell office:value-type="string" calcext:value-type="string">
            <text:p>傑4/9簽</text:p>
          </table:table-cell>
          <table:table-cell table:number-columns-repeated="2"/>
          <table:table-cell office:value-type="string" calcext:value-type="string">
            <text:p>6/14請示單</text:p>
          </table:table-cell>
          <table:table-cell office:value-type="string" calcext:value-type="string">
            <text:p>6.18付款</text:p>
          </table:table-cell>
          <table:table-cell table:number-columns-repeated="1009"/>
        </table:table-row>
        <table:table-row table:style-name="ro8">
          <table:table-cell/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社寮里辦公處購置飲水機設備」" calcext:value-type="string">
            <text:p><text:s/>中正區公所「社寮里辦公處購置飲水機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35" calcext:value-type="float">
            <text:p><text:s/>35 </text:p>
          </table:table-cell>
          <table:table-cell table:style-name="ce88">
            <office:annotation draw:style-name="gr133" draw:text-style-name="P2" svg:width="31.9mm" svg:height="22.23mm" svg:x="189.5mm" svg:y="1185.79mm" draw:caption-point-x="-28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8" table:number-columns-repeated="2"/>
          <table:table-cell/>
          <table:table-cell office:value-type="string" calcext:value-type="string">
            <text:p>101.4.5基中民1010003327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鍊4/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基隆市警察局「第二分局安瀾橋派出所購置飲水機設備」" calcext:value-type="string">
            <text:p><text:s/>基隆市警察局「第二分局安瀾橋派出所購置飲水機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35" calcext:value-type="float">
            <text:p><text:s/>35 </text:p>
          </table:table-cell>
          <table:table-cell table:style-name="ce88" office:value-type="float" office:value="35" calcext:value-type="float">
            <office:annotation draw:style-name="gr133" draw:text-style-name="P2" svg:width="31.9mm" svg:height="22.23mm" svg:x="189.5mm" svg:y="1198.49mm" draw:caption-point-x="-28mm" draw:caption-point-y="8.0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  <text:p><text:s/>35 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88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101.04.10--1010035811</text:p>
          </table:table-cell>
          <table:table-cell office:value-type="string" calcext:value-type="string">
            <text:p>101.4.9基警後1010003884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鍊4/請示單</text:p>
          </table:table-cell>
          <table:table-cell office:value-type="string" calcext:value-type="string">
            <text:p>6.20付款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NO18</text:p>
          </table:table-cell>
          <table:table-cell table:style-name="ce164" office:value-type="string" office:string-value="呂美玲" calcext:value-type="string">
            <text:p><text:s/>呂美玲 </text:p>
          </table:table-cell>
          <table:table-cell table:style-name="ce186" office:value-type="string" office:string-value="信義國小「101年度創新樓三樓右側廁所修繕」" calcext:value-type="string">
            <text:p><text:s/>信義國小「101年度創新樓三樓右側廁所修繕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983" calcext:value-type="float">
            <office:annotation draw:style-name="gr29" draw:text-style-name="P2" svg:width="31.88mm" svg:height="20.89mm" svg:x="143.94mm" svg:y="1216.5mm" draw:caption-point-x="-3.85mm" draw:caption-point-y="2.72mm">
              <dc:date>2017-03-14T00:00:00</dc:date>
              <text:p text:style-name="P1"><text:span text:style-name="T1">C220823942:</text:span></text:p>
              <text:p text:style-name="P1"><text:span text:style-name="T2">983358</text:span></text:p>
            </office:annotation>
            <text:p><text:s/>983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謝秀芬</text:p>
          </table:table-cell>
          <table:table-cell office:value-type="string" calcext:value-type="string">
            <text:p>國教科4/30</text:p>
          </table:table-cell>
          <table:table-cell office:value-type="string" calcext:value-type="string">
            <text:p>鍊5/2簽</text:p>
          </table:table-cell>
          <table:table-cell table:style-name="ce178" office:value-type="string" calcext:value-type="string">
            <text:p>國教科6/18</text:p>
          </table:table-cell>
          <table:table-cell table:style-name="ce178" office:value-type="string" calcext:value-type="string">
            <text:p>鍊6/28簽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23-1</text:p>
          </table:table-cell>
          <table:table-cell table:style-name="ce164" office:value-type="string" office:string-value="蔡適應" calcext:value-type="string">
            <text:p><text:s/>蔡適應 </text:p>
          </table:table-cell>
          <table:table-cell table:style-name="ce186" office:value-type="string" office:string-value="成功國小「校園安全維護系統」" calcext:value-type="string">
            <text:p><text:s/>成功國小「校園安全維護系統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637" calcext:value-type="float">
            <office:annotation draw:style-name="gr134" draw:text-style-name="P2" svg:width="32.14mm" svg:height="39.16mm" svg:x="162.36mm" svg:y="1223.89mm" draw:caption-point-x="-22.27mm" draw:caption-point-y="8.03mm">
              <dc:date>2017-03-14T00:00:00</dc:date>
              <text:p text:style-name="P1"><text:span text:style-name="T1">C220823942:</text:span></text:p>
              <text:p text:style-name="P1"><text:span text:style-name="T2">637453</text:span></text:p>
            </office:annotation>
            <text:p><text:s/>637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李蕙君</text:p>
          </table:table-cell>
          <table:table-cell office:value-type="string" calcext:value-type="string">
            <text:p>國教科4/6</text:p>
          </table:table-cell>
          <table:table-cell office:value-type="string" calcext:value-type="string">
            <text:p>春4/13簽</text:p>
          </table:table-cell>
          <table:table-cell table:number-columns-repeated="1011"/>
        </table:table-row>
        <table:table-row table:style-name="ro34">
          <table:table-cell/>
          <table:table-cell table:style-name="ce164" office:value-type="string" office:string-value="張芳麗" calcext:value-type="string">
            <text:p><text:s/>張芳麗 </text:p>
          </table:table-cell>
          <table:table-cell table:style-name="ce186" office:value-type="string" office:string-value="仁愛區公所「德厚里里民活動中心購置會議桌及飲水機設備」" calcext:value-type="string">
            <text:p><text:s/>仁愛區公所「德厚里里民活動中心購置會議桌及飲水機設備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/>
          <table:table-cell table:style-name="ce181" office:value-type="string" office:string-value="零星工程" calcext:value-type="string">
            <text:p><text:s/>零星工程 </text:p>
          </table:table-cell>
          <table:table-cell table:style-name="ce89" office:value-type="string" office:string-value="仁愛區公所" calcext:value-type="string">
            <text:p><text:s/>仁愛區公所 </text:p>
          </table:table-cell>
          <table:table-cell table:style-name="ce88" table:number-columns-repeated="2"/>
          <table:table-cell office:value-type="string" calcext:value-type="string">
            <text:p>101.04.13--1010037375</text:p>
          </table:table-cell>
          <table:table-cell office:value-type="string" calcext:value-type="string">
            <text:p>101.4.12基仁民1010003422</text:p>
          </table:table-cell>
          <table:table-cell office:value-type="string" calcext:value-type="string">
            <text:p>彥4/13簽</text:p>
          </table:table-cell>
          <table:table-cell office:value-type="string" calcext:value-type="string">
            <text:p>彥4/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藍敏煌" calcext:value-type="string">
            <text:p><text:s/>藍敏煌 </text:p>
          </table:table-cell>
          <table:table-cell table:style-name="ce186" office:value-type="string" office:string-value="中正區公所「信義里辦公處購置字幕機設備」" calcext:value-type="string">
            <text:p><text:s/>中正區公所「信義里辦公處購置字幕機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100" calcext:value-type="float">
            <text:p><text:s/>100 </text:p>
          </table:table-cell>
          <table:table-cell table:style-name="ce88"/>
          <table:table-cell table:style-name="ce88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8" table:number-columns-repeated="2"/>
          <table:table-cell office:value-type="string" calcext:value-type="string">
            <text:p>101.04.11--1010036082</text:p>
          </table:table-cell>
          <table:table-cell office:value-type="string" calcext:value-type="string">
            <text:p>101.4.10基中民1010003542</text:p>
          </table:table-cell>
          <table:table-cell office:value-type="string" calcext:value-type="string">
            <text:p>鍊4/13簽</text:p>
          </table:table-cell>
          <table:table-cell office:value-type="string" calcext:value-type="string">
            <text:p>鍊4/請示單</text:p>
          </table:table-cell>
          <table:table-cell table:number-columns-repeated="1010"/>
        </table:table-row>
        <table:table-row table:style-name="ro8">
          <table:table-cell/>
          <table:table-cell table:style-name="ce164" office:value-type="string" office:string-value="詹春陽、蔡適應" calcext:value-type="string">
            <text:p><text:s/>詹春陽、蔡適應 </text:p>
          </table:table-cell>
          <table:table-cell table:style-name="ce186" office:value-type="string" office:string-value="成功國小「數位公務宣導隨選模組」" calcext:value-type="string">
            <text:p><text:s/>成功國小「數位公務宣導隨選模組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1539" calcext:value-type="float">
            <office:annotation draw:style-name="gr135" draw:text-style-name="P2" svg:width="32.14mm" svg:height="47.38mm" svg:x="162.36mm" svg:y="1263.05mm" draw:caption-point-x="-22.27mm" draw:caption-point-y="12.8mm">
              <dc:date>2017-03-14T00:00:00</dc:date>
              <text:p text:style-name="P1"><text:span text:style-name="T1">C220823942:</text:span></text:p>
              <text:p text:style-name="P1"><text:span text:style-name="T2">1538775</text:span></text:p>
            </office:annotation>
            <text:p><text:s/>1,539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李蕙君</text:p>
          </table:table-cell>
          <table:table-cell office:value-type="string" calcext:value-type="string">
            <text:p>國教科4/6</text:p>
          </table:table-cell>
          <table:table-cell office:value-type="string" calcext:value-type="string">
            <text:p>鍊4/13簽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A18-2</text:p>
          </table:table-cell>
          <table:table-cell table:style-name="ce164" office:value-type="string" office:string-value="宋瑋莉、施世明" calcext:value-type="string">
            <text:p><text:s/>宋瑋莉、施世明 </text:p>
          </table:table-cell>
          <table:table-cell table:style-name="ce186" office:value-type="string" office:string-value="中華國小「英語學習網站架設及相關設備採購」" calcext:value-type="string">
            <text:p><text:s/>中華國小「英語學習網站架設及相關設備採購」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1660" calcext:value-type="float">
            <text:p><text:s/>1,66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謝秀芬</text:p>
          </table:table-cell>
          <table:table-cell office:value-type="string" calcext:value-type="string">
            <text:p>國教科4/9</text:p>
          </table:table-cell>
          <table:table-cell office:value-type="string" calcext:value-type="string">
            <text:p>傑4/16簽6.11再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A17-3</text:p>
          </table:table-cell>
          <table:table-cell table:style-name="ce164" office:value-type="string" office:string-value="楊石城、張錦煌" calcext:value-type="string">
            <text:p><text:s/>楊石城、張錦煌 </text:p>
          </table:table-cell>
          <table:table-cell table:style-name="ce186" office:value-type="string" office:string-value="德和國小「數位公務宣導隨選模組」" calcext:value-type="string">
            <text:p><text:s/>德和國小「數位公務宣導隨選模組」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1600" calcext:value-type="float">
            <text:p><text:s/>1,6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謝秀芬</text:p>
          </table:table-cell>
          <table:table-cell office:value-type="string" calcext:value-type="string">
            <text:p>國教科4/9</text:p>
          </table:table-cell>
          <table:table-cell office:value-type="string" calcext:value-type="string">
            <text:p>傑4/16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B23-3</text:p>
          </table:table-cell>
          <table:table-cell table:style-name="ce164" office:value-type="string" office:string-value="蔡適應" calcext:value-type="string">
            <text:p><text:s/>蔡適應 </text:p>
          </table:table-cell>
          <table:table-cell table:style-name="ce186" office:value-type="string" office:string-value="西定國小活動中心室內粉刷油漆工程" calcext:value-type="string">
            <text:p><text:s/>西定國小活動中心室內粉刷油漆工程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9" calcext:value-type="float">
            <office:annotation draw:style-name="gr113" draw:text-style-name="P2" svg:width="32.14mm" svg:height="20.64mm" svg:x="162.36mm" svg:y="1305.91mm" draw:caption-point-x="-22.27mm" draw:caption-point-y="8.04mm">
              <dc:date>2017-03-14T00:00:00</dc:date>
              <text:p text:style-name="P1"><text:span text:style-name="T1">C220823942:</text:span></text:p>
              <text:p text:style-name="P1"><text:span text:style-name="T2">98521</text:span></text:p>
            </office:annotation>
            <text:p><text:s/>99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8" table:number-columns-repeated="2"/>
          <table:table-cell office:value-type="string" calcext:value-type="string">
            <text:p>李蕙君</text:p>
          </table:table-cell>
          <table:table-cell office:value-type="string" calcext:value-type="string">
            <text:p>國教科4/11</text:p>
          </table:table-cell>
          <table:table-cell office:value-type="string" calcext:value-type="string">
            <text:p>春4/16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B8-3</text:p>
          </table:table-cell>
          <table:table-cell table:style-name="ce164" office:value-type="string" office:string-value="張漢土" calcext:value-type="string">
            <text:p><text:s/>張漢土 </text:p>
          </table:table-cell>
          <table:table-cell table:style-name="ce186" office:value-type="string" office:string-value="西定國小「機車棚改善工程」" calcext:value-type="string">
            <text:p><text:s/>西定國小「機車棚改善工程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4/13</text:p>
          </table:table-cell>
          <table:table-cell office:value-type="string" calcext:value-type="string">
            <text:p>傑4/17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A16-1</text:p>
          </table:table-cell>
          <table:table-cell table:style-name="ce164" office:value-type="string" office:string-value="施世明" calcext:value-type="string">
            <text:p><text:s/>施世明 </text:p>
          </table:table-cell>
          <table:table-cell table:style-name="ce186" office:value-type="string" office:string-value="仙洞國小「101年度增購桌球運動器材」" calcext:value-type="string">
            <text:p><text:s/>仙洞國小「101年度增購桌球運動器材」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87" calcext:value-type="float">
            <text:p><text:s/>87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88"/>
          <table:table-cell office:value-type="string" calcext:value-type="string">
            <text:p>謝秀芬</text:p>
          </table:table-cell>
          <table:table-cell office:value-type="string" calcext:value-type="string">
            <text:p>國教科4/13</text:p>
          </table:table-cell>
          <table:table-cell office:value-type="string" calcext:value-type="string">
            <text:p>傑4/17簽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A19-2</text:p>
          </table:table-cell>
          <table:table-cell table:style-name="ce164" office:value-type="string" office:string-value="鄭林清良" calcext:value-type="string">
            <text:p><text:s/>鄭林清良 </text:p>
          </table:table-cell>
          <table:table-cell table:style-name="ce186" office:value-type="string" office:string-value="安樂區公所「四維里購置電腦等設備」" calcext:value-type="string">
            <text:p><text:s/>安樂區公所「四維里購置電腦等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72" calcext:value-type="float">
            <office:annotation draw:style-name="gr136" draw:text-style-name="P2" svg:width="32.14mm" svg:height="20.89mm" svg:x="143.94mm" svg:y="1349.32mm" draw:caption-point-x="-3.85mm" draw:caption-point-y="2.73mm">
              <dc:date>2017-03-14T00:00:00</dc:date>
              <text:p text:style-name="P1"><text:span text:style-name="T1">YSM:</text:span></text:p>
              <text:p text:style-name="P1"><text:span text:style-name="T2">95400</text:span></text:p>
            </office:annotation>
            <text:p><text:s/>72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181" office:value-type="string" office:string-value="陽金資訊股份有限公司" calcext:value-type="string">
            <text:p><text:s/>陽金資訊股份有限公司 </text:p>
          </table:table-cell>
          <table:table-cell table:number-columns-repeated="4"/>
          <table:table-cell table:style-name="ce178" office:value-type="string" calcext:value-type="string">
            <text:p>5.18付款</text:p>
          </table:table-cell>
          <table:table-cell table:number-columns-repeated="1009"/>
        </table:table-row>
        <table:table-row table:style-name="ro8">
          <table:table-cell table:style-name="ce180" office:value-type="string" calcext:value-type="string">
            <text:p>A2-1</text:p>
          </table:table-cell>
          <table:table-cell table:style-name="ce164" office:value-type="string" office:string-value="謝守男 " calcext:value-type="string">
            <text:p><text:s/>謝守男 <text:s/></text:p>
          </table:table-cell>
          <table:table-cell table:style-name="ce186" office:value-type="string" office:string-value="中山區西康里內零星工程" calcext:value-type="string">
            <text:p><text:s/>中山區西康里內零星工程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2113" calcext:value-type="float">
            <office:annotation draw:style-name="gr137" draw:text-style-name="P2" svg:width="32.14mm" svg:height="36.32mm" svg:x="162.36mm" svg:y="1356.71mm" draw:caption-point-x="-22.27mm" draw:caption-point-y="8.04mm">
              <dc:date>2017-03-14T00:00:00</dc:date>
              <text:p text:style-name="P1"><text:span text:style-name="T1">C220823942:</text:span></text:p>
              <text:p text:style-name="P1"><text:span text:style-name="T2">2112531</text:span></text:p>
            </office:annotation>
            <text:p><text:s/>2,113 </text:p>
          </table:table-cell>
          <table:table-cell table:style-name="ce88" office:value-type="float" office:value="1944" calcext:value-type="float">
            <text:p><text:s/>1,944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 office:value-type="string" office:string-value="中鼎體育工程有限公司" calcext:value-type="string">
            <text:p><text:s/>中鼎體育工程有限公司 </text:p>
          </table:table-cell>
          <table:table-cell office:value-type="string" calcext:value-type="string">
            <text:p>傑4/17簽</text:p>
          </table:table-cell>
          <table:table-cell office:value-type="string" calcext:value-type="string">
            <text:p>06.01訂約</text:p>
          </table:table-cell>
          <table:table-cell/>
          <table:table-cell office:value-type="string" calcext:value-type="string">
            <text:p>7/6請示單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21-1</text:p>
          </table:table-cell>
          <table:table-cell table:style-name="ce182" office:value-type="string" calcext:value-type="string">
            <text:p>秦鉦</text:p>
          </table:table-cell>
          <table:table-cell table:style-name="ce185" office:value-type="string" office:string-value="建德國「游泳池冷改溫工程」" calcext:value-type="string">
            <text:p><text:s/>建德國「游泳池冷改溫工程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7" office:value-type="float" office:value="1000" calcext:value-type="float">
            <text:p>1000</text:p>
          </table:table-cell>
          <table:table-cell table:style-name="ce106" office:value-type="float" office:value="1000" calcext:value-type="float">
            <office:annotation draw:style-name="gr138" draw:text-style-name="P2" svg:width="31.9mm" svg:height="23.62mm" svg:x="189.5mm" svg:y="1369.41mm" draw:caption-point-x="-28mm" draw:caption-point-y="8.04mm">
              <dc:date>2017-03-14T00:00:00</dc:date>
              <text:p text:style-name="P1"><text:span text:style-name="T1">YSM:</text:span></text:p>
              <text:p text:style-name="P1"><text:span text:style-name="T2">99960</text:span></text:p>
            </office:annotation>
            <text:p>1000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189"/>
          <table:table-cell office:value-type="string" calcext:value-type="string">
            <text:p>謝少正</text:p>
          </table:table-cell>
          <table:table-cell office:value-type="string" calcext:value-type="string">
            <text:p>體健科4/9</text:p>
          </table:table-cell>
          <table:table-cell office:value-type="string" calcext:value-type="string">
            <text:p>春4/18簽</text:p>
          </table:table-cell>
          <table:table-cell table:style-name="ce178" office:value-type="string" calcext:value-type="string">
            <text:p>4.11付款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B29-1</text:p>
          </table:table-cell>
          <table:table-cell table:style-name="ce182" office:value-type="string" calcext:value-type="string">
            <text:p>張耿輝</text:p>
          </table:table-cell>
          <table:table-cell table:style-name="ce185" office:value-type="string" office:string-value="七堵國小「101年度活動中心3-4樓廁所漏水修繕工程」" calcext:value-type="string">
            <text:p><text:s/>七堵國小「101年度活動中心3-4樓廁所漏水修繕工程」 </text:p>
          </table:table-cell>
          <table:table-cell table:style-name="ce88" office:value-type="string" office:string-value="七堵區" calcext:value-type="string">
            <text:p><text:s/>七堵區 </text:p>
          </table:table-cell>
          <table:table-cell table:style-name="ce87" office:value-type="float" office:value="97" calcext:value-type="float">
            <text:p>97</text:p>
          </table:table-cell>
          <table:table-cell table:style-name="ce106" office:value-type="float" office:value="92" calcext:value-type="float">
            <text:p>92</text:p>
          </table:table-cell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189" office:value-type="string" office:string-value="景揚消防水電工程行" calcext:value-type="string">
            <text:p><text:s/>景揚消防水電工程行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4/17</text:p>
          </table:table-cell>
          <table:table-cell office:value-type="string" calcext:value-type="string">
            <text:p>波4/19簽</text:p>
          </table:table-cell>
          <table:table-cell table:style-name="ce178" office:value-type="string" calcext:value-type="string">
            <text:p>7.3付款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27-2</text:p>
          </table:table-cell>
          <table:table-cell table:style-name="ce182" office:value-type="string" calcext:value-type="string">
            <text:p>鄭怡信</text:p>
          </table:table-cell>
          <table:table-cell table:style-name="ce185" office:value-type="string" office:string-value="中正國小「充實籃球場籃板籃框設備」" calcext:value-type="string">
            <text:p><text:s/>中正國小「充實籃球場籃板籃框設備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7" office:value-type="float" office:value="500" calcext:value-type="float">
            <office:annotation draw:style-name="gr139" draw:text-style-name="P2" svg:width="32.14mm" svg:height="18.32mm" svg:x="162.36mm" svg:y="1415.08mm" draw:caption-point-x="-22.27mm" draw:caption-point-y="-6.27mm">
              <dc:date>2017-03-14T00:00:00</dc:date>
              <text:p text:style-name="P1"><text:span text:style-name="T1">C220823942:</text:span></text:p>
              <text:p text:style-name="P1"><text:span text:style-name="T2">499855</text:span></text:p>
            </office:annotation>
            <text:p>500</text:p>
          </table:table-cell>
          <table:table-cell table:style-name="ce106"/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189"/>
          <table:table-cell office:value-type="string" calcext:value-type="string">
            <text:p>陳盈全</text:p>
          </table:table-cell>
          <table:table-cell office:value-type="string" calcext:value-type="string">
            <text:p>體健科4/9</text:p>
          </table:table-cell>
          <table:table-cell office:value-type="string" calcext:value-type="string">
            <text:p>波4/24簽</text:p>
          </table:table-cell>
          <table:table-cell table:number-columns-repeated="1011"/>
        </table:table-row>
        <table:table-row table:style-name="ro7">
          <table:table-cell/>
          <table:table-cell table:style-name="ce182" office:value-type="string" calcext:value-type="string">
            <text:p>蔡旺璉</text:p>
          </table:table-cell>
          <table:table-cell table:style-name="ce185" office:value-type="string" office:string-value="七堵區公所「正光里購置電腦設備」" calcext:value-type="string">
            <text:p><text:s/>七堵區公所「正光里購置電腦設備」 </text:p>
          </table:table-cell>
          <table:table-cell table:style-name="ce88" office:value-type="string" office:string-value="七堵區" calcext:value-type="string">
            <text:p><text:s/>七堵區 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/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七堵區公所" calcext:value-type="string">
            <text:p><text:s/>七堵區公所 </text:p>
          </table:table-cell>
          <table:table-cell table:style-name="ce89"/>
          <table:table-cell table:style-name="ce189"/>
          <table:table-cell office:value-type="string" calcext:value-type="string">
            <text:p>101.04.26--1010042176</text:p>
          </table:table-cell>
          <table:table-cell office:value-type="string" calcext:value-type="string">
            <text:p>101.4.25基七民1010004760</text:p>
          </table:table-cell>
          <table:table-cell office:value-type="string" calcext:value-type="string">
            <text:p>波4/26簽</text:p>
          </table:table-cell>
          <table:table-cell office:value-type="string" calcext:value-type="string">
            <text:p>波4/請示單</text:p>
          </table:table-cell>
          <table:table-cell table:number-columns-repeated="1010"/>
        </table:table-row>
        <table:table-row table:style-name="ro7">
          <table:table-cell/>
          <table:table-cell table:style-name="ce182" office:value-type="string" calcext:value-type="string">
            <text:p>莊錦田</text:p>
          </table:table-cell>
          <table:table-cell table:style-name="ce185" office:value-type="string" office:string-value="定邦里購置會議桌、塑膠椅、白板等設備設備" calcext:value-type="string">
            <text:p><text:s/>定邦里購置會議桌、塑膠椅、白板等設備設備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65" calcext:value-type="float">
            <office:annotation draw:style-name="gr140" draw:text-style-name="P2" svg:width="31.88mm" svg:height="37.98mm" svg:x="143.94mm" svg:y="1446.14mm" draw:caption-point-x="-3.85mm" draw:caption-point-y="-5.9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4700</text:span><text:span text:style-name="T2">元</text:span></text:p>
            </office:annotation>
            <text:p><text:s/>65 </text:p>
          </table:table-cell>
          <table:table-cell table:style-name="ce89">
            <office:annotation draw:style-name="gr141" draw:text-style-name="P2" svg:width="31.89mm" svg:height="37.98mm" svg:x="165.34mm" svg:y="1446.14mm" draw:caption-point-x="-3.84mm" draw:caption-point-y="-5.9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32579</text:span><text:span text:style-name="T2">元</text:span></text:p>
            </office:annotation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安樂區公所" calcext:value-type="string">
            <text:p><text:s/>安樂區公所 </text:p>
          </table:table-cell>
          <table:table-cell table:style-name="ce89"/>
          <table:table-cell table:style-name="ce189"/>
          <table:table-cell office:value-type="string" calcext:value-type="string">
            <text:p>101.04.24--1010041265</text:p>
          </table:table-cell>
          <table:table-cell office:value-type="string" calcext:value-type="string">
            <text:p>101.4.24基安民1010005014</text:p>
          </table:table-cell>
          <table:table-cell office:value-type="string" calcext:value-type="string">
            <text:p>春4/25簽</text:p>
          </table:table-cell>
          <table:table-cell office:value-type="string" calcext:value-type="string">
            <text:p>春4/30請示單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22-2</text:p>
          </table:table-cell>
          <table:table-cell table:style-name="ce182" office:value-type="string" calcext:value-type="string">
            <text:p>陳志成</text:p>
          </table:table-cell>
          <table:table-cell table:style-name="ce185" office:value-type="string" office:string-value="基隆市警察局「第四分局購置桌上型電腦、顯示器、冷風扇等設備」" calcext:value-type="string">
            <text:p><text:s/>基隆市警察局「第四分局購置桌上型電腦、顯示器、冷風扇等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95" calcext:value-type="float">
            <office:annotation draw:style-name="gr142" draw:text-style-name="P2" svg:width="31.88mm" svg:height="18.07mm" svg:x="143.94mm" svg:y="1461.82mm" draw:caption-point-x="-3.85mm" draw:caption-point-y="-5.97mm">
              <dc:date>2017-03-14T00:00:00</dc:date>
              <text:p text:style-name="P1"><text:span text:style-name="T1">C220823942:</text:span></text:p>
              <text:p text:style-name="P1"><text:span text:style-name="T2">95469</text:span></text:p>
            </office:annotation>
            <text:p><text:s/>95 </text:p>
          </table:table-cell>
          <table:table-cell table:style-name="ce89" office:value-type="float" office:value="77" calcext:value-type="float">
            <text:p><text:s/>77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181" office:value-type="string" office:string-value="共同供應契約" calcext:value-type="string">
            <text:p><text:s/>共同供應契約 </text:p>
          </table:table-cell>
          <table:table-cell table:style-name="ce189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1.04.25--1010042103</text:p>
          </table:table-cell>
          <table:table-cell office:value-type="string" calcext:value-type="string">
            <text:p>101.4.24基警後1010004295</text:p>
          </table:table-cell>
          <table:table-cell office:value-type="string" calcext:value-type="string">
            <text:p>春4/25簽</text:p>
          </table:table-cell>
          <table:table-cell office:value-type="string" calcext:value-type="string">
            <text:p>春3/00請示單</text:p>
          </table:table-cell>
          <table:table-cell table:style-name="ce178" office:value-type="string" calcext:value-type="string">
            <text:p>6.22付款</text:p>
          </table:table-cell>
          <table:table-cell table:number-columns-repeated="1009"/>
        </table:table-row>
        <table:table-row table:style-name="ro7">
          <table:table-cell/>
          <table:table-cell table:style-name="ce182" office:value-type="string" calcext:value-type="string">
            <text:p>莊錦田</text:p>
          </table:table-cell>
          <table:table-cell table:style-name="ce185" office:value-type="string" office:string-value="基隆市消防局「購置冷氣機、電腦及印表機滾筒組等設備」" calcext:value-type="string">
            <text:p><text:s/>基隆市消防局「購置冷氣機、電腦及印表機滾筒組等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9" office:value-type="float" office:value="299" calcext:value-type="float">
            <office:annotation draw:style-name="gr143" draw:text-style-name="P2" svg:width="31.88mm" svg:height="9.5mm" svg:x="143.94mm" svg:y="1474.62mm" draw:caption-point-x="-3.85mm" draw:caption-point-y="-3.09mm">
              <dc:date>2017-03-14T00:00:00</dc:date>
              <text:p text:style-name="P1"><text:span text:style-name="T1">C220823942:</text:span></text:p>
              <text:p text:style-name="P1"><text:span text:style-name="T2">298768</text:span></text:p>
            </office:annotation>
            <text:p><text:s/>299 </text:p>
          </table:table-cell>
          <table:table-cell table:style-name="ce89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消防局" calcext:value-type="string">
            <text:p><text:s/>基隆市消防局 </text:p>
          </table:table-cell>
          <table:table-cell table:style-name="ce89"/>
          <table:table-cell table:style-name="ce189"/>
          <table:table-cell office:value-type="string" calcext:value-type="string">
            <text:p>101.04.30--1010043469</text:p>
          </table:table-cell>
          <table:table-cell office:value-type="string" calcext:value-type="string">
            <text:p>101.4.27基消行壹1010003891</text:p>
          </table:table-cell>
          <table:table-cell office:value-type="string" calcext:value-type="string">
            <text:p>春5/2簽</text:p>
          </table:table-cell>
          <table:table-cell office:value-type="string" calcext:value-type="string">
            <text:p>春5/8請示單</text:p>
          </table:table-cell>
          <table:table-cell table:number-columns-repeated="1010"/>
        </table:table-row>
        <table:table-row table:style-name="ro8">
          <table:table-cell table:style-name="ce180" office:value-type="string" calcext:value-type="string">
            <text:p>A9-1</text:p>
          </table:table-cell>
          <table:table-cell table:style-name="ce164" office:value-type="string" office:string-value="陳東財、何淑萍、張芳麗、蔡旺璉" calcext:value-type="string">
            <text:p><text:s/>陳東財、何淑萍、張芳麗、蔡旺璉 </text:p>
          </table:table-cell>
          <table:table-cell table:style-name="ce186" office:value-type="string" office:string-value="中正國小「改善多元化教學環境設施工程」" calcext:value-type="string">
            <text:p><text:s/>中正國小「改善多元化教學環境設施工程」 </text:p>
          </table:table-cell>
          <table:table-cell table:style-name="ce88" office:value-type="string" office:string-value="中正區" calcext:value-type="string">
            <text:p><text:s/>中正區 </text:p>
          </table:table-cell>
          <table:table-cell table:style-name="ce88" office:value-type="float" office:value="4500" calcext:value-type="float">
            <text:p><text:s/>4,5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學務管理4/25</text:p>
          </table:table-cell>
          <table:table-cell office:value-type="string" calcext:value-type="string">
            <text:p>傑、波、彥5/2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64" office:value-type="string" office:string-value="呂美玲" calcext:value-type="string">
            <text:p><text:s/>呂美玲 </text:p>
          </table:table-cell>
          <table:table-cell table:style-name="ce186" office:value-type="string" office:string-value="基隆市警察局「第二分局信義派出所購置辦公室設備」" calcext:value-type="string">
            <text:p><text:s/>基隆市警察局「第二分局信義派出所購置辦公室設備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84" calcext:value-type="float">
            <text:p><text:s/>84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/>
          <table:table-cell table:style-name="ce88"/>
          <table:table-cell office:value-type="string" calcext:value-type="string">
            <text:p>101.04.25--1010042101</text:p>
          </table:table-cell>
          <table:table-cell office:value-type="string" calcext:value-type="string">
            <text:p>101.4.24基警後1010004644</text:p>
          </table:table-cell>
          <table:table-cell office:value-type="string" calcext:value-type="string">
            <text:p>鍊5/2簽</text:p>
          </table:table-cell>
          <table:table-cell office:value-type="string" calcext:value-type="string">
            <text:p>鍊5/9請示單</text:p>
          </table:table-cell>
          <table:table-cell table:number-columns-repeated="1010"/>
        </table:table-row>
        <table:table-row table:style-name="ro8">
          <table:table-cell table:style-name="ce180"/>
          <table:table-cell table:style-name="ce164" office:value-type="string" office:string-value="呂美玲" calcext:value-type="string">
            <text:p><text:s/>呂美玲 </text:p>
          </table:table-cell>
          <table:table-cell table:style-name="ce186" office:value-type="string" office:string-value="基隆市警察局「刑事警察大隊購置辦公室等設備」" calcext:value-type="string">
            <text:p><text:s/>基隆市警察局「刑事警察大隊購置辦公室等設備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40" calcext:value-type="float">
            <text:p><text:s/>4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/>
          <table:table-cell table:style-name="ce88"/>
          <table:table-cell office:value-type="string" calcext:value-type="string">
            <text:p>101.04.25--1010042102</text:p>
          </table:table-cell>
          <table:table-cell office:value-type="string" calcext:value-type="string">
            <text:p>101.4.24基警後1010063773</text:p>
          </table:table-cell>
          <table:table-cell office:value-type="string" calcext:value-type="string">
            <text:p>鍊5/2簽</text:p>
          </table:table-cell>
          <table:table-cell office:value-type="string" calcext:value-type="string">
            <text:p>鍊5/17請示單</text:p>
          </table:table-cell>
          <table:table-cell table:number-columns-repeated="1010"/>
        </table:table-row>
        <table:table-row table:style-name="ro8">
          <table:table-cell table:style-name="ce180"/>
          <table:table-cell table:style-name="ce164" office:value-type="string" office:string-value="蔡旺璉" calcext:value-type="string">
            <text:p><text:s/>蔡旺璉 </text:p>
          </table:table-cell>
          <table:table-cell table:style-name="ce186" office:value-type="string" office:string-value="百福國中「101年度購置國樂團樂器設備」" calcext:value-type="string">
            <text:p><text:s/>百福國中「101年度購置國樂團樂器設備」 </text:p>
          </table:table-cell>
          <table:table-cell table:style-name="ce88" office:value-type="string" office:string-value="七堵區" calcext:value-type="string">
            <text:p><text:s/>七堵區 </text:p>
          </table:table-cell>
          <table:table-cell table:style-name="ce88" office:value-type="float" office:value="800" calcext:value-type="float">
            <text:p><text:s/>8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劉靜如</text:p>
          </table:table-cell>
          <table:table-cell office:value-type="string" calcext:value-type="string">
            <text:p>社會教育科5/1</text:p>
          </table:table-cell>
          <table:table-cell office:value-type="string" calcext:value-type="string">
            <text:p>波5/2簽</text:p>
          </table:table-cell>
          <table:table-cell office:value-type="string" calcext:value-type="string">
            <text:p>5/請示單</text:p>
          </table:table-cell>
          <table:table-cell table:number-columns-repeated="1010"/>
        </table:table-row>
        <table:table-row table:style-name="ro8">
          <table:table-cell table:style-name="ce180" office:value-type="string" calcext:value-type="string">
            <text:p>A2-2</text:p>
          </table:table-cell>
          <table:table-cell table:style-name="ce164" office:value-type="string" office:string-value="謝守男" calcext:value-type="string">
            <text:p><text:s/>謝守男 </text:p>
          </table:table-cell>
          <table:table-cell table:style-name="ce186" office:value-type="string" office:string-value="隆聖國小「遊具改善工程」" calcext:value-type="string">
            <text:p><text:s/>隆聖國小「遊具改善工程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2000" calcext:value-type="float">
            <text:p><text:s/>2,0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王志華</text:p>
          </table:table-cell>
          <table:table-cell office:value-type="string" calcext:value-type="string">
            <text:p>學前教育科5/3</text:p>
          </table:table-cell>
          <table:table-cell office:value-type="string" calcext:value-type="string">
            <text:p>鍊5/8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64" office:value-type="string" office:string-value="沈義傳" calcext:value-type="string">
            <text:p><text:s/>沈義傳 </text:p>
          </table:table-cell>
          <table:table-cell table:style-name="ce186" office:value-type="string" office:string-value="基隆市警察局「第四分局購置冷氣機等辦公設備」" calcext:value-type="string">
            <text:p><text:s/>基隆市警察局「第四分局購置冷氣機等辦公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7" calcext:value-type="float">
            <text:p><text:s/>97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基隆市警察局" calcext:value-type="string">
            <text:p><text:s/>基隆市警察局 </text:p>
          </table:table-cell>
          <table:table-cell table:style-name="ce89"/>
          <table:table-cell table:style-name="ce88"/>
          <table:table-cell office:value-type="string" calcext:value-type="string">
            <text:p>翁5.7簽</text:p>
          </table:table-cell>
          <table:table-cell office:value-type="string" calcext:value-type="string">
            <text:p>5/15請示單</text:p>
          </table:table-cell>
          <table:table-cell table:number-columns-repeated="1012"/>
        </table:table-row>
        <table:table-row table:style-name="ro8">
          <table:table-cell table:style-name="ce180" office:value-type="string" calcext:value-type="string">
            <text:p>NO24</text:p>
          </table:table-cell>
          <table:table-cell table:style-name="ce164" office:value-type="string" office:string-value="鄭怡信、陳江山" calcext:value-type="string">
            <text:p><text:s/>鄭怡信、陳江山 </text:p>
          </table:table-cell>
          <table:table-cell table:style-name="ce186" office:value-type="string" office:string-value="碇內國小「改善教學環境及設備工程」" calcext:value-type="string">
            <text:p><text:s/>碇內國小「改善教學環境及設備工程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8" office:value-type="float" office:value="4900" calcext:value-type="float">
            <text:p><text:s/>4,9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5/4</text:p>
          </table:table-cell>
          <table:table-cell office:value-type="string" calcext:value-type="string">
            <text:p>波5/8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NO25</text:p>
          </table:table-cell>
          <table:table-cell table:style-name="ce164" office:value-type="string" office:string-value="張耿輝、鄭林清良" calcext:value-type="string">
            <text:p><text:s/>張耿輝、鄭林清良 </text:p>
          </table:table-cell>
          <table:table-cell table:style-name="ce186" office:value-type="string" office:string-value="銘傳國中「改善學習情境工程」" calcext:value-type="string">
            <text:p><text:s/>銘傳國中「改善學習情境工程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4950" calcext:value-type="float">
            <text:p><text:s/>4,95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5/4</text:p>
          </table:table-cell>
          <table:table-cell office:value-type="string" calcext:value-type="string">
            <text:p>波、春5/8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B22-2</text:p>
          </table:table-cell>
          <table:table-cell table:style-name="ce164" office:value-type="string" office:string-value="陳志成" calcext:value-type="string">
            <text:p><text:s/>陳志成 </text:p>
          </table:table-cell>
          <table:table-cell table:style-name="ce186" office:value-type="string" office:string-value="樂一里購置移動式無線擴音機、點歌機等設備" calcext:value-type="string">
            <text:p><text:s/>樂一里購置移動式無線擴音機、點歌機等設備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99" calcext:value-type="float">
            <text:p><text:s/>99 </text:p>
          </table:table-cell>
          <table:table-cell table:style-name="ce88" office:value-type="float" office:value="90" calcext:value-type="float">
            <text:p><text:s/>90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安樂區公所" calcext:value-type="string">
            <text:p><text:s/>安樂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8" office:value-type="string" office:string-value="瀚儒企業行" calcext:value-type="string">
            <text:p><text:s/>瀚儒企業行 </text:p>
          </table:table-cell>
          <table:table-cell table:number-columns-repeated="2"/>
          <table:table-cell office:value-type="string" calcext:value-type="string">
            <text:p>春5/8簽</text:p>
          </table:table-cell>
          <table:table-cell office:value-type="string" calcext:value-type="string">
            <text:p>5/11請示單</text:p>
          </table:table-cell>
          <table:table-cell table:style-name="ce178" office:value-type="string" calcext:value-type="string">
            <text:p>6.26付款</text:p>
          </table:table-cell>
          <table:table-cell table:number-columns-repeated="1009"/>
        </table:table-row>
        <table:table-row table:style-name="ro8">
          <table:table-cell table:style-name="ce180"/>
          <table:table-cell table:style-name="ce164" office:value-type="string" office:string-value="韓良圻" calcext:value-type="string">
            <text:p><text:s/>韓良圻 </text:p>
          </table:table-cell>
          <table:table-cell table:style-name="ce186" office:value-type="string" office:string-value="信義區義和、孝忠等二里內零星工程" calcext:value-type="string">
            <text:p><text:s/>信義區義和、孝忠等二里內零星工程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8" office:value-type="string" office:string-value="1819+100" calcext:value-type="string">
            <text:p><text:s/>1819+1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office:value-type="string" calcext:value-type="string">
            <text:p>傑5/11監造設計簽</text:p>
          </table:table-cell>
          <table:table-cell office:value-type="string" calcext:value-type="string">
            <text:p>傑7/2簽</text:p>
          </table:table-cell>
          <table:table-cell table:number-columns-repeated="1012"/>
        </table:table-row>
        <table:table-row table:style-name="ro8">
          <table:table-cell table:style-name="ce180" office:value-type="string" calcext:value-type="string">
            <text:p>B28-1</text:p>
          </table:table-cell>
          <table:table-cell table:style-name="ce181" office:value-type="string" office:string-value="陳江山" calcext:value-type="string">
            <text:p><text:s/>陳江山 </text:p>
          </table:table-cell>
          <table:table-cell table:style-name="ce186" office:value-type="string" office:string-value="暖江國小「校門口榕樹修剪」" calcext:value-type="string">
            <text:p><text:s/>暖江國小「校門口榕樹修剪」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王信琪</text:p>
          </table:table-cell>
          <table:table-cell office:value-type="string" calcext:value-type="string">
            <text:p>體育保健5/10</text:p>
          </table:table-cell>
          <table:table-cell office:value-type="string" calcext:value-type="string">
            <text:p>波5/15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81" office:value-type="string" office:string-value="鄭怡信" calcext:value-type="string">
            <text:p><text:s/>鄭怡信 </text:p>
          </table:table-cell>
          <table:table-cell table:style-name="ce186" office:value-type="string" office:string-value="暖暖街246巷簡易公園榕樹移植作業工程" calcext:value-type="string">
            <text:p><text:s/>暖暖街246巷簡易公園榕樹移植作業工程 </text:p>
          </table:table-cell>
          <table:table-cell table:style-name="ce89" office:value-type="string" office:string-value="暖暖區" calcext:value-type="string">
            <text:p><text:s/>暖暖區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暖暖區公所" calcext:value-type="string">
            <text:p><text:s/>暖暖區公所 </text:p>
          </table:table-cell>
          <table:table-cell table:style-name="ce89" office:value-type="string" office:string-value="小額採購" calcext:value-type="string">
            <text:p><text:s/>小額採購 </text:p>
          </table:table-cell>
          <table:table-cell table:style-name="ce88" office:value-type="string" office:string-value="展藝工程行" calcext:value-type="string">
            <text:p><text:s/>展藝工程行 </text:p>
          </table:table-cell>
          <table:table-cell table:number-columns-repeated="2"/>
          <table:table-cell office:value-type="string" calcext:value-type="string">
            <text:p>波5/9簽</text:p>
          </table:table-cell>
          <table:table-cell office:value-type="string" calcext:value-type="string">
            <text:p>6/2請示單</text:p>
          </table:table-cell>
          <table:table-cell table:style-name="ce178" office:value-type="string" calcext:value-type="string">
            <text:p>6.付款</text:p>
          </table:table-cell>
          <table:table-cell table:number-columns-repeated="1009"/>
        </table:table-row>
        <table:table-row table:style-name="ro8">
          <table:table-cell table:style-name="ce180"/>
          <table:table-cell table:style-name="ce181" office:value-type="string" office:string-value="陳志成" calcext:value-type="string">
            <text:p><text:s/>陳志成 </text:p>
          </table:table-cell>
          <table:table-cell table:style-name="ce186" office:value-type="string" office:string-value="安樂區崇德路82巷53至115號周邊巷道圍牆改善等工程" calcext:value-type="string">
            <text:p><text:s/>安樂區崇德路82巷53至115號周邊巷道圍牆改善等工程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887" calcext:value-type="float">
            <text:p><text:s/>887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office:value-type="string" calcext:value-type="string">
            <text:p>春5/15簽</text:p>
          </table:table-cell>
          <table:table-cell office:value-type="string" calcext:value-type="string">
            <text:p>春5/請示單</text:p>
          </table:table-cell>
          <table:table-cell table:number-columns-repeated="1012"/>
        </table:table-row>
        <table:table-row table:style-name="ro8">
          <table:table-cell table:style-name="ce180"/>
          <table:table-cell table:style-name="ce181" office:value-type="string" office:string-value="張錦煌" calcext:value-type="string">
            <text:p><text:s/>張錦煌 </text:p>
          </table:table-cell>
          <table:table-cell table:style-name="ce185" office:value-type="string" office:string-value="基隆市警察局「第四分局購置數位錄影等等設備」" calcext:value-type="string">
            <text:p><text:s/>基隆市警察局「第四分局購置數位錄影等等設備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86" calcext:value-type="float">
            <text:p><text:s/>86 </text:p>
          </table:table-cell>
          <table:table-cell table:style-name="ce88"/>
          <table:table-cell table:style-name="ce88" office:value-type="string" office:string-value="零星工程" calcext:value-type="string">
            <text:p><text:s/>零星工程 </text:p>
          </table:table-cell>
          <table:table-cell table:style-name="ce88" office:value-type="string" office:string-value="基隆市警察局" calcext:value-type="string">
            <text:p><text:s/>基隆市警察局 </text:p>
          </table:table-cell>
          <table:table-cell table:style-name="ce89"/>
          <table:table-cell table:style-name="ce88"/>
          <table:table-cell office:value-type="string" calcext:value-type="string">
            <text:p>101.05.17--1010050168</text:p>
          </table:table-cell>
          <table:table-cell office:value-type="string" calcext:value-type="string">
            <text:p>101.5.16基警後1010005426</text:p>
          </table:table-cell>
          <table:table-cell office:value-type="string" calcext:value-type="string">
            <text:p>傑5/18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81" office:value-type="string" office:string-value="楊石城" calcext:value-type="string">
            <text:p><text:s/>楊石城 </text:p>
          </table:table-cell>
          <table:table-cell table:style-name="ce185" office:value-type="string" office:string-value="中山區「中興、太白、協和等三里內零星工程」" calcext:value-type="string">
            <text:p><text:s/>中山區「中興、太白、協和等三里內零星工程」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769" calcext:value-type="float">
            <text:p><text:s/>769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table:number-columns-repeated="2"/>
          <table:table-cell office:value-type="string" calcext:value-type="string">
            <text:p>傑5/22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B28-2</text:p>
          </table:table-cell>
          <table:table-cell table:style-name="ce181" office:value-type="string" office:string-value="陳江山" calcext:value-type="string">
            <text:p><text:s/>陳江山 </text:p>
          </table:table-cell>
          <table:table-cell table:style-name="ce186" office:value-type="string" office:string-value="中正國小「戶外籃球場地面破洞補修工程」" calcext:value-type="string">
            <text:p><text:s/>中正國小「戶外籃球場地面破洞補修工程」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8" office:value-type="float" office:value="70" calcext:value-type="float">
            <text:p><text:s/>70 </text:p>
          </table:table-cell>
          <table:table-cell table:style-name="ce88" office:value-type="float" office:value="69" calcext:value-type="float">
            <text:p><text:s/>69 </text:p>
          </table:table-cell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5/22</text:p>
          </table:table-cell>
          <table:table-cell office:value-type="string" calcext:value-type="string">
            <text:p>波5/24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81" office:value-type="string" office:string-value="宋瑋莉" calcext:value-type="string">
            <text:p><text:s/>宋瑋莉 </text:p>
          </table:table-cell>
          <table:table-cell table:style-name="ce185" office:value-type="string" office:string-value="中山區「和慶里內零星工程」" calcext:value-type="string">
            <text:p><text:s/>中山區「和慶里內零星工程」 </text:p>
          </table:table-cell>
          <table:table-cell table:style-name="ce88" office:value-type="string" office:string-value="中山區" calcext:value-type="string">
            <text:p><text:s/>中山區 </text:p>
          </table:table-cell>
          <table:table-cell table:style-name="ce88" office:value-type="float" office:value="1056" calcext:value-type="float">
            <text:p><text:s/>1,056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office:value-type="string" calcext:value-type="string">
            <text:p>傑5/25簽</text:p>
          </table:table-cell>
          <table:table-cell table:number-columns-repeated="1013"/>
        </table:table-row>
        <table:table-row table:style-name="ro8">
          <table:table-cell table:style-name="ce180" office:value-type="string" calcext:value-type="string">
            <text:p>A3-7</text:p>
          </table:table-cell>
          <table:table-cell table:style-name="ce181" office:value-type="string" office:string-value="張耿輝、蘇財發" calcext:value-type="string">
            <text:p><text:s/>張耿輝、蘇財發 </text:p>
          </table:table-cell>
          <table:table-cell table:style-name="ce185" office:value-type="string" office:string-value="七堵國小「改善運動教學設備」" calcext:value-type="string">
            <text:p><text:s/>七堵國小「改善運動教學設備」 </text:p>
          </table:table-cell>
          <table:table-cell table:style-name="ce88" office:value-type="string" office:string-value="七堵區" calcext:value-type="string">
            <text:p><text:s/>七堵區 </text:p>
          </table:table-cell>
          <table:table-cell table:style-name="ce88" office:value-type="float" office:value="999" calcext:value-type="float">
            <text:p><text:s/>999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office:value-type="string" calcext:value-type="string">
            <text:p>陳盈全</text:p>
          </table:table-cell>
          <table:table-cell office:value-type="string" calcext:value-type="string">
            <text:p>體育保健5/24</text:p>
          </table:table-cell>
          <table:table-cell office:value-type="string" calcext:value-type="string">
            <text:p>波5/30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81" office:value-type="string" office:string-value="蘇財發" calcext:value-type="string">
            <text:p><text:s/>蘇財發 </text:p>
          </table:table-cell>
          <table:table-cell table:style-name="ce185" office:value-type="string" office:string-value="基隆市警察局「第四分局大武崙派出所購置活動字幕機」" calcext:value-type="string">
            <text:p><text:s/>基隆市警察局「第四分局大武崙派出所購置活動字幕機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table:number-columns-repeated="2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民政處" calcext:value-type="string">
            <text:p><text:s/>民政處 </text:p>
          </table:table-cell>
          <table:table-cell table:style-name="ce89"/>
          <table:table-cell table:style-name="ce88"/>
          <table:table-cell table:number-columns-repeated="2"/>
          <table:table-cell office:value-type="string" calcext:value-type="string">
            <text:p>波5/31簽</text:p>
          </table:table-cell>
          <table:table-cell table:number-columns-repeated="1011"/>
        </table:table-row>
        <table:table-row table:style-name="ro8">
          <table:table-cell table:style-name="ce180"/>
          <table:table-cell table:style-name="ce181" office:value-type="string" office:string-value="謝守男" calcext:value-type="string">
            <text:p><text:s/>謝守男 </text:p>
          </table:table-cell>
          <table:table-cell table:style-name="ce185" office:value-type="string" office:string-value="中正里中正路640巷增設LED字幕機等設備" calcext:value-type="string">
            <text:p><text:s/>中正里中正路640巷增設LED字幕機等設備 </text:p>
          </table:table-cell>
          <table:table-cell table:style-name="ce89" office:value-type="string" office:string-value="中正區" calcext:value-type="string">
            <text:p><text:s/>中正區 </text:p>
          </table:table-cell>
          <table:table-cell table:style-name="ce88" table:number-columns-repeated="2"/>
          <table:table-cell table:style-name="ce89" office:value-type="string" office:string-value="零星工程" calcext:value-type="string">
            <text:p><text:s/>零星工程 </text:p>
          </table:table-cell>
          <table:table-cell table:style-name="ce89" office:value-type="string" office:string-value="中正區公所" calcext:value-type="string">
            <text:p><text:s/>中正區公所 </text:p>
          </table:table-cell>
          <table:table-cell table:style-name="ce89"/>
          <table:table-cell table:style-name="ce88"/>
          <table:table-cell table:number-columns-repeated="2"/>
          <table:table-cell office:value-type="string" calcext:value-type="string">
            <text:p>鍊5/28簽</text:p>
          </table:table-cell>
          <table:table-cell office:value-type="string" calcext:value-type="string">
            <text:p>5/31請示單</text:p>
          </table:table-cell>
          <table:table-cell table:number-columns-repeated="1010"/>
        </table:table-row>
        <table:table-row table:style-name="ro8">
          <table:table-cell table:style-name="ce180"/>
          <table:table-cell table:style-name="ce181" office:value-type="string" office:string-value="陳東財" calcext:value-type="string">
            <text:p><text:s/>陳東財 </text:p>
          </table:table-cell>
          <table:table-cell table:style-name="ce185" office:value-type="string" office:string-value="仁愛國小「遊樂場場地安全維護」" calcext:value-type="string">
            <text:p><text:s/>仁愛國小「遊樂場場地安全維護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98" calcext:value-type="float">
            <text:p><text:s/>98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陳盈全</text:p>
          </table:table-cell>
          <table:table-cell office:value-type="string" calcext:value-type="string">
            <text:p>體育保健5/29</text:p>
          </table:table-cell>
          <table:table-cell office:value-type="string" calcext:value-type="string">
            <text:p>傑6/1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A7-4</text:p>
          </table:table-cell>
          <table:table-cell table:style-name="ce181" office:value-type="string" office:string-value="韓良圻" calcext:value-type="string">
            <text:p><text:s/>韓良圻 </text:p>
          </table:table-cell>
          <table:table-cell table:style-name="ce185" office:value-type="string" office:string-value="東信國小「飲水機購買」" calcext:value-type="string">
            <text:p><text:s/>東信國小「飲水機購買」 </text:p>
          </table:table-cell>
          <table:table-cell table:style-name="ce89" office:value-type="string" office:string-value="信義區" calcext:value-type="string">
            <text:p><text:s/>信義區 </text:p>
          </table:table-cell>
          <table:table-cell table:style-name="ce88" office:value-type="float" office:value="80" calcext:value-type="float">
            <text:p><text:s/>8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王信琪</text:p>
          </table:table-cell>
          <table:table-cell office:value-type="string" calcext:value-type="string">
            <text:p>體育保健6/12</text:p>
          </table:table-cell>
          <table:table-cell office:value-type="string" calcext:value-type="string">
            <text:p>傑6/14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A25-5</text:p>
          </table:table-cell>
          <table:table-cell table:style-name="ce183" office:value-type="string" office:string-value="陳志成、施世明、鄭林清良、莊錦田、洪森永" calcext:value-type="string">
            <text:p><text:s/>陳志成、施世明、鄭林清良、莊錦田、洪森永 </text:p>
          </table:table-cell>
          <table:table-cell table:style-name="ce185" office:value-type="string" office:string-value="安樂國小「英語學習網站架設及相關設備採購」" calcext:value-type="string">
            <text:p><text:s/>安樂國小「英語學習網站架設及相關設備採購」 </text:p>
          </table:table-cell>
          <table:table-cell table:style-name="ce88" office:value-type="string" office:string-value="安樂區" calcext:value-type="string">
            <text:p><text:s/>安樂區 </text:p>
          </table:table-cell>
          <table:table-cell table:style-name="ce88" office:value-type="float" office:value="2466" calcext:value-type="float">
            <text:p><text:s/>2,466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 office:value-type="string" office:string-value="公開招標" calcext:value-type="string">
            <text:p><text:s/>公開招標 </text:p>
          </table:table-cell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6/22</text:p>
          </table:table-cell>
          <table:table-cell office:value-type="string" calcext:value-type="string">
            <text:p>春6/27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A2-3</text:p>
          </table:table-cell>
          <table:table-cell table:style-name="ce164" office:value-type="string" office:string-value="謝守男" calcext:value-type="string">
            <text:p><text:s/>謝守男 </text:p>
          </table:table-cell>
          <table:table-cell table:style-name="ce186" office:value-type="string" office:string-value="深澳國小「101年增設資訊教學設備」" calcext:value-type="string">
            <text:p><text:s/>深澳國小「101年增設資訊教學設備」 </text:p>
          </table:table-cell>
          <table:table-cell table:style-name="ce88" office:value-type="string" office:string-value="信義區" calcext:value-type="string">
            <text:p><text:s/>信義區 </text:p>
          </table:table-cell>
          <table:table-cell table:style-name="ce88" office:value-type="float" office:value="500" calcext:value-type="float">
            <text:p><text:s/>5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謝秀芬</text:p>
          </table:table-cell>
          <table:table-cell office:value-type="string" calcext:value-type="string">
            <text:p>國教科6/26</text:p>
          </table:table-cell>
          <table:table-cell office:value-type="string" calcext:value-type="string">
            <text:p>鍊6/29簽</text:p>
          </table:table-cell>
          <table:table-cell table:number-columns-repeated="1011"/>
        </table:table-row>
        <table:table-row table:style-name="ro8">
          <table:table-cell table:style-name="ce180" office:value-type="string" calcext:value-type="string">
            <text:p>A12-1</text:p>
          </table:table-cell>
          <table:table-cell table:style-name="ce164" office:value-type="string" office:string-value="游祥耀" calcext:value-type="string">
            <text:p><text:s/>游祥耀 </text:p>
          </table:table-cell>
          <table:table-cell table:style-name="ce186" office:value-type="string" office:string-value="成功國小「101年活動中心舞臺整修工程」" calcext:value-type="string">
            <text:p><text:s/>成功國小「101年活動中心舞臺整修工程」 </text:p>
          </table:table-cell>
          <table:table-cell table:style-name="ce89" office:value-type="string" office:string-value="仁愛區" calcext:value-type="string">
            <text:p><text:s/>仁愛區 </text:p>
          </table:table-cell>
          <table:table-cell table:style-name="ce88" office:value-type="float" office:value="1800" calcext:value-type="float">
            <text:p><text:s/>1,800 </text:p>
          </table:table-cell>
          <table:table-cell table:style-name="ce88"/>
          <table:table-cell table:style-name="ce89" office:value-type="string" office:string-value="零星工程" calcext:value-type="string">
            <text:p><text:s/>零星工程 </text:p>
          </table:table-cell>
          <table:table-cell table:style-name="ce88" office:value-type="string" office:string-value="教育處" calcext:value-type="string">
            <text:p><text:s/>教育處 </text:p>
          </table:table-cell>
          <table:table-cell table:style-name="ce89"/>
          <table:table-cell table:style-name="ce88"/>
          <table:table-cell office:value-type="string" calcext:value-type="string">
            <text:p>李蕙君</text:p>
          </table:table-cell>
          <table:table-cell office:value-type="string" calcext:value-type="string">
            <text:p>國教科6/28</text:p>
          </table:table-cell>
          <table:table-cell office:value-type="string" calcext:value-type="string">
            <text:p>彥7/2簽</text:p>
          </table:table-cell>
          <table:table-cell table:number-columns-repeated="1011"/>
        </table:table-row>
        <table:table-row table:style-name="ro35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44" draw:text-style-name="P2" svg:width="31.92mm" svg:height="20.88mm" svg:x="171.56mm" svg:y="1765.48mm" draw:caption-point-x="-31.47mm" draw:caption-point-y="39.2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,048,078</text:span><text:span text:style-name="T2">元</text:span></text:p>
            </office:annotation>
          </table:table-cell>
          <table:table-cell table:style-name="ce89">
            <office:annotation draw:style-name="gr145" draw:text-style-name="P2" svg:width="31.87mm" svg:height="20.88mm" svg:x="206.44mm" svg:y="1765.48mm" draw:caption-point-x="-44.94mm" draw:caption-point-y="39.2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0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 table:number-columns-repeated="2"/>
          <table:table-cell table:style-name="ce89">
            <office:annotation draw:style-name="gr146" draw:text-style-name="P2" svg:width="31.87mm" svg:height="12.45mm" svg:x="206.44mm" svg:y="1779.22mm" draw:caption-point-x="-44.94mm" draw:caption-point-y="37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3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47" draw:text-style-name="P2" svg:width="31.92mm" svg:height="4.21mm" svg:x="171.56mm" svg:y="1791.92mm" draw:caption-point-x="-31.47mm" draw:caption-point-y="37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621</text:span><text:span text:style-name="T2">元</text:span></text:p>
            </office:annotation>
          </table:table-cell>
          <table:table-cell table:style-name="ce89">
            <office:annotation draw:style-name="gr148" draw:text-style-name="P2" svg:width="31.87mm" svg:height="4.21mm" svg:x="206.44mm" svg:y="1791.92mm" draw:caption-point-x="-44.94mm" draw:caption-point-y="37.9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6621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49" draw:text-style-name="P2" svg:width="31.92mm" svg:height="31.79mm" svg:x="171.56mm" svg:y="1796.13mm" draw:caption-point-x="-31.47mm" draw:caption-point-y="46.4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942</text:span><text:span text:style-name="T2">元</text:span></text:p>
            </office:annotation>
          </table:table-cell>
          <table:table-cell table:style-name="ce89">
            <office:annotation draw:style-name="gr150" draw:text-style-name="P2" svg:width="31.38mm" svg:height="31.49mm" svg:x="206.44mm" svg:y="1796.13mm" draw:caption-point-x="-44.94mm" draw:caption-point-y="46.4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942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151" draw:text-style-name="P2" svg:width="31.87mm" svg:height="33.37mm" svg:x="206.44mm" svg:y="1801.69mm" draw:caption-point-x="-44.94mm" draw:caption-point-y="53.5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319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152" draw:text-style-name="P2" svg:width="31.87mm" svg:height="42.9mm" svg:x="206.44mm" svg:y="1801.69mm" draw:caption-point-x="-44.94mm" draw:caption-point-y="66.2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00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/>
          <table:table-cell table:style-name="ce88">
            <office:annotation draw:style-name="gr153" draw:text-style-name="P2" svg:width="31.92mm" svg:height="35.45mm" svg:x="171.56mm" svg:y="1804.37mm" draw:caption-point-x="-31.47mm" draw:caption-point-y="76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98891</text:span></text:p>
            </office:annotation>
          </table:table-cell>
          <table:table-cell table:style-name="ce88">
            <office:annotation draw:style-name="gr154" draw:text-style-name="P2" svg:width="31.87mm" svg:height="35.45mm" svg:x="206.44mm" svg:y="1804.37mm" draw:caption-point-x="-44.94mm" draw:caption-point-y="76.2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8900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155" draw:text-style-name="P2" svg:width="31.87mm" svg:height="19.6mm" svg:x="206.44mm" svg:y="1817.0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9560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/>
          <table:table-cell table:style-name="ce88">
            <office:annotation draw:style-name="gr33" draw:text-style-name="P2" svg:width="31.92mm" svg:height="20.89mm" svg:x="171.56mm" svg:y="1829.75mm" draw:caption-point-x="-31.47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78968</text:span><text:span text:style-name="T2">元</text:span></text:p>
            </office:annotation>
          </table:table-cell>
          <table:table-cell table:style-name="ce88">
            <office:annotation draw:style-name="gr101" draw:text-style-name="P2" svg:width="31.87mm" svg:height="20.89mm" svg:x="206.44mm" svg:y="1829.7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4400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/>
          <table:table-cell table:style-name="ce88">
            <office:annotation draw:style-name="gr156" draw:text-style-name="P2" svg:width="31.92mm" svg:height="40.48mm" svg:x="171.56mm" svg:y="1838.24mm" draw:caption-point-x="-31.47mm" draw:caption-point-y="80.5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48542</text:span><text:span text:style-name="T2">元</text:span></text:p>
            </office:annotation>
          </table:table-cell>
          <table:table-cell table:style-name="ce88">
            <office:annotation draw:style-name="gr157" draw:text-style-name="P2" svg:width="31.87mm" svg:height="40.48mm" svg:x="206.44mm" svg:y="1838.24mm" draw:caption-point-x="-44.94mm" draw:caption-point-y="80.5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54299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/>
          <table:table-cell table:style-name="ce88">
            <office:annotation draw:style-name="gr158" draw:text-style-name="P2" svg:width="31.92mm" svg:height="27.79mm" svg:x="171.56mm" svg:y="1848.55mm" draw:caption-point-x="-31.47mm" draw:caption-point-y="82.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490</text:span><text:span text:style-name="T2">萬</text:span></text:p>
            </office:annotation>
          </table:table-cell>
          <table:table-cell table:style-name="ce88">
            <office:annotation draw:style-name="gr159" draw:text-style-name="P2" svg:width="31.87mm" svg:height="27.79mm" svg:x="206.44mm" svg:y="1848.55mm" draw:caption-point-x="-44.94mm" draw:caption-point-y="82.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74200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160" draw:text-style-name="P2" svg:width="31.87mm" svg:height="50mm" svg:x="206.44mm" svg:y="1876.34mm" draw:caption-point-x="-44.94mm" draw:caption-point-y="67.8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0</text:span><text:span text:style-name="T2">萬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87" draw:text-style-name="P2" svg:width="31.87mm" svg:height="21.14mm" svg:x="206.44mm" svg:y="1873.95mm" draw:caption-point-x="-44.94mm" draw:caption-point-y="82.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</text:span><text:span text:style-name="T2">萬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87" draw:text-style-name="P2" svg:width="31.87mm" svg:height="21.14mm" svg:x="206.44mm" svg:y="1886.65mm" draw:caption-point-x="-44.94mm" draw:caption-point-y="82.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95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61" draw:text-style-name="P2" svg:width="31.92mm" svg:height="29.62mm" svg:x="171.56mm" svg:y="1890.87mm" draw:caption-point-x="-31.47mm" draw:caption-point-y="91.3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542</text:span><text:span text:style-name="T2">元</text:span></text:p>
            </office:annotation>
          </table:table-cell>
          <table:table-cell table:style-name="ce89">
            <office:annotation draw:style-name="gr162" draw:text-style-name="P2" svg:width="31.87mm" svg:height="29.62mm" svg:x="206.44mm" svg:y="1890.87mm" draw:caption-point-x="-44.94mm" draw:caption-point-y="91.3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8531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163" draw:text-style-name="P2" svg:width="31.87mm" svg:height="63.5mm" svg:x="206.44mm" svg:y="1920.49mm" draw:caption-point-x="-44.94mm" draw:caption-point-y="74.46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24000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 table:number-columns-repeated="2"/>
          <table:table-cell table:style-name="ce88">
            <office:annotation draw:style-name="gr87" draw:text-style-name="P2" svg:width="31.87mm" svg:height="21.14mm" svg:x="206.44mm" svg:y="1924.75mm" draw:caption-point-x="-44.94mm" draw:caption-point-y="82.9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4059</text:span><text:span text:style-name="T2">元</text:span></text:p>
            </office:annotation>
          </table:table-cell>
          <table:table-cell table:style-name="ce88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64" draw:text-style-name="P2" svg:width="31.92mm" svg:height="70.09mm" svg:x="171.56mm" svg:y="1952.54mm" draw:caption-point-x="-31.47mm" draw:caption-point-y="67.8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2350</text:span><text:span text:style-name="T2">元</text:span></text:p>
            </office:annotation>
          </table:table-cell>
          <table:table-cell table:style-name="ce89">
            <office:annotation draw:style-name="gr165" draw:text-style-name="P2" svg:width="31.87mm" svg:height="70.09mm" svg:x="206.44mm" svg:y="1952.54mm" draw:caption-point-x="-44.94mm" draw:caption-point-y="67.8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632666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33" draw:text-style-name="P2" svg:width="31.92mm" svg:height="20.89mm" svg:x="171.56mm" svg:y="1956.75mm" draw:caption-point-x="-31.47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11300</text:span><text:span text:style-name="T2">元</text:span></text:p>
            </office:annotation>
          </table:table-cell>
          <table:table-cell table:style-name="ce89">
            <office:annotation draw:style-name="gr101" draw:text-style-name="P2" svg:width="31.87mm" svg:height="20.89mm" svg:x="206.44mm" svg:y="1956.7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718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33" draw:text-style-name="P2" svg:width="31.92mm" svg:height="20.89mm" svg:x="171.56mm" svg:y="1969.45mm" draw:caption-point-x="-31.47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492</text:span><text:span text:style-name="T2">元</text:span></text:p>
            </office:annotation>
          </table:table-cell>
          <table:table-cell table:style-name="ce89">
            <office:annotation draw:style-name="gr101" draw:text-style-name="P2" svg:width="31.87mm" svg:height="20.89mm" svg:x="206.44mm" svg:y="1969.4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492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8"/>
          <table:table-cell table:style-name="ce98"/>
          <table:table-cell table:style-name="ce88"/>
          <table:table-cell table:style-name="ce88">
            <office:annotation draw:style-name="gr33" draw:text-style-name="P2" svg:width="31.92mm" svg:height="20.89mm" svg:x="171.56mm" svg:y="1982.15mm" draw:caption-point-x="-31.47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7285</text:span><text:span text:style-name="T2">元</text:span></text:p>
            </office:annotation>
          </table:table-cell>
          <table:table-cell table:style-name="ce107">
            <office:annotation draw:style-name="gr101" draw:text-style-name="P2" svg:width="31.87mm" svg:height="20.89mm" svg:x="206.44mm" svg:y="1982.1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7285</text:span><text:span text:style-name="T2">元</text:span></text:p>
            </office:annotation>
          </table:table-cell>
          <table:table-cell table:style-name="ce88" table:number-columns-repeated="2"/>
          <table:table-cell table:style-name="ce89"/>
          <table:table-cell table:style-name="ce107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66" draw:text-style-name="P2" svg:width="31.92mm" svg:height="26.44mm" svg:x="171.56mm" svg:y="1978.73mm" draw:caption-point-x="-31.47mm" draw:caption-point-y="92.4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44</text:span><text:span text:style-name="T2">元</text:span></text:p>
            </office:annotation>
          </table:table-cell>
          <table:table-cell table:style-name="ce89">
            <office:annotation draw:style-name="gr167" draw:text-style-name="P2" svg:width="31.87mm" svg:height="26.44mm" svg:x="206.44mm" svg:y="1978.73mm" draw:caption-point-x="-44.94mm" draw:caption-point-y="92.42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944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66" draw:text-style-name="P2" svg:width="31.92mm" svg:height="26.44mm" svg:x="171.56mm" svg:y="1991.68mm" draw:caption-point-x="-31.47mm" draw:caption-point-y="92.1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7000</text:span><text:span text:style-name="T2">元</text:span></text:p>
            </office:annotation>
          </table:table-cell>
          <table:table-cell table:style-name="ce89">
            <office:annotation draw:style-name="gr167" draw:text-style-name="P2" svg:width="31.87mm" svg:height="26.44mm" svg:x="206.44mm" svg:y="1991.68mm" draw:caption-point-x="-44.94mm" draw:caption-point-y="92.17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35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68" draw:text-style-name="P2" svg:width="31.92mm" svg:height="71.68mm" svg:x="171.56mm" svg:y="2028.74mm" draw:caption-point-x="-31.47mm" draw:caption-point-y="67.8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9200</text:span><text:span text:style-name="T2">元</text:span></text:p>
            </office:annotation>
          </table:table-cell>
          <table:table-cell table:style-name="ce89">
            <office:annotation draw:style-name="gr169" draw:text-style-name="P2" svg:width="31.87mm" svg:height="71.68mm" svg:x="206.44mm" svg:y="2028.74mm" draw:caption-point-x="-44.94mm" draw:caption-point-y="67.8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467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70" draw:text-style-name="P2" svg:width="31.92mm" svg:height="105.82mm" svg:x="171.56mm" svg:y="2032.95mm" draw:caption-point-x="-31.47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459630</text:span><text:span text:style-name="T2">元</text:span></text:p>
            </office:annotation>
          </table:table-cell>
          <table:table-cell table:style-name="ce89">
            <office:annotation draw:style-name="gr171" draw:text-style-name="P2" svg:width="31.87mm" svg:height="105.82mm" svg:x="206.44mm" svg:y="2032.9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37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33" draw:text-style-name="P2" svg:width="31.92mm" svg:height="20.89mm" svg:x="171.56mm" svg:y="2045.65mm" draw:caption-point-x="-31.47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976497</text:span><text:span text:style-name="T2">元</text:span></text:p>
            </office:annotation>
          </table:table-cell>
          <table:table-cell table:style-name="ce89">
            <office:annotation draw:style-name="gr101" draw:text-style-name="P2" svg:width="31.87mm" svg:height="20.89mm" svg:x="206.44mm" svg:y="2045.65mm" draw:caption-point-x="-44.94mm" draw:caption-point-y="76.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30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72" draw:text-style-name="P2" svg:width="31.92mm" svg:height="20.94mm" svg:x="171.56mm" svg:y="2053.04mm" draw:caption-point-x="-31.47mm" draw:caption-point-y="81.6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504236</text:span><text:span text:style-name="T2">元</text:span></text:p>
            </office:annotation>
          </table:table-cell>
          <table:table-cell table:style-name="ce89">
            <office:annotation draw:style-name="gr173" draw:text-style-name="P2" svg:width="31.87mm" svg:height="20.94mm" svg:x="206.44mm" svg:y="2053.04mm" draw:caption-point-x="-44.94mm" draw:caption-point-y="81.6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37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72" draw:text-style-name="P2" svg:width="31.92mm" svg:height="20.94mm" svg:x="171.56mm" svg:y="2065.74mm" draw:caption-point-x="-31.47mm" draw:caption-point-y="81.6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38770</text:span><text:span text:style-name="T2">元</text:span></text:p>
            </office:annotation>
          </table:table-cell>
          <table:table-cell table:style-name="ce89">
            <office:annotation draw:style-name="gr173" draw:text-style-name="P2" svg:width="31.87mm" svg:height="20.94mm" svg:x="206.44mm" svg:y="2065.74mm" draw:caption-point-x="-44.94mm" draw:caption-point-y="81.61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8</text:span><text:span text:style-name="T2">萬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74" draw:text-style-name="P2" svg:width="31.92mm" svg:height="38.35mm" svg:x="171.56mm" svg:y="2100.42mm" draw:caption-point-x="-31.47mm" draw:caption-point-y="59.6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740394</text:span><text:span text:style-name="T2">元</text:span></text:p>
            </office:annotation>
          </table:table-cell>
          <table:table-cell table:style-name="ce89">
            <office:annotation draw:style-name="gr175" draw:text-style-name="P2" svg:width="31.87mm" svg:height="38.35mm" svg:x="206.44mm" svg:y="2100.42mm" draw:caption-point-x="-44.94mm" draw:caption-point-y="59.6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250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89"/>
          <table:table-cell table:style-name="ce99"/>
          <table:table-cell table:style-name="ce89"/>
          <table:table-cell table:style-name="ce89">
            <office:annotation draw:style-name="gr174" draw:text-style-name="P2" svg:width="31.92mm" svg:height="38.35mm" svg:x="171.56mm" svg:y="2100.42mm" draw:caption-point-x="-31.47mm" draw:caption-point-y="72.3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1056190</text:span><text:span text:style-name="T2">元</text:span></text:p>
            </office:annotation>
          </table:table-cell>
          <table:table-cell table:style-name="ce89">
            <office:annotation draw:style-name="gr175" draw:text-style-name="P2" svg:width="31.87mm" svg:height="38.35mm" svg:x="206.44mm" svg:y="2100.42mm" draw:caption-point-x="-44.94mm" draw:caption-point-y="72.33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49700</text:span><text:span text:style-name="T2">元</text:span></text:p>
            </office:annotation>
          </table:table-cell>
          <table:table-cell table:style-name="ce89" table:number-columns-repeated="4"/>
          <table:table-cell table:number-columns-repeated="1014"/>
        </table:table-row>
        <table:table-row table:style-name="ro8">
          <table:table-cell/>
          <table:table-cell table:style-name="ce90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0"/>
          <table:table-cell table:style-name="ce89" table:formula="of:=SUM([.E6:.E164])" office:value-type="float" office:value="58411" calcext:value-type="float">
            <office:annotation draw:style-name="gr176" draw:text-style-name="P2" svg:width="31.92mm" svg:height="14.29mm" svg:x="171.56mm" svg:y="2103.05mm" draw:caption-point-x="-31.47mm" draw:caption-point-y="82.4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29232061</text:span><text:span text:style-name="T2">元</text:span></text:p>
            </office:annotation>
            <text:p><text:s/>58,411 </text:p>
          </table:table-cell>
          <table:table-cell table:style-name="ce89" table:formula="of:=SUM([.F12:.F164])" office:value-type="float" office:value="15073" calcext:value-type="float">
            <text:p><text:s/>15,073 </text:p>
          </table:table-cell>
          <table:table-cell table:style-name="ce89" table:number-columns-repeated="4"/>
          <table:table-cell table:number-columns-repeated="1014"/>
        </table:table-row>
        <table:table-row table:style-name="ro19">
          <table:table-cell/>
          <table:table-cell table:style-name="ce3" office:value-type="string" calcext:value-type="string">
            <text:p>註：1.本表主辦機關為行政院主計處。</text:p>
          </table:table-cell>
          <table:table-cell table:number-columns-repeated="1022"/>
        </table:table-row>
        <table:table-row table:style-name="ro19">
          <table:table-cell/>
          <table:table-cell table:style-name="ce3" office:value-type="string" calcext:value-type="string">
            <text:p>　　2.本表第一次查填及送達期限為7月20日前。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0">
          <table:table-cell table:style-name="ce23"/>
          <table:table-cell table:style-name="ce10" office:value-type="string" calcext:value-type="string" table:number-columns-spanned="9" table:number-rows-spanned="2">
            <text:p>備註：1、第二季請於7月14日前送達，第四季請於101年1月10日前送達。本府各單位請送主計處會審科，機關學校請送主計處歲計科。</text:p>
          </table:table-cell>
          <table:covered-table-cell table:number-columns-repeated="8" table:style-name="ce11"/>
          <table:table-cell table:style-name="ce23" table:number-columns-repeated="1014"/>
        </table:table-row>
        <table:table-row table:style-name="ro21">
          <table:table-cell table:style-name="ce23"/>
          <table:covered-table-cell table:number-columns-repeated="9" table:style-name="ce11"/>
          <table:table-cell table:style-name="ce23" table:number-columns-repeated="1014"/>
        </table:table-row>
        <table:table-row table:style-name="ro11">
          <table:table-cell table:style-name="ce25"/>
          <table:table-cell table:style-name="ce12" office:value-type="string" calcext:value-type="string">
            <text:p>承辦單位：</text:p>
          </table:table-cell>
          <table:table-cell table:style-name="ce25"/>
          <table:table-cell table:style-name="ce12" office:value-type="string" calcext:value-type="string">
            <text:p>主辦會計：</text:p>
          </table:table-cell>
          <table:table-cell table:style-name="ce25" table:number-columns-repeated="2"/>
          <table:table-cell table:style-name="ce12" office:value-type="string" calcext:value-type="string">
            <text:p>機關長官：</text:p>
          </table:table-cell>
          <table:table-cell table:style-name="ce25" table:number-columns-repeated="1017"/>
        </table:table-row>
        <table:table-row table:style-name="ro10" table:number-rows-repeated="10484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5-6-設備" table:style-name="ta7">
        <table:table-column table:style-name="co35" table:default-cell-style-name="ce25"/>
        <table:table-column table:style-name="co36" table:default-cell-style-name="Default"/>
        <table:table-column table:style-name="co37" table:default-cell-style-name="ce25"/>
        <table:table-column table:style-name="co38" table:default-cell-style-name="ce25"/>
        <table:table-column table:style-name="co1" table:default-cell-style-name="ce25"/>
        <table:table-column table:style-name="co36" table:number-columns-repeated="1019" table:default-cell-style-name="Default"/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1283001</text:p>
          </table:table-cell>
          <table:table-cell table:style-name="ce195" office:value-type="string" calcext:value-type="string">
            <text:p>五福里壓克力公布欄</text:p>
          </table:table-cell>
          <table:table-cell table:style-name="ce198" office:value-type="float" office:value="98040" calcext:value-type="float">
            <text:p>98,04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94" office:value-type="string" calcext:value-type="string">
            <text:p>105/02/26</text:p>
          </table:table-cell>
          <table:table-cell table:style-name="ce195" office:value-type="string" calcext:value-type="string">
            <text:p>002-105-0001596001</text:p>
          </table:table-cell>
          <table:table-cell table:style-name="ce195" office:value-type="string" calcext:value-type="string">
            <text:p>孝賢里辦公處桌球台等</text:p>
          </table:table-cell>
          <table:table-cell table:style-name="ce198" office:value-type="float" office:value="90000" calcext:value-type="float">
            <text:p>90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94" office:value-type="string" calcext:value-type="string">
            <text:p>105/03/14</text:p>
          </table:table-cell>
          <table:table-cell table:style-name="ce195" office:value-type="string" calcext:value-type="string">
            <text:p>002-105-0001602001</text:p>
          </table:table-cell>
          <table:table-cell table:style-name="ce195" office:value-type="string" calcext:value-type="string">
            <text:p>三民里割草機、電腦燈、多彩百花燈</text:p>
          </table:table-cell>
          <table:table-cell table:style-name="ce198" office:value-type="float" office:value="94900" calcext:value-type="float">
            <text:p>94,9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94" office:value-type="string" calcext:value-type="string">
            <text:p>105/03/16</text:p>
          </table:table-cell>
          <table:table-cell table:style-name="ce195" office:value-type="string" calcext:value-type="string">
            <text:p>002-105-0001604001</text:p>
          </table:table-cell>
          <table:table-cell table:style-name="ce195" office:value-type="string" calcext:value-type="string">
            <text:p>三民里數位高解析監視系統</text:p>
          </table:table-cell>
          <table:table-cell table:style-name="ce198" office:value-type="float" office:value="95500" calcext:value-type="float">
            <text:p>95,5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94" office:value-type="string" calcext:value-type="string">
            <text:p>105/05/16</text:p>
          </table:table-cell>
          <table:table-cell table:style-name="ce195" office:value-type="string" calcext:value-type="string">
            <text:p>002-105-0001819001</text:p>
          </table:table-cell>
          <table:table-cell table:style-name="ce195" office:value-type="string" calcext:value-type="string">
            <text:p>壯觀里廣播系統設備</text:p>
          </table:table-cell>
          <table:table-cell table:style-name="ce198" office:value-type="float" office:value="96000" calcext:value-type="float">
            <text:p>96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94" office:value-type="string" calcext:value-type="string">
            <text:p>105/03/07</text:p>
          </table:table-cell>
          <table:table-cell table:style-name="ce195" office:value-type="string" calcext:value-type="string">
            <text:p>002-105-0001942001</text:p>
          </table:table-cell>
          <table:table-cell table:style-name="ce195" office:value-type="string" calcext:value-type="string">
            <text:p>孝忠里辦公處監視系統等</text:p>
          </table:table-cell>
          <table:table-cell table:style-name="ce198" office:value-type="float" office:value="91125" calcext:value-type="float">
            <text:p>91,12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94" office:value-type="string" calcext:value-type="string">
            <text:p>105/03/16</text:p>
          </table:table-cell>
          <table:table-cell table:style-name="ce195" office:value-type="string" calcext:value-type="string">
            <text:p>002-105-0001943001</text:p>
          </table:table-cell>
          <table:table-cell table:style-name="ce195" office:value-type="string" calcext:value-type="string">
            <text:p>砂灣里民活動中心手提無線擴音機及喇叭等</text:p>
          </table:table-cell>
          <table:table-cell table:style-name="ce198" office:value-type="float" office:value="97501" calcext:value-type="float">
            <text:p>97,501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94" office:value-type="string" calcext:value-type="string">
            <text:p>105/05/17</text:p>
          </table:table-cell>
          <table:table-cell table:style-name="ce195" office:value-type="string" calcext:value-type="string">
            <text:p>002-105-0002851001</text:p>
          </table:table-cell>
          <table:table-cell table:style-name="ce195" office:value-type="string" calcext:value-type="string">
            <text:p>慈仁里LED室外型全彩字幕機</text:p>
          </table:table-cell>
          <table:table-cell table:style-name="ce198" office:value-type="float" office:value="90846" calcext:value-type="float">
            <text:p>90,846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94" office:value-type="string" calcext:value-type="string">
            <text:p>105/03/29</text:p>
          </table:table-cell>
          <table:table-cell table:style-name="ce195" office:value-type="string" calcext:value-type="string">
            <text:p>002-105-0003098001</text:p>
          </table:table-cell>
          <table:table-cell table:style-name="ce195" office:value-type="string" calcext:value-type="string">
            <text:p>忠勇里民活動中心飲水機</text:p>
          </table:table-cell>
          <table:table-cell table:style-name="ce198" office:value-type="float" office:value="36642" calcext:value-type="float">
            <text:p>36,642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94" office:value-type="string" calcext:value-type="string">
            <text:p>105/04/25</text:p>
          </table:table-cell>
          <table:table-cell table:style-name="ce195" office:value-type="string" calcext:value-type="string">
            <text:p>002-105-0003431001</text:p>
          </table:table-cell>
          <table:table-cell table:style-name="ce195" office:value-type="string" calcext:value-type="string">
            <text:p>德義里民活動中心座椅</text:p>
          </table:table-cell>
          <table:table-cell table:style-name="ce198" office:value-type="float" office:value="96000" calcext:value-type="float">
            <text:p>96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94" office:value-type="string" calcext:value-type="string">
            <text:p>105/04/13</text:p>
          </table:table-cell>
          <table:table-cell table:style-name="ce195" office:value-type="string" calcext:value-type="string">
            <text:p>002-105-0004148001</text:p>
          </table:table-cell>
          <table:table-cell table:style-name="ce195" office:value-type="string" calcext:value-type="string">
            <text:p>信綠里戶外型電腦字幕機等</text:p>
          </table:table-cell>
          <table:table-cell table:style-name="ce198" office:value-type="float" office:value="94776" calcext:value-type="float">
            <text:p>94,776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94" office:value-type="string" calcext:value-type="string">
            <text:p>105/05/03</text:p>
          </table:table-cell>
          <table:table-cell table:style-name="ce195" office:value-type="string" calcext:value-type="string">
            <text:p>002-105-0004184001</text:p>
          </table:table-cell>
          <table:table-cell table:style-name="ce195" office:value-type="string" calcext:value-type="string">
            <text:p>七賢里舞台燈具</text:p>
          </table:table-cell>
          <table:table-cell table:style-name="ce198" office:value-type="float" office:value="88000" calcext:value-type="float">
            <text:p>88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94" office:value-type="string" calcext:value-type="string">
            <text:p>105/04/27</text:p>
          </table:table-cell>
          <table:table-cell table:style-name="ce195" office:value-type="string" calcext:value-type="string">
            <text:p>002-105-0004342001</text:p>
          </table:table-cell>
          <table:table-cell table:style-name="ce195" office:value-type="string" calcext:value-type="string">
            <text:p>義重、正砂、中砂、信義里壓克力公佈欄</text:p>
          </table:table-cell>
          <table:table-cell table:style-name="ce198" office:value-type="float" office:value="98000" calcext:value-type="float">
            <text:p>98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94" office:value-type="string" calcext:value-type="string">
            <text:p>105/04/13</text:p>
          </table:table-cell>
          <table:table-cell table:style-name="ce195" office:value-type="string" calcext:value-type="string">
            <text:p>002-105-0004343001</text:p>
          </table:table-cell>
          <table:table-cell table:style-name="ce195" office:value-type="string" calcext:value-type="string">
            <text:p>中砂里辦公處LED招牌看板</text:p>
          </table:table-cell>
          <table:table-cell table:style-name="ce198" office:value-type="float" office:value="92400" calcext:value-type="float">
            <text:p>92,4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94" office:value-type="string" calcext:value-type="string">
            <text:p>105/04/15</text:p>
          </table:table-cell>
          <table:table-cell table:style-name="ce195" office:value-type="string" calcext:value-type="string">
            <text:p>002-105-0004347001</text:p>
          </table:table-cell>
          <table:table-cell table:style-name="ce195" office:value-type="string" calcext:value-type="string">
            <text:p>福仁里民活動中心視聽</text:p>
          </table:table-cell>
          <table:table-cell table:style-name="ce198" office:value-type="float" office:value="98000" calcext:value-type="float">
            <text:p>98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94" office:value-type="string" calcext:value-type="string">
            <text:p>105/04/15</text:p>
          </table:table-cell>
          <table:table-cell table:style-name="ce195" office:value-type="string" calcext:value-type="string">
            <text:p>002-105-0004349001</text:p>
          </table:table-cell>
          <table:table-cell table:style-name="ce195" office:value-type="string" calcext:value-type="string">
            <text:p>新豐里民活動中心飲水機</text:p>
          </table:table-cell>
          <table:table-cell table:style-name="ce198" office:value-type="float" office:value="34500" calcext:value-type="float">
            <text:p>34,5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94" office:value-type="string" calcext:value-type="string">
            <text:p>105/04/11</text:p>
          </table:table-cell>
          <table:table-cell table:style-name="ce195" office:value-type="string" calcext:value-type="string">
            <text:p>002-105-0004646001</text:p>
          </table:table-cell>
          <table:table-cell table:style-name="ce195" office:value-type="string" calcext:value-type="string">
            <text:p>暖江國小會議室設備</text:p>
          </table:table-cell>
          <table:table-cell table:style-name="ce198" office:value-type="float" office:value="84105" calcext:value-type="float">
            <text:p>84,105</text:p>
          </table:table-cell>
          <table:table-cell table:style-name="ce194" table:number-columns-repeated="2"/>
          <table:table-cell table:number-columns-repeated="1017"/>
        </table:table-row>
        <table:table-row table:style-name="ro36">
          <table:table-cell table:style-name="ce11" office:value-type="float" office:value="18" calcext:value-type="float">
            <text:p>18</text:p>
          </table:table-cell>
          <table:table-cell table:style-name="ce194" office:value-type="string" calcext:value-type="string">
            <text:p>105/04/13</text:p>
          </table:table-cell>
          <table:table-cell table:style-name="ce195" office:value-type="string" calcext:value-type="string">
            <text:p>002-105-0004802001</text:p>
          </table:table-cell>
          <table:table-cell table:style-name="ce195" office:value-type="string" calcext:value-type="string">
            <text:p>中崙里彩色LED跑馬燈</text:p>
          </table:table-cell>
          <table:table-cell table:style-name="ce198" office:value-type="float" office:value="94725" calcext:value-type="float">
            <text:p>94,72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94" office:value-type="string" calcext:value-type="string">
            <text:p>105/04/28</text:p>
          </table:table-cell>
          <table:table-cell table:style-name="ce195" office:value-type="string" calcext:value-type="string">
            <text:p>002-105-0004804001</text:p>
          </table:table-cell>
          <table:table-cell table:style-name="ce195" office:value-type="string" calcext:value-type="string">
            <text:p>興寮里數位高解析監視系統</text:p>
          </table:table-cell>
          <table:table-cell table:style-name="ce198" office:value-type="float" office:value="95600" calcext:value-type="float">
            <text:p>95,6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94" office:value-type="string" calcext:value-type="string">
            <text:p>105/04/20</text:p>
          </table:table-cell>
          <table:table-cell table:style-name="ce195" office:value-type="string" calcext:value-type="string">
            <text:p>002-105-0004851001</text:p>
          </table:table-cell>
          <table:table-cell table:style-name="ce195" office:value-type="string" calcext:value-type="string">
            <text:p>碇祥里辦公處彩色數位相機</text:p>
          </table:table-cell>
          <table:table-cell table:style-name="ce198" office:value-type="float" office:value="27200" calcext:value-type="float">
            <text:p>27,2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94" office:value-type="string" calcext:value-type="string">
            <text:p>105/05/02</text:p>
          </table:table-cell>
          <table:table-cell table:style-name="ce195" office:value-type="string" calcext:value-type="string">
            <text:p>002-105-0005150001</text:p>
          </table:table-cell>
          <table:table-cell table:style-name="ce195" office:value-type="string" calcext:value-type="string">
            <text:p>義重里辦公處字幕機、電腦、螢幕等</text:p>
          </table:table-cell>
          <table:table-cell table:style-name="ce198" office:value-type="float" office:value="92542" calcext:value-type="float">
            <text:p>92,542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94" office:value-type="string" calcext:value-type="string">
            <text:p>105/04/12</text:p>
          </table:table-cell>
          <table:table-cell table:style-name="ce195" office:value-type="string" calcext:value-type="string">
            <text:p>002-105-0005830001</text:p>
          </table:table-cell>
          <table:table-cell table:style-name="ce195" office:value-type="string" calcext:value-type="string">
            <text:p>第四分局中華路分駐所辦公室設備</text:p>
          </table:table-cell>
          <table:table-cell table:style-name="ce198" office:value-type="float" office:value="98200" calcext:value-type="float">
            <text:p>98,200</text:p>
          </table:table-cell>
          <table:table-cell table:style-name="ce194" table:number-columns-repeated="2"/>
          <table:table-cell table:number-columns-repeated="1017"/>
        </table:table-row>
        <table:table-row table:style-name="ro37">
          <table:table-cell table:style-name="ce11" office:value-type="float" office:value="23" calcext:value-type="float">
            <text:p>23</text:p>
          </table:table-cell>
          <table:table-cell table:style-name="ce194" office:value-type="string" calcext:value-type="string">
            <text:p>105/05/03</text:p>
          </table:table-cell>
          <table:table-cell table:style-name="ce195" office:value-type="string" calcext:value-type="string">
            <text:p>002-105-0005981001</text:p>
          </table:table-cell>
          <table:table-cell table:style-name="ce197" office:value-type="string" calcext:value-type="string">
            <text:p>太白里電動跑步機等</text:p>
          </table:table-cell>
          <table:table-cell table:style-name="ce199" office:value-type="float" office:value="95000" calcext:value-type="float">
            <text:p>95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94" office:value-type="string" calcext:value-type="string">
            <text:p>105/04/13</text:p>
          </table:table-cell>
          <table:table-cell table:style-name="ce195" office:value-type="string" calcext:value-type="string">
            <text:p>002-105-0006094001</text:p>
          </table:table-cell>
          <table:table-cell table:style-name="ce195" office:value-type="string" calcext:value-type="string">
            <text:p>永康、嘉仁、樂一里購置數位式電子鐘</text:p>
          </table:table-cell>
          <table:table-cell table:style-name="ce198" office:value-type="float" office:value="93600" calcext:value-type="float">
            <text:p>93,6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94" office:value-type="string" calcext:value-type="string">
            <text:p>105/06/13</text:p>
          </table:table-cell>
          <table:table-cell table:style-name="ce195" office:value-type="string" calcext:value-type="string">
            <text:p>002-105-0006248001</text:p>
          </table:table-cell>
          <table:table-cell table:style-name="ce195" office:value-type="string" calcext:value-type="string">
            <text:p>四川里卡拉OK設備</text:p>
          </table:table-cell>
          <table:table-cell table:style-name="ce198" office:value-type="float" office:value="96500" calcext:value-type="float">
            <text:p>96,5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6249001</text:p>
          </table:table-cell>
          <table:table-cell table:style-name="ce195" office:value-type="string" calcext:value-type="string">
            <text:p>壯觀雙面全彩LED字幕機</text:p>
          </table:table-cell>
          <table:table-cell table:style-name="ce198" office:value-type="float" office:value="96150" calcext:value-type="float">
            <text:p>96,15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94" office:value-type="string" calcext:value-type="string">
            <text:p>105/05/05</text:p>
          </table:table-cell>
          <table:table-cell table:style-name="ce195" office:value-type="string" calcext:value-type="string">
            <text:p>002-105-0006280001</text:p>
          </table:table-cell>
          <table:table-cell table:style-name="ce195" office:value-type="string" calcext:value-type="string">
            <text:p>書院里民活動中心音響等</text:p>
          </table:table-cell>
          <table:table-cell table:style-name="ce198" office:value-type="float" office:value="97000" calcext:value-type="float">
            <text:p>97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94" office:value-type="string" calcext:value-type="string">
            <text:p>105/05/16</text:p>
          </table:table-cell>
          <table:table-cell table:style-name="ce195" office:value-type="string" calcext:value-type="string">
            <text:p>002-105-0006571001</text:p>
          </table:table-cell>
          <table:table-cell table:style-name="ce195" office:value-type="string" calcext:value-type="string">
            <text:p>八堵里辦公處桌球桌等</text:p>
          </table:table-cell>
          <table:table-cell table:style-name="ce198" office:value-type="float" office:value="60000" calcext:value-type="float">
            <text:p>60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94" office:value-type="string" calcext:value-type="string">
            <text:p>105/06/13</text:p>
          </table:table-cell>
          <table:table-cell table:style-name="ce195" office:value-type="string" calcext:value-type="string">
            <text:p>002-105-0006593001</text:p>
          </table:table-cell>
          <table:table-cell table:style-name="ce197" office:value-type="string" calcext:value-type="string">
            <text:p>永康里數位高解析監視器系統</text:p>
          </table:table-cell>
          <table:table-cell table:style-name="ce199" office:value-type="float" office:value="96700" calcext:value-type="float">
            <text:p>96,700</text:p>
          </table:table-cell>
          <table:table-cell table:style-name="ce194" table:number-columns-repeated="2"/>
          <table:table-cell table:number-columns-repeated="1017"/>
        </table:table-row>
        <table:table-row table:style-name="ro36">
          <table:table-cell table:style-name="ce11" office:value-type="float" office:value="30" calcext:value-type="float">
            <text:p>30</text:p>
          </table:table-cell>
          <table:table-cell table:style-name="ce194" office:value-type="string" calcext:value-type="string">
            <text:p>105/05/19</text:p>
          </table:table-cell>
          <table:table-cell table:style-name="ce195" office:value-type="string" calcext:value-type="string">
            <text:p>002-105-0006601001</text:p>
          </table:table-cell>
          <table:table-cell table:style-name="ce197" office:value-type="string" calcext:value-type="string">
            <text:p>鶯歌里全彩LED字幕機</text:p>
          </table:table-cell>
          <table:table-cell table:style-name="ce199" office:value-type="float" office:value="95100" calcext:value-type="float">
            <text:p>95,100</text:p>
          </table:table-cell>
          <table:table-cell table:style-name="ce194" table:number-columns-repeated="2"/>
          <table:table-cell table:number-columns-repeated="1017"/>
        </table:table-row>
        <table:table-row table:style-name="ro38">
          <table:table-cell table:style-name="ce11" office:value-type="float" office:value="31" calcext:value-type="float">
            <text:p>31</text:p>
          </table:table-cell>
          <table:table-cell table:style-name="ce194" office:value-type="string" calcext:value-type="string">
            <text:p>105/04/26</text:p>
          </table:table-cell>
          <table:table-cell table:style-name="ce195" office:value-type="string" calcext:value-type="string">
            <text:p>002-105-0006679001</text:p>
          </table:table-cell>
          <table:table-cell table:style-name="ce195" office:value-type="string" calcext:value-type="string">
            <text:p>消防局數位黑白多功能事務機、傳真板、二卡系統桌設備</text:p>
          </table:table-cell>
          <table:table-cell table:style-name="ce198" office:value-type="float" office:value="97000" calcext:value-type="float">
            <text:p>97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94" office:value-type="string" calcext:value-type="string">
            <text:p>105/05/31</text:p>
          </table:table-cell>
          <table:table-cell table:style-name="ce195" office:value-type="string" calcext:value-type="string">
            <text:p>002-105-0006758001</text:p>
          </table:table-cell>
          <table:table-cell table:style-name="ce195" office:value-type="string" calcext:value-type="string">
            <text:p>中崙里冷氣機設備</text:p>
          </table:table-cell>
          <table:table-cell table:style-name="ce198" office:value-type="float" office:value="86550" calcext:value-type="float">
            <text:p>86,55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7013001</text:p>
          </table:table-cell>
          <table:table-cell table:style-name="ce195" office:value-type="string" calcext:value-type="string">
            <text:p>中崙里冷氣機</text:p>
          </table:table-cell>
          <table:table-cell table:style-name="ce198" office:value-type="float" office:value="95000" calcext:value-type="float">
            <text:p>95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94" office:value-type="string" calcext:value-type="string">
            <text:p>105/06/17</text:p>
          </table:table-cell>
          <table:table-cell table:style-name="ce195" office:value-type="string" calcext:value-type="string">
            <text:p>002-105-0007573001</text:p>
          </table:table-cell>
          <table:table-cell table:style-name="ce195" office:value-type="string" calcext:value-type="string">
            <text:p>東安里形象看板設置</text:p>
          </table:table-cell>
          <table:table-cell table:style-name="ce198" office:value-type="float" office:value="98800" calcext:value-type="float">
            <text:p>98,800</text:p>
          </table:table-cell>
          <table:table-cell table:style-name="ce194" table:number-columns-repeated="2"/>
          <table:table-cell table:number-columns-repeated="1017"/>
        </table:table-row>
        <table:table-row table:style-name="ro39">
          <table:table-cell table:style-name="ce11" office:value-type="float" office:value="35" calcext:value-type="float">
            <text:p>35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7578001</text:p>
          </table:table-cell>
          <table:table-cell table:style-name="ce195" office:value-type="string" calcext:value-type="string">
            <text:p>八堵里辦公處卡拉OK</text:p>
          </table:table-cell>
          <table:table-cell table:style-name="ce198" office:value-type="float" office:value="96800" calcext:value-type="float">
            <text:p>96,8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94" office:value-type="string" calcext:value-type="string">
            <text:p>105/05/06</text:p>
          </table:table-cell>
          <table:table-cell table:style-name="ce195" office:value-type="string" calcext:value-type="string">
            <text:p>002-105-0007749001</text:p>
          </table:table-cell>
          <table:table-cell table:style-name="ce195" office:value-type="string" calcext:value-type="string">
            <text:p>第二分局東光派出所辦公室設備</text:p>
          </table:table-cell>
          <table:table-cell table:style-name="ce198" office:value-type="float" office:value="99500" calcext:value-type="float">
            <text:p>99,5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7966001</text:p>
          </table:table-cell>
          <table:table-cell table:style-name="ce195" office:value-type="string" calcext:value-type="string">
            <text:p>三民里冷氣機、瞬熱式電熱水器</text:p>
          </table:table-cell>
          <table:table-cell table:style-name="ce198" office:value-type="float" office:value="91613" calcext:value-type="float">
            <text:p>91,613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94" office:value-type="string" calcext:value-type="string">
            <text:p>105/05/30</text:p>
          </table:table-cell>
          <table:table-cell table:style-name="ce195" office:value-type="string" calcext:value-type="string">
            <text:p>002-105-0008356001</text:p>
          </table:table-cell>
          <table:table-cell table:style-name="ce195" office:value-type="string" calcext:value-type="string">
            <text:p>砂子里民活動中心撞球檯及數位電子鐘設備</text:p>
          </table:table-cell>
          <table:table-cell table:style-name="ce198" office:value-type="float" office:value="97000" calcext:value-type="float">
            <text:p>97,000</text:p>
          </table:table-cell>
          <table:table-cell table:style-name="ce194" table:number-columns-repeated="2"/>
          <table:table-cell table:number-columns-repeated="1017"/>
        </table:table-row>
        <table:table-row table:style-name="ro40">
          <table:table-cell table:style-name="ce11" office:value-type="float" office:value="39" calcext:value-type="float">
            <text:p>39</text:p>
          </table:table-cell>
          <table:table-cell table:style-name="ce194" office:value-type="string" calcext:value-type="string">
            <text:p>105/05/30</text:p>
          </table:table-cell>
          <table:table-cell table:style-name="ce195" office:value-type="string" calcext:value-type="string">
            <text:p>002-105-0008362001</text:p>
          </table:table-cell>
          <table:table-cell table:style-name="ce195" office:value-type="string" calcext:value-type="string">
            <text:p>第一分局辦公室個人電腦及電腦顯示器等設備</text:p>
          </table:table-cell>
          <table:table-cell table:style-name="ce198" office:value-type="float" office:value="57979" calcext:value-type="float">
            <text:p>57,979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94" office:value-type="string" calcext:value-type="string">
            <text:p>105/06/21</text:p>
          </table:table-cell>
          <table:table-cell table:style-name="ce195" office:value-type="string" calcext:value-type="string">
            <text:p>002-105-0008593001</text:p>
          </table:table-cell>
          <table:table-cell table:style-name="ce195" office:value-type="string" calcext:value-type="string">
            <text:p>長興里民活動中心廣播卡拉OK</text:p>
          </table:table-cell>
          <table:table-cell table:style-name="ce198" office:value-type="float" office:value="93975" calcext:value-type="float">
            <text:p>93,975</text:p>
          </table:table-cell>
          <table:table-cell table:style-name="ce194" office:value-type="string" calcext:value-type="string">
            <text:p>Y</text:p>
          </table:table-cell>
          <table:table-cell table:style-name="ce194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94" office:value-type="string" calcext:value-type="string">
            <text:p>105/06/17</text:p>
          </table:table-cell>
          <table:table-cell table:style-name="ce195" office:value-type="string" calcext:value-type="string">
            <text:p>002-105-0009125001</text:p>
          </table:table-cell>
          <table:table-cell table:style-name="ce195" office:value-type="string" calcext:value-type="string">
            <text:p>孝岡里辦公處按摩椅暨血壓計等</text:p>
          </table:table-cell>
          <table:table-cell table:style-name="ce198" office:value-type="float" office:value="98000" calcext:value-type="float">
            <text:p>98,000</text:p>
          </table:table-cell>
          <table:table-cell table:style-name="ce194" table:number-columns-repeated="2"/>
          <table:table-cell table:number-columns-repeated="1017"/>
        </table:table-row>
        <table:table-row table:style-name="ro41">
          <table:table-cell table:style-name="ce11" office:value-type="float" office:value="42" calcext:value-type="float">
            <text:p>42</text:p>
          </table:table-cell>
          <table:table-cell table:style-name="ce194" office:value-type="string" calcext:value-type="string">
            <text:p>105/06/06</text:p>
          </table:table-cell>
          <table:table-cell table:style-name="ce195" office:value-type="string" calcext:value-type="string">
            <text:p>002-105-0009387001</text:p>
          </table:table-cell>
          <table:table-cell table:style-name="ce195" office:value-type="string" calcext:value-type="string">
            <text:p>信義國小改善禮堂燈光設備</text:p>
          </table:table-cell>
          <table:table-cell table:style-name="ce198" office:value-type="float" office:value="98000" calcext:value-type="float">
            <text:p>98,000</text:p>
          </table:table-cell>
          <table:table-cell table:style-name="ce194" table:number-columns-repeated="2"/>
          <table:table-cell table:number-columns-repeated="1017"/>
        </table:table-row>
        <table:table-row table:style-name="ro42">
          <table:table-cell table:style-name="ce11" office:value-type="float" office:value="43" calcext:value-type="float">
            <text:p>43</text:p>
          </table:table-cell>
          <table:table-cell table:style-name="ce194"/>
          <table:table-cell table:style-name="ce195"/>
          <table:table-cell table:style-name="ce195" office:value-type="string" calcext:value-type="string">
            <text:p>總計</text:p>
          </table:table-cell>
          <table:table-cell table:style-name="ce198" office:value-type="float" office:value="3724869" calcext:value-type="float">
            <text:p>3,724,869</text:p>
          </table:table-cell>
          <table:table-cell table:style-name="ce194" table:number-columns-repeated="2"/>
          <table:table-cell table:number-columns-repeated="1017"/>
        </table:table-row>
        <table:table-row table:style-name="ro1" table:number-rows-repeated="14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3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3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4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5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19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6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6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14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7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7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6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6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7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3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35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35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17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3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6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2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7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49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38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 table:number-rows-repeated="9">
          <table:table-cell table:style-name="ce11"/>
          <table:table-cell table:style-name="ce194"/>
          <table:table-cell table:style-name="ce195" table:number-columns-repeated="2"/>
          <table:table-cell table:style-name="ce198"/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94"/>
          <table:table-cell table:style-name="ce196"/>
          <table:table-cell table:style-name="ce195"/>
          <table:table-cell table:style-name="ce198"/>
          <table:table-cell table:number-columns-repeated="1019"/>
        </table:table-row>
        <table:table-row table:style-name="ro10" table:number-rows-repeated="104840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5-6-工程" table:style-name="ta8">
        <table:table-column table:style-name="co39" table:default-cell-style-name="ce25"/>
        <table:table-column table:style-name="co36" table:default-cell-style-name="Default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number-columns-repeated="1019" table:default-cell-style-name="Default"/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94" office:value-type="string" calcext:value-type="string">
            <text:p>105/02/03</text:p>
          </table:table-cell>
          <table:table-cell table:style-name="ce195" office:value-type="string" calcext:value-type="string">
            <text:p>002-105-0000824001</text:p>
          </table:table-cell>
          <table:table-cell table:style-name="ce195" office:value-type="string" calcext:value-type="string">
            <text:p>文明路73巷1至101號間除草等</text:p>
          </table:table-cell>
          <table:table-cell table:style-name="ce198" office:value-type="float" office:value="97449" calcext:value-type="float">
            <text:p>97,449</text:p>
          </table:table-cell>
          <table:table-cell table:style-name="ce194" table:number-columns-repeated="2"/>
          <table:table-cell table:number-columns-repeated="1017"/>
        </table:table-row>
        <table:table-row table:style-name="ro50">
          <table:table-cell table:style-name="ce11" office:value-type="float" office:value="2" calcext:value-type="float">
            <text:p>2</text:p>
          </table:table-cell>
          <table:table-cell table:style-name="ce194" office:value-type="string" calcext:value-type="string">
            <text:p>105/02/03</text:p>
          </table:table-cell>
          <table:table-cell table:style-name="ce195" office:value-type="string" calcext:value-type="string">
            <text:p>002-105-0000825001</text:p>
          </table:table-cell>
          <table:table-cell table:style-name="ce195" office:value-type="string" calcext:value-type="string">
            <text:p>復興路259巷37至116號間環境整理等</text:p>
          </table:table-cell>
          <table:table-cell table:style-name="ce198" office:value-type="float" office:value="97449" calcext:value-type="float">
            <text:p>97,449</text:p>
          </table:table-cell>
          <table:table-cell table:style-name="ce194" table:number-columns-repeated="2"/>
          <table:table-cell table:number-columns-repeated="1017"/>
        </table:table-row>
        <table:table-row table:style-name="ro41">
          <table:table-cell table:style-name="ce11" office:value-type="float" office:value="3" calcext:value-type="float">
            <text:p>3</text:p>
          </table:table-cell>
          <table:table-cell table:style-name="ce194" office:value-type="string" calcext:value-type="string">
            <text:p>105/02/26</text:p>
          </table:table-cell>
          <table:table-cell table:style-name="ce195" office:value-type="string" calcext:value-type="string">
            <text:p>002-105-0001394001</text:p>
          </table:table-cell>
          <table:table-cell table:style-name="ce195" office:value-type="string" calcext:value-type="string">
            <text:p>慈仁里巷弄邊坡、公園環境整理</text:p>
          </table:table-cell>
          <table:table-cell table:style-name="ce198" office:value-type="float" office:value="95655" calcext:value-type="float">
            <text:p>95,655</text:p>
          </table:table-cell>
          <table:table-cell table:style-name="ce194" table:number-columns-repeated="2"/>
          <table:table-cell table:number-columns-repeated="1017"/>
        </table:table-row>
        <table:table-row table:style-name="ro45">
          <table:table-cell table:style-name="ce11" office:value-type="float" office:value="4" calcext:value-type="float">
            <text:p>4</text:p>
          </table:table-cell>
          <table:table-cell table:style-name="ce194" office:value-type="string" calcext:value-type="string">
            <text:p>105/02/24</text:p>
          </table:table-cell>
          <table:table-cell table:style-name="ce195" office:value-type="string" calcext:value-type="string">
            <text:p>002-105-0001397001</text:p>
          </table:table-cell>
          <table:table-cell table:style-name="ce195" office:value-type="string" calcext:value-type="string">
            <text:p>樂利二街62巷兩側、分隔島、人行步道、公園等處環境整理</text:p>
          </table:table-cell>
          <table:table-cell table:style-name="ce198" office:value-type="float" office:value="95632" calcext:value-type="float">
            <text:p>95,632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94" office:value-type="string" calcext:value-type="string">
            <text:p>105/02/25</text:p>
          </table:table-cell>
          <table:table-cell table:style-name="ce195" office:value-type="string" calcext:value-type="string">
            <text:p>002-105-0001444001</text:p>
          </table:table-cell>
          <table:table-cell table:style-name="ce195" office:value-type="string" calcext:value-type="string">
            <text:p>定國里周邊環境整理</text:p>
          </table:table-cell>
          <table:table-cell table:style-name="ce198" office:value-type="float" office:value="97070" calcext:value-type="float">
            <text:p>97,07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94" office:value-type="string" calcext:value-type="string">
            <text:p>105/02/25</text:p>
          </table:table-cell>
          <table:table-cell table:style-name="ce195" office:value-type="string" calcext:value-type="string">
            <text:p>002-105-0001654001</text:p>
          </table:table-cell>
          <table:table-cell table:style-name="ce195" office:value-type="string" calcext:value-type="string">
            <text:p>嘉仁里環境整理</text:p>
          </table:table-cell>
          <table:table-cell table:style-name="ce198" office:value-type="float" office:value="93487" calcext:value-type="float">
            <text:p>93,487</text:p>
          </table:table-cell>
          <table:table-cell table:style-name="ce194" table:number-columns-repeated="2"/>
          <table:table-cell table:number-columns-repeated="1017"/>
        </table:table-row>
        <table:table-row table:style-name="ro49">
          <table:table-cell table:style-name="ce11" office:value-type="float" office:value="7" calcext:value-type="float">
            <text:p>7</text:p>
          </table:table-cell>
          <table:table-cell table:style-name="ce194" office:value-type="string" calcext:value-type="string">
            <text:p>105/03/28</text:p>
          </table:table-cell>
          <table:table-cell table:style-name="ce195" office:value-type="string" calcext:value-type="string">
            <text:p>002-105-0002191001</text:p>
          </table:table-cell>
          <table:table-cell table:style-name="ce195" office:value-type="string" calcext:value-type="string">
            <text:p>慈仁里安一路176、210巷弄牆面重新油漆粉刷</text:p>
          </table:table-cell>
          <table:table-cell table:style-name="ce198" office:value-type="float" office:value="77438" calcext:value-type="float">
            <text:p>77,43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94" office:value-type="string" calcext:value-type="string">
            <text:p>105/05/05</text:p>
          </table:table-cell>
          <table:table-cell table:style-name="ce195" office:value-type="string" calcext:value-type="string">
            <text:p>002-105-0002467001</text:p>
          </table:table-cell>
          <table:table-cell table:style-name="ce195" office:value-type="string" calcext:value-type="string">
            <text:p>崇德路環山道路嘉仁亭周邊牆面美化</text:p>
          </table:table-cell>
          <table:table-cell table:style-name="ce198" office:value-type="float" office:value="98975" calcext:value-type="float">
            <text:p>98,97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94" office:value-type="string" calcext:value-type="string">
            <text:p>105/03/07</text:p>
          </table:table-cell>
          <table:table-cell table:style-name="ce195" office:value-type="string" calcext:value-type="string">
            <text:p>002-105-0002893001</text:p>
          </table:table-cell>
          <table:table-cell table:style-name="ce195" office:value-type="string" calcext:value-type="string">
            <text:p>暖江國小校園光纖網路架設工程</text:p>
          </table:table-cell>
          <table:table-cell table:style-name="ce198" office:value-type="float" office:value="89000" calcext:value-type="float">
            <text:p>89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94" office:value-type="string" calcext:value-type="string">
            <text:p>105/03/25</text:p>
          </table:table-cell>
          <table:table-cell table:style-name="ce195" office:value-type="string" calcext:value-type="string">
            <text:p>002-105-0003369001</text:p>
          </table:table-cell>
          <table:table-cell table:style-name="ce195" office:value-type="string" calcext:value-type="string">
            <text:p>正光兒童遊樂場燈光裝飾</text:p>
          </table:table-cell>
          <table:table-cell table:style-name="ce198" office:value-type="float" office:value="95000" calcext:value-type="float">
            <text:p>95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94" office:value-type="string" calcext:value-type="string">
            <text:p>105/04/07</text:p>
          </table:table-cell>
          <table:table-cell table:style-name="ce195" office:value-type="string" calcext:value-type="string">
            <text:p>002-105-0003418001</text:p>
          </table:table-cell>
          <table:table-cell table:style-name="ce195" office:value-type="string" calcext:value-type="string">
            <text:p>暖暖里暖暖街281巷籃球場旁墊鋪設</text:p>
          </table:table-cell>
          <table:table-cell table:style-name="ce198" office:value-type="float" office:value="91140" calcext:value-type="float">
            <text:p>91,14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94" office:value-type="string" calcext:value-type="string">
            <text:p>105/03/16</text:p>
          </table:table-cell>
          <table:table-cell table:style-name="ce195" office:value-type="string" calcext:value-type="string">
            <text:p>002-105-0003420001</text:p>
          </table:table-cell>
          <table:table-cell table:style-name="ce195" office:value-type="string" calcext:value-type="string">
            <text:p>通仁街等處雜草清除等</text:p>
          </table:table-cell>
          <table:table-cell table:style-name="ce198" office:value-type="float" office:value="95427" calcext:value-type="float">
            <text:p>95,427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94" office:value-type="string" calcext:value-type="string">
            <text:p>105/03/31</text:p>
          </table:table-cell>
          <table:table-cell table:style-name="ce195" office:value-type="string" calcext:value-type="string">
            <text:p>002-105-0003689001</text:p>
          </table:table-cell>
          <table:table-cell table:style-name="ce195" office:value-type="string" calcext:value-type="string">
            <text:p>新崙里基金一路210巷弄水溝清理</text:p>
          </table:table-cell>
          <table:table-cell table:style-name="ce198" office:value-type="float" office:value="98700" calcext:value-type="float">
            <text:p>98,7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94" office:value-type="string" calcext:value-type="string">
            <text:p>105/04/11</text:p>
          </table:table-cell>
          <table:table-cell table:style-name="ce195" office:value-type="string" calcext:value-type="string">
            <text:p>002-105-0003921001</text:p>
          </table:table-cell>
          <table:table-cell table:style-name="ce195" office:value-type="string" calcext:value-type="string">
            <text:p>定邦里周邊環境整理</text:p>
          </table:table-cell>
          <table:table-cell table:style-name="ce198" office:value-type="float" office:value="96733" calcext:value-type="float">
            <text:p>96,733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94" office:value-type="string" calcext:value-type="string">
            <text:p>105/05/02</text:p>
          </table:table-cell>
          <table:table-cell table:style-name="ce195" office:value-type="string" calcext:value-type="string">
            <text:p>002-105-0004002001</text:p>
          </table:table-cell>
          <table:table-cell table:style-name="ce195" office:value-type="string" calcext:value-type="string">
            <text:p>壯觀里民活動中心大門外側洗手口改善</text:p>
          </table:table-cell>
          <table:table-cell table:style-name="ce198" office:value-type="float" office:value="89355" calcext:value-type="float">
            <text:p>89,35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94" office:value-type="string" calcext:value-type="string">
            <text:p>105/04/07</text:p>
          </table:table-cell>
          <table:table-cell table:style-name="ce195" office:value-type="string" calcext:value-type="string">
            <text:p>002-105-0004647001</text:p>
          </table:table-cell>
          <table:table-cell table:style-name="ce195" office:value-type="string" calcext:value-type="string">
            <text:p>中山一路189至217巷內環境整理等</text:p>
          </table:table-cell>
          <table:table-cell table:style-name="ce198" office:value-type="float" office:value="97162" calcext:value-type="float">
            <text:p>97,162</text:p>
          </table:table-cell>
          <table:table-cell table:style-name="ce194" table:number-columns-repeated="2"/>
          <table:table-cell table:number-columns-repeated="1017"/>
        </table:table-row>
        <table:table-row table:style-name="ro8">
          <table:table-cell table:style-name="ce11" office:value-type="float" office:value="17" calcext:value-type="float">
            <text:p>17</text:p>
          </table:table-cell>
          <table:table-cell table:style-name="ce194" office:value-type="string" calcext:value-type="string">
            <text:p>105/04/07</text:p>
          </table:table-cell>
          <table:table-cell table:style-name="ce195" office:value-type="string" calcext:value-type="string">
            <text:p>002-105-0004649001</text:p>
          </table:table-cell>
          <table:table-cell table:style-name="ce195" office:value-type="string" calcext:value-type="string">
            <text:p>仁正公園、籃球場周邊及中山二路105巷內環境整理等</text:p>
          </table:table-cell>
          <table:table-cell table:style-name="ce198" office:value-type="float" office:value="93575" calcext:value-type="float">
            <text:p>93,57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94" office:value-type="string" calcext:value-type="string">
            <text:p>105/04/21</text:p>
          </table:table-cell>
          <table:table-cell table:style-name="ce195" office:value-type="string" calcext:value-type="string">
            <text:p>002-105-0004653001</text:p>
          </table:table-cell>
          <table:table-cell table:style-name="ce195" office:value-type="string" calcext:value-type="string">
            <text:p>深溪路36巷及祟法街135巷內除草等</text:p>
          </table:table-cell>
          <table:table-cell table:style-name="ce198" office:value-type="float" office:value="93975" calcext:value-type="float">
            <text:p>93,97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94" office:value-type="string" calcext:value-type="string">
            <text:p>105/04/11</text:p>
          </table:table-cell>
          <table:table-cell table:style-name="ce195" office:value-type="string" calcext:value-type="string">
            <text:p>002-105-0004654001</text:p>
          </table:table-cell>
          <table:table-cell table:style-name="ce195" office:value-type="string" calcext:value-type="string">
            <text:p>仁一路7至37巷內除草等</text:p>
          </table:table-cell>
          <table:table-cell table:style-name="ce198" office:value-type="float" office:value="97997" calcext:value-type="float">
            <text:p>97,997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94" office:value-type="string" calcext:value-type="string">
            <text:p>105/04/08</text:p>
          </table:table-cell>
          <table:table-cell table:style-name="ce195" office:value-type="string" calcext:value-type="string">
            <text:p>002-105-0004757001</text:p>
          </table:table-cell>
          <table:table-cell table:style-name="ce195" office:value-type="string" calcext:value-type="string">
            <text:p>中山二路51巷65巷華興街53巷內除草等</text:p>
          </table:table-cell>
          <table:table-cell table:style-name="ce198" office:value-type="float" office:value="96987" calcext:value-type="float">
            <text:p>96,987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94" office:value-type="string" calcext:value-type="string">
            <text:p>105/04/26</text:p>
          </table:table-cell>
          <table:table-cell table:style-name="ce195" office:value-type="string" calcext:value-type="string">
            <text:p>002-105-0004758001</text:p>
          </table:table-cell>
          <table:table-cell table:style-name="ce195" office:value-type="string" calcext:value-type="string">
            <text:p>樂利三街周邊環境整理</text:p>
          </table:table-cell>
          <table:table-cell table:style-name="ce198" office:value-type="float" office:value="97020" calcext:value-type="float">
            <text:p>97,02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94" office:value-type="string" calcext:value-type="string">
            <text:p>105/04/08</text:p>
          </table:table-cell>
          <table:table-cell table:style-name="ce195" office:value-type="string" calcext:value-type="string">
            <text:p>002-105-0004847001</text:p>
          </table:table-cell>
          <table:table-cell table:style-name="ce195" office:value-type="string" calcext:value-type="string">
            <text:p>深澳路水溝清除汙泥等</text:p>
          </table:table-cell>
          <table:table-cell table:style-name="ce198" office:value-type="float" office:value="97599" calcext:value-type="float">
            <text:p>97,599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94" office:value-type="string" calcext:value-type="string">
            <text:p>105/04/12</text:p>
          </table:table-cell>
          <table:table-cell table:style-name="ce195" office:value-type="string" calcext:value-type="string">
            <text:p>002-105-0004848001</text:p>
          </table:table-cell>
          <table:table-cell table:style-name="ce195" office:value-type="string" calcext:value-type="string">
            <text:p>暖暖街16巷38號旁移植茄苳樹工程</text:p>
          </table:table-cell>
          <table:table-cell table:style-name="ce198" office:value-type="float" office:value="89318" calcext:value-type="float">
            <text:p>89,31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94" office:value-type="string" calcext:value-type="string">
            <text:p>105/06/06</text:p>
          </table:table-cell>
          <table:table-cell table:style-name="ce195" office:value-type="string" calcext:value-type="string">
            <text:p>002-105-0005901001</text:p>
          </table:table-cell>
          <table:table-cell table:style-name="ce195" office:value-type="string" calcext:value-type="string">
            <text:p>東信路236巷37之11號後路面等</text:p>
          </table:table-cell>
          <table:table-cell table:style-name="ce198" office:value-type="float" office:value="96284" calcext:value-type="float">
            <text:p>96,28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94" office:value-type="string" calcext:value-type="string">
            <text:p>105/05/10</text:p>
          </table:table-cell>
          <table:table-cell table:style-name="ce195" office:value-type="string" calcext:value-type="string">
            <text:p>002-105-0006247001</text:p>
          </table:table-cell>
          <table:table-cell table:style-name="ce195" office:value-type="string" calcext:value-type="string">
            <text:p>七賢里設置不銹鋼布告欄及告示牌</text:p>
          </table:table-cell>
          <table:table-cell table:style-name="ce198" office:value-type="float" office:value="94777" calcext:value-type="float">
            <text:p>94,777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94" office:value-type="string" calcext:value-type="string">
            <text:p>105/04/20</text:p>
          </table:table-cell>
          <table:table-cell table:style-name="ce195" office:value-type="string" calcext:value-type="string">
            <text:p>002-105-0006288001</text:p>
          </table:table-cell>
          <table:table-cell table:style-name="ce195" office:value-type="string" calcext:value-type="string">
            <text:p>培德路至孝東路沿線邊坡雜樹修剪等工程</text:p>
          </table:table-cell>
          <table:table-cell table:style-name="ce198" office:value-type="float" office:value="99908" calcext:value-type="float">
            <text:p>99,90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94" office:value-type="string" calcext:value-type="string">
            <text:p>105/05/03</text:p>
          </table:table-cell>
          <table:table-cell table:style-name="ce195" office:value-type="string" calcext:value-type="string">
            <text:p>002-105-0006569001</text:p>
          </table:table-cell>
          <table:table-cell table:style-name="ce195" office:value-type="string" calcext:value-type="string">
            <text:p>八堵里民活動中心體健設施改善</text:p>
          </table:table-cell>
          <table:table-cell table:style-name="ce198" office:value-type="float" office:value="91004" calcext:value-type="float">
            <text:p>91,00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94" office:value-type="string" calcext:value-type="string">
            <text:p>105/05/16</text:p>
          </table:table-cell>
          <table:table-cell table:style-name="ce195" office:value-type="string" calcext:value-type="string">
            <text:p>002-105-0006594001</text:p>
          </table:table-cell>
          <table:table-cell table:style-name="ce195" office:value-type="string" calcext:value-type="string">
            <text:p>獅球里社區兒童公園旁等雜草除環境整理</text:p>
          </table:table-cell>
          <table:table-cell table:style-name="ce198" office:value-type="float" office:value="97210" calcext:value-type="float">
            <text:p>97,210</text:p>
          </table:table-cell>
          <table:table-cell table:style-name="ce194" table:number-columns-repeated="2"/>
          <table:table-cell table:number-columns-repeated="1017"/>
        </table:table-row>
        <table:table-row table:style-name="ro36">
          <table:table-cell table:style-name="ce11" office:value-type="float" office:value="29" calcext:value-type="float">
            <text:p>29</text:p>
          </table:table-cell>
          <table:table-cell table:style-name="ce194" office:value-type="string" calcext:value-type="string">
            <text:p>105/04/29</text:p>
          </table:table-cell>
          <table:table-cell table:style-name="ce195" office:value-type="string" calcext:value-type="string">
            <text:p>002-105-0006597001</text:p>
          </table:table-cell>
          <table:table-cell table:style-name="ce195" office:value-type="string" calcext:value-type="string">
            <text:p>德安路55至79號間雜草清除等</text:p>
          </table:table-cell>
          <table:table-cell table:style-name="ce198" office:value-type="float" office:value="94329" calcext:value-type="float">
            <text:p>94,329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94" office:value-type="string" calcext:value-type="string">
            <text:p>105/06/22</text:p>
          </table:table-cell>
          <table:table-cell table:style-name="ce195" office:value-type="string" calcext:value-type="string">
            <text:p>002-105-0006602001</text:p>
          </table:table-cell>
          <table:table-cell table:style-name="ce195" office:value-type="string" calcext:value-type="string">
            <text:p>安和一街330巷3至7號前設置石椅</text:p>
          </table:table-cell>
          <table:table-cell table:style-name="ce198" office:value-type="float" office:value="94209" calcext:value-type="float">
            <text:p>94,209</text:p>
          </table:table-cell>
          <table:table-cell table:style-name="ce194" office:value-type="string" calcext:value-type="string">
            <text:p>Y</text:p>
          </table:table-cell>
          <table:table-cell table:style-name="ce194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94" office:value-type="string" calcext:value-type="string">
            <text:p>105/04/29</text:p>
          </table:table-cell>
          <table:table-cell table:style-name="ce195" office:value-type="string" calcext:value-type="string">
            <text:p>002-105-0006628001</text:p>
          </table:table-cell>
          <table:table-cell table:style-name="ce195" office:value-type="string" calcext:value-type="string">
            <text:p>第二分局深澳坑派出所辦公廳舍修繕工程</text:p>
          </table:table-cell>
          <table:table-cell table:style-name="ce198" office:value-type="float" office:value="90779" calcext:value-type="float">
            <text:p>90,779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94" office:value-type="string" calcext:value-type="string">
            <text:p>105/04/26</text:p>
          </table:table-cell>
          <table:table-cell table:style-name="ce195" office:value-type="string" calcext:value-type="string">
            <text:p>002-105-0006675001</text:p>
          </table:table-cell>
          <table:table-cell table:style-name="ce195" office:value-type="string" calcext:value-type="string">
            <text:p>尚仁街75號旁牆面美化工程</text:p>
          </table:table-cell>
          <table:table-cell table:style-name="ce198" office:value-type="float" office:value="95498" calcext:value-type="float">
            <text:p>95,49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94" office:value-type="string" calcext:value-type="string">
            <text:p>105/05/09</text:p>
          </table:table-cell>
          <table:table-cell table:style-name="ce195" office:value-type="string" calcext:value-type="string">
            <text:p>002-105-0006756001</text:p>
          </table:table-cell>
          <table:table-cell table:style-name="ce195" office:value-type="string" calcext:value-type="string">
            <text:p>正信路及信二路151巷內除草等</text:p>
          </table:table-cell>
          <table:table-cell table:style-name="ce198" office:value-type="float" office:value="94823" calcext:value-type="float">
            <text:p>94,823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94" office:value-type="string" calcext:value-type="string">
            <text:p>105/05/09</text:p>
          </table:table-cell>
          <table:table-cell table:style-name="ce195" office:value-type="string" calcext:value-type="string">
            <text:p>002-105-0006757001</text:p>
          </table:table-cell>
          <table:table-cell table:style-name="ce195" office:value-type="string" calcext:value-type="string">
            <text:p>中山三路、復旦路、中華路、通仁街等環境整理</text:p>
          </table:table-cell>
          <table:table-cell table:style-name="ce198" office:value-type="float" office:value="97201" calcext:value-type="float">
            <text:p>97,201</text:p>
          </table:table-cell>
          <table:table-cell table:style-name="ce194" table:number-columns-repeated="2"/>
          <table:table-cell table:number-columns-repeated="1017"/>
        </table:table-row>
        <table:table-row table:style-name="ro41">
          <table:table-cell table:style-name="ce11" office:value-type="float" office:value="35" calcext:value-type="float">
            <text:p>35</text:p>
          </table:table-cell>
          <table:table-cell table:style-name="ce194" office:value-type="string" calcext:value-type="string">
            <text:p>105/05/11</text:p>
          </table:table-cell>
          <table:table-cell table:style-name="ce195" office:value-type="string" calcext:value-type="string">
            <text:p>002-105-0006764001</text:p>
          </table:table-cell>
          <table:table-cell table:style-name="ce195" office:value-type="string" calcext:value-type="string">
            <text:p>明德二路111號至107-2號沿線雙邊除草及樹木修剪</text:p>
          </table:table-cell>
          <table:table-cell table:style-name="ce198" office:value-type="float" office:value="94777" calcext:value-type="float">
            <text:p>94,777</text:p>
          </table:table-cell>
          <table:table-cell table:style-name="ce194" table:number-columns-repeated="2"/>
          <table:table-cell table:number-columns-repeated="1017"/>
        </table:table-row>
        <table:table-row table:style-name="ro51">
          <table:table-cell table:style-name="ce11" office:value-type="float" office:value="36" calcext:value-type="float">
            <text:p>36</text:p>
          </table:table-cell>
          <table:table-cell table:style-name="ce194" office:value-type="string" calcext:value-type="string">
            <text:p>105/05/23</text:p>
          </table:table-cell>
          <table:table-cell table:style-name="ce195" office:value-type="string" calcext:value-type="string">
            <text:p>002-105-0006832001</text:p>
          </table:table-cell>
          <table:table-cell table:style-name="ce195" office:value-type="string" calcext:value-type="string">
            <text:p>七堵區原住民活動場地設備改善</text:p>
          </table:table-cell>
          <table:table-cell table:style-name="ce198" office:value-type="float" office:value="98280" calcext:value-type="float">
            <text:p>98,28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94" office:value-type="string" calcext:value-type="string">
            <text:p>105/06/02</text:p>
          </table:table-cell>
          <table:table-cell table:style-name="ce195" office:value-type="string" calcext:value-type="string">
            <text:p>002-105-0007009001</text:p>
          </table:table-cell>
          <table:table-cell table:style-name="ce195" office:value-type="string" calcext:value-type="string">
            <text:p>中正路135號屋頂倒塌損壞修繕</text:p>
          </table:table-cell>
          <table:table-cell table:style-name="ce198" office:value-type="float" office:value="95970" calcext:value-type="float">
            <text:p>95,97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94" office:value-type="string" calcext:value-type="string">
            <text:p>105/04/27</text:p>
          </table:table-cell>
          <table:table-cell table:style-name="ce195" office:value-type="string" calcext:value-type="string">
            <text:p>002-105-0007041001</text:p>
          </table:table-cell>
          <table:table-cell table:style-name="ce195" office:value-type="string" calcext:value-type="string">
            <text:p>杜華倉三月份薪資</text:p>
          </table:table-cell>
          <table:table-cell table:style-name="ce198" office:value-type="float" office:value="35564" calcext:value-type="float">
            <text:p>35,56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94" office:value-type="string" calcext:value-type="string">
            <text:p>105/05/18</text:p>
          </table:table-cell>
          <table:table-cell table:style-name="ce195" office:value-type="string" calcext:value-type="string">
            <text:p>002-105-0007251001</text:p>
          </table:table-cell>
          <table:table-cell table:style-name="ce195" office:value-type="string" calcext:value-type="string">
            <text:p>樂一路58巷1號至11號周邊環境整理</text:p>
          </table:table-cell>
          <table:table-cell table:style-name="ce198" office:value-type="float" office:value="89708" calcext:value-type="float">
            <text:p>89,70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94" office:value-type="string" calcext:value-type="string">
            <text:p>105/06/06</text:p>
          </table:table-cell>
          <table:table-cell table:style-name="ce195" office:value-type="string" calcext:value-type="string">
            <text:p>002-105-0007540001</text:p>
          </table:table-cell>
          <table:table-cell table:style-name="ce195" office:value-type="string" calcext:value-type="string">
            <text:p>中山一路221巷內環境整理等</text:p>
          </table:table-cell>
          <table:table-cell table:style-name="ce198" office:value-type="float" office:value="95588" calcext:value-type="float">
            <text:p>95,588</text:p>
          </table:table-cell>
          <table:table-cell table:style-name="ce194" table:number-columns-repeated="2"/>
          <table:table-cell table:number-columns-repeated="1017"/>
        </table:table-row>
        <table:table-row table:style-name="ro52">
          <table:table-cell table:style-name="ce11" office:value-type="float" office:value="41" calcext:value-type="float">
            <text:p>41</text:p>
          </table:table-cell>
          <table:table-cell table:style-name="ce194" office:value-type="string" calcext:value-type="string">
            <text:p>105/06/06</text:p>
          </table:table-cell>
          <table:table-cell table:style-name="ce195" office:value-type="string" calcext:value-type="string">
            <text:p>002-105-0007577001</text:p>
          </table:table-cell>
          <table:table-cell table:style-name="ce195" office:value-type="string" calcext:value-type="string">
            <text:p>中平街133至149號前牆面油漆等</text:p>
          </table:table-cell>
          <table:table-cell table:style-name="ce198" office:value-type="float" office:value="95520" calcext:value-type="float">
            <text:p>95,52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94" office:value-type="string" calcext:value-type="string">
            <text:p>105/05/16</text:p>
          </table:table-cell>
          <table:table-cell table:style-name="ce195" office:value-type="string" calcext:value-type="string">
            <text:p>002-105-0007963001</text:p>
          </table:table-cell>
          <table:table-cell table:style-name="ce195" office:value-type="string" calcext:value-type="string">
            <text:p>中華路155至161號雜草清除等</text:p>
          </table:table-cell>
          <table:table-cell table:style-name="ce198" office:value-type="float" office:value="96059" calcext:value-type="float">
            <text:p>96,059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7968001</text:p>
          </table:table-cell>
          <table:table-cell table:style-name="ce195" office:value-type="string" calcext:value-type="string">
            <text:p>嘉仁里辦公處天花板及牆面改善等</text:p>
          </table:table-cell>
          <table:table-cell table:style-name="ce198" office:value-type="float" office:value="96824" calcext:value-type="float">
            <text:p>96,82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94" office:value-type="string" calcext:value-type="string">
            <text:p>105/05/13</text:p>
          </table:table-cell>
          <table:table-cell table:style-name="ce195" office:value-type="string" calcext:value-type="string">
            <text:p>002-105-0008348001</text:p>
          </table:table-cell>
          <table:table-cell table:style-name="ce195" office:value-type="string" calcext:value-type="string">
            <text:p>德義里活動中心舞台整修工程</text:p>
          </table:table-cell>
          <table:table-cell table:style-name="ce198" office:value-type="float" office:value="98000" calcext:value-type="float">
            <text:p>98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94" office:value-type="string" calcext:value-type="string">
            <text:p>105/06/01</text:p>
          </table:table-cell>
          <table:table-cell table:style-name="ce195" office:value-type="string" calcext:value-type="string">
            <text:p>002-105-0008352001</text:p>
          </table:table-cell>
          <table:table-cell table:style-name="ce195" office:value-type="string" calcext:value-type="string">
            <text:p>西定路226巷29號旁牆面粉刷洗石子等</text:p>
          </table:table-cell>
          <table:table-cell table:style-name="ce198" office:value-type="float" office:value="92127" calcext:value-type="float">
            <text:p>92,127</text:p>
          </table:table-cell>
          <table:table-cell table:style-name="ce194" table:number-columns-repeated="2"/>
          <table:table-cell table:number-columns-repeated="1017"/>
        </table:table-row>
        <table:table-row table:style-name="ro45">
          <table:table-cell table:style-name="ce11" office:value-type="float" office:value="46" calcext:value-type="float">
            <text:p>46</text:p>
          </table:table-cell>
          <table:table-cell table:style-name="ce194" office:value-type="string" calcext:value-type="string">
            <text:p>105/05/16</text:p>
          </table:table-cell>
          <table:table-cell table:style-name="ce195" office:value-type="string" calcext:value-type="string">
            <text:p>002-105-0008504001</text:p>
          </table:table-cell>
          <table:table-cell table:style-name="ce195" office:value-type="string" calcext:value-type="string">
            <text:p>長興里福基村里巷道及長暖村里道路兩樹木修剪等工程</text:p>
          </table:table-cell>
          <table:table-cell table:style-name="ce198" office:value-type="float" office:value="98868" calcext:value-type="float">
            <text:p>98,868</text:p>
          </table:table-cell>
          <table:table-cell table:style-name="ce194" table:number-columns-repeated="2"/>
          <table:table-cell table:number-columns-repeated="1017"/>
        </table:table-row>
        <table:table-row table:style-name="ro53">
          <table:table-cell table:style-name="ce11" office:value-type="float" office:value="47" calcext:value-type="float">
            <text:p>47</text:p>
          </table:table-cell>
          <table:table-cell table:style-name="ce194" office:value-type="string" calcext:value-type="string">
            <text:p>105/05/26</text:p>
          </table:table-cell>
          <table:table-cell table:style-name="ce195" office:value-type="string" calcext:value-type="string">
            <text:p>002-105-0008592001</text:p>
          </table:table-cell>
          <table:table-cell table:style-name="ce195" office:value-type="string" calcext:value-type="string">
            <text:p>培德路2巷及東信3巷內環境整理等</text:p>
          </table:table-cell>
          <table:table-cell table:style-name="ce198" office:value-type="float" office:value="97295" calcext:value-type="float">
            <text:p>97,295</text:p>
          </table:table-cell>
          <table:table-cell table:style-name="ce194" table:number-columns-repeated="2"/>
          <table:table-cell table:number-columns-repeated="1017"/>
        </table:table-row>
        <table:table-row table:style-name="ro37">
          <table:table-cell table:style-name="ce11" office:value-type="float" office:value="48" calcext:value-type="float">
            <text:p>48</text:p>
          </table:table-cell>
          <table:table-cell table:style-name="ce194" office:value-type="string" calcext:value-type="string">
            <text:p>105/05/19</text:p>
          </table:table-cell>
          <table:table-cell table:style-name="ce195" office:value-type="string" calcext:value-type="string">
            <text:p>002-105-0008687001</text:p>
          </table:table-cell>
          <table:table-cell table:style-name="ce195" office:value-type="string" calcext:value-type="string">
            <text:p>瑪東里瑪東農村再生公園景觀照明</text:p>
          </table:table-cell>
          <table:table-cell table:style-name="ce198" office:value-type="float" office:value="95500" calcext:value-type="float">
            <text:p>95,500</text:p>
          </table:table-cell>
          <table:table-cell table:style-name="ce194" table:number-columns-repeated="2"/>
          <table:table-cell table:number-columns-repeated="1017"/>
        </table:table-row>
        <table:table-row table:style-name="ro50">
          <table:table-cell table:style-name="ce11" office:value-type="float" office:value="49" calcext:value-type="float">
            <text:p>49</text:p>
          </table:table-cell>
          <table:table-cell table:style-name="ce194" office:value-type="string" calcext:value-type="string">
            <text:p>105/05/19</text:p>
          </table:table-cell>
          <table:table-cell table:style-name="ce195" office:value-type="string" calcext:value-type="string">
            <text:p>002-105-0008690001</text:p>
          </table:table-cell>
          <table:table-cell table:style-name="ce195" office:value-type="string" calcext:value-type="string">
            <text:p>長安街286巷84號至210巷23號環境美化等工程</text:p>
          </table:table-cell>
          <table:table-cell table:style-name="ce198" office:value-type="float" office:value="94897" calcext:value-type="float">
            <text:p>94,897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94" office:value-type="string" calcext:value-type="string">
            <text:p>105/05/23</text:p>
          </table:table-cell>
          <table:table-cell table:style-name="ce195" office:value-type="string" calcext:value-type="string">
            <text:p>002-105-0008737001</text:p>
          </table:table-cell>
          <table:table-cell table:style-name="ce195" office:value-type="string" calcext:value-type="string">
            <text:p>壽山路11號前周邊雜草清除環境整理等工程</text:p>
          </table:table-cell>
          <table:table-cell table:style-name="ce198" office:value-type="float" office:value="97000" calcext:value-type="float">
            <text:p>97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94" office:value-type="string" calcext:value-type="string">
            <text:p>105/05/25</text:p>
          </table:table-cell>
          <table:table-cell table:style-name="ce195" office:value-type="string" calcext:value-type="string">
            <text:p>002-105-0008739001</text:p>
          </table:table-cell>
          <table:table-cell table:style-name="ce195" office:value-type="string" calcext:value-type="string">
            <text:p>林泉里復興街163號前牆面洗石子工程</text:p>
          </table:table-cell>
          <table:table-cell table:style-name="ce198" office:value-type="float" office:value="98603" calcext:value-type="float">
            <text:p>98,603</text:p>
          </table:table-cell>
          <table:table-cell table:style-name="ce194" table:number-columns-repeated="2"/>
          <table:table-cell table:number-columns-repeated="1017"/>
        </table:table-row>
        <table:table-row table:style-name="ro47">
          <table:table-cell table:style-name="ce11" office:value-type="float" office:value="52" calcext:value-type="float">
            <text:p>52</text:p>
          </table:table-cell>
          <table:table-cell table:style-name="ce194" office:value-type="string" calcext:value-type="string">
            <text:p>105/05/23</text:p>
          </table:table-cell>
          <table:table-cell table:style-name="ce195" office:value-type="string" calcext:value-type="string">
            <text:p>002-105-0008788001</text:p>
          </table:table-cell>
          <table:table-cell table:style-name="ce195" office:value-type="string" calcext:value-type="string">
            <text:p>銘傳國中建築物防火避難設施與設備安全檢查改善計畫</text:p>
          </table:table-cell>
          <table:table-cell table:style-name="ce198" office:value-type="float" office:value="81900" calcext:value-type="float">
            <text:p>81,900</text:p>
          </table:table-cell>
          <table:table-cell table:style-name="ce194" table:number-columns-repeated="2"/>
          <table:table-cell table:number-columns-repeated="1017"/>
        </table:table-row>
        <table:table-row table:style-name="ro40">
          <table:table-cell table:style-name="ce11" office:value-type="float" office:value="53" calcext:value-type="float">
            <text:p>53</text:p>
          </table:table-cell>
          <table:table-cell table:style-name="ce194" office:value-type="string" calcext:value-type="string">
            <text:p>105/06/08</text:p>
          </table:table-cell>
          <table:table-cell table:style-name="ce195" office:value-type="string" calcext:value-type="string">
            <text:p>002-105-0008794001</text:p>
          </table:table-cell>
          <table:table-cell table:style-name="ce195" office:value-type="string" calcext:value-type="string">
            <text:p>七賢里巷弄邊坡、花圃環境整理</text:p>
          </table:table-cell>
          <table:table-cell table:style-name="ce198" office:value-type="float" office:value="92875" calcext:value-type="float">
            <text:p>92,875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94" office:value-type="string" calcext:value-type="string">
            <text:p>105/06/06</text:p>
          </table:table-cell>
          <table:table-cell table:style-name="ce195" office:value-type="string" calcext:value-type="string">
            <text:p>002-105-0008795001</text:p>
          </table:table-cell>
          <table:table-cell table:style-name="ce195" office:value-type="string" calcext:value-type="string">
            <text:p>壯觀里民活動中心儲櫃</text:p>
          </table:table-cell>
          <table:table-cell table:style-name="ce198" office:value-type="float" office:value="98000" calcext:value-type="float">
            <text:p>98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94" office:value-type="string" calcext:value-type="string">
            <text:p>105/06/02</text:p>
          </table:table-cell>
          <table:table-cell table:style-name="ce195" office:value-type="string" calcext:value-type="string">
            <text:p>002-105-0008911001</text:p>
          </table:table-cell>
          <table:table-cell table:style-name="ce195" office:value-type="string" calcext:value-type="string">
            <text:p>培德路133至135號前路面等</text:p>
          </table:table-cell>
          <table:table-cell table:style-name="ce198" office:value-type="float" office:value="95722" calcext:value-type="float">
            <text:p>95,722</text:p>
          </table:table-cell>
          <table:table-cell table:style-name="ce194" table:number-columns-repeated="2"/>
          <table:table-cell table:number-columns-repeated="1017"/>
        </table:table-row>
        <table:table-row table:style-name="ro40">
          <table:table-cell table:style-name="ce11" office:value-type="float" office:value="56" calcext:value-type="float">
            <text:p>56</text:p>
          </table:table-cell>
          <table:table-cell table:style-name="ce194" office:value-type="string" calcext:value-type="string">
            <text:p>105/05/23</text:p>
          </table:table-cell>
          <table:table-cell table:style-name="ce195" office:value-type="string" calcext:value-type="string">
            <text:p>002-105-0008913001</text:p>
          </table:table-cell>
          <table:table-cell table:style-name="ce195" office:value-type="string" calcext:value-type="string">
            <text:p>暖暖街246巷白公園環境整理工程</text:p>
          </table:table-cell>
          <table:table-cell table:style-name="ce198" office:value-type="float" office:value="93453" calcext:value-type="float">
            <text:p>93,453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94" office:value-type="string" calcext:value-type="string">
            <text:p>105/05/23</text:p>
          </table:table-cell>
          <table:table-cell table:style-name="ce195" office:value-type="string" calcext:value-type="string">
            <text:p>002-105-0008915001</text:p>
          </table:table-cell>
          <table:table-cell table:style-name="ce195" office:value-type="string" calcext:value-type="string">
            <text:p>國安路30巷底涼亭及周圍環境整理工程</text:p>
          </table:table-cell>
          <table:table-cell table:style-name="ce198" office:value-type="float" office:value="92970" calcext:value-type="float">
            <text:p>92,970</text:p>
          </table:table-cell>
          <table:table-cell table:style-name="ce194" table:number-columns-repeated="2"/>
          <table:table-cell table:number-columns-repeated="1017"/>
        </table:table-row>
        <table:table-row table:style-name="ro38">
          <table:table-cell table:style-name="ce11" office:value-type="float" office:value="58" calcext:value-type="float">
            <text:p>58</text:p>
          </table:table-cell>
          <table:table-cell table:style-name="ce194" office:value-type="string" calcext:value-type="string">
            <text:p>105/05/23</text:p>
          </table:table-cell>
          <table:table-cell table:style-name="ce195" office:value-type="string" calcext:value-type="string">
            <text:p>002-105-0008919001</text:p>
          </table:table-cell>
          <table:table-cell table:style-name="ce195" office:value-type="string" calcext:value-type="string">
            <text:p>源遠路1號至25號旁大排水疏濬及周邊環境改善等工程</text:p>
          </table:table-cell>
          <table:table-cell table:style-name="ce198" office:value-type="float" office:value="98310" calcext:value-type="float">
            <text:p>98,310</text:p>
          </table:table-cell>
          <table:table-cell table:style-name="ce194" table:number-columns-repeated="2"/>
          <table:table-cell table:number-columns-repeated="1017"/>
        </table:table-row>
        <table:table-row table:style-name="ro53">
          <table:table-cell table:style-name="ce11" office:value-type="float" office:value="59" calcext:value-type="float">
            <text:p>59</text:p>
          </table:table-cell>
          <table:table-cell table:style-name="ce194" office:value-type="string" calcext:value-type="string">
            <text:p>105/06/16</text:p>
          </table:table-cell>
          <table:table-cell table:style-name="ce195" office:value-type="string" calcext:value-type="string">
            <text:p>002-105-0009127001</text:p>
          </table:table-cell>
          <table:table-cell table:style-name="ce195" office:value-type="string" calcext:value-type="string">
            <text:p>月眉路31號、59之1號及65巷44號旁雜樹修剪等</text:p>
          </table:table-cell>
          <table:table-cell table:style-name="ce198" office:value-type="float" office:value="95048" calcext:value-type="float">
            <text:p>95,04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94" office:value-type="string" calcext:value-type="string">
            <text:p>105/05/26</text:p>
          </table:table-cell>
          <table:table-cell table:style-name="ce195" office:value-type="string" calcext:value-type="string">
            <text:p>002-105-0009147001</text:p>
          </table:table-cell>
          <table:table-cell table:style-name="ce195" office:value-type="string" calcext:value-type="string">
            <text:p>西定國小修補操場裂縫工程</text:p>
          </table:table-cell>
          <table:table-cell table:style-name="ce198" office:value-type="float" office:value="99000" calcext:value-type="float">
            <text:p>99,0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94" office:value-type="string" calcext:value-type="string">
            <text:p>105/06/14</text:p>
          </table:table-cell>
          <table:table-cell table:style-name="ce195" office:value-type="string" calcext:value-type="string">
            <text:p>002-105-0009244001</text:p>
          </table:table-cell>
          <table:table-cell table:style-name="ce195" office:value-type="string" calcext:value-type="string">
            <text:p>深澳坑路109巷旁雜草樹木砍除環境整理</text:p>
          </table:table-cell>
          <table:table-cell table:style-name="ce198" office:value-type="float" office:value="96235" calcext:value-type="float">
            <text:p>96,235</text:p>
          </table:table-cell>
          <table:table-cell table:style-name="ce194" table:number-columns-repeated="2"/>
          <table:table-cell table:number-columns-repeated="1017"/>
        </table:table-row>
        <table:table-row table:style-name="ro40">
          <table:table-cell table:style-name="ce11" office:value-type="float" office:value="62" calcext:value-type="float">
            <text:p>62</text:p>
          </table:table-cell>
          <table:table-cell table:style-name="ce194" office:value-type="string" calcext:value-type="string">
            <text:p>105/05/30</text:p>
          </table:table-cell>
          <table:table-cell table:style-name="ce195" office:value-type="string" calcext:value-type="string">
            <text:p>002-105-0009303001</text:p>
          </table:table-cell>
          <table:table-cell table:style-name="ce195" office:value-type="string" calcext:value-type="string">
            <text:p>成功一路113巷57弄52號旁擋土牆增設及粉刷工程</text:p>
          </table:table-cell>
          <table:table-cell table:style-name="ce198" office:value-type="float" office:value="99144" calcext:value-type="float">
            <text:p>99,14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94" office:value-type="string" calcext:value-type="string">
            <text:p>105/06/14</text:p>
          </table:table-cell>
          <table:table-cell table:style-name="ce195" office:value-type="string" calcext:value-type="string">
            <text:p>002-105-0009377001</text:p>
          </table:table-cell>
          <table:table-cell table:style-name="ce195" office:value-type="string" calcext:value-type="string">
            <text:p>華新二路95號至95-1號間邊坡改善</text:p>
          </table:table-cell>
          <table:table-cell table:style-name="ce198" office:value-type="float" office:value="98138" calcext:value-type="float">
            <text:p>98,13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94" office:value-type="string" calcext:value-type="string">
            <text:p>105/05/31</text:p>
          </table:table-cell>
          <table:table-cell table:style-name="ce195" office:value-type="string" calcext:value-type="string">
            <text:p>002-105-0009442001</text:p>
          </table:table-cell>
          <table:table-cell table:style-name="ce195" office:value-type="string" calcext:value-type="string">
            <text:p>暖西里民活動中心旁籃球場週邊環境美化工程</text:p>
          </table:table-cell>
          <table:table-cell table:style-name="ce198" office:value-type="float" office:value="93700" calcext:value-type="float">
            <text:p>93,7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94" office:value-type="string" calcext:value-type="string">
            <text:p>105/06/06</text:p>
          </table:table-cell>
          <table:table-cell table:style-name="ce195" office:value-type="string" calcext:value-type="string">
            <text:p>002-105-0010010001</text:p>
          </table:table-cell>
          <table:table-cell table:style-name="ce195" office:value-type="string" calcext:value-type="string">
            <text:p>信義國小改善校園校門口電動鐵門工程</text:p>
          </table:table-cell>
          <table:table-cell table:style-name="ce198" office:value-type="float" office:value="94500" calcext:value-type="float">
            <text:p>94,50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94" office:value-type="string" calcext:value-type="string">
            <text:p>105/06/16</text:p>
          </table:table-cell>
          <table:table-cell table:style-name="ce195" office:value-type="string" calcext:value-type="string">
            <text:p>002-105-0010019001</text:p>
          </table:table-cell>
          <table:table-cell table:style-name="ce195" office:value-type="string" calcext:value-type="string">
            <text:p>太白街及光華路等環境整理等</text:p>
          </table:table-cell>
          <table:table-cell table:style-name="ce198" office:value-type="float" office:value="96059" calcext:value-type="float">
            <text:p>96,059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94" office:value-type="string" calcext:value-type="string">
            <text:p>105/06/21</text:p>
          </table:table-cell>
          <table:table-cell table:style-name="ce195" office:value-type="string" calcext:value-type="string">
            <text:p>002-105-0010347001</text:p>
          </table:table-cell>
          <table:table-cell table:style-name="ce195" office:value-type="string" calcext:value-type="string">
            <text:p>中山一路221巷11號前階梯欄杆等</text:p>
          </table:table-cell>
          <table:table-cell table:style-name="ce198" office:value-type="float" office:value="84150" calcext:value-type="float">
            <text:p>84,150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94" office:value-type="string" calcext:value-type="string">
            <text:p>105/06/17</text:p>
          </table:table-cell>
          <table:table-cell table:style-name="ce195" office:value-type="string" calcext:value-type="string">
            <text:p>002-105-0010475001</text:p>
          </table:table-cell>
          <table:table-cell table:style-name="ce195" office:value-type="string" calcext:value-type="string">
            <text:p>孝岡里民活動中心旁遊樂設施改善等工程</text:p>
          </table:table-cell>
          <table:table-cell table:style-name="ce198" office:value-type="float" office:value="850132" calcext:value-type="float">
            <text:p>850,132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94" office:value-type="string" calcext:value-type="string">
            <text:p>105/06/13</text:p>
          </table:table-cell>
          <table:table-cell table:style-name="ce195" office:value-type="string" calcext:value-type="string">
            <text:p>002-105-0010493001</text:p>
          </table:table-cell>
          <table:table-cell table:style-name="ce195" office:value-type="string" calcext:value-type="string">
            <text:p>堵南里堵南新街等處除草及環境維護</text:p>
          </table:table-cell>
          <table:table-cell table:style-name="ce198" office:value-type="float" office:value="95498" calcext:value-type="float">
            <text:p>95,498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94" office:value-type="string" calcext:value-type="string">
            <text:p>105/06/14</text:p>
          </table:table-cell>
          <table:table-cell table:style-name="ce195" office:value-type="string" calcext:value-type="string">
            <text:p>002-105-0010502001</text:p>
          </table:table-cell>
          <table:table-cell table:style-name="ce195" office:value-type="string" calcext:value-type="string">
            <text:p>湯志傑等人四月份薪資</text:p>
          </table:table-cell>
          <table:table-cell table:style-name="ce198" office:value-type="float" office:value="206324" calcext:value-type="float">
            <text:p>206,32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94" office:value-type="string" calcext:value-type="string">
            <text:p>105/06/14</text:p>
          </table:table-cell>
          <table:table-cell table:style-name="ce195" office:value-type="string" calcext:value-type="string">
            <text:p>002-105-0010504001</text:p>
          </table:table-cell>
          <table:table-cell table:style-name="ce195" office:value-type="string" calcext:value-type="string">
            <text:p>杜華倉四月份薪資</text:p>
          </table:table-cell>
          <table:table-cell table:style-name="ce198" office:value-type="float" office:value="35564" calcext:value-type="float">
            <text:p>35,564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94" office:value-type="string" calcext:value-type="string">
            <text:p>105/06/21</text:p>
          </table:table-cell>
          <table:table-cell table:style-name="ce195" office:value-type="string" calcext:value-type="string">
            <text:p>002-105-0010600001</text:p>
          </table:table-cell>
          <table:table-cell table:style-name="ce195" office:value-type="string" calcext:value-type="string">
            <text:p>東美一、二街內環境整理等</text:p>
          </table:table-cell>
          <table:table-cell table:style-name="ce198" office:value-type="float" office:value="96116" calcext:value-type="float">
            <text:p>96,116</text:p>
          </table:table-cell>
          <table:table-cell table:style-name="ce194" table:number-columns-repeated="2"/>
          <table:table-cell table:number-columns-repeated="1017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94"/>
          <table:table-cell table:style-name="ce195"/>
          <table:table-cell table:style-name="ce195" office:value-type="string" calcext:value-type="string">
            <text:p>總計</text:p>
          </table:table-cell>
          <table:table-cell table:style-name="ce200" table:formula="of:=SUM([.E1:.E72])" office:value-type="float" office:value="7581583" calcext:value-type="float">
            <text:p>7,581,583</text:p>
          </table:table-cell>
          <table:table-cell table:style-name="ce198" office:value-type="float" office:value="7581583" calcext:value-type="float">
            <text:p>7,581,583</text:p>
          </table:table-cell>
          <table:table-cell table:number-columns-repeated="1018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5.06" table:style-name="ta9" table:print-ranges="'105.06'.A1:'105.06'.I48">
        <office:forms form:automatic-focus="false" form:apply-design-mode="false"/>
        <table:table-column table:style-name="co20" table:default-cell-style-name="ce148"/>
        <table:table-column table:style-name="co43" table:default-cell-style-name="ce116"/>
        <table:table-column table:style-name="co20" table:default-cell-style-name="ce116"/>
        <table:table-column table:style-name="co18" table:default-cell-style-name="ce116"/>
        <table:table-column table:style-name="co42" table:default-cell-style-name="ce116"/>
        <table:table-column table:style-name="co44" table:default-cell-style-name="ce116"/>
        <table:table-column table:style-name="co45" table:default-cell-style-name="ce116"/>
        <table:table-column table:style-name="co33" table:default-cell-style-name="ce116"/>
        <table:table-column table:style-name="co46" table:default-cell-style-name="ce116"/>
        <table:table-column table:style-name="co22" table:number-columns-repeated="248" table:default-cell-style-name="ce116"/>
        <table:table-column table:style-name="co22" table:number-columns-repeated="767" table:default-cell-style-name="Default"/>
        <table:table-row table:style-name="ro5">
          <table:table-cell table:style-name="ce128" office:value-type="string" calcext:value-type="string" table:number-columns-spanned="9" table:number-rows-spanned="1">
            <text:p>基隆市政府105年度對議員所提地方建設建議事項處理明細表</text:p>
          </table:table-cell>
          <table:covered-table-cell table:number-columns-repeated="8" table:style-name="ce206"/>
          <table:table-cell table:number-columns-repeated="1015"/>
        </table:table-row>
        <table:table-row table:style-name="ro15">
          <table:table-cell table:style-name="ce128" office:value-type="string" calcext:value-type="string" table:number-columns-spanned="9" table:number-rows-spanned="1">
            <text:p>至105年6月止</text:p>
          </table:table-cell>
          <table:covered-table-cell table:number-columns-repeated="8" table:style-name="ce206"/>
          <table:table-cell table:number-columns-repeated="1015"/>
        </table:table-row>
        <table:table-row table:style-name="ro15">
          <table:table-cell table:style-name="ce201" office:value-type="string" calcext:value-type="string">
            <text:p>表4</text:p>
          </table:table-cell>
          <table:table-cell table:style-name="ce149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7"/>
          <table:table-cell table:style-name="ce169" office:value-type="string" calcext:value-type="string">
            <text:p>單位：千元</text:p>
          </table:table-cell>
          <table:table-cell table:number-columns-repeated="1015"/>
        </table:table-row>
        <table:table-row table:style-name="ro6">
          <table:table-cell table:style-name="ce96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65"/>
          <table:covered-table-cell table:style-name="ce170"/>
          <table:table-cell table:number-columns-repeated="1015"/>
        </table:table-row>
        <table:table-row table:style-name="ro7">
          <table:covered-table-cell table:style-name="ce202"/>
          <table:covered-table-cell table:style-name="ce130"/>
          <table:covered-table-cell table:number-columns-repeated="2" table:style-name="ce131"/>
          <table:table-cell table:style-name="ce162" office:value-type="string" calcext:value-type="string">
            <text:p>核定金額</text:p>
          </table:table-cell>
          <table:table-cell table:style-name="ce162" office:value-type="string" calcext:value-type="string">
            <text:p>經費支用科目</text:p>
          </table:table-cell>
          <table:table-cell table:style-name="ce162" office:value-type="string" calcext:value-type="string">
            <text:p>主辦機關</text:p>
          </table:table-cell>
          <table:table-cell table:style-name="ce162" office:value-type="string" calcext:value-type="string">
            <text:p>招標方式</text:p>
          </table:table-cell>
          <table:table-cell table:style-name="ce162" office:value-type="string" calcext:value-type="string">
            <text:p>得標廠商</text:p>
          </table:table-cell>
          <table:table-cell table:number-columns-repeated="1015"/>
        </table:table-row>
        <table:table-row table:style-name="ro54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安樂區公所「三民里購置割草機、電腦燈、多彩百花燈設備」" calcext:value-type="string">
            <text:p><text:s/>安樂區公所「三民里購置割草機、電腦燈、多彩百花燈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04" office:value-type="float" office:value="95" calcext:value-type="float">
            <text:p>9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高登旺工程有限公司</text:p>
          </table:table-cell>
          <table:table-cell table:number-columns-repeated="1015"/>
        </table:table-row>
        <table:table-row table:style-name="ro8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安樂區公所「壯觀里購置廣播系統設備」" calcext:value-type="string">
            <text:p><text:s/>安樂區公所「壯觀里購置廣播系統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04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俊達數位科技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莊錦田</text:p>
          </table:table-cell>
          <table:table-cell table:style-name="ce100" office:value-type="string" office:string-value="安樂區公所「三民里購置數位高解析監視系統設備」" calcext:value-type="string">
            <text:p><text:s/>安樂區公所「三民里購置數位高解析監視系統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04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廣鑫網路科技有限公司</text:p>
          </table:table-cell>
          <table:table-cell table:number-columns-repeated="1015"/>
        </table:table-row>
        <table:table-row table:style-name="ro48"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德義里民活動中心舞台整修工程」" calcext:value-type="string">
            <text:p><text:s/>中正區公所「德義里民活動中心舞台整修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朝宗土木包工業</text:p>
          </table:table-cell>
          <table:table-cell table:style-name="ce144" table:number-columns-repeated="1015"/>
        </table:table-row>
        <table:table-row table:style-name="ro55"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中正區公所「砂灣里民活動中心購置手提無線擴音機及喇叭等設備」" calcext:value-type="string">
            <text:p><text:s/>中正區公所「砂灣里民活動中心購置手提無線擴音機及喇叭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名揚企業社</text:p>
          </table:table-cell>
          <table:table-cell table:number-columns-repeated="1015"/>
        </table:table-row>
        <table:table-row table:style-name="ro56"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暖江國小「會議室設備」" calcext:value-type="string">
            <text:p><text:s/>暖江國小「會議室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04" office:value-type="float" office:value="84" calcext:value-type="float">
            <text:p>8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永晴股份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校園光纖網路架設工程」" calcext:value-type="string">
            <text:p><text:s/>暖江國小「校園光纖網路架設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104" office:value-type="float" office:value="89" calcext:value-type="float">
            <text:p>8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陽金資訊股份有限公司" calcext:value-type="string">
            <text:p><text:s/>陽金資訊股份有限公司 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義重里辦公處購置字幕機、電腦、螢幕設備」" calcext:value-type="string">
            <text:p><text:s/>中正區公所「義重里辦公處購置字幕機、電腦、螢幕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table:number-columns-repeated="1015"/>
        </table:table-row>
        <table:table-row table:style-name="ro47"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安樂區區公所「鶯歌里購置全彩LED字幕機設備」" calcext:value-type="string">
            <text:p><text:s/>安樂區區公所「鶯歌里購置全彩LED字幕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高登旺工程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宋瑋莉" calcext:value-type="string">
            <text:p><text:s/>宋瑋莉 </text:p>
          </table:table-cell>
          <table:table-cell table:style-name="ce100" office:value-type="string" office:string-value="中山區公所「太白里辦公處於里民活動中心購置電動跑步機設備」" calcext:value-type="string">
            <text:p><text:s/>中山區公所「太白里辦公處於里民活動中心購置電動跑步機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number-columns-repeated="2"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山區公所" calcext:value-type="string">
            <text:p><text:s/>中山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基隆體育用品社" calcext:value-type="string">
            <text:p><text:s/>基隆體育用品社 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安樂區公所「永康里購置數位高解析監視器系統設備」" calcext:value-type="string">
            <text:p><text:s/>安樂區公所「永康里購置數位高解析監視器系統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10" office:value-type="string" calcext:value-type="string">
            <text:p>贏在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宋瑋莉" calcext:value-type="string">
            <text:p><text:s/>宋瑋莉 </text:p>
          </table:table-cell>
          <table:table-cell table:style-name="ce100" office:value-type="string" office:string-value="基隆市警察局「四分局中華路分駐所購置辦公室設備」" calcext:value-type="string">
            <text:p><text:s/>基隆市警察局「四分局中華路分駐所購置辦公室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警察局" calcext:value-type="string">
            <text:p><text:s/>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明亞傢俱裝璜行" calcext:value-type="string">
            <text:p><text:s/>明亞傢俱裝璜行 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基隆市警察局「第二分局深澳坑派出所辦公廰舍修繕工程」" calcext:value-type="string">
            <text:p><text:s/>基隆市警察局「第二分局深澳坑派出所辦公廰舍修繕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161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警察局" calcext:value-type="string">
            <text:p><text:s/>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碇玖營造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莊錦田</text:p>
          </table:table-cell>
          <table:table-cell table:style-name="ce100" office:value-type="string" office:string-value="消防局購置數位黑白多功能事務機、A3傳真板、二卡系統桌等" calcext:value-type="string">
            <text:p><text:s/>消防局購置數位黑白多功能事務機、A3傳真板、二卡系統桌等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消防局" calcext:value-type="string">
            <text:p><text:s/>消防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成冠企業行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路135號本府宿舍屋頂修復工程" calcext:value-type="string">
            <text:p><text:s/>中正路135號本府宿舍屋頂修復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行政處" calcext:value-type="string">
            <text:p><text:s/>行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屹興實業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建德國小「跳高安全墊」設備" calcext:value-type="string">
            <text:p><text:s/>建德國小「跳高安全墊」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88" calcext:value-type="float">
            <text:p>8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鴻銳國際體育設備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七堵區公所「瑪東里瑪東農村再生公園景觀照明工程」" calcext:value-type="string">
            <text:p><text:s/>七堵區公所「瑪東里瑪東農村再生公園景觀照明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星光照明企業社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莊錦田</text:p>
          </table:table-cell>
          <table:table-cell table:style-name="ce100" office:value-type="string" office:string-value="安樂區公所「壯觀里購置雙面全彩LED字幕機設備」" calcext:value-type="string">
            <text:p><text:s/>安樂區公所「壯觀里購置雙面全彩LED字幕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天創資訊科技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莊錦田</text:p>
          </table:table-cell>
          <table:table-cell table:style-name="ce207" office:value-type="string" calcext:value-type="string">
            <text:p>西定國小操場裂縫修補工程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振煜實業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洪森永" calcext:value-type="string">
            <text:p><text:s/>洪森永 </text:p>
          </table:table-cell>
          <table:table-cell table:style-name="ce207" office:value-type="string" calcext:value-type="string">
            <text:p>安樂區公所「內寮里購置烤箱、攪拌機等設備」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東汯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秦鉦" calcext:value-type="string">
            <text:p><text:s/>秦鉦 </text:p>
          </table:table-cell>
          <table:table-cell table:style-name="ce207" office:value-type="string" calcext:value-type="string">
            <text:p>安樂區公所「樂一里辦公處購置筆電設備」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5" calcext:value-type="float">
            <text:p>4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三井資訊股份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信義國小改善禮堂燈光設備" calcext:value-type="string">
            <text:p><text:s/>信義國小改善禮堂燈光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208" office:value-type="float" office:value="100" calcext:value-type="float">
            <text:p>100 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成功市場購置10噸水冷式冷氣" calcext:value-type="string">
            <text:p><text:s/>成功市場購置10噸水冷式冷氣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208" office:value-type="float" office:value="200" calcext:value-type="float">
            <text:p>200 </text:p>
          </table:table-cell>
          <table:table-cell table:style-name="ce161" office:value-type="float" office:value="199" calcext:value-type="float">
            <text:p><text:s/>1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產業發展處" calcext:value-type="string">
            <text:p><text:s/>產業發展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明音電器行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信義國小改善校園門口電動鐵門" calcext:value-type="string">
            <text:p><text:s/>信義國小改善校園門口電動鐵門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208" office:value-type="float" office:value="95" calcext:value-type="float">
            <text:p>95 </text:p>
          </table:table-cell>
          <table:table-cell table:style-name="ce161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鴻賓營造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仁愛區公所「書院里民活動中心購置投影機等設備」" calcext:value-type="string">
            <text:p><text:s/>仁愛區公所「書院里民活動中心購置投影機等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208" office:value-type="float" office:value="100" calcext:value-type="float">
            <text:p>100 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廣興電器行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安樂區公所「安和里購置廣播主機、喇叭等設備」" calcext:value-type="string">
            <text:p><text:s/>安樂區公所「安和里購置廣播主機、喇叭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208" office:value-type="float" office:value="100" calcext:value-type="float">
            <text:p>100 </text:p>
          </table:table-cell>
          <table:table-cell table:style-name="ce161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景邦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仁愛區公所「朝棟里辦公處購置傳真機及桌上型電腦設備」" calcext:value-type="string">
            <text:p><text:s/>仁愛區公所「朝棟里辦公處購置傳真機及桌上型電腦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208" office:value-type="float" office:value="40" calcext:value-type="float">
            <text:p>40 </text:p>
          </table:table-cell>
          <table:table-cell table:style-name="ce161" office:value-type="float" office:value="38" calcext:value-type="float">
            <text:p><text:s/>3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日昇電腦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仁愛區公所「英仁里購置筆記型電腦及數位相機設備」" calcext:value-type="string">
            <text:p><text:s/>仁愛區公所「英仁里購置筆記型電腦及數位相機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208" office:value-type="float" office:value="100" calcext:value-type="float">
            <text:p>100 </text:p>
          </table:table-cell>
          <table:table-cell table:style-name="ce161" office:value-type="float" office:value="58" calcext:value-type="float">
            <text:p><text:s/>5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陽金資訊股份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楊秀玉" calcext:value-type="string">
            <text:p><text:s/>楊秀玉 </text:p>
          </table:table-cell>
          <table:table-cell table:style-name="ce100" office:value-type="string" office:string-value="五堵國小閱讀區暨照明設備" calcext:value-type="string">
            <text:p><text:s/>五堵國小閱讀區暨照明設備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208" office:value-type="float" office:value="97" calcext:value-type="float">
            <text:p>97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消防局購辦公屏風、電視、桌球桌等設備" calcext:value-type="string">
            <text:p><text:s/>消防局購辦公屏風、電視、桌球桌等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50" calcext:value-type="float">
            <text:p><text:s/>5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消防局" calcext:value-type="string">
            <text:p><text:s/>消防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高線實業股份有限公司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洪森永</text:p>
          </table:table-cell>
          <table:table-cell table:style-name="ce115" office:value-type="string" calcext:value-type="string">
            <text:p>安樂區公所「安樂區內寮里購置桌球發球機設備」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4" office:value-type="float" office:value="70" calcext:value-type="float">
            <text:p>7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四維企業社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曾紀嚴" calcext:value-type="string">
            <text:p><text:s/>曾紀嚴 </text:p>
          </table:table-cell>
          <table:table-cell table:style-name="ce100" office:value-type="string" office:string-value="仁愛區公所「仁愛區誠仁里辦公處購置LED電子看板設備」" calcext:value-type="string">
            <text:p><text:s/>仁愛區公所「仁愛區誠仁里辦公處購置LED電子看板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208" office:value-type="float" office:value="100" calcext:value-type="float">
            <text:p>100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乾泰豐營造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陳東財" calcext:value-type="string">
            <text:p><text:s/>陳東財 </text:p>
          </table:table-cell>
          <table:table-cell table:style-name="ce100" office:value-type="string" office:string-value="中正公園二二八公園步道改善工程" calcext:value-type="string">
            <text:p><text:s/>中正公園二二八公園步道改善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行政處" calcext:value-type="string">
            <text:p><text:s/>行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永樹土木包工業</text:p>
          </table:table-cell>
          <table:table-cell table:number-columns-repeated="1015"/>
        </table:table-row>
        <table:table-row table:style-name="ro55"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安樂區公所「安樂區六合里購置廣播設備」" calcext:value-type="string">
            <text:p><text:s/>安樂區公所「安樂區六合里購置廣播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廣鑫網路科技有限公司</text:p>
          </table:table-cell>
          <table:table-cell table:number-columns-repeated="1015"/>
        </table:table-row>
        <table:table-row table:style-name="ro55">
          <table:table-cell table:style-name="ce92" office:value-type="string" office:string-value="楊秀玉" calcext:value-type="string">
            <text:p><text:s/>楊秀玉 </text:p>
          </table:table-cell>
          <table:table-cell table:style-name="ce100" office:value-type="string" office:string-value="明德國中「教學設備改善」" calcext:value-type="string">
            <text:p><text:s/>明德國中「教學設備改善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208" office:value-type="float" office:value="95" calcext:value-type="float">
            <text:p>95 </text:p>
          </table:table-cell>
          <table:table-cell table:style-name="ce161" office:value-type="float" office:value="86" calcext:value-type="float">
            <text:p><text:s/>8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5">
          <table:table-cell table:style-name="ce163" office:value-type="string" office:string-value="楊石城" calcext:value-type="string">
            <text:p><text:s/>楊石城 </text:p>
          </table:table-cell>
          <table:table-cell table:style-name="ce101" office:value-type="string" office:string-value="安樂區五福里購置全彩LED字幕機設備" calcext:value-type="string">
            <text:p><text:s/>安樂區五福里購置全彩LED字幕機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高登旺工程有限公司</text:p>
          </table:table-cell>
          <table:table-cell table:number-columns-repeated="1015"/>
        </table:table-row>
        <table:table-row table:style-name="ro8"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D6:.D41])" office:value-type="float" office:value="3514" calcext:value-type="float">
            <text:p><text:s/>3,514 </text:p>
          </table:table-cell>
          <table:table-cell table:style-name="ce92" table:formula="of:=SUM([.E6:.E41])" office:value-type="float" office:value="3309" calcext:value-type="float">
            <text:p><text:s/>3,309 </text:p>
          </table:table-cell>
          <table:table-cell table:style-name="ce92" table:number-columns-repeated="4"/>
          <table:table-cell table:number-columns-repeated="1015"/>
        </table:table-row>
        <table:table-row table:style-name="ro19">
          <table:table-cell table:style-name="ce203" office:value-type="string" calcext:value-type="string">
            <text:p>註：1.本表主辦機關為行政院主計處。</text:p>
          </table:table-cell>
          <table:table-cell table:style-name="ce203" table:number-columns-repeated="6"/>
          <table:table-cell table:style-name="ce144"/>
          <table:table-cell table:style-name="ce211" table:number-columns-repeated="1016"/>
        </table:table-row>
        <table:table-row table:style-name="ro19">
          <table:table-cell table:style-name="ce204" office:value-type="string" calcext:value-type="string" table:number-columns-spanned="4" table:number-rows-spanned="1">
            <text:p>　　2.本表第二次查填及送達期限為105年7月20日前。</text:p>
          </table:table-cell>
          <table:covered-table-cell table:number-columns-repeated="3" table:style-name="ce204"/>
          <table:table-cell table:style-name="ce209" table:number-columns-repeated="3"/>
          <table:table-cell table:style-name="ce144"/>
          <table:table-cell table:style-name="ce211" table:number-columns-repeated="1016"/>
        </table:table-row>
        <table:table-row table:style-name="ro10">
          <table:table-cell table:number-columns-repeated="1024"/>
        </table:table-row>
        <table:table-row table:style-name="ro20">
          <table:table-cell table:style-name="ce134" office:value-type="string" calcext:value-type="string" table:number-columns-spanned="9" table:number-rows-spanned="2">
            <text:p>備註：1、第二季請於7月15日前送達，第四季請於106年1月19日前送達。本府各單位請送主計處會審科，機關學校請送主計處歲計科。</text:p>
          </table:table-cell>
          <table:covered-table-cell table:number-columns-repeated="8" table:style-name="ce135"/>
          <table:table-cell table:style-name="ce177" table:number-columns-repeated="1015"/>
        </table:table-row>
        <table:table-row table:style-name="ro21">
          <table:covered-table-cell table:number-columns-repeated="9" table:style-name="ce135"/>
          <table:table-cell table:style-name="ce177" table:number-columns-repeated="1015"/>
        </table:table-row>
        <table:table-row table:style-name="ro11">
          <table:table-cell table:style-name="ce205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 table:number-columns-repeated="2"/>
          <table:table-cell table:style-name="ce136" office:value-type="string" calcext:value-type="string">
            <text:p>機關長官：</text:p>
          </table:table-cell>
          <table:table-cell table:style-name="ce151" table:number-columns-repeated="1018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1--2--季報'.$A$1" table:cell-range-address="$'105.06'.$A$1:.$I$48" table:range-usable-as="print-range"/>
        </table:named-expressions>
      </table:table>
      <table:table table:name="104.6" table:style-name="ta10" table:print-ranges="'104.6'.B1:'104.6'.J55">
        <table:table-column table:style-name="co13" table:default-cell-style-name="ce116"/>
        <table:table-column table:style-name="co20" table:default-cell-style-name="ce148"/>
        <table:table-column table:style-name="co43" table:default-cell-style-name="ce116"/>
        <table:table-column table:style-name="co20" table:default-cell-style-name="ce116"/>
        <table:table-column table:style-name="co18" table:default-cell-style-name="ce116"/>
        <table:table-column table:style-name="co42" table:default-cell-style-name="ce116"/>
        <table:table-column table:style-name="co44" table:default-cell-style-name="ce116"/>
        <table:table-column table:style-name="co45" table:default-cell-style-name="ce116"/>
        <table:table-column table:style-name="co33" table:default-cell-style-name="ce116"/>
        <table:table-column table:style-name="co46" table:default-cell-style-name="ce116"/>
        <table:table-column table:style-name="co22" table:number-columns-repeated="247" table:default-cell-style-name="ce116"/>
        <table:table-column table:style-name="co22" table:number-columns-repeated="767" table:default-cell-style-name="Default"/>
        <table:table-row table:style-name="ro5">
          <table:table-cell/>
          <table:table-cell table:style-name="ce128" office:value-type="string" calcext:value-type="string" table:number-columns-spanned="9" table:number-rows-spanned="1">
            <text:p>基隆市政府104年度對議員所提地方建設建議事項處理明細表</text:p>
          </table:table-cell>
          <table:covered-table-cell table:number-columns-repeated="8" table:style-name="ce206"/>
          <table:table-cell table:number-columns-repeated="1014"/>
        </table:table-row>
        <table:table-row table:style-name="ro15">
          <table:table-cell/>
          <table:table-cell table:style-name="ce128" office:value-type="string" calcext:value-type="string" table:number-columns-spanned="9" table:number-rows-spanned="1">
            <text:p>至104年6月止</text:p>
          </table:table-cell>
          <table:covered-table-cell table:number-columns-repeated="8" table:style-name="ce206"/>
          <table:table-cell table:number-columns-repeated="1014"/>
        </table:table-row>
        <table:table-row table:style-name="ro15">
          <table:table-cell/>
          <table:table-cell table:style-name="ce201" office:value-type="string" calcext:value-type="string">
            <text:p>表4</text:p>
          </table:table-cell>
          <table:table-cell table:style-name="ce149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7"/>
          <table:table-cell table:style-name="ce169" office:value-type="string" calcext:value-type="string">
            <text:p>單位：千元</text:p>
          </table:table-cell>
          <table:table-cell table:number-columns-repeated="1014"/>
        </table:table-row>
        <table:table-row table:style-name="ro6">
          <table:table-cell/>
          <table:table-cell table:style-name="ce96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65"/>
          <table:covered-table-cell table:style-name="ce170"/>
          <table:table-cell table:number-columns-repeated="1014"/>
        </table:table-row>
        <table:table-row table:style-name="ro7">
          <table:table-cell/>
          <table:covered-table-cell table:style-name="ce202"/>
          <table:covered-table-cell table:style-name="ce130"/>
          <table:covered-table-cell table:number-columns-repeated="2" table:style-name="ce131"/>
          <table:table-cell table:style-name="ce162" office:value-type="string" calcext:value-type="string">
            <text:p>核定金額</text:p>
          </table:table-cell>
          <table:table-cell table:style-name="ce162" office:value-type="string" calcext:value-type="string">
            <text:p>經費支用科目</text:p>
          </table:table-cell>
          <table:table-cell table:style-name="ce162" office:value-type="string" calcext:value-type="string">
            <text:p>主辦機關</text:p>
          </table:table-cell>
          <table:table-cell table:style-name="ce162" office:value-type="string" calcext:value-type="string">
            <text:p>招標方式</text:p>
          </table:table-cell>
          <table:table-cell table:style-name="ce162" office:value-type="string" calcext:value-type="string">
            <text:p>得標廠商</text:p>
          </table:table-cell>
          <table:table-cell table:number-columns-repeated="1014"/>
        </table:table-row>
        <table:table-row table:style-name="ro47">
          <table:table-cell office:value-type="string" calcext:value-type="string">
            <text:p>B26-1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00" office:value-type="string" office:string-value="暖江國小「校園操場設施修繕」" calcext:value-type="string">
            <text:p><text:s/>暖江國小「校園操場設施修繕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91" calcext:value-type="float">
            <text:p><text:s/>91 </text:p>
          </table:table-cell>
          <table:table-cell table:style-name="ce104" office:value-type="float" office:value="91" calcext:value-type="float">
            <text:p>91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凡昌工程行</text:p>
          </table:table-cell>
          <table:table-cell table:number-columns-repeated="2"/>
          <table:table-cell office:value-type="string" calcext:value-type="string">
            <text:p>彥1/26簽</text:p>
          </table:table-cell>
          <table:table-cell office:value-type="string" calcext:value-type="string">
            <text:p>3/27請示單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A5-1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學生體育器材購置」" calcext:value-type="string">
            <text:p><text:s/>暖江國小「學生體育器材購置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雨申工程有限公司</text:p>
          </table:table-cell>
          <table:table-cell table:number-columns-repeated="2"/>
          <table:table-cell office:value-type="string" calcext:value-type="string">
            <text:p>鍊1/26簽</text:p>
          </table:table-cell>
          <table:table-cell office:value-type="string" calcext:value-type="string">
            <text:p>3/18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-1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正砂里民活動中心購置辦公桌櫃等設備」" calcext:value-type="string">
            <text:p><text:s/>中正區公所「正砂里民活動中心購置辦公桌櫃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23" office:value-type="string" calcext:value-type="string">
            <text:p>明亞傢俱裝璜行</text:p>
          </table:table-cell>
          <table:table-cell table:number-columns-repeated="2"/>
          <table:table-cell office:value-type="string" calcext:value-type="string">
            <text:p>鍊1/26簽</text:p>
          </table:table-cell>
          <table:table-cell office:value-type="string" calcext:value-type="string">
            <text:p>3/16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7-1</text:p>
          </table:table-cell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月眉國小「體適能教具增設」" calcext:value-type="string">
            <text:p><text:s/>月眉國小「體適能教具增設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吉邦數位有限公司" calcext:value-type="string">
            <text:p><text:s/>吉邦數位有限公司 </text:p>
          </table:table-cell>
          <table:table-cell table:number-columns-repeated="2"/>
          <table:table-cell office:value-type="string" calcext:value-type="string">
            <text:p>傑1/28簽</text:p>
          </table:table-cell>
          <table:table-cell office:value-type="string" calcext:value-type="string">
            <text:p>3/27請示單</text:p>
          </table:table-cell>
          <table:table-cell table:style-name="ce144" table:number-columns-repeated="1010"/>
        </table:table-row>
        <table:table-row table:style-name="ro29">
          <table:table-cell office:value-type="string" calcext:value-type="string">
            <text:p>B4-1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「德義里民活動中心購置電腦電視等辦公設備」" calcext:value-type="string">
            <text:p><text:s/>中正區「德義里民活動中心購置電腦電視等辦公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61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立一資訊科技有限公司、皇儒貴有限公司</text:p>
          </table:table-cell>
          <table:table-cell table:number-columns-repeated="2"/>
          <table:table-cell office:value-type="string" calcext:value-type="string">
            <text:p>鍊1/12簽</text:p>
          </table:table-cell>
          <table:table-cell office:value-type="string" calcext:value-type="string">
            <text:p>2/2請示單</text:p>
          </table:table-cell>
          <table:table-cell table:style-name="ce144" table:number-columns-repeated="1010"/>
        </table:table-row>
        <table:table-row table:style-name="ro55">
          <table:table-cell office:value-type="string" calcext:value-type="string">
            <text:p>B5-1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校園建築壁癌及花台設施修繕」" calcext:value-type="string">
            <text:p><text:s/>暖江國小「校園建築壁癌及花台設施修繕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鴻賓營造有限公司" calcext:value-type="string">
            <text:p><text:s/>鴻賓營造有限公司 </text:p>
          </table:table-cell>
          <table:table-cell table:number-columns-repeated="2"/>
          <table:table-cell office:value-type="string" calcext:value-type="string">
            <text:p>鍊2/3簽</text:p>
          </table:table-cell>
          <table:table-cell table:number-columns-repeated="1011"/>
        </table:table-row>
        <table:table-row table:style-name="ro56">
          <table:table-cell office:value-type="string" calcext:value-type="string">
            <text:p>B8-1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信義國小「折合椅放置推車購置」" calcext:value-type="string">
            <text:p><text:s/>信義國小「折合椅放置推車購置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104" office:value-type="float" office:value="98" calcext:value-type="float">
            <text:p>98</text:p>
          </table:table-cell>
          <table:table-cell table:style-name="ce104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24" office:value-type="string" calcext:value-type="string">
            <text:p>四維企業社</text:p>
          </table:table-cell>
          <table:table-cell table:number-columns-repeated="1014"/>
        </table:table-row>
        <table:table-row table:style-name="ro55">
          <table:table-cell office:value-type="string" calcext:value-type="string">
            <text:p>29-</text:p>
          </table:table-cell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明德國中「電動鐵捲門及置物櫃設備」" calcext:value-type="string">
            <text:p><text:s/>明德國中「電動鐵捲門及置物櫃設備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104" office:value-type="float" office:value="90" calcext:value-type="float">
            <text:p>9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24" office:value-type="string" calcext:value-type="string">
            <text:p>新發工程行</text:p>
          </table:table-cell>
          <table:table-cell table:number-columns-repeated="2"/>
          <table:table-cell office:value-type="string" calcext:value-type="string">
            <text:p>鍊2/5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0-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安樂區「永康里崇德路10、36巷等處巷道排水改善等工程」" calcext:value-type="string">
            <text:p><text:s/>安樂區「永康里崇德路10、36巷等處巷道排水改善等工程」 </text:p>
          </table:table-cell>
          <table:table-cell table:style-name="ce94" office:value-type="string" calcext:value-type="string">
            <text:p>安樂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富泉工程行</text:p>
          </table:table-cell>
          <table:table-cell table:number-columns-repeated="2"/>
          <table:table-cell office:value-type="string" calcext:value-type="string">
            <text:p>春1/22簽</text:p>
          </table:table-cell>
          <table:table-cell office:value-type="string" calcext:value-type="string">
            <text:p>2/5請示單</text:p>
          </table:table-cell>
          <table:table-cell table:number-columns-repeated="1010"/>
        </table:table-row>
        <table:table-row table:style-name="ro47">
          <table:table-cell office:value-type="string" calcext:value-type="string">
            <text:p>B20-1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安樂國小「104年安裝投影機設備購置」" calcext:value-type="string">
            <text:p><text:s/>安樂國小「104年安裝投影機設備購置」 </text:p>
          </table:table-cell>
          <table:table-cell table:style-name="ce94" office:value-type="string" calcext:value-type="string">
            <text:p>安樂區</text:p>
          </table:table-cell>
          <table:table-cell table:number-columns-repeated="2"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浩匠科技有限公司</text:p>
          </table:table-cell>
          <table:table-cell table:number-columns-repeated="2"/>
          <table:table-cell office:value-type="string" calcext:value-type="string">
            <text:p>春2/1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11-1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信義國小「教室教學投影機修繕」" calcext:value-type="string">
            <text:p><text:s/>信義國小「教室教學投影機修繕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吉邦數位有限公司" calcext:value-type="string">
            <text:p><text:s/>吉邦數位有限公司 </text:p>
          </table:table-cell>
          <table:table-cell table:number-columns-repeated="2"/>
          <table:table-cell office:value-type="string" calcext:value-type="string">
            <text:p>彥2/12簽</text:p>
          </table:table-cell>
          <table:table-cell table:number-columns-repeated="1011"/>
        </table:table-row>
        <table:table-row table:style-name="ro55">
          <table:table-cell/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友一里裝設里內電子字幕機看板設備」" calcext:value-type="string">
            <text:p><text:s/>七堵區公所「友一里裝設里內電子字幕機看板設備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161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25" office:value-type="string" calcext:value-type="string">
            <text:p>大樣光電科技有限公司</text:p>
          </table:table-cell>
          <table:table-cell table:number-columns-repeated="2"/>
          <table:table-cell office:value-type="string" calcext:value-type="string">
            <text:p>鍊2/1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7-1</text:p>
          </table:table-cell>
          <table:table-cell table:style-name="ce92" office:value-type="string" office:string-value="林明智" calcext:value-type="string">
            <text:p><text:s/>林明智 </text:p>
          </table:table-cell>
          <table:table-cell table:style-name="ce100" office:value-type="string" office:string-value="暖江國小「改善校園電源功率不足修繕」" calcext:value-type="string">
            <text:p><text:s/>暖江國小「改善校園電源功率不足修繕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2" calcext:value-type="float">
            <text:p>92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啟展工程有限公司</text:p>
          </table:table-cell>
          <table:table-cell table:number-columns-repeated="2"/>
          <table:table-cell office:value-type="string" calcext:value-type="string">
            <text:p>彥2/25簽</text:p>
          </table:table-cell>
          <table:table-cell table:number-columns-repeated="1011"/>
        </table:table-row>
        <table:table-row table:style-name="ro57">
          <table:table-cell office:value-type="string" calcext:value-type="string">
            <text:p>B19-2</text:p>
          </table:table-cell>
          <table:table-cell table:style-name="ce212" office:value-type="string" calcext:value-type="string">
            <text:p>俞叁發</text:p>
          </table:table-cell>
          <table:table-cell table:style-name="ce100" office:value-type="string" office:string-value="基隆市勞工朋友活動中心B棟增添戶外遮雨棚設備" calcext:value-type="string">
            <text:p><text:s/>基隆市勞工朋友活動中心B棟增添戶外遮雨棚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奕銘工程行" calcext:value-type="string">
            <text:p><text:s/>奕銘工程行 </text:p>
          </table:table-cell>
          <table:table-cell office:value-type="string" calcext:value-type="string">
            <text:p>蔡軒</text:p>
          </table:table-cell>
          <table:table-cell office:value-type="string" calcext:value-type="string">
            <text:p>勞工行政科2/26</text:p>
          </table:table-cell>
          <table:table-cell office:value-type="string" calcext:value-type="string">
            <text:p>春3/2簽</text:p>
          </table:table-cell>
          <table:table-cell office:value-type="string" calcext:value-type="string">
            <text:p>3/14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6-4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00" office:value-type="string" office:string-value="暖江國小「教室防火窗簾安裝工程」" calcext:value-type="string">
            <text:p><text:s/>暖江國小「教室防火窗簾安裝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04" office:value-type="float" office:value="95" calcext:value-type="float">
            <text:p>9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綵簾室內裝潢工作室" calcext:value-type="string">
            <text:p><text:s/>綵簾室內裝潢工作室 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2/26</text:p>
          </table:table-cell>
          <table:table-cell office:value-type="string" calcext:value-type="string">
            <text:p>彥3/3簽</text:p>
          </table:table-cell>
          <table:table-cell office:value-type="string" calcext:value-type="string">
            <text:p>3/19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13-1</text:p>
          </table:table-cell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基隆市警察局「第一分局延平派出所採購電視機」" calcext:value-type="string">
            <text:p><text:s/>基隆市警察局「第一分局延平派出所採購電視機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161" office:value-type="float" office:value="17" calcext:value-type="float">
            <text:p><text:s/>1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音電器行</text:p>
          </table:table-cell>
          <table:table-cell office:value-type="string" calcext:value-type="string">
            <text:p>廖素雲</text:p>
          </table:table-cell>
          <table:table-cell office:value-type="string" calcext:value-type="string">
            <text:p>24246940-2083</text:p>
          </table:table-cell>
          <table:table-cell office:value-type="string" calcext:value-type="string">
            <text:p>彥3/4簽</text:p>
          </table:table-cell>
          <table:table-cell table:number-columns-repeated="1011"/>
        </table:table-row>
        <table:table-row table:style-name="ro55">
          <table:table-cell table:style-name="ce179"/>
          <table:table-cell table:style-name="ce94" office:value-type="string" calcext:value-type="string">
            <text:p>蘇仁和</text:p>
          </table:table-cell>
          <table:table-cell table:style-name="ce100" office:value-type="string" office:string-value="七堵區公所「永安里村里道路修剪及灌木除草等工程」" calcext:value-type="string">
            <text:p><text:s/>七堵區公所「永安里村里道路修剪及灌木除草等工程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太山工程行" calcext:value-type="string">
            <text:p><text:s/>太山工程行 </text:p>
          </table:table-cell>
          <table:table-cell table:number-columns-repeated="2"/>
          <table:table-cell office:value-type="string" calcext:value-type="string">
            <text:p>鍊2/12簽</text:p>
          </table:table-cell>
          <table:table-cell table:number-columns-repeated="1011"/>
        </table:table-row>
        <table:table-row table:style-name="ro55">
          <table:table-cell/>
          <table:table-cell table:style-name="ce94" office:value-type="string" calcext:value-type="string">
            <text:p>楊秀玉</text:p>
          </table:table-cell>
          <table:table-cell table:style-name="ce100" office:value-type="string" office:string-value="七堵區公所「富民里民活動中心裝設防盜安全措施工程」" calcext:value-type="string">
            <text:p><text:s/>七堵區公所「富民里民活動中心裝設防盜安全措施工程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合興鐵門窗行" calcext:value-type="string">
            <text:p><text:s/>合興鐵門窗行 </text:p>
          </table:table-cell>
          <table:table-cell table:number-columns-repeated="2"/>
          <table:table-cell office:value-type="string" calcext:value-type="string">
            <text:p>鍊2/12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30-1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正光里辦公處購置辦公沙發桌椅等設備」" calcext:value-type="string">
            <text:p><text:s/>七堵區公所「正光里辦公處購置辦公沙發桌椅等設備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table:number-columns-repeated="2"/>
          <table:table-cell office:value-type="string" calcext:value-type="string">
            <text:p>鍊2/11簽</text:p>
          </table:table-cell>
          <table:table-cell office:value-type="string" calcext:value-type="string">
            <text:p>3/16請示單</text:p>
          </table:table-cell>
          <table:table-cell table:number-columns-repeated="1010"/>
        </table:table-row>
        <table:table-row table:style-name="ro55">
          <table:table-cell/>
          <table:table-cell table:style-name="ce94" office:value-type="string" calcext:value-type="string">
            <text:p>蘇仁和</text:p>
          </table:table-cell>
          <table:table-cell table:style-name="ce100" office:value-type="string" office:string-value="七堵區公所「八德里民活動中心購置飲水機設備」" calcext:value-type="string">
            <text:p><text:s/>七堵區公所「八德里民活動中心購置飲水機設備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161" office:value-type="float" office:value="50" calcext:value-type="float">
            <text:p><text:s/>5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賀眾企業股份有限公司" calcext:value-type="string">
            <text:p><text:s/>賀眾企業股份有限公司 </text:p>
          </table:table-cell>
          <table:table-cell table:number-columns-repeated="2"/>
          <table:table-cell office:value-type="string" calcext:value-type="string">
            <text:p>鍊2/16簽</text:p>
          </table:table-cell>
          <table:table-cell office:value-type="string" calcext:value-type="string">
            <text:p>3/16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31-1</text:p>
          </table:table-cell>
          <table:table-cell table:style-name="ce94" office:value-type="string" calcext:value-type="string">
            <text:p>楊秀玉</text:p>
          </table:table-cell>
          <table:table-cell table:style-name="ce100" office:value-type="string" office:string-value="明徳國中「改善體育教學設備」" calcext:value-type="string">
            <text:p><text:s/>明徳國中「改善體育教學設備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161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黃秀滿</text:p>
          </table:table-cell>
          <table:table-cell office:value-type="string" calcext:value-type="string">
            <text:p>體健科3/12</text:p>
          </table:table-cell>
          <table:table-cell office:value-type="string" calcext:value-type="string">
            <text:p>鍊3/17簽</text:p>
          </table:table-cell>
          <table:table-cell table:number-columns-repeated="1011"/>
        </table:table-row>
        <table:table-row table:style-name="ro55">
          <table:table-cell/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新豐里辦公處購置字幕機設備」" calcext:value-type="string">
            <text:p><text:s/>中正區公所「新豐里辦公處購置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table:number-columns-repeated="2"/>
          <table:table-cell office:value-type="string" calcext:value-type="string">
            <text:p>鍊2/16簽</text:p>
          </table:table-cell>
          <table:table-cell office:value-type="string" calcext:value-type="string">
            <text:p>3/30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5-2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校園廊道及天花板龜裂修繕」" calcext:value-type="string">
            <text:p><text:s/>暖江國小「校園廊道及天花板龜裂修繕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4" office:value-type="float" office:value="99" calcext:value-type="float">
            <text:p>99</text:p>
          </table:table-cell>
          <table:table-cell table:style-name="ce104" office:value-type="float" office:value="98" calcext:value-type="float">
            <text:p>9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鴻賓營造有限公司" calcext:value-type="string">
            <text:p><text:s/>鴻賓營造有限公司 </text:p>
          </table:table-cell>
          <table:table-cell table:number-columns-repeated="2"/>
          <table:table-cell office:value-type="string" calcext:value-type="string">
            <text:p>鍊3/25簽</text:p>
          </table:table-cell>
          <table:table-cell office:value-type="string" calcext:value-type="string">
            <text:p>5/14請示單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B6-3</text:p>
          </table:table-cell>
          <table:table-cell table:style-name="ce94" office:value-type="string" calcext:value-type="string">
            <text:p>韓良圻</text:p>
          </table:table-cell>
          <table:table-cell table:style-name="ce100" office:value-type="string" office:string-value="深澳國小「教學設備進行改善採購」" calcext:value-type="string">
            <text:p><text:s/>深澳國小「教學設備進行改善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161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快樂工坊有限公</text:p>
            <text:p>司、泰安傢俱有</text:p>
            <text:p>限公司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3/19簽</text:p>
          </table:table-cell>
          <table:table-cell office:value-type="string" calcext:value-type="string">
            <text:p>傑3/25簽</text:p>
          </table:table-cell>
          <table:table-cell table:number-columns-repeated="1011"/>
        </table:table-row>
        <table:table-row table:style-name="ro55">
          <table:table-cell/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信義區公所「智誠里活動中心增設監視系統等設備」" calcext:value-type="string">
            <text:p><text:s/>信義區公所「智誠里活動中心增設監視系統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161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廣鑫網路科技有限公司</text:p>
          </table:table-cell>
          <table:table-cell table:number-columns-repeated="2"/>
          <table:table-cell office:value-type="string" calcext:value-type="string">
            <text:p>傑4/1簽</text:p>
          </table:table-cell>
          <table:table-cell table:number-columns-repeated="1011"/>
        </table:table-row>
        <table:table-row table:style-name="ro55">
          <table:table-cell/>
          <table:table-cell table:style-name="ce94" office:value-type="string" calcext:value-type="string">
            <text:p>陳江山</text:p>
          </table:table-cell>
          <table:table-cell table:style-name="ce112" office:value-type="string" office:string-value="暖暖區公所「八堵里辦公處購置氣冷式箱型冷氣機等設備」" calcext:value-type="string">
            <text:p><text:s/>暖暖區公所「八堵里辦公處購置氣冷式箱型冷氣機等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135" calcext:value-type="float">
            <text:p><text:s/>135 </text:p>
          </table:table-cell>
          <table:table-cell table:style-name="ce161" office:value-type="float" office:value="134" calcext:value-type="float">
            <text:p><text:s/>13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暖暖區公所" calcext:value-type="string">
            <text:p><text:s/>暖暖區公所 </text:p>
          </table:table-cell>
          <table:table-cell table:style-name="ce92" office:value-type="string" office:string-value="共同供應" calcext:value-type="string">
            <text:p><text:s/>共同供應 </text:p>
          </table:table-cell>
          <table:table-cell table:style-name="ce115" office:value-type="string" calcext:value-type="string">
            <text:p>皇儒貴有限公司</text:p>
          </table:table-cell>
          <table:table-cell table:number-columns-repeated="2"/>
          <table:table-cell office:value-type="string" calcext:value-type="string">
            <text:p>彥4/1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9-3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長興里裝設里內電子字幕機看板設備」" calcext:value-type="string">
            <text:p><text:s/>七堵區公所「長興里裝設里內電子字幕機看板設備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樣光電科技有限公司</text:p>
          </table:table-cell>
          <table:table-cell table:number-columns-repeated="2"/>
          <table:table-cell office:value-type="string" calcext:value-type="string">
            <text:p>鍊4/1簽</text:p>
          </table:table-cell>
          <table:table-cell office:value-type="string" calcext:value-type="string">
            <text:p>5/8請示單</text:p>
          </table:table-cell>
          <table:table-cell table:number-columns-repeated="1010"/>
        </table:table-row>
        <table:table-row table:style-name="ro55">
          <table:table-cell/>
          <table:table-cell table:style-name="ce94" office:value-type="string" calcext:value-type="string">
            <text:p>洪森永</text:p>
          </table:table-cell>
          <table:table-cell table:style-name="ce100" office:value-type="string" office:string-value="七堵區公所「永安里崇孝運動公園新設體健設施等工程」" calcext:value-type="string">
            <text:p><text:s/>七堵區公所「永安里崇孝運動公園新設體健設施等工程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26" office:value-type="string" calcext:value-type="string">
            <text:p>春長營造有限公</text:p>
            <text:p>司</text:p>
          </table:table-cell>
          <table:table-cell table:number-columns-repeated="2"/>
          <table:table-cell office:value-type="string" calcext:value-type="string">
            <text:p>鍊4/1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8-4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基隆市警察局「第二分局信義派出所辦公室設備採購」" calcext:value-type="string">
            <text:p><text:s/>基隆市警察局「第二分局信義派出所辦公室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成冠企業行</text:p>
          </table:table-cell>
          <table:table-cell office:value-type="string" calcext:value-type="string">
            <text:p>廖素雲</text:p>
          </table:table-cell>
          <table:table-cell office:value-type="string" calcext:value-type="string">
            <text:p>24246940-2083</text:p>
          </table:table-cell>
          <table:table-cell office:value-type="string" calcext:value-type="string">
            <text:p>傑3/26簽</text:p>
          </table:table-cell>
          <table:table-cell table:number-columns-repeated="1011"/>
        </table:table-row>
        <table:table-row table:style-name="ro55">
          <table:table-cell/>
          <table:table-cell table:style-name="ce94" office:value-type="string" calcext:value-type="string">
            <text:p>何淑萍</text:p>
          </table:table-cell>
          <table:table-cell table:style-name="ce100" office:value-type="string" office:string-value="信義區公所「東明里快速機等運動器材設備」" calcext:value-type="string">
            <text:p><text:s/>信義區公所「東明里快速機等運動器材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table:number-columns-repeated="2"/>
          <table:table-cell office:value-type="string" calcext:value-type="string">
            <text:p>傑4/13簽</text:p>
          </table:table-cell>
          <table:table-cell table:number-columns-repeated="1011"/>
        </table:table-row>
        <table:table-row table:style-name="ro55">
          <table:table-cell/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基隆市警察局「第三分局第三組及偵查隊辦公室設備採購」" calcext:value-type="string">
            <text:p><text:s/>基隆市警察局「第三分局第三組及偵查隊辦公室設備採購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161" office:value-type="float" office:value="39" calcext:value-type="float">
            <text:p><text:s/>3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table:number-columns-repeated="2"/>
          <table:table-cell office:value-type="string" calcext:value-type="string">
            <text:p>彥4/1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8-3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基隆市警察局「第二分局信義派出所辦公廳舍修繕等工程」" calcext:value-type="string">
            <text:p><text:s/>基隆市警察局「第二分局信義派出所辦公廳舍修繕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61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碇玖營造有限公司</text:p>
          </table:table-cell>
          <table:table-cell office:value-type="string" calcext:value-type="string">
            <text:p>廖素雲</text:p>
          </table:table-cell>
          <table:table-cell office:value-type="string" calcext:value-type="string">
            <text:p>24246940-2083</text:p>
          </table:table-cell>
          <table:table-cell office:value-type="string" calcext:value-type="string">
            <text:p>傑2/2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<text:s text:c="17"/>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中正里辦公處購置辦公桌椅等設備」" calcext:value-type="string">
            <text:p><text:s/>中正區公所「中正里辦公處購置辦公桌椅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61" office:value-type="float" office:value="89" calcext:value-type="float">
            <text:p><text:s/>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永昇家具行</text:p>
          </table:table-cell>
          <table:table-cell table:number-columns-repeated="2"/>
          <table:table-cell office:value-type="string" calcext:value-type="string">
            <text:p>鍊2/13簽</text:p>
          </table:table-cell>
          <table:table-cell table:number-columns-repeated="1011"/>
        </table:table-row>
        <table:table-row table:style-name="ro55">
          <table:table-cell/>
          <table:table-cell table:style-name="ce92" office:value-type="string" office:string-value="張錦煌" calcext:value-type="string">
            <text:p><text:s/>張錦煌 </text:p>
          </table:table-cell>
          <table:table-cell table:style-name="ce100" office:value-type="string" office:string-value="基隆市警察局「第四分局中華派出所增購桌上型電腦及顯示器等設備」" calcext:value-type="string">
            <text:p><text:s/>基隆市警察局「第四分局中華派出所增購桌上型電腦及顯示器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傑4/2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7-2</text:p>
          </table:table-cell>
          <table:table-cell table:style-name="ce94" office:value-type="string" calcext:value-type="string">
            <text:p>張漢土</text:p>
          </table:table-cell>
          <table:table-cell table:style-name="ce100" office:value-type="string" office:string-value="深澳國小「改善教學環境即時影音編碼串流採物採購」" calcext:value-type="string">
            <text:p><text:s/>深澳國小「改善教學環境即時影音編碼串流採物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吉邦數位有限公司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3/19簽</text:p>
          </table:table-cell>
          <table:table-cell office:value-type="string" calcext:value-type="string">
            <text:p>傑3/25簽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31-1</text:p>
          </table:table-cell>
          <table:table-cell table:style-name="ce94" office:value-type="string" calcext:value-type="string">
            <text:p>楊秀玉</text:p>
          </table:table-cell>
          <table:table-cell table:style-name="ce100" office:value-type="string" office:string-value="基隆市警察局「第三分局第四組及偵查隊辦公室採購沙發椅及大茶几等設備」" calcext:value-type="string">
            <text:p><text:s/>基隆市警察局「第三分局第四組及偵查隊辦公室採購沙發椅及大茶几等設備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table:number-columns-repeated="2"/>
          <table:table-cell office:value-type="string" calcext:value-type="string">
            <text:p>鍊3/17簽</text:p>
          </table:table-cell>
          <table:table-cell table:number-columns-repeated="1011"/>
        </table:table-row>
        <table:table-row table:style-name="ro18">
          <table:table-cell office:value-type="string" calcext:value-type="string">
            <text:p>B2-2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義重里辦公處購置辦公桌、公文櫃等設備」" calcext:value-type="string">
            <text:p><text:s/>中正區公所「義重里辦公處購置辦公桌、公文櫃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明亞傢俱裝璜行</text:p>
            <text:p>、尚群電氣有限</text:p>
            <text:p>公司</text:p>
          </table:table-cell>
          <table:table-cell table:number-columns-repeated="2"/>
          <table:table-cell office:value-type="string" calcext:value-type="string">
            <text:p>鍊4/15簽</text:p>
          </table:table-cell>
          <table:table-cell office:value-type="string" calcext:value-type="string">
            <text:p>5/4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8-1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友一里民活動中心購置活動用帳篷及電視等設備」" calcext:value-type="string">
            <text:p><text:s/>七堵區公所「友一里民活動中心購置活動用帳篷及電視等設備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161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宏維工程行</text:p>
          </table:table-cell>
          <table:table-cell table:number-columns-repeated="2"/>
          <table:table-cell office:value-type="string" calcext:value-type="string">
            <text:p>鍊2/2簽</text:p>
          </table:table-cell>
          <table:table-cell office:value-type="string" calcext:value-type="string">
            <text:p>4/16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0-4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基隆市警察局「第四分局增購桌上型電腦及顯示器等設備」" calcext:value-type="string">
            <text:p><text:s/>基隆市警察局「第四分局增購桌上型電腦及顯示器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春4/2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31-3</text:p>
          </table:table-cell>
          <table:table-cell table:style-name="ce94" office:value-type="string" calcext:value-type="string">
            <text:p>楊秀玉</text:p>
          </table:table-cell>
          <table:table-cell table:style-name="ce100" office:value-type="string" office:string-value="基隆市警察局「第三分局第一組及瑪陵派出所辦公室設備汰換及增購」" calcext:value-type="string">
            <text:p><text:s/>基隆市警察局「第三分局第一組及瑪陵派出所辦公室設備汰換及增購」 </text:p>
          </table:table-cell>
          <table:table-cell table:style-name="ce94" office:value-type="string" calcext:value-type="string">
            <text:p>七堵區</text:p>
          </table:table-cell>
          <table:table-cell table:style-name="ce161" office:value-type="float" office:value="100" calcext:value-type="float">
            <text:p><text:s/>100 </text:p>
          </table:table-cell>
          <table:table-cell table:style-name="ce161" office:value-type="float" office:value="85" calcext:value-type="float">
            <text:p><text:s/>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佳立電器工程行</text:p>
          </table:table-cell>
          <table:table-cell table:number-columns-repeated="2"/>
          <table:table-cell office:value-type="string" calcext:value-type="string">
            <text:p>鍊3/17簽</text:p>
          </table:table-cell>
          <table:table-cell office:value-type="string" calcext:value-type="string">
            <text:p>5/29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5-3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104年度校園電路、水管更新修繕工程」" calcext:value-type="string">
            <text:p><text:s/>暖江國小「104年度校園電路、水管更新修繕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97" calcext:value-type="float">
            <text:p>97</text:p>
          </table:table-cell>
          <table:table-cell table:style-name="ce104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隆圻工程有限公司" calcext:value-type="string">
            <text:p><text:s/>隆圻工程有限公司 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6/4</text:p>
          </table:table-cell>
          <table:table-cell office:value-type="string" calcext:value-type="string">
            <text:p>鍊6/11簽</text:p>
          </table:table-cell>
          <table:table-cell office:value-type="string" calcext:value-type="string">
            <text:p>5/14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-4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基隆市警察局「第二分局信六路派出所辦公廳舍修繕工程」" calcext:value-type="string">
            <text:p><text:s/>基隆市警察局「第二分局信六路派出所辦公廳舍修繕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61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碇玖營造有限公司</text:p>
          </table:table-cell>
          <table:table-cell office:value-type="string" calcext:value-type="string">
            <text:p>廖素雲</text:p>
          </table:table-cell>
          <table:table-cell office:value-type="string" calcext:value-type="string">
            <text:p>24246940-2083</text:p>
          </table:table-cell>
          <table:table-cell office:value-type="string" calcext:value-type="string">
            <text:p>鍊6/17簽</text:p>
          </table:table-cell>
          <table:table-cell table:number-columns-repeated="1011"/>
        </table:table-row>
        <table:table-row table:style-name="ro46">
          <table:table-cell office:value-type="string" calcext:value-type="string">
            <text:p>B26-6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00" office:value-type="string" office:string-value="暖暖國小「百花園鐵皮圍籬整修工程」" calcext:value-type="string">
            <text:p><text:s/>暖暖國小「百花園鐵皮圍籬整修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104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隆成土木包工業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7</text:p>
          </table:table-cell>
          <table:table-cell office:value-type="string" calcext:value-type="string">
            <text:p>彥4/9簽</text:p>
          </table:table-cell>
          <table:table-cell table:number-columns-repeated="1011"/>
        </table:table-row>
        <table:table-row table:style-name="ro8">
          <table:table-cell/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E6:.E48])" office:value-type="float" office:value="4091" calcext:value-type="float">
            <text:p><text:s/>4,091 </text:p>
          </table:table-cell>
          <table:table-cell table:style-name="ce92" table:formula="of:=SUM([.F6:.F48])" office:value-type="float" office:value="4004" calcext:value-type="float">
            <text:p><text:s/>4,004 </text:p>
          </table:table-cell>
          <table:table-cell table:style-name="ce92" table:number-columns-repeated="4"/>
          <table:table-cell table:number-columns-repeated="1014"/>
        </table:table-row>
        <table:table-row table:style-name="ro19">
          <table:table-cell/>
          <table:table-cell table:style-name="ce201" office:value-type="string" calcext:value-type="string">
            <text:p>註：1.本表主辦機關為行政院主計處。</text:p>
          </table:table-cell>
          <table:table-cell table:number-columns-repeated="1022"/>
        </table:table-row>
        <table:table-row table:style-name="ro19">
          <table:table-cell/>
          <table:table-cell table:style-name="ce201" office:value-type="string" calcext:value-type="string">
            <text:p>　　2.本表第一次查填及送達期限為7月20日前。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0">
          <table:table-cell table:style-name="ce177"/>
          <table:table-cell table:style-name="ce134" office:value-type="string" calcext:value-type="string" table:number-columns-spanned="9" table:number-rows-spanned="2">
            <text:p>備註：1、第二季請於7月13日前送達，第四季請於105年1月20日前送達。本府各單位請送主計處會審科，機關學校請送主計處歲計科。</text:p>
          </table:table-cell>
          <table:covered-table-cell table:number-columns-repeated="8" table:style-name="ce135"/>
          <table:table-cell table:style-name="ce177" table:number-columns-repeated="1014"/>
        </table:table-row>
        <table:table-row table:style-name="ro21">
          <table:table-cell table:style-name="ce177"/>
          <table:covered-table-cell table:number-columns-repeated="9" table:style-name="ce135"/>
          <table:table-cell table:style-name="ce177" table:number-columns-repeated="1014"/>
        </table:table-row>
        <table:table-row table:style-name="ro11">
          <table:table-cell table:style-name="ce151"/>
          <table:table-cell table:style-name="ce205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 table:number-columns-repeated="2"/>
          <table:table-cell table:style-name="ce136" office:value-type="string" calcext:value-type="string">
            <text:p>機關長官：</text:p>
          </table:table-cell>
          <table:table-cell table:style-name="ce151" table:number-columns-repeated="1017"/>
        </table:table-row>
        <table:table-row table:style-name="ro5">
          <table:table-cell/>
          <table:table-cell table:style-name="ce128" office:value-type="string" calcext:value-type="string" table:number-columns-spanned="9" table:number-rows-spanned="1">
            <text:p>基隆市政府104年度對議員所提地方建設建議事項處理明細表</text:p>
          </table:table-cell>
          <table:covered-table-cell table:number-columns-repeated="8" table:style-name="ce206"/>
          <table:table-cell table:number-columns-repeated="1014"/>
        </table:table-row>
        <table:table-row table:style-name="ro15">
          <table:table-cell/>
          <table:table-cell table:style-name="ce128" office:value-type="string" calcext:value-type="string" table:number-columns-spanned="9" table:number-rows-spanned="1">
            <text:p>至104年12月止</text:p>
          </table:table-cell>
          <table:covered-table-cell table:number-columns-repeated="8" table:style-name="ce206"/>
          <table:table-cell table:number-columns-repeated="1014"/>
        </table:table-row>
        <table:table-row table:style-name="ro15">
          <table:table-cell/>
          <table:table-cell table:style-name="ce201" office:value-type="string" calcext:value-type="string">
            <text:p>表4</text:p>
          </table:table-cell>
          <table:table-cell table:style-name="ce149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7"/>
          <table:table-cell table:style-name="ce169" office:value-type="string" calcext:value-type="string">
            <text:p>單位：千元</text:p>
          </table:table-cell>
          <table:table-cell table:number-columns-repeated="1014"/>
        </table:table-row>
        <table:table-row table:style-name="ro6">
          <table:table-cell/>
          <table:table-cell table:style-name="ce96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130"/>
          <table:table-cell table:number-columns-repeated="1014"/>
        </table:table-row>
        <table:table-row table:style-name="ro7">
          <table:table-cell/>
          <table:covered-table-cell table:style-name="ce96"/>
          <table:covered-table-cell table:number-columns-repeated="3" table:style-name="ce130"/>
          <table:table-cell table:style-name="ce130" office:value-type="string" calcext:value-type="string">
            <text:p>核定金額</text:p>
          </table:table-cell>
          <table:table-cell table:style-name="ce130" office:value-type="string" calcext:value-type="string">
            <text:p>經費支用科目</text:p>
          </table:table-cell>
          <table:table-cell table:style-name="ce130" office:value-type="string" calcext:value-type="string">
            <text:p>主辦機關</text:p>
          </table:table-cell>
          <table:table-cell table:style-name="ce130" office:value-type="string" calcext:value-type="string">
            <text:p>招標方式</text:p>
          </table:table-cell>
          <table:table-cell table:style-name="ce130" office:value-type="string" calcext:value-type="string">
            <text:p>得標廠商</text:p>
          </table:table-cell>
          <table:table-cell table:number-columns-repeated="1014"/>
        </table:table-row>
        <table:table-row table:style-name="ro55">
          <table:table-cell office:value-type="string" calcext:value-type="string">
            <text:p>B18-1</text:p>
          </table:table-cell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長樂國小「行政大樓教學環境整修工程」" calcext:value-type="string">
            <text:p><text:s/>長樂國小「行政大樓教學環境整修工程」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385" calcext:value-type="float">
            <text:p><text:s/>385 </text:p>
          </table:table-cell>
          <table:table-cell table:style-name="ce92" office:value-type="float" office:value="285" calcext:value-type="float">
            <text:p><text:s/>2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旺達土木包工業</text:p>
          </table:table-cell>
          <table:table-cell table:number-columns-repeated="2"/>
          <table:table-cell office:value-type="string" calcext:value-type="string">
            <text:p>春2/1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A18-1</text:p>
          </table:table-cell>
          <table:table-cell table:style-name="ce92" office:value-type="string" office:string-value="鄭林清良、張芳麗" calcext:value-type="string">
            <text:p><text:s/>鄭林清良、張芳麗 </text:p>
          </table:table-cell>
          <table:table-cell table:style-name="ce100" office:value-type="string" office:string-value="明徳國中「班級置物櫃採購」" calcext:value-type="string">
            <text:p><text:s/>明徳國中「班級置物櫃採購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92" office:value-type="float" office:value="980" calcext:value-type="float">
            <text:p><text:s/>9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喜美工業股份有限公司" calcext:value-type="string">
            <text:p><text:s/>喜美工業股份有限公司 </text:p>
          </table:table-cell>
          <table:table-cell/>
          <table:table-cell office:value-type="string" calcext:value-type="string">
            <text:p>學管科3/10</text:p>
          </table:table-cell>
          <table:table-cell office:value-type="string" calcext:value-type="string">
            <text:p>春3/12簽</text:p>
          </table:table-cell>
          <table:table-cell table:number-columns-repeated="1011"/>
        </table:table-row>
        <table:table-row table:style-name="ro55">
          <table:table-cell table:style-name="ce179" office:value-type="string" calcext:value-type="string">
            <text:p>B30-1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堵南國小「不鏽鋼水溝工程」" calcext:value-type="string">
            <text:p><text:s/>堵南國小「不鏽鋼水溝工程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創宇土木包工業有限公司" calcext:value-type="string">
            <text:p><text:s/>創宇土木包工業有限公司 </text:p>
          </table:table-cell>
          <table:table-cell office:value-type="string" calcext:value-type="string">
            <text:p>石德銘</text:p>
          </table:table-cell>
          <table:table-cell office:value-type="string" calcext:value-type="string">
            <text:p>國教科3/12</text:p>
          </table:table-cell>
          <table:table-cell office:value-type="string" calcext:value-type="string">
            <text:p>鍊3/13簽</text:p>
          </table:table-cell>
          <table:table-cell office:value-type="string" calcext:value-type="string">
            <text:p>10/15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6-5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00" office:value-type="string" office:string-value="基隆市警察局「第三分局暖暖派出所修繕機車棚及新建遮雨棚工程」" calcext:value-type="string">
            <text:p><text:s/>基隆市警察局「第三分局暖暖派出所修繕機車棚及新建遮雨棚工程」 </text:p>
          </table:table-cell>
          <table:table-cell table:style-name="ce94" office:value-type="string" calcext:value-type="string">
            <text:p>暖暖區</text:p>
          </table:table-cell>
          <table:table-cell table:number-columns-repeated="2"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永晟工程行" calcext:value-type="string">
            <text:p><text:s/>永晟工程行 </text:p>
          </table:table-cell>
          <table:table-cell table:number-columns-repeated="2"/>
          <table:table-cell office:value-type="string" calcext:value-type="string">
            <text:p>彥3/30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4-2</text:p>
          </table:table-cell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月眉國小「改善教學環境設備採購」" calcext:value-type="string">
            <text:p><text:s/>月眉國小「改善教學環境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23" calcext:value-type="float">
            <text:p>23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蘇氏資訊有限公司" calcext:value-type="string">
            <text:p><text:s/>蘇氏資訊有限公司 </text:p>
          </table:table-cell>
          <table:table-cell table:number-columns-repeated="2"/>
          <table:table-cell office:value-type="string" calcext:value-type="string">
            <text:p>春3/23簽</text:p>
          </table:table-cell>
          <table:table-cell office:value-type="string" calcext:value-type="string">
            <text:p>8/27請示單</text:p>
          </table:table-cell>
          <table:table-cell table:style-name="ce144" office:value-type="string" calcext:value-type="string">
            <text:p>分為二案</text:p>
          </table:table-cell>
          <table:table-cell table:style-name="ce144" table:number-columns-repeated="1009"/>
        </table:table-row>
        <table:table-row table:style-name="ro55">
          <table:table-cell office:value-type="string" calcext:value-type="string">
            <text:p>B6-4</text:p>
          </table:table-cell>
          <table:table-cell table:style-name="ce94" office:value-type="string" calcext:value-type="string">
            <text:p>韓良圻</text:p>
          </table:table-cell>
          <table:table-cell table:style-name="ce100" office:value-type="string" office:string-value="中山高中「低音號設備」" calcext:value-type="string">
            <text:p><text:s/>中山高中「低音號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宸緯樂器有限公司</text:p>
          </table:table-cell>
          <table:table-cell office:value-type="string" calcext:value-type="string">
            <text:p>黃綉媛</text:p>
          </table:table-cell>
          <table:table-cell office:value-type="string" calcext:value-type="string">
            <text:p>社教科4/8</text:p>
          </table:table-cell>
          <table:table-cell office:value-type="string" calcext:value-type="string">
            <text:p>傑4/9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18-1</text:p>
          </table:table-cell>
          <table:table-cell table:style-name="ce94" office:value-type="string" calcext:value-type="string">
            <text:p>鄭林清良</text:p>
          </table:table-cell>
          <table:table-cell table:style-name="ce100" office:value-type="string" office:string-value="長樂國小「行政大樓教學環境整修工程」" calcext:value-type="string">
            <text:p><text:s/>長樂國小「行政大樓教學環境整修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850" calcext:value-type="float">
            <text:p><text:s/>850 </text:p>
          </table:table-cell>
          <table:table-cell table:style-name="ce92" office:value-type="float" office:value="285" calcext:value-type="float">
            <text:p><text:s/>2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旺達土木包工業 <text:s text:c="45"/>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9</text:p>
          </table:table-cell>
          <table:table-cell office:value-type="string" calcext:value-type="string">
            <text:p>春4/10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19-2</text:p>
          </table:table-cell>
          <table:table-cell table:style-name="ce212" office:value-type="string" calcext:value-type="string">
            <text:p>俞叁發</text:p>
          </table:table-cell>
          <table:table-cell table:style-name="ce100" office:value-type="string" office:string-value="安樂區公所「五福里購置皮沙發組、茶几、辦公桌椅、書櫃等設備」" calcext:value-type="string">
            <text:p><text:s/>安樂區公所「五福里購置皮沙發組、茶几、辦公桌椅、書櫃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聯華傢俱行" calcext:value-type="string">
            <text:p><text:s/>聯華傢俱行 </text:p>
          </table:table-cell>
          <table:table-cell table:number-columns-repeated="2"/>
          <table:table-cell office:value-type="string" calcext:value-type="string">
            <text:p>春4/1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6-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12" office:value-type="string" office:string-value="暖暖區公所「碇安里辦公處購置電子字幕機設備」" calcext:value-type="string">
            <text:p><text:s/>暖暖區公所「碇安里辦公處購置電子字幕機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暖暖區公所" calcext:value-type="string">
            <text:p><text:s/>暖暖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桂冠開發百貨有限公司</text:p>
          </table:table-cell>
          <table:table-cell table:number-columns-repeated="2"/>
          <table:table-cell office:value-type="string" calcext:value-type="string">
            <text:p>彥4/1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A7-1</text:p>
          </table:table-cell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月眉國小「改善階梯教室視訊及音響設備」" calcext:value-type="string">
            <text:p><text:s/>月眉國小「改善階梯教室視訊及音響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499" calcext:value-type="float">
            <text:p>499</text:p>
          </table:table-cell>
          <table:table-cell table:style-name="ce104" office:value-type="float" office:value="484" calcext:value-type="float">
            <text:p>48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豐雅數位有限公司" calcext:value-type="string">
            <text:p><text:s/>豐雅數位有限公司 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4/14簽</text:p>
          </table:table-cell>
          <table:table-cell office:value-type="string" calcext:value-type="string">
            <text:p>傑4/15簽</text:p>
          </table:table-cell>
          <table:table-cell office:value-type="string" calcext:value-type="string">
            <text:p>11/23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2-2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月眉國小「前庭地面整修工程」" calcext:value-type="string">
            <text:p><text:s/>月眉國小「前庭地面整修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04" office:value-type="float" office:value="80" calcext:value-type="float">
            <text:p>8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亮宇室內裝修工程有限公司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4/14簽</text:p>
          </table:table-cell>
          <table:table-cell office:value-type="string" calcext:value-type="string">
            <text:p>春4/15簽</text:p>
          </table:table-cell>
          <table:table-cell office:value-type="string" calcext:value-type="string">
            <text:p>7/23請示單</text:p>
          </table:table-cell>
          <table:table-cell table:number-columns-repeated="1010"/>
        </table:table-row>
        <table:table-row table:style-name="ro55">
          <table:table-cell/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友一里購置公文櫃辦公桌椅等設備」" calcext:value-type="string">
            <text:p><text:s/>七堵區公所「友一里購置公文櫃辦公桌椅等設備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、立一資訊科技有限公司</text:p>
          </table:table-cell>
          <table:table-cell table:number-columns-repeated="2"/>
          <table:table-cell office:value-type="string" calcext:value-type="string">
            <text:p>鍊2/2簽</text:p>
          </table:table-cell>
          <table:table-cell office:value-type="string" calcext:value-type="string">
            <text:p>4/16請示單</text:p>
          </table:table-cell>
          <table:table-cell table:number-columns-repeated="1010"/>
        </table:table-row>
        <table:table-row table:style-name="ro55">
          <table:table-cell/>
          <table:table-cell table:style-name="ce94" office:value-type="string" calcext:value-type="string">
            <text:p>韓良圻</text:p>
          </table:table-cell>
          <table:table-cell table:style-name="ce100" office:value-type="string" office:string-value="基隆市警察局「第二分局東光派出所辦公設備採購」" calcext:value-type="string">
            <text:p><text:s/>基隆市警察局「第二分局東光派出所辦公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04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萬虹通訊有限公司</text:p>
          </table:table-cell>
          <table:table-cell table:number-columns-repeated="2"/>
          <table:table-cell office:value-type="string" calcext:value-type="string">
            <text:p>傑4/23簽</text:p>
          </table:table-cell>
          <table:table-cell table:number-columns-repeated="1011"/>
        </table:table-row>
        <table:table-row table:style-name="ro55">
          <table:table-cell/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社寮里辦公處購置廣播系統設備」" calcext:value-type="string">
            <text:p><text:s/>中正區公所「社寮里辦公處購置廣播系統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3" calcext:value-type="float">
            <text:p>93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鍊4/10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0-6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建德國小「104年度辦公設備更新」" calcext:value-type="string">
            <text:p><text:s/>建德國小「104年度辦公設備更新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04" office:value-type="float" office:value="93" calcext:value-type="float">
            <text:p>93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泰安傢俱有限公司</text:p>
          </table:table-cell>
          <table:table-cell table:number-columns-repeated="2"/>
          <table:table-cell office:value-type="string" calcext:value-type="string">
            <text:p>春5/20簽</text:p>
          </table:table-cell>
          <table:table-cell office:value-type="string" calcext:value-type="string">
            <text:p>7/23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A11-1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仁愛區曲水里南榮路64巷路面、水溝等整建工程" calcext:value-type="string">
            <text:p><text:s/>仁愛區曲水里南榮路64巷路面、水溝等整建工程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104" office:value-type="float" office:value="916" calcext:value-type="float">
            <text:p>916</text:p>
          </table:table-cell>
          <table:table-cell table:style-name="ce104" office:value-type="float" office:value="770" calcext:value-type="float">
            <text:p>77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惠春土木包工業</text:p>
          </table:table-cell>
          <table:table-cell table:number-columns-repeated="1014"/>
        </table:table-row>
        <table:table-row table:style-name="ro55">
          <table:table-cell office:value-type="string" calcext:value-type="string">
            <text:p>B6-8</text:p>
          </table:table-cell>
          <table:table-cell table:style-name="ce94" office:value-type="string" calcext:value-type="string">
            <text:p>韓良圻</text:p>
          </table:table-cell>
          <table:table-cell table:style-name="ce100" office:value-type="string" office:string-value="暖江國小「校園監視系統修繕」" calcext:value-type="string">
            <text:p><text:s/>暖江國小「校園監視系統修繕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99" calcext:value-type="float">
            <text:p>99</text:p>
          </table:table-cell>
          <table:table-cell table:style-name="ce105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萬虹通訊有限公司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5/21</text:p>
          </table:table-cell>
          <table:table-cell office:value-type="string" calcext:value-type="string">
            <text:p>傑5/28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5-5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校舍牆面整修工程」" calcext:value-type="string">
            <text:p><text:s/>暖江國小「校舍牆面整修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95" calcext:value-type="float">
            <text:p>95</text:p>
          </table:table-cell>
          <table:table-cell table:style-name="ce105" office:value-type="float" office:value="87" calcext:value-type="float">
            <text:p>8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隆圻工程有限公司" calcext:value-type="string">
            <text:p><text:s/>隆圻工程有限公司 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6/4</text:p>
          </table:table-cell>
          <table:table-cell office:value-type="string" calcext:value-type="string">
            <text:p>鍊6/11簽</text:p>
          </table:table-cell>
          <table:table-cell office:value-type="string" calcext:value-type="string">
            <text:p>7/27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12-3</text:p>
          </table:table-cell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仁愛國小「活動中心二樓活動地板整修」" calcext:value-type="string">
            <text:p><text:s/>仁愛國小「活動中心二樓活動地板整修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104" office:value-type="float" office:value="69" calcext:value-type="float">
            <text:p>6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雨申工程有限公司</text:p>
          </table:table-cell>
          <table:table-cell table:number-columns-repeated="2"/>
          <table:table-cell office:value-type="string" calcext:value-type="string">
            <text:p>鍊5/4簽</text:p>
          </table:table-cell>
          <table:table-cell office:value-type="string" calcext:value-type="string">
            <text:p>6/10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A4-1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海濱里民活動中心購置氣冷式箱型冷氣機設備」" calcext:value-type="string">
            <text:p><text:s/>中正區公所「海濱里民活動中心購置氣冷式箱型冷氣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float" office:value="159" calcext:value-type="float">
            <text:p>15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皇儒貴有限公司</text:p>
          </table:table-cell>
          <table:table-cell table:number-columns-repeated="2"/>
          <table:table-cell office:value-type="string" calcext:value-type="string">
            <text:p>鍊6/17簽</text:p>
          </table:table-cell>
          <table:table-cell office:value-type="string" calcext:value-type="string">
            <text:p>7/22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4-6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德義里民活動中心購置飲水機設備」" calcext:value-type="string">
            <text:p><text:s/>中正區公所「德義里民活動中心購置飲水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04" office:value-type="float" office:value="35" calcext:value-type="float">
            <text:p>3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table:number-columns-repeated="2"/>
          <table:table-cell office:value-type="string" calcext:value-type="string">
            <text:p>鍊6/17簽</text:p>
          </table:table-cell>
          <table:table-cell office:value-type="string" calcext:value-type="string">
            <text:p>7/20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3-3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中正里辦公處購置字幕機設備」" calcext:value-type="string">
            <text:p><text:s/>中正區公所「中正里辦公處購置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8" calcext:value-type="float">
            <text:p><text:s/>8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波多媒體工程有限公司</text:p>
          </table:table-cell>
          <table:table-cell table:number-columns-repeated="2"/>
          <table:table-cell office:value-type="string" calcext:value-type="string">
            <text:p>鍊6/17簽</text:p>
          </table:table-cell>
          <table:table-cell office:value-type="string" calcext:value-type="string">
            <text:p>7/23請示單</text:p>
          </table:table-cell>
          <table:table-cell table:number-columns-repeated="1010"/>
        </table:table-row>
        <table:table-row table:style-name="ro27">
          <table:table-cell office:value-type="string" calcext:value-type="string">
            <text:p>A2-1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社寮里辦公處購置辦公桌椅櫃、電腦、電視等設備」" calcext:value-type="string">
            <text:p><text:s/>中正區公所「社寮里辦公處購置辦公桌椅櫃、電腦、電視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音電器行、名揚傢俱沙發行、成鈦企業行</text:p>
          </table:table-cell>
          <table:table-cell table:number-columns-repeated="2"/>
          <table:table-cell office:value-type="string" calcext:value-type="string">
            <text:p>鍊6/17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0-3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基隆市警察局「第四分局停車場出入口增設柵欄機等工程」" calcext:value-type="string">
            <text:p><text:s/>基隆市警察局「第四分局停車場出入口增設柵欄機等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161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5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泊安機械股份有限公司</text:p>
          </table:table-cell>
          <table:table-cell table:number-columns-repeated="2"/>
          <table:table-cell office:value-type="string" calcext:value-type="string">
            <text:p>春4/15簽</text:p>
          </table:table-cell>
          <table:table-cell table:number-columns-repeated="1011"/>
        </table:table-row>
        <table:table-row table:style-name="ro46">
          <table:table-cell office:value-type="string" calcext:value-type="string">
            <text:p>B26-5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00" office:value-type="string" office:string-value="暖暖國小「百花園鐵皮圍籬整修工程」" calcext:value-type="string">
            <text:p><text:s/>暖暖國小「百花園鐵皮圍籬整修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97" calcext:value-type="float">
            <text:p><text:s/>97 </text:p>
          </table:table-cell>
          <table:table-cell table:style-name="ce104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隆成土木包工業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4/7</text:p>
          </table:table-cell>
          <table:table-cell office:value-type="string" calcext:value-type="string">
            <text:p>彥4/9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4-4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碧砂里民活動中心購置電視機設備」" calcext:value-type="string">
            <text:p><text:s/>中正區公所「碧砂里民活動中心購置電視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25" calcext:value-type="float">
            <text:p>2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table:number-columns-repeated="2"/>
          <table:table-cell office:value-type="string" calcext:value-type="string">
            <text:p>鍊6/14簽</text:p>
          </table:table-cell>
          <table:table-cell office:value-type="string" calcext:value-type="string">
            <text:p>7/2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31-4</text:p>
          </table:table-cell>
          <table:table-cell table:style-name="ce94" office:value-type="string" calcext:value-type="string">
            <text:p>楊秀玉</text:p>
          </table:table-cell>
          <table:table-cell table:style-name="ce100" office:value-type="string" office:string-value="七堵區公所「正光里裝設里內電子字幕機設備」" calcext:value-type="string">
            <text:p><text:s/>七堵區公所「正光里裝設里內電子字幕機設備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鍊6/6簽</text:p>
          </table:table-cell>
          <table:table-cell office:value-type="string" calcext:value-type="string">
            <text:p>7/1請示單</text:p>
          </table:table-cell>
          <table:table-cell table:number-columns-repeated="1010"/>
        </table:table-row>
        <table:table-row table:style-name="ro34">
          <table:table-cell office:value-type="string" calcext:value-type="string">
            <text:p>A5-1</text:p>
          </table:table-cell>
          <table:table-cell table:style-name="ce92" office:value-type="string" office:string-value="陳明建、徐莉莉、蔡適應、曾紀嚴" calcext:value-type="string">
            <text:p><text:s/>陳明建、徐莉莉、蔡適應、曾紀嚴 </text:p>
          </table:table-cell>
          <table:table-cell table:style-name="ce100" office:value-type="string" office:string-value="八斗國小「改善會議室視聽設備系統暨校園數位即時資訊公佈欄設備採購」" calcext:value-type="string">
            <text:p><text:s/>八斗國小「改善會議室視聽設備系統暨校園數位即時資訊公佈欄設備採購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964" calcext:value-type="float">
            <text:p><text:s/>1,964 </text:p>
          </table:table-cell>
          <table:table-cell table:style-name="ce92" office:value-type="float" office:value="1870" calcext:value-type="float">
            <text:p><text:s/>1,87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豐雅數位有限公司</text:p>
          </table:table-cell>
          <table:table-cell office:value-type="float" office:value="1964" calcext:value-type="float">
            <text:p>1964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24-1</text:p>
          </table:table-cell>
          <table:table-cell table:style-name="ce92" office:value-type="string" office:string-value="洪森永" calcext:value-type="string">
            <text:p><text:s/>洪森永 </text:p>
          </table:table-cell>
          <table:table-cell table:style-name="ce100" office:value-type="string" office:string-value="武崙國小「數位多媒體廣播資訊系統設備」" calcext:value-type="string">
            <text:p><text:s/>武崙國小「數位多媒體廣播資訊系統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98" calcext:value-type="float">
            <text:p><text:s/>998 </text:p>
          </table:table-cell>
          <table:table-cell table:style-name="ce92" office:value-type="float" office:value="959" calcext:value-type="float">
            <text:p><text:s/>95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豐雅數位有限公司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春6/18簽</text:p>
          </table:table-cell>
          <table:table-cell office:value-type="string" calcext:value-type="string">
            <text:p>12/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4-1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正濱國中「活動中心舞台布幕設備工程」" calcext:value-type="string">
            <text:p><text:s/>正濱國中「活動中心舞台布幕設備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680" calcext:value-type="float">
            <text:p><text:s/>680 </text:p>
          </table:table-cell>
          <table:table-cell table:style-name="ce92" office:value-type="float" office:value="630" calcext:value-type="float">
            <text:p><text:s/>63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俊達數位科技有限公司</text:p>
          </table:table-cell>
          <table:table-cell office:value-type="float" office:value="2415" calcext:value-type="float">
            <text:p>2415</text:p>
          </table:table-cell>
          <table:table-cell table:number-columns-repeated="1013"/>
        </table:table-row>
        <table:table-row table:style-name="ro55">
          <table:table-cell/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新富里辦公處購置電視機飲水機等設備」" calcext:value-type="string">
            <text:p><text:s/>中正區公所「新富里辦公處購置電視機飲水機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鍊6/17簽</text:p>
          </table:table-cell>
          <table:table-cell table:number-columns-repeated="1011"/>
        </table:table-row>
        <table:table-row table:style-name="ro55">
          <table:table-cell/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百福里活動中心購置育樂活動用力波墊設備」" calcext:value-type="string">
            <text:p><text:s/>七堵區公所「百福里活動中心購置育樂活動用力波墊設備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仁全企業工程行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鍊2/2簽</text:p>
          </table:table-cell>
          <table:table-cell office:value-type="string" calcext:value-type="string">
            <text:p>4/16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5-2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暖江國小「電話主機設備採購」" calcext:value-type="string">
            <text:p><text:s/>暖江國小「電話主機設備採購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89" calcext:value-type="float">
            <text:p><text:s/>89 </text:p>
          </table:table-cell>
          <table:table-cell table:style-name="ce92" office:value-type="float" office:value="87" calcext:value-type="float">
            <text:p><text:s/>8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永晴股份有限公司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晃7/27簽</text:p>
          </table:table-cell>
          <table:table-cell office:value-type="string" calcext:value-type="string">
            <text:p>9/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12-3</text:p>
          </table:table-cell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信義國小「折合椅放置推車」" calcext:value-type="string">
            <text:p><text:s/>信義國小「折合椅放置推車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104" office:value-type="float" office:value="88" calcext:value-type="float">
            <text:p>8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四維企業社</text:p>
          </table:table-cell>
          <table:table-cell office:value-type="float" office:value="600" calcext:value-type="float">
            <text:p>60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22-1</text:p>
          </table:table-cell>
          <table:table-cell table:style-name="ce94" office:value-type="string" calcext:value-type="string">
            <text:p>蔡適應、徐莉莉</text:p>
          </table:table-cell>
          <table:table-cell table:style-name="ce100" office:value-type="string" office:string-value="中正區公所「正砂里民活動中心空間改善工程」" calcext:value-type="string">
            <text:p><text:s/>中正區公所「正砂里民活動中心空間改善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61" office:value-type="float" office:value="2415" calcext:value-type="float">
            <text:p><text:s/>2,415 </text:p>
          </table:table-cell>
          <table:table-cell table:style-name="ce161" office:value-type="float" office:value="2045" calcext:value-type="float">
            <text:p><text:s/>2,04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碇玖營造有限公司</text:p>
          </table:table-cell>
          <table:table-cell office:value-type="float" office:value="980" calcext:value-type="float">
            <text:p>98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29-4</text:p>
          </table:table-cell>
          <table:table-cell table:style-name="ce94" office:value-type="string" calcext:value-type="string">
            <text:p>蘇仁和</text:p>
          </table:table-cell>
          <table:table-cell table:style-name="ce100" office:value-type="string" office:string-value="七堵區公所「正光里活動中心購置桌球台設備」" calcext:value-type="string">
            <text:p><text:s/>七堵區公所「正光里活動中心購置桌球台設備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63" calcext:value-type="float">
            <text:p><text:s/>6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泰樺實業有限公司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鍊7/20簽</text:p>
          </table:table-cell>
          <table:table-cell office:value-type="string" calcext:value-type="string">
            <text:p>8/3請示單</text:p>
          </table:table-cell>
          <table:table-cell table:number-columns-repeated="1010"/>
        </table:table-row>
        <table:table-row table:style-name="ro27">
          <table:table-cell office:value-type="string" calcext:value-type="string">
            <text:p>B2-3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中濱里辦公處購置電子字幕機設備」" calcext:value-type="string">
            <text:p><text:s/>中正區公所「中濱里辦公處購置電子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飛躍國際傳播有限公司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鍊6/16簽</text:p>
          </table:table-cell>
          <table:table-cell office:value-type="string" calcext:value-type="string">
            <text:p>7/20請示單</text:p>
          </table:table-cell>
          <table:table-cell table:number-columns-repeated="1010"/>
        </table:table-row>
        <table:table-row table:style-name="ro27">
          <table:table-cell office:value-type="string" calcext:value-type="string">
            <text:p>B2-4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新富里活動中心購置辦公家具桌椅等設備」" calcext:value-type="string">
            <text:p><text:s/>中正區公所「新富里活動中心購置辦公家具桌椅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亞傢俱裝璜行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鍊7/15簽</text:p>
          </table:table-cell>
          <table:table-cell office:value-type="string" calcext:value-type="string">
            <text:p>7/29請示單</text:p>
          </table:table-cell>
          <table:table-cell table:number-columns-repeated="1010"/>
        </table:table-row>
        <table:table-row table:style-name="ro58">
          <table:table-cell office:value-type="string" calcext:value-type="string">
            <text:p>B2-5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新豐里辦公處購置噴墨複合機、冷氣機、除濕機、投影機布幕等設備」" calcext:value-type="string">
            <text:p><text:s/>中正區公所「新豐里辦公處購置噴墨複合機、冷氣機、除濕機、投影機布幕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2" calcext:value-type="float">
            <text:p><text:s/>8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、益大家電事業有限公司、天瑞資訊有限公司</text:p>
          </table:table-cell>
          <table:table-cell office:value-type="float" office:value="6200" calcext:value-type="float">
            <text:p>6200</text:p>
          </table:table-cell>
          <table:table-cell/>
          <table:table-cell office:value-type="string" calcext:value-type="string">
            <text:p>鍊7/15簽</text:p>
          </table:table-cell>
          <table:table-cell office:value-type="string" calcext:value-type="string">
            <text:p>7/2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13-3</text:p>
          </table:table-cell>
          <table:table-cell table:style-name="ce94" office:value-type="string" calcext:value-type="string">
            <text:p>張芳麗</text:p>
          </table:table-cell>
          <table:table-cell table:style-name="ce100" office:value-type="string" office:string-value="仁愛區公所「水錦里辦公處購置彩色多功能機設備」" calcext:value-type="string">
            <text:p><text:s/>仁愛區公所「水錦里辦公處購置彩色多功能機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49" calcext:value-type="float">
            <text:p><text:s/>4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正行</text:p>
          </table:table-cell>
          <table:table-cell office:value-type="float" office:value="4980" calcext:value-type="float">
            <text:p>4980</text:p>
          </table:table-cell>
          <table:table-cell/>
          <table:table-cell office:value-type="string" calcext:value-type="string">
            <text:p>鍊7/28簽</text:p>
          </table:table-cell>
          <table:table-cell office:value-type="string" calcext:value-type="string">
            <text:p>8/14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23-1</text:p>
          </table:table-cell>
          <table:table-cell table:style-name="ce92" office:value-type="string" office:string-value="洪森永、詹春陽、何淑萍" calcext:value-type="string">
            <text:p><text:s/>洪森永、詹春陽、何淑萍 </text:p>
          </table:table-cell>
          <table:table-cell table:style-name="ce100" office:value-type="string" office:string-value="明徳國中「特殊教育班及資源班教學設備採購」" calcext:value-type="string">
            <text:p><text:s/>明徳國中「特殊教育班及資源班教學設備採購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990" calcext:value-type="float">
            <text:p><text:s/>990 </text:p>
          </table:table-cell>
          <table:table-cell table:style-name="ce92" office:value-type="float" office:value="987" calcext:value-type="float">
            <text:p><text:s/>98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成昊科技有限公司</text:p>
          </table:table-cell>
          <table:table-cell office:value-type="float" office:value="2166" calcext:value-type="float">
            <text:p>2166</text:p>
          </table:table-cell>
          <table:table-cell/>
          <table:table-cell office:value-type="string" calcext:value-type="string">
            <text:p>春4/22簽</text:p>
          </table:table-cell>
          <table:table-cell office:value-type="string" calcext:value-type="string">
            <text:p>8/21請示單</text:p>
          </table:table-cell>
          <table:table-cell table:number-columns-repeated="1010"/>
        </table:table-row>
        <table:table-row table:style-name="ro4">
          <table:table-cell/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本市培德路12巷道路旁雜草砍除環境整理等工程" calcext:value-type="string">
            <text:p><text:s/>本市培德路12巷道路旁雜草砍除環境整理等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皇駒土木包工業</text:p>
          </table:table-cell>
          <table:table-cell table:formula="of:=SUM([.K87:.K101])" office:value-type="float" office:value="28930" calcext:value-type="float">
            <text:p>28930</text:p>
          </table:table-cell>
          <table:table-cell/>
          <table:table-cell office:value-type="string" calcext:value-type="string">
            <text:p>鍊8/7簽</text:p>
          </table:table-cell>
          <table:table-cell office:value-type="string" calcext:value-type="string">
            <text:p>8/1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15-3</text:p>
          </table:table-cell>
          <table:table-cell table:style-name="ce92" office:value-type="string" office:string-value="施世明" calcext:value-type="string">
            <text:p><text:s/>施世明 </text:p>
          </table:table-cell>
          <table:table-cell table:style-name="ce100" office:value-type="string" office:string-value="中山區「文明路擋土牆牆面美化等工程」" calcext:value-type="string">
            <text:p><text:s/>中山區「文明路擋土牆牆面美化等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2500" calcext:value-type="float">
            <text:p><text:s/>2,500 </text:p>
          </table:table-cell>
          <table:table-cell table:style-name="ce92" office:value-type="float" office:value="1972" calcext:value-type="float">
            <text:p><text:s/>1,97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展旭營造有限公司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31-2</text:p>
          </table:table-cell>
          <table:table-cell table:style-name="ce92" office:value-type="string" office:string-value="楊秀玉" calcext:value-type="string">
            <text:p><text:s/>楊秀玉 </text:p>
          </table:table-cell>
          <table:table-cell table:style-name="ce100" office:value-type="string" office:string-value="五堵國小「蘇迪勒颱風公共設施災害整建工程」" calcext:value-type="string">
            <text:p><text:s/>五堵國小「蘇迪勒颱風公共設施災害整建工程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319" calcext:value-type="float">
            <text:p><text:s/>319 </text:p>
          </table:table-cell>
          <table:table-cell table:style-name="ce92" office:value-type="float" office:value="316" calcext:value-type="float">
            <text:p><text:s/>31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冠博營造有限公司 <text:s/>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8/26簽</text:p>
          </table:table-cell>
          <table:table-cell office:value-type="string" calcext:value-type="string">
            <text:p>晃9/2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31-6</text:p>
          </table:table-cell>
          <table:table-cell table:style-name="ce92" office:value-type="string" office:string-value="楊秀玉" calcext:value-type="string">
            <text:p><text:s/>楊秀玉 </text:p>
          </table:table-cell>
          <table:table-cell table:style-name="ce100" office:value-type="string" office:string-value="五堵國小「校園樹木修剪工程」" calcext:value-type="string">
            <text:p><text:s/>五堵國小「校園樹木修剪工程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82" calcext:value-type="float">
            <text:p><text:s/>82 </text:p>
          </table:table-cell>
          <table:table-cell table:style-name="ce92" office:value-type="float" office:value="79" calcext:value-type="float">
            <text:p><text:s/>7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啟展工程有限公司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8/26簽</text:p>
          </table:table-cell>
          <table:table-cell office:value-type="string" calcext:value-type="string">
            <text:p>晃9/2簽</text:p>
          </table:table-cell>
          <table:table-cell table:number-columns-repeated="1011"/>
        </table:table-row>
        <table:table-row table:style-name="ro58">
          <table:table-cell office:value-type="string" calcext:value-type="string">
            <text:p>A14-1</text:p>
          </table:table-cell>
          <table:table-cell table:style-name="ce92" office:value-type="string" office:string-value="施世明、張錦煌、蔡適應、楊石城、洪森永" calcext:value-type="string">
            <text:p><text:s/>施世明、張錦煌、蔡適應、楊石城、洪森永 </text:p>
          </table:table-cell>
          <table:table-cell table:style-name="ce100" office:value-type="string" office:string-value="堵南國小「104年校園廣播系統暨教學環境改善」" calcext:value-type="string">
            <text:p><text:s/>堵南國小「104年校園廣播系統暨教學環境改善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2745" calcext:value-type="float">
            <text:p><text:s/>2,745 </text:p>
          </table:table-cell>
          <table:table-cell table:style-name="ce92" office:value-type="float" office:value="2600" calcext:value-type="float">
            <text:p><text:s/>2,6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宇宙之星數位科技有限公司</text:p>
          </table:table-cell>
          <table:table-cell table:number-columns-repeated="4"/>
          <table:table-cell table:style-name="ce228" office:value-type="string" calcext:value-type="string" table:number-columns-spanned="3" table:number-rows-spanned="1">
            <text:p>施世明825,000、張錦煌734,000、蔡適應621,000、楊石城420,000、洪森永145,000</text:p>
          </table:table-cell>
          <table:covered-table-cell table:number-columns-repeated="2"/>
          <table:table-cell table:number-columns-repeated="1007"/>
        </table:table-row>
        <table:table-row table:style-name="ro55">
          <table:table-cell office:value-type="string" calcext:value-type="string">
            <text:p>B12-</text:p>
          </table:table-cell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南榮國小「音樂教室鋼琴設備改善」" calcext:value-type="string">
            <text:p><text:s/>南榮國小「音樂教室鋼琴設備改善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104" office:value-type="float" office:value="84" calcext:value-type="float">
            <text:p>8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宜人行有限公司</text:p>
          </table:table-cell>
          <table:table-cell table:number-columns-repeated="2"/>
          <table:table-cell office:value-type="string" calcext:value-type="string">
            <text:p>鍊8/3簽</text:p>
          </table:table-cell>
          <table:table-cell office:value-type="string" calcext:value-type="string">
            <text:p>98/10請示單</text:p>
          </table:table-cell>
          <table:table-cell table:number-columns-repeated="1010"/>
        </table:table-row>
        <table:table-row table:style-name="ro27">
          <table:table-cell office:value-type="string" calcext:value-type="string">
            <text:p>B2-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建國里辦公處購置廣播設備」" calcext:value-type="string">
            <text:p><text:s/>中正區公所「建國里辦公處購置廣播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錡昇工程行</text:p>
          </table:table-cell>
          <table:table-cell table:number-columns-repeated="2"/>
          <table:table-cell office:value-type="string" calcext:value-type="string">
            <text:p>鍊6/23簽</text:p>
          </table:table-cell>
          <table:table-cell office:value-type="string" calcext:value-type="string">
            <text:p>7/20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0-8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建徳國中「非洲鼓採購」" calcext:value-type="string">
            <text:p><text:s/>建徳國中「非洲鼓採購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鼓友樂器行" calcext:value-type="string">
            <text:p><text:s/>鼓友樂器行 </text:p>
          </table:table-cell>
          <table:table-cell/>
          <table:table-cell office:value-type="string" calcext:value-type="string">
            <text:p>社教科5/22</text:p>
          </table:table-cell>
          <table:table-cell office:value-type="string" calcext:value-type="string">
            <text:p>春6/3簽</text:p>
          </table:table-cell>
          <table:table-cell office:value-type="string" calcext:value-type="string">
            <text:p>9/10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13-4</text:p>
          </table:table-cell>
          <table:table-cell table:style-name="ce94" office:value-type="string" calcext:value-type="string">
            <text:p>張芳麗</text:p>
          </table:table-cell>
          <table:table-cell table:style-name="ce100" office:value-type="string" office:string-value="基隆市警察局「第一分局各組、隊、勤務中心購置碎紙機設備」" calcext:value-type="string">
            <text:p><text:s/>基隆市警察局「第一分局各組、隊、勤務中心購置碎紙機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成冠企業行</text:p>
          </table:table-cell>
          <table:table-cell table:number-columns-repeated="2"/>
          <table:table-cell office:value-type="string" calcext:value-type="string">
            <text:p>鍊6/18簽</text:p>
          </table:table-cell>
          <table:table-cell office:value-type="string" calcext:value-type="string">
            <text:p>9/16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2-8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正濱漁港新增3座港燈" calcext:value-type="string">
            <text:p><text:s/>正濱漁港新增3座港燈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產業發展處" calcext:value-type="string">
            <text:p><text:s/>產業發展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宸豪企業行</text:p>
          </table:table-cell>
          <table:table-cell table:number-columns-repeated="2"/>
          <table:table-cell office:value-type="string" calcext:value-type="string">
            <text:p>鍊6/23簽</text:p>
          </table:table-cell>
          <table:table-cell office:value-type="string" calcext:value-type="string">
            <text:p>9/1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6-3</text:p>
          </table:table-cell>
          <table:table-cell table:style-name="ce94" office:value-type="string" calcext:value-type="string">
            <text:p>韓良圻</text:p>
          </table:table-cell>
          <table:table-cell table:style-name="ce100" office:value-type="string" office:string-value="暖江國小「校園水溝蓋更新工程」" calcext:value-type="string">
            <text:p><text:s/>暖江國小「校園水溝蓋更新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999" calcext:value-type="float">
            <text:p>999</text:p>
          </table:table-cell>
          <table:table-cell table:style-name="ce105" office:value-type="float" office:value="833" calcext:value-type="float">
            <text:p>833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四季開發營造有限公司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9/17</text:p>
          </table:table-cell>
          <table:table-cell office:value-type="string" calcext:value-type="string">
            <text:p>傑9/21簽</text:p>
          </table:table-cell>
          <table:table-cell office:value-type="string" calcext:value-type="string">
            <text:p>12/24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11-2</text:p>
          </table:table-cell>
          <table:table-cell table:style-name="ce92" office:value-type="string" office:string-value="游祥耀、張錦煌、張漢土" calcext:value-type="string">
            <text:p><text:s/>游祥耀、張錦煌、張漢土 </text:p>
          </table:table-cell>
          <table:table-cell table:style-name="ce100" office:value-type="string" office:string-value="堵南國小「104年體能遊樂設施暨教學環境改善工程」" calcext:value-type="string">
            <text:p><text:s/>堵南國小「104年體能遊樂設施暨教學環境改善工程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2450" calcext:value-type="float">
            <text:p><text:s/>2,450 </text:p>
          </table:table-cell>
          <table:table-cell table:style-name="ce92" office:value-type="float" office:value="1805" calcext:value-type="float">
            <text:p><text:s/>1,80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龍泉土木包工業</text:p>
          </table:table-cell>
          <table:table-cell office:value-type="string" calcext:value-type="string">
            <text:p>黃秀滿</text:p>
          </table:table-cell>
          <table:table-cell office:value-type="string" calcext:value-type="string">
            <text:p>體健科9/14</text:p>
          </table:table-cell>
          <table:table-cell office:value-type="string" calcext:value-type="string">
            <text:p>鍊9/18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12-2</text:p>
          </table:table-cell>
          <table:table-cell table:style-name="ce92" office:value-type="string" office:string-value="莊榮欽、楊秀玉" calcext:value-type="string">
            <text:p><text:s/>莊榮欽、楊秀玉 </text:p>
          </table:table-cell>
          <table:table-cell table:style-name="ce100" office:value-type="string" office:string-value="信義國小「改善行政電腦設備」" calcext:value-type="string">
            <text:p><text:s/>信義國小「改善行政電腦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104" office:value-type="float" office:value="202" calcext:value-type="float">
            <text:p>202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鍊9/18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13-1</text:p>
          </table:table-cell>
          <table:table-cell table:style-name="ce213" office:value-type="string" calcext:value-type="string">
            <text:p>張芳麗</text:p>
          </table:table-cell>
          <table:table-cell table:style-name="ce217" office:value-type="string" office:string-value="仁愛區公所「文昌里孝三路99巷路面整修工程」" calcext:value-type="string">
            <text:p><text:s/>仁愛區公所「文昌里孝三路99巷路面整修工程」 </text:p>
          </table:table-cell>
          <table:table-cell table:style-name="ce220" office:value-type="string" office:string-value="仁愛區" calcext:value-type="string">
            <text:p><text:s/>仁愛區 </text:p>
          </table:table-cell>
          <table:table-cell table:style-name="ce220" office:value-type="float" office:value="600" calcext:value-type="float">
            <text:p><text:s/>600 </text:p>
          </table:table-cell>
          <table:table-cell table:style-name="ce220" office:value-type="float" office:value="480" calcext:value-type="float">
            <text:p><text:s/>480 </text:p>
          </table:table-cell>
          <table:table-cell table:style-name="ce220" office:value-type="string" office:string-value="零星工程" calcext:value-type="string">
            <text:p><text:s/>零星工程 </text:p>
          </table:table-cell>
          <table:table-cell table:style-name="ce220" office:value-type="string" office:string-value="仁愛區公所" calcext:value-type="string">
            <text:p><text:s/>仁愛區公所 </text:p>
          </table:table-cell>
          <table:table-cell table:style-name="ce220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四季開發營造有限公司</text:p>
          </table:table-cell>
          <table:table-cell table:number-columns-repeated="2"/>
          <table:table-cell office:value-type="string" calcext:value-type="string">
            <text:p>鍊9/14簽</text:p>
          </table:table-cell>
          <table:table-cell table:number-columns-repeated="1011"/>
        </table:table-row>
        <table:table-row table:style-name="ro59">
          <table:table-cell table:style-name="ce105" office:value-type="string" calcext:value-type="string">
            <text:p>A24-1</text:p>
          </table:table-cell>
          <table:table-cell table:style-name="ce94" office:value-type="string" calcext:value-type="string">
            <text:p>莊錦田、陳</text:p>
            <text:p>江山、楊秀</text:p>
            <text:p>玉</text:p>
          </table:table-cell>
          <table:table-cell table:style-name="ce100" office:value-type="string" office:string-value="暖江、月眉及長興國小等校「改善教學環境設備」" calcext:value-type="string">
            <text:p><text:s/>暖江、月眉及長興國小等校「改善教學環境設備」 </text:p>
          </table:table-cell>
          <table:table-cell table:style-name="ce105" office:value-type="string" calcext:value-type="string">
            <text:p>暖暖區、信義區、七堵區</text:p>
          </table:table-cell>
          <table:table-cell table:style-name="ce221" office:value-type="float" office:value="282" calcext:value-type="float">
            <text:p>282</text:p>
          </table:table-cell>
          <table:table-cell table:style-name="ce221" office:value-type="float" office:value="248" calcext:value-type="float">
            <text:p>24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皇儒貴有限公司、立一資訊科技有限公司</text:p>
          </table:table-cell>
          <table:table-cell table:number-columns-repeated="4"/>
          <table:table-cell table:style-name="ce228" office:value-type="string" calcext:value-type="string" table:number-columns-spanned="7" table:number-rows-spanned="1">
            <text:p>暖江國小等六校「改善教學環境設備」--莊錦田85,000＋900000、陳江山100,000、蘇仁和300,000、游祥耀900000、林明智810000、楊秀玉99384、陳明建500000、徐莉莉220000、蔡適應250,000、曾紀嚴1000000、洪森永100,000</text:p>
          </table:table-cell>
          <table:covered-table-cell table:number-columns-repeated="2"/>
          <table:covered-table-cell table:number-columns-repeated="4" table:style-name="ce229"/>
          <table:table-cell table:number-columns-repeated="1003"/>
        </table:table-row>
        <table:table-row table:style-name="ro55">
          <table:table-cell office:value-type="string" calcext:value-type="string">
            <text:p>B5-4</text:p>
          </table:table-cell>
          <table:table-cell table:style-name="ce94" office:value-type="string" calcext:value-type="string">
            <text:p>陳明建</text:p>
          </table:table-cell>
          <table:table-cell table:style-name="ce100" office:value-type="string" office:string-value="信義國小「改善校內水池生態環境工程」" calcext:value-type="string">
            <text:p><text:s/>信義國小「改善校內水池生態環境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鴻賓營造有限公司" calcext:value-type="string">
            <text:p><text:s/>鴻賓營造有限公司 </text:p>
          </table:table-cell>
          <table:table-cell office:value-type="string" calcext:value-type="string">
            <text:p>謝少正</text:p>
          </table:table-cell>
          <table:table-cell table:style-name="ce179" office:value-type="date" office:date-value="2015-05-09" calcext:value-type="date">
            <text:p>5月9日</text:p>
          </table:table-cell>
          <table:table-cell office:value-type="string" calcext:value-type="string">
            <text:p>鍊5/12簽</text:p>
          </table:table-cell>
          <table:table-cell office:value-type="string" calcext:value-type="string">
            <text:p>9/18請示單</text:p>
          </table:table-cell>
          <table:table-cell table:number-columns-repeated="1010"/>
        </table:table-row>
        <table:table-row table:style-name="ro27">
          <table:table-cell office:value-type="string" calcext:value-type="string">
            <text:p>B2-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八斗里辦公處購置電視機、飲水機等設備」" calcext:value-type="string">
            <text:p><text:s/>中正區公所「八斗里辦公處購置電視機、飲水機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6" calcext:value-type="float">
            <text:p><text:s/>8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進成音響有限公司</text:p>
          </table:table-cell>
          <table:table-cell table:number-columns-repeated="2"/>
          <table:table-cell office:value-type="string" calcext:value-type="string">
            <text:p>鍊6/23簽</text:p>
          </table:table-cell>
          <table:table-cell office:value-type="string" calcext:value-type="string">
            <text:p>7/2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2-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砂灣里活動中心購置運動健身器材設備」" calcext:value-type="string">
            <text:p><text:s/>中正區公所「砂灣里活動中心購置運動健身器材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75" calcext:value-type="float">
            <text:p><text:s/>7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東陞傳播企業社</text:p>
          </table:table-cell>
          <table:table-cell table:number-columns-repeated="2"/>
          <table:table-cell office:value-type="string" calcext:value-type="string">
            <text:p>鍊6/14簽</text:p>
          </table:table-cell>
          <table:table-cell office:value-type="string" calcext:value-type="string">
            <text:p>7/20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17-</text:p>
          </table:table-cell>
          <table:table-cell table:style-name="ce94" office:value-type="string" calcext:value-type="string">
            <text:p>宋瑋莉</text:p>
          </table:table-cell>
          <table:table-cell table:style-name="ce100" office:value-type="string" office:string-value="中正區「信義里民活動中心購置活動用電腦燈具設備」" calcext:value-type="string">
            <text:p><text:s/>中正區「信義里民活動中心購置活動用電腦燈具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90" calcext:value-type="float">
            <text:p><text:s/>90 </text:p>
          </table:table-cell>
          <table:table-cell table:style-name="ce92" office:value-type="float" office:value="88" calcext:value-type="float">
            <text:p><text:s/>8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高登旺工程有限公司</text:p>
          </table:table-cell>
          <table:table-cell table:number-columns-repeated="2"/>
          <table:table-cell office:value-type="string" calcext:value-type="string">
            <text:p>鍊9/8簽</text:p>
          </table:table-cell>
          <table:table-cell office:value-type="string" calcext:value-type="string">
            <text:p>9/16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2-9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海濱里民活動中心購置辦公桌椅櫃、電視等設備」" calcext:value-type="string">
            <text:p><text:s/>中正區公所「海濱里民活動中心購置辦公桌椅櫃、電視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亞傢俱裝璜行</text:p>
          </table:table-cell>
          <table:table-cell table:number-columns-repeated="2"/>
          <table:table-cell office:value-type="string" calcext:value-type="string">
            <text:p>鍊9/24簽</text:p>
          </table:table-cell>
          <table:table-cell office:value-type="string" calcext:value-type="string">
            <text:p>10/6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4-5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砂灣里活動中心扶手欄杆及鏡面等工程」" calcext:value-type="string">
            <text:p><text:s/>中正區公所「砂灣里活動中心扶手欄杆及鏡面等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朝昌有限公司</text:p>
          </table:table-cell>
          <table:table-cell table:number-columns-repeated="2"/>
          <table:table-cell office:value-type="string" calcext:value-type="string">
            <text:p>鍊7/7簽</text:p>
          </table:table-cell>
          <table:table-cell office:value-type="string" calcext:value-type="string">
            <text:p>10/14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16-1</text:p>
          </table:table-cell>
          <table:table-cell table:style-name="ce92" office:value-type="string" office:string-value="楊石城、 陳志成" calcext:value-type="string">
            <text:p><text:s/>楊石城、 陳志成 </text:p>
          </table:table-cell>
          <table:table-cell table:style-name="ce100" office:value-type="string" office:string-value="明徳國中「中正堂音響設備改善」" calcext:value-type="string">
            <text:p><text:s/>明徳國中「中正堂音響設備改善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0" calcext:value-type="float">
            <text:p><text:s/>1,000 </text:p>
          </table:table-cell>
          <table:table-cell table:style-name="ce92" office:value-type="float" office:value="980" calcext:value-type="float">
            <text:p><text:s/>9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宏逸系統科技有限公司</text:p>
          </table:table-cell>
          <table:table-cell table:number-columns-repeated="2"/>
          <table:table-cell office:value-type="string" calcext:value-type="string">
            <text:p>傑、春8/19簽</text:p>
          </table:table-cell>
          <table:table-cell office:value-type="string" calcext:value-type="string">
            <text:p>10/26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19-2</text:p>
          </table:table-cell>
          <table:table-cell table:style-name="ce92" office:value-type="string" office:string-value="余叁發" calcext:value-type="string">
            <text:p><text:s/>余叁發 </text:p>
          </table:table-cell>
          <table:table-cell table:style-name="ce100" office:value-type="string" office:string-value="武崙國小「改善校園光纖數據網路」" calcext:value-type="string">
            <text:p><text:s/>武崙國小「改善校園光纖數據網路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980" calcext:value-type="float">
            <text:p><text:s/>9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專案保留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11/25</text:p>
          </table:table-cell>
          <table:table-cell office:value-type="string" calcext:value-type="string">
            <text:p>春12/1簽</text:p>
          </table:table-cell>
          <table:table-cell table:number-columns-repeated="1011"/>
        </table:table-row>
        <table:table-row table:style-name="ro18">
          <table:table-cell office:value-type="string" calcext:value-type="string">
            <text:p>A27-5</text:p>
          </table:table-cell>
          <table:table-cell table:style-name="ce92" office:value-type="string" office:string-value="林明智" calcext:value-type="string">
            <text:p><text:s/>林明智 </text:p>
          </table:table-cell>
          <table:table-cell table:style-name="ce100" office:value-type="string" calcext:value-type="string">
            <text:p>市立體育場「暖暖運動公園附設足（壘</text:p>
            <text:p>）球場、溜冰場照明設備更新及整修工程」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600" calcext:value-type="float">
            <text:p><text:s/>600 </text:p>
          </table:table-cell>
          <table:table-cell table:style-name="ce92" office:value-type="float" office:value="324" calcext:value-type="float">
            <text:p><text:s/>32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鴻喜營造有限公司  " calcext:value-type="string">
            <text:p><text:s/>鴻喜營造有限公司 <text:s text:c="2"/></text:p>
          </table:table-cell>
          <table:table-cell/>
          <table:table-cell office:value-type="string" calcext:value-type="string">
            <text:p>體健科10/26</text:p>
          </table:table-cell>
          <table:table-cell office:value-type="string" calcext:value-type="string">
            <text:p>翁11/3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A3-2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山區公所「多媒體宣導系統等設備」" calcext:value-type="string">
            <text:p><text:s/>中山區公所「多媒體宣導系統等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998" calcext:value-type="float">
            <text:p><text:s/>998 </text:p>
          </table:table-cell>
          <table:table-cell table:style-name="ce92" office:value-type="float" office:value="940" calcext:value-type="float">
            <text:p><text:s/>94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山區公所" calcext:value-type="string">
            <text:p><text:s/>中山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吉邦數位有限公司</text:p>
          </table:table-cell>
          <table:table-cell table:number-columns-repeated="2"/>
          <table:table-cell office:value-type="string" calcext:value-type="string">
            <text:p>傑10/30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19-7</text:p>
          </table:table-cell>
          <table:table-cell table:style-name="ce92" office:value-type="string" office:string-value="余叁發" calcext:value-type="string">
            <text:p><text:s/>余叁發 </text:p>
          </table:table-cell>
          <table:table-cell table:style-name="ce100" office:value-type="string" office:string-value="安樂區公所「壯觀里購置卡拉OK設備」" calcext:value-type="string">
            <text:p><text:s/>安樂區公所「壯觀里購置卡拉OK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俊達數位科技有限公司</text:p>
          </table:table-cell>
          <table:table-cell table:number-columns-repeated="2"/>
          <table:table-cell office:value-type="string" calcext:value-type="string">
            <text:p>春10/13簽</text:p>
          </table:table-cell>
          <table:table-cell office:value-type="string" calcext:value-type="string">
            <text:p>10/26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20-10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安樂區公所「壯觀里購置跑步機設備」" calcext:value-type="string">
            <text:p><text:s/>安樂區公所「壯觀里購置跑步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桂冠開發百貨有限公司</text:p>
          </table:table-cell>
          <table:table-cell table:number-columns-repeated="2"/>
          <table:table-cell office:value-type="string" calcext:value-type="string">
            <text:p>春10/19簽</text:p>
          </table:table-cell>
          <table:table-cell office:value-type="string" calcext:value-type="string">
            <text:p>10/2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25-</text:p>
          </table:table-cell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仁愛區「吉仁里民活動中心購置電冰箱設備」" calcext:value-type="string">
            <text:p><text:s/>仁愛區「吉仁里民活動中心購置電冰箱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3" calcext:value-type="float">
            <text:p><text:s/>8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日祥科技工程行</text:p>
          </table:table-cell>
          <table:table-cell table:number-columns-repeated="2"/>
          <table:table-cell office:value-type="string" calcext:value-type="string">
            <text:p>鍊10/12簽</text:p>
          </table:table-cell>
          <table:table-cell office:value-type="string" calcext:value-type="string">
            <text:p>11/2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19-3</text:p>
          </table:table-cell>
          <table:table-cell table:style-name="ce92" office:value-type="string" office:string-value="余叁發" calcext:value-type="string">
            <text:p><text:s/>余叁發 </text:p>
          </table:table-cell>
          <table:table-cell table:style-name="ce100" office:value-type="string" office:string-value="安樂高中「教學環境改善」" calcext:value-type="string">
            <text:p><text:s/>安樂高中「教學環境改善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75" calcext:value-type="float">
            <text:p><text:s/>975 </text:p>
          </table:table-cell>
          <table:table-cell table:style-name="ce92" office:value-type="float" office:value="744" calcext:value-type="float">
            <text:p><text:s/>74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惠春土木包工業有限公司 <text:s text:c="2"/></text:p>
          </table:table-cell>
          <table:table-cell table:number-columns-repeated="2"/>
          <table:table-cell office:value-type="string" calcext:value-type="string">
            <text:p>春11/9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A</text:p>
          </table:table-cell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五堵國小「班級學生置物櫃」" calcext:value-type="string">
            <text:p><text:s/>五堵國小「班級學生置物櫃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92" office:value-type="float" office:value="600" calcext:value-type="float">
            <text:p><text:s/>6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喜美工業股份有限公司" calcext:value-type="string">
            <text:p><text:s/>喜美工業股份有限公司 </text:p>
          </table:table-cell>
          <table:table-cell/>
          <table:table-cell office:value-type="string" calcext:value-type="string">
            <text:p>國教科8/3</text:p>
          </table:table-cell>
          <table:table-cell office:value-type="string" calcext:value-type="string">
            <text:p>鍊8/10簽</text:p>
          </table:table-cell>
          <table:table-cell office:value-type="string" calcext:value-type="string">
            <text:p>11/11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B4-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中正區公所「新豐里活動中心親子互動教室購置平衡訓練等設備」" calcext:value-type="string">
            <text:p><text:s/>中正區公所「新豐里活動中心親子互動教室購置平衡訓練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table:number-columns-repeated="2"/>
          <table:table-cell office:value-type="string" calcext:value-type="string">
            <text:p>鍊10/30簽</text:p>
          </table:table-cell>
          <table:table-cell office:value-type="string" calcext:value-type="string">
            <text:p>11/12請示單</text:p>
          </table:table-cell>
          <table:table-cell table:number-columns-repeated="1010"/>
        </table:table-row>
        <table:table-row table:style-name="ro55">
          <table:table-cell office:value-type="string" calcext:value-type="string">
            <text:p>A11-1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成功國中國際視訊教學設備" calcext:value-type="string">
            <text:p><text:s/>成功國中國際視訊教學設備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float" office:value="195" calcext:value-type="float">
            <text:p>19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吉邦數位有限公司</text:p>
          </table:table-cell>
          <table:table-cell table:number-columns-repeated="2"/>
          <table:table-cell office:value-type="string" calcext:value-type="string">
            <text:p>鍊7/31簽</text:p>
          </table:table-cell>
          <table:table-cell office:value-type="string" calcext:value-type="string">
            <text:p>11/5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4-10</text:p>
          </table:table-cell>
          <table:table-cell table:style-name="ce92" office:value-type="string" office:string-value="徐莉莉" calcext:value-type="string">
            <text:p><text:s/>徐莉莉 </text:p>
          </table:table-cell>
          <table:table-cell table:style-name="ce100" office:value-type="string" office:string-value="銘傳國中體育班專長訓練器材設備" calcext:value-type="string">
            <text:p><text:s/>銘傳國中體育班專長訓練器材設備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鍊11/16簽</text:p>
          </table:table-cell>
          <table:table-cell table:number-columns-repeated="1011"/>
        </table:table-row>
        <table:table-row table:style-name="ro25">
          <table:table-cell office:value-type="string" calcext:value-type="string">
            <text:p>A13-2</text:p>
          </table:table-cell>
          <table:table-cell table:style-name="ce92" office:value-type="string" office:string-value="張芳麗、何淑萍、蔡旺璉、陳江山" calcext:value-type="string">
            <text:p><text:s/>張芳麗、何淑萍、蔡旺璉、陳江山 </text:p>
          </table:table-cell>
          <table:table-cell table:style-name="ce100" office:value-type="string" office:string-value="百福國中「104年操場跑道改善工程」" calcext:value-type="string">
            <text:p><text:s/>百福國中「104年操場跑道改善工程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92" office:value-type="float" office:value="6200" calcext:value-type="float">
            <text:p><text:s/>6,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專案保留</text:p>
          </table:table-cell>
          <table:table-cell table:number-columns-repeated="5"/>
          <table:table-cell table:style-name="ce228" office:value-type="string" calcext:value-type="string" table:number-columns-spanned="5" table:number-rows-spanned="1">
            <text:p>張芳麗320萬、何淑萍80萬、蔡旺璉100萬、陳江山120萬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B27-3</text:p>
          </table:table-cell>
          <table:table-cell table:style-name="ce92" office:value-type="string" office:string-value="林明智" calcext:value-type="string">
            <text:p><text:s/>林明智 </text:p>
          </table:table-cell>
          <table:table-cell table:style-name="ce100" office:value-type="string" office:string-value="市立體育場「暖暖運動公園購置手提式無線擴音機」" calcext:value-type="string">
            <text:p><text:s/>市立體育場「暖暖運動公園購置手提式無線擴音機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92" office:value-type="float" office:value="29" calcext:value-type="float">
            <text:p><text:s/>2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進成音響有限公司" calcext:value-type="string">
            <text:p><text:s/>進成音響有限公司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B2-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正濱里活動中心購置辦公桌椅設備」" calcext:value-type="string">
            <text:p><text:s/>中正區公所「正濱里活動中心購置辦公桌椅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亞傢俱裝璜行</text:p>
          </table:table-cell>
          <table:table-cell table:number-columns-repeated="2"/>
          <table:table-cell office:value-type="string" calcext:value-type="string">
            <text:p>鍊11/6簽</text:p>
          </table:table-cell>
          <table:table-cell office:value-type="string" calcext:value-type="string">
            <text:p>11/17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19-</text:p>
          </table:table-cell>
          <table:table-cell table:style-name="ce92" office:value-type="string" office:string-value="余叁發" calcext:value-type="string">
            <text:p><text:s/>余叁發 </text:p>
          </table:table-cell>
          <table:table-cell table:style-name="ce100" office:value-type="string" office:string-value="安樂區公所「五福里購置擴音及視聽設備」" calcext:value-type="string">
            <text:p><text:s/>安樂區公所「五福里購置擴音及視聽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駿棋網通科技有限公司</text:p>
          </table:table-cell>
          <table:table-cell table:number-columns-repeated="2"/>
          <table:table-cell office:value-type="string" calcext:value-type="string">
            <text:p>春11/2簽</text:p>
          </table:table-cell>
          <table:table-cell office:value-type="string" calcext:value-type="string">
            <text:p>11/10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19-</text:p>
          </table:table-cell>
          <table:table-cell table:style-name="ce92" office:value-type="string" office:string-value="余叁發" calcext:value-type="string">
            <text:p><text:s/>余叁發 </text:p>
          </table:table-cell>
          <table:table-cell table:style-name="ce100" office:value-type="string" office:string-value="安樂區公所「武崙里購置投影機及電動布幕設備」" calcext:value-type="string">
            <text:p><text:s/>安樂區公所「武崙里購置投影機及電動布幕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俊達數位科技有限公司</text:p>
          </table:table-cell>
          <table:table-cell table:number-columns-repeated="2"/>
          <table:table-cell office:value-type="string" calcext:value-type="string">
            <text:p>春11/9簽</text:p>
          </table:table-cell>
          <table:table-cell office:value-type="string" calcext:value-type="string">
            <text:p>11/16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2-</text:p>
          </table:table-cell>
          <table:table-cell table:style-name="ce94" office:value-type="string" calcext:value-type="string">
            <text:p>藍敏煌</text:p>
          </table:table-cell>
          <table:table-cell table:style-name="ce100" office:value-type="string" office:string-value="中正區公所「砂子里活動中心購置運動健身器材設備」" calcext:value-type="string">
            <text:p><text:s/>中正區公所「砂子里活動中心購置運動健身器材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飛躍國際傳播有限公司</text:p>
          </table:table-cell>
          <table:table-cell table:number-columns-repeated="2"/>
          <table:table-cell office:value-type="string" calcext:value-type="string">
            <text:p>鍊11/1簽</text:p>
          </table:table-cell>
          <table:table-cell office:value-type="string" calcext:value-type="string">
            <text:p>11/11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28-4</text:p>
          </table:table-cell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明徳國中「校園教學環境設備」" calcext:value-type="string">
            <text:p><text:s/>明徳國中「校園教學環境設備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9" calcext:value-type="float">
            <text:p><text:s/>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甫丞企業有限公司</text:p>
          </table:table-cell>
          <table:table-cell table:number-columns-repeated="2"/>
          <table:table-cell office:value-type="string" calcext:value-type="string">
            <text:p>翁11/23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28-3</text:p>
          </table:table-cell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明徳國中「增購飲水機設備」" calcext:value-type="string">
            <text:p><text:s/>明徳國中「增購飲水機設備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賀眾企業股份有限公司</text:p>
          </table:table-cell>
          <table:table-cell table:number-columns-repeated="2"/>
          <table:table-cell office:value-type="string" calcext:value-type="string">
            <text:p>翁10/21簽</text:p>
          </table:table-cell>
          <table:table-cell office:value-type="string" calcext:value-type="string">
            <text:p>11/23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24-1</text:p>
          </table:table-cell>
          <table:table-cell table:style-name="ce92" office:value-type="string" office:string-value="莊錦田、徐莉莉" calcext:value-type="string">
            <text:p><text:s/>莊錦田、徐莉莉 </text:p>
          </table:table-cell>
          <table:table-cell table:style-name="ce100" office:value-type="string" office:string-value="武崙國小「104年度活動中心整修工程」" calcext:value-type="string">
            <text:p><text:s/>武崙國小「104年度活動中心整修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4980" calcext:value-type="float">
            <text:p><text:s/>4,9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專案保留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B31-6</text:p>
          </table:table-cell>
          <table:table-cell table:style-name="ce92" office:value-type="string" office:string-value="楊秀玉" calcext:value-type="string">
            <text:p><text:s/>楊秀玉 </text:p>
          </table:table-cell>
          <table:table-cell table:style-name="ce100" office:value-type="string" office:string-value="銘傳國中改善體育班學生運動傷害購置緊急救護設備" calcext:value-type="string">
            <text:p><text:s/>銘傳國中改善體育班學生運動傷害購置緊急救護設備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1014"/>
        </table:table-row>
        <table:table-row table:style-name="ro46">
          <table:table-cell office:value-type="string" calcext:value-type="string">
            <text:p>B26-6</text:p>
          </table:table-cell>
          <table:table-cell table:style-name="ce92" office:value-type="string" office:string-value="連恩典" calcext:value-type="string">
            <text:p><text:s/>連恩典 </text:p>
          </table:table-cell>
          <table:table-cell table:style-name="ce100" office:value-type="string" office:string-value="碇內國小「防焰遮光布窗簾」" calcext:value-type="string">
            <text:p><text:s/>碇內國小「防焰遮光布窗簾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61" office:value-type="float" office:value="88" calcext:value-type="float">
            <text:p><text:s/>88 </text:p>
          </table:table-cell>
          <table:table-cell table:style-name="ce104" office:value-type="float" office:value="88" calcext:value-type="float">
            <text:p>8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綵簾室內裝潢工作室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11/26</text:p>
          </table:table-cell>
          <table:table-cell office:value-type="string" calcext:value-type="string">
            <text:p>翁11/30簽</text:p>
          </table:table-cell>
          <table:table-cell office:value-type="string" calcext:value-type="string">
            <text:p>12/29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A14-1</text:p>
          </table:table-cell>
          <table:table-cell table:style-name="ce94" office:value-type="string" calcext:value-type="string">
            <text:p>張錦煌</text:p>
          </table:table-cell>
          <table:table-cell table:style-name="ce100" office:value-type="string" office:string-value="八斗國小「104年司令台改善工程」" calcext:value-type="string">
            <text:p><text:s/>八斗國小「104年司令台改善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2166" calcext:value-type="float">
            <text:p><text:s/>2,1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專案保留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11/26</text:p>
          </table:table-cell>
          <table:table-cell office:value-type="string" calcext:value-type="string">
            <text:p>傑12/1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15-3</text:p>
          </table:table-cell>
          <table:table-cell table:style-name="ce94" office:value-type="string" calcext:value-type="string">
            <text:p>施世明</text:p>
          </table:table-cell>
          <table:table-cell table:style-name="ce100" office:value-type="string" office:string-value="八斗國小「104年改善社團設備採購」" calcext:value-type="string">
            <text:p><text:s/>八斗國小「104年改善社團設備採購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高登旺工程有限公司</text:p>
          </table:table-cell>
          <table:table-cell office:value-type="string" calcext:value-type="string">
            <text:p>蔡沛如</text:p>
          </table:table-cell>
          <table:table-cell office:value-type="string" calcext:value-type="string">
            <text:p>體健科11/30</text:p>
          </table:table-cell>
          <table:table-cell office:value-type="string" calcext:value-type="string">
            <text:p>傑12/1簽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25-8</text:p>
          </table:table-cell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中正公園228紀念碑旁觀景亭整修工程" calcext:value-type="string">
            <text:p><text:s/>中正公園228紀念碑旁觀景亭整修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信宏工程行</text:p>
          </table:table-cell>
          <table:table-cell table:number-columns-repeated="2"/>
          <table:table-cell office:value-type="string" calcext:value-type="string">
            <text:p>鍊11/24簽</text:p>
          </table:table-cell>
          <table:table-cell office:value-type="string" calcext:value-type="string">
            <text:p>12/7請示單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31-6</text:p>
          </table:table-cell>
          <table:table-cell table:style-name="ce92" office:value-type="string" office:string-value="楊秀玉" calcext:value-type="string">
            <text:p><text:s/>楊秀玉 </text:p>
          </table:table-cell>
          <table:table-cell table:style-name="ce100" office:value-type="string" office:string-value="五堵國小「校園樹木修剪工程」" calcext:value-type="string">
            <text:p><text:s/>五堵國小「校園樹木修剪工程」 </text:p>
          </table:table-cell>
          <table:table-cell table:style-name="ce94" office:value-type="string" calcext:value-type="string">
            <text:p>七堵區</text:p>
          </table:table-cell>
          <table:table-cell table:style-name="ce92" office:value-type="float" office:value="80" calcext:value-type="float">
            <text:p><text:s/>80 </text:p>
          </table:table-cell>
          <table:table-cell table:style-name="ce92" office:value-type="float" office:value="79" calcext:value-type="float">
            <text:p><text:s/>7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啟展工程有限公司</text:p>
          </table:table-cell>
          <table:table-cell office:value-type="string" calcext:value-type="string">
            <text:p>林念慈</text:p>
          </table:table-cell>
          <table:table-cell office:value-type="string" calcext:value-type="string">
            <text:p>國教科10/2簽</text:p>
          </table:table-cell>
          <table:table-cell office:value-type="string" calcext:value-type="string">
            <text:p>晃10/4簽</text:p>
          </table:table-cell>
          <table:table-cell table:number-columns-repeated="1011"/>
        </table:table-row>
        <table:table-row table:style-name="ro55">
          <table:table-cell office:value-type="string" calcext:value-type="string">
            <text:p>B29-7</text:p>
          </table:table-cell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明德國中「會議室空調設備及體育教學設備」" calcext:value-type="string">
            <text:p><text:s/>明德國中「會議室空調設備及體育教學設備」 </text:p>
          </table:table-cell>
          <table:table-cell table:style-name="ce94" office:value-type="string" calcext:value-type="string">
            <text:p>七堵區</text:p>
          </table:table-cell>
          <table:table-cell table:number-columns-repeated="2" table:style-name="ce104" office:value-type="float" office:value="90" calcext:value-type="float">
            <text:p>9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10" office:value-type="string" calcext:value-type="string">
            <text:p>甫丞企業有限公司、吉勵電器行</text:p>
          </table:table-cell>
          <table:table-cell table:number-columns-repeated="2"/>
          <table:table-cell office:value-type="string" calcext:value-type="string">
            <text:p>晃10/21簽</text:p>
          </table:table-cell>
          <table:table-cell office:value-type="string" calcext:value-type="string">
            <text:p>12/15請示單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B17-6</text:p>
          </table:table-cell>
          <table:table-cell table:style-name="ce94" office:value-type="string" calcext:value-type="string">
            <text:p>宋瑋莉</text:p>
          </table:table-cell>
          <table:table-cell table:style-name="ce100" office:value-type="string" office:string-value="和平國小「廣播設備採購」" calcext:value-type="string">
            <text:p><text:s/>和平國小「廣播設備採購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葉雅琦</text:p>
          </table:table-cell>
          <table:table-cell office:value-type="string" calcext:value-type="string">
            <text:p>國教科11/26</text:p>
          </table:table-cell>
          <table:table-cell office:value-type="string" calcext:value-type="string">
            <text:p>鍊12/16簽</text:p>
          </table:table-cell>
          <table:table-cell table:number-columns-repeated="1011"/>
        </table:table-row>
        <table:table-row table:style-name="ro4">
          <table:table-cell table:style-name="ce179" office:value-type="string" calcext:value-type="string">
            <text:p>B20-11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25" office:value-type="string" calcext:value-type="string">
            <text:p>武崙國中改善及充實教學環境設備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number-columns-repeated="2"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鴻豐國際有限公司" calcext:value-type="string">
            <text:p><text:s/>鴻豐國際有限公司 </text:p>
          </table:table-cell>
          <table:table-cell table:number-columns-repeated="2"/>
          <table:table-cell office:value-type="string" calcext:value-type="string">
            <text:p>春11/24簽</text:p>
          </table:table-cell>
          <table:table-cell office:value-type="string" calcext:value-type="string">
            <text:p>12/16請示單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A30-1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武崙國中「充實圖書館冷氣等設備」" calcext:value-type="string">
            <text:p><text:s/>武崙國中「充實圖書館冷氣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350" calcext:value-type="float">
            <text:p><text:s/>350 </text:p>
          </table:table-cell>
          <table:table-cell table:style-name="ce92" office:value-type="float" office:value="275" calcext:value-type="float">
            <text:p><text:s/>27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四維企業社、竑偉企業有限公司、山崎工程行" calcext:value-type="string">
            <text:p><text:s/>四維企業社、竑偉企業有限公司、山崎工程行 </text:p>
          </table:table-cell>
          <table:table-cell table:number-columns-repeated="2"/>
          <table:table-cell office:value-type="string" calcext:value-type="string">
            <text:p>晃11/10簽</text:p>
          </table:table-cell>
          <table:table-cell office:value-type="string" calcext:value-type="string">
            <text:p>12/21請示單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B19-11</text:p>
          </table:table-cell>
          <table:table-cell table:style-name="ce94" office:value-type="string" calcext:value-type="string">
            <text:p>俞 叁 發</text:p>
          </table:table-cell>
          <table:table-cell table:style-name="ce100" office:value-type="string" office:string-value="安樂區公所「興寮里購置烤箱、攪拌機、冷氣機等設備」" calcext:value-type="string">
            <text:p><text:s/>安樂區公所「興寮里購置烤箱、攪拌機、冷氣機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float" office:value="81" calcext:value-type="float">
            <text:p><text:s/>8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俊達數位科技有限公司" calcext:value-type="string">
            <text:p><text:s/>俊達數位科技有限公司 </text:p>
          </table:table-cell>
          <table:table-cell table:number-columns-repeated="1014"/>
        </table:table-row>
        <table:table-row table:style-name="ro4">
          <table:table-cell table:style-name="ce179" office:value-type="string" calcext:value-type="string">
            <text:p>B19-12</text:p>
          </table:table-cell>
          <table:table-cell table:style-name="ce94" office:value-type="string" calcext:value-type="string">
            <text:p>俞 叁 發</text:p>
          </table:table-cell>
          <table:table-cell table:style-name="ce100" office:value-type="string" office:string-value="安樂區公所「壯觀里購置液晶投影機等設備」" calcext:value-type="string">
            <text:p><text:s/>安樂區公所「壯觀里購置液晶投影機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0" calcext:value-type="float">
            <text:p><text:s/>90 </text:p>
          </table:table-cell>
          <table:table-cell table:style-name="ce92" office:value-type="float" office:value="80" calcext:value-type="float">
            <text:p><text:s/>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駿棋網通科技有限公司" calcext:value-type="string">
            <text:p><text:s/>駿棋網通科技有限公司 </text:p>
          </table:table-cell>
          <table:table-cell table:number-columns-repeated="1014"/>
        </table:table-row>
        <table:table-row table:style-name="ro4">
          <table:table-cell table:style-name="ce179" office:value-type="string" calcext:value-type="string">
            <text:p>B19-13</text:p>
          </table:table-cell>
          <table:table-cell table:style-name="ce94" office:value-type="string" calcext:value-type="string">
            <text:p>俞 叁 發</text:p>
          </table:table-cell>
          <table:table-cell table:style-name="ce100" office:value-type="string" office:string-value="安樂區公所「壯觀里購置音響喇叭設備」" calcext:value-type="string">
            <text:p><text:s/>安樂區公所「壯觀里購置音響喇叭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float" office:value="84" calcext:value-type="float">
            <text:p><text:s/>8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俊達數位科技有限公司" calcext:value-type="string">
            <text:p><text:s/>俊達數位科技有限公司 </text:p>
          </table:table-cell>
          <table:table-cell table:number-columns-repeated="1014"/>
        </table:table-row>
        <table:table-row table:style-name="ro4">
          <table:table-cell table:style-name="ce179" office:value-type="string" calcext:value-type="string">
            <text:p>B1-5</text:p>
          </table:table-cell>
          <table:table-cell table:style-name="ce94" office:value-type="string" calcext:value-type="string">
            <text:p>詹春陽</text:p>
          </table:table-cell>
          <table:table-cell table:style-name="ce100" office:value-type="string" office:string-value="中船路90巷28號旁環境整理及栽植美化等工程" calcext:value-type="string">
            <text:p><text:s/>中船路90巷28號旁環境整理及栽植美化等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日祥科技工程行" calcext:value-type="string">
            <text:p><text:s/>日祥科技工程行 </text:p>
          </table:table-cell>
          <table:table-cell table:number-columns-repeated="1014"/>
        </table:table-row>
        <table:table-row table:style-name="ro60">
          <table:table-cell table:style-name="ce211"/>
          <table:table-cell table:style-name="ce214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214"/>
          <table:table-cell table:style-name="ce92" table:formula="of:=SUM([.E61:.E157])" office:value-type="float" office:value="46258" calcext:value-type="float">
            <text:p><text:s/>46,258 </text:p>
          </table:table-cell>
          <table:table-cell table:style-name="ce92" table:formula="of:=SUM([.F61:.F157])" office:value-type="float" office:value="42133" calcext:value-type="float">
            <text:p><text:s/>42,133 </text:p>
          </table:table-cell>
          <table:table-cell table:style-name="ce222" table:number-columns-repeated="2"/>
          <table:table-cell table:style-name="ce92"/>
          <table:table-cell table:style-name="ce227"/>
          <table:table-cell table:style-name="ce211" table:number-columns-repeated="1014"/>
        </table:table-row>
        <table:table-row table:style-name="ro19">
          <table:table-cell table:style-name="ce211"/>
          <table:table-cell table:style-name="ce203" office:value-type="string" calcext:value-type="string" table:number-columns-spanned="7" table:number-rows-spanned="1">
            <text:p>註：1.本表主辦機關為行政院主計處。</text:p>
          </table:table-cell>
          <table:covered-table-cell table:number-columns-repeated="6" table:style-name="ce218"/>
          <table:table-cell table:style-name="ce144"/>
          <table:table-cell table:style-name="ce211" table:number-columns-repeated="1015"/>
        </table:table-row>
        <table:table-row table:style-name="ro19">
          <table:table-cell table:style-name="ce211"/>
          <table:table-cell table:style-name="ce204" office:value-type="string" calcext:value-type="string" table:number-columns-spanned="4" table:number-rows-spanned="1">
            <text:p>　　2.本表第二次查填及送達期限為104年1月20日前。</text:p>
          </table:table-cell>
          <table:covered-table-cell table:number-columns-repeated="3" table:style-name="ce219"/>
          <table:table-cell table:style-name="ce209" table:number-columns-repeated="3"/>
          <table:table-cell table:style-name="ce144"/>
          <table:table-cell table:style-name="ce211" table:number-columns-repeated="1015"/>
        </table:table-row>
        <table:table-row table:style-name="ro19">
          <table:table-cell/>
          <table:table-cell table:style-name="ce215" office:value-type="string" calcext:value-type="string" table:number-columns-spanned="9" table:number-rows-spanned="2">
            <text:p>備註：1、第二季請於7月13日前送達，第四季請於105年1月20日前送達。本府各單位請送主計處會審科，機關學校請送主計處歲計科。</text:p>
          </table:table-cell>
          <table:covered-table-cell table:number-columns-repeated="8" table:style-name="ce216"/>
          <table:table-cell table:number-columns-repeated="1014"/>
        </table:table-row>
        <table:table-row table:style-name="ro10">
          <table:table-cell table:style-name="ce144"/>
          <table:covered-table-cell table:number-columns-repeated="9" table:style-name="ce216"/>
          <table:table-cell table:number-columns-repeated="1014"/>
        </table:table-row>
        <table:table-row table:style-name="ro11">
          <table:table-cell table:style-name="ce151"/>
          <table:table-cell table:style-name="ce205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 table:number-columns-repeated="2"/>
          <table:table-cell table:style-name="ce136" office:value-type="string" calcext:value-type="string">
            <text:p>機關長官：</text:p>
          </table:table-cell>
          <table:table-cell table:style-name="ce151" table:number-columns-repeated="1017"/>
        </table:table-row>
        <table:table-row table:style-name="ro10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1--2--季報'.$A$1" table:cell-range-address="$'104.6'.$B$1:.$J$55" table:range-usable-as="print-range"/>
        </table:named-expressions>
      </table:table>
      <table:table table:name="103.06" table:style-name="ta11" table:print-ranges="'103.06'.B48:'103.06'.J147">
        <table:table-column table:style-name="co13" table:default-cell-style-name="ce116"/>
        <table:table-column table:style-name="co20" table:default-cell-style-name="ce116"/>
        <table:table-column table:style-name="co43" table:default-cell-style-name="ce116"/>
        <table:table-column table:style-name="co20" table:default-cell-style-name="ce116"/>
        <table:table-column table:style-name="co18" table:default-cell-style-name="ce116"/>
        <table:table-column table:style-name="co42" table:default-cell-style-name="ce116"/>
        <table:table-column table:style-name="co44" table:default-cell-style-name="ce116"/>
        <table:table-column table:style-name="co45" table:default-cell-style-name="ce116"/>
        <table:table-column table:style-name="co33" table:default-cell-style-name="ce116"/>
        <table:table-column table:style-name="co46" table:default-cell-style-name="ce116"/>
        <table:table-column table:style-name="co22" table:number-columns-repeated="247" table:default-cell-style-name="ce116"/>
        <table:table-column table:style-name="co22" table:number-columns-repeated="767" table:default-cell-style-name="Default"/>
        <table:table-row table:style-name="ro5">
          <table:table-cell/>
          <table:table-cell table:style-name="ce128" office:value-type="string" calcext:value-type="string" table:number-columns-spanned="9" table:number-rows-spanned="1">
            <text:p>基隆市政府103年度對議員所提地方建設建議事項處理明細表</text:p>
          </table:table-cell>
          <table:covered-table-cell table:style-name="ce148"/>
          <table:covered-table-cell table:number-columns-repeated="4" table:style-name="ce156"/>
          <table:covered-table-cell table:number-columns-repeated="2" table:style-name="ce166"/>
          <table:covered-table-cell table:style-name="ce148"/>
          <table:table-cell table:number-columns-repeated="1014"/>
        </table:table-row>
        <table:table-row table:style-name="ro15">
          <table:table-cell/>
          <table:table-cell table:style-name="ce128" office:value-type="string" calcext:value-type="string" table:number-columns-spanned="9" table:number-rows-spanned="1">
            <text:p>至103年6月止</text:p>
          </table:table-cell>
          <table:covered-table-cell table:style-name="ce148"/>
          <table:covered-table-cell table:number-columns-repeated="4" table:style-name="ce156"/>
          <table:covered-table-cell table:number-columns-repeated="2" table:style-name="ce166"/>
          <table:covered-table-cell table:style-name="ce148"/>
          <table:table-cell table:number-columns-repeated="1014"/>
        </table:table-row>
        <table:table-row table:style-name="ro15">
          <table:table-cell/>
          <table:table-cell table:style-name="ce129" office:value-type="string" calcext:value-type="string">
            <text:p>表4</text:p>
          </table:table-cell>
          <table:table-cell table:style-name="ce149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7"/>
          <table:table-cell table:style-name="ce169" office:value-type="string" calcext:value-type="string">
            <text:p>單位：千元</text:p>
          </table:table-cell>
          <table:table-cell table:number-columns-repeated="1014"/>
        </table:table-row>
        <table:table-row table:style-name="ro6">
          <table:table-cell/>
          <table:table-cell table:style-name="ce130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65"/>
          <table:covered-table-cell table:style-name="ce170"/>
          <table:table-cell table:number-columns-repeated="1014"/>
        </table:table-row>
        <table:table-row table:style-name="ro7">
          <table:table-cell/>
          <table:covered-table-cell table:style-name="ce131"/>
          <table:covered-table-cell table:style-name="ce130"/>
          <table:covered-table-cell table:number-columns-repeated="2" table:style-name="ce131"/>
          <table:table-cell table:style-name="ce162" office:value-type="string" calcext:value-type="string">
            <text:p>核定金額</text:p>
          </table:table-cell>
          <table:table-cell table:style-name="ce162" office:value-type="string" calcext:value-type="string">
            <text:p>經費支用科目</text:p>
          </table:table-cell>
          <table:table-cell table:style-name="ce162" office:value-type="string" calcext:value-type="string">
            <text:p>主辦機關</text:p>
          </table:table-cell>
          <table:table-cell table:style-name="ce162" office:value-type="string" calcext:value-type="string">
            <text:p>招標方式</text:p>
          </table:table-cell>
          <table:table-cell table:style-name="ce162" office:value-type="string" calcext:value-type="string">
            <text:p>得標廠商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24-</text:p>
          </table:table-cell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基隆市警察局「第三分局八堵分駐所辦公室設備採購」" calcext:value-type="string">
            <text:p><text:s/>基隆市警察局「第三分局八堵分駐所辦公室設備採購」 </text:p>
          </table:table-cell>
          <table:table-cell table:style-name="ce105" office:value-type="string" calcext:value-type="string">
            <text:p>暖暖區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103.01.27--1030005676</text:p>
          </table:table-cell>
          <table:table-cell office:value-type="string" calcext:value-type="string">
            <text:p>103.1.24基警後1030001003</text:p>
          </table:table-cell>
          <table:table-cell office:value-type="string" calcext:value-type="string">
            <text:p>波1/27簽</text:p>
          </table:table-cell>
          <table:table-cell office:value-type="string" calcext:value-type="string">
            <text:p>2/7請示單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B12-1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中正國小「103年校園環境整理及維修」" calcext:value-type="string">
            <text:p><text:s/>中正國小「103年校園環境整理及維修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59" calcext:value-type="float">
            <text:p><text:s/>5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嘟嘟企業社、宏昇工程行" calcext:value-type="string">
            <text:p><text:s/>嘟嘟企業社、宏昇工程行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2/6</text:p>
          </table:table-cell>
          <table:table-cell office:value-type="string" calcext:value-type="string">
            <text:p>彥2/11簽</text:p>
          </table:table-cell>
          <table:table-cell office:value-type="string" calcext:value-type="string">
            <text:p>10/31請示單</text:p>
          </table:table-cell>
          <table:table-cell office:value-type="string" calcext:value-type="string">
            <text:p>4.8付款</text:p>
          </table:table-cell>
          <table:table-cell table:number-columns-repeated="1009"/>
        </table:table-row>
        <table:table-row table:style-name="ro61">
          <table:table-cell office:value-type="string" calcext:value-type="string">
            <text:p>A31-</text:p>
          </table:table-cell>
          <table:table-cell table:style-name="ce105" office:value-type="string" calcext:value-type="string">
            <text:p>高辜惠珍</text:p>
          </table:table-cell>
          <table:table-cell table:style-name="ce100" office:value-type="string" office:string-value="七堵區公所「八德里購置影印機設備」" calcext:value-type="string">
            <text:p><text:s/>七堵區公所「八德里購置影印機設備」 </text:p>
          </table:table-cell>
          <table:table-cell table:style-name="ce105" office:value-type="string" calcext:value-type="string">
            <text:p>七堵區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震旦行股份有限公司基隆一分公司" calcext:value-type="string">
            <text:p><text:s/>震旦行股份有限公司基隆一分公司 </text:p>
          </table:table-cell>
          <table:table-cell office:value-type="string" calcext:value-type="string">
            <text:p>10300.02.07--1030007048</text:p>
          </table:table-cell>
          <table:table-cell office:value-type="string" calcext:value-type="string">
            <text:p>103.2.7基七民1030001329</text:p>
          </table:table-cell>
          <table:table-cell office:value-type="string" calcext:value-type="string">
            <text:p>波2/11簽</text:p>
          </table:table-cell>
          <table:table-cell office:value-type="string" calcext:value-type="string">
            <text:p>2/17請示單</text:p>
          </table:table-cell>
          <table:table-cell table:number-columns-repeated="1010"/>
        </table:table-row>
        <table:table-row table:style-name="ro45">
          <table:table-cell/>
          <table:table-cell table:style-name="ce212" office:value-type="string" calcext:value-type="string">
            <text:p>秦鉦</text:p>
          </table:table-cell>
          <table:table-cell table:style-name="ce231" office:value-type="string" calcext:value-type="string">
            <text:p>安樂區公所「內寮里購置運動器材設備」</text:p>
          </table:table-cell>
          <table:table-cell table:style-name="ce220" office:value-type="string" office:string-value="安樂區" calcext:value-type="string">
            <text:p><text:s/>安樂區 </text:p>
          </table:table-cell>
          <table:table-cell table:style-name="ce233" office:value-type="float" office:value="99" calcext:value-type="float">
            <text:p>99</text:p>
          </table:table-cell>
          <table:table-cell table:style-name="ce234" office:value-type="float" office:value="95" calcext:value-type="float">
            <text:p>95</text:p>
          </table:table-cell>
          <table:table-cell table:style-name="ce220" office:value-type="string" office:string-value="零星工程" calcext:value-type="string">
            <text:p><text:s/>零星工程 </text:p>
          </table:table-cell>
          <table:table-cell table:style-name="ce220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35" office:value-type="string" office:string-value="桂冠開發百貨有限公司" calcext:value-type="string">
            <text:p><text:s/>桂冠開發百貨有限公司 </text:p>
          </table:table-cell>
          <table:table-cell office:value-type="string" calcext:value-type="string">
            <text:p>103.2.12--10300008273</text:p>
          </table:table-cell>
          <table:table-cell office:value-type="string" calcext:value-type="string">
            <text:p>103.2.12基安民1030001600</text:p>
          </table:table-cell>
          <table:table-cell office:value-type="string" calcext:value-type="string">
            <text:p>春2/18簽</text:p>
          </table:table-cell>
          <table:table-cell office:value-type="string" calcext:value-type="string">
            <text:p>春2/25請示單</text:p>
          </table:table-cell>
          <table:table-cell office:value-type="string" calcext:value-type="string">
            <text:p>7.付款</text:p>
          </table:table-cell>
          <table:table-cell table:number-columns-repeated="1009"/>
        </table:table-row>
        <table:table-row table:style-name="ro45">
          <table:table-cell office:value-type="string" calcext:value-type="string">
            <text:p>B10-1</text:p>
          </table:table-cell>
          <table:table-cell table:style-name="ce92" office:value-type="string" office:string-value="何淑萍" calcext:value-type="string">
            <text:p><text:s/>何淑萍 </text:p>
          </table:table-cell>
          <table:table-cell table:style-name="ce100" office:value-type="string" office:string-value="深澳國小「改善教學環境展示櫃工程」" calcext:value-type="string">
            <text:p><text:s/>深澳國小「改善教學環境展示櫃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3" office:value-type="float" office:value="99" calcext:value-type="float">
            <text:p>99</text:p>
          </table:table-cell>
          <table:table-cell table:style-name="ce108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236" office:value-type="string" office:string-value="百億設計整合行銷有限公司" calcext:value-type="string">
            <text:p><text:s/>百億設計整合行銷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2/25</text:p>
          </table:table-cell>
          <table:table-cell office:value-type="string" calcext:value-type="string">
            <text:p>傑2/27簽</text:p>
          </table:table-cell>
          <table:table-cell table:style-name="ce105" office:value-type="string" calcext:value-type="string">
            <text:p>5/9請示單</text:p>
          </table:table-cell>
          <table:table-cell table:style-name="ce144" table:number-columns-repeated="1010"/>
        </table:table-row>
        <table:table-row table:style-name="ro45">
          <table:table-cell/>
          <table:table-cell table:style-name="ce93" office:value-type="string" office:string-value="張芳麗" calcext:value-type="string">
            <text:p><text:s/>張芳麗 </text:p>
          </table:table-cell>
          <table:table-cell table:style-name="ce100" office:value-type="string" office:string-value="基隆市警察局「第二分局信義派出所辦公室設備採購」" calcext:value-type="string">
            <text:p><text:s/>基隆市警察局「第二分局信義派出所辦公室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236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彥2/18簽</text:p>
          </table:table-cell>
          <table:table-cell office:value-type="string" calcext:value-type="string">
            <text:p>2/27請示單</text:p>
          </table:table-cell>
          <table:table-cell table:style-name="ce144" table:number-columns-repeated="1010"/>
        </table:table-row>
        <table:table-row table:style-name="ro8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正砂里辦公處購置辦公等設備」" calcext:value-type="string">
            <text:p><text:s/>中正區公所「正砂里辦公處購置辦公等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102.03.7--1020022965</text:p>
          </table:table-cell>
          <table:table-cell office:value-type="string" calcext:value-type="string">
            <text:p>102.3.6基中民1020002234</text:p>
          </table:table-cell>
          <table:table-cell office:value-type="string" calcext:value-type="string">
            <text:p>鍊2/24簽</text:p>
          </table:table-cell>
          <table:table-cell office:value-type="string" calcext:value-type="string">
            <text:p>鍊3/3請示單</text:p>
          </table:table-cell>
          <table:table-cell table:number-columns-repeated="1010"/>
        </table:table-row>
        <table:table-row table:style-name="ro7">
          <table:table-cell/>
          <table:table-cell table:style-name="ce132" office:value-type="string" calcext:value-type="string">
            <text:p>陳江山</text:p>
          </table:table-cell>
          <table:table-cell table:style-name="ce100" office:value-type="string" office:string-value="基隆市警察局「第三分局第三組辦公室採購個人電腦設備」" calcext:value-type="string">
            <text:p><text:s/>基隆市警察局「第三分局第三組辦公室採購個人電腦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 office:value-type="float" office:value="98" calcext:value-type="float">
            <text:p>9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237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3.02.25--1030010734</text:p>
          </table:table-cell>
          <table:table-cell/>
          <table:table-cell office:value-type="string" calcext:value-type="string">
            <text:p>波2/26簽</text:p>
          </table:table-cell>
          <table:table-cell office:value-type="string" calcext:value-type="string">
            <text:p>3/10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19-</text:p>
          </table:table-cell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基隆市警察局「第四分局採購桌上型電腦及顯示器設備」" calcext:value-type="string">
            <text:p><text:s/>基隆市警察局「第四分局採購桌上型電腦及顯示器設備」 </text:p>
          </table:table-cell>
          <table:table-cell table:style-name="ce94" office:value-type="string" calcext:value-type="string">
            <text:p>安樂區</text:p>
          </table:table-cell>
          <table:table-cell table:number-columns-repeated="2" table:style-name="ce105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3.03.05--1030012534</text:p>
          </table:table-cell>
          <table:table-cell/>
          <table:table-cell office:value-type="string" calcext:value-type="string">
            <text:p>春3/6簽</text:p>
          </table:table-cell>
          <table:table-cell office:value-type="string" calcext:value-type="string">
            <text:p>春3/12請示單</text:p>
          </table:table-cell>
          <table:table-cell office:value-type="string" calcext:value-type="string">
            <text:p>7.付款</text:p>
          </table:table-cell>
          <table:table-cell table:number-columns-repeated="1009"/>
        </table:table-row>
        <table:table-row table:style-name="ro62">
          <table:table-cell office:value-type="string" calcext:value-type="string">
            <text:p>B5-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交通隊購置辦公電腦等設備」" calcext:value-type="string">
            <text:p><text:s/>基隆市警察局「交通隊購置辦公電腦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95" calcext:value-type="float">
            <text:p>9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103.02.24--1030009791</text:p>
          </table:table-cell>
          <table:table-cell/>
          <table:table-cell office:value-type="string" calcext:value-type="string">
            <text:p>鍊3/3簽</text:p>
          </table:table-cell>
          <table:table-cell office:value-type="string" calcext:value-type="string">
            <text:p>3/13請示單</text:p>
          </table:table-cell>
          <table:table-cell table:number-columns-repeated="1010"/>
        </table:table-row>
        <table:table-row table:style-name="ro23">
          <table:table-cell/>
          <table:table-cell table:style-name="ce92" office:value-type="string" office:string-value="詹春陽" calcext:value-type="string">
            <text:p><text:s/>詹春陽 </text:p>
          </table:table-cell>
          <table:table-cell table:style-name="ce100" office:value-type="string" office:string-value="中正區公所「港通里辦公處購置電腦等辦公設備」" calcext:value-type="string">
            <text:p><text:s/>中正區公所「港通里辦公處購置電腦等辦公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45" calcext:value-type="float">
            <text:p><text:s/>4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office:value-type="string" calcext:value-type="string">
            <text:p>103.02.20--1030001840</text:p>
          </table:table-cell>
          <table:table-cell/>
          <table:table-cell office:value-type="string" calcext:value-type="string">
            <text:p>鍊2/26簽</text:p>
          </table:table-cell>
          <table:table-cell office:value-type="string" calcext:value-type="string">
            <text:p>鍊5/15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8-4</text:p>
          </table:table-cell>
          <table:table-cell table:style-name="ce93" office:value-type="string" office:string-value="張漢土" calcext:value-type="string">
            <text:p><text:s/>張漢土 </text:p>
          </table:table-cell>
          <table:table-cell table:style-name="ce100" office:value-type="string" office:string-value="基隆市警察局「第二分局深澳坑派出所修繕等工程」" calcext:value-type="string">
            <text:p><text:s/>基隆市警察局「第二分局深澳坑派出所修繕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佑翔工程行</text:p>
          </table:table-cell>
          <table:table-cell table:number-columns-repeated="2"/>
          <table:table-cell office:value-type="string" calcext:value-type="string">
            <text:p>傑3/6簽</text:p>
          </table:table-cell>
          <table:table-cell office:value-type="string" calcext:value-type="string">
            <text:p>5/14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21-1</text:p>
          </table:table-cell>
          <table:table-cell table:style-name="ce212" office:value-type="string" calcext:value-type="string">
            <text:p>秦鉦</text:p>
          </table:table-cell>
          <table:table-cell table:style-name="ce100" office:value-type="string" office:string-value="基隆市勞工朋友活動中心烘焙設備" calcext:value-type="string">
            <text:p><text:s/>基隆市勞工朋友活動中心烘焙設備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富盛烘焙材料行" calcext:value-type="string">
            <text:p><text:s/>富盛烘焙材料行 </text:p>
          </table:table-cell>
          <table:table-cell office:value-type="string" calcext:value-type="string">
            <text:p>蔡軒</text:p>
          </table:table-cell>
          <table:table-cell office:value-type="string" calcext:value-type="string">
            <text:p>勞工行政科2/24</text:p>
          </table:table-cell>
          <table:table-cell office:value-type="string" calcext:value-type="string">
            <text:p>春2/25簽</text:p>
          </table:table-cell>
          <table:table-cell office:value-type="string" calcext:value-type="string">
            <text:p>3/14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5-1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建國里民活動中心施作遮雨浪板等工程」" calcext:value-type="string">
            <text:p><text:s/>中正區公所「建國里民活動中心施作遮雨浪板等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屹興實業有限公司</text:p>
          </table:table-cell>
          <table:table-cell office:value-type="string" calcext:value-type="string">
            <text:p>103.03.24--1030017120</text:p>
          </table:table-cell>
          <table:table-cell/>
          <table:table-cell office:value-type="string" calcext:value-type="string">
            <text:p>鍊3/24簽</text:p>
          </table:table-cell>
          <table:table-cell table:number-columns-repeated="1011"/>
        </table:table-row>
        <table:table-row table:style-name="ro23">
          <table:table-cell office:value-type="string" calcext:value-type="string">
            <text:p>A5-1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信義國小「改善英語教學環境設備」" calcext:value-type="string">
            <text:p><text:s/>信義國小「改善英語教學環境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0" calcext:value-type="float">
            <text:p><text:s/>1,000 </text:p>
          </table:table-cell>
          <table:table-cell table:style-name="ce92" office:value-type="float" office:value="970" calcext:value-type="float">
            <text:p><text:s/>97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吉邦數位有限公司</text:p>
          </table:table-cell>
          <table:table-cell office:value-type="string" calcext:value-type="string">
            <text:p>董又菁</text:p>
          </table:table-cell>
          <table:table-cell office:value-type="string" calcext:value-type="string">
            <text:p>學務管理科3/11</text:p>
          </table:table-cell>
          <table:table-cell office:value-type="string" calcext:value-type="string">
            <text:p>鍊3/18簽</text:p>
          </table:table-cell>
          <table:table-cell office:value-type="string" calcext:value-type="string">
            <text:p>6/13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5-1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中正里民活動中心新富里辦公處購置飲水機音響等設備」" calcext:value-type="string">
            <text:p><text:s/>中正區公所「中正里民活動中心新富里辦公處購置飲水機音響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進成音響有限公司</text:p>
          </table:table-cell>
          <table:table-cell office:value-type="string" calcext:value-type="string">
            <text:p>103.03.17--1030014924</text:p>
          </table:table-cell>
          <table:table-cell/>
          <table:table-cell office:value-type="string" calcext:value-type="string">
            <text:p>鍊3/19簽</text:p>
          </table:table-cell>
          <table:table-cell office:value-type="string" calcext:value-type="string">
            <text:p>3/25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A3-</text:p>
          </table:table-cell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富民里民活動中心購置桌球台設備」" calcext:value-type="string">
            <text:p><text:s/>七堵區公所「富民里民活動中心購置桌球台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裕興體育用品社</text:p>
          </table:table-cell>
          <table:table-cell table:number-columns-repeated="2"/>
          <table:table-cell office:value-type="string" calcext:value-type="string">
            <text:p>波3/27簽</text:p>
          </table:table-cell>
          <table:table-cell office:value-type="string" calcext:value-type="string">
            <text:p>4/11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5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基隆市警察局「第二分局信六路派出所辦公廳舍屋頂防漏修繕工程" calcext:value-type="string">
            <text:p><text:s/>基隆市警察局「第二分局信六路派出所辦公廳舍屋頂防漏修繕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信宏工程行</text:p>
          </table:table-cell>
          <table:table-cell office:value-type="string" calcext:value-type="string">
            <text:p>103.04.14--1030021731</text:p>
          </table:table-cell>
          <table:table-cell/>
          <table:table-cell office:value-type="string" calcext:value-type="string">
            <text:p>鍊4/15簽</text:p>
          </table:table-cell>
          <table:table-cell table:number-columns-repeated="1011"/>
        </table:table-row>
        <table:table-row table:style-name="ro8">
          <table:table-cell table:style-name="ce179" office:value-type="string" calcext:value-type="string">
            <text:p>A1-1</text:p>
          </table:table-cell>
          <table:table-cell table:style-name="ce92" office:value-type="string" office:string-value="詹春陽" calcext:value-type="string">
            <text:p><text:s/>詹春陽 </text:p>
          </table:table-cell>
          <table:table-cell table:style-name="ce100" office:value-type="string" office:string-value="深澳國小「改善教學環境多媒體資訊看板財物採購」" calcext:value-type="string">
            <text:p><text:s/>深澳國小「改善教學環境多媒體資訊看板財物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8" calcext:value-type="float">
            <text:p><text:s/>998 </text:p>
          </table:table-cell>
          <table:table-cell table:style-name="ce92" office:value-type="float" office:value="888" calcext:value-type="float">
            <text:p><text:s/>88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奇寶科技多媒體有限公司" calcext:value-type="string">
            <text:p><text:s/>奇寶科技多媒體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21</text:p>
          </table:table-cell>
          <table:table-cell office:value-type="string" calcext:value-type="string">
            <text:p>鍊3/26簽</text:p>
          </table:table-cell>
          <table:table-cell office:value-type="string" calcext:value-type="string">
            <text:p>6/13示單</text:p>
          </table:table-cell>
          <table:table-cell office:value-type="string" calcext:value-type="string">
            <text:p>6/付款</text:p>
          </table:table-cell>
          <table:table-cell table:number-columns-repeated="1009"/>
        </table:table-row>
        <table:table-row table:style-name="ro23">
          <table:table-cell office:value-type="string" calcext:value-type="string">
            <text:p>B9-2</text:p>
          </table:table-cell>
          <table:table-cell table:style-name="ce92" office:value-type="string" office:string-value="陳東財" calcext:value-type="string">
            <text:p><text:s/>陳東財 </text:p>
          </table:table-cell>
          <table:table-cell table:style-name="ce100" office:value-type="string" office:string-value="深澳國小「改善教學環境彩繪工程」" calcext:value-type="string">
            <text:p><text:s/>深澳國小「改善教學環境彩繪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馬寅企業社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2/10</text:p>
          </table:table-cell>
          <table:table-cell office:value-type="string" calcext:value-type="string">
            <text:p>傑2/20簽</text:p>
          </table:table-cell>
          <table:table-cell office:value-type="string" calcext:value-type="string">
            <text:p>4/10請示單</text:p>
          </table:table-cell>
          <table:table-cell office:value-type="string" calcext:value-type="string">
            <text:p>4.23付款</text:p>
          </table:table-cell>
          <table:table-cell table:number-columns-repeated="1009"/>
        </table:table-row>
        <table:table-row table:style-name="ro61">
          <table:table-cell office:value-type="string" calcext:value-type="string">
            <text:p>A31-</text:p>
          </table:table-cell>
          <table:table-cell table:style-name="ce105" office:value-type="string" calcext:value-type="string">
            <text:p>高辜惠珍</text:p>
          </table:table-cell>
          <table:table-cell table:style-name="ce100" office:value-type="string" office:string-value="七堵區公所「長興里廣播系統修復工程」" calcext:value-type="string">
            <text:p><text:s/>七堵區公所「長興里廣播系統修復工程」 </text:p>
          </table:table-cell>
          <table:table-cell table:style-name="ce105" office:value-type="string" calcext:value-type="string">
            <text:p>七堵區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菩耕園營造有限公司" calcext:value-type="string">
            <text:p><text:s/>菩耕園營造有限公司 </text:p>
          </table:table-cell>
          <table:table-cell office:value-type="string" calcext:value-type="string">
            <text:p>10300.04.14--1030021738</text:p>
          </table:table-cell>
          <table:table-cell office:value-type="string" calcext:value-type="string">
            <text:p>103.4.11基七民1030004323</text:p>
          </table:table-cell>
          <table:table-cell office:value-type="string" calcext:value-type="string">
            <text:p>波4/15簽</text:p>
          </table:table-cell>
          <table:table-cell office:value-type="string" calcext:value-type="string">
            <text:p>2/17請示單</text:p>
          </table:table-cell>
          <table:table-cell office:value-type="string" calcext:value-type="string">
            <text:p>6.9付款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B22-1</text:p>
          </table:table-cell>
          <table:table-cell table:style-name="ce105" office:value-type="string" calcext:value-type="string">
            <text:p>陳志成</text:p>
          </table:table-cell>
          <table:table-cell table:style-name="ce100" office:value-type="string" office:string-value="銘傳國中「購置桌球臺」" calcext:value-type="string">
            <text:p><text:s/>銘傳國中「購置桌球臺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裕興體育用品社" calcext:value-type="string">
            <text:p><text:s/>裕興體育用品社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3/24</text:p>
          </table:table-cell>
          <table:table-cell office:value-type="string" calcext:value-type="string">
            <text:p>春3/26簽</text:p>
          </table:table-cell>
          <table:table-cell office:value-type="string" calcext:value-type="string">
            <text:p>6/17請示單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B7-2</text:p>
          </table:table-cell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深澳國小「改善教學環境電子設備採購」" calcext:value-type="string">
            <text:p><text:s/>深澳國小「改善教學環境電子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萬虹通訊有限公司" calcext:value-type="string">
            <text:p><text:s/>萬虹通訊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3</text:p>
          </table:table-cell>
          <table:table-cell office:value-type="string" calcext:value-type="string">
            <text:p>傑3/6簽</text:p>
          </table:table-cell>
          <table:table-cell office:value-type="string" calcext:value-type="string">
            <text:p>4/24示單</text:p>
          </table:table-cell>
          <table:table-cell office:value-type="string" calcext:value-type="string">
            <text:p>6/付款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28-5</text:p>
          </table:table-cell>
          <table:table-cell table:style-name="ce132" office:value-type="string" calcext:value-type="string">
            <text:p>陳江山</text:p>
          </table:table-cell>
          <table:table-cell table:style-name="ce100" office:value-type="string" office:string-value="暖暖區戶政事務所「辦公廰舍美化綠化工程」" calcext:value-type="string">
            <text:p><text:s/>暖暖區戶政事務所「辦公廰舍美化綠化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number-columns-repeated="2" table:style-name="ce92" office:value-type="float" office:value="20" calcext:value-type="float">
            <text:p><text:s/>2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花中花花坊" calcext:value-type="string">
            <text:p><text:s/>花中花花坊 </text:p>
          </table:table-cell>
          <table:table-cell office:value-type="string" calcext:value-type="string">
            <text:p>葉芫穗</text:p>
          </table:table-cell>
          <table:table-cell office:value-type="string" calcext:value-type="string">
            <text:p>戶政科</text:p>
          </table:table-cell>
          <table:table-cell office:value-type="string" calcext:value-type="string">
            <text:p>波3/28簽</text:p>
          </table:table-cell>
          <table:table-cell office:value-type="string" calcext:value-type="string">
            <text:p>4/29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21-2</text:p>
          </table:table-cell>
          <table:table-cell table:style-name="ce212" office:value-type="string" calcext:value-type="string">
            <text:p>秦鉦</text:p>
          </table:table-cell>
          <table:table-cell table:style-name="ce100" office:value-type="string" office:string-value="安樂區崇德路168巷28號旁大樹修剪工程" calcext:value-type="string">
            <text:p><text:s/>安樂區崇德路168巷28號旁大樹修剪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82" calcext:value-type="float">
            <text:p><text:s/>8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富泉工程行" calcext:value-type="string">
            <text:p><text:s/>富泉工程行 </text:p>
          </table:table-cell>
          <table:table-cell table:number-columns-repeated="2"/>
          <table:table-cell office:value-type="string" calcext:value-type="string">
            <text:p>春3/6簽</text:p>
          </table:table-cell>
          <table:table-cell office:value-type="string" calcext:value-type="string">
            <text:p>3/17請示單</text:p>
          </table:table-cell>
          <table:table-cell office:value-type="string" calcext:value-type="string">
            <text:p>5/1付款</text:p>
          </table:table-cell>
          <table:table-cell table:number-columns-repeated="1009"/>
        </table:table-row>
        <table:table-row table:style-name="ro23">
          <table:table-cell/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中正區公所「中砂里民活動中心設置公佈欄工程」" calcext:value-type="string">
            <text:p><text:s/>中正區公所「中砂里民活動中心設置公佈欄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信宏工程行</text:p>
          </table:table-cell>
          <table:table-cell office:value-type="string" calcext:value-type="string">
            <text:p>103.02.24--1030002031</text:p>
          </table:table-cell>
          <table:table-cell/>
          <table:table-cell office:value-type="string" calcext:value-type="string">
            <text:p>鍊4/23簽</text:p>
          </table:table-cell>
          <table:table-cell office:value-type="string" calcext:value-type="string">
            <text:p>鍊6/11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14-2</text:p>
          </table:table-cell>
          <table:table-cell table:style-name="ce94" office:value-type="string" calcext:value-type="string">
            <text:p>張芳麗</text:p>
          </table:table-cell>
          <table:table-cell table:style-name="ce100" office:value-type="string" office:string-value="信義國小「校園修繕工程」" calcext:value-type="string">
            <text:p><text:s/>信義國小「校園修繕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萬宏工程行" calcext:value-type="string">
            <text:p><text:s/>萬宏工程行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2/19</text:p>
          </table:table-cell>
          <table:table-cell office:value-type="string" calcext:value-type="string">
            <text:p>彥2/24簽</text:p>
          </table:table-cell>
          <table:table-cell office:value-type="string" calcext:value-type="string">
            <text:p>5/22請示單</text:p>
          </table:table-cell>
          <table:table-cell table:number-columns-repeated="1010"/>
        </table:table-row>
        <table:table-row table:style-name="ro23">
          <table:table-cell/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社寮里辦公處購置電腦等設備」" calcext:value-type="string">
            <text:p><text:s/>中正區公所「社寮里辦公處購置電腦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飛躍國際傳播有限公司</text:p>
          </table:table-cell>
          <table:table-cell office:value-type="string" calcext:value-type="string">
            <text:p>103.05.22--1030030241</text:p>
          </table:table-cell>
          <table:table-cell/>
          <table:table-cell office:value-type="string" calcext:value-type="string">
            <text:p>鍊5/27簽</text:p>
          </table:table-cell>
          <table:table-cell office:value-type="string" calcext:value-type="string">
            <text:p>6/5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31-2</text:p>
          </table:table-cell>
          <table:table-cell table:style-name="ce105" office:value-type="string" calcext:value-type="string">
            <text:p>高辜惠珍</text:p>
          </table:table-cell>
          <table:table-cell table:style-name="ce100" office:value-type="string" office:string-value="七堵區公所「永平里民活動中心購置阿里山帳篷設備」" calcext:value-type="string">
            <text:p><text:s/>七堵區公所「永平里民活動中心購置阿里山帳篷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table:number-columns-repeated="2"/>
          <table:table-cell office:value-type="string" calcext:value-type="string">
            <text:p>波6/11簽</text:p>
          </table:table-cell>
          <table:table-cell office:value-type="string" calcext:value-type="string">
            <text:p>6/17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31-3</text:p>
          </table:table-cell>
          <table:table-cell table:style-name="ce105" office:value-type="string" calcext:value-type="string">
            <text:p>高辜惠珍</text:p>
          </table:table-cell>
          <table:table-cell table:style-name="ce100" office:value-type="string" office:string-value="七堵區公所「友一里民活動中心購置桌椅設備」" calcext:value-type="string">
            <text:p><text:s/>七堵區公所「友一里民活動中心購置桌椅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table:number-columns-repeated="2"/>
          <table:table-cell office:value-type="string" calcext:value-type="string">
            <text:p>波6/11簽</text:p>
          </table:table-cell>
          <table:table-cell office:value-type="string" calcext:value-type="string">
            <text:p>6/17請示單</text:p>
          </table:table-cell>
          <table:table-cell table:number-columns-repeated="1010"/>
        </table:table-row>
        <table:table-row table:style-name="ro23">
          <table:table-cell/>
          <table:table-cell table:style-name="ce105" office:value-type="string" calcext:value-type="string">
            <text:p>蔡旺璉</text:p>
          </table:table-cell>
          <table:table-cell table:style-name="ce100" office:value-type="string" office:string-value="七堵區公所「堵北里民活動中心購置飲水機設備」" calcext:value-type="string">
            <text:p><text:s/>七堵區公所「堵北里民活動中心購置飲水機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50" calcext:value-type="float">
            <text:p><text:s/>50 </text:p>
          </table:table-cell>
          <table:table-cell table:style-name="ce92" office:value-type="float" office:value="45" calcext:value-type="float">
            <text:p><text:s/>4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力霸工業科技股份有限公司</text:p>
          </table:table-cell>
          <table:table-cell table:number-columns-repeated="2"/>
          <table:table-cell office:value-type="string" calcext:value-type="string">
            <text:p>波6/11簽</text:p>
          </table:table-cell>
          <table:table-cell office:value-type="string" calcext:value-type="string">
            <text:p>6/17請示單</text:p>
          </table:table-cell>
          <table:table-cell table:number-columns-repeated="1010"/>
        </table:table-row>
        <table:table-row table:style-name="ro23">
          <table:table-cell/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社寮里辦公處購置冷氣機設備」" calcext:value-type="string">
            <text:p><text:s/>中正區公所「社寮里辦公處購置冷氣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number-columns-repeated="2" table:style-name="ce92" office:value-type="float" office:value="33" calcext:value-type="float">
            <text:p><text:s/>3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暟祥企業有限公司</text:p>
          </table:table-cell>
          <table:table-cell office:value-type="string" calcext:value-type="string">
            <text:p>103.06.09--1030033321</text:p>
          </table:table-cell>
          <table:table-cell/>
          <table:table-cell office:value-type="string" calcext:value-type="string">
            <text:p>鍊6/12簽</text:p>
          </table:table-cell>
          <table:table-cell office:value-type="string" calcext:value-type="string">
            <text:p>6/19請示單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B23-1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正濱國中「禮堂音響設備採購」" calcext:value-type="string">
            <text:p><text:s/>正濱國中「禮堂音響設備採購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名揚企業社" calcext:value-type="string">
            <text:p><text:s/>名揚企業社 </text:p>
          </table:table-cell>
          <table:table-cell office:value-type="string" calcext:value-type="string">
            <text:p>王信琪</text:p>
          </table:table-cell>
          <table:table-cell office:value-type="string" calcext:value-type="string">
            <text:p>體健科12/6</text:p>
          </table:table-cell>
          <table:table-cell office:value-type="string" calcext:value-type="string">
            <text:p>春5/5簽</text:p>
          </table:table-cell>
          <table:table-cell office:value-type="string" calcext:value-type="string">
            <text:p>12/25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32-7</text:p>
          </table:table-cell>
          <table:table-cell table:style-name="ce105" office:value-type="string" calcext:value-type="string">
            <text:p>蔡旺璉</text:p>
          </table:table-cell>
          <table:table-cell table:style-name="ce100" office:value-type="string" office:string-value="月眉國小「佈線增設安裝及教室地坪修補」" calcext:value-type="string">
            <text:p><text:s/>月眉國小「佈線增設安裝及教室地坪修補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85" calcext:value-type="float">
            <text:p><text:s/>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峻鴻營造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13</text:p>
          </table:table-cell>
          <table:table-cell office:value-type="string" calcext:value-type="string">
            <text:p>波3/18簽</text:p>
          </table:table-cell>
          <table:table-cell office:value-type="string" calcext:value-type="string">
            <text:p>7/4請示單</text:p>
          </table:table-cell>
          <table:table-cell table:number-columns-repeated="1010"/>
        </table:table-row>
        <table:table-row table:style-name="ro23">
          <table:table-cell office:value-type="string" calcext:value-type="string">
            <text:p>B2-2</text:p>
          </table:table-cell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中正區公所「和憲里辦公處購置字幕機設備」" calcext:value-type="string">
            <text:p><text:s/>中正區公所「和憲里辦公處購置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樣光電科技有限公司</text:p>
          </table:table-cell>
          <table:table-cell office:value-type="string" calcext:value-type="string">
            <text:p>103.06.09--1030033321</text:p>
          </table:table-cell>
          <table:table-cell/>
          <table:table-cell office:value-type="string" calcext:value-type="string">
            <text:p>鍊6/12簽</text:p>
          </table:table-cell>
          <table:table-cell office:value-type="string" calcext:value-type="string">
            <text:p>6/19請示單</text:p>
          </table:table-cell>
          <table:table-cell table:number-columns-repeated="1010"/>
        </table:table-row>
        <table:table-row table:style-name="ro8">
          <table:table-cell/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E9:.E40])" office:value-type="float" office:value="4781" calcext:value-type="float">
            <text:p><text:s/>4,781 </text:p>
          </table:table-cell>
          <table:table-cell table:style-name="ce92" table:formula="of:=SUM([.F9:.F40])" office:value-type="float" office:value="4502" calcext:value-type="float">
            <text:p><text:s/>4,502 </text:p>
          </table:table-cell>
          <table:table-cell table:style-name="ce92" table:number-columns-repeated="4"/>
          <table:table-cell table:number-columns-repeated="1014"/>
        </table:table-row>
        <table:table-row table:style-name="ro19">
          <table:table-cell/>
          <table:table-cell table:style-name="ce133" office:value-type="string" calcext:value-type="string">
            <text:p>註：1.本表主辦機關為行政院主計處。</text:p>
          </table:table-cell>
          <table:table-cell table:number-columns-repeated="1022"/>
        </table:table-row>
        <table:table-row table:style-name="ro19">
          <table:table-cell/>
          <table:table-cell table:style-name="ce133" office:value-type="string" calcext:value-type="string">
            <text:p>　　2.本表第一次查填及送達期限為7月20日前。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0">
          <table:table-cell table:style-name="ce177"/>
          <table:table-cell table:style-name="ce134" office:value-type="string" calcext:value-type="string" table:number-columns-spanned="9" table:number-rows-spanned="2">
            <text:p>備註：1、第二季請於7月13日前送達，第四季請於104年1月20日前送達。本府各單位請送主計處會審科，機關學校請送主計處歲計科。</text:p>
          </table:table-cell>
          <table:covered-table-cell table:number-columns-repeated="8" table:style-name="ce135"/>
          <table:table-cell table:style-name="ce177" table:number-columns-repeated="1014"/>
        </table:table-row>
        <table:table-row table:style-name="ro21">
          <table:table-cell table:style-name="ce177"/>
          <table:covered-table-cell table:number-columns-repeated="9" table:style-name="ce135"/>
          <table:table-cell table:style-name="ce177" table:number-columns-repeated="1014"/>
        </table:table-row>
        <table:table-row table:style-name="ro11">
          <table:table-cell table:style-name="ce151"/>
          <table:table-cell table:style-name="ce136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 table:number-columns-repeated="2"/>
          <table:table-cell table:style-name="ce136" office:value-type="string" calcext:value-type="string">
            <text:p>機關長官：</text:p>
          </table:table-cell>
          <table:table-cell table:style-name="ce151" table:number-columns-repeated="1017"/>
        </table:table-row>
        <table:table-row table:style-name="ro5">
          <table:table-cell/>
          <table:table-cell table:style-name="ce128" office:value-type="string" calcext:value-type="string" table:number-columns-spanned="9" table:number-rows-spanned="1">
            <text:p>基隆市政府103年度對議員所提地方建設建議事項處理明細表</text:p>
          </table:table-cell>
          <table:covered-table-cell table:style-name="ce148"/>
          <table:covered-table-cell table:number-columns-repeated="4" table:style-name="ce156"/>
          <table:covered-table-cell table:number-columns-repeated="2" table:style-name="ce166"/>
          <table:covered-table-cell table:style-name="ce148"/>
          <table:table-cell table:number-columns-repeated="1014"/>
        </table:table-row>
        <table:table-row table:style-name="ro15">
          <table:table-cell/>
          <table:table-cell table:style-name="ce128" office:value-type="string" calcext:value-type="string" table:number-columns-spanned="9" table:number-rows-spanned="1">
            <text:p>至103年12月止</text:p>
          </table:table-cell>
          <table:covered-table-cell table:style-name="ce148"/>
          <table:covered-table-cell table:number-columns-repeated="4" table:style-name="ce156"/>
          <table:covered-table-cell table:number-columns-repeated="2" table:style-name="ce166"/>
          <table:covered-table-cell table:style-name="ce148"/>
          <table:table-cell table:number-columns-repeated="1014"/>
        </table:table-row>
        <table:table-row table:style-name="ro15">
          <table:table-cell/>
          <table:table-cell table:style-name="ce129" office:value-type="string" calcext:value-type="string">
            <text:p>表4</text:p>
          </table:table-cell>
          <table:table-cell table:style-name="ce149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57"/>
          <table:table-cell table:style-name="ce169" office:value-type="string" calcext:value-type="string">
            <text:p>單位：千元</text:p>
          </table:table-cell>
          <table:table-cell table:number-columns-repeated="1014"/>
        </table:table-row>
        <table:table-row table:style-name="ro6">
          <table:table-cell/>
          <table:table-cell table:style-name="ce130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130"/>
          <table:table-cell table:number-columns-repeated="1014"/>
        </table:table-row>
        <table:table-row table:style-name="ro7">
          <table:table-cell/>
          <table:covered-table-cell table:number-columns-repeated="4" table:style-name="ce130"/>
          <table:table-cell table:style-name="ce130" office:value-type="string" calcext:value-type="string">
            <text:p>核定金額</text:p>
          </table:table-cell>
          <table:table-cell table:style-name="ce130" office:value-type="string" calcext:value-type="string">
            <text:p>經費支用科目</text:p>
          </table:table-cell>
          <table:table-cell table:style-name="ce130" office:value-type="string" calcext:value-type="string">
            <text:p>主辦機關</text:p>
          </table:table-cell>
          <table:table-cell table:style-name="ce130" office:value-type="string" calcext:value-type="string">
            <text:p>招標方式</text:p>
          </table:table-cell>
          <table:table-cell table:style-name="ce130" office:value-type="string" calcext:value-type="string">
            <text:p>得標廠商</text:p>
          </table:table-cell>
          <table:table-cell table:number-columns-repeated="1014"/>
        </table:table-row>
        <table:table-row table:style-name="ro63">
          <table:table-cell office:value-type="string" calcext:value-type="string">
            <text:p>B19-</text:p>
          </table:table-cell>
          <table:table-cell table:style-name="ce92" office:value-type="string" office:string-value="鄭林清良" calcext:value-type="string">
            <text:p><text:s/>鄭林清良 </text:p>
          </table:table-cell>
          <table:table-cell table:style-name="ce105" office:value-type="string" calcext:value-type="string">
            <text:p>安樂區公所「七賢里飲水機、荼車、電視、冰箱等設備」</text:p>
          </table:table-cell>
          <table:table-cell table:style-name="ce94" office:value-type="string" calcext:value-type="string">
            <text:p>安樂區</text:p>
          </table:table-cell>
          <table:table-cell table:style-name="ce105" office:value-type="float" office:value="99" calcext:value-type="float">
            <text:p>99</text:p>
          </table:table-cell>
          <table:table-cell table:style-name="ce105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明音電器行、賀眾企業股份有限公司、明亞傢俱裝璜行" calcext:value-type="string">
            <text:p><text:s/>明音電器行、賀眾企業股份有限公司、明亞傢俱裝璜行 </text:p>
          </table:table-cell>
          <table:table-cell office:value-type="string" calcext:value-type="string">
            <text:p>103.01.27--1030005906</text:p>
          </table:table-cell>
          <table:table-cell office:value-type="string" calcext:value-type="string">
            <text:p>103.1.27基安民1030001178</text:p>
          </table:table-cell>
          <table:table-cell office:value-type="string" calcext:value-type="string">
            <text:p>春1/28簽</text:p>
          </table:table-cell>
          <table:table-cell office:value-type="string" calcext:value-type="string">
            <text:p>春2/6請示單</text:p>
          </table:table-cell>
          <table:table-cell office:value-type="string" calcext:value-type="string">
            <text:p>7.付款</text:p>
          </table:table-cell>
          <table:table-cell table:number-columns-repeated="1009"/>
        </table:table-row>
        <table:table-row table:style-name="ro31">
          <table:table-cell office:value-type="string" calcext:value-type="string">
            <text:p>A12-1</text:p>
          </table:table-cell>
          <table:table-cell table:style-name="ce112" office:value-type="string" office:string-value="游祥耀、張芳麗" calcext:value-type="string">
            <text:p><text:s/>游祥耀、張芳麗 </text:p>
          </table:table-cell>
          <table:table-cell table:style-name="ce100" office:value-type="string" office:string-value="尚智國小「103年改善教學環境及設施整修工程」" calcext:value-type="string">
            <text:p><text:s/>尚智國小「103年改善教學環境及設施整修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2799" calcext:value-type="float">
            <text:p><text:s/>2,799 </text:p>
          </table:table-cell>
          <table:table-cell table:style-name="ce92" office:value-type="float" office:value="2597" calcext:value-type="float">
            <text:p><text:s/>2,5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碩合企業有限公司" calcext:value-type="string">
            <text:p><text:s/>碩合企業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2/14</text:p>
          </table:table-cell>
          <table:table-cell office:value-type="string" calcext:value-type="string">
            <text:p>彥2/18簽</text:p>
          </table:table-cell>
          <table:table-cell office:value-type="string" calcext:value-type="string">
            <text:p>12/24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5-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中濱里辦公處購置音響設備」" calcext:value-type="string">
            <text:p><text:s/>中正區公所「中濱里辦公處購置音響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日祥科技工程行</text:p>
          </table:table-cell>
          <table:table-cell office:value-type="string" calcext:value-type="string">
            <text:p>103.02.19--1030001707</text:p>
          </table:table-cell>
          <table:table-cell/>
          <table:table-cell office:value-type="string" calcext:value-type="string">
            <text:p>鍊2/26簽</text:p>
          </table:table-cell>
          <table:table-cell office:value-type="string" calcext:value-type="string">
            <text:p>鍊5/15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中正區公所「海濱里辦公處購置字幕機等設備」" calcext:value-type="string">
            <text:p><text:s/>中正區公所「海濱里辦公處購置字幕機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大樣光電科技有限公司</text:p>
          </table:table-cell>
          <table:table-cell office:value-type="string" calcext:value-type="string">
            <text:p>103.02.24--1030002031</text:p>
          </table:table-cell>
          <table:table-cell/>
          <table:table-cell office:value-type="string" calcext:value-type="string">
            <text:p>鍊2/26簽</text:p>
          </table:table-cell>
          <table:table-cell office:value-type="string" calcext:value-type="string">
            <text:p>鍊3/13請示單</text:p>
          </table:table-cell>
          <table:table-cell table:number-columns-repeated="1010"/>
        </table:table-row>
        <table:table-row table:style-name="ro65">
          <table:table-cell office:value-type="string" calcext:value-type="string">
            <text:p>A12-2</text:p>
          </table:table-cell>
          <table:table-cell table:style-name="ce112" office:value-type="string" office:string-value="游祥耀、陳志成、楊石城、張芳麗" calcext:value-type="string">
            <text:p><text:s/>游祥耀、陳志成、楊石城、張芳麗 </text:p>
          </table:table-cell>
          <table:table-cell table:style-name="ce100" office:value-type="string" office:string-value="信義國小「活動中心改善教學環境工程」" calcext:value-type="string">
            <text:p><text:s/>信義國小「活動中心改善教學環境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4950" calcext:value-type="float">
            <text:p><text:s/>4,950 </text:p>
          </table:table-cell>
          <table:table-cell table:style-name="ce92" office:value-type="float" office:value="4678" calcext:value-type="float">
            <text:p><text:s/>4,67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鴻賓營造有限公司" calcext:value-type="string">
            <text:p><text:s/>鴻賓營造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21</text:p>
          </table:table-cell>
          <table:table-cell office:value-type="string" calcext:value-type="string">
            <text:p>彥、春、傑3/27簽</text:p>
          </table:table-cell>
          <table:table-cell office:value-type="string" calcext:value-type="string">
            <text:p>12/9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5-1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入船里辦公處購置辦公桌椅等設備」" calcext:value-type="string">
            <text:p><text:s/>中正區公所「入船里辦公處購置辦公桌椅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明亞傢俱裝璜行</text:p>
          </table:table-cell>
          <table:table-cell office:value-type="string" calcext:value-type="string">
            <text:p>103.03.26--1030017558</text:p>
          </table:table-cell>
          <table:table-cell/>
          <table:table-cell office:value-type="string" calcext:value-type="string">
            <text:p>鍊4/3簽</text:p>
          </table:table-cell>
          <table:table-cell office:value-type="string" calcext:value-type="string">
            <text:p>4/11請示單</text:p>
          </table:table-cell>
          <table:table-cell table:number-columns-repeated="1010"/>
        </table:table-row>
        <table:table-row table:style-name="ro64">
          <table:table-cell/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基隆市警察局「第二分局正濱派出所辦公設備" calcext:value-type="string">
            <text:p><text:s/>基隆市警察局「第二分局正濱派出所辦公設備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川井家電有限公司</text:p>
          </table:table-cell>
          <table:table-cell office:value-type="string" calcext:value-type="string">
            <text:p>103.03.20--1030016230</text:p>
          </table:table-cell>
          <table:table-cell/>
          <table:table-cell office:value-type="string" calcext:value-type="string">
            <text:p>鍊3/24簽</text:p>
          </table:table-cell>
          <table:table-cell office:value-type="string" calcext:value-type="string">
            <text:p>4/3請示單</text:p>
          </table:table-cell>
          <table:table-cell table:number-columns-repeated="1010"/>
        </table:table-row>
        <table:table-row table:style-name="ro60">
          <table:table-cell table:style-name="ce179" office:value-type="string" calcext:value-type="string">
            <text:p>A17-1</text:p>
          </table:table-cell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華國小「改善視聽教室設備」" calcext:value-type="string">
            <text:p><text:s/>中華國小「改善視聽教室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600" calcext:value-type="float">
            <text:p><text:s/>600 </text:p>
          </table:table-cell>
          <table:table-cell table:style-name="ce92" office:value-type="float" office:value="569" calcext:value-type="float">
            <text:p><text:s/>56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吉邦數位有限公司" calcext:value-type="string">
            <text:p><text:s/>吉邦數位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9/11</text:p>
          </table:table-cell>
          <table:table-cell office:value-type="string" calcext:value-type="string">
            <text:p>傑9/18簽</text:p>
          </table:table-cell>
          <table:table-cell office:value-type="string" calcext:value-type="string">
            <text:p>12/23請示單</text:p>
          </table:table-cell>
          <table:table-cell table:number-columns-repeated="1010"/>
        </table:table-row>
        <table:table-row table:style-name="ro60">
          <table:table-cell/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基隆市警察局「第二分局信義派出所廰舍周邊園藝美化等工程」" calcext:value-type="string">
            <text:p><text:s/>基隆市警察局「第二分局信義派出所廰舍周邊園藝美化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綠創景觀設計有限公司" calcext:value-type="string">
            <text:p><text:s/>綠創景觀設計有限公司 </text:p>
          </table:table-cell>
          <table:table-cell table:number-columns-repeated="2"/>
          <table:table-cell office:value-type="string" calcext:value-type="string">
            <text:p>傑4/25簽</text:p>
          </table:table-cell>
          <table:table-cell table:number-columns-repeated="1011"/>
        </table:table-row>
        <table:table-row table:style-name="ro60">
          <table:table-cell/>
          <table:table-cell table:style-name="ce92" office:value-type="string" office:string-value="鄭林清良、張芳麗" calcext:value-type="string">
            <text:p><text:s/>鄭林清良、張芳麗 </text:p>
          </table:table-cell>
          <table:table-cell table:style-name="ce100" office:value-type="string" office:string-value="建徳國中「教學設備更新及添置活動中心設備」" calcext:value-type="string">
            <text:p><text:s/>建徳國中「教學設備更新及添置活動中心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97" calcext:value-type="float">
            <text:p><text:s/>997 </text:p>
          </table:table-cell>
          <table:table-cell table:style-name="ce92" office:value-type="float" office:value="962" calcext:value-type="float">
            <text:p><text:s/>96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四維企業社" calcext:value-type="string">
            <text:p><text:s/>四維企業社 </text:p>
          </table:table-cell>
          <table:table-cell office:value-type="string" calcext:value-type="string">
            <text:p>黃綉媛</text:p>
          </table:table-cell>
          <table:table-cell office:value-type="string" calcext:value-type="string">
            <text:p>社會教育科5/8</text:p>
          </table:table-cell>
          <table:table-cell office:value-type="string" calcext:value-type="string">
            <text:p>春5/12簽</text:p>
          </table:table-cell>
          <table:table-cell office:value-type="string" calcext:value-type="string">
            <text:p>12/29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23-2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月眉國小「弓箭器材設備」" calcext:value-type="string">
            <text:p><text:s/>月眉國小「弓箭器材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104" office:value-type="float" office:value="50" calcext:value-type="float">
            <text:p>5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基隆體育用品社" calcext:value-type="string">
            <text:p><text:s/>基隆體育用品社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5/9</text:p>
          </table:table-cell>
          <table:table-cell office:value-type="string" calcext:value-type="string">
            <text:p>春5/15簽</text:p>
          </table:table-cell>
          <table:table-cell office:value-type="string" calcext:value-type="string">
            <text:p>8/27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詹春陽" calcext:value-type="string">
            <text:p><text:s/>詹春陽 </text:p>
          </table:table-cell>
          <table:table-cell table:style-name="ce100" office:value-type="string" office:string-value="基隆市警察局「第二分局信六路派出所飲水機等辦公設備」" calcext:value-type="string">
            <text:p><text:s/>基隆市警察局「第二分局信六路派出所飲水機等辦公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鍊4/18簽</text:p>
          </table:table-cell>
          <table:table-cell office:value-type="string" calcext:value-type="string">
            <text:p>4/24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8-</text:p>
          </table:table-cell>
          <table:table-cell table:style-name="ce94" office:value-type="string" calcext:value-type="string">
            <text:p>張漢土</text:p>
          </table:table-cell>
          <table:table-cell table:style-name="ce100" office:value-type="string" office:string-value="月眉國小「新設遊戲器材區計畫工程」" calcext:value-type="string">
            <text:p><text:s/>月眉國小「新設遊戲器材區計畫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61" office:value-type="float" office:value="1039" calcext:value-type="float">
            <text:p><text:s/>1,039 </text:p>
          </table:table-cell>
          <table:table-cell table:style-name="ce104" office:value-type="float" office:value="948" calcext:value-type="float">
            <text:p>94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亮宇室內裝修工程有限公司" calcext:value-type="string">
            <text:p><text:s/>亮宇室內裝修工程有限公司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5/20</text:p>
          </table:table-cell>
          <table:table-cell office:value-type="string" calcext:value-type="string">
            <text:p>傑5/21簽</text:p>
          </table:table-cell>
          <table:table-cell table:number-columns-repeated="1011"/>
        </table:table-row>
        <table:table-row table:style-name="ro60">
          <table:table-cell/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中正區公所「信義里民活動中心購置活動圓桌設備」" calcext:value-type="string">
            <text:p><text:s/>中正區公所「信義里民活動中心購置活動圓桌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勝霸有限公司</text:p>
          </table:table-cell>
          <table:table-cell office:value-type="string" calcext:value-type="string">
            <text:p>103.05.09--1030027291</text:p>
          </table:table-cell>
          <table:table-cell/>
          <table:table-cell office:value-type="string" calcext:value-type="string">
            <text:p>鍊5/15簽</text:p>
          </table:table-cell>
          <table:table-cell office:value-type="string" calcext:value-type="string">
            <text:p>5/26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正砂里民活動中心購置冷氣機等設備」" calcext:value-type="string">
            <text:p><text:s/>中正區公所「正砂里民活動中心購置冷氣機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42" calcext:value-type="float">
            <text:p><text:s/>4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立一資訊科技有限公司</text:p>
          </table:table-cell>
          <table:table-cell office:value-type="string" calcext:value-type="string">
            <text:p>103.05.19--1030029716</text:p>
          </table:table-cell>
          <table:table-cell/>
          <table:table-cell office:value-type="string" calcext:value-type="string">
            <text:p>鍊5/21簽</text:p>
          </table:table-cell>
          <table:table-cell table:number-columns-repeated="1011"/>
        </table:table-row>
        <table:table-row table:style-name="ro64">
          <table:table-cell/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入船里、正砂里民活動中心購置運動器材設備」" calcext:value-type="string">
            <text:p><text:s/>中正區公所「入船里、正砂里民活動中心購置運動器材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基隆體育用品社</text:p>
          </table:table-cell>
          <table:table-cell office:value-type="string" calcext:value-type="string">
            <text:p>103.05.20--1030029717</text:p>
          </table:table-cell>
          <table:table-cell/>
          <table:table-cell office:value-type="string" calcext:value-type="string">
            <text:p>鍊5/21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B4-6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基隆市警察局「第二分局警備隊辦公室設備採購」" calcext:value-type="string">
            <text:p><text:s/>基隆市警察局「第二分局警備隊辦公室設備採購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103.05.23--1030030290</text:p>
          </table:table-cell>
          <table:table-cell/>
          <table:table-cell office:value-type="string" calcext:value-type="string">
            <text:p>鍊6/5簽</text:p>
          </table:table-cell>
          <table:table-cell office:value-type="string" calcext:value-type="string">
            <text:p>8/29請示單</text:p>
          </table:table-cell>
          <table:table-cell table:number-columns-repeated="1010"/>
        </table:table-row>
        <table:table-row table:style-name="ro60">
          <table:table-cell office:value-type="string" calcext:value-type="string">
            <text:p>B3-</text:p>
          </table:table-cell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六堵里民活動中心室內調解降溫設備」" calcext:value-type="string">
            <text:p><text:s/>七堵區公所「六堵里民活動中心室內調解降溫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立一資訊科技有限公司</text:p>
          </table:table-cell>
          <table:table-cell office:value-type="string" calcext:value-type="string">
            <text:p>10300.06.23--1030036851</text:p>
          </table:table-cell>
          <table:table-cell office:value-type="string" calcext:value-type="string">
            <text:p>103.6.23基七民1030007803</text:p>
          </table:table-cell>
          <table:table-cell office:value-type="string" calcext:value-type="string">
            <text:p>波6/27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A29-1</text:p>
          </table:table-cell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堵南國小「103年風雨球場及設備改善工程」" calcext:value-type="string">
            <text:p><text:s/>堵南國小「103年風雨球場及設備改善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2400" calcext:value-type="float">
            <text:p><text:s/>2,400 </text:p>
          </table:table-cell>
          <table:table-cell table:style-name="ce92" office:value-type="float" office:value="2206" calcext:value-type="float">
            <text:p><text:s/>2,20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吉寬營造股份有限公司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7/8</text:p>
          </table:table-cell>
          <table:table-cell office:value-type="string" calcext:value-type="string">
            <text:p>波7/10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A29-2</text:p>
          </table:table-cell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堵南國小「103年體育及輔導設備改善」" calcext:value-type="string">
            <text:p><text:s/>堵南國小「103年體育及輔導設備改善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600" calcext:value-type="float">
            <text:p><text:s/>600 </text:p>
          </table:table-cell>
          <table:table-cell table:style-name="ce92" office:value-type="float" office:value="599" calcext:value-type="float">
            <text:p><text:s/>5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喜美工業股份有限公司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7/8</text:p>
          </table:table-cell>
          <table:table-cell office:value-type="string" calcext:value-type="string">
            <text:p>波7/14簽</text:p>
          </table:table-cell>
          <table:table-cell office:value-type="string" calcext:value-type="string">
            <text:p>11/28請示單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新富里里民活動中心購置辦公桌椅電腦等設備」" calcext:value-type="string">
            <text:p><text:s/>中正區公所「新富里里民活動中心購置辦公桌椅電腦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明亞傢俱裝潢行、陽金資訊股份有限公司</text:p>
          </table:table-cell>
          <table:table-cell office:value-type="string" calcext:value-type="string">
            <text:p>103.07.04--1030039046</text:p>
          </table:table-cell>
          <table:table-cell/>
          <table:table-cell office:value-type="string" calcext:value-type="string">
            <text:p>鍊7/7簽</text:p>
          </table:table-cell>
          <table:table-cell office:value-type="string" calcext:value-type="string">
            <text:p>7/14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3-2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成功國小「顯示屏雨遮維護工程」" calcext:value-type="string">
            <text:p><text:s/>成功國小「顯示屏雨遮維護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600" calcext:value-type="float">
            <text:p><text:s/>600 </text:p>
          </table:table-cell>
          <table:table-cell table:style-name="ce92" office:value-type="float" office:value="548" calcext:value-type="float">
            <text:p><text:s/>54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樂億資訊有限公司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7/17</text:p>
          </table:table-cell>
          <table:table-cell office:value-type="string" calcext:value-type="string">
            <text:p>春7/28簽</text:p>
          </table:table-cell>
          <table:table-cell office:value-type="string" calcext:value-type="string">
            <text:p>12/29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30-1</text:p>
          </table:table-cell>
          <table:table-cell table:style-name="ce94" office:value-type="string" calcext:value-type="string">
            <text:p>蘇仁和</text:p>
          </table:table-cell>
          <table:table-cell table:style-name="ce100" office:value-type="string" office:string-value="五堵國小「中庭地坪整修工程」" calcext:value-type="string">
            <text:p><text:s/>五堵國小「中庭地坪整修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999" calcext:value-type="float">
            <text:p><text:s/>1,999 </text:p>
          </table:table-cell>
          <table:table-cell table:style-name="ce92" office:value-type="float" office:value="1557" calcext:value-type="float">
            <text:p><text:s/>1,55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國祐營造工程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7/29</text:p>
          </table:table-cell>
          <table:table-cell office:value-type="string" calcext:value-type="string">
            <text:p>波7/31簽</text:p>
          </table:table-cell>
          <table:table-cell table:number-columns-repeated="1011"/>
        </table:table-row>
        <table:table-row table:style-name="ro64">
          <table:table-cell/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信義區公所「深溪路36巷計畫道路柏油路面刨除改善工程」" calcext:value-type="string">
            <text:p><text:s/>信義區公所「深溪路36巷計畫道路柏油路面刨除改善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553" calcext:value-type="float">
            <text:p><text:s/>1,553 </text:p>
          </table:table-cell>
          <table:table-cell table:style-name="ce92" office:value-type="float" office:value="1538" calcext:value-type="float">
            <text:p><text:s/>1,53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健利營造有限公司</text:p>
          </table:table-cell>
          <table:table-cell office:value-type="string" calcext:value-type="string">
            <text:p>103.07.31--1030045230</text:p>
          </table:table-cell>
          <table:table-cell/>
          <table:table-cell office:value-type="string" calcext:value-type="string">
            <text:p>傑8/4簽</text:p>
          </table:table-cell>
          <table:table-cell table:number-columns-repeated="1011"/>
        </table:table-row>
        <table:table-row table:style-name="ro64">
          <table:table-cell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永平里購置移動式廣播設備」" calcext:value-type="string">
            <text:p><text:s/>七堵區公所「永平里購置移動式廣播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office:value-type="string" calcext:value-type="string">
            <text:p>1030.07.21--10300433241</text:p>
          </table:table-cell>
          <table:table-cell office:value-type="string" calcext:value-type="string">
            <text:p>103.7.18基七民1030009142</text:p>
          </table:table-cell>
          <table:table-cell office:value-type="string" calcext:value-type="string">
            <text:p>波7/30簽</text:p>
          </table:table-cell>
          <table:table-cell office:value-type="string" calcext:value-type="string">
            <text:p>8/12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5-1</text:p>
          </table:table-cell>
          <table:table-cell table:style-name="ce105" office:value-type="string" calcext:value-type="string">
            <text:p>莊錦田、鄭林清良</text:p>
          </table:table-cell>
          <table:table-cell table:style-name="ce100" office:value-type="string" office:string-value="長樂國小「103年改善教學環境及設備工程」" calcext:value-type="string">
            <text:p><text:s/>長樂國小「103年改善教學環境及設備工程」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3500" calcext:value-type="float">
            <text:p><text:s/>3,500 </text:p>
          </table:table-cell>
          <table:table-cell table:style-name="ce92" office:value-type="float" office:value="3284" calcext:value-type="float">
            <text:p><text:s/>3,28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雨申工程有限公司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8/12</text:p>
          </table:table-cell>
          <table:table-cell office:value-type="string" calcext:value-type="string">
            <text:p>春8/13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B30-3</text:p>
          </table:table-cell>
          <table:table-cell table:style-name="ce94" office:value-type="string" calcext:value-type="string">
            <text:p>蘇仁和</text:p>
          </table:table-cell>
          <table:table-cell table:style-name="ce100" office:value-type="string" office:string-value="消防局「七堵分隊購置運動器材」" calcext:value-type="string">
            <text:p><text:s/>消防局「七堵分隊購置運動器材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消防局" calcext:value-type="string">
            <text:p><text:s/>消防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吉邦數位有限公司</text:p>
          </table:table-cell>
          <table:table-cell table:number-columns-repeated="2"/>
          <table:table-cell office:value-type="string" calcext:value-type="string">
            <text:p>波6/11簽</text:p>
          </table:table-cell>
          <table:table-cell office:value-type="string" calcext:value-type="string">
            <text:p>8/14請示單</text:p>
          </table:table-cell>
          <table:table-cell table:number-columns-repeated="1010"/>
        </table:table-row>
        <table:table-row table:style-name="ro64">
          <table:table-cell/>
          <table:table-cell table:style-name="ce105" office:value-type="string" calcext:value-type="string">
            <text:p>沈義傳、楊石城</text:p>
          </table:table-cell>
          <table:table-cell table:style-name="ce100" office:value-type="string" office:string-value="安樂高中「校門入口意象景觀零星工程」" calcext:value-type="string">
            <text:p><text:s/>安樂高中「校門入口意象景觀零星工程」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1450" calcext:value-type="float">
            <text:p><text:s/>1,450 </text:p>
          </table:table-cell>
          <table:table-cell table:style-name="ce92" office:value-type="float" office:value="1392" calcext:value-type="float">
            <text:p><text:s/>1,3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中埜營造有限公司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8/14</text:p>
          </table:table-cell>
          <table:table-cell office:value-type="string" calcext:value-type="string">
            <text:p>春8/18簽</text:p>
          </table:table-cell>
          <table:table-cell table:number-columns-repeated="1011"/>
        </table:table-row>
        <table:table-row table:style-name="ro64">
          <table:table-cell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富民里購置電子字幕看板設備」" calcext:value-type="string">
            <text:p><text:s/>七堵區公所「富民里購置電子字幕看板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office:value-type="string" calcext:value-type="string">
            <text:p>1030.08.12--1030048241</text:p>
          </table:table-cell>
          <table:table-cell office:value-type="string" calcext:value-type="string">
            <text:p>103.8.11基七民1030010036</text:p>
          </table:table-cell>
          <table:table-cell office:value-type="string" calcext:value-type="string">
            <text:p>波8/14簽</text:p>
          </table:table-cell>
          <table:table-cell office:value-type="string" calcext:value-type="string">
            <text:p>8/19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16-1</text:p>
          </table:table-cell>
          <table:table-cell table:style-name="ce92" office:value-type="string" office:string-value="施世明" calcext:value-type="string">
            <text:p><text:s/>施世明 </text:p>
          </table:table-cell>
          <table:table-cell table:style-name="ce100" office:value-type="string" office:string-value="信義國小「飲水機更新」" calcext:value-type="string">
            <text:p><text:s/>信義國小「飲水機更新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賀眾企業股份有限公司" calcext:value-type="string">
            <text:p><text:s/>賀眾企業股份有限公司 </text:p>
          </table:table-cell>
          <table:table-cell office:value-type="string" calcext:value-type="string">
            <text:p>洪菽蔓</text:p>
          </table:table-cell>
          <table:table-cell office:value-type="string" calcext:value-type="string">
            <text:p>體健科6/12</text:p>
          </table:table-cell>
          <table:table-cell office:value-type="string" calcext:value-type="string">
            <text:p>傑6/18簽</text:p>
          </table:table-cell>
          <table:table-cell office:value-type="string" calcext:value-type="string">
            <text:p>8/19請示單</text:p>
          </table:table-cell>
          <table:table-cell table:number-columns-repeated="1010"/>
        </table:table-row>
        <table:table-row table:style-name="ro64">
          <table:table-cell/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基隆市警察局「第三分局第一組辦公室採購個人電腦設備」" calcext:value-type="string">
            <text:p><text:s/>基隆市警察局「第三分局第一組辦公室採購個人電腦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波6/11簽</text:p>
          </table:table-cell>
          <table:table-cell office:value-type="string" calcext:value-type="string">
            <text:p>8/21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0-1</text:p>
          </table:table-cell>
          <table:table-cell table:style-name="ce94" office:value-type="string" calcext:value-type="string">
            <text:p>沈義傳</text:p>
          </table:table-cell>
          <table:table-cell table:style-name="ce100" office:value-type="string" office:string-value="中山區「協和里民會堂旁公園設施等工程」" calcext:value-type="string">
            <text:p><text:s/>中山區「協和里民會堂旁公園設施等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00" calcext:value-type="float">
            <text:p><text:s/>1,000 </text:p>
          </table:table-cell>
          <table:table-cell table:style-name="ce92" office:value-type="float" office:value="943" calcext:value-type="float">
            <text:p><text:s/>94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萬企工程有限公司</text:p>
          </table:table-cell>
          <table:table-cell table:number-columns-repeated="2"/>
          <table:table-cell office:value-type="string" calcext:value-type="string">
            <text:p>傑8/6簽</text:p>
          </table:table-cell>
          <table:table-cell office:value-type="string" calcext:value-type="string">
            <text:p>11/10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6-1</text:p>
          </table:table-cell>
          <table:table-cell table:style-name="ce94" office:value-type="string" calcext:value-type="string">
            <text:p>朱瑞祥</text:p>
          </table:table-cell>
          <table:table-cell table:style-name="ce100" office:value-type="string" office:string-value="八斗國小「103年改善教學環境工程」" calcext:value-type="string">
            <text:p><text:s/>八斗國小「103年改善教學環境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800" calcext:value-type="float">
            <text:p><text:s/>800 </text:p>
          </table:table-cell>
          <table:table-cell table:style-name="ce92" office:value-type="float" office:value="794" calcext:value-type="float">
            <text:p><text:s/>7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碩合企業有限公司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8/12</text:p>
          </table:table-cell>
          <table:table-cell office:value-type="string" calcext:value-type="string">
            <text:p>鍊8/22簽</text:p>
          </table:table-cell>
          <table:table-cell table:number-columns-repeated="1011"/>
        </table:table-row>
        <table:table-row table:style-name="ro64">
          <table:table-cell/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信義國小「教室電腦設備採購」" calcext:value-type="string">
            <text:p><text:s/>信義國小「教室電腦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374" calcext:value-type="float">
            <text:p><text:s/>374 </text:p>
          </table:table-cell>
          <table:table-cell table:style-name="ce92" office:value-type="float" office:value="352" calcext:value-type="float">
            <text:p><text:s/>35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喜美工業股份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8/19</text:p>
          </table:table-cell>
          <table:table-cell office:value-type="string" calcext:value-type="string">
            <text:p>傑8/26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A5-1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八斗國小「103年迎曦樓及廁所整修等設備工程」" calcext:value-type="string">
            <text:p><text:s/>八斗國小「103年迎曦樓及廁所整修等設備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3000" calcext:value-type="float">
            <text:p><text:s/>3,000 </text:p>
          </table:table-cell>
          <table:table-cell table:style-name="ce92" office:value-type="float" office:value="2490" calcext:value-type="float">
            <text:p><text:s/>2,4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惠春土木包工業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8/11</text:p>
          </table:table-cell>
          <table:table-cell office:value-type="string" calcext:value-type="string">
            <text:p>鍊8/27簽</text:p>
          </table:table-cell>
          <table:table-cell office:value-type="string" calcext:value-type="string">
            <text:p>鍊5/15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基隆市警察局「第二分局信義派出所廳舍周邊園藝美化等工程」" calcext:value-type="string">
            <text:p><text:s/>基隆市警察局「第二分局信義派出所廳舍周邊園藝美化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綠創景觀設計有限公司</text:p>
          </table:table-cell>
          <table:table-cell table:number-columns-repeated="2"/>
          <table:table-cell office:value-type="string" calcext:value-type="string">
            <text:p>傑4/25簽</text:p>
          </table:table-cell>
          <table:table-cell office:value-type="string" calcext:value-type="string">
            <text:p>9/1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泰安里裝設電子字幕機及電腦等設備」" calcext:value-type="string">
            <text:p><text:s/>七堵區公所「泰安里裝設電子字幕機及電腦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保林資訊有限公司</text:p>
          </table:table-cell>
          <table:table-cell office:value-type="string" calcext:value-type="string">
            <text:p>1030.08.26--1030051235</text:p>
          </table:table-cell>
          <table:table-cell office:value-type="string" calcext:value-type="string">
            <text:p>103.8.26基七民1030010744</text:p>
          </table:table-cell>
          <table:table-cell office:value-type="string" calcext:value-type="string">
            <text:p>波8/29簽</text:p>
          </table:table-cell>
          <table:table-cell office:value-type="string" calcext:value-type="string">
            <text:p>8/19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4-13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正義里里民活動中心購置辦公桌椅等設備」" calcext:value-type="string">
            <text:p><text:s/>中正區公所「正義里里民活動中心購置辦公桌椅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名揚傢俱沙發行</text:p>
          </table:table-cell>
          <table:table-cell office:value-type="string" calcext:value-type="string">
            <text:p>103.08.28--1030051513</text:p>
          </table:table-cell>
          <table:table-cell office:value-type="string" calcext:value-type="string">
            <text:p>103.8.276基中民1030009926</text:p>
          </table:table-cell>
          <table:table-cell office:value-type="string" calcext:value-type="string">
            <text:p>鍊9/1簽</text:p>
          </table:table-cell>
          <table:table-cell office:value-type="string" calcext:value-type="string">
            <text:p>9/9請示單</text:p>
          </table:table-cell>
          <table:table-cell table:number-columns-repeated="1010"/>
        </table:table-row>
        <table:table-row table:style-name="ro60">
          <table:table-cell office:value-type="string" calcext:value-type="string">
            <text:p>B25-7</text:p>
          </table:table-cell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基隆市警察局「少年警察隊增購辦公設備（彩色影印機）」" calcext:value-type="string">
            <text:p><text:s/>基隆市警察局「少年警察隊增購辦公設備（彩色影印機）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78" calcext:value-type="float">
            <text:p><text:s/>7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成冠企業行</text:p>
          </table:table-cell>
          <table:table-cell office:value-type="string" calcext:value-type="string">
            <text:p>103.09.11--1030054449</text:p>
          </table:table-cell>
          <table:table-cell office:value-type="string" calcext:value-type="string">
            <text:p>103.9.10基警後1030070785</text:p>
          </table:table-cell>
          <table:table-cell office:value-type="string" calcext:value-type="string">
            <text:p>春9/12簽</text:p>
          </table:table-cell>
          <table:table-cell office:value-type="string" calcext:value-type="string">
            <text:p>10/16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23-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5" office:value-type="string" calcext:value-type="string">
            <text:p>安樂區公所「內寮里購置數位黑白多功能事務機備」</text:p>
          </table:table-cell>
          <table:table-cell table:style-name="ce94" office:value-type="string" calcext:value-type="string">
            <text:p>安樂區</text:p>
          </table:table-cell>
          <table:table-cell table:number-columns-repeated="2"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4" office:value-type="string" calcext:value-type="string">
            <text:p>安樂區公所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成鈦企業行</text:p>
          </table:table-cell>
          <table:table-cell office:value-type="string" calcext:value-type="string">
            <text:p>103.09.5--1030053608</text:p>
          </table:table-cell>
          <table:table-cell office:value-type="string" calcext:value-type="string">
            <text:p>103.9.5基安民1030010545</text:p>
          </table:table-cell>
          <table:table-cell office:value-type="string" calcext:value-type="string">
            <text:p>春9/5簽</text:p>
          </table:table-cell>
          <table:table-cell office:value-type="string" calcext:value-type="string">
            <text:p>春9/16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-</text:p>
          </table:table-cell>
          <table:table-cell table:style-name="ce92" office:value-type="string" office:string-value="詹春陽" calcext:value-type="string">
            <text:p><text:s/>詹春陽 </text:p>
          </table:table-cell>
          <table:table-cell table:style-name="ce100" office:value-type="string" office:string-value="基隆市警察局「第二分局信六路派出所飲水機等辦公設備」" calcext:value-type="string">
            <text:p><text:s/>基隆市警察局「第二分局信六路派出所飲水機等辦公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3.09.16--1030055396</text:p>
          </table:table-cell>
          <table:table-cell office:value-type="string" calcext:value-type="string">
            <text:p>103.9.15基警後1030009754</text:p>
          </table:table-cell>
          <table:table-cell office:value-type="string" calcext:value-type="string">
            <text:p>鍊9/18簽</text:p>
          </table:table-cell>
          <table:table-cell office:value-type="string" calcext:value-type="string">
            <text:p>9/30請示單</text:p>
          </table:table-cell>
          <table:table-cell table:number-columns-repeated="1010"/>
        </table:table-row>
        <table:table-row table:style-name="ro66">
          <table:table-cell office:value-type="string" calcext:value-type="string">
            <text:p>A21-3</text:p>
          </table:table-cell>
          <table:table-cell table:style-name="ce212" office:value-type="string" calcext:value-type="string">
            <text:p>秦鉦</text:p>
          </table:table-cell>
          <table:table-cell table:style-name="ce100" office:value-type="string" office:string-value="中和國小「新建校舍教室設備及直笛團樂器採購」" calcext:value-type="string">
            <text:p><text:s/>中和國小「新建校舍教室設備及直笛團樂器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426" calcext:value-type="float">
            <text:p><text:s/>426 </text:p>
          </table:table-cell>
          <table:table-cell table:style-name="ce92" office:value-type="float" office:value="382" calcext:value-type="float">
            <text:p><text:s/>38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伯牙文化事業社、冠成家電有限公司、金正興國際有限公司、伊卡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9/9</text:p>
          </table:table-cell>
          <table:table-cell office:value-type="string" calcext:value-type="string">
            <text:p>春9/18簽</text:p>
          </table:table-cell>
          <table:table-cell office:value-type="string" calcext:value-type="string">
            <text:p>12/29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15-3</text:p>
          </table:table-cell>
          <table:table-cell table:style-name="ce92" office:value-type="string" office:string-value="張錦煌" calcext:value-type="string">
            <text:p><text:s/>張錦煌 </text:p>
          </table:table-cell>
          <table:table-cell table:style-name="ce100" office:value-type="string" office:string-value="明德國中「飲水機購置」" calcext:value-type="string">
            <text:p><text:s/>明德國中「飲水機購置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賀眾企業股份有限公司</text:p>
          </table:table-cell>
          <table:table-cell office:value-type="string" calcext:value-type="string">
            <text:p>洪菽蔓</text:p>
          </table:table-cell>
          <table:table-cell office:value-type="string" calcext:value-type="string">
            <text:p>體健科9/12</text:p>
          </table:table-cell>
          <table:table-cell office:value-type="string" calcext:value-type="string">
            <text:p>傑9/19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B31-7</text:p>
          </table:table-cell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明德國中「明德國中行政辦公室整修工程」" calcext:value-type="string">
            <text:p><text:s/>明德國中「明德國中行政辦公室整修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鈴營造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9/16</text:p>
          </table:table-cell>
          <table:table-cell office:value-type="string" calcext:value-type="string">
            <text:p>波9/23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A25-1</text:p>
          </table:table-cell>
          <table:table-cell table:style-name="ce112" office:value-type="string" office:string-value="莊錦田、沈義傳" calcext:value-type="string">
            <text:p><text:s/>莊錦田、沈義傳 </text:p>
          </table:table-cell>
          <table:table-cell table:style-name="ce100" office:value-type="string" office:string-value="消防局「水中推進器」設備" calcext:value-type="string">
            <text:p><text:s/>消防局「水中推進器」設備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820" calcext:value-type="float">
            <text:p><text:s/>820 </text:p>
          </table:table-cell>
          <table:table-cell table:style-name="ce92" office:value-type="float" office:value="800" calcext:value-type="float">
            <text:p><text:s/>8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消防局" calcext:value-type="string">
            <text:p><text:s/>消防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達華國際股份有限公司</text:p>
          </table:table-cell>
          <table:table-cell office:value-type="string" calcext:value-type="string">
            <text:p>103.09.22--1030056859</text:p>
          </table:table-cell>
          <table:table-cell office:value-type="string" calcext:value-type="string">
            <text:p>103.9.19基消行壹1030008289</text:p>
          </table:table-cell>
          <table:table-cell office:value-type="string" calcext:value-type="string">
            <text:p>春9/23簽</text:p>
          </table:table-cell>
          <table:table-cell table:number-columns-repeated="1011"/>
        </table:table-row>
        <table:table-row table:style-name="ro67">
          <table:table-cell office:value-type="string" calcext:value-type="string">
            <text:p>A19-3</text:p>
          </table:table-cell>
          <table:table-cell table:style-name="ce112" office:value-type="string" office:string-value="鄭林清良、洪森永、莊錦田、蘇仁和" calcext:value-type="string">
            <text:p><text:s/>鄭林清良、洪森永、莊錦田、蘇仁和 </text:p>
          </table:table-cell>
          <table:table-cell table:style-name="ce100" office:value-type="string" office:string-value="消防局「互動觸摸遠端會議終端機」設備" calcext:value-type="string">
            <text:p><text:s/>消防局「互動觸摸遠端會議終端機」設備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2300" calcext:value-type="float">
            <text:p><text:s/>2,300 </text:p>
          </table:table-cell>
          <table:table-cell table:style-name="ce92" office:value-type="float" office:value="1900" calcext:value-type="float">
            <text:p><text:s/>1,9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消防局" calcext:value-type="string">
            <text:p><text:s/>消防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芮立光電有限公司</text:p>
          </table:table-cell>
          <table:table-cell office:value-type="string" calcext:value-type="string">
            <text:p>103.09.22--1030056858</text:p>
          </table:table-cell>
          <table:table-cell office:value-type="string" calcext:value-type="string">
            <text:p>103.9.19基消行壹1030008288</text:p>
          </table:table-cell>
          <table:table-cell office:value-type="string" calcext:value-type="string">
            <text:p>春9/23簽</text:p>
          </table:table-cell>
          <table:table-cell table:number-columns-repeated="1011"/>
        </table:table-row>
        <table:table-row table:style-name="ro64">
          <table:table-cell/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七堵區公所「瑪西里購置割草機、發電機等設備」" calcext:value-type="string">
            <text:p><text:s/>七堵區公所「瑪西里購置割草機、發電機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宏維工程行</text:p>
          </table:table-cell>
          <table:table-cell office:value-type="string" calcext:value-type="string">
            <text:p>1030.09.25--1030058136</text:p>
          </table:table-cell>
          <table:table-cell office:value-type="string" calcext:value-type="string">
            <text:p>103.9.25基七民1030012103</text:p>
          </table:table-cell>
          <table:table-cell office:value-type="string" calcext:value-type="string">
            <text:p>波9/26簽</text:p>
          </table:table-cell>
          <table:table-cell office:value-type="string" calcext:value-type="string">
            <text:p>10/2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12-2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成功國小「103年度改善教學環境音場設施」" calcext:value-type="string">
            <text:p><text:s/>成功國小「103年度改善教學環境音場設施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510" calcext:value-type="float">
            <text:p><text:s/>510 </text:p>
          </table:table-cell>
          <table:table-cell table:style-name="ce92" office:value-type="float" office:value="459" calcext:value-type="float">
            <text:p><text:s/>45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吉邦數位有限公司</text:p>
          </table:table-cell>
          <table:table-cell office:value-type="string" calcext:value-type="string">
            <text:p>李蕙君</text:p>
          </table:table-cell>
          <table:table-cell office:value-type="string" calcext:value-type="string">
            <text:p>國教科9/29</text:p>
          </table:table-cell>
          <table:table-cell office:value-type="string" calcext:value-type="string">
            <text:p>彥10/1簽</text:p>
          </table:table-cell>
          <table:table-cell office:value-type="string" calcext:value-type="string">
            <text:p>12/26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8-2</text:p>
          </table:table-cell>
          <table:table-cell table:style-name="ce115" office:value-type="string" calcext:value-type="string">
            <text:p>張漢土、蔡適應</text:p>
          </table:table-cell>
          <table:table-cell table:style-name="ce100" office:value-type="string" office:string-value="信義區公所「市政多媒體廣播宣導系統設備」" calcext:value-type="string">
            <text:p><text:s/>信義區公所「市政多媒體廣播宣導系統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0" calcext:value-type="float">
            <text:p><text:s/>990 </text:p>
          </table:table-cell>
          <table:table-cell table:style-name="ce92" office:value-type="float" office:value="941" calcext:value-type="float">
            <text:p><text:s/>94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奇寶科技多媒體有限公司</text:p>
          </table:table-cell>
          <table:table-cell office:value-type="string" calcext:value-type="string">
            <text:p>103.09.30--1030058904</text:p>
          </table:table-cell>
          <table:table-cell office:value-type="string" calcext:value-type="string">
            <text:p>103.9.29基信民1030010358</text:p>
          </table:table-cell>
          <table:table-cell office:value-type="string" calcext:value-type="string">
            <text:p>傑10/1簽</text:p>
          </table:table-cell>
          <table:table-cell office:value-type="string" calcext:value-type="string">
            <text:p>12/12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七堵區公所「正明里購置多功能事務機設備」" calcext:value-type="string">
            <text:p><text:s/>七堵區公所「正明里購置多功能事務機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成冠企業行</text:p>
          </table:table-cell>
          <table:table-cell office:value-type="string" calcext:value-type="string">
            <text:p>1030.09.24--1030057865</text:p>
          </table:table-cell>
          <table:table-cell office:value-type="string" calcext:value-type="string">
            <text:p>103.9.24基七民1030012016</text:p>
          </table:table-cell>
          <table:table-cell office:value-type="string" calcext:value-type="string">
            <text:p>波9/24簽</text:p>
          </table:table-cell>
          <table:table-cell office:value-type="string" calcext:value-type="string">
            <text:p>10/2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2-1</text:p>
          </table:table-cell>
          <table:table-cell table:style-name="ce112" office:value-type="string" office:string-value="莊錦田、秦鉦" calcext:value-type="string">
            <text:p><text:s/>莊錦田、秦鉦 </text:p>
          </table:table-cell>
          <table:table-cell table:style-name="ce100" office:value-type="string" office:string-value="安樂區「定國街83巷、崇德路168巷等處護欄、牆面改善等工程」" calcext:value-type="string">
            <text:p><text:s/>安樂區「定國街83巷、崇德路168巷等處護欄、牆面改善等工程」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782" calcext:value-type="float">
            <text:p><text:s/>782 </text:p>
          </table:table-cell>
          <table:table-cell table:style-name="ce92" office:value-type="float" office:value="500" calcext:value-type="float">
            <text:p><text:s/>5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順陽土木包工業</text:p>
          </table:table-cell>
          <table:table-cell table:number-columns-repeated="2"/>
          <table:table-cell office:value-type="string" calcext:value-type="string">
            <text:p>春6/20簽</text:p>
          </table:table-cell>
          <table:table-cell office:value-type="string" calcext:value-type="string">
            <text:p>10/2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7-1</text:p>
          </table:table-cell>
          <table:table-cell table:style-name="ce92" office:value-type="string" office:string-value="鄭怡信" calcext:value-type="string">
            <text:p><text:s/>鄭怡信 </text:p>
          </table:table-cell>
          <table:table-cell table:style-name="ce100" office:value-type="string" office:string-value="明德國中「充實教學設備採購」" calcext:value-type="string">
            <text:p><text:s/>明德國中「充實教學設備採購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800" calcext:value-type="float">
            <text:p><text:s/>800 </text:p>
          </table:table-cell>
          <table:table-cell table:style-name="ce92" office:value-type="float" office:value="799" calcext:value-type="float">
            <text:p><text:s/>7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喜美工業股份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9/26</text:p>
          </table:table-cell>
          <table:table-cell office:value-type="string" calcext:value-type="string">
            <text:p>波10/7簽</text:p>
          </table:table-cell>
          <table:table-cell office:value-type="string" calcext:value-type="string">
            <text:p>12/17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4-2</text:p>
          </table:table-cell>
          <table:table-cell table:style-name="ce112" office:value-type="string" office:string-value="洪森永、蔡適應" calcext:value-type="string">
            <text:p><text:s/>洪森永、蔡適應 </text:p>
          </table:table-cell>
          <table:table-cell table:style-name="ce100" office:value-type="string" office:string-value="成功國小「103年度改善廚房設備-飲用水設施」" calcext:value-type="string">
            <text:p><text:s/>成功國小「103年度改善廚房設備-飲用水設施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835" calcext:value-type="float">
            <text:p><text:s/>835 </text:p>
          </table:table-cell>
          <table:table-cell table:style-name="ce92" office:value-type="float" office:value="730" calcext:value-type="float">
            <text:p><text:s/>73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全球淨水國際有限公司</text:p>
          </table:table-cell>
          <table:table-cell office:value-type="string" calcext:value-type="string">
            <text:p>洪菽蔓</text:p>
          </table:table-cell>
          <table:table-cell office:value-type="string" calcext:value-type="string">
            <text:p>國教科10/01</text:p>
          </table:table-cell>
          <table:table-cell office:value-type="string" calcext:value-type="string">
            <text:p>春10/07簽</text:p>
          </table:table-cell>
          <table:table-cell office:value-type="string" calcext:value-type="string">
            <text:p>12/22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信義區公所「仁義里購置LED字幕機及筆記型電腦等設備」" calcext:value-type="string">
            <text:p><text:s/>信義區公所「仁義里購置LED字幕機及筆記型電腦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芮立光電有限公司" calcext:value-type="string">
            <text:p><text:s/>芮立光電有限公司 </text:p>
          </table:table-cell>
          <table:table-cell office:value-type="string" calcext:value-type="string">
            <text:p>103.09.26--1030058161</text:p>
          </table:table-cell>
          <table:table-cell office:value-type="string" calcext:value-type="string">
            <text:p>103.9.25基信民1030010278</text:p>
          </table:table-cell>
          <table:table-cell office:value-type="string" calcext:value-type="string">
            <text:p>傑9/30簽</text:p>
          </table:table-cell>
          <table:table-cell office:value-type="string" calcext:value-type="string">
            <text:p>10/8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25-4</text:p>
          </table:table-cell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武崙國中「103年度技藝教育購置專業機具設備」" calcext:value-type="string">
            <text:p><text:s/>武崙國中「103年度技藝教育購置專業機具設備」 </text:p>
          </table:table-cell>
          <table:table-cell table:style-name="ce94" office:value-type="string" calcext:value-type="string">
            <text:p>安樂區</text:p>
          </table:table-cell>
          <table:table-cell table:number-columns-repeated="2" table:style-name="ce92" office:value-type="float" office:value="80" calcext:value-type="float">
            <text:p><text:s/>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甫丞企業有限公司</text:p>
          </table:table-cell>
          <table:table-cell office:value-type="string" calcext:value-type="string">
            <text:p>郭佳雯</text:p>
          </table:table-cell>
          <table:table-cell office:value-type="string" calcext:value-type="string">
            <text:p>特教科7/1</text:p>
          </table:table-cell>
          <table:table-cell office:value-type="string" calcext:value-type="string">
            <text:p>春7/4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B20-4</text:p>
          </table:table-cell>
          <table:table-cell table:style-name="ce92" office:value-type="string" office:string-value="沈義傳" calcext:value-type="string">
            <text:p><text:s/>沈義傳 </text:p>
          </table:table-cell>
          <table:table-cell table:style-name="ce100" office:value-type="string" office:string-value="月眉國小「飲水機增設」" calcext:value-type="string">
            <text:p><text:s/>月眉國小「飲水機增設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賀眾企業股份有限公司" calcext:value-type="string">
            <text:p><text:s/>賀眾企業股份有限公司 </text:p>
          </table:table-cell>
          <table:table-cell table:number-columns-repeated="2"/>
          <table:table-cell office:value-type="string" calcext:value-type="string">
            <text:p>春7/4簽</text:p>
          </table:table-cell>
          <table:table-cell table:number-columns-repeated="1011"/>
        </table:table-row>
        <table:table-row table:style-name="ro64">
          <table:table-cell/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仁愛區公所「花崗里購置行動伴唱等相關設備」" calcext:value-type="string">
            <text:p><text:s/>仁愛區公所「花崗里購置行動伴唱等相關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進成音響有限公司</text:p>
          </table:table-cell>
          <table:table-cell office:value-type="string" calcext:value-type="string">
            <text:p>103.10.08--1030061329</text:p>
          </table:table-cell>
          <table:table-cell office:value-type="string" calcext:value-type="string">
            <text:p>103.10.7基仁民1030009176</text:p>
          </table:table-cell>
          <table:table-cell office:value-type="string" calcext:value-type="string">
            <text:p>彥10/13簽</text:p>
          </table:table-cell>
          <table:table-cell office:value-type="string" calcext:value-type="string">
            <text:p>10/23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28-2</text:p>
          </table:table-cell>
          <table:table-cell table:style-name="ce105" office:value-type="string" calcext:value-type="string">
            <text:p>陳江山、高辜惠珍</text:p>
          </table:table-cell>
          <table:table-cell table:style-name="ce92" office:value-type="string" office:string-value="暖暖區八堵、碇安、過港、八中、七堵區永安里等道路排水零星工程" calcext:value-type="string">
            <text:p><text:s/>暖暖區八堵、碇安、過港、八中、七堵區永安里等道路排水零星工程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999" calcext:value-type="float">
            <text:p><text:s/>999 </text:p>
          </table:table-cell>
          <table:table-cell table:style-name="ce92" office:value-type="float" office:value="914" calcext:value-type="float">
            <text:p><text:s/>91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順陽土木包工業</text:p>
          </table:table-cell>
          <table:table-cell table:number-columns-repeated="2"/>
          <table:table-cell office:value-type="string" calcext:value-type="string">
            <text:p>波10/13簽</text:p>
          </table:table-cell>
          <table:table-cell table:number-columns-repeated="1011"/>
        </table:table-row>
        <table:table-row table:style-name="ro64">
          <table:table-cell/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中正區公所「海濱里辦公處政令宣導購置字幕機等設備」" calcext:value-type="string">
            <text:p><text:s/>中正區公所「海濱里辦公處政令宣導購置字幕機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4" calcext:value-type="float">
            <text:p><text:s/>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樣光電科技有限公司</text:p>
          </table:table-cell>
          <table:table-cell office:value-type="string" calcext:value-type="string">
            <text:p>103.10.01--1030059141</text:p>
          </table:table-cell>
          <table:table-cell office:value-type="string" calcext:value-type="string">
            <text:p>103.10.01基中民1030011408</text:p>
          </table:table-cell>
          <table:table-cell office:value-type="string" calcext:value-type="string">
            <text:p>鍊10/2簽</text:p>
          </table:table-cell>
          <table:table-cell office:value-type="string" calcext:value-type="string">
            <text:p>10/15請示單</text:p>
          </table:table-cell>
          <table:table-cell table:number-columns-repeated="1010"/>
        </table:table-row>
        <table:table-row table:style-name="ro64">
          <table:table-cell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百福里購置電子字幕機設備」" calcext:value-type="string">
            <text:p><text:s/>七堵區公所「百福里購置電子字幕機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1030.10.16--1032101829</text:p>
          </table:table-cell>
          <table:table-cell office:value-type="string" calcext:value-type="string">
            <text:p>103.10.15基七民1030012985</text:p>
          </table:table-cell>
          <table:table-cell office:value-type="string" calcext:value-type="string">
            <text:p>波10/16簽</text:p>
          </table:table-cell>
          <table:table-cell office:value-type="string" calcext:value-type="string">
            <text:p>11/3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31-6</text:p>
          </table:table-cell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七堵區公所「長安里購置阿里山帳篷12組設備」" calcext:value-type="string">
            <text:p><text:s/>七堵區公所「長安里購置阿里山帳篷12組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萬炘興業有限公司</text:p>
          </table:table-cell>
          <table:table-cell table:number-columns-repeated="2"/>
          <table:table-cell office:value-type="string" calcext:value-type="string">
            <text:p>波9/24簽</text:p>
          </table:table-cell>
          <table:table-cell office:value-type="string" calcext:value-type="string">
            <text:p>9/30請示單</text:p>
          </table:table-cell>
          <table:table-cell table:number-columns-repeated="1010"/>
        </table:table-row>
        <table:table-row table:style-name="ro57">
          <table:table-cell office:value-type="string" calcext:value-type="string">
            <text:p>B14-2</text:p>
          </table:table-cell>
          <table:table-cell table:style-name="ce92" office:value-type="string" office:string-value="張芳麗" calcext:value-type="string">
            <text:p><text:s/>張芳麗 </text:p>
          </table:table-cell>
          <table:table-cell table:style-name="ce100" office:value-type="string" office:string-value="基隆市警察局「第一分局警備隊等值班台警鈴安裝及忠二路派出所電風扇採購」" calcext:value-type="string">
            <text:p><text:s/>基隆市警察局「第一分局警備隊等值班台警鈴安裝及忠二路派出所電風扇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25" calcext:value-type="float">
            <text:p><text:s/>2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錡昇工程行</text:p>
          </table:table-cell>
          <table:table-cell office:value-type="string" calcext:value-type="string">
            <text:p>103.10.27--1030065113</text:p>
          </table:table-cell>
          <table:table-cell office:value-type="string" calcext:value-type="string">
            <text:p>103.10.24基警後1030024054</text:p>
          </table:table-cell>
          <table:table-cell office:value-type="string" calcext:value-type="string">
            <text:p>彥10/28簽</text:p>
          </table:table-cell>
          <table:table-cell office:value-type="string" calcext:value-type="string">
            <text:p>12/1請示單</text:p>
          </table:table-cell>
          <table:table-cell table:number-columns-repeated="1010"/>
        </table:table-row>
        <table:table-row table:style-name="ro64">
          <table:table-cell/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中正區公所「八斗里民活動中心購置字幕機設備」" calcext:value-type="string">
            <text:p><text:s/>中正區公所「八斗里民活動中心購置字幕機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亮亮廣告科技有限公司</text:p>
          </table:table-cell>
          <table:table-cell office:value-type="string" calcext:value-type="string">
            <text:p>103.10.21--1030063661</text:p>
          </table:table-cell>
          <table:table-cell office:value-type="string" calcext:value-type="string">
            <text:p>103.10.20基中民1030012250</text:p>
          </table:table-cell>
          <table:table-cell office:value-type="string" calcext:value-type="string">
            <text:p>鍊10/22簽</text:p>
          </table:table-cell>
          <table:table-cell office:value-type="string" calcext:value-type="string">
            <text:p>10/30請示單</text:p>
          </table:table-cell>
          <table:table-cell table:number-columns-repeated="1010"/>
        </table:table-row>
        <table:table-row table:style-name="ro64">
          <table:table-cell/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瑪陵國小「周邊道路指示牌改善」" calcext:value-type="string">
            <text:p><text:s/>瑪陵國小「周邊道路指示牌改善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number-columns-repeated="2" table:style-name="ce92" office:value-type="float" office:value="40" calcext:value-type="float">
            <text:p><text:s/>4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憲驛有限公司</text:p>
          </table:table-cell>
          <table:table-cell office:value-type="string" calcext:value-type="string">
            <text:p>謝少正</text:p>
          </table:table-cell>
          <table:table-cell office:value-type="string" calcext:value-type="string">
            <text:p>國教科10/30</text:p>
          </table:table-cell>
          <table:table-cell office:value-type="string" calcext:value-type="string">
            <text:p>波11/3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A21-4</text:p>
          </table:table-cell>
          <table:table-cell table:style-name="ce92" office:value-type="string" office:string-value="秦鉦" calcext:value-type="string">
            <text:p><text:s/>秦鉦 </text:p>
          </table:table-cell>
          <table:table-cell table:style-name="ce100" office:value-type="string" office:string-value="安樂區「安一路100巷204號至210號巷道路面、階梯、牆面改善工程」" calcext:value-type="string">
            <text:p><text:s/>安樂區「安一路100巷204號至210號巷道路面、階梯、牆面改善工程」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598" calcext:value-type="float">
            <text:p><text:s/>598 </text:p>
          </table:table-cell>
          <table:table-cell table:style-name="ce92" office:value-type="float" office:value="379" calcext:value-type="float">
            <text:p><text:s/>37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順陽土木包工業</text:p>
          </table:table-cell>
          <table:table-cell table:number-columns-repeated="2"/>
          <table:table-cell office:value-type="string" calcext:value-type="string">
            <text:p>春7/30簽</text:p>
          </table:table-cell>
          <table:table-cell office:value-type="string" calcext:value-type="string">
            <text:p>11/3請示單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A27-2</text:p>
          </table:table-cell>
          <table:table-cell table:style-name="ce105" office:value-type="string" calcext:value-type="string">
            <text:p>鄭怡信、陳東財、張芳麗</text:p>
          </table:table-cell>
          <table:table-cell table:style-name="ce100" office:value-type="string" office:string-value="暖暖國小「改善禮堂地坪及體育設施等工程」" calcext:value-type="string">
            <text:p><text:s/>暖暖國小「改善禮堂地坪及體育設施等工程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13" office:value-type="float" office:value="4960" calcext:value-type="float">
            <text:p><text:s/>4,960 </text:p>
          </table:table-cell>
          <table:table-cell table:style-name="ce113" office:value-type="float" office:value="4723" calcext:value-type="float">
            <text:p><text:s/>4,72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長清土木包工業</text:p>
          </table:table-cell>
          <table:table-cell office:value-type="string" calcext:value-type="string">
            <text:p>沈思吟</text:p>
          </table:table-cell>
          <table:table-cell office:value-type="string" calcext:value-type="string">
            <text:p>保健科10/31</text:p>
          </table:table-cell>
          <table:table-cell office:value-type="string" calcext:value-type="string">
            <text:p>波11/7簽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8/20</text:p>
          </table:table-cell>
          <table:table-cell office:value-type="string" calcext:value-type="string">
            <text:p>波8/22簽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16-4</text:p>
          </table:table-cell>
          <table:table-cell table:style-name="ce92" office:value-type="string" office:string-value="施世明" calcext:value-type="string">
            <text:p><text:s/>施世明 </text:p>
          </table:table-cell>
          <table:table-cell table:style-name="ce100" office:value-type="string" office:string-value="中山區「文化、通化、德安、中山、西康及健民等六里內路面護牆水溝等工程」" calcext:value-type="string">
            <text:p><text:s/>中山區「文化、通化、德安、中山、西康及健民等六里內路面護牆水溝等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08" calcext:value-type="float">
            <text:p><text:s/>1,008 </text:p>
          </table:table-cell>
          <table:table-cell table:style-name="ce92" office:value-type="float" office:value="843" calcext:value-type="float">
            <text:p><text:s/>84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旺達土木包工業</text:p>
          </table:table-cell>
          <table:table-cell table:number-columns-repeated="2"/>
          <table:table-cell office:value-type="string" calcext:value-type="string">
            <text:p>傑10/1簽</text:p>
          </table:table-cell>
          <table:table-cell office:value-type="string" calcext:value-type="string">
            <text:p>10/8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31-</text:p>
          </table:table-cell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七堵區公所「泰安里購置塑膠椅及折合式會議桌等設備」" calcext:value-type="string">
            <text:p><text:s/>七堵區公所「泰安里購置塑膠椅及折合式會議桌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方傢俱行</text:p>
          </table:table-cell>
          <table:table-cell table:number-columns-repeated="2"/>
          <table:table-cell office:value-type="string" calcext:value-type="string">
            <text:p>波11/3簽</text:p>
          </table:table-cell>
          <table:table-cell office:value-type="string" calcext:value-type="string">
            <text:p>11/10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6-2</text:p>
          </table:table-cell>
          <table:table-cell table:style-name="ce92" office:value-type="string" office:string-value="朱瑞祥" calcext:value-type="string">
            <text:p><text:s/>朱瑞祥 </text:p>
          </table:table-cell>
          <table:table-cell table:style-name="ce100" office:value-type="string" office:string-value="中正區公所「祥豐市場後方及八斗山莊公園設施改善工程」" calcext:value-type="string">
            <text:p><text:s/>中正區公所「祥豐市場後方及八斗山莊公園設施改善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2100" calcext:value-type="float">
            <text:p><text:s/>2,100 </text:p>
          </table:table-cell>
          <table:table-cell table:style-name="ce92" office:value-type="float" office:value="1947" calcext:value-type="float">
            <text:p><text:s/>1,94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春長營造有限公司</text:p>
          </table:table-cell>
          <table:table-cell office:value-type="string" calcext:value-type="string">
            <text:p>103.11.4--1030066944</text:p>
          </table:table-cell>
          <table:table-cell office:value-type="string" calcext:value-type="string">
            <text:p>103.11.3基中民1030012857</text:p>
          </table:table-cell>
          <table:table-cell office:value-type="string" calcext:value-type="string">
            <text:p>鍊11/11簽</text:p>
          </table:table-cell>
          <table:table-cell table:number-columns-repeated="1011"/>
        </table:table-row>
        <table:table-row table:style-name="ro23">
          <table:table-cell office:value-type="string" calcext:value-type="string">
            <text:p>B31-</text:p>
          </table:table-cell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基隆市警察局「第三分局第三組及碇內派出所購置窗型冷氣、電冰箱、電動布幕組」" calcext:value-type="string">
            <text:p><text:s/>基隆市警察局「第三分局第三組及碇內派出所購置窗型冷氣、電冰箱、電動布幕組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立一資訊科技有限公司</text:p>
          </table:table-cell>
          <table:table-cell table:number-columns-repeated="2"/>
          <table:table-cell office:value-type="string" calcext:value-type="string">
            <text:p>波10/30簽</text:p>
          </table:table-cell>
          <table:table-cell office:value-type="string" calcext:value-type="string">
            <text:p>11/12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4-1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國小「 監視設備改善」" calcext:value-type="string">
            <text:p><text:s/>中正國小「 監視設備改善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3/11</text:p>
          </table:table-cell>
          <table:table-cell office:value-type="string" calcext:value-type="string">
            <text:p>鍊3/18簽</text:p>
          </table:table-cell>
          <table:table-cell office:value-type="string" calcext:value-type="string">
            <text:p>11/11請示單</text:p>
          </table:table-cell>
          <table:table-cell office:value-type="string" calcext:value-type="string">
            <text:p>4.8付款</text:p>
          </table:table-cell>
          <table:table-cell table:number-columns-repeated="1009"/>
        </table:table-row>
        <table:table-row table:style-name="ro64">
          <table:table-cell office:value-type="string" calcext:value-type="string">
            <text:p>B15-3</text:p>
          </table:table-cell>
          <table:table-cell table:style-name="ce92" office:value-type="string" office:string-value="張錦煌" calcext:value-type="string">
            <text:p><text:s/>張錦煌 </text:p>
          </table:table-cell>
          <table:table-cell table:style-name="ce100" office:value-type="string" office:string-value="明德國中「飲水機購置」" calcext:value-type="string">
            <text:p><text:s/>明德國中「飲水機購置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賀眾企業股份有限公司" calcext:value-type="string">
            <text:p><text:s/>賀眾企業股份有限公司 </text:p>
          </table:table-cell>
          <table:table-cell office:value-type="string" calcext:value-type="string">
            <text:p>洪菽蔓</text:p>
          </table:table-cell>
          <table:table-cell office:value-type="string" calcext:value-type="string">
            <text:p>國教科9/12</text:p>
          </table:table-cell>
          <table:table-cell office:value-type="string" calcext:value-type="string">
            <text:p>傑9/19簽</text:p>
          </table:table-cell>
          <table:table-cell office:value-type="string" calcext:value-type="string">
            <text:p>11/17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8-3</text:p>
          </table:table-cell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信義區「孝忠里教忠街、深美街公園設施等工程」" calcext:value-type="string">
            <text:p><text:s/>信義區「孝忠里教忠街、深美街公園設施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2000" calcext:value-type="float">
            <text:p><text:s/>2,000 </text:p>
          </table:table-cell>
          <table:table-cell table:style-name="ce92" office:value-type="float" office:value="1810" calcext:value-type="float">
            <text:p><text:s/>1,81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萬企工程有限公司</text:p>
          </table:table-cell>
          <table:table-cell table:number-columns-repeated="2"/>
          <table:table-cell office:value-type="string" calcext:value-type="string">
            <text:p>傑9/30簽</text:p>
          </table:table-cell>
          <table:table-cell office:value-type="string" calcext:value-type="string">
            <text:p>11/19請示單</text:p>
          </table:table-cell>
          <table:table-cell table:number-columns-repeated="1010"/>
        </table:table-row>
        <table:table-row table:style-name="ro68">
          <table:table-cell office:value-type="string" calcext:value-type="string">
            <text:p>A9-1</text:p>
          </table:table-cell>
          <table:table-cell table:style-name="ce112" office:value-type="string" office:string-value="陳東財、蔡旺璉、何淑萍、陳江山、游祥耀、陳志成、楊石城、張芳麗" calcext:value-type="string">
            <text:p><text:s/>陳東財、蔡旺璉、何淑萍、陳江山、游祥耀、陳志成、楊石城、張芳麗 </text:p>
          </table:table-cell>
          <table:table-cell table:style-name="ce100" office:value-type="string" office:string-value="信義國小「改善活動中心及教室等教學設備」" calcext:value-type="string">
            <text:p><text:s/>信義國小「改善活動中心及教室等教學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4980" calcext:value-type="float">
            <text:p><text:s/>4,980 </text:p>
          </table:table-cell>
          <table:table-cell table:style-name="ce92" office:value-type="float" office:value="4745" calcext:value-type="float">
            <text:p><text:s/>4,74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喜美工業股份有限公司" calcext:value-type="string">
            <text:p><text:s/>喜美工業股份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4/7</text:p>
          </table:table-cell>
          <table:table-cell office:value-type="string" calcext:value-type="string">
            <text:p>傑、彥、春、波4/21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A13-4</text:p>
          </table:table-cell>
          <table:table-cell table:style-name="ce112" office:value-type="string" office:string-value="陳東財、莊榮欽" calcext:value-type="string">
            <text:p><text:s/>陳東財、莊榮欽 </text:p>
          </table:table-cell>
          <table:table-cell table:style-name="ce100" office:value-type="string" office:string-value="信義國小「教室電腦設備採購」" calcext:value-type="string">
            <text:p><text:s/>信義國小「教室電腦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374" calcext:value-type="float">
            <text:p><text:s/>374 </text:p>
          </table:table-cell>
          <table:table-cell table:style-name="ce92" office:value-type="float" office:value="352" calcext:value-type="float">
            <text:p><text:s/>35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全鳴科技有限公司" calcext:value-type="string">
            <text:p><text:s/>全鳴科技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8/19</text:p>
          </table:table-cell>
          <table:table-cell office:value-type="string" calcext:value-type="string">
            <text:p>傑、彥8/26簽</text:p>
          </table:table-cell>
          <table:table-cell office:value-type="string" calcext:value-type="string">
            <text:p>11/18請示單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4-2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八斗子漁港路燈新設工程" calcext:value-type="string">
            <text:p><text:s/>八斗子漁港路燈新設工程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462" calcext:value-type="float">
            <text:p><text:s/>462 </text:p>
          </table:table-cell>
          <table:table-cell table:style-name="ce92" office:value-type="float" office:value="300" calcext:value-type="float">
            <text:p><text:s/>3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產業發展處" calcext:value-type="string">
            <text:p><text:s/>產業發展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春安企業有限公司" calcext:value-type="string">
            <text:p><text:s/>春安企業有限公司 </text:p>
          </table:table-cell>
          <table:table-cell office:value-type="string" calcext:value-type="string">
            <text:p>王承佑</text:p>
          </table:table-cell>
          <table:table-cell office:value-type="string" calcext:value-type="string">
            <text:p>漁業行政科5/26</text:p>
          </table:table-cell>
          <table:table-cell office:value-type="string" calcext:value-type="string">
            <text:p>鍊5/28簽</text:p>
          </table:table-cell>
          <table:table-cell office:value-type="string" calcext:value-type="string">
            <text:p>11/21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A31-1</text:p>
          </table:table-cell>
          <table:table-cell table:style-name="ce94" office:value-type="string" calcext:value-type="string">
            <text:p>高辜惠珍</text:p>
          </table:table-cell>
          <table:table-cell table:style-name="ce100" office:value-type="string" office:string-value="七堵區公所「瑪西里避車道路拓寬工程」" calcext:value-type="string">
            <text:p><text:s/>七堵區公所「瑪西里避車道路拓寬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476" calcext:value-type="float">
            <text:p><text:s/>476 </text:p>
          </table:table-cell>
          <table:table-cell table:style-name="ce92" office:value-type="float" office:value="282" calcext:value-type="float">
            <text:p><text:s/>28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大新土木包工業</text:p>
          </table:table-cell>
          <table:table-cell table:number-columns-repeated="2"/>
          <table:table-cell office:value-type="string" calcext:value-type="string">
            <text:p>波5/13簽</text:p>
          </table:table-cell>
          <table:table-cell office:value-type="string" calcext:value-type="string">
            <text:p>12/1請示單</text:p>
          </table:table-cell>
          <table:table-cell table:number-columns-repeated="1010"/>
        </table:table-row>
        <table:table-row table:style-name="ro64">
          <table:table-cell office:value-type="string" calcext:value-type="string">
            <text:p>B3-2</text:p>
          </table:table-cell>
          <table:table-cell table:style-name="ce94" office:value-type="string" calcext:value-type="string">
            <text:p>蘇財發</text:p>
          </table:table-cell>
          <table:table-cell table:style-name="ce100" office:value-type="string" office:string-value="明德國中「水溝及水泥鋪設工程」" calcext:value-type="string">
            <text:p><text:s/>明德國中「水溝及水泥鋪設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鈴營造有限公司</text:p>
          </table:table-cell>
          <table:table-cell office:value-type="string" calcext:value-type="string">
            <text:p>石德銘</text:p>
          </table:table-cell>
          <table:table-cell office:value-type="string" calcext:value-type="string">
            <text:p>國教科11/4</text:p>
          </table:table-cell>
          <table:table-cell office:value-type="string" calcext:value-type="string">
            <text:p>波11/12簽</text:p>
          </table:table-cell>
          <table:table-cell office:value-type="string" calcext:value-type="string">
            <text:p>12/10請示單</text:p>
          </table:table-cell>
          <table:table-cell table:number-columns-repeated="1010"/>
        </table:table-row>
        <table:table-row table:style-name="ro60">
          <table:table-cell table:style-name="ce179" office:value-type="string" calcext:value-type="string">
            <text:p>A4-1</text:p>
          </table:table-cell>
          <table:table-cell table:style-name="ce94" office:value-type="string" calcext:value-type="string">
            <text:p>朱瑞祥</text:p>
          </table:table-cell>
          <table:table-cell table:style-name="ce100" office:value-type="string" office:string-value="中正國小「學童通學步道改善工程」" calcext:value-type="string">
            <text:p><text:s/>中正國小「學童通學步道改善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580" calcext:value-type="float">
            <text:p><text:s/>580 </text:p>
          </table:table-cell>
          <table:table-cell table:style-name="ce92" office:value-type="float" office:value="567" calcext:value-type="float">
            <text:p><text:s/>56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惠春土木包工業</text:p>
          </table:table-cell>
          <table:table-cell table:number-columns-repeated="1014"/>
        </table:table-row>
        <table:table-row table:style-name="ro64">
          <table:table-cell/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信義區公所「孝德里民活動中心購置室內空氣品質系統設備」" calcext:value-type="string">
            <text:p><text:s/>信義區公所「孝德里民活動中心購置室內空氣品質系統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大樣光電科技有限公司</text:p>
          </table:table-cell>
          <table:table-cell table:number-columns-repeated="2"/>
          <table:table-cell office:value-type="string" calcext:value-type="string">
            <text:p>傑12/15簽</text:p>
          </table:table-cell>
          <table:table-cell office:value-type="string" calcext:value-type="string">
            <text:p>10/30請示單</text:p>
          </table:table-cell>
          <table:table-cell table:number-columns-repeated="1010"/>
        </table:table-row>
        <table:table-row table:style-name="ro69">
          <table:table-cell office:value-type="string" calcext:value-type="string">
            <text:p>A25-</text:p>
          </table:table-cell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消防局「水中推進器、行動伴唱帶、電動跑步機等」設備" calcext:value-type="string">
            <text:p><text:s/>消防局「水中推進器、行動伴唱帶、電動跑步機等」設備 </text:p>
          </table:table-cell>
          <table:table-cell table:style-name="ce94" office:value-type="string" calcext:value-type="string">
            <text:p>安樂區</text:p>
          </table:table-cell>
          <table:table-cell table:number-columns-repeated="2" table:style-name="ce92" office:value-type="float" office:value="260" calcext:value-type="float">
            <text:p><text:s/>26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消防局" calcext:value-type="string">
            <text:p><text:s/>消防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進成音響有限公司、明亞傢俱裝潢行、大方傢俱行</text:p>
          </table:table-cell>
          <table:table-cell table:number-columns-repeated="2"/>
          <table:table-cell office:value-type="string" calcext:value-type="string">
            <text:p>春12/15簽</text:p>
          </table:table-cell>
          <table:table-cell table:number-columns-repeated="1011"/>
        </table:table-row>
        <table:table-row table:style-name="ro64">
          <table:table-cell office:value-type="string" calcext:value-type="string">
            <text:p>B29-</text:p>
          </table:table-cell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七堵區公所「六堵里巡守隊崗既有設施改善工程」" calcext:value-type="string">
            <text:p><text:s/>七堵區公所「六堵里巡守隊崗既有設施改善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number-columns-repeated="2" table:style-name="ce92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泰順工程行</text:p>
          </table:table-cell>
          <table:table-cell table:number-columns-repeated="2"/>
          <table:table-cell office:value-type="string" calcext:value-type="string">
            <text:p>波10/6簽</text:p>
          </table:table-cell>
          <table:table-cell office:value-type="string" calcext:value-type="string">
            <text:p>12/17請示單</text:p>
          </table:table-cell>
          <table:table-cell table:number-columns-repeated="1010"/>
        </table:table-row>
        <table:table-row table:style-name="ro64">
          <table:table-cell/>
          <table:table-cell table:style-name="ce94" office:value-type="string" calcext:value-type="string">
            <text:p>張耿輝</text:p>
          </table:table-cell>
          <table:table-cell table:style-name="ce100" office:value-type="string" office:string-value="明德國中「改善各科教學設備採購」" calcext:value-type="string">
            <text:p><text:s/>明德國中「改善各科教學設備採購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700" calcext:value-type="float">
            <text:p><text:s/>700 </text:p>
          </table:table-cell>
          <table:table-cell table:style-name="ce92" office:value-type="float" office:value="698" calcext:value-type="float">
            <text:p><text:s/>6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四維企業社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9/26</text:p>
          </table:table-cell>
          <table:table-cell office:value-type="string" calcext:value-type="string">
            <text:p>波10/7簽</text:p>
          </table:table-cell>
          <table:table-cell office:value-type="string" calcext:value-type="string">
            <text:p>12/17請示單</text:p>
          </table:table-cell>
          <table:table-cell table:number-columns-repeated="1010"/>
        </table:table-row>
        <table:table-row table:style-name="ro64">
          <table:table-cell/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信義區「東信路236巷內矮牆水溝、運動休閒設施等工程」" calcext:value-type="string">
            <text:p><text:s/>信義區「東信路236巷內矮牆水溝、運動休閒設施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60" calcext:value-type="float">
            <text:p><text:s/>1,060 </text:p>
          </table:table-cell>
          <table:table-cell table:style-name="ce92" office:value-type="float" office:value="903" calcext:value-type="float">
            <text:p><text:s/>90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萬企工程有限公司</text:p>
          </table:table-cell>
          <table:table-cell table:number-columns-repeated="2"/>
          <table:table-cell office:value-type="string" calcext:value-type="string">
            <text:p>傑8/4簽</text:p>
          </table:table-cell>
          <table:table-cell office:value-type="string" calcext:value-type="string">
            <text:p>12/23請示單</text:p>
          </table:table-cell>
          <table:table-cell table:number-columns-repeated="1010"/>
        </table:table-row>
        <table:table-row table:style-name="ro70">
          <table:table-cell table:style-name="ce179" office:value-type="string" calcext:value-type="string">
            <text:p>A17-1</text:p>
          </table:table-cell>
          <table:table-cell table:style-name="ce112" office:value-type="string" office:string-value="宋瑋莉、施世明" calcext:value-type="string">
            <text:p><text:s/>宋瑋莉、施世明 </text:p>
          </table:table-cell>
          <table:table-cell table:style-name="ce100" office:value-type="string" office:string-value="中華國小「推廣資訊融入教學相關設備採購」" calcext:value-type="string">
            <text:p><text:s/>中華國小「推廣資訊融入教學相關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700" calcext:value-type="float">
            <text:p><text:s/>1,700 </text:p>
          </table:table-cell>
          <table:table-cell table:style-name="ce92" office:value-type="float" office:value="1580" calcext:value-type="float">
            <text:p><text:s/>1,58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芮立光電有限公司" calcext:value-type="string">
            <text:p><text:s/>芮立光電有限公司 </text:p>
          </table:table-cell>
          <table:table-cell table:number-columns-repeated="2"/>
          <table:table-cell office:value-type="string" calcext:value-type="string">
            <text:p>傑9/18簽</text:p>
          </table:table-cell>
          <table:table-cell office:value-type="string" calcext:value-type="string">
            <text:p>12/23請示單</text:p>
          </table:table-cell>
          <table:table-cell table:number-columns-repeated="1010"/>
        </table:table-row>
        <table:table-row table:style-name="ro8">
          <table:table-cell table:style-name="ce179"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信義國小「操場周邊水溝蓋更新工程」" calcext:value-type="string">
            <text:p><text:s/>信義國小「操場周邊水溝蓋更新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50" calcext:value-type="float">
            <text:p><text:s/>950 </text:p>
          </table:table-cell>
          <table:table-cell table:style-name="ce92" office:value-type="float" office:value="985" calcext:value-type="float">
            <text:p><text:s/>98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鴻賓營造有限公司" calcext:value-type="string">
            <text:p><text:s/>鴻賓營造有限公司 </text:p>
          </table:table-cell>
          <table:table-cell table:number-columns-repeated="1014"/>
        </table:table-row>
        <table:table-row table:style-name="ro60">
          <table:table-cell office:value-type="string" calcext:value-type="string">
            <text:p>A6-1</text:p>
          </table:table-cell>
          <table:table-cell table:style-name="ce94" office:value-type="string" calcext:value-type="string">
            <text:p>朱瑞祥</text:p>
          </table:table-cell>
          <table:table-cell table:style-name="ce100" office:value-type="string" office:string-value="八斗國小「103年改善教學環境設備採購」" calcext:value-type="string">
            <text:p><text:s/>八斗國小「103年改善教學環境設備採購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800" calcext:value-type="float">
            <text:p><text:s/>1,800 </text:p>
          </table:table-cell>
          <table:table-cell table:style-name="ce92" office:value-type="float" office:value="1757" calcext:value-type="float">
            <text:p><text:s/>1,75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芮立光電有限公司" calcext:value-type="string">
            <text:p><text:s/>芮立光電有限公司 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8/12</text:p>
          </table:table-cell>
          <table:table-cell office:value-type="string" calcext:value-type="string">
            <text:p>鍊8/22簽</text:p>
          </table:table-cell>
          <table:table-cell table:number-columns-repeated="1011"/>
        </table:table-row>
        <table:table-row table:style-name="ro64">
          <table:table-cell table:style-name="ce179"/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長樂國小「103年度改善教學環境及設備工程」" calcext:value-type="string">
            <text:p><text:s/>長樂國小「103年度改善教學環境及設備工程」 </text:p>
          </table:table-cell>
          <table:table-cell table:style-name="ce94" office:value-type="string" calcext:value-type="string">
            <text:p>安樂區</text:p>
          </table:table-cell>
          <table:table-cell table:style-name="ce92" office:value-type="float" office:value="3500" calcext:value-type="float">
            <text:p><text:s/>3,500 </text:p>
          </table:table-cell>
          <table:table-cell table:style-name="ce92" office:value-type="float" office:value="3292" calcext:value-type="float">
            <text:p><text:s/>3,2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雨申工程有限公司" calcext:value-type="string">
            <text:p><text:s/>雨申工程有限公司 </text:p>
          </table:table-cell>
          <table:table-cell table:number-columns-repeated="1014"/>
        </table:table-row>
        <table:table-row table:style-name="ro60">
          <table:table-cell/>
          <table:table-cell table:style-name="ce94" office:value-type="string" calcext:value-type="string">
            <text:p>張芳麗</text:p>
          </table:table-cell>
          <table:table-cell table:style-name="ce100" office:value-type="string" office:string-value="基隆市警察局「第一分局忠二路派出所地下一樓增購公文組合櫃」" calcext:value-type="string">
            <text:p><text:s/>基隆市警察局「第一分局忠二路派出所地下一樓增購公文組合櫃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明亞傢俱裝潢行</text:p>
          </table:table-cell>
          <table:table-cell table:number-columns-repeated="2"/>
          <table:table-cell office:value-type="string" calcext:value-type="string">
            <text:p>彥10/27簽</text:p>
          </table:table-cell>
          <table:table-cell office:value-type="string" calcext:value-type="string">
            <text:p>12/1請示單</text:p>
          </table:table-cell>
          <table:table-cell table:number-columns-repeated="1010"/>
        </table:table-row>
        <table:table-row table:style-name="ro60">
          <table:table-cell table:style-name="ce211"/>
          <table:table-cell table:style-name="ce214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214"/>
          <table:table-cell table:style-name="ce92" table:formula="of:=SUM([.E53:.E141])" office:value-type="float" office:value="68074" calcext:value-type="float">
            <text:p><text:s/>68,074 </text:p>
          </table:table-cell>
          <table:table-cell table:style-name="ce92" table:formula="of:=SUM([.F53:.F141])" office:value-type="float" office:value="62606" calcext:value-type="float">
            <text:p><text:s/>62,606 </text:p>
          </table:table-cell>
          <table:table-cell table:style-name="ce222" table:number-columns-repeated="2"/>
          <table:table-cell table:style-name="ce92"/>
          <table:table-cell table:style-name="ce227"/>
          <table:table-cell table:style-name="ce211" table:number-columns-repeated="1014"/>
        </table:table-row>
        <table:table-row table:style-name="ro19">
          <table:table-cell table:style-name="ce211"/>
          <table:table-cell table:style-name="ce230" office:value-type="string" calcext:value-type="string">
            <text:p>註：1.本表主辦機關為行政院主計處。</text:p>
          </table:table-cell>
          <table:table-cell table:style-name="ce232" table:number-columns-repeated="6"/>
          <table:table-cell table:style-name="ce144"/>
          <table:table-cell table:style-name="ce211" table:number-columns-repeated="1015"/>
        </table:table-row>
        <table:table-row table:style-name="ro19">
          <table:table-cell table:style-name="ce211"/>
          <table:table-cell table:style-name="ce230" office:value-type="string" calcext:value-type="string">
            <text:p>　　2.本表第二次查填及送達期限為104年1月20日前。</text:p>
          </table:table-cell>
          <table:table-cell table:style-name="ce232" table:number-columns-repeated="6"/>
          <table:table-cell table:style-name="ce144"/>
          <table:table-cell table:style-name="ce211" table:number-columns-repeated="1015"/>
        </table:table-row>
        <table:table-row table:style-name="ro19">
          <table:table-cell/>
          <table:table-cell table:style-name="ce145" office:value-type="string" calcext:value-type="string" table:number-columns-spanned="9" table:number-rows-spanned="2">
            <text:p>備註：1、第二季請於7月13日前送達，第四季請於104年1月20日前送達。本府各單位請送主計處會審科，機關學校請送主計處歲計科。</text:p>
          </table:table-cell>
          <table:covered-table-cell table:number-columns-repeated="8" table:style-name="ce146"/>
          <table:table-cell table:number-columns-repeated="1014"/>
        </table:table-row>
        <table:table-row table:style-name="ro10">
          <table:table-cell table:style-name="ce144"/>
          <table:covered-table-cell table:number-columns-repeated="9" table:style-name="ce146"/>
          <table:table-cell table:number-columns-repeated="1014"/>
        </table:table-row>
        <table:table-row table:style-name="ro11">
          <table:table-cell table:style-name="ce151"/>
          <table:table-cell table:style-name="ce136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 table:number-columns-repeated="2"/>
          <table:table-cell table:style-name="ce136" office:value-type="string" calcext:value-type="string">
            <text:p>機關長官：</text:p>
          </table:table-cell>
          <table:table-cell table:style-name="ce151" table:number-columns-repeated="1017"/>
        </table:table-row>
        <table:table-row table:style-name="ro10" table:number-rows-repeated="104842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1--2--季報'.$A$1" table:cell-range-address="$'103.06'.$B$48:.$J$147" table:range-usable-as="print-range"/>
        </table:named-expressions>
      </table:table>
      <table:table table:name="102.06" table:style-name="ta12" table:print-ranges="'102.06'.B51:'102.06'.K164">
        <table:table-column table:style-name="co13" table:default-cell-style-name="ce116"/>
        <table:table-column table:style-name="co20" table:default-cell-style-name="ce116"/>
        <table:table-column table:style-name="co47" table:default-cell-style-name="ce116"/>
        <table:table-column table:style-name="co20" table:default-cell-style-name="ce116"/>
        <table:table-column table:style-name="co31" table:default-cell-style-name="ce116"/>
        <table:table-column table:style-name="co29" table:default-cell-style-name="ce239"/>
        <table:table-column table:style-name="co3" table:default-cell-style-name="ce116"/>
        <table:table-column table:style-name="co32" table:default-cell-style-name="ce116"/>
        <table:table-column table:style-name="co20" table:default-cell-style-name="ce116"/>
        <table:table-column table:style-name="co33" table:default-cell-style-name="ce116"/>
        <table:table-column table:style-name="co46" table:default-cell-style-name="ce116"/>
        <table:table-column table:style-name="co22" table:number-columns-repeated="246" table:default-cell-style-name="ce116"/>
        <table:table-column table:style-name="co22" table:number-columns-repeated="767" table:default-cell-style-name="Default"/>
        <table:table-row table:style-name="ro5">
          <table:table-cell/>
          <table:table-cell table:style-name="ce128" office:value-type="string" calcext:value-type="string" table:number-columns-spanned="10" table:number-rows-spanned="1">
            <text:p>基隆市政府102年度對議員所提地方建設建議事項處理明細表</text:p>
          </table:table-cell>
          <table:covered-table-cell table:style-name="ce148"/>
          <table:covered-table-cell table:number-columns-repeated="2" table:style-name="ce156"/>
          <table:covered-table-cell table:style-name="ce240"/>
          <table:covered-table-cell table:number-columns-repeated="2" table:style-name="ce156"/>
          <table:covered-table-cell table:number-columns-repeated="2" table:style-name="ce166"/>
          <table:covered-table-cell table:style-name="ce148"/>
          <table:table-cell table:number-columns-repeated="1013"/>
        </table:table-row>
        <table:table-row table:style-name="ro15">
          <table:table-cell/>
          <table:table-cell table:style-name="ce128" office:value-type="string" calcext:value-type="string" table:number-columns-spanned="10" table:number-rows-spanned="1">
            <text:p>至102年6月止</text:p>
          </table:table-cell>
          <table:covered-table-cell table:style-name="ce148"/>
          <table:covered-table-cell table:number-columns-repeated="2" table:style-name="ce156"/>
          <table:covered-table-cell table:style-name="ce240"/>
          <table:covered-table-cell table:number-columns-repeated="2" table:style-name="ce156"/>
          <table:covered-table-cell table:number-columns-repeated="2" table:style-name="ce166"/>
          <table:covered-table-cell table:style-name="ce148"/>
          <table:table-cell table:number-columns-repeated="1013"/>
        </table:table-row>
        <table:table-row table:style-name="ro15">
          <table:table-cell/>
          <table:table-cell table:style-name="ce129" office:value-type="string" calcext:value-type="string">
            <text:p>表4</text:p>
          </table:table-cell>
          <table:table-cell table:style-name="ce149" office:value-type="string" calcext:value-type="string" table:number-columns-spanned="8" table:number-rows-spanned="1">
            <text:p>(本表為半年報)</text:p>
          </table:table-cell>
          <table:covered-table-cell table:number-columns-repeated="7" table:style-name="ce157"/>
          <table:table-cell table:style-name="ce169" office:value-type="string" calcext:value-type="string">
            <text:p>單位：千元</text:p>
          </table:table-cell>
          <table:table-cell table:number-columns-repeated="1013"/>
        </table:table-row>
        <table:table-row table:style-name="ro6">
          <table:table-cell/>
          <table:table-cell table:style-name="ce130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241"/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165"/>
          <table:covered-table-cell table:style-name="ce170"/>
          <table:table-cell table:number-columns-repeated="1013"/>
        </table:table-row>
        <table:table-row table:style-name="ro7">
          <table:table-cell/>
          <table:covered-table-cell table:style-name="ce131"/>
          <table:covered-table-cell table:style-name="ce130"/>
          <table:covered-table-cell table:number-columns-repeated="2" table:style-name="ce131"/>
          <table:table-cell table:style-name="ce242"/>
          <table:table-cell table:style-name="ce162" office:value-type="string" calcext:value-type="string">
            <text:p>核定金額</text:p>
          </table:table-cell>
          <table:table-cell table:style-name="ce162" office:value-type="string" calcext:value-type="string">
            <text:p>經費支用科目</text:p>
          </table:table-cell>
          <table:table-cell table:style-name="ce162" office:value-type="string" calcext:value-type="string">
            <text:p>主辦機關</text:p>
          </table:table-cell>
          <table:table-cell table:style-name="ce162" office:value-type="string" calcext:value-type="string">
            <text:p>招標方式</text:p>
          </table:table-cell>
          <table:table-cell table:style-name="ce162" office:value-type="string" calcext:value-type="string">
            <text:p>得標廠商</text:p>
          </table:table-cell>
          <table:table-cell table:number-columns-repeated="1013"/>
        </table:table-row>
        <table:table-row table:style-name="ro45">
          <table:table-cell/>
          <table:table-cell table:style-name="ce132" office:value-type="string" calcext:value-type="string">
            <text:p>秦鉦</text:p>
          </table:table-cell>
          <table:table-cell table:style-name="ce100" office:value-type="string" office:string-value="武崙國小「活動中心電子看板設備」" calcext:value-type="string">
            <text:p><text:s/>武崙國小「活動中心電子看板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3" office:value-type="float" office:value="700" calcext:value-type="float">
            <text:p>700</text:p>
          </table:table-cell>
          <table:table-cell table:style-name="ce243"/>
          <table:table-cell table:style-name="ce108" office:value-type="float" office:value="696" calcext:value-type="float">
            <text:p>6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3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3" office:value-type="string" office:string-value="睿羿企業行" calcext:value-type="string">
            <text:p><text:s/>睿羿企業行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1/14</text:p>
          </table:table-cell>
          <table:table-cell office:value-type="string" calcext:value-type="string">
            <text:p>春1/15簽</text:p>
          </table:table-cell>
          <table:table-cell office:value-type="string" calcext:value-type="string">
            <text:p>3/29請示單</text:p>
          </table:table-cell>
          <table:table-cell office:value-type="string" calcext:value-type="string">
            <text:p>4/付款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9-1</text:p>
          </table:table-cell>
          <table:table-cell table:style-name="ce132" office:value-type="string" calcext:value-type="string">
            <text:p>陳東財</text:p>
          </table:table-cell>
          <table:table-cell table:style-name="ce100" office:value-type="string" office:string-value="中華國小「改善未來數位教室設備採購」" calcext:value-type="string">
            <text:p><text:s/>中華國小「改善未來數位教室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103" office:value-type="float" office:value="800" calcext:value-type="float">
            <text:p>800</text:p>
          </table:table-cell>
          <table:table-cell table:style-name="ce243"/>
          <table:table-cell table:style-name="ce108" office:value-type="float" office:value="779" calcext:value-type="float">
            <text:p>77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4/1</text:p>
          </table:table-cell>
          <table:table-cell office:value-type="string" calcext:value-type="string">
            <text:p>傑4/9簽</text:p>
          </table:table-cell>
          <table:table-cell office:value-type="string" calcext:value-type="string">
            <text:p>11/5請示單</text:p>
          </table:table-cell>
          <table:table-cell table:number-columns-repeated="1009"/>
        </table:table-row>
        <table:table-row table:style-name="ro23">
          <table:table-cell office:value-type="string" calcext:value-type="string">
            <text:p>B19-</text:p>
          </table:table-cell>
          <table:table-cell table:style-name="ce92" office:value-type="string" office:string-value="鄭林清良" calcext:value-type="string">
            <text:p><text:s/>鄭林清良 </text:p>
          </table:table-cell>
          <table:table-cell table:style-name="ce105" office:value-type="string" calcext:value-type="string">
            <text:p>安樂區公所「七賢里購置電腦、乒乓球發球機、列表機、擴大機及電視機等設備」</text:p>
          </table:table-cell>
          <table:table-cell table:style-name="ce94" office:value-type="string" calcext:value-type="string">
            <text:p>安樂區</text:p>
          </table:table-cell>
          <table:table-cell table:style-name="ce105" office:value-type="float" office:value="98" calcext:value-type="float">
            <text:p>98</text:p>
          </table:table-cell>
          <table:table-cell table:style-name="ce113"/>
          <table:table-cell table:style-name="ce105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安樂區公所" calcext:value-type="string">
            <text:p><text:s/>安樂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睿羿企業行" calcext:value-type="string">
            <text:p><text:s/>睿羿企業行 </text:p>
          </table:table-cell>
          <table:table-cell office:value-type="string" calcext:value-type="string">
            <text:p>102.01.22--1020008182</text:p>
          </table:table-cell>
          <table:table-cell office:value-type="string" calcext:value-type="string">
            <text:p>102.1.21基安民1020000854</text:p>
          </table:table-cell>
          <table:table-cell office:value-type="string" calcext:value-type="string">
            <text:p>春1/29簽</text:p>
          </table:table-cell>
          <table:table-cell office:value-type="string" calcext:value-type="string">
            <text:p>春3/請示單</text:p>
          </table:table-cell>
          <table:table-cell office:value-type="string" calcext:value-type="string">
            <text:p>7.付款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12-1</text:p>
          </table:table-cell>
          <table:table-cell table:style-name="ce92" office:value-type="string" office:string-value="游祥耀、張芳麗" calcext:value-type="string">
            <text:p><text:s/>游祥耀、張芳麗 </text:p>
          </table:table-cell>
          <table:table-cell table:style-name="ce100" office:value-type="string" office:string-value="南榮國小「充實電腦及互動式白板設備」" calcext:value-type="string">
            <text:p><text:s/>南榮國小「充實電腦及互動式白板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00" calcext:value-type="float">
            <text:p><text:s/>900 </text:p>
          </table:table-cell>
          <table:table-cell table:style-name="ce92"/>
          <table:table-cell table:style-name="ce92" office:value-type="float" office:value="893" calcext:value-type="float">
            <text:p><text:s/>8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1/28</text:p>
          </table:table-cell>
          <table:table-cell office:value-type="string" calcext:value-type="string">
            <text:p>彥1/30簽</text:p>
          </table:table-cell>
          <table:table-cell office:value-type="string" calcext:value-type="string">
            <text:p>10/31請示單</text:p>
          </table:table-cell>
          <table:table-cell table:number-columns-repeated="1009"/>
        </table:table-row>
        <table:table-row table:style-name="ro7">
          <table:table-cell/>
          <table:table-cell table:style-name="ce92" office:value-type="string" office:string-value="何淑萍" calcext:value-type="string">
            <text:p><text:s/>何淑萍 </text:p>
          </table:table-cell>
          <table:table-cell table:style-name="ce101" office:value-type="string" office:string-value="正信路175巷涼亭整修等工程" calcext:value-type="string">
            <text:p><text:s/>正信路175巷涼亭整修等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3" office:value-type="float" office:value="100" calcext:value-type="float">
            <text:p>100</text:p>
          </table:table-cell>
          <table:table-cell table:style-name="ce243"/>
          <table:table-cell table:style-name="ce108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3" office:value-type="string" office:string-value="幼聯企業有限公司" calcext:value-type="string">
            <text:p><text:s/>幼聯企業有限公司 </text:p>
          </table:table-cell>
          <table:table-cell office:value-type="string" calcext:value-type="string">
            <text:p>傑1/28簽</text:p>
          </table:table-cell>
          <table:table-cell office:value-type="string" calcext:value-type="string">
            <text:p>傑1/31請示單</text:p>
          </table:table-cell>
          <table:table-cell table:number-columns-repeated="1011"/>
        </table:table-row>
        <table:table-row table:style-name="ro8">
          <table:table-cell/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基隆市消防局「購置LED字幕機影印機等設備」" calcext:value-type="string">
            <text:p><text:s/>基隆市消防局「購置LED字幕機影印機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300" calcext:value-type="float">
            <text:p><text:s/>300 </text:p>
          </table:table-cell>
          <table:table-cell table:style-name="ce92"/>
          <table:table-cell table:style-name="ce92" office:value-type="float" office:value="262" calcext:value-type="float">
            <text:p><text:s/>26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3" office:value-type="string" office:string-value="諾薇兒有限公司" calcext:value-type="string">
            <text:p><text:s/>諾薇兒有限公司 </text:p>
          </table:table-cell>
          <table:table-cell office:value-type="string" calcext:value-type="string">
            <text:p>102.01.25--1020010723</text:p>
          </table:table-cell>
          <table:table-cell office:value-type="string" calcext:value-type="string">
            <text:p>102.1.25基消行壹1020001017</text:p>
          </table:table-cell>
          <table:table-cell office:value-type="string" calcext:value-type="string">
            <text:p>春1/29簽</text:p>
          </table:table-cell>
          <table:table-cell office:value-type="string" calcext:value-type="string">
            <text:p>春2/1請示單</text:p>
          </table:table-cell>
          <table:table-cell office:value-type="string" calcext:value-type="string">
            <text:p>8.9付款</text:p>
          </table:table-cell>
          <table:table-cell table:number-columns-repeated="1008"/>
        </table:table-row>
        <table:table-row table:style-name="ro12">
          <table:table-cell office:value-type="string" calcext:value-type="string">
            <text:p>A3-1</text:p>
          </table:table-cell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復興國小「102年度改善資訊教學設備」" calcext:value-type="string">
            <text:p><text:s/>復興國小「102年度改善資訊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2" calcext:value-type="float">
            <text:p><text:s/>102 </text:p>
          </table:table-cell>
          <table:table-cell table:style-name="ce92"/>
          <table:table-cell table:style-name="ce92" office:value-type="float" office:value="102" calcext:value-type="float">
            <text:p><text:s/>10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2/21</text:p>
          </table:table-cell>
          <table:table-cell office:value-type="string" calcext:value-type="string">
            <text:p>波2/25簽</text:p>
          </table:table-cell>
          <table:table-cell office:value-type="string" calcext:value-type="string">
            <text:p>3/29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5-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德義里民活動中心購置喇叭視聽等設備」" calcext:value-type="string">
            <text:p><text:s/>中正區公所「德義里民活動中心購置喇叭視聽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/>
          <table:table-cell table:style-name="ce92" office:value-type="float" office:value="86" calcext:value-type="float">
            <text:p><text:s/>8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新圓企業社" calcext:value-type="string">
            <text:p><text:s/>新圓企業社 </text:p>
          </table:table-cell>
          <table:table-cell office:value-type="string" calcext:value-type="string">
            <text:p>102.01.14--1020005483</text:p>
          </table:table-cell>
          <table:table-cell office:value-type="string" calcext:value-type="string">
            <text:p>102.1.14基中民1020000485</text:p>
          </table:table-cell>
          <table:table-cell office:value-type="string" calcext:value-type="string">
            <text:p>鍊1/16簽</text:p>
          </table:table-cell>
          <table:table-cell office:value-type="string" calcext:value-type="string">
            <text:p>鍊1/22請示單</text:p>
          </table:table-cell>
          <table:table-cell table:number-columns-repeated="1009"/>
        </table:table-row>
        <table:table-row table:style-name="ro23">
          <table:table-cell/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基隆市警察局「第三分局購置辦公桌、椅等設備" calcext:value-type="string">
            <text:p><text:s/>基隆市警察局「第三分局購置辦公桌、椅等設備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萬炘興業有限公司" calcext:value-type="string">
            <text:p><text:s/>萬炘興業有限公司 </text:p>
          </table:table-cell>
          <table:table-cell office:value-type="string" calcext:value-type="string">
            <text:p>102.02.07--1020015030</text:p>
          </table:table-cell>
          <table:table-cell office:value-type="string" calcext:value-type="string">
            <text:p>102.2.6基警後1020001321</text:p>
          </table:table-cell>
          <table:table-cell office:value-type="string" calcext:value-type="string">
            <text:p>波2/20簽</text:p>
          </table:table-cell>
          <table:table-cell office:value-type="string" calcext:value-type="string">
            <text:p>波2/25請示單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七堵區公所「堵北里民活動中心購置冷氣設備」" calcext:value-type="string">
            <text:p><text:s/>七堵區公所「堵北里民活動中心購置冷氣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200" calcext:value-type="float">
            <text:p><text:s/>200 </text:p>
          </table:table-cell>
          <table:table-cell table:style-name="ce92"/>
          <table:table-cell table:style-name="ce92" office:value-type="float" office:value="200" calcext:value-type="float">
            <text:p><text:s/>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皇儒貴有限公司" calcext:value-type="string">
            <text:p><text:s/>皇儒貴有限公司 </text:p>
          </table:table-cell>
          <table:table-cell office:value-type="string" calcext:value-type="string">
            <text:p>102.01.17--1020006962</text:p>
          </table:table-cell>
          <table:table-cell office:value-type="string" calcext:value-type="string">
            <text:p>102.1.17基七民1020000596</text:p>
          </table:table-cell>
          <table:table-cell office:value-type="string" calcext:value-type="string">
            <text:p>波1/18簽</text:p>
          </table:table-cell>
          <table:table-cell office:value-type="string" calcext:value-type="string">
            <text:p>波2/25請示單</text:p>
          </table:table-cell>
          <table:table-cell table:number-columns-repeated="1009"/>
        </table:table-row>
        <table:table-row table:style-name="ro12">
          <table:table-cell office:value-type="string" calcext:value-type="string">
            <text:p>A3-2</text:p>
          </table:table-cell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堵南國小「102年度改善教學設備採購」" calcext:value-type="string">
            <text:p><text:s/>堵南國小「102年度改善教學設備採購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73" calcext:value-type="float">
            <text:p><text:s/>173 </text:p>
          </table:table-cell>
          <table:table-cell table:style-name="ce92"/>
          <table:table-cell table:style-name="ce92" office:value-type="float" office:value="173" calcext:value-type="float">
            <text:p><text:s/>17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立一資訊科技有限公司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2/25</text:p>
          </table:table-cell>
          <table:table-cell office:value-type="string" calcext:value-type="string">
            <text:p>波2/27簽</text:p>
          </table:table-cell>
          <table:table-cell office:value-type="string" calcext:value-type="string">
            <text:p>5/9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1" office:value-type="string" office:string-value="消防局半身式吊帶45件等設備" calcext:value-type="string">
            <text:p><text:s/>消防局半身式吊帶45件等設備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3" office:value-type="float" office:value="100" calcext:value-type="float">
            <text:p><text:s/>100 </text:p>
          </table:table-cell>
          <table:table-cell table:style-name="ce93"/>
          <table:table-cell table:style-name="ce92" office:value-type="float" office:value="95" calcext:value-type="float">
            <text:p><text:s/>95 </text:p>
          </table:table-cell>
          <table:table-cell table:style-name="ce93" office:value-type="string" office:string-value="零星工程" calcext:value-type="string">
            <text:p><text:s/>零星工程 </text:p>
          </table:table-cell>
          <table:table-cell table:style-name="ce93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101.3.8--1020023766</text:p>
          </table:table-cell>
          <table:table-cell office:value-type="string" calcext:value-type="string">
            <text:p>101.3.7基消行壹1020002256</text:p>
          </table:table-cell>
          <table:table-cell office:value-type="string" calcext:value-type="string">
            <text:p>波3/11簽</text:p>
          </table:table-cell>
          <table:table-cell office:value-type="string" calcext:value-type="string">
            <text:p>3/15請示單</text:p>
          </table:table-cell>
          <table:table-cell office:value-type="string" calcext:value-type="string">
            <text:p>5.17付款</text:p>
          </table:table-cell>
          <table:table-cell table:number-columns-repeated="1008"/>
        </table:table-row>
        <table:table-row table:style-name="ro62">
          <table:table-cell office:value-type="string" calcext:value-type="string">
            <text:p>B5-2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消防局「基隆市防災大樓廳舍整修工程」" calcext:value-type="string">
            <text:p><text:s/>基隆市消防局「基隆市防災大樓廳舍整修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98" calcext:value-type="float">
            <text:p>9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鴻賓開發實業有限公司</text:p>
          </table:table-cell>
          <table:table-cell office:value-type="string" calcext:value-type="string">
            <text:p>102.01.24--1020009443</text:p>
          </table:table-cell>
          <table:table-cell office:value-type="string" calcext:value-type="string">
            <text:p>102.1.23基消指壹1020000919</text:p>
          </table:table-cell>
          <table:table-cell office:value-type="string" calcext:value-type="string">
            <text:p>鍊1/25簽</text:p>
          </table:table-cell>
          <table:table-cell office:value-type="string" calcext:value-type="string">
            <text:p>3/27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正義里政令宣導購置字幕機設備」" calcext:value-type="string">
            <text:p><text:s/>中正區公所「正義里政令宣導購置字幕機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大樣光電科技有限公司" calcext:value-type="string">
            <text:p><text:s/>大樣光電科技有限公司 </text:p>
          </table:table-cell>
          <table:table-cell office:value-type="string" calcext:value-type="string">
            <text:p>102.03.7--1020022965</text:p>
          </table:table-cell>
          <table:table-cell office:value-type="string" calcext:value-type="string">
            <text:p>102.3.6基中民1020002234</text:p>
          </table:table-cell>
          <table:table-cell office:value-type="string" calcext:value-type="string">
            <text:p>鍊3/11簽</text:p>
          </table:table-cell>
          <table:table-cell office:value-type="string" calcext:value-type="string">
            <text:p>鍊3/18請示單</text:p>
          </table:table-cell>
          <table:table-cell table:number-columns-repeated="1009"/>
        </table:table-row>
        <table:table-row table:style-name="ro61">
          <table:table-cell office:value-type="string" calcext:value-type="string">
            <text:p>B5-1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第二分局正濱派出所辦公室公文櫃等新作工程」" calcext:value-type="string">
            <text:p><text:s/>基隆市警察局「第二分局正濱派出所辦公室公文櫃等新作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98" calcext:value-type="float">
            <text:p>9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5" office:value-type="string" calcext:value-type="string">
            <text:p>鴻賓開發實業有限公司</text:p>
          </table:table-cell>
          <table:table-cell office:value-type="string" calcext:value-type="string">
            <text:p>102.03.13--1020025398</text:p>
          </table:table-cell>
          <table:table-cell office:value-type="string" calcext:value-type="string">
            <text:p>102.3.12基警後1020002347</text:p>
          </table:table-cell>
          <table:table-cell office:value-type="string" calcext:value-type="string">
            <text:p>鍊3/18簽</text:p>
          </table:table-cell>
          <table:table-cell office:value-type="string" calcext:value-type="string">
            <text:p>5/24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5-1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義重里辦公處購置音響設備」" calcext:value-type="string">
            <text:p><text:s/>中正區公所「義重里辦公處購置音響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5" office:value-type="string" calcext:value-type="string">
            <text:p>國碩資訊科技有限公司</text:p>
          </table:table-cell>
          <table:table-cell office:value-type="string" calcext:value-type="string">
            <text:p>102.03.12--1020025049</text:p>
          </table:table-cell>
          <table:table-cell office:value-type="string" calcext:value-type="string">
            <text:p>102.3.11基中民1020002425</text:p>
          </table:table-cell>
          <table:table-cell office:value-type="string" calcext:value-type="string">
            <text:p>鍊3/18簽</text:p>
          </table:table-cell>
          <table:table-cell office:value-type="string" calcext:value-type="string">
            <text:p>鍊4/11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8-1</text:p>
          </table:table-cell>
          <table:table-cell table:style-name="ce94" office:value-type="string" calcext:value-type="string">
            <text:p>張漢土</text:p>
          </table:table-cell>
          <table:table-cell table:style-name="ce100" office:value-type="string" office:string-value="信義區公所「義民里活動中心更新冷氣機等設備」" calcext:value-type="string">
            <text:p><text:s/>信義區公所「義民里活動中心更新冷氣機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210" calcext:value-type="float">
            <text:p>210</text:p>
          </table:table-cell>
          <table:table-cell table:style-name="ce161"/>
          <table:table-cell table:style-name="ce104" office:value-type="float" office:value="203" calcext:value-type="float">
            <text:p>203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table:number-columns-repeated="2"/>
          <table:table-cell office:value-type="string" calcext:value-type="string">
            <text:p>傑3/19簽</text:p>
          </table:table-cell>
          <table:table-cell office:value-type="string" calcext:value-type="string">
            <text:p>3/22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入船里辦公處購置辦公桌椅等設備」" calcext:value-type="string">
            <text:p><text:s/>中正區公所「入船里辦公處購置辦公桌椅等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明亞傢俱裝璜行" calcext:value-type="string">
            <text:p><text:s/>明亞傢俱裝璜行 </text:p>
          </table:table-cell>
          <table:table-cell office:value-type="string" calcext:value-type="string">
            <text:p>102.03.22--1020029825</text:p>
          </table:table-cell>
          <table:table-cell office:value-type="string" calcext:value-type="string">
            <text:p>102.3.21基中民1020002951</text:p>
          </table:table-cell>
          <table:table-cell office:value-type="string" calcext:value-type="string">
            <text:p>鍊4/2簽</text:p>
          </table:table-cell>
          <table:table-cell office:value-type="string" calcext:value-type="string">
            <text:p>鍊4/18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B7-2</text:p>
          </table:table-cell>
          <table:table-cell table:style-name="ce94" office:value-type="string" calcext:value-type="string">
            <text:p>韓良圻</text:p>
          </table:table-cell>
          <table:table-cell table:style-name="ce100" office:value-type="string" office:string-value="信義區公所「孝德里辦公處購置多功能複合機等設備」" calcext:value-type="string">
            <text:p><text:s/>信義區公所「孝德里辦公處購置多功能複合機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94" calcext:value-type="float">
            <text:p>94</text:p>
          </table:table-cell>
          <table:table-cell table:style-name="ce161"/>
          <table:table-cell table:style-name="ce104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成冠企業行" calcext:value-type="string">
            <text:p><text:s/>成冠企業行 </text:p>
          </table:table-cell>
          <table:table-cell table:number-columns-repeated="2"/>
          <table:table-cell office:value-type="string" calcext:value-type="string">
            <text:p>傑3/19簽</text:p>
          </table:table-cell>
          <table:table-cell office:value-type="string" calcext:value-type="string">
            <text:p>3/22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32-4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七堵區公所「堵北里里民會堂增設冷空氣門」" calcext:value-type="string">
            <text:p><text:s/>七堵區公所「堵北里里民會堂增設冷空氣門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波5/22簽</text:p>
          </table:table-cell>
          <table:table-cell office:value-type="string" calcext:value-type="string">
            <text:p>5/27請示單</text:p>
          </table:table-cell>
          <table:table-cell office:value-type="string" calcext:value-type="string">
            <text:p>7/1付款</text:p>
          </table:table-cell>
          <table:table-cell table:number-columns-repeated="1008"/>
        </table:table-row>
        <table:table-row table:style-name="ro8">
          <table:table-cell/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新富里辦公處購置廣播設備」" calcext:value-type="string">
            <text:p><text:s/>中正區公所「新富里辦公處購置廣播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永晴股份有限公司" calcext:value-type="string">
            <text:p><text:s/>永晴股份有限公司 </text:p>
          </table:table-cell>
          <table:table-cell office:value-type="string" calcext:value-type="string">
            <text:p>102.03.29--1020032187</text:p>
          </table:table-cell>
          <table:table-cell office:value-type="string" calcext:value-type="string">
            <text:p>102.3.29基中民1020003141</text:p>
          </table:table-cell>
          <table:table-cell office:value-type="string" calcext:value-type="string">
            <text:p>鍊4/2簽</text:p>
          </table:table-cell>
          <table:table-cell office:value-type="string" calcext:value-type="string">
            <text:p>鍊4/9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17-</text:p>
          </table:table-cell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區區公所「安平里民活動中心設置投影機等設備」" calcext:value-type="string">
            <text:p><text:s/>中山區區公所「安平里民活動中心設置投影機等設備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49" calcext:value-type="float">
            <text:p><text:s/>49 </text:p>
          </table:table-cell>
          <table:table-cell table:style-name="ce92"/>
          <table:table-cell table:style-name="ce92" office:value-type="float" office:value="49" calcext:value-type="float">
            <text:p><text:s/>4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山區公所" calcext:value-type="string">
            <text:p><text:s/>中山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恆科技有限公司" calcext:value-type="string">
            <text:p><text:s/>大恆科技有限公司 </text:p>
          </table:table-cell>
          <table:table-cell table:number-columns-repeated="2"/>
          <table:table-cell office:value-type="string" calcext:value-type="string">
            <text:p>傑4/1簽</text:p>
          </table:table-cell>
          <table:table-cell office:value-type="string" calcext:value-type="string">
            <text:p>4/3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2-1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基隆市警察局「第一分局延平派出所後庭增設不銹鋼遮雨棚工程」" calcext:value-type="string">
            <text:p><text:s/>基隆市警察局「第一分局延平派出所後庭增設不銹鋼遮雨棚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5" calcext:value-type="float">
            <text:p><text:s/>95 </text:p>
          </table:table-cell>
          <table:table-cell table:style-name="ce92"/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川鋐金屬有限公司" calcext:value-type="string">
            <text:p><text:s/>川鋐金屬有限公司 </text:p>
          </table:table-cell>
          <table:table-cell office:value-type="string" calcext:value-type="string">
            <text:p>102.04.8--1020034967</text:p>
          </table:table-cell>
          <table:table-cell office:value-type="string" calcext:value-type="string">
            <text:p>102.4.3基警後1020003217</text:p>
          </table:table-cell>
          <table:table-cell office:value-type="string" calcext:value-type="string">
            <text:p>彥4/8簽</text:p>
          </table:table-cell>
          <table:table-cell office:value-type="string" calcext:value-type="string">
            <text:p>6/24請示單</text:p>
          </table:table-cell>
          <table:table-cell office:value-type="string" calcext:value-type="string">
            <text:p>6/00付款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B24-</text:p>
          </table:table-cell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基隆市警察局「第三分局購置液晶電視設備」" calcext:value-type="string">
            <text:p><text:s/>基隆市警察局「第三分局購置液晶電視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皇儒貴有限公司" calcext:value-type="string">
            <text:p><text:s/>皇儒貴有限公司 </text:p>
          </table:table-cell>
          <table:table-cell table:number-columns-repeated="2"/>
          <table:table-cell office:value-type="string" calcext:value-type="string">
            <text:p>春4/10簽</text:p>
          </table:table-cell>
          <table:table-cell office:value-type="string" calcext:value-type="string">
            <text:p>10/1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24-1</text:p>
          </table:table-cell>
          <table:table-cell table:style-name="ce92" office:value-type="string" office:string-value="洪森永" calcext:value-type="string">
            <text:p><text:s/>洪森永 </text:p>
          </table:table-cell>
          <table:table-cell table:style-name="ce100" office:value-type="string" office:string-value="基隆市警察局「第四分局購置電視、碎紙機及電信總機等設備」" calcext:value-type="string">
            <text:p><text:s/>基隆市警察局「第四分局購置電視、碎紙機及電信總機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春4/17簽</text:p>
          </table:table-cell>
          <table:table-cell office:value-type="string" calcext:value-type="string">
            <text:p>5/2請示單</text:p>
          </table:table-cell>
          <table:table-cell office:value-type="string" calcext:value-type="string">
            <text:p>6/10付款</text:p>
          </table:table-cell>
          <table:table-cell table:number-columns-repeated="1008"/>
        </table:table-row>
        <table:table-row table:style-name="ro45">
          <table:table-cell/>
          <table:table-cell table:style-name="ce132" office:value-type="string" calcext:value-type="string">
            <text:p>秦鉦</text:p>
          </table:table-cell>
          <table:table-cell table:style-name="ce100" office:value-type="string" office:string-value="基隆市勞友中心「冷氣機設備」" calcext:value-type="string">
            <text:p><text:s/>基隆市勞友中心「冷氣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103" office:value-type="float" office:value="98" calcext:value-type="float">
            <text:p>98</text:p>
          </table:table-cell>
          <table:table-cell table:style-name="ce243"/>
          <table:table-cell table:style-name="ce108" office:value-type="float" office:value="92" calcext:value-type="float">
            <text:p>92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3" office:value-type="string" office:string-value="社會處" calcext:value-type="string">
            <text:p><text:s/>社會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3" office:value-type="string" office:string-value="永晟電器行" calcext:value-type="string">
            <text:p><text:s/>永晟電器行 </text:p>
          </table:table-cell>
          <table:table-cell office:value-type="string" calcext:value-type="string">
            <text:p>蔡軒</text:p>
          </table:table-cell>
          <table:table-cell office:value-type="string" calcext:value-type="string">
            <text:p>勞工行政科4/17</text:p>
          </table:table-cell>
          <table:table-cell office:value-type="string" calcext:value-type="string">
            <text:p>春4/19簽</text:p>
          </table:table-cell>
          <table:table-cell office:value-type="string" calcext:value-type="string">
            <text:p>5/2請示單</text:p>
          </table:table-cell>
          <table:table-cell office:value-type="string" calcext:value-type="string">
            <text:p>6/付款</text:p>
          </table:table-cell>
          <table:table-cell table:number-columns-repeated="1008"/>
        </table:table-row>
        <table:table-row table:style-name="ro8">
          <table:table-cell/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碧砂里辦公處購置飲水機設備」" calcext:value-type="string">
            <text:p><text:s/>中正區公所「碧砂里辦公處購置飲水機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102.04.11--1020036907</text:p>
          </table:table-cell>
          <table:table-cell office:value-type="string" calcext:value-type="string">
            <text:p>102.4.10基中民1020003610</text:p>
          </table:table-cell>
          <table:table-cell office:value-type="string" calcext:value-type="string">
            <text:p>鍊4/12簽</text:p>
          </table:table-cell>
          <table:table-cell office:value-type="string" calcext:value-type="string">
            <text:p>鍊4/19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7-3</text:p>
          </table:table-cell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深澳國小「校慶暨社區聯合園遊會休閒帳棚設備」" calcext:value-type="string">
            <text:p><text:s/>深澳國小「校慶暨社區聯合園遊會休閒帳棚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隆圻工程有限公司" calcext:value-type="string">
            <text:p><text:s/>隆圻工程有限公司 </text:p>
          </table:table-cell>
          <table:table-cell office:value-type="string" calcext:value-type="string">
            <text:p>陳星凡</text:p>
          </table:table-cell>
          <table:table-cell office:value-type="string" calcext:value-type="string">
            <text:p>學務管理科4/23</text:p>
          </table:table-cell>
          <table:table-cell office:value-type="string" calcext:value-type="string">
            <text:p>傑4/24簽</text:p>
          </table:table-cell>
          <table:table-cell office:value-type="string" calcext:value-type="string">
            <text:p>6/28示單</text:p>
          </table:table-cell>
          <table:table-cell office:value-type="string" calcext:value-type="string">
            <text:p>6/付款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31-4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基隆市警察局「第三分局瑪陵派出所購置透明帆布、遮陽傘等設備」" calcext:value-type="string">
            <text:p><text:s/>基隆市警察局「第三分局瑪陵派出所購置透明帆布、遮陽傘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4" office:value-type="float" office:value="98" calcext:value-type="float">
            <text:p>98</text:p>
          </table:table-cell>
          <table:table-cell table:style-name="ce161"/>
          <table:table-cell table:style-name="ce104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太元工程行" calcext:value-type="string">
            <text:p><text:s/>太元工程行 </text:p>
          </table:table-cell>
          <table:table-cell table:number-columns-repeated="2"/>
          <table:table-cell office:value-type="string" calcext:value-type="string">
            <text:p>波4/22簽</text:p>
          </table:table-cell>
          <table:table-cell office:value-type="string" calcext:value-type="string">
            <text:p>4/25請示單</text:p>
          </table:table-cell>
          <table:table-cell office:value-type="string" calcext:value-type="string">
            <text:p>7/1付款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A28-</text:p>
          </table:table-cell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基隆市消防局「暖暖分隊購置家電用途設備」" calcext:value-type="string">
            <text:p><text:s/>基隆市消防局「暖暖分隊購置家電用途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100" calcext:value-type="float">
            <text:p>10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大方傢俱行" calcext:value-type="string">
            <text:p><text:s/>大方傢俱行 </text:p>
          </table:table-cell>
          <table:table-cell table:number-columns-repeated="2"/>
          <table:table-cell office:value-type="string" calcext:value-type="string">
            <text:p>波4/12簽</text:p>
          </table:table-cell>
          <table:table-cell office:value-type="string" calcext:value-type="string">
            <text:p>鍊5/1簽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基隆市警察局「警察局資訊室購置電視、衣櫃等設備」" calcext:value-type="string">
            <text:p><text:s/>基隆市警察局「警察局資訊室購置電視、衣櫃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大方傢俱行" calcext:value-type="string">
            <text:p><text:s/>大方傢俱行 </text:p>
          </table:table-cell>
          <table:table-cell table:number-columns-repeated="2"/>
          <table:table-cell office:value-type="string" calcext:value-type="string">
            <text:p>彥5/6簽</text:p>
          </table:table-cell>
          <table:table-cell table:number-columns-repeated="1010"/>
        </table:table-row>
        <table:table-row table:style-name="ro33">
          <table:table-cell office:value-type="string" calcext:value-type="string">
            <text:p>B8-</text:p>
          </table:table-cell>
          <table:table-cell table:style-name="ce94" office:value-type="string" calcext:value-type="string">
            <text:p>張漢土</text:p>
          </table:table-cell>
          <table:table-cell table:style-name="ce100" office:value-type="string" office:string-value="信義區公所「義幸里辦公處購置字幕機等設備」" calcext:value-type="string">
            <text:p><text:s/>信義區公所「義幸里辦公處購置字幕機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3" office:value-type="float" office:value="97" calcext:value-type="float">
            <text:p><text:s/>97 </text:p>
          </table:table-cell>
          <table:table-cell table:style-name="ce93"/>
          <table:table-cell table:style-name="ce92" office:value-type="float" office:value="89" calcext:value-type="float">
            <text:p><text:s/>8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久億光電科技有限公司" calcext:value-type="string">
            <text:p><text:s/>久億光電科技有限公司 </text:p>
          </table:table-cell>
          <table:table-cell table:number-columns-repeated="2"/>
          <table:table-cell office:value-type="string" calcext:value-type="string">
            <text:p>傑4/12簽</text:p>
          </table:table-cell>
          <table:table-cell office:value-type="string" calcext:value-type="string">
            <text:p>4/19請示單</text:p>
          </table:table-cell>
          <table:table-cell office:value-type="string" calcext:value-type="string">
            <text:p><text:s text:c="251"/></text:p>
          </table:table-cell>
          <table:table-cell table:number-columns-repeated="1008"/>
        </table:table-row>
        <table:table-row table:style-name="ro8">
          <table:table-cell/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基隆市警察局「警察局督察室購置筆記型電腦等設備」" calcext:value-type="string">
            <text:p><text:s/>基隆市警察局「警察局督察室購置筆記型電腦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3" office:value-type="float" office:value="100" calcext:value-type="float">
            <text:p><text:s/>100 </text:p>
          </table:table-cell>
          <table:table-cell table:style-name="ce93"/>
          <table:table-cell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彥5/17簽</text:p>
          </table:table-cell>
          <table:table-cell office:value-type="string" calcext:value-type="string">
            <text:p>5/22請示單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A31-5</text:p>
          </table:table-cell>
          <table:table-cell table:style-name="ce105" office:value-type="string" calcext:value-type="string">
            <text:p>高辜惠珍</text:p>
          </table:table-cell>
          <table:table-cell table:style-name="ce100" office:value-type="string" office:string-value="暖暖區公所「暖暖里購置卡拉OK等設備」" calcext:value-type="string">
            <text:p><text:s/>暖暖區公所「暖暖里購置卡拉OK等設備」 </text:p>
          </table:table-cell>
          <table:table-cell table:style-name="ce105" office:value-type="string" calcext:value-type="string">
            <text:p>暖暖區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96" calcext:value-type="float">
            <text:p>9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office:value-type="string" calcext:value-type="string">
            <text:p>暖暖區公所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table:number-columns-repeated="2"/>
          <table:table-cell office:value-type="string" calcext:value-type="string">
            <text:p>波4/23簽</text:p>
          </table:table-cell>
          <table:table-cell office:value-type="string" calcext:value-type="string">
            <text:p>4/25請示單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基隆市消防局「119執勤室及無線電室整修工程」" calcext:value-type="string">
            <text:p><text:s/>基隆市消防局「119執勤室及無線電室整修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建達工程有限公司" calcext:value-type="string">
            <text:p><text:s/>建達工程有限公司 </text:p>
          </table:table-cell>
          <table:table-cell table:number-columns-repeated="2"/>
          <table:table-cell office:value-type="string" calcext:value-type="string">
            <text:p>傑4/22簽</text:p>
          </table:table-cell>
          <table:table-cell office:value-type="string" calcext:value-type="string">
            <text:p>5/31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5-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暖暖區公所「暖西里民活動中心購置字幕機設備」" calcext:value-type="string">
            <text:p><text:s/>暖暖區公所「暖西里民活動中心購置字幕機設備」 </text:p>
          </table:table-cell>
          <table:table-cell table:style-name="ce93" office:value-type="string" office:string-value="暖暖區" calcext:value-type="string">
            <text:p><text:s/>暖暖區 </text:p>
          </table:table-cell>
          <table:table-cell table:style-name="ce238" office:value-type="float" office:value="100" calcext:value-type="float">
            <text:p>100</text:p>
          </table:table-cell>
          <table:table-cell table:style-name="ce236"/>
          <table:table-cell table:style-name="ce238" office:value-type="float" office:value="94" calcext:value-type="float">
            <text:p>94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office:value-type="string" calcext:value-type="string">
            <text:p>暖暖區公所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3" office:value-type="string" office:string-value="大樣光電科技有限公司" calcext:value-type="string">
            <text:p><text:s/>大樣光電科技有限公司 </text:p>
          </table:table-cell>
          <table:table-cell table:number-columns-repeated="2"/>
          <table:table-cell office:value-type="string" calcext:value-type="string">
            <text:p>波5/30簽</text:p>
          </table:table-cell>
          <table:table-cell office:value-type="string" calcext:value-type="string">
            <text:p>6/5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B9-3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基隆市警察局「第二分局東光派出所寢室修繕等工程」" calcext:value-type="string">
            <text:p><text:s/>基隆市警察局「第二分局東光派出所寢室修繕等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100" calcext:value-type="float">
            <text:p>100</text:p>
          </table:table-cell>
          <table:table-cell table:style-name="ce161"/>
          <table:table-cell table:style-name="ce104" office:value-type="float" office:value="99" calcext:value-type="float">
            <text:p>9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裕華土木包工業" calcext:value-type="string">
            <text:p><text:s/>裕華土木包工業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4</text:p>
          </table:table-cell>
          <table:table-cell office:value-type="string" calcext:value-type="string">
            <text:p>傑3/5簽</text:p>
          </table:table-cell>
          <table:table-cell office:value-type="string" calcext:value-type="string">
            <text:p>6/10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8-2</text:p>
          </table:table-cell>
          <table:table-cell table:style-name="ce93" office:value-type="string" office:string-value="張漢土" calcext:value-type="string">
            <text:p><text:s/>張漢土 </text:p>
          </table:table-cell>
          <table:table-cell table:style-name="ce101" office:value-type="string" office:string-value="仁愛之家「冷氣機設備」" calcext:value-type="string">
            <text:p><text:s/>仁愛之家「冷氣機設備」 </text:p>
          </table:table-cell>
          <table:table-cell table:style-name="ce93" office:value-type="string" office:string-value="安樂區" calcext:value-type="string">
            <text:p><text:s/>安樂區 </text:p>
          </table:table-cell>
          <table:table-cell table:style-name="ce92" office:value-type="float" office:value="24" calcext:value-type="float">
            <text:p><text:s/>24 </text:p>
          </table:table-cell>
          <table:table-cell table:style-name="ce92"/>
          <table:table-cell table:style-name="ce92" office:value-type="float" office:value="24" calcext:value-type="float">
            <text:p><text:s/>2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之家" calcext:value-type="string">
            <text:p><text:s/>仁愛之家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table:number-columns-repeated="1013"/>
        </table:table-row>
        <table:table-row table:style-name="ro8">
          <table:table-cell/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E6:.E43])" office:value-type="float" office:value="6233" calcext:value-type="float">
            <text:p><text:s/>6,233 </text:p>
          </table:table-cell>
          <table:table-cell table:style-name="ce92"/>
          <table:table-cell table:style-name="ce92" table:formula="of:=SUM([.G6:.G43])" office:value-type="float" office:value="6081" calcext:value-type="float">
            <text:p><text:s/>6,081 </text:p>
          </table:table-cell>
          <table:table-cell table:style-name="ce92" table:number-columns-repeated="4"/>
          <table:table-cell table:number-columns-repeated="1013"/>
        </table:table-row>
        <table:table-row table:style-name="ro19">
          <table:table-cell/>
          <table:table-cell table:style-name="ce133" office:value-type="string" calcext:value-type="string">
            <text:p>註：1.本表主辦機關為行政院主計處。</text:p>
          </table:table-cell>
          <table:table-cell table:number-columns-repeated="1022"/>
        </table:table-row>
        <table:table-row table:style-name="ro19">
          <table:table-cell/>
          <table:table-cell table:style-name="ce133" office:value-type="string" calcext:value-type="string">
            <text:p>　　2.本表第一次查填及送達期限為7月20日前。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20">
          <table:table-cell table:style-name="ce177"/>
          <table:table-cell table:style-name="ce134" office:value-type="string" calcext:value-type="string" table:number-columns-spanned="10" table:number-rows-spanned="2">
            <text:p>備註：1、第二季請於7月13日前送達，第四季請於103年1月20日前送達。本府各單位請送主計處會審科，機關學校請送主計處歲計科。</text:p>
          </table:table-cell>
          <table:covered-table-cell table:number-columns-repeated="9" table:style-name="ce135"/>
          <table:table-cell table:style-name="ce177" table:number-columns-repeated="1013"/>
        </table:table-row>
        <table:table-row table:style-name="ro21">
          <table:table-cell table:style-name="ce177"/>
          <table:covered-table-cell table:number-columns-repeated="10" table:style-name="ce135"/>
          <table:table-cell table:style-name="ce177" table:number-columns-repeated="1013"/>
        </table:table-row>
        <table:table-row table:style-name="ro11">
          <table:table-cell table:style-name="ce151"/>
          <table:table-cell table:style-name="ce136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/>
          <table:table-cell table:style-name="ce244"/>
          <table:table-cell table:style-name="ce151"/>
          <table:table-cell table:style-name="ce136" office:value-type="string" calcext:value-type="string">
            <text:p>機關長官：</text:p>
          </table:table-cell>
          <table:table-cell table:style-name="ce151" table:number-columns-repeated="1016"/>
        </table:table-row>
        <table:table-row table:style-name="ro5">
          <table:table-cell/>
          <table:table-cell table:style-name="ce128" office:value-type="string" calcext:value-type="string" table:number-columns-spanned="10" table:number-rows-spanned="1">
            <text:p>基隆(市)政府102年度對議員所提地方建設建議事項處理明細表</text:p>
          </table:table-cell>
          <table:covered-table-cell table:style-name="ce148"/>
          <table:covered-table-cell table:number-columns-repeated="2" table:style-name="ce156"/>
          <table:covered-table-cell table:style-name="ce240"/>
          <table:covered-table-cell table:number-columns-repeated="2" table:style-name="ce156"/>
          <table:covered-table-cell table:number-columns-repeated="2" table:style-name="ce166"/>
          <table:covered-table-cell table:style-name="ce148"/>
          <table:table-cell table:number-columns-repeated="1013"/>
        </table:table-row>
        <table:table-row table:style-name="ro15">
          <table:table-cell/>
          <table:table-cell table:style-name="ce128" office:value-type="string" calcext:value-type="string" table:number-columns-spanned="10" table:number-rows-spanned="1">
            <text:p>至102年12月止</text:p>
          </table:table-cell>
          <table:covered-table-cell table:style-name="ce148"/>
          <table:covered-table-cell table:number-columns-repeated="2" table:style-name="ce156"/>
          <table:covered-table-cell table:style-name="ce240"/>
          <table:covered-table-cell table:number-columns-repeated="2" table:style-name="ce156"/>
          <table:covered-table-cell table:number-columns-repeated="2" table:style-name="ce166"/>
          <table:covered-table-cell table:style-name="ce148"/>
          <table:table-cell table:number-columns-repeated="1013"/>
        </table:table-row>
        <table:table-row table:style-name="ro15">
          <table:table-cell/>
          <table:table-cell table:style-name="ce129" office:value-type="string" calcext:value-type="string">
            <text:p>表4</text:p>
          </table:table-cell>
          <table:table-cell table:style-name="ce149" office:value-type="string" calcext:value-type="string" table:number-columns-spanned="8" table:number-rows-spanned="1">
            <text:p>(本表為半年報)</text:p>
          </table:table-cell>
          <table:covered-table-cell table:number-columns-repeated="7" table:style-name="ce157"/>
          <table:table-cell table:style-name="ce169" office:value-type="string" calcext:value-type="string">
            <text:p>單位：千元</text:p>
          </table:table-cell>
          <table:table-cell table:number-columns-repeated="1013"/>
        </table:table-row>
        <table:table-row table:style-name="ro6">
          <table:table-cell/>
          <table:table-cell table:style-name="ce130" office:value-type="string" calcext:value-type="string" table:number-columns-spanned="1" table:number-rows-spanned="2">
            <text:p>議員姓名</text:p>
          </table:table-cell>
          <table:table-cell table:style-name="ce130" office:value-type="string" calcext:value-type="string" table:number-columns-spanned="1" table:number-rows-spanned="2">
            <text:p>建議項目</text:p>
          </table:table-cell>
          <table:table-cell table:style-name="ce130" office:value-type="string" calcext:value-type="string" table:number-columns-spanned="1" table:number-rows-spanned="2">
            <text:p>建議地點</text:p>
          </table:table-cell>
          <table:table-cell table:style-name="ce130" office:value-type="string" calcext:value-type="string" table:number-columns-spanned="1" table:number-rows-spanned="2">
            <text:p>建議金額</text:p>
          </table:table-cell>
          <table:table-cell table:style-name="ce245"/>
          <table:table-cell table:style-name="ce130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130"/>
          <table:table-cell table:number-columns-repeated="1013"/>
        </table:table-row>
        <table:table-row table:style-name="ro7">
          <table:table-cell/>
          <table:covered-table-cell table:number-columns-repeated="4" table:style-name="ce130"/>
          <table:table-cell table:style-name="ce245"/>
          <table:table-cell table:style-name="ce130" office:value-type="string" calcext:value-type="string">
            <text:p>核定金額</text:p>
          </table:table-cell>
          <table:table-cell table:style-name="ce130" office:value-type="string" calcext:value-type="string">
            <text:p>經費支用科目</text:p>
          </table:table-cell>
          <table:table-cell table:style-name="ce130" office:value-type="string" calcext:value-type="string">
            <text:p>主辦機關</text:p>
          </table:table-cell>
          <table:table-cell table:style-name="ce130" office:value-type="string" calcext:value-type="string">
            <text:p>招標方式</text:p>
          </table:table-cell>
          <table:table-cell table:style-name="ce130" office:value-type="string" calcext:value-type="string">
            <text:p>得標廠商</text:p>
          </table:table-cell>
          <table:table-cell table:number-columns-repeated="1013"/>
        </table:table-row>
        <table:table-row table:style-name="ro8">
          <table:table-cell table:style-name="ce179" office:value-type="string" calcext:value-type="string">
            <text:p>A17-1</text:p>
          </table:table-cell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區「安平、民治等二里內零星工程」" calcext:value-type="string">
            <text:p><text:s/>中山區「安平、民治等二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924" calcext:value-type="float">
            <text:p><text:s/>924 </text:p>
          </table:table-cell>
          <table:table-cell table:style-name="ce92"/>
          <table:table-cell table:style-name="ce92" office:value-type="float" office:value="596" calcext:value-type="float">
            <text:p><text:s/>5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山區公所" calcext:value-type="string">
            <text:p><text:s/>中山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東南土木包工業" calcext:value-type="string">
            <text:p><text:s/>東南土木包工業 </text:p>
          </table:table-cell>
          <table:table-cell table:number-columns-repeated="2"/>
          <table:table-cell office:value-type="string" calcext:value-type="string">
            <text:p>傑3/13簽</text:p>
          </table:table-cell>
          <table:table-cell office:value-type="string" calcext:value-type="string">
            <text:p>7/17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32-1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華興國小「天然氣外管線裝置工程」" calcext:value-type="string">
            <text:p><text:s/>華興國小「天然氣外管線裝置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355" calcext:value-type="float">
            <text:p><text:s/>355 </text:p>
          </table:table-cell>
          <table:table-cell table:style-name="ce92"/>
          <table:table-cell table:style-name="ce92" office:value-type="float" office:value="355" calcext:value-type="float">
            <text:p><text:s/>35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欣隆天然氣股份有限公司" calcext:value-type="string">
            <text:p><text:s/>欣隆天然氣股份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1/29</text:p>
          </table:table-cell>
          <table:table-cell office:value-type="string" calcext:value-type="string">
            <text:p>波1/31簽</text:p>
          </table:table-cell>
          <table:table-cell office:value-type="string" calcext:value-type="string">
            <text:p>12/19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9-1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深澳國小「改善校門及教學設備工程」" calcext:value-type="string">
            <text:p><text:s/>深澳國小「改善校門及教學設備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1000" calcext:value-type="float">
            <text:p>1000</text:p>
          </table:table-cell>
          <table:table-cell table:style-name="ce161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/>
          <table:table-cell office:value-type="string" calcext:value-type="string">
            <text:p>洪詩婷</text:p>
          </table:table-cell>
          <table:table-cell office:value-type="string" calcext:value-type="string">
            <text:p>國教科3/21</text:p>
          </table:table-cell>
          <table:table-cell office:value-type="string" calcext:value-type="string">
            <text:p>傑3/26簽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9-1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中華國小「改善未來數位教室設備採購」" calcext:value-type="string">
            <text:p><text:s/>中華國小「改善未來數位教室設備採購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104" office:value-type="float" office:value="800" calcext:value-type="float">
            <text:p>800</text:p>
          </table:table-cell>
          <table:table-cell table:style-name="ce161"/>
          <table:table-cell table:style-name="ce104" office:value-type="float" office:value="779" calcext:value-type="float">
            <text:p>77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謝秀芬</text:p>
          </table:table-cell>
          <table:table-cell office:value-type="string" calcext:value-type="string">
            <text:p>國教科3/4</text:p>
          </table:table-cell>
          <table:table-cell office:value-type="string" calcext:value-type="string">
            <text:p>傑3/5簽</text:p>
          </table:table-cell>
          <table:table-cell office:value-type="string" calcext:value-type="string">
            <text:p>11/12請示單</text:p>
          </table:table-cell>
          <table:table-cell office:value-type="string" calcext:value-type="string">
            <text:p>12/3付款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A19-1</text:p>
          </table:table-cell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長樂國小「充實資訊教學設備」" calcext:value-type="string">
            <text:p><text:s/>長樂國小「充實資訊教學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818" calcext:value-type="float">
            <text:p><text:s/>818 </text:p>
          </table:table-cell>
          <table:table-cell table:style-name="ce92"/>
          <table:table-cell table:style-name="ce92" office:value-type="float" office:value="818" calcext:value-type="float">
            <text:p><text:s/>81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/>
          <table:table-cell office:value-type="string" calcext:value-type="string">
            <text:p>王鈺盈</text:p>
          </table:table-cell>
          <table:table-cell office:value-type="string" calcext:value-type="string">
            <text:p>國教科3/8</text:p>
          </table:table-cell>
          <table:table-cell office:value-type="string" calcext:value-type="string">
            <text:p>春3/12簽</text:p>
          </table:table-cell>
          <table:table-cell office:value-type="string" calcext:value-type="string">
            <text:p>10/1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12-1</text:p>
          </table:table-cell>
          <table:table-cell table:style-name="ce92" office:value-type="string" office:string-value="游祥耀、陳志成、陳江山" calcext:value-type="string">
            <text:p><text:s/>游祥耀、陳志成、陳江山 </text:p>
          </table:table-cell>
          <table:table-cell table:style-name="ce100" office:value-type="string" office:string-value="銘傳國中「行政大樓屋頂外牆防漏及改善教學環境工程」" calcext:value-type="string">
            <text:p><text:s/>銘傳國中「行政大樓屋頂外牆防漏及改善教學環境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4800" calcext:value-type="float">
            <text:p><text:s/>4,8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table:style-name="ce178" office:value-type="string" calcext:value-type="string">
            <text:p>王鈺盈</text:p>
          </table:table-cell>
          <table:table-cell table:style-name="ce178" office:value-type="string" calcext:value-type="string">
            <text:p>國教科1/28</text:p>
          </table:table-cell>
          <table:table-cell office:value-type="string" calcext:value-type="string">
            <text:p>彥2/25簽</text:p>
          </table:table-cell>
          <table:table-cell office:value-type="string" calcext:value-type="string">
            <text:p>10/31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9-3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八斗國小「102年校園環境採購」" calcext:value-type="string">
            <text:p><text:s/>八斗國小「102年校園環境採購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250" calcext:value-type="float">
            <text:p>250</text:p>
          </table:table-cell>
          <table:table-cell table:style-name="ce161"/>
          <table:table-cell table:style-name="ce104" office:value-type="float" office:value="250" calcext:value-type="float">
            <text:p>250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立一資訊科技有限公司" calcext:value-type="string">
            <text:p><text:s/>立一資訊科技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3/20</text:p>
          </table:table-cell>
          <table:table-cell office:value-type="string" calcext:value-type="string">
            <text:p>傑3/26簽</text:p>
          </table:table-cell>
          <table:table-cell office:value-type="string" calcext:value-type="string">
            <text:p>7/8請示單</text:p>
          </table:table-cell>
          <table:table-cell office:value-type="string" calcext:value-type="string">
            <text:p>7/1付款</text:p>
          </table:table-cell>
          <table:table-cell table:number-columns-repeated="1008"/>
        </table:table-row>
        <table:table-row table:style-name="ro29">
          <table:table-cell table:style-name="ce179" office:value-type="string" calcext:value-type="string">
            <text:p>B10-4</text:p>
          </table:table-cell>
          <table:table-cell table:style-name="ce92" office:value-type="string" office:string-value="何淑萍" calcext:value-type="string">
            <text:p><text:s/>何淑萍 </text:p>
          </table:table-cell>
          <table:table-cell table:style-name="ce100" office:value-type="string" office:string-value="深澳國小「生態池東屏段整修工程」" calcext:value-type="string">
            <text:p><text:s/>深澳國小「生態池東屏段整修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/>
          <table:table-cell table:style-name="ce92" office:value-type="float" office:value="92" calcext:value-type="float">
            <text:p><text:s/>9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金久普營造事業有限公司" calcext:value-type="string">
            <text:p><text:s/>金久普營造事業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21</text:p>
          </table:table-cell>
          <table:table-cell office:value-type="string" calcext:value-type="string">
            <text:p>傑3/26簽</text:p>
          </table:table-cell>
          <table:table-cell office:value-type="string" calcext:value-type="string">
            <text:p>9/26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8-3</text:p>
          </table:table-cell>
          <table:table-cell table:style-name="ce94" office:value-type="string" calcext:value-type="string">
            <text:p>陳江山</text:p>
          </table:table-cell>
          <table:table-cell table:style-name="ce100" office:value-type="string" office:string-value="月眉國小「102年改善數位教學設備」" calcext:value-type="string">
            <text:p><text:s/>月眉國小「102年改善數位教學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4" office:value-type="float" office:value="828" calcext:value-type="float">
            <text:p>828</text:p>
          </table:table-cell>
          <table:table-cell table:style-name="ce161"/>
          <table:table-cell table:style-name="ce104" office:value-type="float" office:value="809" calcext:value-type="float">
            <text:p>80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25</text:p>
          </table:table-cell>
          <table:table-cell office:value-type="string" calcext:value-type="string">
            <text:p>波3/27簽</text:p>
          </table:table-cell>
          <table:table-cell office:value-type="string" calcext:value-type="string">
            <text:p>7/17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31-1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瑪陵國小「102年改善資訓教學設備」" calcext:value-type="string">
            <text:p><text:s/>瑪陵國小「102年改善資訓教學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4" office:value-type="float" office:value="104" calcext:value-type="float">
            <text:p>104</text:p>
          </table:table-cell>
          <table:table-cell table:style-name="ce161"/>
          <table:table-cell table:style-name="ce104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/>
          <table:table-cell table:style-name="ce112"/>
          <table:table-cell office:value-type="string" calcext:value-type="string">
            <text:p>洪詩婷</text:p>
          </table:table-cell>
          <table:table-cell office:value-type="string" calcext:value-type="string">
            <text:p>國教科3/25</text:p>
          </table:table-cell>
          <table:table-cell office:value-type="string" calcext:value-type="string">
            <text:p>波3/27簽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2-1</text:p>
          </table:table-cell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八斗國小「102年上操場整修工程」" calcext:value-type="string">
            <text:p><text:s/>八斗國小「102年上操場整修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3000" calcext:value-type="float">
            <text:p>3000</text:p>
          </table:table-cell>
          <table:table-cell table:style-name="ce161"/>
          <table:table-cell table:style-name="ce104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/>
          <table:table-cell table:style-name="ce112"/>
          <table:table-cell office:value-type="string" calcext:value-type="string">
            <text:p>王鈺盈</text:p>
          </table:table-cell>
          <table:table-cell office:value-type="string" calcext:value-type="string">
            <text:p>國教科3/26</text:p>
          </table:table-cell>
          <table:table-cell office:value-type="string" calcext:value-type="string">
            <text:p>鍊3/28簽</text:p>
          </table:table-cell>
          <table:table-cell office:value-type="string" calcext:value-type="string">
            <text:p>11/12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7-</text:p>
          </table:table-cell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信義區公所「孝忠里字幕機等設備」" calcext:value-type="string">
            <text:p><text:s/>信義區公所「孝忠里字幕機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6" calcext:value-type="float">
            <text:p><text:s/>96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信義區公所" calcext:value-type="string">
            <text:p><text:s/>信義區公所 </text:p>
          </table:table-cell>
          <table:table-cell table:style-name="ce92"/>
          <table:table-cell table:style-name="ce112"/>
          <table:table-cell table:number-columns-repeated="2"/>
          <table:table-cell office:value-type="string" calcext:value-type="string">
            <text:p>傑3/26簽</text:p>
          </table:table-cell>
          <table:table-cell office:value-type="string" calcext:value-type="string">
            <text:p>4/2請示單</text:p>
          </table:table-cell>
          <table:table-cell table:number-columns-repeated="1009"/>
        </table:table-row>
        <table:table-row table:style-name="ro8">
          <table:table-cell table:style-name="ce179"/>
          <table:table-cell table:style-name="ce95" office:value-type="string" office:string-value="楊石城、施世明" calcext:value-type="string">
            <text:p><text:s/>楊石城、施世明 </text:p>
          </table:table-cell>
          <table:table-cell table:style-name="ce100" office:value-type="string" office:string-value="中山區「和慶里內零星工程」" calcext:value-type="string">
            <text:p><text:s/>中山區「和慶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575" calcext:value-type="float">
            <text:p><text:s/>1,575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/>
          <table:table-cell office:value-type="string" calcext:value-type="string">
            <text:p>傑4/8簽</text:p>
          </table:table-cell>
          <table:table-cell table:number-columns-repeated="2"/>
          <table:table-cell office:value-type="string" calcext:value-type="string">
            <text:p>8/28請示單</text:p>
          </table:table-cell>
          <table:table-cell table:number-columns-repeated="1009"/>
        </table:table-row>
        <table:table-row table:style-name="ro12">
          <table:table-cell office:value-type="string" calcext:value-type="string">
            <text:p>B3-1</text:p>
          </table:table-cell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華興國小「廚房不銹鋼採光罩製裝工程" calcext:value-type="string">
            <text:p><text:s/>華興國小「廚房不銹鋼採光罩製裝工程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3" calcext:value-type="float">
            <text:p><text:s/>93 </text:p>
          </table:table-cell>
          <table:table-cell table:style-name="ce92"/>
          <table:table-cell table:style-name="ce92" office:value-type="float" office:value="93" calcext:value-type="float">
            <text:p><text:s/>9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建達營造有限公司" calcext:value-type="string">
            <text:p><text:s/>建達營造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4/8</text:p>
          </table:table-cell>
          <table:table-cell office:value-type="string" calcext:value-type="string">
            <text:p>波4/10簽</text:p>
          </table:table-cell>
          <table:table-cell office:value-type="string" calcext:value-type="string">
            <text:p>12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5-1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和平國小「遊戲器材區整建工程」" calcext:value-type="string">
            <text:p><text:s/>和平國小「遊戲器材區整建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0" calcext:value-type="float">
            <text:p><text:s/>1,000 </text:p>
          </table:table-cell>
          <table:table-cell table:style-name="ce92"/>
          <table:table-cell table:style-name="ce92" office:value-type="float" office:value="742" calcext:value-type="float">
            <text:p><text:s/>74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5" office:value-type="string" calcext:value-type="string">
            <text:p>辰美興業有限公司</text:p>
          </table:table-cell>
          <table:table-cell office:value-type="string" calcext:value-type="string">
            <text:p>陳盈全</text:p>
          </table:table-cell>
          <table:table-cell office:value-type="string" calcext:value-type="string">
            <text:p>體健科4/10</text:p>
          </table:table-cell>
          <table:table-cell office:value-type="string" calcext:value-type="string">
            <text:p>鍊4/11簽</text:p>
          </table:table-cell>
          <table:table-cell office:value-type="string" calcext:value-type="string">
            <text:p>12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2-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仁愛區公所「曲水里電子看板設備」" calcext:value-type="string">
            <text:p><text:s/>仁愛區公所「曲水里電子看板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table:number-columns-repeated="3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仁愛區公所" calcext:value-type="string">
            <text:p><text:s/>仁愛區公所 </text:p>
          </table:table-cell>
          <table:table-cell table:style-name="ce92"/>
          <table:table-cell table:style-name="ce112"/>
          <table:table-cell table:number-columns-repeated="2"/>
          <table:table-cell office:value-type="string" calcext:value-type="string">
            <text:p>彥4/11簽</text:p>
          </table:table-cell>
          <table:table-cell office:value-type="string" calcext:value-type="string">
            <text:p>10/31請示單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A30-2</text:p>
          </table:table-cell>
          <table:table-cell table:style-name="ce92" office:value-type="string" office:string-value="蘇仁和、張芳麗、楊石城、陳志成" calcext:value-type="string">
            <text:p><text:s/>蘇仁和、張芳麗、楊石城、陳志成 </text:p>
          </table:table-cell>
          <table:table-cell table:style-name="ce100" office:value-type="string" office:string-value="中正國小「改善教學環境工程」" calcext:value-type="string">
            <text:p><text:s/>中正國小「改善教學環境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2233" calcext:value-type="float">
            <text:p><text:s/>2,233 </text:p>
          </table:table-cell>
          <table:table-cell table:style-name="ce92"/>
          <table:table-cell table:style-name="ce92" office:value-type="float" office:value="2178" calcext:value-type="float">
            <text:p><text:s/>2,17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、捷元股份有限公司" calcext:value-type="string">
            <text:p><text:s/>學學系統科技有限公司、捷元股份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4/8</text:p>
          </table:table-cell>
          <table:table-cell office:value-type="string" calcext:value-type="string">
            <text:p>波4/15簽</text:p>
          </table:table-cell>
          <table:table-cell table:number-columns-repeated="1010"/>
        </table:table-row>
        <table:table-row table:style-name="ro32">
          <table:table-cell office:value-type="string" calcext:value-type="string">
            <text:p>A15-1</text:p>
          </table:table-cell>
          <table:table-cell table:style-name="ce92" office:value-type="string" office:string-value="張錦煌、張漢土" calcext:value-type="string">
            <text:p><text:s/>張錦煌、張漢土 </text:p>
          </table:table-cell>
          <table:table-cell table:style-name="ce100" office:value-type="string" office:string-value="月眉國小「英語學習網站架設及相關設備採購」" calcext:value-type="string">
            <text:p><text:s/>月眉國小「英語學習網站架設及相關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268" calcext:value-type="float">
            <text:p><text:s/>1,268 </text:p>
          </table:table-cell>
          <table:table-cell table:style-name="ce92"/>
          <table:table-cell table:style-name="ce92" office:value-type="float" office:value="1268" calcext:value-type="float">
            <text:p><text:s/>1,26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樂億資訊有限公司" calcext:value-type="string">
            <text:p><text:s/>樂億資訊有限公司 </text:p>
          </table:table-cell>
          <table:table-cell office:value-type="string" calcext:value-type="string">
            <text:p>董又菁</text:p>
          </table:table-cell>
          <table:table-cell office:value-type="string" calcext:value-type="string">
            <text:p>學務管理科4/3</text:p>
          </table:table-cell>
          <table:table-cell office:value-type="string" calcext:value-type="string">
            <text:p>傑4/16簽</text:p>
          </table:table-cell>
          <table:table-cell office:value-type="string" calcext:value-type="string">
            <text:p>11/33請示單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A20-1</text:p>
          </table:table-cell>
          <table:table-cell table:style-name="ce94" office:value-type="string" calcext:value-type="string">
            <text:p>沈義傳</text:p>
          </table:table-cell>
          <table:table-cell table:style-name="ce100" office:value-type="string" office:string-value="尚仁國小「102年度改善教學環境設備」" calcext:value-type="string">
            <text:p><text:s/>尚仁國小「102年度改善教學環境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13" office:value-type="float" office:value="999" calcext:value-type="float">
            <text:p><text:s/>999 </text:p>
          </table:table-cell>
          <table:table-cell table:style-name="ce113"/>
          <table:table-cell table:style-name="ce161" office:value-type="float" office:value="994" calcext:value-type="float">
            <text:p><text:s/>99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4/18</text:p>
          </table:table-cell>
          <table:table-cell office:value-type="string" calcext:value-type="string">
            <text:p>春4/22簽</text:p>
          </table:table-cell>
          <table:table-cell office:value-type="string" calcext:value-type="string">
            <text:p>8/6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6-1</text:p>
          </table:table-cell>
          <table:table-cell table:style-name="ce92" office:value-type="string" office:string-value="朱瑞祥" calcext:value-type="string">
            <text:p><text:s/>朱瑞祥 </text:p>
          </table:table-cell>
          <table:table-cell table:style-name="ce100" office:value-type="string" office:string-value="八斗國小「102年上操場整修工程」" calcext:value-type="string">
            <text:p><text:s/>八斗國小「102年上操場整修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995" calcext:value-type="float">
            <text:p>995</text:p>
          </table:table-cell>
          <table:table-cell table:style-name="ce161"/>
          <table:table-cell table:style-name="ce9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王鈺盈</text:p>
          </table:table-cell>
          <table:table-cell office:value-type="string" calcext:value-type="string">
            <text:p>國教科4/30</text:p>
          </table:table-cell>
          <table:table-cell office:value-type="string" calcext:value-type="string">
            <text:p>鍊5/1簽</text:p>
          </table:table-cell>
          <table:table-cell table:number-columns-repeated="1010"/>
        </table:table-row>
        <table:table-row table:style-name="ro17">
          <table:table-cell office:value-type="string" calcext:value-type="string">
            <text:p>A24-3</text:p>
          </table:table-cell>
          <table:table-cell table:style-name="ce92" office:value-type="string" office:string-value="莊錦田、蔡適應、洪森永" calcext:value-type="string">
            <text:p><text:s/>莊錦田、蔡適應、洪森永 </text:p>
          </table:table-cell>
          <table:table-cell table:style-name="ce100" office:value-type="string" office:string-value="西定國小「提昇學生英語能力計畫-建置英語學習平台」" calcext:value-type="string">
            <text:p><text:s/>西定國小「提昇學生英語能力計畫-建置英語學習平台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2480" calcext:value-type="float">
            <text:p><text:s/>2,480 </text:p>
          </table:table-cell>
          <table:table-cell table:style-name="ce92"/>
          <table:table-cell table:style-name="ce92" office:value-type="float" office:value="2478" calcext:value-type="float">
            <text:p><text:s/>2,47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董又菁</text:p>
          </table:table-cell>
          <table:table-cell office:value-type="string" calcext:value-type="string">
            <text:p>學務管理科4/3</text:p>
          </table:table-cell>
          <table:table-cell office:value-type="string" calcext:value-type="string">
            <text:p>春5/7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16-1</text:p>
          </table:table-cell>
          <table:table-cell table:style-name="ce92" office:value-type="string" office:string-value="施世明、張錦煌、楊石城、蘇仁和" calcext:value-type="string">
            <text:p><text:s/>施世明、張錦煌、楊石城、蘇仁和 </text:p>
          </table:table-cell>
          <table:table-cell table:style-name="ce100" office:value-type="string" office:string-value="成功國小「102年架設雲端英文學習平台網站及相關設備」" calcext:value-type="string">
            <text:p><text:s/>成功國小「102年架設雲端英文學習平台網站及相關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2370" calcext:value-type="float">
            <text:p><text:s/>2,370 </text:p>
          </table:table-cell>
          <table:table-cell table:style-name="ce92"/>
          <table:table-cell table:style-name="ce92" office:value-type="float" office:value="2369" calcext:value-type="float">
            <text:p><text:s/>2,36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天創資訊科技有限公司" calcext:value-type="string">
            <text:p><text:s/>天創資訊科技有限公司 </text:p>
          </table:table-cell>
          <table:table-cell office:value-type="string" calcext:value-type="string">
            <text:p>董又菁</text:p>
          </table:table-cell>
          <table:table-cell office:value-type="string" calcext:value-type="string">
            <text:p>學務管理科4/24</text:p>
          </table:table-cell>
          <table:table-cell office:value-type="string" calcext:value-type="string">
            <text:p>傑、波5/7簽</text:p>
          </table:table-cell>
          <table:table-cell office:value-type="string" calcext:value-type="string">
            <text:p>9/2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23-1</text:p>
          </table:table-cell>
          <table:table-cell table:style-name="ce92" office:value-type="string" office:string-value="蔡適應、施世明、游祥耀" calcext:value-type="string">
            <text:p><text:s/>蔡適應、施世明、游祥耀 </text:p>
          </table:table-cell>
          <table:table-cell table:style-name="ce100" office:value-type="string" office:string-value="深澳國小「多功能語音定址校園廣播系統」" calcext:value-type="string">
            <text:p><text:s/>深澳國小「多功能語音定址校園廣播系統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946" calcext:value-type="float">
            <text:p><text:s/>946 </text:p>
          </table:table-cell>
          <table:table-cell table:style-name="ce92"/>
          <table:table-cell table:style-name="ce92" office:value-type="float" office:value="849" calcext:value-type="float">
            <text:p><text:s/>84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洪詩婷</text:p>
          </table:table-cell>
          <table:table-cell office:value-type="string" calcext:value-type="string">
            <text:p>國教科4/25</text:p>
          </table:table-cell>
          <table:table-cell office:value-type="string" calcext:value-type="string">
            <text:p>春、傑、彥5/10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31-2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堵南國小「改善教學環境設備-廊燈及書法教室冷氣機設備採購」" calcext:value-type="string">
            <text:p><text:s/>堵南國小「改善教學環境設備-廊燈及書法教室冷氣機設備採購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66" calcext:value-type="float">
            <text:p><text:s/>166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洪詩婷</text:p>
          </table:table-cell>
          <table:table-cell office:value-type="string" calcext:value-type="string">
            <text:p>國教科5/8</text:p>
          </table:table-cell>
          <table:table-cell office:value-type="string" calcext:value-type="string">
            <text:p>波5/10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基隆市警察局「第二分局信六路派出所辦公室設備修繕工程」" calcext:value-type="string">
            <text:p><text:s/>基隆市警察局「第二分局信六路派出所辦公室設備修繕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鍊2/7簽</text:p>
          </table:table-cell>
          <table:table-cell office:value-type="string" calcext:value-type="string">
            <text:p>5/16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2-2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成功國小「102年多媒體視聽設備」" calcext:value-type="string">
            <text:p><text:s/>成功國小「102年多媒體視聽設備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270" calcext:value-type="float">
            <text:p><text:s/>270 </text:p>
          </table:table-cell>
          <table:table-cell table:style-name="ce92"/>
          <table:table-cell table:style-name="ce92" office:value-type="float" office:value="270" calcext:value-type="float">
            <text:p><text:s/>27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捷元股份有限公司" calcext:value-type="string">
            <text:p><text:s/>捷元股份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5/14</text:p>
          </table:table-cell>
          <table:table-cell office:value-type="string" calcext:value-type="string">
            <text:p>彥5/16簽</text:p>
          </table:table-cell>
          <table:table-cell office:value-type="string" calcext:value-type="string">
            <text:p>9/4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32-2</text:p>
          </table:table-cell>
          <table:table-cell table:style-name="ce92" office:value-type="string" office:string-value="蔡旺璉、鄭怡信、何淑萍、張芳麗、蘇仁和" calcext:value-type="string">
            <text:p><text:s/>蔡旺璉、鄭怡信、何淑萍、張芳麗、蘇仁和 </text:p>
          </table:table-cell>
          <table:table-cell table:style-name="ce100" office:value-type="string" office:string-value="月眉國小「改善校園環境計畫」" calcext:value-type="string">
            <text:p><text:s/>月眉國小「改善校園環境計畫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4800" calcext:value-type="float">
            <text:p><text:s/>4,8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謝少正</text:p>
          </table:table-cell>
          <table:table-cell office:value-type="string" calcext:value-type="string">
            <text:p>體健科5/17</text:p>
          </table:table-cell>
          <table:table-cell office:value-type="string" calcext:value-type="string">
            <text:p>彥、傑、波5/22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32-2</text:p>
          </table:table-cell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百福國中「管樂隊購置樂器設備」" calcext:value-type="string">
            <text:p><text:s/>百福國中「管樂隊購置樂器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200" calcext:value-type="float">
            <text:p><text:s/>2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謝佩芬</text:p>
          </table:table-cell>
          <table:table-cell office:value-type="string" calcext:value-type="string">
            <text:p>社會教育科5/16</text:p>
          </table:table-cell>
          <table:table-cell office:value-type="string" calcext:value-type="string">
            <text:p>波5/22簽</text:p>
          </table:table-cell>
          <table:table-cell table:number-columns-repeated="1010"/>
        </table:table-row>
        <table:table-row table:style-name="ro8">
          <table:table-cell/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中正區公所「新豐、砂灣里辦公處購置電腦設備」" calcext:value-type="string">
            <text:p><text:s/>中正區公所「新豐、砂灣里辦公處購置電腦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70" calcext:value-type="float">
            <text:p><text:s/>7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傑5/16簽</text:p>
          </table:table-cell>
          <table:table-cell office:value-type="string" calcext:value-type="string">
            <text:p>5/23請示單</text:p>
          </table:table-cell>
          <table:table-cell table:number-columns-repeated="1009"/>
        </table:table-row>
        <table:table-row table:style-name="ro18">
          <table:table-cell office:value-type="string" calcext:value-type="string">
            <text:p>B3-1</text:p>
          </table:table-cell>
          <table:table-cell table:style-name="ce92" office:value-type="string" office:string-value="蘇財發" calcext:value-type="string">
            <text:p><text:s/>蘇財發 </text:p>
          </table:table-cell>
          <table:table-cell table:style-name="ce100" office:value-type="string" office:string-value="基隆市警察局「第三分局百福派出所購置個人電腦主機等設備」" calcext:value-type="string">
            <text:p><text:s/>基隆市警察局「第三分局百福派出所購置個人電腦主機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波5/28簽</text:p>
          </table:table-cell>
          <table:table-cell office:value-type="string" calcext:value-type="string">
            <text:p>6/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9-1</text:p>
          </table:table-cell>
          <table:table-cell table:style-name="ce92" office:value-type="string" office:string-value="鄭林清良、張漢土、張耿輝、蔡旺璉" calcext:value-type="string">
            <text:p><text:s/>鄭林清良、張漢土、張耿輝、蔡旺璉 </text:p>
          </table:table-cell>
          <table:table-cell table:style-name="ce100" office:value-type="string" office:string-value="西定國小「活動中心廁所整修及教學設備工程」" calcext:value-type="string">
            <text:p><text:s/>西定國小「活動中心廁所整修及教學設備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4950" calcext:value-type="float">
            <text:p><text:s/>4,95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王鈺盈</text:p>
          </table:table-cell>
          <table:table-cell office:value-type="string" calcext:value-type="string">
            <text:p>國教科5/27</text:p>
          </table:table-cell>
          <table:table-cell office:value-type="string" calcext:value-type="string">
            <text:p>春、傑、波5/29簽</text:p>
          </table:table-cell>
          <table:table-cell table:number-columns-repeated="1010"/>
        </table:table-row>
        <table:table-row table:style-name="ro8">
          <table:table-cell/>
          <table:table-cell table:style-name="ce92" office:value-type="string" office:string-value="宋瑋莉、施世明、楊石城" calcext:value-type="string">
            <text:p><text:s/>宋瑋莉、施世明、楊石城 </text:p>
          </table:table-cell>
          <table:table-cell table:style-name="ce100" office:value-type="string" office:string-value="中山區「中山、居仁、德安等三里內零星工程」" calcext:value-type="string">
            <text:p><text:s/>中山區「中山、居仁、德安等三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953" calcext:value-type="float">
            <office:annotation draw:style-name="gr177" draw:text-style-name="P2" svg:width="31.64mm" svg:height="20.91mm" svg:x="160.62mm" svg:y="1122.93mm" draw:caption-point-x="1.15mm" draw:caption-point-y="50.0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811300</text:span><text:span text:style-name="T2">元</text:span></text:p>
            </office:annotation>
            <text:p><text:s/>953 </text:p>
          </table:table-cell>
          <table:table-cell table:style-name="ce92"/>
          <table:table-cell table:style-name="ce92">
            <office:annotation draw:style-name="gr178" draw:text-style-name="P2" svg:width="31.89mm" svg:height="20.91mm" svg:x="203.45mm" svg:y="1122.93mm" draw:caption-point-x="8.11mm" draw:caption-point-y="50.08mm">
              <dc:date>2017-03-14T00:00:00</dc:date>
              <text:p text:style-name="P1"><text:span text:style-name="T1">資訊室</text:span><text:span text:style-name="T1">:</text:span></text:p>
              <text:p text:style-name="P1"><text:span text:style-name="T2">571800</text:span><text:span text:style-name="T2">元</text:span></text:p>
            </office:annotation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/>
          <table:table-cell table:number-columns-repeated="2"/>
          <table:table-cell office:value-type="string" calcext:value-type="string">
            <text:p>傑5/29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5-5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信義國小「停車場水溝蓋更新工程」" calcext:value-type="string">
            <text:p><text:s/>信義國小「停車場水溝蓋更新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鴻賓營造有限公司" calcext:value-type="string">
            <text:p><text:s/>鴻賓營造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5/28</text:p>
          </table:table-cell>
          <table:table-cell office:value-type="string" calcext:value-type="string">
            <text:p>鍊5/30簽</text:p>
          </table:table-cell>
          <table:table-cell office:value-type="string" calcext:value-type="string">
            <text:p>7/29請示單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暖暖區公所「暖西里民活動中心購置影印機設備」" calcext:value-type="string">
            <text:p><text:s/>暖暖區公所「暖西里民活動中心購置影印機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暖暖區公所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波5/30簽</text:p>
          </table:table-cell>
          <table:table-cell office:value-type="string" calcext:value-type="string">
            <text:p>6/5請示單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莊榮欽" calcext:value-type="string">
            <text:p><text:s/>莊榮欽 </text:p>
          </table:table-cell>
          <table:table-cell table:style-name="ce100" office:value-type="string" office:string-value="基隆市警察局「警察局少年隊購置電腦主機及筆記型電腦等設備」" calcext:value-type="string">
            <text:p><text:s/>基隆市警察局「警察局少年隊購置電腦主機及筆記型電腦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8" calcext:value-type="float">
            <text:p><text:s/>108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彥5/24簽</text:p>
          </table:table-cell>
          <table:table-cell office:value-type="string" calcext:value-type="string">
            <text:p>6/10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32-3</text:p>
          </table:table-cell>
          <table:table-cell table:style-name="ce92" office:value-type="string" office:string-value="蔡旺璉、鄭怡信" calcext:value-type="string">
            <text:p><text:s/>蔡旺璉、鄭怡信 </text:p>
          </table:table-cell>
          <table:table-cell table:style-name="ce100" office:value-type="string" office:string-value="成功國小「未來教室建置」" calcext:value-type="string">
            <text:p><text:s/>成功國小「未來教室建置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1200" calcext:value-type="float">
            <text:p><text:s/>1,200 </text:p>
          </table:table-cell>
          <table:table-cell table:style-name="ce92"/>
          <table:table-cell table:style-name="ce92" office:value-type="float" office:value="1200" calcext:value-type="float">
            <text:p><text:s/>1,2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6/4</text:p>
          </table:table-cell>
          <table:table-cell office:value-type="string" calcext:value-type="string">
            <text:p>波6/5簽</text:p>
          </table:table-cell>
          <table:table-cell office:value-type="string" calcext:value-type="string">
            <text:p>11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8-2</text:p>
          </table:table-cell>
          <table:table-cell table:style-name="ce105" office:value-type="string" calcext:value-type="string">
            <text:p>宋瑋莉</text:p>
          </table:table-cell>
          <table:table-cell table:style-name="ce100" office:value-type="string" office:string-value="成功國小「102年度投影機汰舊換新」" calcext:value-type="string">
            <text:p><text:s/>成功國小「102年度投影機汰舊換新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900" calcext:value-type="float">
            <text:p><text:s/>900 </text:p>
          </table:table-cell>
          <table:table-cell table:style-name="ce92"/>
          <table:table-cell table:style-name="ce92" office:value-type="float" office:value="900" calcext:value-type="float">
            <text:p><text:s/>9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捷元股份有限公司" calcext:value-type="string">
            <text:p><text:s/>捷元股份有限公司 </text:p>
          </table:table-cell>
          <table:table-cell office:value-type="string" calcext:value-type="string">
            <text:p>王鈺盈</text:p>
          </table:table-cell>
          <table:table-cell office:value-type="string" calcext:value-type="string">
            <text:p>國教科6/7</text:p>
          </table:table-cell>
          <table:table-cell office:value-type="string" calcext:value-type="string">
            <text:p>傑6/10簽</text:p>
          </table:table-cell>
          <table:table-cell office:value-type="string" calcext:value-type="string">
            <text:p>11/25請示單</text:p>
          </table:table-cell>
          <table:table-cell office:value-type="string" calcext:value-type="string">
            <text:p>12/3付款</text:p>
          </table:table-cell>
          <table:table-cell table:number-columns-repeated="1008"/>
        </table:table-row>
        <table:table-row table:style-name="ro8">
          <table:table-cell/>
          <table:table-cell table:style-name="ce92" office:value-type="string" office:string-value="施世明" calcext:value-type="string">
            <text:p><text:s/>施世明 </text:p>
          </table:table-cell>
          <table:table-cell table:style-name="ce100" office:value-type="string" office:string-value="中山區「中山區德安里內零星工程」" calcext:value-type="string">
            <text:p><text:s/>中山區「中山區德安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00" calcext:value-type="float">
            <text:p><text:s/>1,0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傑6/10簽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B31-6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七堵區公所「永安里購置移動式廣播設備」" calcext:value-type="string">
            <text:p><text:s/>七堵區公所「永安里購置移動式廣播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波6/24簽</text:p>
          </table:table-cell>
          <table:table-cell office:value-type="string" calcext:value-type="string">
            <text:p>6/27請示單</text:p>
          </table:table-cell>
          <table:table-cell office:value-type="string" calcext:value-type="string">
            <text:p>8/14付款</text:p>
          </table:table-cell>
          <table:table-cell table:number-columns-repeated="1008"/>
        </table:table-row>
        <table:table-row table:style-name="ro7">
          <table:table-cell/>
          <table:table-cell table:style-name="ce94" office:value-type="string" calcext:value-type="string">
            <text:p>詹春陽</text:p>
          </table:table-cell>
          <table:table-cell table:style-name="ce100" office:value-type="string" office:string-value="中正區公所「中正路至北寧路等31處雜草清除工程」" calcext:value-type="string">
            <text:p><text:s/>中正區公所「中正路至北寧路等31處雜草清除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table:number-columns-repeated="2"/>
          <table:table-cell table:number-columns-repeated="1013"/>
        </table:table-row>
        <table:table-row table:style-name="ro8">
          <table:table-cell table:style-name="ce179" office:value-type="string" calcext:value-type="string">
            <text:p>A22-</text:p>
          </table:table-cell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安樂區新西街2巷60-11號前巷道改善工程" calcext:value-type="string">
            <text:p><text:s/>安樂區新西街2巷60-11號前巷道改善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春6/24簽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A23-1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中華國小「改善體育教學環境設備工程」" calcext:value-type="string">
            <text:p><text:s/>中華國小「改善體育教學環境設備工程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92" office:value-type="float" office:value="3950" calcext:value-type="float">
            <text:p><text:s/>3,95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陳盈全</text:p>
          </table:table-cell>
          <table:table-cell office:value-type="string" calcext:value-type="string">
            <text:p>體健科6/24</text:p>
          </table:table-cell>
          <table:table-cell office:value-type="string" calcext:value-type="string">
            <text:p>春6/26簽</text:p>
          </table:table-cell>
          <table:table-cell office:value-type="string" calcext:value-type="string">
            <text:p>0/00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21-2</text:p>
          </table:table-cell>
          <table:table-cell table:style-name="ce94" office:value-type="string" calcext:value-type="string">
            <text:p>秦鉦</text:p>
          </table:table-cell>
          <table:table-cell table:style-name="ce100" office:value-type="string" office:string-value="仁愛之家「路面整修工程」" calcext:value-type="string">
            <text:p><text:s/>仁愛之家「路面整修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table:number-columns-repeated="2"/>
          <table:table-cell office:value-type="string" calcext:value-type="string">
            <text:p>宋吉龍</text:p>
          </table:table-cell>
          <table:table-cell office:value-type="string" calcext:value-type="string">
            <text:p>長青身障5/2</text:p>
          </table:table-cell>
          <table:table-cell office:value-type="string" calcext:value-type="string">
            <text:p>春5/6簽</text:p>
          </table:table-cell>
          <table:table-cell office:value-type="string" calcext:value-type="string">
            <text:p>6/25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31-1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堵南國小「改善電腦教室整修工程」" calcext:value-type="string">
            <text:p><text:s/>堵南國小「改善電腦教室整修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洪詩婷</text:p>
          </table:table-cell>
          <table:table-cell office:value-type="string" calcext:value-type="string">
            <text:p>國教科6/24</text:p>
          </table:table-cell>
          <table:table-cell office:value-type="string" calcext:value-type="string">
            <text:p>波6/26簽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A12-2</text:p>
          </table:table-cell>
          <table:table-cell table:style-name="ce92" office:value-type="string" office:string-value="游祥耀、莊錦田、張漢土" calcext:value-type="string">
            <text:p><text:s/>游祥耀、莊錦田、張漢土 </text:p>
          </table:table-cell>
          <table:table-cell table:style-name="ce100" office:value-type="string" office:string-value="中華國小「校園零星美綠化工程」" calcext:value-type="string">
            <text:p><text:s/>中華國小「校園零星美綠化工程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92" office:value-type="float" office:value="2949" calcext:value-type="float">
            <text:p><text:s/>2,949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洪詩婷</text:p>
          </table:table-cell>
          <table:table-cell office:value-type="string" calcext:value-type="string">
            <text:p>國教科6/24</text:p>
          </table:table-cell>
          <table:table-cell office:value-type="string" calcext:value-type="string">
            <text:p>傑6/26簽</text:p>
          </table:table-cell>
          <table:table-cell table:number-columns-repeated="1010"/>
        </table:table-row>
        <table:table-row table:style-name="ro8">
          <table:table-cell/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仁愛之家「冷氣機設備」" calcext:value-type="string">
            <text:p><text:s/>仁愛之家「冷氣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24" calcext:value-type="float">
            <text:p><text:s/>24 </text:p>
          </table:table-cell>
          <table:table-cell table:style-name="ce92"/>
          <table:table-cell table:style-name="ce92" office:value-type="float" office:value="24" calcext:value-type="float">
            <text:p><text:s/>24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宋吉龍</text:p>
          </table:table-cell>
          <table:table-cell office:value-type="string" calcext:value-type="string">
            <text:p>長青身障6/5</text:p>
          </table:table-cell>
          <table:table-cell office:value-type="string" calcext:value-type="string">
            <text:p>傑6/26簽</text:p>
          </table:table-cell>
          <table:table-cell office:value-type="string" calcext:value-type="string">
            <text:p>0/00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5-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消防局「救災救護指揮科應勤設備」" calcext:value-type="string">
            <text:p><text:s/>基隆市消防局「救災救護指揮科應勤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220" calcext:value-type="float">
            <text:p>220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鍊6/21簽</text:p>
          </table:table-cell>
          <table:table-cell office:value-type="string" calcext:value-type="string">
            <text:p>6/28請示單</text:p>
          </table:table-cell>
          <table:table-cell table:number-columns-repeated="1009"/>
        </table:table-row>
        <table:table-row table:style-name="ro8">
          <table:table-cell table:style-name="ce179"/>
          <table:table-cell table:style-name="ce92" office:value-type="string" office:string-value="張漢土" calcext:value-type="string">
            <text:p><text:s/>張漢土 </text:p>
          </table:table-cell>
          <table:table-cell table:style-name="ce100" office:value-type="string" office:string-value="基隆市警察局「第二分局深澳坑派出所購置電視機等設備」" calcext:value-type="string">
            <text:p><text:s/>基隆市警察局「第二分局深澳坑派出所購置電視機等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21" calcext:value-type="float">
            <text:p><text:s/>21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table:number-columns-repeated="2"/>
          <table:table-cell table:number-columns-repeated="1013"/>
        </table:table-row>
        <table:table-row table:style-name="ro7">
          <table:table-cell office:value-type="string" calcext:value-type="string">
            <text:p>A1-1</text:p>
          </table:table-cell>
          <table:table-cell table:style-name="ce94" office:value-type="string" calcext:value-type="string">
            <text:p>詹春陽</text:p>
          </table:table-cell>
          <table:table-cell table:style-name="ce100" office:value-type="string" office:string-value="信義國小「購置國樂相關設備」" calcext:value-type="string">
            <text:p><text:s/>信義國小「購置國樂相關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200" calcext:value-type="float">
            <text:p><text:s/>2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計秀涓</text:p>
          </table:table-cell>
          <table:table-cell office:value-type="string" calcext:value-type="string">
            <text:p>社教科6/24</text:p>
          </table:table-cell>
          <table:table-cell office:value-type="string" calcext:value-type="string">
            <text:p>鍊7/5簽</text:p>
          </table:table-cell>
          <table:table-cell table:number-columns-repeated="1010"/>
        </table:table-row>
        <table:table-row table:style-name="ro29">
          <table:table-cell table:style-name="ce179"/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基隆市立體育場「基隆市立田徑場充實運動訓練機設備」" calcext:value-type="string">
            <text:p><text:s/>基隆市立體育場「基隆市立田徑場充實運動訓練機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立體育場" calcext:value-type="string">
            <text:p><text:s/>基隆市立體育場 </text:p>
          </table:table-cell>
          <table:table-cell table:style-name="ce92" table:number-columns-repeated="2"/>
          <table:table-cell table:number-columns-repeated="1013"/>
        </table:table-row>
        <table:table-row table:style-name="ro8">
          <table:table-cell/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基隆市警察局「第四分局安定派出所飲水機設備」" calcext:value-type="string">
            <text:p><text:s/>基隆市警察局「第四分局安定派出所飲水機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29" calcext:value-type="float">
            <text:p><text:s/>29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/>
          <table:table-cell table:style-name="ce112"/>
          <table:table-cell table:number-columns-repeated="2"/>
          <table:table-cell office:value-type="string" calcext:value-type="string">
            <text:p>春7/22簽</text:p>
          </table:table-cell>
          <table:table-cell office:value-type="string" calcext:value-type="string">
            <text:p>7/29請示單</text:p>
          </table:table-cell>
          <table:table-cell office:value-type="string" calcext:value-type="string">
            <text:p>6/10付款</text:p>
          </table:table-cell>
          <table:table-cell table:number-columns-repeated="1008"/>
        </table:table-row>
        <table:table-row table:style-name="ro8">
          <table:table-cell/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暖暖區公所「暖西里民活動中心購置會議桌椅等設備」" calcext:value-type="string">
            <text:p><text:s/>暖暖區公所「暖西里民活動中心購置會議桌椅等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暖暖區公所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波7/25簽</text:p>
          </table:table-cell>
          <table:table-cell office:value-type="string" calcext:value-type="string">
            <text:p>8/2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5-3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中濱里民活動中心修繕工程」" calcext:value-type="string">
            <text:p><text:s/>中正區公所「中濱里民活動中心修繕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2200" calcext:value-type="float">
            <text:p><text:s/>2,2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鍊8/6簽</text:p>
          </table:table-cell>
          <table:table-cell table:number-columns-repeated="1010"/>
        </table:table-row>
        <table:table-row table:style-name="ro8">
          <table:table-cell table:style-name="ce179"/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深澳國小「高畫質數位攝影機設備採購」" calcext:value-type="string">
            <text:p><text:s/>深澳國小「高畫質數位攝影機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洪詩婷</text:p>
          </table:table-cell>
          <table:table-cell office:value-type="string" calcext:value-type="string">
            <text:p>體健科8/2</text:p>
          </table:table-cell>
          <table:table-cell office:value-type="string" calcext:value-type="string">
            <text:p>傑8/6簽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A31-2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堵南國小「改善教學環境設備-廊燈及書法教室冷氣機設備採購」" calcext:value-type="string">
            <text:p><text:s/>堵南國小「改善教學環境設備-廊燈及書法教室冷氣機設備採購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66" calcext:value-type="float">
            <text:p><text:s/>166 </text:p>
          </table:table-cell>
          <table:table-cell table:style-name="ce92"/>
          <table:table-cell table:style-name="ce92" office:value-type="float" office:value="166" calcext:value-type="float">
            <text:p><text:s/>1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皇儒貴有限公司" calcext:value-type="string">
            <text:p><text:s/>皇儒貴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6/24</text:p>
          </table:table-cell>
          <table:table-cell office:value-type="string" calcext:value-type="string">
            <text:p>波6/26簽</text:p>
          </table:table-cell>
          <table:table-cell office:value-type="string" calcext:value-type="string">
            <text:p>8/6請示單</text:p>
          </table:table-cell>
          <table:table-cell table:number-columns-repeated="1009"/>
        </table:table-row>
        <table:table-row table:style-name="ro17">
          <table:table-cell office:value-type="string" calcext:value-type="string">
            <text:p>A4-5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平寮里民活動中心購置活動用鼓及飲水機等設備」" calcext:value-type="string">
            <text:p><text:s/>中正區公所「平寮里民活動中心購置活動用鼓及飲水機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共同供應契約、小額採購" calcext:value-type="string">
            <text:p><text:s/>共同供應契約、小額採購 </text:p>
          </table:table-cell>
          <table:table-cell table:style-name="ce92" office:value-type="string" office:string-value="豪康水器材料有限公司、擊響樂器文化有限公司" calcext:value-type="string">
            <text:p><text:s/>豪康水器材料有限公司、擊響樂器文化有限公司 </text:p>
          </table:table-cell>
          <table:table-cell table:number-columns-repeated="2"/>
          <table:table-cell office:value-type="string" calcext:value-type="string">
            <text:p>鍊7/8簽</text:p>
          </table:table-cell>
          <table:table-cell office:value-type="string" calcext:value-type="string">
            <text:p>8/8請示單</text:p>
          </table:table-cell>
          <table:table-cell table:number-columns-repeated="1009"/>
        </table:table-row>
        <table:table-row table:style-name="ro57">
          <table:table-cell office:value-type="string" calcext:value-type="string">
            <text:p>A31-3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七堵區公所「友二里購置會議桌椅等設備」" calcext:value-type="string">
            <text:p><text:s/>七堵區公所「友二里購置會議桌椅等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75" calcext:value-type="float">
            <text:p><text:s/>75 </text:p>
          </table:table-cell>
          <table:table-cell table:style-name="ce92"/>
          <table:table-cell table:style-name="ce92" office:value-type="float" office:value="75" calcext:value-type="float">
            <text:p><text:s/>7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共同供應契約、小額採購" calcext:value-type="string">
            <text:p><text:s/>共同供應契約、小額採購 </text:p>
          </table:table-cell>
          <table:table-cell table:style-name="ce92" office:value-type="string" office:string-value="皇儒貴有限公司、大方傢俱行" calcext:value-type="string">
            <text:p><text:s/>皇儒貴有限公司、大方傢俱行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5/8</text:p>
          </table:table-cell>
          <table:table-cell office:value-type="string" calcext:value-type="string">
            <text:p>波5/10簽</text:p>
          </table:table-cell>
          <table:table-cell office:value-type="string" calcext:value-type="string">
            <text:p>8/16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4-1</text:p>
          </table:table-cell>
          <table:table-cell table:style-name="ce92" office:value-type="string" office:string-value="張芳麗、張耿輝、游祥耀" calcext:value-type="string">
            <text:p><text:s/>張芳麗、張耿輝、游祥耀 </text:p>
          </table:table-cell>
          <table:table-cell table:style-name="ce100" office:value-type="string" office:string-value="中正國小「操場及紗門等整修改善學習情境工程」" calcext:value-type="string">
            <text:p><text:s/>中正國小「操場及紗門等整修改善學習情境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4950" calcext:value-type="float">
            <text:p><text:s/>4,95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王鈺盈</text:p>
          </table:table-cell>
          <table:table-cell office:value-type="string" calcext:value-type="string">
            <text:p>國教科8/19</text:p>
          </table:table-cell>
          <table:table-cell office:value-type="string" calcext:value-type="string">
            <text:p>彥8/26簽</text:p>
          </table:table-cell>
          <table:table-cell table:number-columns-repeated="1010"/>
        </table:table-row>
        <table:table-row table:style-name="ro17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中正里民活動中心購置跑步機及辦公等設備」" calcext:value-type="string">
            <text:p><text:s/>中正區公所「中正里民活動中心購置跑步機及辦公等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永晴股份有限公司、明亞傢俱裝璜行" calcext:value-type="string">
            <text:p><text:s/>永晴股份有限公司、明亞傢俱裝璜行 </text:p>
          </table:table-cell>
          <table:table-cell table:number-columns-repeated="2"/>
          <table:table-cell office:value-type="string" calcext:value-type="string">
            <text:p>鍊7/30簽</text:p>
          </table:table-cell>
          <table:table-cell office:value-type="string" calcext:value-type="string">
            <text:p>8/7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10-2</text:p>
          </table:table-cell>
          <table:table-cell table:style-name="ce92" office:value-type="string" office:string-value="何淑萍" calcext:value-type="string">
            <text:p><text:s/>何淑萍 </text:p>
          </table:table-cell>
          <table:table-cell table:style-name="ce100" office:value-type="string" office:string-value="深澳國小「互動式電子白板未來教室設備採購」" calcext:value-type="string">
            <text:p><text:s/>深澳國小「互動式電子白板未來教室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800" calcext:value-type="float">
            <text:p><text:s/>800 </text:p>
          </table:table-cell>
          <table:table-cell table:style-name="ce92"/>
          <table:table-cell table:style-name="ce92" office:value-type="float" office:value="800" calcext:value-type="float">
            <text:p><text:s/>8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張崑誠</text:p>
          </table:table-cell>
          <table:table-cell office:value-type="string" calcext:value-type="string">
            <text:p>學務管理科4/17</text:p>
          </table:table-cell>
          <table:table-cell office:value-type="string" calcext:value-type="string">
            <text:p>傑4/22簽</text:p>
          </table:table-cell>
          <table:table-cell office:value-type="string" calcext:value-type="string">
            <text:p>8/27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29-1</text:p>
          </table:table-cell>
          <table:table-cell table:style-name="ce92" office:value-type="string" office:string-value="張耿輝" calcext:value-type="string">
            <text:p><text:s/>張耿輝 </text:p>
          </table:table-cell>
          <table:table-cell table:style-name="ce100" office:value-type="string" office:string-value="信義國小「實物投影機設備」" calcext:value-type="string">
            <text:p><text:s/>信義國小「實物投影機設備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800" calcext:value-type="float">
            <text:p><text:s/>800 </text:p>
          </table:table-cell>
          <table:table-cell table:style-name="ce92"/>
          <table:table-cell table:style-name="ce92" office:value-type="float" office:value="800" calcext:value-type="float">
            <text:p><text:s/>8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學學系統科技有限公司" calcext:value-type="string">
            <text:p><text:s/>學學系統科技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9/2</text:p>
          </table:table-cell>
          <table:table-cell office:value-type="string" calcext:value-type="string">
            <text:p>波9/5簽</text:p>
          </table:table-cell>
          <table:table-cell office:value-type="string" calcext:value-type="string">
            <text:p>11/22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10-2</text:p>
          </table:table-cell>
          <table:table-cell table:style-name="ce92" office:value-type="string" office:string-value="何淑萍" calcext:value-type="string">
            <text:p><text:s/>何淑萍 </text:p>
          </table:table-cell>
          <table:table-cell table:style-name="ce100" office:value-type="string" office:string-value="深澳國小「電子字幕機設備採購」" calcext:value-type="string">
            <text:p><text:s/>深澳國小「電子字幕機設備採購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100" calcext:value-type="float">
            <text:p><text:s/>10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萬虹通訊有限公司" calcext:value-type="string">
            <text:p><text:s/>萬虹通訊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5/28</text:p>
          </table:table-cell>
          <table:table-cell office:value-type="string" calcext:value-type="string">
            <text:p>傑5/31簽</text:p>
          </table:table-cell>
          <table:table-cell office:value-type="string" calcext:value-type="string">
            <text:p>9/5請示單</text:p>
          </table:table-cell>
          <table:table-cell table:number-columns-repeated="1009"/>
        </table:table-row>
        <table:table-row table:style-name="ro57">
          <table:table-cell office:value-type="string" calcext:value-type="string">
            <text:p>B31-8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七堵區公所「瑪南里購置移動式廣播設備」" calcext:value-type="string">
            <text:p><text:s/>七堵區公所「瑪南里購置移動式廣播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立一資訊科技有限公司" calcext:value-type="string">
            <text:p><text:s/>立一資訊科技有限公司 </text:p>
          </table:table-cell>
          <table:table-cell table:number-columns-repeated="2"/>
          <table:table-cell office:value-type="string" calcext:value-type="string">
            <text:p>波8/15簽</text:p>
          </table:table-cell>
          <table:table-cell office:value-type="string" calcext:value-type="string">
            <text:p>8/28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19-2</text:p>
          </table:table-cell>
          <table:table-cell table:style-name="ce92" office:value-type="string" office:string-value="鄭林清良" calcext:value-type="string">
            <text:p><text:s/>鄭林清良 </text:p>
          </table:table-cell>
          <table:table-cell table:style-name="ce100" office:value-type="string" office:string-value=" " calcext:value-type="string">
            <text:p><text:s text:c="3"/>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59" calcext:value-type="float">
            <text:p><text:s/>1,059 </text:p>
          </table:table-cell>
          <table:table-cell table:style-name="ce92"/>
          <table:table-cell table:style-name="ce92" office:value-type="float" office:value="777" calcext:value-type="float">
            <text:p><text:s/>77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旺達土木包工業" calcext:value-type="string">
            <text:p><text:s/>旺達土木包工業 </text:p>
          </table:table-cell>
          <table:table-cell table:number-columns-repeated="2"/>
          <table:table-cell office:value-type="string" calcext:value-type="string">
            <text:p>春6/3簽</text:p>
          </table:table-cell>
          <table:table-cell office:value-type="string" calcext:value-type="string">
            <text:p>9/10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12-2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信義國小「飲水機更新」" calcext:value-type="string">
            <text:p><text:s/>信義國小「飲水機更新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賀眾企業股份有限公司" calcext:value-type="string">
            <text:p><text:s/>賀眾企業股份有限公司 </text:p>
          </table:table-cell>
          <table:table-cell office:value-type="string" calcext:value-type="string">
            <text:p>洪菽蔓</text:p>
          </table:table-cell>
          <table:table-cell office:value-type="string" calcext:value-type="string">
            <text:p>體健科9/13</text:p>
          </table:table-cell>
          <table:table-cell office:value-type="string" calcext:value-type="string">
            <text:p>彥9/16簽</text:p>
          </table:table-cell>
          <table:table-cell office:value-type="string" calcext:value-type="string">
            <text:p>12/2請示單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1-2</text:p>
          </table:table-cell>
          <table:table-cell table:style-name="ce94" office:value-type="string" calcext:value-type="string">
            <text:p>詹春陽</text:p>
          </table:table-cell>
          <table:table-cell table:style-name="ce100" office:value-type="string" office:string-value="八斗高中「網路資源導覽管控系統」" calcext:value-type="string">
            <text:p><text:s/>八斗高中「網路資源導覽管控系統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800" calcext:value-type="float">
            <text:p><text:s/>800 </text:p>
          </table:table-cell>
          <table:table-cell table:style-name="ce92"/>
          <table:table-cell table:style-name="ce92" office:value-type="float" office:value="796" calcext:value-type="float">
            <text:p><text:s/>7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92" office:value-type="string" office:string-value="國眾電腦股份有限公司" calcext:value-type="string">
            <text:p><text:s/>國眾電腦股份有限公司 </text:p>
          </table:table-cell>
          <table:table-cell office:value-type="string" calcext:value-type="string">
            <text:p>計秀涓</text:p>
          </table:table-cell>
          <table:table-cell office:value-type="string" calcext:value-type="string">
            <text:p>社教科6/24</text:p>
          </table:table-cell>
          <table:table-cell office:value-type="string" calcext:value-type="string">
            <text:p>鍊7/5簽</text:p>
          </table:table-cell>
          <table:table-cell office:value-type="string" calcext:value-type="string">
            <text:p>9/16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24-2</text:p>
          </table:table-cell>
          <table:table-cell table:style-name="ce92" office:value-type="string" office:string-value="洪森永、張漢土" calcext:value-type="string">
            <text:p><text:s/>洪森永、張漢土 </text:p>
          </table:table-cell>
          <table:table-cell table:style-name="ce100" office:value-type="string" office:string-value="市立仁愛之家「行政大樓整修工程」" calcext:value-type="string">
            <text:p><text:s/>市立仁愛之家「行政大樓整修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2550" calcext:value-type="float">
            <text:p><text:s/>2,55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table:number-columns-repeated="2"/>
          <table:table-cell office:value-type="string" calcext:value-type="string">
            <text:p>宋吉龍</text:p>
          </table:table-cell>
          <table:table-cell office:value-type="string" calcext:value-type="string">
            <text:p>長青身障10/11</text:p>
          </table:table-cell>
          <table:table-cell office:value-type="string" calcext:value-type="string">
            <text:p>春、傑10/14簽</text:p>
          </table:table-cell>
          <table:table-cell table:number-columns-repeated="1010"/>
        </table:table-row>
        <table:table-row table:style-name="ro8">
          <table:table-cell table:style-name="ce179" office:value-type="string" calcext:value-type="string">
            <text:p>A24-3</text:p>
          </table:table-cell>
          <table:table-cell table:style-name="ce92" office:value-type="string" office:string-value="洪森永" calcext:value-type="string">
            <text:p><text:s/>洪森永 </text:p>
          </table:table-cell>
          <table:table-cell table:style-name="ce100" office:value-type="string" office:string-value="市立仁愛之家「戶外運動器材等工程」" calcext:value-type="string">
            <text:p><text:s/>市立仁愛之家「戶外運動器材等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600" calcext:value-type="float">
            <text:p><text:s/>6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table:number-columns-repeated="2"/>
          <table:table-cell office:value-type="string" calcext:value-type="string">
            <text:p>宋吉龍</text:p>
          </table:table-cell>
          <table:table-cell office:value-type="string" calcext:value-type="string">
            <text:p>長青身障10/14</text:p>
          </table:table-cell>
          <table:table-cell office:value-type="string" calcext:value-type="string">
            <text:p>春10/16簽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A5-3</text:p>
          </table:table-cell>
          <table:table-cell table:style-name="ce94" office:value-type="string" calcext:value-type="string">
            <text:p>呂美玲、詹春陽</text:p>
          </table:table-cell>
          <table:table-cell table:style-name="ce100" office:value-type="string" office:string-value="基隆市消防局「救災救護指揮派遣電腦系統設備」" calcext:value-type="string">
            <text:p><text:s/>基隆市消防局「救災救護指揮派遣電腦系統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500" calcext:value-type="float">
            <text:p>500</text:p>
          </table:table-cell>
          <table:table-cell table:style-name="ce113"/>
          <table:table-cell table:style-name="ce105" office:value-type="float" office:value="425" calcext:value-type="float">
            <text:p>42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消防局" calcext:value-type="string">
            <text:p><text:s/>基隆市消防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三商電腦股份有限公司" calcext:value-type="string">
            <text:p><text:s/>三商電腦股份有限公司 </text:p>
          </table:table-cell>
          <table:table-cell table:number-columns-repeated="2"/>
          <table:table-cell office:value-type="string" calcext:value-type="string">
            <text:p>鍊10/17簽</text:p>
          </table:table-cell>
          <table:table-cell office:value-type="string" calcext:value-type="string">
            <text:p>12/31請示單</text:p>
          </table:table-cell>
          <table:table-cell table:number-columns-repeated="1009"/>
        </table:table-row>
        <table:table-row table:style-name="ro17">
          <table:table-cell office:value-type="string" calcext:value-type="string">
            <text:p>A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北寧路344巷邊坡復建工程」" calcext:value-type="string">
            <text:p><text:s/>中正區公所「北寧路344巷邊坡復建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8" calcext:value-type="float">
            <text:p><text:s/>98 </text:p>
          </table:table-cell>
          <table:table-cell table:style-name="ce92"/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/>
          <table:table-cell table:number-columns-repeated="2"/>
          <table:table-cell office:value-type="string" calcext:value-type="string">
            <text:p>鍊10/22簽</text:p>
          </table:table-cell>
          <table:table-cell office:value-type="string" calcext:value-type="string">
            <text:p>8/7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17-3</text:p>
          </table:table-cell>
          <table:table-cell table:style-name="ce92" office:value-type="string" office:string-value="楊石城" calcext:value-type="string">
            <text:p><text:s/>楊石城 </text:p>
          </table:table-cell>
          <table:table-cell table:style-name="ce100" office:value-type="string" office:string-value="中山區「文化里內零星工程」" calcext:value-type="string">
            <text:p><text:s/>中山區「文化里內零星工程」 </text:p>
          </table:table-cell>
          <table:table-cell table:style-name="ce92" office:value-type="string" office:string-value="中山區" calcext:value-type="string">
            <text:p><text:s/>中山區 </text:p>
          </table:table-cell>
          <table:table-cell table:style-name="ce92" office:value-type="float" office:value="1061" calcext:value-type="float">
            <text:p><text:s/>1,061 </text:p>
          </table:table-cell>
          <table:table-cell table:style-name="ce92"/>
          <table:table-cell table:style-name="ce92" office:value-type="float" office:value="966" calcext:value-type="float">
            <text:p><text:s/>96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2" office:value-type="string" office:string-value="基準國際有限公司" calcext:value-type="string">
            <text:p><text:s/>基準國際有限公司 </text:p>
          </table:table-cell>
          <table:table-cell table:number-columns-repeated="2"/>
          <table:table-cell office:value-type="string" calcext:value-type="string">
            <text:p>傑10/23簽</text:p>
          </table:table-cell>
          <table:table-cell office:value-type="string" calcext:value-type="string">
            <text:p>12/26請示單</text:p>
          </table:table-cell>
          <table:table-cell table:number-columns-repeated="1009"/>
        </table:table-row>
        <table:table-row table:style-name="ro17">
          <table:table-cell office:value-type="string" calcext:value-type="string">
            <text:p>A25-1</text:p>
          </table:table-cell>
          <table:table-cell table:style-name="ce92" office:value-type="string" office:string-value="莊錦田" calcext:value-type="string">
            <text:p><text:s/>莊錦田 </text:p>
          </table:table-cell>
          <table:table-cell table:style-name="ce100" office:value-type="string" office:string-value="安樂區「新西街32巷10之5號等處巷道路面改善工程」" calcext:value-type="string">
            <text:p><text:s/>安樂區「新西街32巷10之5號等處巷道路面改善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18" calcext:value-type="float">
            <text:p><text:s/>918 </text:p>
          </table:table-cell>
          <table:table-cell table:style-name="ce92"/>
          <table:table-cell table:style-name="ce92" office:value-type="float" office:value="658" calcext:value-type="float">
            <text:p><text:s/>65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順陽土木包工業" calcext:value-type="string">
            <text:p><text:s/>順陽土木包工業 </text:p>
          </table:table-cell>
          <table:table-cell office:value-type="string" calcext:value-type="string">
            <text:p>董又菁</text:p>
          </table:table-cell>
          <table:table-cell office:value-type="string" calcext:value-type="string">
            <text:p>學務管理科4/3</text:p>
          </table:table-cell>
          <table:table-cell office:value-type="string" calcext:value-type="string">
            <text:p>春5/7簽</text:p>
          </table:table-cell>
          <table:table-cell office:value-type="string" calcext:value-type="string">
            <text:p>10/24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22-3</text:p>
          </table:table-cell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安樂區基金二路100-1號巷道牆面美化工程" calcext:value-type="string">
            <text:p><text:s/>安樂區基金二路100-1號巷道牆面美化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556" calcext:value-type="float">
            <text:p><text:s/>556 </text:p>
          </table:table-cell>
          <table:table-cell table:style-name="ce92"/>
          <table:table-cell table:style-name="ce92" office:value-type="float" office:value="331" calcext:value-type="float">
            <text:p><text:s/>33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旺達土木包工業" calcext:value-type="string">
            <text:p><text:s/>旺達土木包工業 </text:p>
          </table:table-cell>
          <table:table-cell table:number-columns-repeated="2"/>
          <table:table-cell office:value-type="string" calcext:value-type="string">
            <text:p>春6/25簽</text:p>
          </table:table-cell>
          <table:table-cell office:value-type="string" calcext:value-type="string">
            <text:p>10/25 <text:s text:c="4"/>請示單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暖暖區公所「東勢街6-59號邊新購LED字幕機設備」" calcext:value-type="string">
            <text:p><text:s/>暖暖區公所「東勢街6-59號邊新購LED字幕機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暖暖區公所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波10/22簽</text:p>
          </table:table-cell>
          <table:table-cell office:value-type="string" calcext:value-type="string">
            <text:p>10/25請示單</text:p>
          </table:table-cell>
          <table:table-cell table:number-columns-repeated="1009"/>
        </table:table-row>
        <table:table-row table:style-name="ro8">
          <table:table-cell/>
          <table:table-cell table:style-name="ce92" office:value-type="string" office:string-value="蔡旺璉" calcext:value-type="string">
            <text:p><text:s/>蔡旺璉 </text:p>
          </table:table-cell>
          <table:table-cell table:style-name="ce100" office:value-type="string" office:string-value="中正國小「消防機房修繕」" calcext:value-type="string">
            <text:p><text:s/>中正國小「消防機房修繕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48" calcext:value-type="float">
            <text:p><text:s/>48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table:number-columns-repeated="2"/>
          <table:table-cell office:value-type="string" calcext:value-type="string">
            <text:p>王鈺盈</text:p>
          </table:table-cell>
          <table:table-cell office:value-type="string" calcext:value-type="string">
            <text:p>國教科11/8</text:p>
          </table:table-cell>
          <table:table-cell office:value-type="string" calcext:value-type="string">
            <text:p>波6/5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基隆市警察局「第二分局八斗子派出所冷氣機設備」" calcext:value-type="string">
            <text:p><text:s/>基隆市警察局「第二分局八斗子派出所冷氣機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70" calcext:value-type="float">
            <text:p><text:s/>70 </text:p>
          </table:table-cell>
          <table:table-cell table:style-name="ce92"/>
          <table:table-cell table:style-name="ce92" office:value-type="float" office:value="69" calcext:value-type="float">
            <text:p><text:s/>6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明音電器行" calcext:value-type="string">
            <text:p><text:s/>明音電器行 </text:p>
          </table:table-cell>
          <table:table-cell office:value-type="string" calcext:value-type="string">
            <text:p>102.11.1--1020117182</text:p>
          </table:table-cell>
          <table:table-cell office:value-type="string" calcext:value-type="string">
            <text:p>102.10.31基警後1020015622</text:p>
          </table:table-cell>
          <table:table-cell office:value-type="string" calcext:value-type="string">
            <text:p>鍊11/4簽</text:p>
          </table:table-cell>
          <table:table-cell office:value-type="string" calcext:value-type="string">
            <text:p>鍊11/8請示單</text:p>
          </table:table-cell>
          <table:table-cell table:number-columns-repeated="1009"/>
        </table:table-row>
        <table:table-row table:style-name="ro14">
          <table:table-cell table:style-name="ce179" office:value-type="string" calcext:value-type="string">
            <text:p>A7-3</text:p>
          </table:table-cell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信義區東信路258巷等二處路面欄杆零星工程" calcext:value-type="string">
            <text:p><text:s/>信義區東信路258巷等二處路面欄杆零星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709" calcext:value-type="float">
            <text:p>709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/>
          <table:table-cell table:number-columns-repeated="2"/>
          <table:table-cell office:value-type="string" calcext:value-type="string">
            <text:p>傑11/13簽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B31-6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東光國小「改善校園環境暨木平台增設溝蓋工程」" calcext:value-type="string">
            <text:p><text:s/>東光國小「改善校園環境暨木平台增設溝蓋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98" calcext:value-type="float">
            <text:p>98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105" table:number-columns-repeated="2"/>
          <table:table-cell office:value-type="string" calcext:value-type="string">
            <text:p>洪詩婷</text:p>
          </table:table-cell>
          <table:table-cell office:value-type="string" calcext:value-type="string">
            <text:p>國教科11/11</text:p>
          </table:table-cell>
          <table:table-cell office:value-type="string" calcext:value-type="string">
            <text:p>波11/13簽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A30-2</text:p>
          </table:table-cell>
          <table:table-cell table:style-name="ce92" office:value-type="string" office:string-value="蘇仁和" calcext:value-type="string">
            <text:p><text:s/>蘇仁和 </text:p>
          </table:table-cell>
          <table:table-cell table:style-name="ce100" office:value-type="string" office:string-value="中和國小「新建校舍電腦教室地板暨櫃子-資訊講桌」" calcext:value-type="string">
            <text:p><text:s/>中和國小「新建校舍電腦教室地板暨櫃子-資訊講桌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105" office:value-type="float" office:value="70" calcext:value-type="float">
            <text:p>70</text:p>
          </table:table-cell>
          <table:table-cell table:style-name="ce113"/>
          <table:table-cell table:style-name="ce105" office:value-type="float" office:value="38" calcext:value-type="float">
            <text:p>3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05" office:value-type="string" calcext:value-type="string">
            <text:p>萬宏企業行</text:p>
          </table:table-cell>
          <table:table-cell table:number-columns-repeated="2"/>
          <table:table-cell office:value-type="string" calcext:value-type="string">
            <text:p>波10/4簽</text:p>
          </table:table-cell>
          <table:table-cell office:value-type="string" calcext:value-type="string">
            <text:p>11/14請示單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B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「正砂里民活動中心購置音響設備」" calcext:value-type="string">
            <text:p><text:s/>中正區「正砂里民活動中心購置音響設備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5" office:value-type="float" office:value="100" calcext:value-type="float">
            <text:p>100</text:p>
          </table:table-cell>
          <table:table-cell table:style-name="ce113"/>
          <table:table-cell table:style-name="ce105" office:value-type="float" office:value="97" calcext:value-type="float">
            <text:p>97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進成音響有限公司" calcext:value-type="string">
            <text:p><text:s/>進成音響有限公司 </text:p>
          </table:table-cell>
          <table:table-cell table:number-columns-repeated="2"/>
          <table:table-cell office:value-type="string" calcext:value-type="string">
            <text:p>鍊10/24簽</text:p>
          </table:table-cell>
          <table:table-cell office:value-type="string" calcext:value-type="string">
            <text:p>11/14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29-2</text:p>
          </table:table-cell>
          <table:table-cell table:style-name="ce92" office:value-type="string" office:string-value="張耿輝" calcext:value-type="string">
            <text:p><text:s/>張耿輝 </text:p>
          </table:table-cell>
          <table:table-cell table:style-name="ce100" office:value-type="string" office:string-value="七堵國小「推廣資訊融入教學相關設備採購」" calcext:value-type="string">
            <text:p><text:s/>七堵國小「推廣資訊融入教學相關設備採購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巨機電腦有限公司" calcext:value-type="string">
            <text:p><text:s/>巨機電腦有限公司 </text:p>
          </table:table-cell>
          <table:table-cell office:value-type="string" calcext:value-type="string">
            <text:p>張崑誠</text:p>
          </table:table-cell>
          <table:table-cell office:value-type="string" calcext:value-type="string">
            <text:p>學務管理科11/12</text:p>
          </table:table-cell>
          <table:table-cell office:value-type="string" calcext:value-type="string">
            <text:p>波11/19簽</text:p>
          </table:table-cell>
          <table:table-cell office:value-type="string" calcext:value-type="string">
            <text:p>12/20請示單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A10-1</text:p>
          </table:table-cell>
          <table:table-cell table:style-name="ce105" office:value-type="string" calcext:value-type="string">
            <text:p>何淑萍</text:p>
          </table:table-cell>
          <table:table-cell table:style-name="ce100" office:value-type="string" office:string-value="信義區教忠街161巷51號前公園整修等工程" calcext:value-type="string">
            <text:p><text:s/>信義區教忠街161巷51號前公園整修等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13" office:value-type="float" office:value="3210" calcext:value-type="float">
            <text:p><text:s/>3,210 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/>
          <table:table-cell table:number-columns-repeated="2"/>
          <table:table-cell office:value-type="string" calcext:value-type="string">
            <text:p>傑11/21簽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A17-4</text:p>
          </table:table-cell>
          <table:table-cell table:style-name="ce105" office:value-type="string" calcext:value-type="string">
            <text:p>楊石城</text:p>
          </table:table-cell>
          <table:table-cell table:style-name="ce105" office:value-type="string" calcext:value-type="string">
            <text:p>中山區健民街等二處等水溝工業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105" office:value-type="float" office:value="1062" calcext:value-type="float">
            <text:p>1062</text:p>
          </table:table-cell>
          <table:table-cell table:style-name="ce113"/>
          <table:table-cell table:style-name="ce105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/>
          <table:table-cell table:number-columns-repeated="2"/>
          <table:table-cell office:value-type="string" calcext:value-type="string">
            <text:p>傑11/21簽</text:p>
          </table:table-cell>
          <table:table-cell table:number-columns-repeated="1010"/>
        </table:table-row>
        <table:table-row table:style-name="ro29">
          <table:table-cell table:style-name="ce179"/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安樂區公所「四維里購置伴唱機等設備」" calcext:value-type="string">
            <text:p><text:s/>安樂區公所「四維里購置伴唱機等設備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7" calcext:value-type="float">
            <text:p><text:s/>97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安樂區公所</text:p>
          </table:table-cell>
          <table:table-cell table:style-name="ce92" table:number-columns-repeated="2"/>
          <table:table-cell table:number-columns-repeated="2"/>
          <table:table-cell office:value-type="string" calcext:value-type="string">
            <text:p>春11/28簽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5-9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「新富里新豐街161巷口增設LED字幕機設備」" calcext:value-type="string">
            <text:p><text:s/>中正區「新富里新豐街161巷口增設LED字幕機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0" calcext:value-type="float">
            <text:p><text:s/>9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樣光電科技有限公司" calcext:value-type="string">
            <text:p><text:s/>大樣光電科技有限公司 </text:p>
          </table:table-cell>
          <table:table-cell office:value-type="string" calcext:value-type="string">
            <text:p>102.11.11--1020120498</text:p>
          </table:table-cell>
          <table:table-cell office:value-type="string" calcext:value-type="string">
            <text:p>102.11.8基中民1020012240</text:p>
          </table:table-cell>
          <table:table-cell office:value-type="string" calcext:value-type="string">
            <text:p>鍊11/14簽</text:p>
          </table:table-cell>
          <table:table-cell office:value-type="string" calcext:value-type="string">
            <text:p>鍊11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A9-2</text:p>
          </table:table-cell>
          <table:table-cell table:style-name="ce94" office:value-type="string" calcext:value-type="string">
            <text:p>陳東財</text:p>
          </table:table-cell>
          <table:table-cell table:style-name="ce100" office:value-type="string" office:string-value="信義國小「圖書室及辦公室遷移等整修工程」" calcext:value-type="string">
            <text:p><text:s/>信義國小「圖書室及辦公室遷移等整修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2500" calcext:value-type="float">
            <text:p><text:s/>2,500 </text:p>
          </table:table-cell>
          <table:table-cell table:style-name="ce92"/>
          <table:table-cell table:style-name="ce92" office:value-type="float" office:value="2199" calcext:value-type="float">
            <text:p><text:s/>2,1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92" office:value-type="string" office:string-value="哲弘營造工程有限公司" calcext:value-type="string">
            <text:p><text:s/>哲弘營造工程有限公司 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3/25</text:p>
          </table:table-cell>
          <table:table-cell office:value-type="string" calcext:value-type="string">
            <text:p>傑3/27簽</text:p>
          </table:table-cell>
          <table:table-cell office:value-type="string" calcext:value-type="string">
            <text:p>11/25請示單</text:p>
          </table:table-cell>
          <table:table-cell table:number-columns-repeated="1009"/>
        </table:table-row>
        <table:table-row table:style-name="ro14">
          <table:table-cell table:style-name="ce179" office:value-type="string" calcext:value-type="string">
            <text:p>A7-1</text:p>
          </table:table-cell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信義區仁義、信綠、禮儀、禮東及孝忠等五里內零星工程" calcext:value-type="string">
            <text:p><text:s/>信義區仁義、信綠、禮儀、禮東及孝忠等五里內零星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2500" calcext:value-type="float">
            <text:p>2500</text:p>
          </table:table-cell>
          <table:table-cell table:style-name="ce113"/>
          <table:table-cell table:style-name="ce105" office:value-type="float" office:value="2006" calcext:value-type="float">
            <text:p>2006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惠春土木包工業有限公司</text:p>
          </table:table-cell>
          <table:table-cell table:number-columns-repeated="2"/>
          <table:table-cell office:value-type="string" calcext:value-type="string">
            <text:p>傑11/13簽</text:p>
          </table:table-cell>
          <table:table-cell office:value-type="string" calcext:value-type="string">
            <text:p>12/9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2-6</text:p>
          </table:table-cell>
          <table:table-cell table:style-name="ce92" office:value-type="string" office:string-value="陳志成" calcext:value-type="string">
            <text:p><text:s/>陳志成 </text:p>
          </table:table-cell>
          <table:table-cell table:style-name="ce100" office:value-type="string" office:string-value="基隆市警察局「第四分局安定派出所增設警汽（機）車使用遮雨棚工程」" calcext:value-type="string">
            <text:p><text:s/>基隆市警察局「第四分局安定派出所增設警汽（機）車使用遮雨棚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99" calcext:value-type="float">
            <text:p><text:s/>99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奕銘工程行" calcext:value-type="string">
            <text:p><text:s/>奕銘工程行 </text:p>
          </table:table-cell>
          <table:table-cell table:number-columns-repeated="2"/>
          <table:table-cell office:value-type="string" calcext:value-type="string">
            <text:p>春10/30簽</text:p>
          </table:table-cell>
          <table:table-cell office:value-type="string" calcext:value-type="string">
            <text:p>12/10請示單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B31-5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東新街127-2號前方增設擋土牆工程」" calcext:value-type="string">
            <text:p><text:s/>東新街127-2號前方增設擋土牆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95" calcext:value-type="float">
            <text:p>95</text:p>
          </table:table-cell>
          <table:table-cell table:style-name="ce113"/>
          <table:table-cell table:style-name="ce105" office:value-type="float" office:value="95" calcext:value-type="float">
            <text:p>95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菩耕園營造有限公司</text:p>
          </table:table-cell>
          <table:table-cell table:number-columns-repeated="2"/>
          <table:table-cell office:value-type="string" calcext:value-type="string">
            <text:p>波11/12簽</text:p>
          </table:table-cell>
          <table:table-cell office:value-type="string" calcext:value-type="string">
            <text:p>12/10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21-6</text:p>
          </table:table-cell>
          <table:table-cell table:style-name="ce94" office:value-type="string" calcext:value-type="string">
            <text:p>秦鉦</text:p>
          </table:table-cell>
          <table:table-cell table:style-name="ce100" office:value-type="string" office:string-value="正濱國中「補充健康中心設備」" calcext:value-type="string">
            <text:p><text:s/>正濱國中「補充健康中心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40" calcext:value-type="float">
            <text:p><text:s/>40 </text:p>
          </table:table-cell>
          <table:table-cell table:style-name="ce92"/>
          <table:table-cell table:style-name="ce92" office:value-type="float" office:value="40" calcext:value-type="float">
            <text:p><text:s/>40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良泰資訊有限公司" calcext:value-type="string">
            <text:p><text:s/>良泰資訊有限公司 </text:p>
          </table:table-cell>
          <table:table-cell office:value-type="string" calcext:value-type="string">
            <text:p>王信琪</text:p>
          </table:table-cell>
          <table:table-cell office:value-type="string" calcext:value-type="string">
            <text:p>體健科12/6</text:p>
          </table:table-cell>
          <table:table-cell office:value-type="string" calcext:value-type="string">
            <text:p>春12/10簽</text:p>
          </table:table-cell>
          <table:table-cell office:value-type="string" calcext:value-type="string">
            <text:p>12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5-9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基隆市警察局「第二分局深澳坑派出所辦公室設備購置」" calcext:value-type="string">
            <text:p><text:s/>基隆市警察局「第二分局深澳坑派出所辦公室設備購置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川井家電有限公司" calcext:value-type="string">
            <text:p><text:s/>川井家電有限公司 </text:p>
          </table:table-cell>
          <table:table-cell table:number-columns-repeated="2"/>
          <table:table-cell office:value-type="string" calcext:value-type="string">
            <text:p>鍊11/28簽</text:p>
          </table:table-cell>
          <table:table-cell office:value-type="string" calcext:value-type="string">
            <text:p>鍊12/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2-3</text:p>
          </table:table-cell>
          <table:table-cell table:style-name="ce92" office:value-type="string" office:string-value="謝守男" calcext:value-type="string">
            <text:p><text:s/>謝守男 </text:p>
          </table:table-cell>
          <table:table-cell table:style-name="ce100" office:value-type="string" office:string-value="基隆市警察局「第二分局正濱派出所辦公室設備購置」" calcext:value-type="string">
            <text:p><text:s/>基隆市警察局「第二分局正濱派出所辦公室設備購置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50" calcext:value-type="float">
            <text:p><text:s/>50 </text:p>
          </table:table-cell>
          <table:table-cell table:style-name="ce92"/>
          <table:table-cell table:style-name="ce92" office:value-type="float" office:value="36" calcext:value-type="float">
            <text:p><text:s/>3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基隆市警察局" calcext:value-type="string">
            <text:p><text:s/>基隆市警察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川井家電有限公司" calcext:value-type="string">
            <text:p><text:s/>川井家電有限公司 </text:p>
          </table:table-cell>
          <table:table-cell table:number-columns-repeated="2"/>
          <table:table-cell office:value-type="string" calcext:value-type="string">
            <text:p>鍊11/28簽</text:p>
          </table:table-cell>
          <table:table-cell office:value-type="string" calcext:value-type="string">
            <text:p>鍊12/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5-5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東勢街6-59號邊新購LED字幕機設備」" calcext:value-type="string">
            <text:p><text:s/>東勢街6-59號邊新購LED字幕機設備」 </text:p>
          </table:table-cell>
          <table:table-cell table:style-name="ce92" office:value-type="string" office:string-value="暖暖區" calcext:value-type="string">
            <text:p><text:s/>暖暖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105" office:value-type="string" calcext:value-type="string">
            <text:p>暖暖區公所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樣光電科技有限公司" calcext:value-type="string">
            <text:p><text:s/>大樣光電科技有限公司 </text:p>
          </table:table-cell>
          <table:table-cell table:number-columns-repeated="2"/>
          <table:table-cell office:value-type="string" calcext:value-type="string">
            <text:p>波10/22簽</text:p>
          </table:table-cell>
          <table:table-cell office:value-type="string" calcext:value-type="string">
            <text:p>10/25請示單</text:p>
          </table:table-cell>
          <table:table-cell office:value-type="string" calcext:value-type="string">
            <text:p>12/12付款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B5-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「海濱里辦公處辦公電腦設備」" calcext:value-type="string">
            <text:p><text:s/>中正區「海濱里辦公處辦公電腦設備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46" calcext:value-type="float">
            <text:p><text:s/>4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陽金資訊股份有限公司" calcext:value-type="string">
            <text:p><text:s/>陽金資訊股份有限公司 </text:p>
          </table:table-cell>
          <table:table-cell table:number-columns-repeated="2"/>
          <table:table-cell office:value-type="string" calcext:value-type="string">
            <text:p>鍊12/11簽</text:p>
          </table:table-cell>
          <table:table-cell office:value-type="string" calcext:value-type="string">
            <text:p>12/16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B21-</text:p>
          </table:table-cell>
          <table:table-cell table:style-name="ce94" office:value-type="string" calcext:value-type="string">
            <text:p>秦鉦</text:p>
          </table:table-cell>
          <table:table-cell table:style-name="ce100" office:value-type="string" office:string-value="安樂區鶯安里高速公路橋下意像圖騰裝置燈飾工程" calcext:value-type="string">
            <text:p><text:s/>安樂區鶯安里高速公路橋下意像圖騰裝置燈飾工程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 table:number-columns-repeated="2"/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/>
          <table:table-cell table:number-columns-repeated="2"/>
          <table:table-cell office:value-type="string" calcext:value-type="string">
            <text:p>春12/3簽</text:p>
          </table:table-cell>
          <table:table-cell office:value-type="string" calcext:value-type="string">
            <text:p>12/18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12-6</text:p>
          </table:table-cell>
          <table:table-cell table:style-name="ce92" office:value-type="string" office:string-value="游祥耀" calcext:value-type="string">
            <text:p><text:s/>游祥耀 </text:p>
          </table:table-cell>
          <table:table-cell table:style-name="ce100" office:value-type="string" office:string-value="中正國小「換籃球架板附灌籃籃球框工程」" calcext:value-type="string">
            <text:p><text:s/>中正國小「換籃球架板附灌籃籃球框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92" calcext:value-type="float">
            <text:p><text:s/>92 </text:p>
          </table:table-cell>
          <table:table-cell table:style-name="ce92"/>
          <table:table-cell table:style-name="ce92" office:value-type="float" office:value="91" calcext:value-type="float">
            <text:p><text:s/>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四維企業社" calcext:value-type="string">
            <text:p><text:s/>四維企業社 </text:p>
          </table:table-cell>
          <table:table-cell table:number-columns-repeated="2"/>
          <table:table-cell office:value-type="string" calcext:value-type="string">
            <text:p>彥10/17簽</text:p>
          </table:table-cell>
          <table:table-cell office:value-type="string" calcext:value-type="string">
            <text:p>12/20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15-1</text:p>
          </table:table-cell>
          <table:table-cell table:style-name="ce92" office:value-type="string" office:string-value="宋瑋莉、張錦煌" calcext:value-type="string">
            <text:p><text:s/>宋瑋莉、張錦煌 </text:p>
          </table:table-cell>
          <table:table-cell table:style-name="ce100" office:value-type="string" office:string-value="中山區「中和路168巷6弄前路面等工程」" calcext:value-type="string">
            <text:p><text:s/>中山區「中和路168巷6弄前路面等工程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92" office:value-type="float" office:value="1608" calcext:value-type="float">
            <text:p><text:s/>1,608 </text:p>
          </table:table-cell>
          <table:table-cell table:style-name="ce92"/>
          <table:table-cell table:style-name="ce92" office:value-type="float" office:value="1136" calcext:value-type="float">
            <text:p><text:s/>1,13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惠春土木包工業有限公司</text:p>
          </table:table-cell>
          <table:table-cell table:number-columns-repeated="2"/>
          <table:table-cell office:value-type="string" calcext:value-type="string">
            <text:p>傑9/9簽</text:p>
          </table:table-cell>
          <table:table-cell office:value-type="string" calcext:value-type="string">
            <text:p>12/23請示單</text:p>
          </table:table-cell>
          <table:table-cell office:value-type="string" calcext:value-type="string">
            <text:p>12/30付款</text:p>
          </table:table-cell>
          <table:table-cell table:number-columns-repeated="1008"/>
        </table:table-row>
        <table:table-row table:style-name="ro8">
          <table:table-cell table:style-name="ce179" office:value-type="string" calcext:value-type="string">
            <text:p>B29-3</text:p>
          </table:table-cell>
          <table:table-cell table:style-name="ce92" office:value-type="string" office:string-value="張耿輝" calcext:value-type="string">
            <text:p><text:s/>張耿輝 </text:p>
          </table:table-cell>
          <table:table-cell table:style-name="ce100" office:value-type="string" office:string-value="七堵區「八德里民活動中心購置投影機設備」" calcext:value-type="string">
            <text:p><text:s/>七堵區「八德里民活動中心購置投影機設備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9" calcext:value-type="float">
            <text:p><text:s/>99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保林資訊有限公司" calcext:value-type="string">
            <text:p><text:s/>保林資訊有限公司 </text:p>
          </table:table-cell>
          <table:table-cell table:number-columns-repeated="2"/>
          <table:table-cell office:value-type="string" calcext:value-type="string">
            <text:p>波12/10簽</text:p>
          </table:table-cell>
          <table:table-cell office:value-type="string" calcext:value-type="string">
            <text:p>12/16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5-8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信義國小「冰溫熱三用飲水機更新」" calcext:value-type="string">
            <text:p><text:s/>信義國小「冰溫熱三用飲水機更新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豪康水器材料有限公司" calcext:value-type="string">
            <text:p><text:s/>豪康水器材料有限公司 </text:p>
          </table:table-cell>
          <table:table-cell office:value-type="string" calcext:value-type="string">
            <text:p>洪菽蔓</text:p>
          </table:table-cell>
          <table:table-cell office:value-type="string" calcext:value-type="string">
            <text:p>體健科11/21</text:p>
          </table:table-cell>
          <table:table-cell office:value-type="string" calcext:value-type="string">
            <text:p>鍊11/28簽</text:p>
          </table:table-cell>
          <table:table-cell office:value-type="string" calcext:value-type="string">
            <text:p>12/23請示單</text:p>
          </table:table-cell>
          <table:table-cell table:number-columns-repeated="1009"/>
        </table:table-row>
        <table:table-row table:style-name="ro8">
          <table:table-cell table:style-name="ce179" office:value-type="string" calcext:value-type="string">
            <text:p>A31-6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東光國小「改善校園環境暨木平臺增設溝蓋工程」" calcext:value-type="string">
            <text:p><text:s/>東光國小「改善校園環境暨木平臺增設溝蓋工程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8" calcext:value-type="float">
            <text:p><text:s/>9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05" office:value-type="string" calcext:value-type="string">
            <text:p>菩耕園營造有限公司</text:p>
          </table:table-cell>
          <table:table-cell office:value-type="string" calcext:value-type="string">
            <text:p>洪詩婷</text:p>
          </table:table-cell>
          <table:table-cell office:value-type="string" calcext:value-type="string">
            <text:p>國教科10/21</text:p>
          </table:table-cell>
          <table:table-cell office:value-type="string" calcext:value-type="string">
            <text:p>波11/13簽</text:p>
          </table:table-cell>
          <table:table-cell office:value-type="string" calcext:value-type="string">
            <text:p>12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4-6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東光國小「LED電子看板建置」" calcext:value-type="string">
            <text:p><text:s/>東光國小「LED電子看板建置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5" calcext:value-type="float">
            <text:p><text:s/>9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112" office:value-type="string" office:string-value="大樣光電科技有限公司" calcext:value-type="string">
            <text:p><text:s/>大樣光電科技有限公司 </text:p>
          </table:table-cell>
          <table:table-cell table:number-columns-repeated="2"/>
          <table:table-cell office:value-type="string" calcext:value-type="string">
            <text:p>鍊11/1簽</text:p>
          </table:table-cell>
          <table:table-cell office:value-type="string" calcext:value-type="string">
            <text:p>12/25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18-2</text:p>
          </table:table-cell>
          <table:table-cell table:style-name="ce94" office:value-type="string" calcext:value-type="string">
            <text:p>宋瑋莉</text:p>
          </table:table-cell>
          <table:table-cell table:style-name="ce100" office:value-type="string" office:string-value="中華國小「改善校園飲水設備採購」" calcext:value-type="string">
            <text:p><text:s/>中華國小「改善校園飲水設備採購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7" calcext:value-type="float">
            <text:p><text:s/>9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小額採購" calcext:value-type="string">
            <text:p><text:s/>小額採購 </text:p>
          </table:table-cell>
          <table:table-cell table:style-name="ce92" office:value-type="string" office:string-value="賀眾企業股份有限公司" calcext:value-type="string">
            <text:p><text:s/>賀眾企業股份有限公司 </text:p>
          </table:table-cell>
          <table:table-cell table:number-columns-repeated="2"/>
          <table:table-cell office:value-type="string" calcext:value-type="string">
            <text:p>傑11/18簽</text:p>
          </table:table-cell>
          <table:table-cell office:value-type="string" calcext:value-type="string">
            <text:p>12/26請示單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B29-7</text:p>
          </table:table-cell>
          <table:table-cell table:style-name="ce92" office:value-type="string" office:string-value="張耿輝" calcext:value-type="string">
            <text:p><text:s/>張耿輝 </text:p>
          </table:table-cell>
          <table:table-cell table:style-name="ce100" office:value-type="string" office:string-value="七堵區公所「堵北里民活動中心改善照明設施工程」" calcext:value-type="string">
            <text:p><text:s/>七堵區公所「堵北里民活動中心改善照明設施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100" calcext:value-type="float">
            <text:p><text:s/>100 </text:p>
          </table:table-cell>
          <table:table-cell table:style-name="ce92"/>
          <table:table-cell table:style-name="ce92" office:value-type="float" office:value="96" calcext:value-type="float">
            <text:p><text:s/>9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七堵區公所" calcext:value-type="string">
            <text:p><text:s/>七堵區公所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2" office:value-type="string" office:string-value="申鴻水電材料有限公司" calcext:value-type="string">
            <text:p><text:s/>申鴻水電材料有限公司 </text:p>
          </table:table-cell>
          <table:table-cell table:number-columns-repeated="2"/>
          <table:table-cell office:value-type="string" calcext:value-type="string">
            <text:p>波12/2簽</text:p>
          </table:table-cell>
          <table:table-cell office:value-type="string" calcext:value-type="string">
            <text:p>波12/30請示單</text:p>
          </table:table-cell>
          <table:table-cell table:number-columns-repeated="1009"/>
        </table:table-row>
        <table:table-row table:style-name="ro60">
          <table:table-cell/>
          <table:table-cell table:style-name="ce9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6"/>
          <table:table-cell table:style-name="ce92" table:formula="of:=SUM([.E56:.E158])" office:value-type="float" office:value="81620" calcext:value-type="float">
            <text:p><text:s/>81,620 </text:p>
          </table:table-cell>
          <table:table-cell table:style-name="ce92"/>
          <table:table-cell table:style-name="ce92" table:formula="of:=SUM([.G56:.G158])" office:value-type="float" office:value="30849" calcext:value-type="float">
            <text:p><text:s/>30,849 </text:p>
          </table:table-cell>
          <table:table-cell table:style-name="ce92" table:number-columns-repeated="3"/>
          <table:table-cell table:style-name="ce115"/>
          <table:table-cell table:number-columns-repeated="1013"/>
        </table:table-row>
        <table:table-row table:style-name="ro19">
          <table:table-cell/>
          <table:table-cell table:style-name="ce143" office:value-type="string" calcext:value-type="string">
            <text:p>註：1.本表主辦機關為行政院主計處。</text:p>
          </table:table-cell>
          <table:table-cell table:style-name="ce144" table:number-columns-repeated="3"/>
          <table:table-cell/>
          <table:table-cell table:style-name="ce144" table:number-columns-repeated="4"/>
          <table:table-cell table:number-columns-repeated="1014"/>
        </table:table-row>
        <table:table-row table:style-name="ro19">
          <table:table-cell/>
          <table:table-cell table:style-name="ce143" office:value-type="string" calcext:value-type="string">
            <text:p>　　2.本表第二次查填及送達期限為103年1月20日前。</text:p>
          </table:table-cell>
          <table:table-cell table:style-name="ce144" table:number-columns-repeated="3"/>
          <table:table-cell/>
          <table:table-cell table:style-name="ce144" table:number-columns-repeated="4"/>
          <table:table-cell table:number-columns-repeated="1014"/>
        </table:table-row>
        <table:table-row table:style-name="ro19">
          <table:table-cell/>
          <table:table-cell table:style-name="ce145" office:value-type="string" calcext:value-type="string" table:number-columns-spanned="10" table:number-rows-spanned="2">
            <text:p>備註：1、第二季請於7月13日前送達，第四季請於103年1月20日前送達。本府各單位請送主計處會審科，機關學校請送主計處歲計科。</text:p>
          </table:table-cell>
          <table:covered-table-cell table:number-columns-repeated="9" table:style-name="ce146"/>
          <table:table-cell table:number-columns-repeated="1013"/>
        </table:table-row>
        <table:table-row table:style-name="ro10">
          <table:table-cell table:style-name="ce144"/>
          <table:covered-table-cell table:number-columns-repeated="10" table:style-name="ce146"/>
          <table:table-cell table:number-columns-repeated="1013"/>
        </table:table-row>
        <table:table-row table:style-name="ro11">
          <table:table-cell table:style-name="ce151"/>
          <table:table-cell table:style-name="ce136" office:value-type="string" calcext:value-type="string">
            <text:p>承辦單位：</text:p>
          </table:table-cell>
          <table:table-cell table:style-name="ce151"/>
          <table:table-cell table:style-name="ce136" office:value-type="string" calcext:value-type="string">
            <text:p>主辦會計：</text:p>
          </table:table-cell>
          <table:table-cell table:style-name="ce151"/>
          <table:table-cell table:style-name="ce244"/>
          <table:table-cell table:style-name="ce151"/>
          <table:table-cell table:style-name="ce136" office:value-type="string" calcext:value-type="string">
            <text:p>機關長官：</text:p>
          </table:table-cell>
          <table:table-cell table:style-name="ce151" table:number-columns-repeated="1016"/>
        </table:table-row>
        <table:table-row table:style-name="ro10">
          <table:table-cell table:number-columns-repeated="4"/>
          <table:table-cell table:style-name="ce239"/>
          <table:table-cell/>
          <table:table-cell table:style-name="ce239"/>
          <table:table-cell table:style-name="ce92" table:number-columns-repeated="3"/>
          <table:table-cell table:number-columns-repeated="1014"/>
        </table:table-row>
        <table:table-row table:style-name="ro10">
          <table:table-cell table:number-columns-repeated="3"/>
          <table:table-cell table:style-name="ce105"/>
          <table:table-cell table:number-columns-repeated="3"/>
          <table:table-cell table:style-name="ce92"/>
          <table:table-cell/>
          <table:table-cell table:style-name="ce92"/>
          <table:table-cell table:number-columns-repeated="1014"/>
        </table:table-row>
        <table:table-row table:style-name="ro46">
          <table:table-cell table:style-name="ce179" office:value-type="string" calcext:value-type="string">
            <text:p>A7-3</text:p>
          </table:table-cell>
          <table:table-cell table:style-name="ce92" office:value-type="string" office:string-value="韓良圻" calcext:value-type="string">
            <text:p><text:s/>韓良圻 </text:p>
          </table:table-cell>
          <table:table-cell table:style-name="ce100" office:value-type="string" office:string-value="信義區東信路258巷等二處路面欄杆零星工程" calcext:value-type="string">
            <text:p><text:s/>信義區東信路258巷等二處路面欄杆零星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05" office:value-type="float" office:value="709" calcext:value-type="float">
            <text:p>709</text:p>
          </table:table-cell>
          <table:table-cell table:style-name="ce113" office:value-type="float" office:value="648581" calcext:value-type="float">
            <text:p><text:s/>648,581 </text:p>
          </table:table-cell>
          <table:table-cell table:style-name="ce105" office:value-type="float" office:value="649" calcext:value-type="float">
            <text:p>649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萬企工程有限公司</text:p>
          </table:table-cell>
          <table:table-cell table:style-name="ce178" office:value-type="string" calcext:value-type="string">
            <text:p>保留案</text:p>
          </table:table-cell>
          <table:table-cell table:number-columns-repeated="1012"/>
        </table:table-row>
        <table:table-row table:style-name="ro55">
          <table:table-cell office:value-type="string" calcext:value-type="string">
            <text:p>A10-1</text:p>
          </table:table-cell>
          <table:table-cell table:style-name="ce94" office:value-type="string" calcext:value-type="string">
            <text:p>何淑萍</text:p>
          </table:table-cell>
          <table:table-cell table:style-name="ce100" office:value-type="string" office:string-value="信義區教忠街161巷51號前公園整修等工程" calcext:value-type="string">
            <text:p><text:s/>信義區教忠街161巷51號前公園整修等工程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113" office:value-type="float" office:value="3210" calcext:value-type="float">
            <text:p><text:s/>3,210 </text:p>
          </table:table-cell>
          <table:table-cell table:style-name="ce113" office:value-type="float" office:value="2892776" calcext:value-type="float">
            <text:p><text:s/>2,892,776 </text:p>
          </table:table-cell>
          <table:table-cell table:style-name="ce105" office:value-type="float" office:value="2951" calcext:value-type="float">
            <text:p>2951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八湧營造有限公司" calcext:value-type="string">
            <text:p><text:s/>八湧營造有限公司 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A2-1</text:p>
          </table:table-cell>
          <table:table-cell table:style-name="ce94" office:value-type="string" calcext:value-type="string">
            <text:p>謝守男</text:p>
          </table:table-cell>
          <table:table-cell table:style-name="ce100" office:value-type="string" office:string-value="八斗國小「102年上操場整修工程」" calcext:value-type="string">
            <text:p><text:s/>八斗國小「102年上操場整修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104" office:value-type="float" office:value="4950" calcext:value-type="float">
            <text:p>4950</text:p>
          </table:table-cell>
          <table:table-cell table:style-name="ce161" office:value-type="float" office:value="4663779" calcext:value-type="float">
            <text:p><text:s/>4,663,779 </text:p>
          </table:table-cell>
          <table:table-cell table:style-name="ce104" office:value-type="float" office:value="4668" calcext:value-type="float">
            <text:p>4668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雨申工程有限公司" calcext:value-type="string">
            <text:p><text:s/>雨申工程有限公司 </text:p>
          </table:table-cell>
          <table:table-cell table:number-columns-repeated="1013"/>
        </table:table-row>
        <table:table-row table:style-name="ro25">
          <table:table-cell table:style-name="ce179" office:value-type="string" calcext:value-type="string">
            <text:p>A12-2</text:p>
          </table:table-cell>
          <table:table-cell table:style-name="ce92" office:value-type="string" office:string-value="游祥耀、莊錦田、張漢土" calcext:value-type="string">
            <text:p><text:s/>游祥耀、莊錦田、張漢土 </text:p>
          </table:table-cell>
          <table:table-cell table:style-name="ce100" office:value-type="string" office:string-value="中華國小「校園零星美綠化工程」" calcext:value-type="string">
            <text:p><text:s/>中華國小「校園零星美綠化工程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92" office:value-type="float" office:value="2949" calcext:value-type="float">
            <text:p><text:s/>2,949 </text:p>
          </table:table-cell>
          <table:table-cell table:style-name="ce92" office:value-type="float" office:value="2882232" calcext:value-type="float">
            <text:p><text:s/>2,882,232 </text:p>
          </table:table-cell>
          <table:table-cell table:style-name="ce92" office:value-type="float" office:value="2882" calcext:value-type="float">
            <text:p><text:s/>2,88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八湧營造有限公司" calcext:value-type="string">
            <text:p><text:s/>八湧營造有限公司 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A12-1</text:p>
          </table:table-cell>
          <table:table-cell table:style-name="ce92" office:value-type="string" office:string-value="游祥耀、陳志成、陳江山" calcext:value-type="string">
            <text:p><text:s/>游祥耀、陳志成、陳江山 </text:p>
          </table:table-cell>
          <table:table-cell table:style-name="ce100" office:value-type="string" office:string-value="銘傳國中「行政大樓屋頂外牆防漏及改善教學環境工程」" calcext:value-type="string">
            <text:p><text:s/>銘傳國中「行政大樓屋頂外牆防漏及改善教學環境工程」 </text:p>
          </table:table-cell>
          <table:table-cell table:style-name="ce92" office:value-type="string" office:string-value="仁愛區" calcext:value-type="string">
            <text:p><text:s/>仁愛區 </text:p>
          </table:table-cell>
          <table:table-cell table:style-name="ce92" office:value-type="float" office:value="4800" calcext:value-type="float">
            <text:p><text:s/>4,800 </text:p>
          </table:table-cell>
          <table:table-cell table:style-name="ce92" office:value-type="float" office:value="3848544" calcext:value-type="float">
            <text:p><text:s/>3,848,544 </text:p>
          </table:table-cell>
          <table:table-cell table:style-name="ce92" office:value-type="float" office:value="3855" calcext:value-type="float">
            <text:p><text:s/>3,85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日昌土木包工業" calcext:value-type="string">
            <text:p><text:s/>日昌土木包工業 </text:p>
          </table:table-cell>
          <table:table-cell table:style-name="ce178" table:number-columns-repeated="2"/>
          <table:table-cell table:number-columns-repeated="1011"/>
        </table:table-row>
        <table:table-row table:style-name="ro18">
          <table:table-cell office:value-type="string" calcext:value-type="string">
            <text:p>A14-1</text:p>
          </table:table-cell>
          <table:table-cell table:style-name="ce92" office:value-type="string" office:string-value="張芳麗、張耿輝、游祥耀" calcext:value-type="string">
            <text:p><text:s/>張芳麗、張耿輝、游祥耀 </text:p>
          </table:table-cell>
          <table:table-cell table:style-name="ce100" office:value-type="string" office:string-value="中正國小「操場及紗門等整修改善學習情境工程」" calcext:value-type="string">
            <text:p><text:s/>中正國小「操場及紗門等整修改善學習情境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4950" calcext:value-type="float">
            <text:p><text:s/>4,950 </text:p>
          </table:table-cell>
          <table:table-cell table:style-name="ce92" office:value-type="float" office:value="4486771" calcext:value-type="float">
            <text:p><text:s/>4,486,771 </text:p>
          </table:table-cell>
          <table:table-cell table:style-name="ce92" office:value-type="float" office:value="4487" calcext:value-type="float">
            <text:p><text:s/>4,487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東昇土木包工業" calcext:value-type="string">
            <text:p><text:s/>東昇土木包工業 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A17-4</text:p>
          </table:table-cell>
          <table:table-cell table:style-name="ce94" office:value-type="string" calcext:value-type="string">
            <text:p>楊石城</text:p>
          </table:table-cell>
          <table:table-cell table:style-name="ce105" office:value-type="string" calcext:value-type="string">
            <text:p>中山區健民街等二處等水溝工業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105" office:value-type="float" office:value="1062" calcext:value-type="float">
            <text:p>1062</text:p>
          </table:table-cell>
          <table:table-cell table:style-name="ce113" office:value-type="float" office:value="982186" calcext:value-type="float">
            <text:p><text:s/>982,186 </text:p>
          </table:table-cell>
          <table:table-cell table:style-name="ce105" office:value-type="float" office:value="982" calcext:value-type="float">
            <text:p>982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民政處" calcext:value-type="string">
            <text:p><text:s/>民政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05" office:value-type="string" calcext:value-type="string">
            <text:p>旺達土木包工業</text:p>
          </table:table-cell>
          <table:table-cell table:number-columns-repeated="1013"/>
        </table:table-row>
        <table:table-row table:style-name="ro71">
          <table:table-cell office:value-type="string" calcext:value-type="string">
            <text:p>A4-</text:p>
          </table:table-cell>
          <table:table-cell table:style-name="ce92" office:value-type="string" office:string-value="藍敏煌" calcext:value-type="string">
            <text:p><text:s/>藍敏煌 </text:p>
          </table:table-cell>
          <table:table-cell table:style-name="ce100" office:value-type="string" office:string-value="中正區公所「北寧路344巷邊坡復建工程」" calcext:value-type="string">
            <text:p><text:s/>中正區公所「北寧路344巷邊坡復建工程」 </text:p>
          </table:table-cell>
          <table:table-cell table:style-name="ce92" office:value-type="string" office:string-value="中正區" calcext:value-type="string">
            <text:p><text:s/>中正區 </text:p>
          </table:table-cell>
          <table:table-cell table:style-name="ce92" office:value-type="float" office:value="976" calcext:value-type="float">
            <text:p><text:s/>976 </text:p>
          </table:table-cell>
          <table:table-cell table:style-name="ce92" office:value-type="float" office:value="976061" calcext:value-type="float">
            <text:p><text:s/>976,061 </text:p>
          </table:table-cell>
          <table:table-cell table:style-name="ce92" office:value-type="float" office:value="976" calcext:value-type="float">
            <text:p><text:s/>976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日祥科技工程行" calcext:value-type="string">
            <text:p><text:s/>日祥科技工程行 </text:p>
          </table:table-cell>
          <table:table-cell table:number-columns-repeated="1013"/>
        </table:table-row>
        <table:table-row table:style-name="ro72">
          <table:table-cell office:value-type="string" calcext:value-type="string">
            <text:p>A19-1</text:p>
          </table:table-cell>
          <table:table-cell table:style-name="ce92" office:value-type="string" office:string-value="鄭林清良、張漢土、張耿輝、蔡旺璉" calcext:value-type="string">
            <text:p><text:s/>鄭林清良、張漢土、張耿輝、蔡旺璉 </text:p>
          </table:table-cell>
          <table:table-cell table:style-name="ce100" office:value-type="string" office:string-value="西定國小「活動中心廁所整修及教學設備工程」" calcext:value-type="string">
            <text:p><text:s/>西定國小「活動中心廁所整修及教學設備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4950" calcext:value-type="float">
            <text:p><text:s/>4,950 </text:p>
          </table:table-cell>
          <table:table-cell table:style-name="ce92" office:value-type="float" office:value="4090254" calcext:value-type="float">
            <text:p><text:s/>4,090,254 </text:p>
          </table:table-cell>
          <table:table-cell table:style-name="ce92" office:value-type="float" office:value="4091" calcext:value-type="float">
            <text:p><text:s/>4,09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鄉平設計室內裝修有限公司" calcext:value-type="string">
            <text:p><text:s/>鄉平設計室內裝修有限公司 </text:p>
          </table:table-cell>
          <table:table-cell table:number-columns-repeated="1013"/>
        </table:table-row>
        <table:table-row table:style-name="ro8">
          <table:table-cell table:style-name="ce179" office:value-type="string" calcext:value-type="string">
            <text:p>A23-1</text:p>
          </table:table-cell>
          <table:table-cell table:style-name="ce92" office:value-type="string" office:string-value="蔡適應" calcext:value-type="string">
            <text:p><text:s/>蔡適應 </text:p>
          </table:table-cell>
          <table:table-cell table:style-name="ce100" office:value-type="string" office:string-value="中華國小「改善體育教學環境設備工程」" calcext:value-type="string">
            <text:p><text:s/>中華國小「改善體育教學環境設備工程」 </text:p>
          </table:table-cell>
          <table:table-cell table:style-name="ce113" office:value-type="string" office:string-value="中山區" calcext:value-type="string">
            <text:p><text:s/>中山區 </text:p>
          </table:table-cell>
          <table:table-cell table:style-name="ce92" office:value-type="float" office:value="3950" calcext:value-type="float">
            <text:p><text:s/>3,950 </text:p>
          </table:table-cell>
          <table:table-cell table:style-name="ce92" office:value-type="float" office:value="3624557" calcext:value-type="float">
            <text:p><text:s/>3,624,557 </text:p>
          </table:table-cell>
          <table:table-cell table:style-name="ce92" office:value-type="float" office:value="3625" calcext:value-type="float">
            <text:p><text:s/>3,625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碩合企業有限公司" calcext:value-type="string">
            <text:p><text:s/>碩合企業有限公司 </text:p>
          </table:table-cell>
          <table:table-cell table:number-columns-repeated="1013"/>
        </table:table-row>
        <table:table-row table:style-name="ro8">
          <table:table-cell table:style-name="ce179" office:value-type="string" calcext:value-type="string">
            <text:p>A24-3</text:p>
          </table:table-cell>
          <table:table-cell table:style-name="ce92" office:value-type="string" office:string-value="洪森永" calcext:value-type="string">
            <text:p><text:s/>洪森永 </text:p>
          </table:table-cell>
          <table:table-cell table:style-name="ce100" office:value-type="string" office:string-value="市立仁愛之家「戶外運動器材等工程」" calcext:value-type="string">
            <text:p><text:s/>市立仁愛之家「戶外運動器材等工程」 </text:p>
          </table:table-cell>
          <table:table-cell table:style-name="ce92" office:value-type="string" office:string-value="安樂區" calcext:value-type="string">
            <text:p><text:s/>安樂區 </text:p>
          </table:table-cell>
          <table:table-cell table:style-name="ce92" office:value-type="float" office:value="600" calcext:value-type="float">
            <text:p><text:s/>600 </text:p>
          </table:table-cell>
          <table:table-cell table:style-name="ce92" office:value-type="float" office:value="572823" calcext:value-type="float">
            <text:p><text:s/>572,823 </text:p>
          </table:table-cell>
          <table:table-cell table:style-name="ce92" office:value-type="float" office:value="573" calcext:value-type="float">
            <text:p><text:s/>573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社會處" calcext:value-type="string">
            <text:p><text:s/>社會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3" office:value-type="string" office:string-value="萬企工程有限公司" calcext:value-type="string">
            <text:p><text:s/>萬企工程有限公司 </text:p>
          </table:table-cell>
          <table:table-cell table:number-columns-repeated="1013"/>
        </table:table-row>
        <table:table-row table:style-name="ro45">
          <table:table-cell table:style-name="ce179" office:value-type="string" calcext:value-type="string">
            <text:p>A31-1</text:p>
          </table:table-cell>
          <table:table-cell table:style-name="ce92" office:value-type="string" office:string-value="高辜惠珍" calcext:value-type="string">
            <text:p><text:s/>高辜惠珍 </text:p>
          </table:table-cell>
          <table:table-cell table:style-name="ce100" office:value-type="string" office:string-value="堵南國小「改善電腦教室整修工程」" calcext:value-type="string">
            <text:p><text:s/>堵南國小「改善電腦教室整修工程」 </text:p>
          </table:table-cell>
          <table:table-cell table:style-name="ce92" office:value-type="string" office:string-value="七堵區" calcext:value-type="string">
            <text:p><text:s/>七堵區 </text:p>
          </table:table-cell>
          <table:table-cell table:style-name="ce92" office:value-type="float" office:value="988" calcext:value-type="float">
            <text:p><text:s/>988 </text:p>
          </table:table-cell>
          <table:table-cell table:style-name="ce92" office:value-type="float" office:value="981169" calcext:value-type="float">
            <text:p><text:s/>981,169 </text:p>
          </table:table-cell>
          <table:table-cell table:style-name="ce92" office:value-type="float" office:value="981" calcext:value-type="float">
            <text:p><text:s/>981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共同供應契約" calcext:value-type="string">
            <text:p><text:s/>共同供應契約 </text:p>
          </table:table-cell>
          <table:table-cell table:style-name="ce113" office:value-type="string" office:string-value="大方傢俱行" calcext:value-type="string">
            <text:p><text:s/>大方傢俱行 </text:p>
          </table:table-cell>
          <table:table-cell table:number-columns-repeated="1013"/>
        </table:table-row>
        <table:table-row table:style-name="ro73">
          <table:table-cell office:value-type="string" calcext:value-type="string">
            <text:p>A32-2</text:p>
          </table:table-cell>
          <table:table-cell table:style-name="ce92" office:value-type="string" office:string-value="蔡旺璉、鄭怡信、何淑萍、張芳麗、蘇仁和" calcext:value-type="string">
            <text:p><text:s/>蔡旺璉、鄭怡信、何淑萍、張芳麗、蘇仁和 </text:p>
          </table:table-cell>
          <table:table-cell table:style-name="ce100" office:value-type="string" office:string-value="月眉國小「改善校園環境計畫」" calcext:value-type="string">
            <text:p><text:s/>月眉國小「改善校園環境計畫」 </text:p>
          </table:table-cell>
          <table:table-cell table:style-name="ce92" office:value-type="string" office:string-value="信義區" calcext:value-type="string">
            <text:p><text:s/>信義區 </text:p>
          </table:table-cell>
          <table:table-cell table:style-name="ce92" office:value-type="float" office:value="4800" calcext:value-type="float">
            <text:p><text:s/>4,800 </text:p>
          </table:table-cell>
          <table:table-cell table:style-name="ce92" office:value-type="float" office:value="4161546" calcext:value-type="float">
            <text:p><text:s/>4,161,546 </text:p>
          </table:table-cell>
          <table:table-cell table:style-name="ce92" office:value-type="float" office:value="4172" calcext:value-type="float">
            <text:p><text:s/>4,172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教育處" calcext:value-type="string">
            <text:p><text:s/>教育處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日昌土木包工業" calcext:value-type="string">
            <text:p><text:s/>日昌土木包工業 </text:p>
          </table:table-cell>
          <table:table-cell table:number-columns-repeated="1013"/>
        </table:table-row>
        <table:table-row table:style-name="ro45">
          <table:table-cell table:style-name="ce179" office:value-type="string" calcext:value-type="string">
            <text:p>A5-3</text:p>
          </table:table-cell>
          <table:table-cell table:style-name="ce92" office:value-type="string" office:string-value="呂美玲" calcext:value-type="string">
            <text:p><text:s/>呂美玲 </text:p>
          </table:table-cell>
          <table:table-cell table:style-name="ce100" office:value-type="string" office:string-value="中正區公所「中濱里民活動中心修繕工程」" calcext:value-type="string">
            <text:p><text:s/>中正區公所「中濱里民活動中心修繕工程」 </text:p>
          </table:table-cell>
          <table:table-cell table:style-name="ce113" office:value-type="string" office:string-value="中正區" calcext:value-type="string">
            <text:p><text:s/>中正區 </text:p>
          </table:table-cell>
          <table:table-cell table:style-name="ce92" office:value-type="float" office:value="2200" calcext:value-type="float">
            <text:p><text:s/>2,200 </text:p>
          </table:table-cell>
          <table:table-cell table:style-name="ce92" office:value-type="float" office:value="1838392" calcext:value-type="float">
            <text:p><text:s/>1,838,392 </text:p>
          </table:table-cell>
          <table:table-cell table:style-name="ce92" office:value-type="float" office:value="1838" calcext:value-type="float">
            <text:p><text:s/>1,838 </text:p>
          </table:table-cell>
          <table:table-cell table:style-name="ce92" office:value-type="string" office:string-value="零星工程" calcext:value-type="string">
            <text:p><text:s/>零星工程 </text:p>
          </table:table-cell>
          <table:table-cell table:style-name="ce92" office:value-type="string" office:string-value="中正區公所" calcext:value-type="string">
            <text:p><text:s/>中正區公所 </text:p>
          </table:table-cell>
          <table:table-cell table:style-name="ce92" office:value-type="string" office:string-value="公開招標" calcext:value-type="string">
            <text:p><text:s/>公開招標 </text:p>
          </table:table-cell>
          <table:table-cell table:style-name="ce113" office:value-type="string" office:string-value="平偉土木包工業" calcext:value-type="string">
            <text:p><text:s/>平偉土木包工業 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101"/>
          <table:table-cell table:number-columns-repeated="2"/>
          <table:table-cell table:formula="of:=SUM([.F167:.F180])" office:value-type="float" office:value="36649671" calcext:value-type="float">
            <text:p><text:s/>36,649,671 </text:p>
          </table:table-cell>
          <table:table-cell table:style-name="ce239" table:formula="of:=SUM([.G167:.G180])" office:value-type="float" office:value="36730" calcext:value-type="float">
            <text:p><text:s/>36,730 </text:p>
          </table:table-cell>
          <table:table-cell table:style-name="ce92"/>
          <table:table-cell table:style-name="ce93"/>
          <table:table-cell table:style-name="ce92"/>
          <table:table-cell table:number-columns-repeated="1014"/>
        </table:table-row>
        <table:table-row table:style-name="ro8">
          <table:table-cell/>
          <table:table-cell table:style-name="ce92"/>
          <table:table-cell table:style-name="ce101"/>
          <table:table-cell/>
          <table:table-cell table:style-name="ce93" table:number-columns-repeated="2"/>
          <table:table-cell table:style-name="ce92"/>
          <table:table-cell table:style-name="ce93"/>
          <table:table-cell table:style-name="ce92" table:number-columns-repeated="3"/>
          <table:table-cell table:number-columns-repeated="1013"/>
        </table:table-row>
        <table:table-row table:style-name="ro8">
          <table:table-cell table:style-name="ce179"/>
          <table:table-cell table:style-name="ce92"/>
          <table:table-cell table:style-name="ce100"/>
          <table:table-cell table:style-name="ce93" table:number-columns-repeated="4"/>
          <table:table-cell table:style-name="ce92" table:number-columns-repeated="3"/>
          <table:table-cell table:style-name="ce93"/>
          <table:table-cell table:number-columns-repeated="1013"/>
        </table:table-row>
        <table:table-row table:style-name="ro10">
          <table:table-cell table:number-columns-repeated="2"/>
          <table:table-cell table:style-name="ce100"/>
          <table:table-cell table:style-name="ce93" table:number-columns-repeated="4"/>
          <table:table-cell table:style-name="ce92" table:number-columns-repeated="3"/>
          <table:table-cell table:style-name="ce93"/>
          <table:table-cell table:number-columns-repeated="1013"/>
        </table:table-row>
        <table:table-row table:style-name="ro8">
          <table:table-cell table:style-name="ce179"/>
          <table:table-cell table:style-name="ce93"/>
          <table:table-cell table:style-name="ce101"/>
          <table:table-cell table:style-name="ce93" table:number-columns-repeated="3"/>
          <table:table-cell table:style-name="ce164"/>
          <table:table-cell table:style-name="ce92"/>
          <table:table-cell table:style-name="ce93"/>
          <table:table-cell table:style-name="ce92"/>
          <table:table-cell table:style-name="ce93"/>
          <table:table-cell table:number-columns-repeated="1013"/>
        </table:table-row>
        <table:table-row table:style-name="ro10" table:number-rows-repeated="2">
          <table:table-cell table:number-columns-repeated="2"/>
          <table:table-cell table:style-name="ce101"/>
          <table:table-cell table:style-name="ce93"/>
          <table:table-cell table:number-columns-repeated="3"/>
          <table:table-cell table:style-name="ce92"/>
          <table:table-cell table:style-name="ce93"/>
          <table:table-cell table:style-name="ce92"/>
          <table:table-cell table:number-columns-repeated="1014"/>
        </table:table-row>
        <table:table-row table:style-name="ro8">
          <table:table-cell/>
          <table:table-cell table:style-name="ce92"/>
          <table:table-cell table:style-name="ce100"/>
          <table:table-cell table:style-name="ce93"/>
          <table:table-cell table:style-name="ce92" table:number-columns-repeated="7"/>
          <table:table-cell table:number-columns-repeated="1013"/>
        </table:table-row>
        <table:table-row table:style-name="ro8">
          <table:table-cell table:style-name="ce179"/>
          <table:table-cell table:style-name="ce92"/>
          <table:table-cell table:style-name="ce100"/>
          <table:table-cell table:style-name="ce93"/>
          <table:table-cell table:style-name="ce93" office:value-type="float" office:value="6233" calcext:value-type="float">
            <text:p><text:s/>6,233 </text:p>
          </table:table-cell>
          <table:table-cell table:style-name="ce93"/>
          <table:table-cell table:style-name="ce93" office:value-type="float" office:value="6081" calcext:value-type="float">
            <text:p><text:s/>6,081 </text:p>
          </table:table-cell>
          <table:table-cell table:style-name="ce92" table:number-columns-repeated="3"/>
          <table:table-cell table:style-name="ce93"/>
          <table:table-cell table:number-columns-repeated="1013"/>
        </table:table-row>
        <table:table-row table:style-name="ro10">
          <table:table-cell table:number-columns-repeated="2"/>
          <table:table-cell table:style-name="ce100"/>
          <table:table-cell table:style-name="ce93"/>
          <table:table-cell table:style-name="ce239" office:value-type="float" office:value="85095" calcext:value-type="float">
            <text:p><text:s/>85,095 </text:p>
          </table:table-cell>
          <table:table-cell/>
          <table:table-cell table:style-name="ce239" office:value-type="float" office:value="77131" calcext:value-type="float">
            <text:p><text:s/>77,131 </text:p>
          </table:table-cell>
          <table:table-cell table:style-name="ce93"/>
          <table:table-cell table:style-name="ce92" table:number-columns-repeated="2"/>
          <table:table-cell table:number-columns-repeated="1014"/>
        </table:table-row>
        <table:table-row table:style-name="ro35">
          <table:table-cell table:number-columns-repeated="2"/>
          <table:table-cell table:style-name="ce100"/>
          <table:table-cell table:style-name="ce93"/>
          <table:table-cell table:style-name="ce131"/>
          <table:table-cell table:style-name="ce242"/>
          <table:table-cell table:style-name="ce162"/>
          <table:table-cell table:style-name="ce93" table:number-columns-repeated="2"/>
          <table:table-cell table:style-name="ce92" table:number-columns-repeated="2"/>
          <table:table-cell table:style-name="ce176" table:number-columns-repeated="2"/>
          <table:table-cell table:number-columns-repeated="1011"/>
        </table:table-row>
        <table:table-row table:style-name="ro10">
          <table:table-cell/>
          <table:table-cell table:style-name="ce105"/>
          <table:table-cell table:style-name="ce100"/>
          <table:table-cell table:style-name="ce105" table:number-columns-repeated="2"/>
          <table:table-cell table:style-name="ce113"/>
          <table:table-cell table:style-name="ce105"/>
          <table:table-cell table:style-name="ce93" table:number-columns-repeated="2"/>
          <table:table-cell table:style-name="ce92" table:number-columns-repeated="2"/>
          <table:table-cell table:number-columns-repeated="1013"/>
        </table:table-row>
        <table:table-row table:style-name="ro8">
          <table:table-cell/>
          <table:table-cell table:style-name="ce92"/>
          <table:table-cell table:style-name="ce100"/>
          <table:table-cell table:style-name="ce92" table:number-columns-repeated="8"/>
          <table:table-cell table:number-columns-repeated="1013"/>
        </table:table-row>
        <table:table-row table:style-name="ro8">
          <table:table-cell table:style-name="ce179"/>
          <table:table-cell table:style-name="ce92"/>
          <table:table-cell table:style-name="ce100"/>
          <table:table-cell table:style-name="ce93" table:number-columns-repeated="4"/>
          <table:table-cell table:style-name="ce92"/>
          <table:table-cell table:style-name="ce93"/>
          <table:table-cell table:style-name="ce92"/>
          <table:table-cell table:style-name="ce93"/>
          <table:table-cell table:number-columns-repeated="1013"/>
        </table:table-row>
        <table:table-row table:style-name="ro10">
          <table:table-cell table:number-columns-repeated="2"/>
          <table:table-cell table:style-name="ce100"/>
          <table:table-cell table:style-name="ce93"/>
          <table:table-cell table:number-columns-repeated="3"/>
          <table:table-cell table:style-name="ce92"/>
          <table:table-cell table:style-name="ce93"/>
          <table:table-cell table:number-columns-repeated="1015"/>
        </table:table-row>
        <table:table-row table:style-name="ro10" table:number-rows-repeated="104838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1--2--季報'.$A$1" table:cell-range-address="$'102.06'.$B$51:.$K$16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3" loext:min-decimal-places="3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4" loext:min-decimal-places="4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/>
      <number:text> </number:text>
    </number:number-style>
    <number:number-style style:name="N163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month/>
      <number:text>月</number:text>
      <number:day/>
      <number:text>日</number:text>
    </number:date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0" loext:min-decimal-places="0" number:min-integer-digits="1" number:grouping="true"/>
      <number:text> </number:text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5考核表-1" style:display-name="一般_95考核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46mm" fo:margin-bottom="11.94mm" fo:margin-left="12.19mm" fo:margin-right="7.87mm" style:first-page-number="continue" style:scale-to="100%" style:writing-mode="lr-tb"/>
      <style:header-style>
        <style:header-footer-properties fo:min-height="7.5mm" fo:margin-left="6.81mm" fo:margin-right="11.13mm" fo:margin-bottom="0mm"/>
      </style:header-style>
      <style:footer-style>
        <style:header-footer-properties fo:min-height="7.5mm" fo:margin-left="6.81mm" fo:margin-right="11.13mm" fo:margin-top="0mm"/>
      </style:footer-style>
    </style:page-layout>
    <style:page-layout style:name="Mpm4">
      <style:page-layout-properties fo:page-width="297mm" fo:page-height="210.01mm" style:num-format="1" style:print-orientation="landscape" fo:margin-top="12.45mm" fo:margin-bottom="12.45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13mm" fo:margin-left="9mm" fo:margin-right="4mm" style:first-page-number="continue" style:scale-to="100%" style:table-centering="horizontal" style:writing-mode="lr-tb"/>
      <style:header-style>
        <style:header-footer-properties fo:min-height="7.5mm" fo:margin-left="10mm" fo:margin-right="14.99mm" fo:margin-bottom="0mm"/>
      </style:header-style>
      <style:footer-style>
        <style:header-footer-properties fo:min-height="7.5mm" fo:margin-left="10mm" fo:margin-right="14.99mm" fo:margin-top="7.76mm"/>
      </style:footer-style>
    </style:page-layout>
    <style:page-layout style:name="Mpm6">
      <style:page-layout-properties fo:page-width="297mm" fo:page-height="210.01mm" style:num-format="1" style:print-orientation="landscape" fo:margin-top="24.99mm" fo:margin-bottom="13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7.76mm"/>
      </style:footer-style>
    </style:page-layout>
    <style:page-layout style:name="Mpm7">
      <style:page-layout-properties fo:page-width="297mm" fo:page-height="210.01mm" style:num-format="1" style:print-orientation="landscape" fo:margin-top="13.46mm" fo:margin-bottom="10.16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8">
      <style:page-layout-properties fo:page-width="297mm" fo:page-height="210.01mm" style:num-format="1" style:print-orientation="landscape" fo:margin-top="14.73mm" fo:margin-bottom="12.7mm" fo:margin-left="6.35mm" fo:margin-right="11.43mm" style:first-page-number="continue" style:scale-to="100%" style:writing-mode="lr-tb"/>
      <style:header-style>
        <style:header-footer-properties fo:min-height="7.5mm" fo:margin-left="12.65mm" fo:margin-right="7.57mm" fo:margin-bottom="0mm"/>
      </style:header-style>
      <style:footer-style>
        <style:header-footer-properties fo:min-height="7.5mm" fo:margin-left="12.65mm" fo:margin-right="7.57mm" fo:margin-top="0mm"/>
      </style:footer-style>
    </style:page-layout>
    <style:page-layout style:name="Mpm9">
      <style:page-layout-properties style:num-format="1" style:print-orientation="portrait" fo:margin-top="13.72mm" fo:margin-bottom="12.45mm" fo:margin-left="19mm" fo:margin-right="15.49mm" style:first-page-number="continue" style:scale-to="100%" style:writing-mode="lr-tb"/>
      <style:header-style>
        <style:header-footer-properties fo:min-height="7.5mm" fo:margin-left="0mm" fo:margin-right="3.51mm" fo:margin-bottom="0mm"/>
      </style:header-style>
      <style:footer-style>
        <style:header-footer-properties fo:min-height="7.5mm" fo:margin-left="0mm" fo:margin-right="3.51mm" fo:margin-top="0mm"/>
      </style:footer-style>
    </style:page-layout>
    <style:page-layout style:name="Mpm10">
      <style:page-layout-properties style:num-format="1" style:print-orientation="portrait" fo:margin-top="12.19mm" fo:margin-bottom="13.21mm" fo:margin-left="9.4mm" fo:margin-right="19mm" style:first-page-number="continue" style:scale-to="100%" style:writing-mode="lr-tb"/>
      <style:header-style>
        <style:header-footer-properties fo:min-height="7.5mm" fo:margin-left="9.6mm" fo:margin-right="0mm" fo:margin-bottom="0mm"/>
      </style:header-style>
      <style:footer-style>
        <style:header-footer-properties fo:min-height="7.5mm" fo:margin-left="9.6mm" fo:margin-right="0mm" fo:margin-top="0mm"/>
      </style:footer-style>
    </style:page-layout>
    <style:page-layout style:name="Mpm11">
      <style:page-layout-properties fo:page-width="297mm" fo:page-height="210.01mm" style:num-format="1" style:print-orientation="landscape" fo:margin-top="12.95mm" fo:margin-bottom="12.95mm" fo:margin-left="14.22mm" fo:margin-right="8.64mm" style:first-page-number="continue" style:scale-to="100%" style:writing-mode="lr-tb"/>
      <style:header-style>
        <style:header-footer-properties fo:min-height="7.5mm" fo:margin-left="4.78mm" fo:margin-right="10.35mm" fo:margin-bottom="0mm"/>
      </style:header-style>
      <style:footer-style>
        <style:header-footer-properties fo:min-height="7.5mm" fo:margin-left="4.78mm" fo:margin-right="10.35mm" fo:margin-top="0mm"/>
      </style:footer-style>
    </style:page-layout>
    <style:page-layout style:name="Mpm12">
      <style:page-layout-properties fo:page-width="297mm" fo:page-height="210.01mm" style:num-format="1" style:print-orientation="landscape" fo:margin-top="8.89mm" fo:margin-bottom="9.65mm" fo:margin-left="14.22mm" fo:margin-right="9.91mm" style:first-page-number="continue" style:scale-to="100%" style:writing-mode="lr-tb"/>
      <style:header-style>
        <style:header-footer-properties fo:min-height="7.5mm" fo:margin-left="4.78mm" fo:margin-right="9.08mm" fo:margin-bottom="0mm"/>
      </style:header-style>
      <style:footer-style>
        <style:header-footer-properties fo:min-height="7.5mm" fo:margin-left="4.78mm" fo:margin-right="9.08mm" fo:margin-top="0mm"/>
      </style:footer-style>
    </style:page-layout>
    <style:page-layout style:name="Mpm13">
      <style:page-layout-properties fo:page-width="297mm" fo:page-height="210.01mm" style:num-format="1" style:print-orientation="landscape" fo:margin-top="10.67mm" fo:margin-bottom="8.64mm" fo:margin-left="13.72mm" fo:margin-right="9.4mm" style:first-page-number="continue" style:scale-to="100%" style:writing-mode="lr-tb"/>
      <style:header-style>
        <style:header-footer-properties fo:min-height="7.5mm" fo:margin-left="5.27mm" fo:margin-right="9.6mm" fo:margin-bottom="0mm"/>
      </style:header-style>
      <style:footer-style>
        <style:header-footer-properties fo:min-height="7.5mm" fo:margin-left="5.27mm" fo:margin-right="9.6mm" fo:margin-top="0mm"/>
      </style:footer-style>
    </style:page-layout>
    <style:page-layout style:name="Mpm14">
      <style:page-layout-properties fo:page-width="297mm" fo:page-height="210.01mm" style:num-format="1" style:print-orientation="landscape" fo:margin-top="13.21mm" fo:margin-bottom="12.7mm" fo:margin-left="12.7mm" fo:margin-right="10.67mm" style:first-page-number="continue" style:scale-to="100%" style:writing-mode="lr-tb"/>
      <style:header-style>
        <style:header-footer-properties fo:min-height="7.5mm" fo:margin-left="6.3mm" fo:margin-right="8.33mm" fo:margin-bottom="0mm"/>
      </style:header-style>
      <style:footer-style>
        <style:header-footer-properties fo:min-height="7.5mm" fo:margin-left="6.3mm" fo:margin-right="8.33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1--2--季報" style:display-name="PageStyle_101--2--季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送審計-學校設備" style:display-name="PageStyle_102送審計-學校設備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0年度半年報_28_上_29_" style:display-name="PageStyle_100年度半年報(上)" style:page-layout-name="Mpm5">
      <style:header style:display="false"/>
      <style:header-left style:display="false"/>
      <style:footer>
        <text:p><text:span text:style-name="MT1">第</text:span><text:span text:style-name="MT1"><text:page-number>1</text:page-number></text:span><text:span text:style-name="MT1">頁，共</text:span><text:span text:style-name="MT1"><text:page-count>99</text:page-count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，共</text:span><text:span text:style-name="MT1"><text:page-count>99</text:page-count></text:span><text:span text:style-name="MT1">頁</text:span></text:p>
      </style:footer-left>
    </style:master-page>
    <style:master-page style:name="PageStyle_5f_100年度半年報_28_下_29_" style:display-name="PageStyle_100年度半年報(下)" style:page-layout-name="Mpm6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  <style:master-page style:name="PageStyle_5f__203b_101.06報送" style:display-name="PageStyle_※101.06報送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101.6" style:display-name="PageStyle_101.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105-6-設備" style:display-name="PageStyle_105-6-設備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105-6-工程" style:display-name="PageStyle_105-6-工程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105.06" style:display-name="PageStyle_105.0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104.6" style:display-name="PageStyle_104.6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103.06" style:display-name="PageStyle_103.06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102.06" style:display-name="PageStyle_102.06" style:page-layout-name="Mpm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7-01-14T09:50:29</meta:creation-date>
    <dc:creator>C220823942</dc:creator>
    <dc:date>2016-07-18T14:05:07</dc:date>
    <meta:print-date>2016-07-11T13:47:17</meta:print-date>
    <meta:document-statistic meta:table-count="12" meta:cell-count="11252" meta:object-count="0"/>
    <meta:generator>LibreOffice/5.2.5.1$Windows_x86 LibreOffice_project/0312e1a284a7d50ca85a365c316c7abbf20a4d22</meta:generator>
  </office:meta>
</office:document-meta>
</file>